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style>
    <style:style style:name="Table6.A" style:family="table-column">
      <style:table-column-properties style:column-width="5.863cm" style:rel-column-width="2184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5.863cm" style:rel-column-width="21845*"/>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style:style>
    <style:style style:name="Table8.A" style:family="table-column">
      <style:table-column-properties style:column-width="4.075cm" style:rel-column-width="15184*"/>
    </style:style>
    <style:style style:name="Table8.E" style:family="table-column">
      <style:table-column-properties style:column-width="1.288cm" style:rel-column-width="479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style>
    <style:style style:name="Table9.A" style:family="table-column">
      <style:table-column-properties style:column-width="4.397cm" style:rel-column-width="16383*"/>
    </style:style>
    <style:style style:name="Table9.D" style:family="table-column">
      <style:table-column-properties style:column-width="4.397cm" style:rel-column-width="16386*"/>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4.397cm" style:rel-column-width="16383*"/>
    </style:style>
    <style:style style:name="Table10.D" style:family="table-column">
      <style:table-column-properties style:column-width="4.397cm" style:rel-column-width="16386*"/>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4.397cm" style:rel-column-width="16383*"/>
    </style:style>
    <style:style style:name="Table11.D" style:family="table-column">
      <style:table-column-properties style:column-width="4.397cm" style:rel-column-width="16386*"/>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style:style>
    <style:style style:name="Table12.A" style:family="table-column">
      <style:table-column-properties style:column-width="4.397cm" style:rel-column-width="16383*"/>
    </style:style>
    <style:style style:name="Table12.D" style:family="table-column">
      <style:table-column-properties style:column-width="4.397cm" style:rel-column-width="16386*"/>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2.932cm" style:rel-column-width="10922*"/>
    </style:style>
    <style:style style:name="Table13.F" style:family="table-column">
      <style:table-column-properties style:column-width="2.932cm" style:rel-column-width="10925*"/>
    </style:style>
    <style:style style:name="Table13.A1" style:family="table-cell">
      <style:table-cell-properties fo:padding="0.097cm" fo:border-left="0.002cm solid #000000" fo:border-right="none" fo:border-top="0.002cm solid #000000" fo:border-bottom="0.002cm solid #000000"/>
    </style:style>
    <style:style style:name="Table13.F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F2" style:family="table-cell">
      <style:table-cell-properties fo:padding="0.097cm" fo:border-left="0.002cm solid #000000" fo:border-right="0.002cm solid #000000" fo:border-top="none" fo:border-bottom="0.002cm solid #000000"/>
    </style:style>
    <style:style style:name="Table14" style:family="table">
      <style:table-properties style:width="17.59cm" table:align="margins"/>
    </style:style>
    <style:style style:name="Table14.A" style:family="table-column">
      <style:table-column-properties style:column-width="3.517cm" style:rel-column-width="13107*"/>
    </style:style>
    <style:style style:name="Table14.A1" style:family="table-cell">
      <style:table-cell-properties fo:padding="0.097cm" fo:border-left="0.002cm solid #000000" fo:border-right="none" fo:border-top="0.002cm solid #000000" fo:border-bottom="0.002cm solid #000000"/>
    </style:style>
    <style:style style:name="Table14.E1" style:family="table-cell">
      <style:table-cell-properties fo:padding="0.097cm" fo:border="0.002cm solid #000000"/>
    </style:style>
    <style:style style:name="Table14.A2" style:family="table-cell">
      <style:table-cell-properties fo:padding="0.097cm" fo:border-left="0.002cm solid #000000" fo:border-right="0.002cm solid #000000" fo:border-top="none" fo:border-bottom="0.002cm solid #000000"/>
    </style:style>
    <style:style style:name="Table14.A3" style:family="table-cell" style:data-style-name="N0">
      <style:table-cell-properties fo:padding="0.097cm" fo:border-left="0.002cm solid #000000" fo:border-right="none" fo:border-top="none" fo:border-bottom="0.002cm solid #000000"/>
    </style:style>
    <style:style style:name="Table14.B3" style:family="table-cell">
      <style:table-cell-properties fo:padding="0.097cm" fo:border-left="0.002cm solid #000000" fo:border-right="none" fo:border-top="none" fo:border-bottom="0.002cm solid #000000"/>
    </style:style>
    <style:style style:name="Table15" style:family="table">
      <style:table-properties style:width="17.595cm" fo:margin-left="0cm" fo:margin-right="-0.005cm" table:align="margins"/>
    </style:style>
    <style:style style:name="Table15.A" style:family="table-column">
      <style:table-column-properties style:column-width="5.636cm" style:rel-column-width="20990*"/>
    </style:style>
    <style:style style:name="Table15.B" style:family="table-column">
      <style:table-column-properties style:column-width="5.609cm" style:rel-column-width="20892*"/>
    </style:style>
    <style:style style:name="Table15.C" style:family="table-column">
      <style:table-column-properties style:column-width="6.35cm" style:rel-column-width="23653*"/>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fo:font-style="italic" style:font-style-asian="italic" style:font-style-complex="italic"/>
    </style:style>
    <style:style style:name="P3" style:family="paragraph" style:parent-style-name="Standard">
      <style:paragraph-properties fo:margin-left="0cm" fo:margin-right="0cm" fo:text-align="justify" style:justify-single-word="false" fo:orphans="2" fo:widows="2" fo:text-indent="0cm" style:auto-text-indent="false"/>
      <style:text-properties fo:font-style="italic" style:font-style-asian="italic" style:font-style-complex="italic"/>
    </style:style>
    <style:style style:name="P4" style:family="paragraph" style:parent-style-name="Standard">
      <style:paragraph-properties fo:margin-left="0cm" fo:margin-right="0cm" fo:text-indent="0cm" style:auto-text-indent="false">
        <style:tab-stops>
          <style:tab-stop style:position="3.5cm"/>
          <style:tab-stop style:position="6.5cm"/>
          <style:tab-stop style:position="10.5cm"/>
          <style:tab-stop style:position="13.501cm"/>
        </style:tab-stops>
      </style:paragraph-properties>
      <style:text-properties fo:font-style="italic" style:font-style-asian="italic" style:font-style-complex="italic"/>
    </style:style>
    <style:style style:name="P5" style:family="paragraph" style:parent-style-name="Standard">
      <style:paragraph-properties fo:margin-left="0cm" fo:margin-right="0cm" fo:text-align="center" style:justify-single-word="false" fo:orphans="2" fo:widows="2" fo:text-indent="0cm" style:auto-text-indent="false"/>
      <style:text-properties fo:font-variant="small-caps"/>
    </style:style>
    <style:style style:name="P6" style:family="paragraph" style:parent-style-name="Standard">
      <style:paragraph-properties fo:margin-left="0cm" fo:margin-right="0cm" fo:text-align="center" style:justify-single-word="false" fo:text-indent="0cm" style:auto-text-indent="false">
        <style:tab-stops/>
      </style:paragraph-properties>
      <style:text-properties fo:font-variant="small-caps"/>
    </style:style>
    <style:style style:name="P7" style:family="paragraph" style:parent-style-name="Standard">
      <style:paragraph-properties fo:margin-left="0cm" fo:margin-right="0cm" fo:orphans="2" fo:widows="2" fo:text-indent="0cm" style:auto-text-indent="false"/>
      <style:text-properties fo:font-variant="small-caps" fo:font-style="normal" style:font-style-asian="normal" style:font-style-complex="normal"/>
    </style:style>
    <style:style style:name="P8" style:family="paragraph" style:parent-style-name="Standard">
      <style:paragraph-properties fo:margin-left="0cm" fo:margin-right="0cm" fo:orphans="2" fo:widows="2" fo:text-indent="0cm" style:auto-text-indent="false"/>
      <style:text-properties fo:font-style="normal" style:font-style-asian="normal" style:font-style-complex="normal"/>
    </style:style>
    <style:style style:name="P9"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10" style:family="paragraph" style:parent-style-name="Standard">
      <style:paragraph-properties fo:margin-left="0cm" fo:margin-right="0cm" fo:text-align="justify" style:justify-single-word="false" fo:orphans="2" fo:widows="2" fo:text-indent="0cm" style:auto-text-indent="false"/>
      <style:text-properties fo:font-style="normal" style:font-style-asian="normal" style:font-style-complex="normal"/>
    </style:style>
    <style:style style:name="P11" style:family="paragraph" style:parent-style-name="Standard">
      <style:paragraph-properties fo:margin-left="0cm" fo:margin-right="0cm" fo:orphans="2" fo:widows="2" fo:text-indent="0cm" style:auto-text-indent="false"/>
      <style:text-properties fo:font-style="normal" style:text-underline-style="none" style:font-style-asian="normal" style:font-style-complex="normal"/>
    </style:style>
    <style:style style:name="P12" style:family="paragraph" style:parent-style-name="Standard">
      <style:paragraph-properties fo:margin-left="0cm" fo:margin-right="0cm" fo:orphans="2" fo:widows="2" fo:text-indent="0cm" style:auto-text-indent="false"/>
      <style:text-properties style:text-position="super 58%" fo:font-style="italic" style:font-style-asian="italic" style:font-style-complex="italic"/>
    </style:style>
    <style:style style:name="P13" style:family="paragraph" style:parent-style-name="Standard">
      <style:paragraph-properties fo:margin-left="0cm" fo:margin-right="0cm" fo:orphans="2" fo:widows="2" fo:text-indent="0cm" style:auto-text-indent="false"/>
      <style:text-properties style:text-position="super 58%" fo:font-style="italic" style:text-underline-style="none" style:font-style-asian="italic" style:font-style-complex="italic"/>
    </style:style>
    <style:style style:name="P14" style:family="paragraph" style:parent-style-name="Standard">
      <style:paragraph-properties fo:margin-left="0cm" fo:margin-right="0cm" fo:text-align="center" style:justify-single-word="false" fo:text-indent="0cm" style:auto-text-indent="false"/>
    </style:style>
    <style:style style:name="P15" style:family="paragraph" style:parent-style-name="Standard">
      <style:paragraph-properties fo:margin-left="0cm" fo:margin-right="0cm" fo:text-align="center" style:justify-single-word="false" fo:text-indent="0cm" style:auto-text-indent="false">
        <style:tab-stops/>
      </style:paragraph-properties>
    </style:style>
    <style:style style:name="P16" style:family="paragraph" style:parent-style-name="Standard">
      <style:paragraph-properties fo:margin-left="0cm" fo:margin-right="0cm" fo:text-align="justify" style:justify-single-word="false" fo:text-indent="0cm" style:auto-text-indent="false"/>
    </style:style>
    <style:style style:name="P17" style:family="paragraph" style:parent-style-name="Standard">
      <style:paragraph-properties fo:margin-left="0cm" fo:margin-right="0cm" fo:text-align="justify" style:justify-single-word="false" fo:text-indent="0cm" style:auto-text-indent="false">
        <style:tab-stops>
          <style:tab-stop style:position="7.5cm"/>
        </style:tab-stops>
      </style:paragraph-properties>
    </style:style>
    <style:style style:name="P18" style:family="paragraph" style:parent-style-name="Standard">
      <style:paragraph-properties fo:margin-left="0cm" fo:margin-right="0cm" fo:text-align="justify" style:justify-single-word="false" fo:text-indent="0cm" style:auto-text-indent="false">
        <style:tab-stops>
          <style:tab-stop style:position="2.99cm"/>
          <style:tab-stop style:position="5.5cm"/>
          <style:tab-stop style:position="8.999cm"/>
          <style:tab-stop style:position="12cm"/>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tab-stop style:position="3cm"/>
          <style:tab-stop style:position="7.001cm"/>
          <style:tab-stop style:position="9.999cm"/>
        </style:tab-stops>
      </style:paragraph-properties>
    </style:style>
    <style:style style:name="P20" style:family="paragraph" style:parent-style-name="Standard">
      <style:paragraph-properties fo:margin-left="0cm" fo:margin-right="0cm" fo:text-align="justify" style:justify-single-word="false" fo:text-indent="0cm" style:auto-text-indent="false">
        <style:tab-stops>
          <style:tab-stop style:position="1cm"/>
          <style:tab-stop style:position="4.498cm"/>
          <style:tab-stop style:position="7.964cm"/>
          <style:tab-stop style:position="11.483cm"/>
        </style:tab-stops>
      </style:paragraph-properties>
    </style:style>
    <style:style style:name="P21" style:family="paragraph" style:parent-style-name="Standard">
      <style:paragraph-properties fo:margin-left="0cm" fo:margin-right="0cm" fo:text-align="justify" style:justify-single-word="false" fo:text-indent="0cm" style:auto-text-indent="false">
        <style:tab-stops>
          <style:tab-stop style:position="1cm"/>
          <style:tab-stop style:position="4.471cm"/>
          <style:tab-stop style:position="7.938cm"/>
          <style:tab-stop style:position="11.483cm"/>
        </style:tab-stops>
      </style:paragraph-properties>
    </style:style>
    <style:style style:name="P22" style:family="paragraph" style:parent-style-name="Standard">
      <style:paragraph-properties fo:margin-left="0cm" fo:margin-right="0cm" fo:text-align="justify" style:justify-single-word="false" fo:text-indent="0cm" style:auto-text-indent="false">
        <style:tab-stops>
          <style:tab-stop style:position="0.979cm"/>
          <style:tab-stop style:position="4.471cm"/>
          <style:tab-stop style:position="7.964cm"/>
          <style:tab-stop style:position="11.483cm"/>
        </style:tab-stops>
      </style:paragraph-properties>
    </style:style>
    <style:style style:name="P23" style:family="paragraph" style:parent-style-name="Standard">
      <style:paragraph-properties fo:margin-left="0cm" fo:margin-right="0cm" fo:text-align="justify" style:justify-single-word="false" fo:text-indent="0cm" style:auto-text-indent="false">
        <style:tab-stops>
          <style:tab-stop style:position="3.519cm"/>
          <style:tab-stop style:position="11.033cm"/>
        </style:tab-stops>
      </style:paragraph-properties>
    </style:style>
    <style:style style:name="P24" style:family="paragraph" style:parent-style-name="Standard">
      <style:paragraph-properties fo:margin-left="0cm" fo:margin-right="0cm" fo:text-align="justify" style:justify-single-word="false" fo:text-indent="0cm" style:auto-text-indent="false">
        <style:tab-stops>
          <style:tab-stop style:position="5.001cm"/>
        </style:tab-stops>
      </style:paragraph-properties>
    </style:style>
    <style:style style:name="P25" style:family="paragraph" style:parent-style-name="Standard">
      <style:paragraph-properties fo:margin-left="0cm" fo:margin-right="0cm" fo:text-indent="0cm" style:auto-text-indent="false">
        <style:tab-stops>
          <style:tab-stop style:position="3.5cm"/>
          <style:tab-stop style:position="6.5cm"/>
          <style:tab-stop style:position="10.5cm"/>
          <style:tab-stop style:position="13.501cm"/>
        </style:tab-stops>
      </style:paragraph-properties>
    </style:style>
    <style:style style:name="P26" style:family="paragraph" style:parent-style-name="Standard">
      <style:paragraph-properties fo:margin-left="0cm" fo:margin-right="0cm" fo:text-indent="0cm" style:auto-text-indent="false">
        <style:tab-stops>
          <style:tab-stop style:position="4.498cm"/>
          <style:tab-stop style:position="8.493cm"/>
          <style:tab-stop style:position="12.488cm"/>
        </style:tab-stops>
      </style:paragraph-properties>
    </style:style>
    <style:style style:name="P27" style:family="paragraph" style:parent-style-name="Standard">
      <style:paragraph-properties fo:margin-left="0cm" fo:margin-right="0cm" fo:text-indent="0cm" style:auto-text-indent="false">
        <style:tab-stops>
          <style:tab-stop style:position="1.746cm" style:type="right"/>
          <style:tab-stop style:position="3.5cm"/>
          <style:tab-stop style:position="6.5cm"/>
          <style:tab-stop style:position="9.5cm"/>
          <style:tab-stop style:position="12.501cm"/>
        </style:tab-stops>
      </style:paragraph-properties>
    </style:style>
    <style:style style:name="P28" style:family="paragraph" style:parent-style-name="Standard">
      <style:paragraph-properties fo:margin-left="0cm" fo:margin-right="0cm" fo:text-indent="0cm" style:auto-text-indent="false">
        <style:tab-stops>
          <style:tab-stop style:position="3.969cm"/>
          <style:tab-stop style:position="8.467cm"/>
          <style:tab-stop style:position="9.26cm"/>
        </style:tab-stops>
      </style:paragraph-properties>
    </style:style>
    <style:style style:name="P29" style:family="paragraph" style:parent-style-name="Standard">
      <style:paragraph-properties fo:margin-left="0cm" fo:margin-right="0cm" fo:text-indent="0cm" style:auto-text-indent="false">
        <style:tab-stops>
          <style:tab-stop style:position="3.995cm"/>
          <style:tab-stop style:position="7.99cm"/>
          <style:tab-stop style:position="11.986cm"/>
        </style:tab-stops>
      </style:paragraph-properties>
      <style:text-properties fo:font-weight="normal" style:font-weight-asian="normal" style:font-weight-complex="normal"/>
    </style:style>
    <style:style style:name="P30" style:family="paragraph" style:parent-style-name="Standard">
      <style:paragraph-properties fo:margin-left="0cm" fo:margin-right="0cm" fo:text-indent="0cm" style:auto-text-indent="false">
        <style:tab-stops>
          <style:tab-stop style:position="3.995cm"/>
          <style:tab-stop style:position="7.99cm"/>
          <style:tab-stop style:position="11.986cm"/>
        </style:tab-stops>
      </style:paragraph-properties>
    </style:style>
    <style:style style:name="P31" style:family="paragraph" style:parent-style-name="Standard" style:master-page-name="">
      <style:paragraph-properties fo:margin-left="0cm" fo:margin-right="0cm" fo:text-align="center" style:justify-single-word="false" fo:text-indent="0cm" style:auto-text-indent="false" style:page-number="auto"/>
    </style:style>
    <style:style style:name="P32" style:family="paragraph" style:parent-style-name="Standard" style:master-page-name="">
      <style:paragraph-properties fo:margin-left="0cm" fo:margin-right="0cm" fo:text-align="center" style:justify-single-word="false" fo:text-indent="0cm" style:auto-text-indent="false" style:page-number="auto">
        <style:tab-stops/>
      </style:paragraph-properties>
    </style:style>
    <style:style style:name="P33" style:family="paragraph" style:parent-style-name="Standard" style:master-page-name="">
      <style:paragraph-properties fo:margin-left="0cm" fo:margin-right="0cm" fo:text-align="justify" style:justify-single-word="false" fo:text-indent="0cm" style:auto-text-indent="false" style:page-number="auto"/>
    </style:style>
    <style:style style:name="P34" style:family="paragraph" style:parent-style-name="Standard" style:master-page-name="">
      <style:paragraph-properties fo:margin-left="0cm" fo:margin-right="0cm" fo:text-indent="0cm" style:auto-text-indent="false" style:page-number="auto">
        <style:tab-stops>
          <style:tab-stop style:position="1.746cm" style:type="right"/>
          <style:tab-stop style:position="3.5cm"/>
          <style:tab-stop style:position="6.5cm"/>
          <style:tab-stop style:position="9.5cm"/>
          <style:tab-stop style:position="12.501cm"/>
        </style:tab-stops>
      </style:paragraph-properties>
    </style:style>
    <style:style style:name="P35" style:family="paragraph" style:parent-style-name="Table2p2">
      <style:paragraph-properties fo:margin-left="0cm" fo:margin-right="0cm" fo:text-indent="0cm" style:auto-text-indent="false">
        <style:tab-stops>
          <style:tab-stop style:position="7.5cm"/>
        </style:tab-stops>
      </style:paragraph-properties>
    </style:style>
    <style:style style:name="P36" style:family="paragraph" style:parent-style-name="Table2p2">
      <style:paragraph-properties fo:margin-left="0cm" fo:margin-right="0cm" fo:text-indent="0cm" style:auto-text-indent="false">
        <style:tab-stops>
          <style:tab-stop style:position="3.995cm"/>
          <style:tab-stop style:position="6.985cm"/>
          <style:tab-stop style:position="10.001cm"/>
          <style:tab-stop style:position="12cm"/>
        </style:tab-stops>
      </style:paragraph-properties>
    </style:style>
    <style:style style:name="P37" style:family="paragraph" style:parent-style-name="Table2p2">
      <style:paragraph-properties fo:margin-left="0cm" fo:margin-right="0cm" fo:text-align="justify" style:justify-single-word="false" fo:text-indent="0cm" style:auto-text-indent="false">
        <style:tab-stops>
          <style:tab-stop style:position="3.995cm"/>
          <style:tab-stop style:position="6.985cm"/>
          <style:tab-stop style:position="10.001cm"/>
          <style:tab-stop style:position="12cm"/>
        </style:tab-stops>
      </style:paragraph-properties>
    </style:style>
    <style:style style:name="P38" style:family="paragraph" style:parent-style-name="Table2p2">
      <style:paragraph-properties fo:margin-left="0cm" fo:margin-right="0cm" fo:text-align="justify" style:justify-single-word="false" fo:text-indent="0cm" style:auto-text-indent="false">
        <style:tab-stops>
          <style:tab-stop style:position="3.995cm"/>
          <style:tab-stop style:position="6.985cm"/>
          <style:tab-stop style:position="9.948cm"/>
          <style:tab-stop style:position="12.965cm"/>
        </style:tab-stops>
      </style:paragraph-properties>
    </style:style>
    <style:style style:name="P39" style:family="paragraph" style:parent-style-name="Table2p2">
      <style:paragraph-properties fo:margin-left="0cm" fo:margin-right="0cm" fo:text-align="justify" style:justify-single-word="false" fo:text-indent="0cm" style:auto-text-indent="false">
        <style:tab-stops>
          <style:tab-stop style:position="3.969cm"/>
          <style:tab-stop style:position="6.985cm"/>
          <style:tab-stop style:position="9.975cm"/>
          <style:tab-stop style:position="12cm"/>
        </style:tab-stops>
      </style:paragraph-properties>
    </style:style>
    <style:style style:name="P40" style:family="paragraph" style:parent-style-name="Table2p2">
      <style:paragraph-properties fo:margin-left="0cm" fo:margin-right="0cm" fo:text-indent="0cm" style:auto-text-indent="false">
        <style:tab-stops>
          <style:tab-stop style:position="3.995cm"/>
          <style:tab-stop style:position="6.985cm"/>
          <style:tab-stop style:position="9.948cm"/>
          <style:tab-stop style:position="12.965cm"/>
        </style:tab-stops>
      </style:paragraph-properties>
    </style:style>
    <style:style style:name="P41" style:family="paragraph" style:parent-style-name="Table2p2">
      <style:paragraph-properties fo:margin-left="0cm" fo:margin-right="0cm" fo:text-indent="0cm" style:auto-text-indent="false">
        <style:tab-stops>
          <style:tab-stop style:position="3.969cm"/>
          <style:tab-stop style:position="6.985cm"/>
          <style:tab-stop style:position="9.975cm"/>
          <style:tab-stop style:position="12cm"/>
        </style:tab-stops>
      </style:paragraph-properties>
    </style:style>
    <style:style style:name="P42" style:family="paragraph" style:parent-style-name="Table1p2p2">
      <style:paragraph-properties fo:margin-left="0cm" fo:margin-right="0cm" fo:text-indent="0cm" style:auto-text-indent="false"/>
    </style:style>
    <style:style style:name="P43" style:family="paragraph" style:parent-style-name="Table1p2p2">
      <style:paragraph-properties fo:margin-left="0cm" fo:margin-right="0cm" fo:text-indent="0cm" style:auto-text-indent="false">
        <style:tab-stops>
          <style:tab-stop style:position="1cm"/>
          <style:tab-stop style:position="2cm"/>
          <style:tab-stop style:position="5.5cm"/>
          <style:tab-stop style:position="8.999cm"/>
          <style:tab-stop style:position="12cm"/>
        </style:tab-stops>
      </style:paragraph-properties>
    </style:style>
    <style:style style:name="P44" style:family="paragraph" style:parent-style-name="Table1p2p2">
      <style:paragraph-properties fo:margin-left="0cm" fo:margin-right="0cm" fo:text-indent="0cm" style:auto-text-indent="false"/>
      <style:text-properties fo:font-style="normal" style:font-style-asian="normal" style:font-style-complex="normal"/>
    </style:style>
    <style:style style:name="P45" style:family="paragraph" style:parent-style-name="Table1p2p2">
      <style:paragraph-properties fo:margin-left="0cm" fo:margin-right="0cm" fo:text-indent="0cm" style:auto-text-indent="false">
        <style:tab-stops>
          <style:tab-stop style:position="1cm"/>
          <style:tab-stop style:position="2cm"/>
          <style:tab-stop style:position="5.5cm"/>
          <style:tab-stop style:position="8.999cm"/>
          <style:tab-stop style:position="12cm"/>
        </style:tab-stops>
      </style:paragraph-properties>
      <style:text-properties fo:font-style="normal" style:font-style-asian="normal" style:font-style-complex="normal"/>
    </style:style>
    <style:style style:name="P46" style:family="paragraph" style:parent-style-name="Table1p2p2">
      <style:paragraph-properties fo:margin-left="0cm" fo:margin-right="0cm" fo:text-indent="0cm" style:auto-text-indent="false">
        <style:tab-stops>
          <style:tab-stop style:position="2.99cm"/>
          <style:tab-stop style:position="5.5cm"/>
          <style:tab-stop style:position="8.999cm"/>
          <style:tab-stop style:position="12cm"/>
        </style:tab-stops>
      </style:paragraph-properties>
    </style:style>
    <style:style style:name="P47" style:family="paragraph" style:parent-style-name="Table1p2p2">
      <style:paragraph-properties fo:margin-left="0cm" fo:margin-right="0cm" fo:text-align="justify" style:justify-single-word="false" fo:text-indent="0cm" style:auto-text-indent="false">
        <style:tab-stops>
          <style:tab-stop style:position="2.99cm"/>
          <style:tab-stop style:position="5.5cm"/>
          <style:tab-stop style:position="8.999cm"/>
          <style:tab-stop style:position="12cm"/>
        </style:tab-stops>
      </style:paragraph-properties>
    </style:style>
    <style:style style:name="P48" style:family="paragraph" style:parent-style-name="Table1p2p2">
      <style:paragraph-properties fo:margin-left="0cm" fo:margin-right="0cm" fo:text-align="justify" style:justify-single-word="false" fo:text-indent="0cm" style:auto-text-indent="false">
        <style:tab-stops>
          <style:tab-stop style:position="2.99cm"/>
          <style:tab-stop style:position="5.5cm"/>
          <style:tab-stop style:position="8.999cm"/>
          <style:tab-stop style:position="12cm"/>
        </style:tab-stops>
      </style:paragraph-properties>
      <style:text-properties style:text-position="super 58%" fo:font-style="italic" style:font-style-asian="italic" style:font-style-complex="italic"/>
    </style:style>
    <style:style style:name="P49" style:family="paragraph" style:parent-style-name="Table1p2p2">
      <style:paragraph-properties fo:margin-left="0cm" fo:margin-right="0cm" fo:text-indent="0cm" style:auto-text-indent="false">
        <style:tab-stops>
          <style:tab-stop style:position="2cm"/>
          <style:tab-stop style:position="6.001cm"/>
          <style:tab-stop style:position="9.999cm"/>
          <style:tab-stop style:position="13cm"/>
        </style:tab-stops>
      </style:paragraph-properties>
    </style:style>
    <style:style style:name="P50" style:family="paragraph" style:parent-style-name="Table1p2p2">
      <style:paragraph-properties fo:margin-left="0cm" fo:margin-right="0cm" fo:text-indent="0cm" style:auto-text-indent="false">
        <style:tab-stops>
          <style:tab-stop style:position="1cm"/>
          <style:tab-stop style:position="7.514cm"/>
          <style:tab-stop style:position="8.999cm"/>
          <style:tab-stop style:position="12cm"/>
        </style:tab-stops>
      </style:paragraph-properties>
    </style:style>
    <style:style style:name="P51" style:family="paragraph" style:parent-style-name="Table1p2p2">
      <style:paragraph-properties fo:margin-left="0cm" fo:margin-right="0cm" fo:text-indent="0cm" style:auto-text-indent="false">
        <style:tab-stops>
          <style:tab-stop style:position="1cm"/>
          <style:tab-stop style:position="4.471cm"/>
          <style:tab-stop style:position="7.99cm"/>
          <style:tab-stop style:position="11.509cm"/>
          <style:tab-stop style:position="12.991cm"/>
        </style:tab-stops>
      </style:paragraph-properties>
    </style:style>
    <style:style style:name="P52" style:family="paragraph" style:parent-style-name="Table1p2p2">
      <style:paragraph-properties fo:margin-left="0cm" fo:margin-right="0cm" fo:text-indent="0cm" style:auto-text-indent="false">
        <style:tab-stops>
          <style:tab-stop style:position="1cm"/>
          <style:tab-stop style:position="4.471cm"/>
          <style:tab-stop style:position="7.99cm"/>
          <style:tab-stop style:position="11.509cm"/>
          <style:tab-stop style:position="12.991cm"/>
        </style:tab-stops>
      </style:paragraph-properties>
      <style:text-properties fo:font-style="italic" style:font-style-asian="italic" style:font-style-complex="italic"/>
    </style:style>
    <style:style style:name="P53" style:family="paragraph" style:parent-style-name="Banner">
      <style:paragraph-properties fo:margin-left="0cm" fo:margin-right="0cm" fo:text-indent="0cm" style:auto-text-indent="false"/>
    </style:style>
    <style:style style:name="P54" style:family="paragraph" style:parent-style-name="Banner">
      <style:paragraph-properties fo:margin-left="0cm" fo:margin-right="0cm" fo:text-indent="0cm" style:auto-text-indent="false">
        <style:tab-stops>
          <style:tab-stop style:position="5.001cm"/>
          <style:tab-stop style:position="8.999cm"/>
          <style:tab-stop style:position="13cm"/>
        </style:tab-stops>
      </style:paragraph-properties>
    </style:style>
    <style:style style:name="P55" style:family="paragraph" style:parent-style-name="BodyHanging">
      <style:paragraph-properties fo:margin-left="0cm" fo:margin-right="0cm" fo:text-indent="0cm" style:auto-text-indent="false">
        <style:tab-stops>
          <style:tab-stop style:position="-0.499cm"/>
          <style:tab-stop style:position="0.499cm"/>
          <style:tab-stop style:position="6.959cm"/>
        </style:tab-stops>
      </style:paragraph-properties>
    </style:style>
    <style:style style:name="P56" style:family="paragraph" style:parent-style-name="BodyHanging">
      <style:paragraph-properties fo:margin-left="0cm" fo:margin-right="0cm" fo:text-indent="0cm" style:auto-text-indent="false">
        <style:tab-stops>
          <style:tab-stop style:position="2.937cm"/>
          <style:tab-stop style:position="7.964cm"/>
          <style:tab-stop style:position="11.986cm"/>
        </style:tab-stops>
      </style:paragraph-properties>
    </style:style>
    <style:style style:name="P57" style:family="paragraph" style:parent-style-name="BodyHanging">
      <style:paragraph-properties fo:margin-left="0cm" fo:margin-right="0cm" fo:text-align="justify" style:justify-single-word="false" fo:text-indent="0cm" style:auto-text-indent="false">
        <style:tab-stops>
          <style:tab-stop style:position="2.937cm"/>
          <style:tab-stop style:position="7.964cm"/>
          <style:tab-stop style:position="11.986cm"/>
        </style:tab-stops>
      </style:paragraph-properties>
      <style:text-properties fo:font-style="italic" style:font-style-asian="italic" style:font-style-complex="italic"/>
    </style:style>
    <style:style style:name="P58" style:family="paragraph" style:parent-style-name="Vocabulary">
      <style:paragraph-properties fo:margin-left="0cm" fo:margin-right="0cm" fo:text-indent="0cm" style:auto-text-indent="false">
        <style:tab-stops>
          <style:tab-stop style:position="2.011cm"/>
          <style:tab-stop style:position="5.927cm"/>
        </style:tab-stops>
      </style:paragraph-properties>
    </style:style>
    <style:style style:name="P59" style:family="paragraph" style:parent-style-name="Standard">
      <style:paragraph-properties fo:text-align="justify" style:justify-single-word="false"/>
    </style:style>
    <style:style style:name="P60" style:family="paragraph" style:parent-style-name="Standard">
      <style:paragraph-properties fo:text-align="justify" style:justify-single-word="false">
        <style:tab-stops>
          <style:tab-stop style:position="3.969cm"/>
        </style:tab-stops>
      </style:paragraph-properties>
    </style:style>
    <style:style style:name="P61" style:family="paragraph" style:parent-style-name="Standard">
      <style:paragraph-properties fo:text-align="justify" style:justify-single-word="false">
        <style:tab-stops>
          <style:tab-stop style:position="1.984cm"/>
          <style:tab-stop style:position="3.942cm"/>
          <style:tab-stop style:position="6.985cm"/>
          <style:tab-stop style:position="8.969cm"/>
        </style:tab-stops>
      </style:paragraph-properties>
    </style:style>
    <style:style style:name="P62" style:family="paragraph" style:parent-style-name="Standard">
      <style:paragraph-properties fo:text-align="justify" style:justify-single-word="false">
        <style:tab-stops>
          <style:tab-stop style:position="1.958cm"/>
        </style:tab-stops>
      </style:paragraph-properties>
    </style:style>
    <style:style style:name="P63" style:family="paragraph" style:parent-style-name="Standard">
      <style:paragraph-properties fo:text-align="justify" style:justify-single-word="false">
        <style:tab-stops>
          <style:tab-stop style:position="1.958cm"/>
          <style:tab-stop style:position="4.948cm"/>
        </style:tab-stops>
      </style:paragraph-properties>
    </style:style>
    <style:style style:name="P64" style:family="paragraph" style:parent-style-name="Standard">
      <style:paragraph-properties fo:text-align="justify" style:justify-single-word="false">
        <style:tab-stops>
          <style:tab-stop style:position="1.958cm"/>
          <style:tab-stop style:position="5.98cm"/>
        </style:tab-stops>
      </style:paragraph-properties>
    </style:style>
    <style:style style:name="P65" style:family="paragraph" style:parent-style-name="Standard">
      <style:paragraph-properties fo:text-align="justify" style:justify-single-word="false">
        <style:tab-stops>
          <style:tab-stop style:position="1.958cm"/>
          <style:tab-stop style:position="6.932cm"/>
        </style:tab-stops>
      </style:paragraph-properties>
    </style:style>
    <style:style style:name="P66" style:family="paragraph" style:parent-style-name="Standard">
      <style:paragraph-properties fo:text-align="justify" style:justify-single-word="false">
        <style:tab-stops>
          <style:tab-stop style:position="4.022cm"/>
        </style:tab-stops>
      </style:paragraph-properties>
    </style:style>
    <style:style style:name="P67" style:family="paragraph" style:parent-style-name="Standard">
      <style:paragraph-properties fo:text-align="justify" style:justify-single-word="false">
        <style:tab-stops>
          <style:tab-stop style:position="1.958cm"/>
          <style:tab-stop style:position="4.974cm"/>
          <style:tab-stop style:position="8.969cm"/>
          <style:tab-stop style:position="12.012cm"/>
        </style:tab-stops>
      </style:paragraph-properties>
    </style:style>
    <style:style style:name="P68" style:family="paragraph" style:parent-style-name="Standard">
      <style:paragraph-properties fo:text-align="justify" style:justify-single-word="false">
        <style:tab-stops>
          <style:tab-stop style:position="2.011cm"/>
          <style:tab-stop style:position="8.943cm"/>
        </style:tab-stops>
      </style:paragraph-properties>
    </style:style>
    <style:style style:name="P69" style:family="paragraph" style:parent-style-name="Standard">
      <style:paragraph-properties fo:text-align="justify" style:justify-single-word="false">
        <style:tab-stops>
          <style:tab-stop style:position="1.958cm"/>
          <style:tab-stop style:position="6.985cm"/>
        </style:tab-stops>
      </style:paragraph-properties>
    </style:style>
    <style:style style:name="P70" style:family="paragraph" style:parent-style-name="Standard">
      <style:paragraph-properties fo:text-align="justify" style:justify-single-word="false">
        <style:tab-stops>
          <style:tab-stop style:position="2.99cm"/>
          <style:tab-stop style:position="6.033cm"/>
          <style:tab-stop style:position="10.028cm"/>
          <style:tab-stop style:position="12.991cm"/>
        </style:tab-stops>
      </style:paragraph-properties>
    </style:style>
    <style:style style:name="P71" style:family="paragraph" style:parent-style-name="Standard">
      <style:paragraph-properties fo:text-align="justify" style:justify-single-word="false">
        <style:tab-stops>
          <style:tab-stop style:position="1.508cm"/>
          <style:tab-stop style:position="3.969cm"/>
          <style:tab-stop style:position="7.885cm"/>
        </style:tab-stops>
      </style:paragraph-properties>
    </style:style>
    <style:style style:name="P72" style:family="paragraph" style:parent-style-name="Standard">
      <style:paragraph-properties fo:text-align="justify" style:justify-single-word="false">
        <style:tab-stops>
          <style:tab-stop style:position="3.969cm"/>
          <style:tab-stop style:position="8.493cm"/>
          <style:tab-stop style:position="9.499cm"/>
        </style:tab-stops>
      </style:paragraph-properties>
    </style:style>
    <style:style style:name="P73" style:family="paragraph" style:parent-style-name="Standard">
      <style:paragraph-properties fo:text-align="justify" style:justify-single-word="false">
        <style:tab-stops>
          <style:tab-stop style:position="1.058cm"/>
          <style:tab-stop style:position="1.958cm"/>
          <style:tab-stop style:position="3.969cm"/>
          <style:tab-stop style:position="7.911cm"/>
          <style:tab-stop style:position="8.969cm"/>
          <style:tab-stop style:position="11.906cm"/>
        </style:tab-stops>
      </style:paragraph-properties>
    </style:style>
    <style:style style:name="P74" style:family="paragraph" style:parent-style-name="Standard">
      <style:paragraph-properties fo:text-align="justify" style:justify-single-word="false">
        <style:tab-stops>
          <style:tab-stop style:position="2.963cm"/>
          <style:tab-stop style:position="10.478cm"/>
        </style:tab-stops>
      </style:paragraph-properties>
    </style:style>
    <style:style style:name="P75" style:family="paragraph" style:parent-style-name="Standard">
      <style:paragraph-properties fo:text-align="justify" style:justify-single-word="false">
        <style:tab-stops>
          <style:tab-stop style:position="1.455cm"/>
          <style:tab-stop style:position="3.942cm"/>
        </style:tab-stops>
      </style:paragraph-properties>
    </style:style>
    <style:style style:name="P76" style:family="paragraph" style:parent-style-name="Standard">
      <style:paragraph-properties fo:text-align="justify" style:justify-single-word="false">
        <style:tab-stops>
          <style:tab-stop style:position="6.509cm"/>
        </style:tab-stops>
      </style:paragraph-properties>
    </style:style>
    <style:style style:name="P77" style:family="paragraph" style:parent-style-name="Standard">
      <style:paragraph-properties fo:text-align="justify" style:justify-single-word="false">
        <style:tab-stops>
          <style:tab-stop style:position="1.032cm"/>
          <style:tab-stop style:position="4.498cm"/>
          <style:tab-stop style:position="7.964cm"/>
          <style:tab-stop style:position="11.536cm"/>
        </style:tab-stops>
      </style:paragraph-properties>
    </style:style>
    <style:style style:name="P78" style:family="paragraph" style:parent-style-name="Standard">
      <style:paragraph-properties fo:text-align="justify" style:justify-single-word="false">
        <style:tab-stops>
          <style:tab-stop style:position="1.005cm"/>
          <style:tab-stop style:position="7.911cm"/>
        </style:tab-stops>
      </style:paragraph-properties>
    </style:style>
    <style:style style:name="P79" style:family="paragraph" style:parent-style-name="Standard">
      <style:paragraph-properties fo:text-align="justify" style:justify-single-word="false">
        <style:tab-stops>
          <style:tab-stop style:position="1.005cm"/>
          <style:tab-stop style:position="2.99cm"/>
          <style:tab-stop style:position="7.011cm"/>
        </style:tab-stops>
      </style:paragraph-properties>
    </style:style>
    <style:style style:name="P80" style:family="paragraph" style:parent-style-name="Standard">
      <style:paragraph-properties fo:text-align="justify" style:justify-single-word="false">
        <style:tab-stops>
          <style:tab-stop style:position="5.953cm"/>
        </style:tab-stops>
      </style:paragraph-properties>
    </style:style>
    <style:style style:name="P81" style:family="paragraph" style:parent-style-name="Standard">
      <style:paragraph-properties fo:text-align="justify" style:justify-single-word="false">
        <style:tab-stops>
          <style:tab-stop style:position="5.98cm"/>
          <style:tab-stop style:position="11.033cm"/>
        </style:tab-stops>
      </style:paragraph-properties>
    </style:style>
    <style:style style:name="P82" style:family="paragraph" style:parent-style-name="Standard">
      <style:paragraph-properties fo:text-align="justify" style:justify-single-word="false">
        <style:tab-stops>
          <style:tab-stop style:position="1.508cm"/>
          <style:tab-stop style:position="3.493cm"/>
          <style:tab-stop style:position="8.414cm"/>
          <style:tab-stop style:position="10.504cm"/>
        </style:tab-stops>
      </style:paragraph-properties>
    </style:style>
    <style:style style:name="P83" style:family="paragraph" style:parent-style-name="Standard">
      <style:paragraph-properties fo:text-align="justify" style:justify-single-word="false">
        <style:tab-stops>
          <style:tab-stop style:position="2.963cm"/>
          <style:tab-stop style:position="9.472cm"/>
        </style:tab-stops>
      </style:paragraph-properties>
    </style:style>
    <style:style style:name="P84" style:family="paragraph" style:parent-style-name="Standard">
      <style:text-properties fo:font-variant="normal" fo:text-transform="none"/>
    </style:style>
    <style:style style:name="P85" style:family="paragraph" style:parent-style-name="Standard">
      <style:paragraph-properties fo:text-align="justify" style:justify-single-word="false"/>
      <style:text-properties fo:font-weight="bold" style:font-weight-asian="bold" style:font-weight-complex="bold"/>
    </style:style>
    <style:style style:name="P86" style:family="paragraph" style:parent-style-name="Standard">
      <style:paragraph-properties fo:text-align="justify" style:justify-single-word="false"/>
      <style:text-properties style:text-position="super 58%" fo:font-style="italic" fo:font-weight="normal" style:font-style-asian="italic" style:font-weight-asian="normal" style:font-style-complex="italic" style:font-weight-complex="normal"/>
    </style:style>
    <style:style style:name="P87" style:family="paragraph" style:parent-style-name="Standard">
      <style:paragraph-properties fo:text-align="justify" style:justify-single-word="false"/>
      <style:text-properties style:text-position="super 58%" fo:font-style="italic" style:font-style-asian="italic" style:font-style-complex="italic"/>
    </style:style>
    <style:style style:name="P88" style:family="paragraph" style:parent-style-name="Standard">
      <style:text-properties fo:font-weight="normal" style:font-weight-asian="normal" style:font-weight-complex="normal"/>
    </style:style>
    <style:style style:name="P89" style:family="paragraph" style:parent-style-name="Standard">
      <style:paragraph-properties fo:text-align="justify" style:justify-single-word="false"/>
      <style:text-properties fo:font-weight="normal" style:font-weight-asian="normal" style:font-weight-complex="normal"/>
    </style:style>
    <style:style style:name="P90" style:family="paragraph" style:parent-style-name="Standard">
      <style:paragraph-properties>
        <style:tab-stops>
          <style:tab-stop style:position="1.217cm"/>
          <style:tab-stop style:position="2.99cm"/>
          <style:tab-stop style:position="7.488cm"/>
          <style:tab-stop style:position="9.922cm"/>
        </style:tab-stops>
      </style:paragraph-properties>
      <style:text-properties fo:font-weight="normal" style:font-weight-asian="normal" style:font-weight-complex="normal"/>
    </style:style>
    <style:style style:name="P91" style:family="paragraph" style:parent-style-name="Standard">
      <style:paragraph-properties>
        <style:tab-stops>
          <style:tab-stop style:position="1.535cm"/>
          <style:tab-stop style:position="6.006cm"/>
        </style:tab-stops>
      </style:paragraph-properties>
      <style:text-properties fo:font-weight="normal" style:font-weight-asian="normal" style:font-weight-complex="normal"/>
    </style:style>
    <style:style style:name="P92" style:family="paragraph" style:parent-style-name="Standard">
      <style:paragraph-properties>
        <style:tab-stops>
          <style:tab-stop style:position="1.535cm"/>
          <style:tab-stop style:position="5.001cm"/>
        </style:tab-stops>
      </style:paragraph-properties>
      <style:text-properties fo:font-weight="normal" style:font-weight-asian="normal" style:font-weight-complex="normal"/>
    </style:style>
    <style:style style:name="P93" style:family="paragraph" style:parent-style-name="Standard">
      <style:paragraph-properties>
        <style:tab-stops>
          <style:tab-stop style:position="1.508cm"/>
          <style:tab-stop style:position="7.99cm"/>
        </style:tab-stops>
      </style:paragraph-properties>
      <style:text-properties fo:font-weight="normal" style:font-weight-asian="normal" style:font-weight-complex="normal"/>
    </style:style>
    <style:style style:name="P94" style:family="paragraph" style:parent-style-name="Standard">
      <style:text-properties fo:font-style="normal" style:font-style-asian="normal" style:font-style-complex="normal"/>
    </style:style>
    <style:style style:name="P95" style:family="paragraph" style:parent-style-name="Standard">
      <style:paragraph-properties fo:text-align="justify" style:justify-single-word="false"/>
      <style:text-properties fo:font-style="normal" style:font-style-asian="normal" style:font-style-complex="normal"/>
    </style:style>
    <style:style style:name="P96" style:family="paragraph" style:parent-style-name="Standard">
      <style:paragraph-properties fo:text-align="justify" style:justify-single-word="false">
        <style:tab-stops>
          <style:tab-stop style:position="1.984cm"/>
          <style:tab-stop style:position="4.974cm"/>
          <style:tab-stop style:position="7.99cm"/>
          <style:tab-stop style:position="11.06cm"/>
        </style:tab-stops>
      </style:paragraph-properties>
      <style:text-properties fo:font-style="normal" style:font-style-asian="normal" style:font-style-complex="normal"/>
    </style:style>
    <style:style style:name="P97" style:family="paragraph" style:parent-style-name="Standard">
      <style:text-properties fo:font-style="normal" fo:font-weight="normal"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99" style:family="paragraph" style:parent-style-name="Standard">
      <style:paragraph-properties fo:text-align="justify" style:justify-single-word="false"/>
      <style:text-properties fo:font-style="italic" style:font-style-asian="italic" style:font-style-complex="italic"/>
    </style:style>
    <style:style style:name="P100" style:family="paragraph" style:parent-style-name="Standard">
      <style:paragraph-properties fo:text-align="center" style:justify-single-word="false"/>
      <style:text-properties fo:font-style="italic" style:font-style-asian="italic" style:font-style-complex="italic"/>
    </style:style>
    <style:style style:name="P101" style:family="paragraph" style:parent-style-name="Standard">
      <style:text-properties style:text-underline-style="solid" style:text-underline-width="auto" style:text-underline-color="font-color"/>
    </style:style>
    <style:style style:name="P102" style:family="paragraph" style:parent-style-name="Standard">
      <style:paragraph-properties>
        <style:tab-stops>
          <style:tab-stop style:position="6.456cm"/>
        </style:tab-stops>
      </style:paragraph-properties>
    </style:style>
    <style:style style:name="P103" style:family="paragraph" style:parent-style-name="Standard">
      <style:paragraph-properties>
        <style:tab-stops>
          <style:tab-stop style:position="1.217cm"/>
          <style:tab-stop style:position="2.99cm"/>
          <style:tab-stop style:position="7.488cm"/>
          <style:tab-stop style:position="9.922cm"/>
        </style:tab-stops>
      </style:paragraph-properties>
    </style:style>
    <style:style style:name="P104" style:family="paragraph" style:parent-style-name="Standard">
      <style:paragraph-properties>
        <style:tab-stops>
          <style:tab-stop style:position="3.969cm"/>
          <style:tab-stop style:position="7.011cm"/>
        </style:tab-stops>
      </style:paragraph-properties>
    </style:style>
    <style:style style:name="P105" style:family="paragraph" style:parent-style-name="Standard">
      <style:paragraph-properties>
        <style:tab-stops>
          <style:tab-stop style:position="3.493cm"/>
          <style:tab-stop style:position="6.509cm"/>
        </style:tab-stops>
      </style:paragraph-properties>
    </style:style>
    <style:style style:name="P106" style:family="paragraph" style:parent-style-name="Standard">
      <style:paragraph-properties fo:text-align="center" style:justify-single-word="false"/>
    </style:style>
    <style:style style:name="P107" style:family="paragraph" style:parent-style-name="Standard">
      <style:paragraph-properties fo:margin-left="3cm" fo:margin-right="0cm" fo:text-align="justify" style:justify-single-word="false" fo:orphans="2" fo:widows="2" fo:text-indent="-3cm" style:auto-text-indent="false">
        <style:tab-stops/>
      </style:paragraph-properties>
      <style:text-properties fo:font-style="normal" style:font-style-asian="normal" style:font-style-complex="normal"/>
    </style:style>
    <style:style style:name="P108" style:family="paragraph" style:parent-style-name="Vocabulary">
      <style:paragraph-properties fo:margin-left="3cm" fo:margin-right="0cm" fo:text-indent="-3cm" style:auto-text-indent="false">
        <style:tab-stops>
          <style:tab-stop style:position="0.953cm"/>
          <style:tab-stop style:position="2.011cm"/>
          <style:tab-stop style:position="2.99cm"/>
          <style:tab-stop style:position="3.942cm"/>
          <style:tab-stop style:position="4.974cm"/>
          <style:tab-stop style:position="5.98cm"/>
        </style:tab-stops>
      </style:paragraph-properties>
    </style:style>
    <style:style style:name="P109" style:family="paragraph" style:parent-style-name="Vocabulary">
      <style:paragraph-properties fo:margin-left="3cm" fo:margin-right="0cm" fo:text-align="start" style:justify-single-word="false" fo:text-indent="-3cm" style:auto-text-indent="false">
        <style:tab-stops>
          <style:tab-stop style:position="0.953cm"/>
          <style:tab-stop style:position="2.011cm"/>
          <style:tab-stop style:position="2.99cm"/>
          <style:tab-stop style:position="3.942cm"/>
          <style:tab-stop style:position="4.974cm"/>
          <style:tab-stop style:position="5.98cm"/>
        </style:tab-stops>
      </style:paragraph-properties>
    </style:style>
    <style:style style:name="P110" style:family="paragraph" style:parent-style-name="Vocabulary">
      <style:paragraph-properties fo:margin-left="3cm" fo:margin-right="0cm" fo:text-align="justify" style:justify-single-word="false" fo:text-indent="-3cm" style:auto-text-indent="false">
        <style:tab-stops>
          <style:tab-stop style:position="0.953cm"/>
          <style:tab-stop style:position="2.011cm"/>
          <style:tab-stop style:position="2.99cm"/>
          <style:tab-stop style:position="3.942cm"/>
          <style:tab-stop style:position="4.974cm"/>
          <style:tab-stop style:position="5.98cm"/>
        </style:tab-stops>
      </style:paragraph-properties>
    </style:style>
    <style:style style:name="P111" style:family="paragraph" style:parent-style-name="Vocabulary">
      <style:paragraph-properties fo:margin-left="3cm" fo:margin-right="0cm" fo:text-indent="-3cm" style:auto-text-indent="false">
        <style:tab-stops>
          <style:tab-stop style:position="3cm"/>
        </style:tab-stops>
      </style:paragraph-properties>
    </style:style>
    <style:style style:name="P112" style:family="paragraph" style:parent-style-name="Footnote">
      <style:paragraph-properties fo:text-align="justify" style:justify-single-word="false"/>
    </style:style>
    <style:style style:name="P113" style:family="paragraph" style:parent-style-name="Footnote">
      <style:text-properties fo:font-weight="bold" style:font-weight-asian="bold" style:font-weight-complex="bold"/>
    </style:style>
    <style:style style:name="P114" style:family="paragraph" style:parent-style-name="Footnote">
      <style:text-properties fo:font-style="italic" style:font-style-asian="italic" style:font-style-complex="italic"/>
    </style:style>
    <style:style style:name="P115" style:family="paragraph" style:parent-style-name="Standard">
      <style:paragraph-properties fo:margin-left="2cm" fo:margin-right="0cm" fo:text-align="justify" style:justify-single-word="false" fo:orphans="2" fo:widows="2" fo:text-indent="0cm" style:auto-text-indent="false"/>
      <style:text-properties fo:font-style="normal" style:font-style-asian="normal" style:font-style-complex="normal"/>
    </style:style>
    <style:style style:name="P116" style:family="paragraph" style:parent-style-name="Vocabulary">
      <style:paragraph-properties fo:margin-left="2cm" fo:margin-right="0cm" fo:text-indent="0cm" style:auto-text-indent="false">
        <style:tab-stops>
          <style:tab-stop style:position="2.011cm"/>
          <style:tab-stop style:position="5.927cm"/>
        </style:tab-stops>
      </style:paragraph-properties>
    </style:style>
    <style:style style:name="P117" style:family="paragraph" style:parent-style-name="Standard">
      <style:paragraph-properties fo:margin-left="2cm" fo:margin-right="0cm" fo:text-align="justify" style:justify-single-word="false" fo:text-indent="-2cm" style:auto-text-indent="false">
        <style:tab-stops/>
      </style:paragraph-properties>
    </style:style>
    <style:style style:name="P118" style:family="paragraph" style:parent-style-name="Standard" style:master-page-name="">
      <style:paragraph-properties fo:margin-left="2cm" fo:margin-right="0cm" fo:text-align="justify" style:justify-single-word="false" fo:text-indent="-2cm" style:auto-text-indent="false" style:page-number="auto">
        <style:tab-stops/>
      </style:paragraph-properties>
    </style:style>
    <style:style style:name="P119" style:family="paragraph" style:parent-style-name="Vocabulary">
      <style:paragraph-properties fo:margin-left="2cm" fo:margin-right="0cm" fo:text-align="center" style:justify-single-word="false" fo:text-indent="-2cm" style:auto-text-indent="false">
        <style:tab-stops>
          <style:tab-stop style:position="3cm"/>
        </style:tab-stops>
      </style:paragraph-properties>
    </style:style>
    <style:style style:name="P120" style:family="paragraph" style:parent-style-name="Standard" style:master-page-name="">
      <style:paragraph-properties fo:margin-left="0cm" fo:margin-right="0cm" fo:text-align="justify" style:justify-single-word="false" fo:orphans="2" fo:widows="2" fo:text-indent="0.529cm" style:auto-text-indent="false" style:page-number="auto"/>
      <style:text-properties fo:font-style="normal" style:font-style-asian="normal" style:font-style-complex="normal"/>
    </style:style>
    <style:style style:name="P121" style:family="paragraph" style:parent-style-name="Standard">
      <style:paragraph-properties fo:margin-left="0cm" fo:margin-right="0cm" fo:text-align="justify" style:justify-single-word="false" fo:text-indent="-0.026cm" style:auto-text-indent="false">
        <style:tab-stops>
          <style:tab-stop style:position="2.937cm"/>
          <style:tab-stop style:position="5.98cm"/>
          <style:tab-stop style:position="9.022cm"/>
        </style:tab-stops>
      </style:paragraph-properties>
    </style:style>
    <style:style style:name="P122" style:family="paragraph" style:parent-style-name="Standard" style:master-page-name="">
      <style:paragraph-properties fo:margin-left="0cm" fo:margin-right="0cm" fo:text-align="justify" style:justify-single-word="false" fo:text-indent="-0.026cm" style:auto-text-indent="false" style:page-number="auto"/>
    </style:style>
    <style:style style:name="P123" style:family="paragraph" style:parent-style-name="Standard" style:master-page-name="">
      <style:paragraph-properties fo:margin-left="0cm" fo:margin-right="0cm" fo:text-align="justify" style:justify-single-word="false" fo:text-indent="-0.026cm" style:auto-text-indent="false" style:page-number="auto">
        <style:tab-stops>
          <style:tab-stop style:position="2.937cm"/>
          <style:tab-stop style:position="5.98cm"/>
          <style:tab-stop style:position="9.022cm"/>
        </style:tab-stops>
      </style:paragraph-properties>
    </style:style>
    <style:style style:name="P124" style:family="paragraph" style:parent-style-name="Standard">
      <style:paragraph-properties fo:margin-left="0cm" fo:margin-right="0cm" fo:text-align="justify" style:justify-single-word="false" fo:text-indent="0.026cm" style:auto-text-indent="false">
        <style:tab-stops>
          <style:tab-stop style:position="3.995cm"/>
          <style:tab-stop style:position="7.938cm"/>
        </style:tab-stops>
      </style:paragraph-properties>
    </style:style>
    <style:style style:name="P125" style:family="paragraph" style:parent-style-name="Standard" style:master-page-name="">
      <style:paragraph-properties fo:margin-left="0cm" fo:margin-right="0cm" fo:text-align="justify" style:justify-single-word="false" fo:text-indent="0.026cm" style:auto-text-indent="false" style:page-number="auto">
        <style:tab-stops>
          <style:tab-stop style:position="3.995cm"/>
          <style:tab-stop style:position="7.938cm"/>
        </style:tab-stops>
      </style:paragraph-properties>
    </style:style>
    <style:style style:name="P126" style:family="paragraph" style:parent-style-name="Standard">
      <style:paragraph-properties fo:margin-left="0cm" fo:margin-right="0cm" fo:text-align="justify" style:justify-single-word="false" fo:text-indent="2cm" style:auto-text-indent="false">
        <style:tab-stops>
          <style:tab-stop style:position="2.487cm"/>
        </style:tab-stops>
      </style:paragraph-properties>
    </style:style>
    <style:style style:name="P127" style:family="paragraph" style:parent-style-name="Standard" style:master-page-name="">
      <style:paragraph-properties fo:margin-left="0cm" fo:margin-right="0cm" fo:text-align="justify" style:justify-single-word="false" fo:text-indent="2cm" style:auto-text-indent="false" style:page-number="auto">
        <style:tab-stops>
          <style:tab-stop style:position="2.487cm"/>
        </style:tab-stops>
      </style:paragraph-properties>
    </style:style>
    <style:style style:name="P128" style:family="paragraph" style:parent-style-name="Standard" style:master-page-name="">
      <style:paragraph-properties fo:text-align="justify" style:justify-single-word="false" style:page-number="auto" fo:keep-with-next="always"/>
    </style:style>
    <style:style style:name="P129" style:family="paragraph" style:parent-style-name="Banner" style:master-page-name="">
      <style:paragraph-properties style:page-number="auto" fo:keep-with-next="always"/>
    </style:style>
    <style:style style:name="P130" style:family="paragraph" style:parent-style-name="Banner" style:master-page-name="">
      <style:paragraph-properties style:page-number="auto" fo:keep-with-next="always">
        <style:tab-stops/>
      </style:paragraph-properties>
    </style:style>
    <style:style style:name="P131" style:family="paragraph" style:parent-style-name="Table2p2">
      <style:text-properties fo:font-style="normal" style:font-style-asian="normal" style:font-style-complex="normal"/>
    </style:style>
    <style:style style:name="P132" style:family="paragraph" style:parent-style-name="Table2p2">
      <style:paragraph-properties>
        <style:tab-stops>
          <style:tab-stop style:position="5.001cm"/>
          <style:tab-stop style:position="11cm"/>
          <style:tab-stop style:position="14cm"/>
        </style:tab-stops>
      </style:paragraph-properties>
    </style:style>
    <style:style style:name="P133" style:family="paragraph" style:parent-style-name="Table2p2">
      <style:paragraph-properties>
        <style:tab-stops>
          <style:tab-stop style:position="3.969cm"/>
          <style:tab-stop style:position="6.985cm"/>
          <style:tab-stop style:position="9.975cm"/>
          <style:tab-stop style:position="12cm"/>
        </style:tab-stops>
      </style:paragraph-properties>
    </style:style>
    <style:style style:name="P134" style:family="paragraph" style:parent-style-name="Table2p2">
      <style:paragraph-properties>
        <style:tab-stops>
          <style:tab-stop style:position="2cm"/>
          <style:tab-stop style:position="5.001cm"/>
          <style:tab-stop style:position="8.999cm"/>
          <style:tab-stop style:position="12cm"/>
        </style:tab-stops>
      </style:paragraph-properties>
    </style:style>
    <style:style style:name="P135" style:family="paragraph" style:parent-style-name="Table2p2">
      <style:paragraph-properties>
        <style:tab-stops>
          <style:tab-stop style:position="2cm"/>
          <style:tab-stop style:position="5.001cm"/>
          <style:tab-stop style:position="8.999cm"/>
          <style:tab-stop style:position="12cm"/>
        </style:tab-stops>
      </style:paragraph-properties>
      <style:text-properties fo:font-weight="bold" style:font-weight-asian="bold" style:font-weight-complex="bold"/>
    </style:style>
    <style:style style:name="P136" style:family="paragraph" style:parent-style-name="Table2p2">
      <style:paragraph-properties>
        <style:tab-stops>
          <style:tab-stop style:position="1.482cm"/>
          <style:tab-stop style:position="5.953cm"/>
          <style:tab-stop style:position="7.99cm"/>
          <style:tab-stop style:position="12cm"/>
        </style:tab-stops>
      </style:paragraph-properties>
    </style:style>
    <style:style style:name="P137" style:family="paragraph" style:parent-style-name="BodyHanging">
      <style:paragraph-properties>
        <style:tab-stops>
          <style:tab-stop style:position="-0.503cm"/>
        </style:tab-stops>
      </style:paragraph-properties>
    </style:style>
    <style:style style:name="P138" style:family="paragraph" style:parent-style-name="BodyHanging">
      <style:paragraph-properties>
        <style:tab-stops>
          <style:tab-stop style:position="5.98cm"/>
        </style:tab-stops>
      </style:paragraph-properties>
    </style:style>
    <style:style style:name="P139" style:family="paragraph" style:parent-style-name="BodyHanging">
      <style:paragraph-properties>
        <style:tab-stops>
          <style:tab-stop style:position="-0.499cm"/>
          <style:tab-stop style:position="0.499cm"/>
          <style:tab-stop style:position="5.054cm"/>
        </style:tab-stops>
      </style:paragraph-properties>
    </style:style>
    <style:style style:name="P140" style:family="paragraph" style:parent-style-name="BodyHanging">
      <style:paragraph-properties>
        <style:tab-stops>
          <style:tab-stop style:position="-0.499cm"/>
          <style:tab-stop style:position="0.499cm"/>
          <style:tab-stop style:position="6.006cm"/>
        </style:tab-stops>
      </style:paragraph-properties>
    </style:style>
    <style:style style:name="P141" style:family="paragraph" style:parent-style-name="BodyHanging">
      <style:paragraph-properties>
        <style:tab-stops>
          <style:tab-stop style:position="-0.499cm"/>
          <style:tab-stop style:position="1.931cm"/>
        </style:tab-stops>
      </style:paragraph-properties>
    </style:style>
    <style:style style:name="P142" style:family="paragraph" style:parent-style-name="BodyHanging">
      <style:paragraph-properties>
        <style:tab-stops>
          <style:tab-stop style:position="1.984cm"/>
          <style:tab-stop style:position="4.974cm"/>
          <style:tab-stop style:position="7.99cm"/>
          <style:tab-stop style:position="11.06cm"/>
        </style:tab-stops>
      </style:paragraph-properties>
    </style:style>
    <style:style style:name="P143" style:family="paragraph" style:parent-style-name="BodyHanging">
      <style:text-properties fo:font-weight="normal" style:font-weight-asian="normal" style:font-weight-complex="normal"/>
    </style:style>
    <style:style style:name="P144" style:family="paragraph" style:parent-style-name="BodyHanging">
      <style:paragraph-properties>
        <style:tab-stops>
          <style:tab-stop style:position="1.984cm"/>
          <style:tab-stop style:position="4.974cm"/>
          <style:tab-stop style:position="7.99cm"/>
          <style:tab-stop style:position="11.06cm"/>
        </style:tab-stops>
      </style:paragraph-properties>
      <style:text-properties fo:font-weight="normal" style:font-weight-asian="normal" style:font-weight-complex="normal"/>
    </style:style>
    <style:style style:name="P145" style:family="paragraph" style:parent-style-name="BodyHanging">
      <style:paragraph-properties>
        <style:tab-stops>
          <style:tab-stop style:position="-0.499cm"/>
          <style:tab-stop style:position="0.499cm"/>
          <style:tab-stop style:position="5.953cm"/>
        </style:tab-stops>
      </style:paragraph-properties>
    </style:style>
    <style:style style:name="P146" style:family="paragraph" style:parent-style-name="BodyHanging">
      <style:text-properties fo:font-style="normal" style:font-style-asian="normal" style:font-style-complex="normal"/>
    </style:style>
    <style:style style:name="P147" style:family="paragraph" style:parent-style-name="BodyHanging">
      <style:paragraph-properties>
        <style:tab-stops>
          <style:tab-stop style:position="-0.499cm"/>
          <style:tab-stop style:position="0.499cm"/>
          <style:tab-stop style:position="3.466cm"/>
        </style:tab-stops>
      </style:paragraph-properties>
      <style:text-properties fo:font-style="normal" style:font-style-asian="normal" style:font-style-complex="normal"/>
    </style:style>
    <style:style style:name="P148" style:family="paragraph" style:parent-style-name="BodyHanging">
      <style:paragraph-properties fo:text-align="justify" style:justify-single-word="false">
        <style:tab-stops>
          <style:tab-stop style:position="-0.499cm"/>
          <style:tab-stop style:position="0.499cm"/>
          <style:tab-stop style:position="3.466cm"/>
        </style:tab-stops>
      </style:paragraph-properties>
      <style:text-properties fo:font-style="normal" style:font-style-asian="normal" style:font-style-complex="normal"/>
    </style:style>
    <style:style style:name="P149" style:family="paragraph" style:parent-style-name="BodyHanging">
      <style:paragraph-properties>
        <style:tab-stops>
          <style:tab-stop style:position="-0.499cm"/>
          <style:tab-stop style:position="0.499cm"/>
          <style:tab-stop style:position="2.963cm"/>
        </style:tab-stops>
      </style:paragraph-properties>
    </style:style>
    <style:style style:name="P150" style:family="paragraph" style:parent-style-name="BodyHanging">
      <style:text-properties fo:font-style="italic" style:font-style-asian="italic" style:font-style-complex="italic"/>
    </style:style>
    <style:style style:name="P151" style:family="paragraph" style:parent-style-name="BodyHanging">
      <style:paragraph-properties>
        <style:tab-stops>
          <style:tab-stop style:position="0.499cm"/>
        </style:tab-stops>
      </style:paragraph-properties>
      <style:text-properties fo:font-style="italic" style:font-style-asian="italic" style:font-style-complex="italic"/>
    </style:style>
    <style:style style:name="P152" style:family="paragraph" style:parent-style-name="BodyHanging">
      <style:text-properties fo:font-style="italic" fo:font-weight="normal" style:font-style-asian="italic" style:font-weight-asian="normal" style:font-style-complex="italic" style:font-weight-complex="normal"/>
    </style:style>
    <style:style style:name="P153" style:family="paragraph" style:parent-style-name="BodyHanging">
      <style:paragraph-properties>
        <style:tab-stops>
          <style:tab-stop style:position="-0.499cm"/>
          <style:tab-stop style:position="0.499cm"/>
          <style:tab-stop style:position="5.927cm"/>
        </style:tab-stops>
      </style:paragraph-properties>
    </style:style>
    <style:style style:name="P154" style:family="paragraph" style:parent-style-name="BodyHanging">
      <style:paragraph-properties>
        <style:tab-stops>
          <style:tab-stop style:position="7.001cm"/>
        </style:tab-stops>
      </style:paragraph-properties>
    </style:style>
    <style:style style:name="P155" style:family="paragraph" style:parent-style-name="BodyHanging">
      <style:paragraph-properties>
        <style:tab-stops>
          <style:tab-stop style:position="-0.499cm"/>
          <style:tab-stop style:position="0.499cm"/>
          <style:tab-stop style:position="7.011cm"/>
        </style:tab-stops>
      </style:paragraph-properties>
    </style:style>
    <style:style style:name="P156" style:family="paragraph" style:parent-style-name="BodyHanging">
      <style:paragraph-properties>
        <style:tab-stops>
          <style:tab-stop style:position="-0.499cm"/>
          <style:tab-stop style:position="0.499cm"/>
          <style:tab-stop style:position="3.969cm"/>
        </style:tab-stops>
      </style:paragraph-properties>
    </style:style>
    <style:style style:name="P157" style:family="paragraph" style:parent-style-name="BodyHanging">
      <style:paragraph-properties>
        <style:tab-stops>
          <style:tab-stop style:position="0.499cm"/>
        </style:tab-stops>
      </style:paragraph-properties>
    </style:style>
    <style:style style:name="P158" style:family="paragraph" style:parent-style-name="BodyHanging">
      <style:text-properties fo:font-weight="bold" style:font-weight-asian="bold" style:font-weight-complex="bold"/>
    </style:style>
    <style:style style:name="P159" style:family="paragraph" style:parent-style-name="BodyHanging">
      <style:paragraph-properties>
        <style:tab-stops>
          <style:tab-stop style:position="0.499cm"/>
        </style:tab-stops>
      </style:paragraph-properties>
      <style:text-properties fo:font-weight="bold" style:font-weight-asian="bold" style:font-weight-complex="bold"/>
    </style:style>
    <style:style style:name="P160" style:family="paragraph" style:parent-style-name="BodyHanging">
      <style:paragraph-properties>
        <style:tab-stops>
          <style:tab-stop style:position="-0.499cm"/>
          <style:tab-stop style:position="0.499cm"/>
          <style:tab-stop style:position="4.974cm"/>
        </style:tab-stops>
      </style:paragraph-properties>
    </style:style>
    <style:style style:name="P161" style:family="paragraph" style:parent-style-name="BodyHanging">
      <style:paragraph-properties>
        <style:tab-stops>
          <style:tab-stop style:position="-0.499cm"/>
          <style:tab-stop style:position="0.499cm"/>
          <style:tab-stop style:position="6.482cm"/>
        </style:tab-stops>
      </style:paragraph-properties>
    </style:style>
    <style:style style:name="P162" style:family="paragraph" style:parent-style-name="BodyHanging">
      <style:paragraph-properties>
        <style:tab-stops>
          <style:tab-stop style:position="-0.499cm"/>
          <style:tab-stop style:position="0.499cm"/>
          <style:tab-stop style:position="6.959cm"/>
        </style:tab-stops>
      </style:paragraph-properties>
    </style:style>
    <style:style style:name="P163" style:family="paragraph" style:parent-style-name="BodyHanging">
      <style:paragraph-properties fo:text-align="start" style:justify-single-word="false"/>
    </style:style>
    <style:style style:name="P164" style:family="paragraph" style:parent-style-name="BodyHanging">
      <style:paragraph-properties fo:text-align="center" style:justify-single-word="false"/>
    </style:style>
    <style:style style:name="P165" style:family="paragraph" style:parent-style-name="BodyHanging">
      <style:paragraph-properties fo:text-align="center" style:justify-single-word="false">
        <style:tab-stops>
          <style:tab-stop style:position="0.499cm"/>
        </style:tab-stops>
      </style:paragraph-properties>
    </style:style>
    <style:style style:name="P166" style:family="paragraph" style:parent-style-name="BodyHanging">
      <style:paragraph-properties>
        <style:tab-stops>
          <style:tab-stop style:position="-0.499cm"/>
          <style:tab-stop style:position="0.499cm"/>
          <style:tab-stop style:position="3.466cm"/>
        </style:tab-stops>
      </style:paragraph-properties>
    </style:style>
    <style:style style:name="P167" style:family="paragraph" style:parent-style-name="BodyHanging">
      <style:paragraph-properties>
        <style:tab-stops>
          <style:tab-stop style:position="7.25cm"/>
        </style:tab-stops>
      </style:paragraph-properties>
    </style:style>
    <style:style style:name="P168" style:family="paragraph" style:parent-style-name="BodyHanging">
      <style:paragraph-properties>
        <style:tab-stops>
          <style:tab-stop style:position="0.979cm"/>
          <style:tab-stop style:position="5.98cm"/>
        </style:tab-stops>
      </style:paragraph-properties>
    </style:style>
    <style:style style:name="P169" style:family="paragraph" style:parent-style-name="BodyHanging">
      <style:paragraph-properties>
        <style:tab-stops>
          <style:tab-stop style:position="-0.499cm"/>
          <style:tab-stop style:position="0.499cm"/>
          <style:tab-stop style:position="3.969cm"/>
          <style:tab-stop style:position="5.98cm"/>
          <style:tab-stop style:position="8.969cm"/>
          <style:tab-stop style:position="10.901cm"/>
        </style:tab-stops>
      </style:paragraph-properties>
    </style:style>
    <style:style style:name="P170" style:family="paragraph" style:parent-style-name="Banner">
      <style:paragraph-properties fo:keep-with-next="always"/>
    </style:style>
    <style:style style:name="P171" style:family="paragraph" style:parent-style-name="Banner">
      <style:paragraph-properties fo:text-align="justify" style:justify-single-word="false" fo:keep-with-next="always"/>
    </style:style>
    <style:style style:name="P172" style:family="paragraph" style:parent-style-name="Table1p2p2">
      <style:paragraph-properties fo:keep-with-next="always"/>
    </style:style>
    <style:style style:name="P173" style:family="paragraph" style:parent-style-name="Table1p2p2">
      <style:text-properties fo:font-weight="normal" style:font-weight-asian="normal" style:font-weight-complex="normal"/>
    </style:style>
    <style:style style:name="P174" style:family="paragraph" style:parent-style-name="Table1p2p2">
      <style:paragraph-properties>
        <style:tab-stops>
          <style:tab-stop style:position="2cm"/>
          <style:tab-stop style:position="5.001cm"/>
          <style:tab-stop style:position="8.999cm"/>
          <style:tab-stop style:position="12cm"/>
        </style:tab-stops>
      </style:paragraph-properties>
    </style:style>
    <style:style style:name="P175" style:family="paragraph" style:parent-style-name="Table1p2p2">
      <style:paragraph-properties fo:text-align="justify" style:justify-single-word="false"/>
    </style:style>
    <style:style style:name="P176" style:family="paragraph" style:parent-style-name="Table1p2p2">
      <style:paragraph-properties fo:text-align="justify" style:justify-single-word="false"/>
      <style:text-properties style:text-position="0% 100%"/>
    </style:style>
    <style:style style:name="P177" style:family="paragraph" style:parent-style-name="Vocabulary">
      <style:paragraph-properties fo:text-align="start" style:justify-single-word="false">
        <style:tab-stops>
          <style:tab-stop style:position="-1.032cm"/>
        </style:tab-stops>
      </style:paragraph-properties>
    </style:style>
    <style:style style:name="P178" style:family="paragraph" style:parent-style-name="Vocabulary">
      <style:paragraph-properties>
        <style:tab-stops>
          <style:tab-stop style:position="-1.032cm"/>
        </style:tab-stops>
      </style:paragraph-properties>
    </style:style>
    <style:style style:name="P179" style:family="paragraph" style:parent-style-name="Vocabulary">
      <style:paragraph-properties>
        <style:tab-stops>
          <style:tab-stop style:position="-0.794cm"/>
          <style:tab-stop style:position="3cm"/>
        </style:tab-stops>
      </style:paragraph-properties>
    </style:style>
    <style:style style:name="P180" style:family="paragraph" style:parent-style-name="Vocabulary">
      <style:paragraph-properties>
        <style:tab-stops>
          <style:tab-stop style:position="-1.005cm"/>
          <style:tab-stop style:position="3cm"/>
        </style:tab-stops>
      </style:paragraph-properties>
    </style:style>
    <style:style style:name="P181" style:family="paragraph" style:parent-style-name="Vocabulary">
      <style:paragraph-properties fo:text-align="center" style:justify-single-word="false"/>
    </style:style>
    <style:style style:name="P182" style:family="paragraph" style:parent-style-name="Vocabulary">
      <style:paragraph-properties>
        <style:tab-stops>
          <style:tab-stop style:position="-0.953cm"/>
          <style:tab-stop style:position="3cm"/>
        </style:tab-stops>
      </style:paragraph-properties>
      <style:text-properties fo:font-style="italic" style:font-style-asian="italic" style:font-style-complex="italic"/>
    </style:style>
    <style:style style:name="P183" style:family="paragraph" style:parent-style-name="Vocabulary">
      <style:paragraph-properties>
        <style:tab-stops>
          <style:tab-stop style:position="3cm"/>
          <style:tab-stop style:position="5.98cm"/>
        </style:tab-stops>
      </style:paragraph-properties>
      <style:text-properties fo:font-style="italic" style:font-style-asian="italic" style:font-style-complex="italic"/>
    </style:style>
    <style:style style:name="P184" style:family="paragraph" style:parent-style-name="Vocabulary">
      <style:text-properties fo:font-style="italic" fo:font-weight="normal" style:font-style-asian="italic" style:font-weight-asian="normal" style:font-style-complex="italic" style:font-weight-complex="normal"/>
    </style:style>
    <style:style style:name="P185" style:family="paragraph" style:parent-style-name="Vocabulary">
      <style:text-properties fo:font-style="normal" fo:font-weight="normal" style:font-style-asian="normal" style:font-weight-asian="normal" style:font-style-complex="normal" style:font-weight-complex="normal"/>
    </style:style>
    <style:style style:name="P186" style:family="paragraph" style:parent-style-name="Vocabulary">
      <style:text-properties fo:font-style="normal" style:font-style-asian="normal" style:font-style-complex="normal"/>
    </style:style>
    <style:style style:name="P187" style:family="paragraph" style:parent-style-name="Vocabulary">
      <style:paragraph-properties>
        <style:tab-stops>
          <style:tab-stop style:position="-0.499cm"/>
          <style:tab-stop style:position="0.499cm"/>
          <style:tab-stop style:position="3.466cm"/>
        </style:tab-stops>
      </style:paragraph-properties>
      <style:text-properties fo:font-style="normal" style:font-style-asian="normal" style:font-style-complex="normal"/>
    </style:style>
    <style:style style:name="P188" style:family="paragraph" style:parent-style-name="Vocabulary">
      <style:paragraph-properties>
        <style:tab-stops>
          <style:tab-stop style:position="-2.037cm"/>
          <style:tab-stop style:position="0.476cm"/>
          <style:tab-stop style:position="3cm"/>
        </style:tab-stops>
      </style:paragraph-properties>
      <style:text-properties fo:font-style="normal" style:font-style-asian="normal" style:font-style-complex="normal"/>
    </style:style>
    <style:style style:name="P189" style:family="paragraph" style:parent-style-name="Vocabulary">
      <style:paragraph-properties>
        <style:tab-stops>
          <style:tab-stop style:position="-1.005cm"/>
        </style:tab-stops>
      </style:paragraph-properties>
    </style:style>
    <style:style style:name="P190" style:family="paragraph" style:parent-style-name="Vocabulary">
      <style:paragraph-properties>
        <style:tab-stops>
          <style:tab-stop style:position="-1.058cm"/>
          <style:tab-stop style:position="3cm"/>
          <style:tab-stop style:position="5.98cm"/>
        </style:tab-stops>
      </style:paragraph-properties>
    </style:style>
    <style:style style:name="P191" style:family="paragraph" style:parent-style-name="Vocabulary">
      <style:paragraph-properties>
        <style:tab-stops>
          <style:tab-stop style:position="1.508cm"/>
          <style:tab-stop style:position="3cm"/>
        </style:tab-stops>
      </style:paragraph-properties>
    </style:style>
    <style:style style:name="P192" style:family="paragraph" style:parent-style-name="Vocabulary">
      <style:paragraph-properties>
        <style:tab-stops>
          <style:tab-stop style:position="-2.037cm"/>
          <style:tab-stop style:position="0.476cm"/>
          <style:tab-stop style:position="3cm"/>
        </style:tab-stops>
      </style:paragraph-properties>
    </style:style>
    <style:style style:name="P193" style:family="paragraph" style:parent-style-name="Vocabulary">
      <style:paragraph-properties>
        <style:tab-stops>
          <style:tab-stop style:position="1.005cm"/>
        </style:tab-stops>
      </style:paragraph-properties>
    </style:style>
    <style:style style:name="P194" style:family="paragraph" style:parent-style-name="Vocabulary">
      <style:paragraph-properties fo:text-align="justify" style:justify-single-word="false"/>
    </style:style>
    <style:style style:name="P195" style:family="paragraph" style:parent-style-name="Vocabulary">
      <style:paragraph-properties>
        <style:tab-stops>
          <style:tab-stop style:position="-0.499cm"/>
          <style:tab-stop style:position="0.499cm"/>
          <style:tab-stop style:position="3.466cm"/>
        </style:tab-stops>
      </style:paragraph-properties>
    </style:style>
    <style:style style:name="P196" style:family="paragraph" style:parent-style-name="Banner">
      <style:text-properties fo:font-style="normal" style:font-style-asian="normal" style:font-style-complex="normal"/>
    </style:style>
    <style:style style:name="P197" style:family="paragraph" style:parent-style-name="Banner">
      <style:text-properties fo:font-weight="bold" style:font-weight-asian="bold" style:font-weight-complex="bold"/>
    </style:style>
    <style:style style:name="P198" style:family="paragraph" style:parent-style-name="Banner">
      <style:text-properties fo:font-weight="normal" style:font-weight-asian="normal" style:font-weight-complex="normal"/>
    </style:style>
    <style:style style:name="P199" style:family="paragraph" style:parent-style-name="Banner">
      <style:text-properties fo:font-style="italic" style:font-style-asian="italic" style:font-style-complex="italic"/>
    </style:style>
    <style:style style:name="P200" style:family="paragraph" style:parent-style-name="Standard">
      <style:paragraph-properties fo:margin-left="2.499cm" fo:margin-right="0cm" fo:text-align="justify" style:justify-single-word="false" fo:text-indent="-2cm" style:auto-text-indent="false">
        <style:tab-stops>
          <style:tab-stop style:position="-1.455cm"/>
          <style:tab-stop style:position="1.217cm"/>
          <style:tab-stop style:position="2.99cm"/>
          <style:tab-stop style:position="6.033cm"/>
          <style:tab-stop style:position="10.028cm"/>
          <style:tab-stop style:position="12.991cm"/>
        </style:tab-stops>
      </style:paragraph-properties>
    </style:style>
    <style:style style:name="P201" style:family="paragraph" style:parent-style-name="BodyHanging">
      <style:paragraph-properties fo:margin-left="6.001cm" fo:margin-right="0cm" fo:text-indent="-6.001cm" style:auto-text-indent="false">
        <style:tab-stops>
          <style:tab-stop style:position="4.5cm"/>
        </style:tab-stops>
      </style:paragraph-properties>
    </style:style>
    <style:style style:name="P202" style:family="paragraph" style:parent-style-name="Vocabulary">
      <style:paragraph-properties fo:margin-left="5.001cm" fo:margin-right="0cm" fo:text-indent="-5.001cm" style:auto-text-indent="false">
        <style:tab-stops>
          <style:tab-stop style:position="-0.529cm"/>
        </style:tab-stops>
      </style:paragraph-properties>
    </style:style>
    <style:style style:name="P203" style:family="paragraph" style:parent-style-name="Vocabulary">
      <style:paragraph-properties fo:margin-left="5.001cm" fo:margin-right="0cm" fo:text-indent="-5.001cm" style:auto-text-indent="false">
        <style:tab-stops>
          <style:tab-stop style:position="3cm"/>
        </style:tab-stops>
      </style:paragraph-properties>
    </style:style>
    <style:style style:name="P204" style:family="paragraph" style:parent-style-name="Vocabulary">
      <style:paragraph-properties fo:margin-left="5.001cm" fo:margin-right="0cm" fo:text-indent="-5.001cm" style:auto-text-indent="false">
        <style:tab-stops>
          <style:tab-stop style:position="-0.529cm"/>
        </style:tab-stops>
      </style:paragraph-properties>
      <style:text-properties fo:font-style="italic" style:font-style-asian="italic" style:font-style-complex="italic"/>
    </style:style>
    <style:style style:name="P205" style:family="paragraph" style:parent-style-name="Vocabulary">
      <style:paragraph-properties fo:margin-left="5.001cm" fo:margin-right="0cm" fo:text-indent="-5.001cm" style:auto-text-indent="false">
        <style:tab-stops>
          <style:tab-stop style:position="3cm"/>
        </style:tab-stops>
      </style:paragraph-properties>
      <style:text-properties fo:font-weight="bold" style:font-weight-asian="bold" style:font-weight-complex="bold"/>
    </style:style>
    <style:style style:name="P206" style:family="paragraph" style:parent-style-name="Vocabulary">
      <style:paragraph-properties fo:margin-left="4.249cm" fo:margin-right="0cm" fo:text-indent="-4.249cm" style:auto-text-indent="false">
        <style:tab-stops>
          <style:tab-stop style:position="-0.499cm"/>
          <style:tab-stop style:position="3cm"/>
        </style:tab-stops>
      </style:paragraph-properties>
    </style:style>
    <style:style style:name="P207" style:family="paragraph" style:parent-style-name="Flush">
      <style:text-properties fo:font-style="normal" style:font-style-asian="normal" style:font-style-complex="normal"/>
    </style:style>
    <style:style style:name="P208" style:family="paragraph" style:parent-style-name="Flush">
      <style:paragraph-properties>
        <style:tab-stops>
          <style:tab-stop style:position="2.963cm"/>
          <style:tab-stop style:position="5.98cm"/>
          <style:tab-stop style:position="8.996cm"/>
          <style:tab-stop style:position="11.986cm"/>
        </style:tab-stops>
      </style:paragraph-properties>
      <style:text-properties fo:font-style="normal" style:font-style-asian="normal" style:font-style-complex="normal"/>
    </style:style>
    <style:style style:name="P209" style:family="paragraph" style:parent-style-name="Flush">
      <style:paragraph-properties>
        <style:tab-stops>
          <style:tab-stop style:position="2.99cm"/>
          <style:tab-stop style:position="6.033cm"/>
          <style:tab-stop style:position="10.028cm"/>
          <style:tab-stop style:position="12.991cm"/>
        </style:tab-stops>
      </style:paragraph-properties>
    </style:style>
    <style:style style:name="P210" style:family="paragraph" style:parent-style-name="Flush">
      <style:paragraph-properties>
        <style:tab-stops>
          <style:tab-stop style:position="1.508cm"/>
          <style:tab-stop style:position="4.498cm"/>
          <style:tab-stop style:position="8.969cm"/>
          <style:tab-stop style:position="11.986cm"/>
        </style:tab-stops>
      </style:paragraph-properties>
    </style:style>
    <style:style style:name="P211" style:family="paragraph" style:parent-style-name="Flush">
      <style:paragraph-properties>
        <style:tab-stops>
          <style:tab-stop style:position="1.508cm"/>
          <style:tab-stop style:position="4.498cm"/>
          <style:tab-stop style:position="8.969cm"/>
          <style:tab-stop style:position="12.039cm"/>
        </style:tab-stops>
      </style:paragraph-properties>
    </style:style>
    <style:style style:name="P212" style:family="paragraph" style:parent-style-name="Flush">
      <style:paragraph-properties>
        <style:tab-stops>
          <style:tab-stop style:position="2.963cm"/>
          <style:tab-stop style:position="5.98cm"/>
          <style:tab-stop style:position="8.996cm"/>
          <style:tab-stop style:position="11.986cm"/>
        </style:tab-stops>
      </style:paragraph-properties>
    </style:style>
    <style:style style:name="P213" style:family="paragraph" style:parent-style-name="Vocabulary">
      <style:paragraph-properties fo:margin-left="4.75cm" fo:margin-right="0cm" fo:text-indent="-4.75cm" style:auto-text-indent="false">
        <style:tab-stops>
          <style:tab-stop style:position="3cm"/>
        </style:tab-stops>
      </style:paragraph-properties>
    </style:style>
    <style:style style:name="P214" style:family="paragraph" style:parent-style-name="Banner">
      <style:paragraph-properties fo:break-before="page"/>
    </style:style>
    <style:style style:name="P215" style:family="paragraph" style:parent-style-name="Standard">
      <style:paragraph-properties fo:text-align="justify" style:justify-single-word="false" fo:break-before="page"/>
    </style:style>
    <style:style style:name="P216" style:family="paragraph" style:parent-style-name="Vocabulary">
      <style:paragraph-properties fo:margin-left="1cm" fo:margin-right="0cm" fo:text-indent="0cm" style:auto-text-indent="false">
        <style:tab-stops>
          <style:tab-stop style:position="4.498cm"/>
        </style:tab-stops>
      </style:paragraph-properties>
    </style:style>
    <style:style style:name="P217" style:family="paragraph" style:parent-style-name="Vocabulary">
      <style:paragraph-properties fo:margin-left="7.001cm" fo:margin-right="0cm" fo:text-indent="-7.001cm" style:auto-text-indent="false">
        <style:tab-stops>
          <style:tab-stop style:position="3.999cm"/>
        </style:tab-stops>
      </style:paragraph-properties>
    </style:style>
    <style:style style:name="P218" style:family="paragraph" style:parent-style-name="Vocabulary">
      <style:paragraph-properties fo:margin-left="1.499cm" fo:margin-right="0cm" fo:text-indent="0cm" style:auto-text-indent="false">
        <style:tab-stops>
          <style:tab-stop style:position="5.477cm"/>
        </style:tab-stops>
      </style:paragraph-properties>
    </style:style>
    <style:style style:name="P219" style:family="paragraph" style:parent-style-name="Vocabulary">
      <style:paragraph-properties fo:margin-left="1.499cm" fo:margin-right="0cm" fo:text-indent="0cm" style:auto-text-indent="false">
        <style:tab-stops>
          <style:tab-stop style:position="5.477cm"/>
        </style:tab-stops>
      </style:paragraph-properties>
      <style:text-properties fo:font-style="normal" style:font-style-asian="normal" style:font-style-complex="normal"/>
    </style:style>
    <style:style style:name="P220" style:family="paragraph" style:parent-style-name="BodyHanging">
      <style:paragraph-properties fo:text-align="start" style:justify-single-word="false" fo:break-before="column"/>
    </style:style>
    <style:style style:name="P221" style:family="paragraph" style:parent-style-name="Standard">
      <style:paragraph-properties fo:margin-left="0cm" fo:margin-right="0cm" fo:text-indent="1.499cm" style:auto-text-indent="false">
        <style:tab-stops>
          <style:tab-stop style:position="7.99cm"/>
        </style:tab-stops>
      </style:paragraph-properties>
    </style:style>
    <style:style style:name="P222" style:family="paragraph" style:parent-style-name="Vocabulary">
      <style:paragraph-properties fo:margin-left="0cm" fo:margin-right="0cm" fo:text-indent="1.499cm" style:auto-text-indent="false">
        <style:tab-stops>
          <style:tab-stop style:position="7.99cm"/>
        </style:tab-stops>
      </style:paragraph-properties>
    </style:style>
    <style:style style:name="T1" style:family="text">
      <style:text-properties fo:font-variant="normal" fo:text-transform="none" fo:color="#2c2c2c" style:font-name="Helvetica Neue" fo:font-size="22.5pt" fo:letter-spacing="normal" fo:font-style="normal" fo:font-weight="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style:font-style-asian="italic" style:font-style-complex="italic"/>
    </style:style>
    <style:style style:name="T8" style:family="text">
      <style:text-properties fo:language="zxx" fo:country="none" fo:font-style="italic" style:language-asian="zxx" style:country-asian="none" style:font-style-asian="italic" style:language-complex="zxx" style:country-complex="none" style:font-style-complex="italic"/>
    </style:style>
    <style:style style:name="T9" style:family="text">
      <style:text-properties style:text-underline-style="none"/>
    </style:style>
    <style:style style:name="T10" style:family="text">
      <style:text-properties style:text-underline-style="none" fo:font-weight="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style-asian="normal" style:font-weight-asian="bold" style:font-style-complex="normal" style:font-weight-complex="bold"/>
    </style:style>
    <style:style style:name="T16" style:family="text">
      <style:text-properties fo:font-style="normal" fo:font-weight="normal" style:font-weight-asian="bold" style:font-weight-complex="bold"/>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font-weight="bold" style:font-weight-asian="bold" style:font-weight-complex="bold"/>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fo:font-weight="normal" style:font-weight-asian="bold" style:font-weight-complex="bold"/>
    </style:style>
    <style:style style:name="T24" style:family="text">
      <style:text-properties style:text-position="super 58%"/>
    </style:style>
    <style:style style:name="T25" style:family="text">
      <style:text-properties style:text-position="super 58%" fo:font-style="italic" style:font-style-asian="italic" style:font-style-complex="italic"/>
    </style:style>
    <style:style style:name="T26" style:family="text">
      <style:text-properties style:text-position="super 58%" fo:font-style="italic" style:text-underline-style="none" style:font-style-asian="italic" style:font-style-complex="italic"/>
    </style:style>
    <style:style style:name="T27" style:family="text">
      <style:text-properties style:text-position="super 58%" fo:font-style="italic" fo:font-weight="normal" style:font-style-asian="italic" style:font-weight-asian="normal" style:font-style-complex="italic" style:font-weight-complex="normal"/>
    </style:style>
    <style:style style:name="T28" style:family="text">
      <style:text-properties style:font-name="Times New Roman"/>
    </style:style>
    <style:style style:name="T29" style:family="text">
      <style:text-properties fo:font-variant="small-cap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ntario High School Latin Book</text:span> </text:p>
      <text:p text:style-name="P1">PA 2087 R65 1906</text:p>
      <text:p text:style-name="P1"/>
      <text:p text:style-name="P12">{{spine}}</text:p>
      <text:p text:style-name="P1">Ontario High School Latin Book</text:p>
      <text:p text:style-name="P12">{{cover}}</text:p>
      <text:p text:style-name="P5">Ontario </text:p>
      <text:p text:style-name="P5">High School</text:p>
      <text:p text:style-name="P5">Latin Book</text:p>
      <text:p text:style-name="P1"/>
      <text:p text:style-name="P1">Authorized by the Ministry of Education for Ontario</text:p>
      <text:p text:style-name="P1"/>
      <text:p text:style-name="P1">The Educational Book Co. Limited </text:p>
      <text:p text:style-name="P1">Toronto</text:p>
      <text:p text:style-name="P1"/>
      <text:p text:style-name="P1">[[Plate <text:span text:style-name="T11">–</text:span> Tomb of Hadrian and Aelian Bridge. <text:s/>(<text:span text:style-name="T2">Now the Castle and Bridge of St</text:span><text:span text:style-name="T7">.</text:span><text:span text:style-name="T2"> Angelo.</text:span>)]]</text:p>
      <text:p text:style-name="P1"/>
      <text:p text:style-name="P12">{{i}}</text:p>
      <text:p text:style-name="P1">Ontario </text:p>
      <text:p text:style-name="P1">High School</text:p>
      <text:p text:style-name="P1">Latin Book</text:p>
      <text:p text:style-name="P1">(Latin Lessons for Beginners)</text:p>
      <text:p text:style-name="P1"/>
      <text:p text:style-name="P1">By</text:p>
      <text:p text:style-name="P1">J. C. Robertson, M. A.</text:p>
      <text:p text:style-name="P1">Victoria College, University of Toronto</text:p>
      <text:p text:style-name="P1">and</text:p>
      <text:p text:style-name="P1">Adam Carruthers, M. A.</text:p>
      <text:p text:style-name="P1">University College, <text:s/>University of Toronto</text:p>
      <text:p text:style-name="P1"/>
      <text:p text:style-name="P2">Authorized by the Minister of Education for Ontario</text:p>
      <text:p text:style-name="P1">The Educational Book Co. Limited </text:p>
      <text:p text:style-name="P8">Toronto</text:p>
      <text:p text:style-name="P8">(10)</text:p>
      <text:p text:style-name="P8"/>
      <text:p text:style-name="P12">{{ii}}</text:p>
      <text:p text:style-name="P8">Entered according to the Act of Parliament of Canada, in the Office of the Minister of Agriculture, by W. J. Gage &amp; Co. Limited, Toronto, in the year one thousand nine hundred and six.</text:p>
      <text:p text:style-name="P8"/>
      <text:p text:style-name="P12">{{iii}}</text:p>
      <text:p text:style-name="P8">Preface</text:p>
      <text:p text:style-name="P8"/>
      <text:p text:style-name="P120">This book is the result of a revision of the Primary Latin Book which was published in 1892. <text:s/>The experience of the intervening years and, in part, the changed conditions in our school, have led to a revision so thorough as to produce an altogether new book. <text:s/>Yet in some important respects the point of view of the earlier work has been retained. <text:s/>It is recognized throughout that the primary object of an introductory Latin book is to prepare pupils for the reading of Latin; that the acquiring of a vocabulary, the mastery of accidence and syntax, are to be regarded as means to that end; and, finally, that the only <text:soft-page-break/>way to learn how to read Latin is by much practice in reading Latin. <text:s/>The temptation to dwell upon what is not essential for beginners, merely for the sake of completeness, has constantly to be resisted, and in an introductory Latin book merely to know what to omit is itself a great merit, if a negative one.</text:p>
      <text:p text:style-name="P120">The improvements made in the order of the lessons do not involve any material change in principle. <text:s/>Most introductory Latin books published in the last two decades follow a plan which some theorists have criticized as disjointed and lacking in continuity. <text:s/>It is claimed that the unsystematic and piecemeal presentation of forms and syntax, which to-day directs attention to the verb, to-morrow to the noun, and the day after to some rule of syntax, is a violation of the laws of psychology and of pedagogy. <text:s/>Surely, however, this is no psychological necessity for our learning a language in the same order in which reflective analysis and systematized grammar present it; no law of the mind bids us learn all our nouns before we venture upon the verb, or prescribes that, after becoming acquainted with one pronoun, we shall forthwith master all the rest. <text:s/>On the other hand, experience, to which the final appeal must be made, has shown that there is a distinct gain when topics are varied according to a well-considered plan. <text:s/>If, for example, some lessons on the noun or adjective intervene between the lesson on the perfect indicative and that on the pluperfect, a much greater amount of drill in the perfect can be obtained than by the method in which practice in the perfect<text:span text:style-name="T25">{{iv}}</text:span> in one lesson must of necessity give place to practice in the pluperfect immediately afterwards. <text:s/>The success of the method which is now usually followed depends, however, on having, first, a well-planned order of lessons which neither unduly separates matters that should be closely connected, nor presents too great and too varied an array of topics in one and the same lesson; and, secondly, a series of exercises that never allows what has been learned at any stage to be forgotten through having been too long neglected. <text:s/>This, with a proper amount of review work, will secure all the systematization that is necessary for the beginner.</text:p>
      <text:p text:style-name="Standard">To the vocabulary most careful attention has been given. <text:s/>Whether consciously or not, the authors of introductory books are, by their choice of vocabulary, really preparing the beginner to read some particular style of Latin. <text:s/>A selection being unavoidable, it has seemed beset to prepare for the reading of Caesar, not so much by selecting sentence from the Gallic War, with little or no change, as by familiarizing the pupil from the first with words and phrases of frequent occurrence throughout Caesar's narrative. <text:s/>At the same time regard has been had to the usefulness of the vocabulary for other purposes. <text:s/>But on the whole the words that are frequent in Caesar are words that should form part of the vocabulary of every student of Latin. <text:s/>The absence of such words as <text:span text:style-name="T2">ancilla</text:span>, <text:span text:style-name="T2">corōna, </text:span>and <text:span text:style-name="T2">stella </text:span>may be deplored, but <text:span text:style-name="T8">fuga</text:span>, <text:span text:style-name="T2">rīpa</text:span>, and <text:span text:style-name="T2">cōpia</text:span> are quite valuable from any point of view, and for Caesar are incomparably more useful.</text:p>
      <text:p text:style-name="Standard">The rule has been followed of giving not more than ten new words with each exercise. <text:s/>This has necessitated a careful selection of the words and phrases that would prove most valuable both for immediate and for later use. <text:s/>Especial care also has been taken that words once introduced shall not after a time be disused; it is within the mark to say that the exercises of any group of ten consecutive lessons employ more than ninety per cent of all the words hitherto learned. <text:s/>Wherever possible, related words have been so grouped in one vocabulary as not only to help the memory but also to give some knowledge of the principles of composition and derivation.</text:p>
      <text:p text:style-name="Standard">At intervals of about five lessons are review word lists, given alternately in Latin and in English, and variously classified; each list thus contains the words that have been introduced in the preceding ten lessons. <text:s/>The topical classification of the English lists will be found especially useful, and will doubtless suggest to the teacher other groupings and combinations which can be readily made.<text:span text:style-name="T25">{{v}}</text:span></text:p>
      <text:p text:style-name="Standard">The exercises are so graded, and the sentences call for so constant an interweaving of old matter with new, that it is believed continuous and rapid progress will be possible, with no sudden increase of difficulty at any stage. <text:s/>In the latter part of the book the exercises are given in a double series, A and B, either of which is sufficient for a complete course. <text:s/>There is thus provided abundant matter for review, for oral or sight work, for examination purposes, for additional practice in difficult points, as well as for a change in the routine of work from year to year. <text:s/>If the exercises, as well as the whole book, seem <text:soft-page-break/>longer by reason of the larger type used, that is a fault that will be readily forgiven. <text:s/>Much difference of opinion exists as to the respective value of translation from Latin and translation into Latin. <text:s/>In any case, sufficient material is provided in this book for those who hold the view that translation from English into Latin, when not too difficult, is an invaluable means of clinching the knowledge of forms and syntax alike.</text:p>
      <text:p text:style-name="Standard">In order to relate the work in Latin more closely and more profitably to what the pupil will already have learned of grammar, or may learn at a later stage, care has been taken in the explanations given, both to use the terminology already familiar from his study of English grammar, and to keep in view the statements of Latin grammar as they are given in more advanced books.</text:p>
      <text:p text:style-name="Standard">The constant translation of detached sentences may easily become a source of weariness to the pupil, who, after much toiling, does not seem to be arriving anywhere. <text:s/>To obviate this, a reading lesson in for form of a continuous story has been inserted after each word list. <text:s/>The stories are drawn from Roman legend, the order of chronology being observed, and for the most part illustrate the resolution, sense of duty and devotion to country so characteristic of the Romans. <text:s/>These lessons are, in the strictest sense, reviews; they are not adaptations of any existing narrative, but have been built up out of the material afforded by the previous vocabularies and exercises. <text:s/>The are sufficiently long to give the detail needed to make a story interesting, and yet are in such close relation to the work just completed that they can be read without a discouraging amount of labour, and even, by at least the better pupils, at sight. <text:s/>Apart from the question of interest and practice, it is no small thing for a pupil to have learned that he is able to apply successfully the knowledge he already has to the work of translating continuous narrative.<text:span text:style-name="T25">{{vi}}</text:span></text:p>
      <text:p text:style-name="Standard">For <text:span text:style-name="T9">classes in which it may be desirable to take up some easier Latin preparatory to the study of Caesar, there have been added a summary of Caesar's First Campaign in Gaul, and an adaptation of the Story of Ulysses from Ritchie's admirable </text:span><text:span text:style-name="T3">Fabulae Faciles</text:span><text:span text:style-name="T5">.</text:span></text:p>
      <text:p text:style-name="Standard">The illustrations in the book are intended in part to furnish through the eye more accurate ideas of the meaning of certain Latin words and expressions, and in part to interest the pupil in the great monuments of Rome, and thus in the achievements of that masterful people whose language he is learning and whose literature he is about to read. <text:s/>If the exercises are largely connected with military operations, the illustrations and the introductory sections will show that the Romans were architects, engineers, law-givers, and administrators, as well as warriors.</text:p>
      <text:p text:style-name="Standard">It remains for the authors to express their indebtedness for valuable suggestions and criticism both to their colleagues in the University and to many of the teachers of Lain in the secondary schools of Ontario, especially among the latter to Mr. H. I. Strang, Mr. H. J. Crawford, Mr. F. C. Colbeck, and Mr. D. A. Glassey.</text:p>
      <text:p text:style-name="P11"/>
      <text:p text:style-name="P11">Toronto, March, 1906.</text:p>
      <text:p text:style-name="P11"/>
      <text:p text:style-name="P13">{{vii}}</text:p>
      <text:p text:style-name="P11">Contents.</text:p>
      <text:p text:style-name="P11">Introductory Lessons.</text:p>
      <text:p text:style-name="P11"/>
      <text:p text:style-name="P11">Lesson</text:p>
      <text:p text:style-name="P11">Page</text:p>
      <text:p text:style-name="P11"/>
      <text:p text:style-name="P13">{{x}}</text:p>
      <text:p text:style-name="P11">Supplementary Reading Lessons</text:p>
      <text:p text:style-name="P11">Caesar's First Campaign in Gaul</text:p>
      <text:p text:style-name="P11">The Story of Ulysses</text:p>
      <text:p text:style-name="P11"/>
      <text:p text:style-name="P11"><text:soft-page-break/>Tables of Declensions and Conjugations</text:p>
      <text:p text:style-name="P11"/>
      <text:p text:style-name="P11">Descriptions of Illustrations</text:p>
      <text:p text:style-name="P11"/>
      <text:p text:style-name="P11">Latin-English Vocabulary</text:p>
      <text:p text:style-name="P11"/>
      <text:p text:style-name="P11">English-Latin Vocabulary</text:p>
      <text:p text:style-name="P11"/>
      <text:p text:style-name="P11">Index</text:p>
      <text:p text:style-name="P11"/>
      <text:p text:style-name="P13">{{xi}}</text:p>
      <text:p text:style-name="P11">Maps</text:p>
      <text:p text:style-name="P11">Italy and Gaul</text:p>
      <text:p text:style-name="P11">Rome</text:p>
      <text:p text:style-name="P11"/>
      <text:p text:style-name="P11">Full-Page Illustrations</text:p>
      <text:p text:style-name="P8"><text:span text:style-name="T9">(</text:span><text:span text:style-name="T3">For description see page 362.</text:span><text:span text:style-name="T9">)</text:span></text:p>
      <text:p text:style-name="P11">Tomb of Hadrian</text:p>
      <text:p text:style-name="P11">Appian Way</text:p>
      <text:p text:style-name="P11">Tomb of Caecilia Metella</text:p>
      <text:p text:style-name="P11">Pantheon</text:p>
      <text:p text:style-name="P11">Colosseum</text:p>
      <text:p text:style-name="P11">Claudian Aqueduct and Cloaca Maxima</text:p>
      <text:p text:style-name="P11">Trajan' Column</text:p>
      <text:p text:style-name="P11">Arch of Severus</text:p>
      <text:p text:style-name="P11">Baths of Caracalla</text:p>
      <text:p text:style-name="P11">Forum, looking east</text:p>
      <text:p text:style-name="P11">Forum, looking west</text:p>
      <text:p text:style-name="P11">Forum, restored</text:p>
      <text:p text:style-name="P11">Arch of Constantine</text:p>
      <text:p text:style-name="P11">Spoils of Jerusalem</text:p>
      <text:p text:style-name="P11"/>
      <text:p text:style-name="P11">Illustrations in the Text</text:p>
      <text:p text:style-name="P11">Roman Coins</text:p>
      <text:p text:style-name="P11">Roman Eagle</text:p>
      <text:p text:style-name="P11">Sword</text:p>
      <text:p text:style-name="P11">Soldier</text:p>
      <text:p text:style-name="P11">Spear</text:p>
      <text:p text:style-name="P11">The Wall of Romulus</text:p>
      <text:p text:style-name="P11">Remains of Roman Camp</text:p>
      <text:p text:style-name="P11">Standard</text:p>
      <text:p text:style-name="P11">Caius Julius Caesar (<text:span text:style-name="T2">Bust in the Louvre, Paris</text:span>)</text:p>
      <text:p text:style-name="P11">Soldiers on the March</text:p>
      <text:p text:style-name="P11">Arms and Weapons</text:p>
      <text:p text:style-name="P11">Writing Implements and Materials (<text:span text:style-name="T2">Wall painting at Pompeii</text:span>)</text:p>
      <text:p text:style-name="P11">Porta Appia</text:p>
      <text:p text:style-name="P11">Rampart and Trench</text:p>
      <text:p text:style-name="P11">Military Standards<text:span text:style-name="T25">{{xii}}</text:span></text:p>
      <text:p text:style-name="P8">Tomb of the Horatii and Curiatii near Alba</text:p>
      <text:p text:style-name="P8"><text:soft-page-break/>War-galleys (<text:span text:style-name="T2">Wall-painting at Pompeii</text:span>)</text:p>
      <text:p text:style-name="P8">War-ship (<text:span text:style-name="T2">Praeneste Relief</text:span>)</text:p>
      <text:p text:style-name="P8">Roman Coin</text:p>
      <text:p text:style-name="P8">Statue of Augustus (<text:span text:style-name="T2">Vatican Museum, Rome</text:span>)</text:p>
      <text:p text:style-name="P8">Transport Ship (<text:span text:style-name="T2">Ancient Relief</text:span>)</text:p>
      <text:p text:style-name="P8">Cicero Addressing the Senate (<text:span text:style-name="T2">Fresco in Palace of the Senate, Rome</text:span>)</text:p>
      <text:p text:style-name="P8">Soldier's Pack</text:p>
      <text:p text:style-name="P8">Attack on a Walled City</text:p>
      <text:p text:style-name="P8">Aqueduct at Nismes</text:p>
      <text:p text:style-name="P8">The Dying Gaul (<text:span text:style-name="T2">Museum of the Capitol, Rome</text:span>)</text:p>
      <text:p text:style-name="P8">Soldiers Crossing a Bridge of Boats (Trajan's Column)</text:p>
      <text:p text:style-name="P8">Coin of Hadrian</text:p>
      <text:p text:style-name="P8">Roman Fleet in Harbour</text:p>
      <text:p text:style-name="P8">Temple at Nismes</text:p>
      <text:p text:style-name="P8">Coin of Antoninus Pius</text:p>
      <text:p text:style-name="P8"/>
      <text:p text:style-name="P12">{{1}}</text:p>
      <text:p text:style-name="P7">Latin Lessons for Beginners</text:p>
      <text:p text:style-name="P8"/>
      <text:p text:style-name="P7">Introduction.</text:p>
      <text:p text:style-name="P8"/>
      <text:p text:style-name="P8">The Latin Language and the Roman People.</text:p>
      <text:p text:style-name="P8"/>
      <text:p text:style-name="Standard"><text:span text:style-name="T20">1</text:span><text:span text:style-name="T23">.</text:span> Latin is the language that was spoken by the people of ancient Rome. <text:s/>The word <text:span text:style-name="T2">Latin</text:span> is derived from the adjective <text:span text:style-name="T2">Latinus</text:span>, meaning <text:span text:style-name="T2">belonging to Latium</text:span>. <text:s/>Latium was the district occupying the plain south of the river Tiber, and its inhabitants, the Latins, possessed several towns and strongholds, amoung which was Rome. <text:s/>In time Rome came to be the strongest of all these Latin towns, so that the other Latins, at first the kinsmen and allies of the Romans, became at length their subjects. Accordingly from a very early date the Latin ceased to be applied to the people and city of Rome, and was used only of the other inhabitants of Latium, although it was always retained in speaking of the language common to Romans and Latins.</text:p>
      <text:p text:style-name="Standard"><text:span text:style-name="T20">2</text:span><text:span text:style-name="T23">.</text:span> For several centuries after the found of their settlement, the Romans were but an inconspicuous people, holding amid constant struggles a very small portion of Italian territory. <text:s/>From about 350 B.C., however, their power extended rapidly; within a century they had conquered the whole peninsula of Italy; and by the beginning of the Christian era,<text:span text:style-name="T25">{{2}}</text:span> Rome was mistress of all the lands bordering on the Mediterranean, virtually, that is, of the then known world. <text:s/>The Roman empire thus established lasted unbroken for over 400 years, and for more than 1,000 years thereafter the influence of Rome was paramount in Europe.</text:p>
      <text:p text:style-name="Standard"><text:span text:style-name="T20">3</text:span><text:span text:style-name="T23">.</text:span> This supremacy of the Roman people was based on certain qualities which we find them possessing from the beginning of their history. <text:s/>The Romans were extremely resolute, daunted by no reverse or misfortune, strenuous and untiring; stern and ruthless, though on the whole honourable in their dealings; they were conspicuous for the self-denying patriotism and their high sense of duty; they lacked refinement and imagination, but were clear-headed, business-like, and efficient; and finally they were not a mere fighting race, but one gifted above all other nations with power of governing, framing laws, and organizing. <text:s/>Roman law, Roman organization, and Roman institutions persist to this day over most of continental Europe; and when in the middle ages the power of the Roman empire passed over to the Roman church, this genius for organization and government was not lost. <text:s/>Quite as important, too, as these contributions to modern civilization is the fact that Rome, after conquering the ancient world, gathered up into her own civilization all that Greece, Egypt, and Asia had of value for mankind <text:soft-page-break/>in science, literature, art, philosophy, and religion, and preserved it for the modern world.</text:p>
      <text:p text:style-name="Standard"><text:span text:style-name="T20">4</text:span><text:span text:style-name="T23">.</text:span> During the long centuries of Roman supremacy in Europe, Latin came to have a peculiar pre-eminence which no other language has ever enjoyed. <text:s/>French, <text:span text:style-name="T25">{{3}}</text:span>Italian, Spanish, and Portuguese are merely the modern representatives of Latin as it was spoken in various parts of the Roman empire (whence they are known as the <text:span text:style-name="T2">Romance</text:span> languages). <text:s/>Moreover all through the middle ages and down to quite modern times, Latin was the language of learning and diplomacy; an educated man in any part of Europe knew Latin as well as his own language, and both wrote and spoke it freely. <text:s/>Partly for this latter reason, and partly because of England's close relations with France from the time of the Norman Conquest, the English language also has been profoundly influenced by Latin.<text:span text:style-name="T28"><text:note text:id="ftn1" text:note-class="footnote"><text:note-citation>1</text:note-citation><text:note-body><text:p text:style-name="P112">English belongs to a different group of languages from Latin and French, and is more akin to Dutch, German, Danish, and Norse. <text:s/>This group of languages is called Teutonic, and the Teutonic and Latin groups seem to have descended from some still earlier common language. <text:s/>Hence there are resemblances between English and Latin words, even where it is certain that the English word has not come even indirectly from Latin: as e.g. <text:span text:style-name="T2">mother</text:span><text:span text:style-name="T11"> and </text:span><text:span text:style-name="T2">mater</text:span><text:span text:style-name="T11">, </text:span><text:span text:style-name="T2">two</text:span><text:span text:style-name="T11"> and </text:span><text:span text:style-name="T2">duo</text:span><text:span text:style-name="T11">. <text:s/>Such related words are called </text:span><text:span text:style-name="T2">cognates</text:span><text:span text:style-name="T11">; words which have come to us from Latin are called </text:span><text:span text:style-name="T2">derivatives</text:span><text:span text:style-name="T11">.</text:span></text:p></text:note-body></text:note></text:span> <text:s/>Countless words, originally Latin, have been introduced from French, especially during the fourteenth and fifteenth centuries; and innumerable words have all been taken directly from Latin during the whole period from the time of the Roman occupation of Britain to the present day, but particularly since A.D. 1500. <text:s/>It has been estimated that fully forty per cent of our English vocabulary has thus come, directly or indirectly, from Latin.</text:p>
      <text:p text:style-name="P10"/>
      <text:p text:style-name="P10">The Alphabet.</text:p>
      <text:p text:style-name="P10"/>
      <text:p text:style-name="Standard">5. The Latin alphabet is the same as the English, except that <text:span text:style-name="T20">W</text:span> is never used. <text:s/><text:span text:style-name="T20">K</text:span> occurs in but a few words and always as an initial letter; even here it is replaced by <text:span text:style-name="T20">C</text:span> in many books, as <text:span text:style-name="T20">Karthāgō</text:span> or <text:span text:style-name="T20">Carthāgō</text:span>, <text:span text:style-name="T6">Carthage</text:span>.<text:span text:style-name="T25">{{4}}</text:span></text:p>
      <text:p text:style-name="Standard"><text:span text:style-name="T20">Y</text:span> and <text:span text:style-name="T20">Z</text:span> began to be used in the first century B.C., in a few words borrowed from the Greeks, to represent sounds foreign to Latin. <text:s/>The Romans themselves used but one sign <text:span text:style-name="T20">V</text:span> for both the vowel <text:span text:style-name="T20">U</text:span> and the semi-consonantal <text:span text:style-name="T20">V</text:span> (pronounced <text:span text:style-name="T2">w</text:span>), and similarly one sign <text:span text:style-name="T20">I</text:span> for both the vowel <text:span text:style-name="T20">I</text:span> and the semi-consonantal <text:span text:style-name="T20">J</text:span> (pronounced <text:span text:style-name="T2">y</text:span>). <text:s/>For the sake of convenience and clearness, however, many modern books (especially those for beginners in Latin) follow the custom that arose in the middle ages, of using distinct signs for the different sounds.</text:p>
      <text:p text:style-name="Standard">Only the capital letters (<text:span text:style-name="T2">majuscules</text:span>) were used by the Romans; while the use of smaller “Roman” letters (<text:span text:style-name="T2">miniscules</text:span>) dates from the eighth century A.D.</text:p>
      <text:p text:style-name="P10"/>
      <text:p text:style-name="P10">[[image : DIVVUS IVLIUS Divus Julius: The Divine Julius.]]</text:p>
      <text:p text:style-name="P10">[[image : IUDAEA CAPTA Judaea Capta: Judea Conquered.]]</text:p>
      <text:p text:style-name="P10">[[caption : <text:span text:style-name="T20">Roman Coins</text:span>.]]</text:p>
      <text:p text:style-name="P10"/>
      <text:p text:style-name="P10">Sounds of the Letters.</text:p>
      <text:p text:style-name="P10"/>
      <text:p text:style-name="P10">Vowels.</text:p>
      <text:p text:style-name="P10"/>
      <text:p text:style-name="Standard">6. Each of the five<text:span text:style-name="T28"><text:note text:id="ftn2" text:note-class="footnote"><text:note-citation>2</text:note-citation><text:note-body><text:p text:style-name="P113">Y<text:span text:style-name="T22">, which rarely occurs, has a sound between </text:span><text:span text:style-name="T6">u</text:span><text:span text:style-name="T22"> and </text:span><text:span text:style-name="T6">i</text:span><text:span text:style-name="T22"> (French </text:span><text:span text:style-name="T6">u</text:span><text:span text:style-name="T22"> or German </text:span><text:span text:style-name="T6">ü</text:span><text:span text:style-name="T22">).</text:span></text:p></text:note-body></text:note></text:span> vowels, <text:span text:style-name="T20">a</text:span>, <text:span text:style-name="T20">e</text:span>, <text:span text:style-name="T20">i</text:span>, <text:span text:style-name="T20">o</text:span>, <text:span text:style-name="T20">u</text:span>, has but two sounds, a long and a short. <text:s/>The long sounds differ from the short chiefly in requiring a distinctly longer time to utter them.<text:span text:style-name="T25">{{5}}</text:span></text:p>
      <text:p text:style-name="P10"/>
      <text:p text:style-name="P107"><text:span text:style-name="T20">ā</text:span> is sounded like <text:span text:style-name="T2">a</text:span> in <text:span text:style-name="T2">father</text:span> or <text:span text:style-name="T2">amen</text:span> (pronounced as in singing), when these words are uttered slowly, or like the second <text:span text:style-name="T2">a</text:span> in <text:span text:style-name="T2">aha</text:span>.</text:p>
      <text:p text:style-name="P107"><text:span text:style-name="T20">ă</text:span> is sounded like <text:span text:style-name="T2">a</text:span> in <text:span text:style-name="T2">father</text:span> or <text:span text:style-name="T2">amen</text:span> when uttered briskly, or like the first <text:span text:style-name="T2">a</text:span> in <text:span text:style-name="T2">aha</text:span>.</text:p>
      <text:p text:style-name="P107"><text:soft-page-break/><text:span text:style-name="T20">ē</text:span> is sounded like <text:span text:style-name="T2">e</text:span> in <text:span text:style-name="T2">they,</text:span> <text:span text:style-name="T2">veil,</text:span> or <text:span text:style-name="T2">a</text:span> in <text:span text:style-name="T2">fate</text:span><text:span text:style-name="T7">.</text:span></text:p>
      <text:p text:style-name="P107"><text:span text:style-name="T20">ĕ</text:span> is sounded like <text:span text:style-name="T2">e</text:span> in <text:span text:style-name="T2">met,</text:span> <text:span text:style-name="T2">end</text:span><text:span text:style-name="T7">.</text:span></text:p>
      <text:p text:style-name="P107"><text:span text:style-name="T20">ī</text:span> is sounded like <text:span text:style-name="T2">i</text:span> in <text:span text:style-name="T2">machine</text:span>, <text:span text:style-name="T2">police</text:span>.</text:p>
      <text:p text:style-name="P107"><text:span text:style-name="T20">ĭ</text:span> is sounded like <text:span text:style-name="T2">i</text:span> in <text:span text:style-name="T2">set,</text:span> <text:span text:style-name="T2">is</text:span><text:span text:style-name="T7">.</text:span></text:p>
      <text:p text:style-name="P107"><text:span text:style-name="T20">ō</text:span> is sounded like the second <text:span text:style-name="T2">o</text:span> in <text:span text:style-name="T2">oho</text:span> or <text:span text:style-name="T2">propose</text:span>, or like <text:span text:style-name="T2">o</text:span> in <text:span text:style-name="T2">melodious</text:span>, <text:span text:style-name="T2">heroic</text:span><text:span text:style-name="T7">.</text:span></text:p>
      <text:p text:style-name="P107"><text:span text:style-name="T20">ŏ</text:span> is sounded like the first <text:span text:style-name="T2">o</text:span> in <text:span text:style-name="T2">oho</text:span> or <text:span text:style-name="T2">propose</text:span>, or like <text:span text:style-name="T2">o</text:span> in <text:span text:style-name="T2">melody</text:span>, <text:span text:style-name="T2">heroine</text:span><text:span text:style-name="T7">.</text:span></text:p>
      <text:p text:style-name="P107"><text:span text:style-name="T20">ū</text:span> is sounded like <text:span text:style-name="T2">u</text:span> in <text:span text:style-name="T2">rule</text:span>, or <text:span text:style-name="T2">oo</text:span> in <text:span text:style-name="T2">cuckoo,</text:span> <text:span text:style-name="T2">boot,</text:span> <text:span text:style-name="T2">poor</text:span><text:span text:style-name="T7">.</text:span></text:p>
      <text:p text:style-name="P107"><text:span text:style-name="T20">ŭ</text:span> is sounded like <text:span text:style-name="T2">u</text:span> in <text:span text:style-name="T2">pull</text:span>, <text:span text:style-name="T2">cuckoo</text:span>, or <text:span text:style-name="T2">oo</text:span> in <text:span text:style-name="T2">foot,</text:span> <text:span text:style-name="T2">good</text:span><text:span text:style-name="T7">.</text:span></text:p>
      <text:p text:style-name="P10"/>
      <text:p text:style-name="Standard">N.B. — It is especially important to avoid the English short sounds of <text:span text:style-name="T2">a</text:span>, <text:span text:style-name="T2">o</text:span>, and <text:span text:style-name="T2">u</text:span> as in <text:span text:style-name="T2">hat</text:span>, <text:span text:style-name="T2">hot,</text:span> <text:span text:style-name="T2">hut,</text:span> or the <text:span text:style-name="T2">you</text:span> sound of <text:span text:style-name="T2">u</text:span> as in <text:span text:style-name="T2">pure</text:span>, <text:span text:style-name="T2">use</text:span><text:span text:style-name="T7">.</text:span></text:p>
      <text:p text:style-name="P10"/>
      <text:p text:style-name="Standard"><text:span text:style-name="T20">7</text:span><text:span text:style-name="T23">.</text:span> It should also be observed that in Latin a long vowel often precedes a combination of consonants before which, in English, a single vowel is regularly short; as, <text:span text:style-name="T20">īnfēnsus</text:span>, <text:span text:style-name="T20">adēmptum</text:span>, <text:span text:style-name="T20">crēscō</text:span>.</text:p>
      <text:p text:style-name="Standard">Many foreign geographical or biographical names illustrate the values of the Roman values; as, Tokio, Rio, Pisa, Upsala, Tripoli, Yenisei, Yokohama, Amur, Mikado, Iago, Galileo, Rossini, Hegel, Buddha, Hindu; so also many musical terms borrowed from the Italian; as, trio, <text:span text:style-name="T2">do</text:span>, <text:span text:style-name="T2">re,</text:span> <text:span text:style-name="T2">mi,</text:span> <text:span text:style-name="T2">fa</text:span>.<text:span text:style-name="T25">{{6}}</text:span></text:p>
      <text:p text:style-name="P10"/>
      <text:p text:style-name="P10">Diphtongs.</text:p>
      <text:p text:style-name="P10"/>
      <text:p text:style-name="Standard"><text:span text:style-name="T20">8</text:span><text:span text:style-name="T23">.</text:span> The diphthongs in Latin have all arisen from two vowels sounded in their proper order, but slurred so that they occupy the time of a single long vowel. <text:s/>Latin has six diphthongs, of which only <text:span text:style-name="T20">ae</text:span> and <text:span text:style-name="T20">au</text:span> occur frequently.</text:p>
      <text:p text:style-name="P10"/>
      <text:p text:style-name="P115"><text:span text:style-name="T20">ae</text:span> is sounded like <text:span text:style-name="T2">ai</text:span> in <text:span text:style-name="T2">aisle</text:span><text:span text:style-name="T7">.</text:span></text:p>
      <text:p text:style-name="P115"><text:span text:style-name="T20">au</text:span> is sounded like ou in <text:span text:style-name="T2">house</text:span><text:span text:style-name="T7">.</text:span></text:p>
      <text:p text:style-name="P115"><text:span text:style-name="T20">oe</text:span> is sounded like <text:span text:style-name="T2">oi</text:span> in <text:span text:style-name="T2">boil</text:span><text:span text:style-name="T7">.</text:span></text:p>
      <text:p text:style-name="P115"><text:span text:style-name="T20">ei</text:span> is sounded like <text:span text:style-name="T2">ei</text:span> in <text:span text:style-name="T2">vein</text:span><text:span text:style-name="T7">.</text:span></text:p>
      <text:p text:style-name="P115"><text:span text:style-name="T20">eu</text:span> is sounded like <text:span text:style-name="T2">ĕ-oo</text:span> in rapid succession.</text:p>
      <text:p text:style-name="P115"><text:span text:style-name="T20">ui</text:span> is sounded like <text:span text:style-name="T2">oo-i</text:span> in rapid succession.</text:p>
      <text:p text:style-name="P115"/>
      <text:p text:style-name="Standard">Among the Romans themselves in Imperial times, there was a tendency to replace the diphthongal sound of <text:span text:style-name="T20">ae</text:span><text:span text:style-name="T22"> by the long sound of </text:span><text:span text:style-name="T20">e</text:span><text:span text:style-name="T22"> (like </text:span><text:span text:style-name="T6">ai</text:span><text:span text:style-name="T22"> in </text:span><text:span text:style-name="T6">pain</text:span><text:span text:style-name="T22">), and this from about A.D. 300 became the regular pronunciation.</text:span></text:p>
      <text:p text:style-name="P10"/>
      <text:p text:style-name="P10">Consonants.</text:p>
      <text:p text:style-name="P10"/>
      <text:p text:style-name="Standard"><text:span text:style-name="T20">9</text:span><text:span text:style-name="T23">.</text:span> The consonants have each a single sound, which in most cases is that usual in English. <text:s/>The following points deserve special attention:</text:p>
      <text:p text:style-name="P10"/>
      <text:p text:style-name="P10"><text:span text:style-name="T20">c</text:span> is sounded as in <text:span text:style-name="T2">come</text:span>, <text:span text:style-name="T2">sceptic</text:span>, never as in <text:span text:style-name="T2">cent</text:span>, <text:span text:style-name="T2">sceptre</text:span><text:span text:style-name="T7">.</text:span></text:p>
      <text:p text:style-name="P10"><text:span text:style-name="T20">g</text:span> is sounded as in <text:span text:style-name="T2">get</text:span>, <text:span text:style-name="T2">give</text:span>, never as in <text:span text:style-name="T2">gem</text:span>, <text:span text:style-name="T2">gin</text:span><text:span text:style-name="T7">.</text:span></text:p>
      <text:p text:style-name="P10"><text:span text:style-name="T20">s</text:span> is sounded as in <text:span text:style-name="T2">this,</text:span> <text:span text:style-name="T2">gas,</text:span> never as in <text:span text:style-name="T2">his,</text:span> <text:span text:style-name="T2">has</text:span><text:span text:style-name="T7">.</text:span></text:p>
      <text:p text:style-name="P10"><text:span text:style-name="T20">t</text:span> is sounded as in <text:span text:style-name="T2">mightiest,</text:span> never as in <text:span text:style-name="T2">righteous</text:span><text:span text:style-name="T7">.</text:span></text:p>
      <text:p text:style-name="P10"><text:span text:style-name="T20">x</text:span> is sounded as in <text:span text:style-name="T2">exercise</text:span> (<text:span text:style-name="T2">x</text:span> = <text:span text:style-name="T2">ks</text:span>), never as in <text:span text:style-name="T2">exert</text:span> (<text:span text:style-name="T2">x</text:span> = <text:span text:style-name="T2">gz</text:span>).</text:p>
      <text:p text:style-name="P10"><text:span text:style-name="T20">j</text:span> is sounded as <text:span text:style-name="T2">y</text:span> in <text:span text:style-name="T2">yet,</text:span> or as <text:span text:style-name="T2">j</text:span> in <text:span text:style-name="T2">Hallelujah</text:span><text:span text:style-name="T7">.</text:span></text:p>
      <text:p text:style-name="P10"><text:span text:style-name="T20">v</text:span> is sounded as <text:span text:style-name="T2">w</text:span> in <text:span text:style-name="T2">wet,</text:span> <text:span text:style-name="T2">beware</text:span><text:span text:style-name="T7">.</text:span></text:p>
      <text:p text:style-name="P10"><text:span text:style-name="T20">r</text:span> is distinctly sounded in all positions.<text:span text:style-name="T25">{{7}}</text:span></text:p>
      <text:p text:style-name="P10"><text:span text:style-name="T20">n</text:span> before <text:span text:style-name="T20">c</text:span>, <text:span text:style-name="T20">g</text:span>, <text:span text:style-name="T20">qu,</text:span> <text:span text:style-name="T20">x</text:span>, is sounded as <text:span text:style-name="T2">ng</text:span>, or as <text:span text:style-name="T2">n</text:span> in <text:span text:style-name="T2">ankle</text:span><text:span text:style-name="T7">.</text:span></text:p>
      <text:p text:style-name="P10"><text:soft-page-break/><text:span text:style-name="T20">b</text:span> before s or t, is sounded as <text:span text:style-name="T2">p</text:span>.</text:p>
      <text:p text:style-name="P10"><text:span text:style-name="T20">u</text:span> in the combinations <text:span text:style-name="T20">qu</text:span> and <text:span text:style-name="T20">ngu</text:span>, as also in words <text:span text:style-name="T20">suādeō</text:span>, <text:span text:style-name="T20">suāvis</text:span>, and <text:span text:style-name="T20">suēscō</text:span>, has the sound <text:span text:style-name="T2">w</text:span>.</text:p>
      <text:p text:style-name="P10"><text:span text:style-name="T20">ch</text:span> is sounded as <text:span text:style-name="T2">k</text:span>.<text:note text:id="ftn3" text:note-class="footnote"><text:note-citation>3</text:note-citation><text:note-body><text:p text:style-name="Footnote">It is properly not a Latin combination, but being borrowed from the Greek to represent a character in the Greek alphabet, it came to be used in a few Latin words in place of an earlier <text:span text:style-name="T20">c</text:span>.</text:p></text:note-body></text:note></text:p>
      <text:p text:style-name="P59"/>
      <text:p text:style-name="P59"><text:span text:style-name="T20">10</text:span><text:span text:style-name="T23">.</text:span> A consideration of the following may help to throw some light on the sounds of certain of the consonants as pronounced in Latin:</text:p>
      <text:p text:style-name="P118"><text:span text:style-name="T20">c</text:span>, <text:span text:style-name="T2">Kaiser</text:span> from <text:span text:style-name="T2">Caesar</text:span>; <text:span text:style-name="T2">Acilēs</text:span> and <text:span text:style-name="T2">pulcer,</text:span> the older spelling of <text:span text:style-name="T2">Achillēs</text:span> and <text:span text:style-name="T2">pulcher;</text:span> the variant spellings <text:span text:style-name="T2">recuperō</text:span> and <text:span text:style-name="T2">reciperō</text:span><text:span text:style-name="T7">.</text:span></text:p>
      <text:p text:style-name="P117"><text:span text:style-name="T20">g</text:span>, <text:span text:style-name="T2">Nōn Anglī sed Angelī</text:span> (the exclamation of Pope Gregory); related words like <text:span text:style-name="T2">genu,</text:span> <text:span text:style-name="T2">gonu</text:span>, and <text:span text:style-name="T2">knee</text:span> or <text:span text:style-name="T2">genus</text:span>, <text:span text:style-name="T2">gonos,</text:span> and <text:span text:style-name="T2">kin</text:span><text:span text:style-name="T7">.</text:span></text:p>
      <text:p text:style-name="P117"><text:span text:style-name="T20">j</text:span>, related words like <text:span text:style-name="T2">jugum</text:span> and <text:span text:style-name="T2">yoke;</text:span> <text:span text:style-name="T2">juvenis,</text:span> <text:span text:style-name="T2">jūnior</text:span><text:span text:style-name="T13">,</text:span> and <text:span text:style-name="T2">young</text:span>; the identity of <text:span text:style-name="T2">major</text:span> and <text:span text:style-name="T2">mayor</text:span>; <text:span text:style-name="T2">Jan</text:span> and <text:span text:style-name="T2">Ian</text:span>; <text:span text:style-name="T2">yawl</text:span> and <text:span text:style-name="T2">jolly boat</text:span>; <text:span text:style-name="T2">Yiddish</text:span> and <text:span text:style-name="T2">Jüdisch</text:span>; the pronunciation of such foreign words as <text:span text:style-name="T2">Jena</text:span>, <text:span text:style-name="T2">Jungfrau,</text:span> <text:span text:style-name="T2">Pompeii.</text:span></text:p>
      <text:p text:style-name="P117"><text:span text:style-name="T20">s</text:span>, <text:span text:style-name="T2">caussa</text:span> and <text:span text:style-name="T2">hiemps</text:span>, variant spellings for <text:span text:style-name="T2">causa</text:span> and <text:span text:style-name="T2">hiems.</text:span></text:p>
      <text:p text:style-name="P117"><text:span text:style-name="T20">v</text:span>, related words like <text:span text:style-name="T2">vīcus</text:span> and <text:span text:style-name="T2">-wick</text:span> (as in <text:span text:style-name="T2">Berwick</text:span>, <text:span text:style-name="T2">Wickham</text:span>); <text:span text:style-name="T2">ventus</text:span> and <text:span text:style-name="T2">wind;</text:span> <text:span text:style-name="T2">vāllum</text:span> and <text:span text:style-name="T2">wall</text:span>; <text:span text:style-name="T2">vīnum</text:span> and <text:span text:style-name="T2">wine</text:span>; <text:span text:style-name="T2">volō</text:span> and <text:span text:style-name="T2">will</text:span>; <text:span text:style-name="T2">vespa</text:span> and <text:span text:style-name="T2">wasp</text:span>; <text:span text:style-name="T2">vāstus</text:span> and <text:span text:style-name="T2">waste</text:span>; <text:span text:style-name="T2">vir</text:span> and <text:span text:style-name="T2">wer</text:span> (in <text:span text:style-name="T2">werwolf</text:span>); <text:span text:style-name="T2">prūdēns</text:span> shortened from <text:span text:style-name="T2">prōvidēns</text:span>, <text:span text:style-name="T2">jūnior</text:span> from <text:span text:style-name="T2">juvenior</text:span>, <text:span text:style-name="T2">auspex</text:span> from <text:span text:style-name="T2">avispex</text:span>, <text:span text:style-name="T2">nōlō</text:span> from <text:span text:style-name="T2">ne-volō</text:span>; the confusion of <text:span text:style-name="T2">Cauneās</text:span> with <text:span text:style-name="T2">cavē</text:span> <text:span text:style-name="T2">nē</text:span> <text:span text:style-name="T2">eās</text:span> (Cicero), or of the cawing of a craw with <text:span text:style-name="T2">Avē</text:span> (Phaedrus).<text:span text:style-name="T25">{{8}}</text:span></text:p>
      <text:p text:style-name="P59"/>
      <text:p text:style-name="P59"><text:span text:style-name="T20">11</text:span><text:span text:style-name="T23">.</text:span> In dividing written or printed Latin words into syllables, the rule is to place at the beginning of each syllable all the consonants that could be pronounced at the beginning of a word<text:note text:id="ftn4" text:note-class="footnote"><text:note-citation>4</text:note-citation><text:note-body><text:p text:style-name="Footnote">Some authorities hold that in the case of two or more consonants the division comes before the last consonant, except in the case of a mute followed by a liquid, and would divide thus, <text:span text:style-name="T20">mōns-trum</text:span>, <text:span text:style-name="T20">cas-tra</text:span>.</text:p></text:note-body></text:note>; as, <text:span text:style-name="T20">su-pe-ri-or</text:span>, <text:span text:style-name="T20">su-prē-mus</text:span>, <text:span text:style-name="T20">sē-pa-rā-te</text:span>, <text:span text:style-name="T20">mon-strum</text:span>, <text:span text:style-name="T20">ser-vō</text:span>, <text:span text:style-name="T20">mit-tō</text:span>. <text:s/>In compounds, however, the several parts are kept distinct, as <text:span text:style-name="T20">ab-est</text:span>, <text:span text:style-name="T20">dis-turbō</text:span>, <text:span text:style-name="T20">di-stant</text:span>.</text:p>
      <text:p text:style-name="P59"><text:span text:style-name="T20">12</text:span><text:span text:style-name="T23">.</text:span> When a consonant is doubled in a Latin word, the sound of the consonant is heard in each syllable; as, <text:span text:style-name="T20">ap-pel-lō</text:span>, <text:span text:style-name="T20">com-mit-tō</text:span> (contrasted with the English words appellant, committee, in which the consonant, though occurring twice, is pronounced but once<text:note text:id="ftn5" text:note-class="footnote"><text:note-citation>5</text:note-citation><text:note-body><text:p text:style-name="Footnote">So in English contrast <text:span text:style-name="T2">tattoo</text:span> with <text:span text:style-name="T2">tatter,</text:span> <text:span text:style-name="T2">soulless</text:span> with <text:span text:style-name="T2">solace,</text:span> <text:span text:style-name="T2">penknife</text:span> with <text:span text:style-name="T2">penny,</text:span> <text:span text:style-name="T2">unknown</text:span> with <text:span text:style-name="T2">unowned,</text:span> <text:span text:style-name="T2">missent</text:span> with <text:span text:style-name="T2">missing</text:span><text:span text:style-name="T7">.</text:span></text:p></text:note-body></text:note>).</text:p>
      <text:p text:style-name="P59"><text:span text:style-name="T20">13</text:span><text:span text:style-name="T23">.</text:span> The last syllable of a word is called the <text:span text:style-name="T2">ultimate,</text:span> the one next to last the <text:span text:style-name="T2">penult,</text:span> and the last syllable but two the <text:span text:style-name="T2">antepenult</text:span>.</text:p>
      <text:p text:style-name="P59"/>
      <text:p text:style-name="P33">Accent</text:p>
      <text:p text:style-name="P59"/>
      <text:p text:style-name="P59"><text:span text:style-name="T20">14</text:span><text:span text:style-name="T23">.</text:span><text:span text:style-name="T20"><text:tab/><text:tab/></text:span>Illustrative Examples</text:p>
      <text:p text:style-name="P123"><text:span text:style-name="T20">de´-dit</text:span>,<text:tab/><text:span text:style-name="T20">va´-dō</text:span>,<text:tab/><text:span text:style-name="T20">an´-nus</text:span>,<text:tab/><text:span text:style-name="T20">su´-ō</text:span>,</text:p>
      <text:p text:style-name="P121"><text:span text:style-name="T20">dē´-dit</text:span>,<text:tab/><text:span text:style-name="T20">rī´-pās</text:span>,<text:tab/><text:span text:style-name="T20">cōn´-sul</text:span>,<text:tab/><text:span text:style-name="T20">nau´-tae</text:span>.</text:p>
      <text:p text:style-name="P59"/>
      <text:p text:style-name="P59">These representative words will show on which syllable (penult or ultimate) the accent falls in Latin words of two syllables.</text:p>
      <text:p text:style-name="P59"/>
      <text:p text:style-name="P59"><text:span text:style-name="T20">15</text:span><text:span text:style-name="T23">.</text:span><text:span text:style-name="T20"><text:tab/><text:tab/></text:span>Illustrative Examples</text:p>
      <text:p text:style-name="P125"><text:span text:style-name="T20">spē-rā´-mus</text:span>,<text:tab/><text:span text:style-name="T20">Rō-mā-nō´-rum</text:span><text:span text:style-name="T22">,<text:tab/></text:span><text:span text:style-name="T20">cōn-sēn´-sū</text:span>,</text:p>
      <text:p text:style-name="P124"><text:span text:style-name="T20">re-lī´-quī</text:span>,<text:tab/><text:span text:style-name="T20">sa-lū´-tem</text:span>,<text:tab/><text:span text:style-name="T20">po-ten´-tis</text:span>.</text:p>
      <text:p text:style-name="P124"><text:span text:style-name="T20">ge´-ne-ra</text:span>,<text:tab/><text:span text:style-name="T20">ex-cel´-si-or</text:span>,<text:tab/><text:span text:style-name="T20">cōn-sēn´-se-rās</text:span>,</text:p>
      <text:p text:style-name="P124"><text:soft-page-break/><text:span text:style-name="T20">re´-li-quī</text:span>,<text:tab/><text:span text:style-name="T20">i-dō´-ne-us</text:span>,<text:tab/><text:span text:style-name="T20">cī´-vi-tās</text:span>.<text:span text:style-name="T25">{{9}}</text:span></text:p>
      <text:p text:style-name="P59">These representative words of more than two syllables are arranged in two groups. <text:s/>In the words in the two upper lines the vowel of the penult is either a long vowel, or a short vowel followed by two consonants; in the lower lines the vowel of the penult is a short vowel not followed by two consonants.</text:p>
      <text:p text:style-name="P59">On which syllable (penult or antepenult) does the accent fall in these two classes respectively?</text:p>
      <text:p text:style-name="P59">N.B.—In the matter of accent, <text:span text:style-name="T20">x</text:span><text:span text:style-name="T22"> is treated as a double consonant, </text:span><text:span text:style-name="T20">qu</text:span><text:span text:style-name="T22"> as a single consonant. <text:s/>So also when the two consonants consist of </text:span><text:span text:style-name="T20">r</text:span><text:span text:style-name="T22"> or </text:span><text:span text:style-name="T20">l</text:span><text:span text:style-name="T22">, preceded by a different consonant, the word is accented as though there were but one consonant: for example, </text:span><text:span text:style-name="T20">ar´bitror</text:span><text:span text:style-name="T22">, </text:span><text:span text:style-name="T20">mul´tiplex</text:span><text:span text:style-name="T22">, </text:span><text:span text:style-name="T20">te´nebrae;</text:span><text:span text:style-name="T22"> but </text:span><text:span text:style-name="T20">impul´sus</text:span><text:span text:style-name="T22">, </text:span><text:span text:style-name="T20">vexil´lum,</text:span><text:span text:style-name="T22"> </text:span><text:span text:style-name="T20">adver´tō</text:span><text:span text:style-name="T22">, </text:span><text:span text:style-name="T20">incur´rō,</text:span><text:span text:style-name="T22"> according to the general rule.</text:span></text:p>
      <text:p text:style-name="P89">For the purposes of accentuation a diphthong is treated as a long vowel.</text:p>
      <text:p text:style-name="P59"><text:span text:style-name="T20">16</text:span><text:span text:style-name="T23">.</text:span> There are no silent letters in Latin; it follows that there are as many syllables in each Latin word as there are vowels and diphthongs.</text:p>
      <text:p text:style-name="P59">Pronounce accordingly the following Latin words: Mīles, fīne, cōnsūmēs, furōre, beātus, excelsior, d.sīgnō, honor, legiōnis, scēna, salve, ōrātiō, aliēnus, mīlitia.</text:p>
      <text:p text:style-name="P59"><text:span text:style-name="T20">17</text:span><text:span text:style-name="T23">.</text:span> Practice in the pronunciation of Latin may be obtained from the measured and careful reading of the following lines, which are a portion of the version by Professor R.Y. Tyrrell, of Dublin, of Hood's “Bridge of Sighs”, in the metre of the original:</text:p>
      <text:p text:style-name="P127">Ā! misera sortis</text:p>
      <text:p text:style-name="P126"><text:tab/>Pondere fess!</text:p>
      <text:p text:style-name="P126">Ā! temerē mortis</text:p>
      <text:p text:style-name="P126"><text:tab/>Viam ingressa!<text:span text:style-name="T25">{{10}}</text:span></text:p>
      <text:p text:style-name="P126">Tollite facile</text:p>
      <text:p text:style-name="P126"><text:tab/>Onus tam bellum,</text:p>
      <text:p text:style-name="P126">Onus tam gracile</text:p>
      <text:p text:style-name="P126"><text:tab/>Tamque tenellum.</text:p>
      <text:p text:style-name="P126"/>
      <text:p text:style-name="P126">Nē fastīdientēs</text:p>
      <text:p text:style-name="P126"><text:tab/>Corpus attingite,</text:p>
      <text:p text:style-name="P126">Sed flēbilem flentēs</text:p>
      <text:p text:style-name="P126"><text:tab/>Animō fingite;</text:p>
      <text:p text:style-name="P126">Quod fēcerit male</text:p>
      <text:p text:style-name="P127"><text:tab/>Dōnāte tam bellae;</text:p>
      <text:p text:style-name="P126">Nīl restat nī quāle</text:p>
      <text:p text:style-name="P126"><text:tab/>Decōrum puellae.</text:p>
      <text:p text:style-name="P126"/>
      <text:p text:style-name="P126">Ā! hūmānārum</text:p>
      <text:p text:style-name="P126"><text:tab/>Quam rārō homullōs</text:p>
      <text:p text:style-name="P126">Miseriārum</text:p>
      <text:p text:style-name="P126"><text:tab/>Miseret ūllōs!</text:p>
      <text:p text:style-name="P126">Eheu, quam flēbilis,</text:p>
      <text:p text:style-name="P126"><text:tab/>Urbe tam plēnā,</text:p>
      <text:p text:style-name="P126">Jacuit dēbilis,</text:p>
      <text:p text:style-name="P126"><text:tab/>Tēctī egēna.</text:p>
      <text:p text:style-name="P59"/>
      <text:p text:style-name="P122">The English Pronunciation of Latin</text:p>
      <text:p text:style-name="P59"/>
      <text:p text:style-name="P59"><text:span text:style-name="T20">18</text:span><text:span text:style-name="T23">.</text:span> The pronunciation of Latin used in ancient times came to be gradually modified in certain respects, but in all its essential features it was retained for centuries; and as Latin was a constant medium for oral communication between various parts of Europe throughout the middle ages, the <text:soft-page-break/>pronunciation was practically uniform over Europe. <text:s/>By the sixteenth century, however, England had become so isolated from continental Europe, through her separate political<text:span text:style-name="T25">{{11}}</text:span> and religious development, that the traditional pronunciation of Latin was abandoned, and Latin words were treated as if they were English.</text:p>
      <text:p text:style-name="P59">As a result of this, in our English speech Roman names and many familiar expressions and phrases borrowed from the Latin have long been pronounced according to the English method, e.g. <text:span text:style-name="T2">Caesare</text:span>, <text:span text:style-name="T2">Julius</text:span>, <text:span text:style-name="T2">Augustus,</text:span> <text:span text:style-name="T2">Horātius</text:span>, <text:span text:style-name="T2">sine diē</text:span>, <text:span text:style-name="T2">et cētera</text:span>, <text:span text:style-name="T2">prīmā faciē</text:span>, <text:span text:style-name="T2">vīvā vōce</text:span>, <text:span text:style-name="T2">excelsior</text:span>, <text:span text:style-name="T2">ē plūribus ūnum</text:span>, <text:span text:style-name="T2">vōx populī</text:span>. <text:s/>In such cases even those who do not follow the English method of pronunciation in reading Latin, yet retain the English pronunciation when these names or phrases are used in English<text:note text:id="ftn6" text:note-class="footnote"><text:note-citation>6</text:note-citation><text:note-body><text:p text:style-name="Footnote">Exactly the same thing occurs in the case of such modern foreign names as Paris, Napoleon, Pyrenees; Luther, Berlin, Muchausen; Madrid, Manila, Don Quixote. <text:s/>We give each of these words one pronunciation when we are reading or speaking English, and quite another when we are reading or speaking the foreign language to which it belongs.</text:p></text:note-body></text:note>.</text:p>
      <text:p text:style-name="P59"><text:span text:style-name="T20">19</text:span><text:span text:style-name="T23">.</text:span> (a) In the English method of pronouncing Latin, the vowels are given the common long or short English sounds:</text:p>
      <text:p text:style-name="P60"><text:span text:style-name="T20">ā</text:span> as in <text:span text:style-name="T2">cane</text:span>,<text:tab/><text:span text:style-name="T20">a</text:span> as in <text:span text:style-name="T2">can.</text:span></text:p>
      <text:p text:style-name="P60"><text:span text:style-name="T20">ē</text:span> as in <text:span text:style-name="T2">me,<text:tab/></text:span><text:span text:style-name="T20">e</text:span> as in <text:span text:style-name="T2">met.</text:span></text:p>
      <text:p text:style-name="P60"><text:span text:style-name="T20">ī</text:span> as in <text:span text:style-name="T2">pine</text:span>,<text:tab/><text:span text:style-name="T20">ĭ</text:span> as in <text:span text:style-name="T2">pin.</text:span></text:p>
      <text:p text:style-name="P60"><text:span text:style-name="T20">ō</text:span> as in <text:span text:style-name="T2">no,<text:tab/></text:span><text:span text:style-name="T20">o</text:span> as in <text:span text:style-name="T2">not.</text:span></text:p>
      <text:p text:style-name="P60"><text:span text:style-name="T20">ū</text:span> as in <text:span text:style-name="T2">use,<text:tab/></text:span><text:span text:style-name="T20">u</text:span> as in <text:span text:style-name="T2">us.</text:span></text:p>
      <text:p text:style-name="P59"/>
      <text:p text:style-name="P59">But very often vowels really long are sounded as short, and vowels really short as long, either through the influence of similar English words or for ease of utterance. <text:s/>No absolutely fixed rules can be given for these exceptions, but some of the more regular variations are as follows:<text:span text:style-name="T26">{{11}}</text:span></text:p>
      <text:p text:style-name="P59">Long vowels are sounded as short (<text:span text:style-name="T2">a</text:span>) before two consonants or <text:span text:style-name="T20">x</text:span>; (<text:span text:style-name="T2">b</text:span><text:span text:style-name="T11">) in most final syllables ending with a consonant; e.g. </text:span><text:span text:style-name="T12">dēnsus</text:span><text:span text:style-name="T11">, </text:span><text:span text:style-name="T12">dūxit</text:span><text:span text:style-name="T11">, </text:span><text:span text:style-name="T12">brevitās</text:span><text:span text:style-name="T11">.</text:span></text:p>
      <text:p text:style-name="P59">Short vowels are sounded as long (<text:span text:style-name="T2">a</text:span>) before another vowel or diphthong or <text:span text:style-name="T20">h</text:span>; (<text:span text:style-name="T2">b</text:span>) in the first syllable of dissyllabic words before a single consonant, e.g. <text:span text:style-name="T20">aluit,</text:span> <text:span text:style-name="T20">nihil</text:span>, <text:span text:style-name="T20">senex</text:span>, <text:span text:style-name="T20">caput</text:span></text:p>
      <text:p text:style-name="P59">(b) The diphthongs <text:span text:style-name="T20">ae</text:span> and <text:span text:style-name="T20">oe</text:span> are sounded as <text:span text:style-name="T2">e</text:span> in <text:span text:style-name="T2">me</text:span>; <text:span text:style-name="T20">au</text:span> as in <text:span text:style-name="T2">author</text:span>; <text:span text:style-name="T20">eu</text:span> as in <text:span text:style-name="T2">feud</text:span>; <text:span text:style-name="T20">ei</text:span> and <text:span text:style-name="T20">ui</text:span> as <text:span text:style-name="T2">i</text:span> in <text:span text:style-name="T2">pine.</text:span></text:p>
      <text:p text:style-name="P62">(c) Of the consonants, <text:span text:style-name="T20">c</text:span> and <text:span text:style-name="T20">g</text:span> are given the soft sound of <text:span text:style-name="T2">s</text:span> and<text:span text:style-name="T2"> j</text:span> respectively before <text:span text:style-name="T2">e</text:span> and <text:span text:style-name="T2">i</text:span> sounds (that is before <text:span text:style-name="T20">e</text:span>, <text:span text:style-name="T20">i</text:span>, <text:span text:style-name="T20">y</text:span>, <text:span text:style-name="T20">ae</text:span>, <text:span text:style-name="T20">oe</text:span>); e.g. <text:span text:style-name="T20">Cicerō</text:span>, <text:span text:style-name="T20">rēgīna</text:span>; <text:span text:style-name="T20">s</text:span> when final is often sounded like <text:span text:style-name="T2">z</text:span>, as it is occasionally in other places also through the analogy of some English word, e.g. <text:span text:style-name="T20">pars</text:span>, <text:span text:style-name="T20">causa</text:span>; and <text:span text:style-name="T20">c</text:span>, <text:span text:style-name="T20">s</text:span>, and <text:span text:style-name="T20">t</text:span> are often sounded as <text:span text:style-name="T2">sh</text:span> before <text:span text:style-name="T20">i</text:span> (unaccented) followed by another vowel, e.g. <text:span text:style-name="T20">socius</text:span>, <text:span text:style-name="T20">ratiō</text:span>; <text:span text:style-name="T20">j</text:span> is sound as in <text:span text:style-name="T2">jar</text:span>, and <text:span text:style-name="T20">v</text:span> as in <text:span text:style-name="T2">vine</text:span>.</text:p>
      <text:p text:style-name="P59">N.B.<text:span text:style-name="T11">—The rules for accent in the English method are the same as are given above in </text:span><text:span text:style-name="T12">14</text:span><text:span text:style-name="T11"> and </text:span><text:span text:style-name="T12">15</text:span><text:span text:style-name="T11">.</text:span></text:p>
      <text:p text:style-name="P59"/>
      <text:p text:style-name="P59">[[Image – Roman Eagle.]]<text:span text:style-name="T25">{{13}}</text:span></text:p>
      <text:p text:style-name="P59"/>
      <text:p text:style-name="P59"/>
      <text:p text:style-name="P31">Lesson I.</text:p>
      <text:p text:style-name="P14">First and Second Conjugations: Present Indicative Active.</text:p>
      <text:p text:style-name="P59"><text:span text:style-name="T20">20</text:span>.<text:tab/><text:tab/>Illustrative Examples.</text:p>
      <text:p text:style-name="Table2p2"><text:tab/><text:span text:style-name="T20">Pūgnat</text:span>, <text:tab/><text:span text:style-name="T2">he fights</text:span>.<text:tab/><text:span text:style-name="T20">Pūgnant,</text:span><text:tab/><text:span text:style-name="T2">they fight</text:span>.</text:p>
      <text:p text:style-name="Table2p2"><text:tab/><text:span text:style-name="T20">Vocat,</text:span><text:tab/><text:span text:style-name="T2">he calls</text:span>.<text:tab/><text:span text:style-name="T20">Vocant,</text:span><text:tab/><text:span text:style-name="T2">they call</text:span>.</text:p>
      <text:p text:style-name="Table2p2"><text:tab/><text:span text:style-name="T20">Habet,</text:span><text:tab/><text:span text:style-name="T2">he has</text:span>.<text:tab/><text:span text:style-name="T20">Habent,</text:span><text:tab/><text:span text:style-name="T2">they have</text:span>.</text:p>
      <text:p text:style-name="Table2p2"><text:tab/><text:span text:style-name="T20">Videt</text:span>, <text:tab/><text:span text:style-name="T2">he sees</text:span>.<text:tab/><text:span text:style-name="T20">Vident,</text:span><text:tab/><text:span text:style-name="T2">they see</text:span>.</text:p>
      <text:p text:style-name="P137"><text:span text:style-name="T2">a</text:span>.<text:tab/>Notice (1) that in these English sentences the subject of the verb is expressed by a <text:span text:style-name="T2">separate word</text:span><text:span text:style-name="T11">.</text:span></text:p>
      <text:p text:style-name="P137"><text:span text:style-name="T11"><text:tab/>(2) that in the Latin equivalent the change of subject is indicated by a change in the </text:span><text:span text:style-name="T2">final letters</text:span><text:span text:style-name="T11"> of </text:span><text:soft-page-break/><text:span text:style-name="T11">the verb.</text:span><text:span text:style-name="T11"><text:note text:id="ftn7" text:note-class="footnote"><text:note-citation>7</text:note-citation><text:note-body><text:p text:style-name="Footnote">This change in the form of a word to show its grammatical relation is called inflection. <text:s/>Latin is an inflected language, while English is almost wholly an uninflected one.</text:p></text:note-body></text:note></text:span></text:p>
      <text:p text:style-name="P59"/>
      <text:p text:style-name="P59"><text:span text:style-name="T20">21</text:span>.<text:tab/><text:tab/>Illustrative Examples.</text:p>
      <text:p text:style-name="Table2p2"><text:span text:style-name="T20"><text:tab/>Pūgnāmus</text:span>,<text:tab/><text:span text:style-name="T2">we fight</text:span>.<text:tab/><text:span text:style-name="T20">Vidēmus</text:span>,<text:tab/><text:span text:style-name="T2">we see</text:span>.</text:p>
      <text:p text:style-name="Table2p2"><text:tab/><text:span text:style-name="T20">Vocās</text:span>, <text:tab/><text:span text:style-name="T2">you call</text:span>.<text:tab/><text:span text:style-name="T20">Habēs</text:span>,<text:tab/><text:span text:style-name="T2">you have</text:span>.</text:p>
      <text:p text:style-name="Table2p2"><text:tab/><text:tab/><text:tab/>(addressed to one person)</text:p>
      <text:p text:style-name="Table2p2"><text:tab/><text:span text:style-name="T20">Vocātis</text:span>,<text:tab/><text:span text:style-name="T2">you call</text:span>.<text:tab/><text:span text:style-name="T20">Habētis</text:span>,<text:tab/><text:span text:style-name="T2">you have</text:span>.</text:p>
      <text:p text:style-name="Table2p2"><text:tab/><text:tab/><text:tab/>(addressed to more than one person)</text:p>
      <text:p text:style-name="BodyHanging"><text:span text:style-name="T2">a</text:span>.<text:tab/>What final letters in these Latin words serve to express the idea of we and you (singular and plural)?</text:p>
      <text:p text:style-name="BodyHanging"><text:tab/>Such final letters, indicating changes of person and number in the subject of the verb, are called <text:span text:style-name="T2">Personal Endings</text:span><text:span text:style-name="T11">.</text:span><text:span text:style-name="T25">{{14}}</text:span></text:p>
      <text:p text:style-name="BodyHanging"><text:span text:style-name="T2">b</text:span>.<text:tab/>In two of these Latin verbs the personal endings, it should be noticed, are preceded by the vowel <text:span text:style-name="T20">ā</text:span>, and in the other two verbs by the vowel <text:span text:style-name="T20">ē</text:span>. <text:s/>This common part (e.g. <text:span text:style-name="T20">vocā-</text:span>, <text:span text:style-name="T20">hab,e-</text:span>) to which the various personal endings are attached is known as the <text:span text:style-name="T2">Present Stem</text:span>.</text:p>
      <text:p text:style-name="BodyHanging"><text:tab/>Before which personal endings are these vowels <text:span text:style-name="T20">ā</text:span> and <text:span text:style-name="T20">ē</text:span> shortened?</text:p>
      <text:p text:style-name="P61"/>
      <text:p text:style-name="P59"><text:span text:style-name="T20">22</text:span>.<text:tab/><text:tab/>Illustrative Examples.</text:p>
      <text:p text:style-name="Table2p2"><text:tab/><text:span text:style-name="T20">Pūgnō</text:span>,<text:tab/><text:span text:style-name="T2">I fight</text:span>.<text:tab/><text:span text:style-name="T20">Videō</text:span>,<text:tab/><text:span text:style-name="T2">I see</text:span>.</text:p>
      <text:p text:style-name="Table2p2"><text:tab/><text:span text:style-name="T20">Vocō</text:span>,<text:tab/><text:span text:style-name="T2">I call</text:span>.<text:tab/><text:span text:style-name="T20">Habeō</text:span>,<text:tab/><text:span text:style-name="T2">I have</text:span>.</text:p>
      <text:p text:style-name="BodyHanging"><text:span text:style-name="T2">a</text:span>.<text:tab/>What personal ending expresses <text:span text:style-name="T2">I</text:span> in these verbs?</text:p>
      <text:p text:style-name="BodyHanging"><text:tab/>Notice that before this ending, <text:span text:style-name="T20">ā</text:span> is dropped, while <text:span text:style-name="T20">ē</text:span> is shortened.<text:note text:id="ftn8" text:note-class="footnote"><text:note-citation>8</text:note-citation><text:note-body><text:p text:style-name="Footnote">It is a rule of Latin that a vowel immediately preceding another vowel or diphthong is short.</text:p></text:note-body></text:note></text:p>
      <text:p text:style-name="P59"/>
      <text:p text:style-name="P59"><text:span text:style-name="T20">23</text:span>. These two classes of verb (the ā<text:span text:style-name="T20">-</text:span> verbs and the <text:span text:style-name="T20">ē-</text:span> verbs) are ordinarily called verbs of the First and Second Conjugations respectively.<text:note text:id="ftn9" text:note-class="footnote"><text:note-citation>9</text:note-citation><text:note-body><text:p text:style-name="Footnote">There are in all four conjugations in Latin, that is, four divisions of verbs according to the form of the present stem.</text:p></text:note-body></text:note> <text:s/>In Latin vocabularies or dictionaries <text:span text:style-name="T20">āre</text:span> is added to indicate a verb of the First Conjugation, <text:span text:style-name="T20">ēre</text:span> a verb of the Second Conjugation.<text:note text:id="ftn10" text:note-class="footnote"><text:note-citation>10</text:note-citation><text:note-body><text:p text:style-name="Footnote">For the further significance of these endings <text:span text:style-name="T20">āre</text:span> and <text:span text:style-name="T20">ēre</text:span> see Lesson XXI.</text:p></text:note-body></text:note></text:p>
      <text:p text:style-name="P59"/>
      <text:p text:style-name="P59"><text:span text:style-name="T20">24</text:span>. Paradigms.</text:p>
      <text:p text:style-name="P129">Present Indicative Active.</text:p>
      <text:p text:style-name="P172"><text:tab/><text:tab/><text:span text:style-name="T2">First Conjugation</text:span><text:span text:style-name="T11">.<text:tab/><text:tab/></text:span><text:span text:style-name="T2">Second Conjugation</text:span><text:span text:style-name="T11">.</text:span></text:p>
      <text:p text:style-name="P170">Singular.</text:p>
      <text:p text:style-name="P172"><text:tab/>1.<text:tab/><text:span text:style-name="T22">amō</text:span> (<text:span text:style-name="T2">I love</text:span>)<text:tab/><text:span text:style-name="T20">-ō</text:span><text:tab/><text:tab/>moneō (<text:span text:style-name="T2">I advise</text:span>)<text:tab/><text:span text:style-name="T20">-e-ō</text:span></text:p>
      <text:p text:style-name="P173"><text:tab/>2.<text:tab/>amās<text:tab/><text:span text:style-name="T20">-ā-s</text:span><text:tab/>monēs<text:tab/><text:span text:style-name="T20">-ē-s</text:span></text:p>
      <text:p text:style-name="P173"><text:tab/>3.<text:tab/>amat<text:tab/><text:span text:style-name="T20">-a-t</text:span><text:tab/>monet<text:tab/><text:span text:style-name="T20">-e-t</text:span> <text:span text:style-name="T25">{{15}}</text:span></text:p>
      <text:p text:style-name="P170">Plural.</text:p>
      <text:p text:style-name="P172"><text:tab/>1.<text:tab/><text:span text:style-name="T22">amāmus</text:span><text:tab/><text:span text:style-name="T20">-ā-mus</text:span><text:tab/>monēmus (<text:span text:style-name="T2">I advise</text:span>)<text:tab/><text:span text:style-name="T20">-ē-mus</text:span></text:p>
      <text:p text:style-name="P173"><text:tab/>2.<text:tab/>amātis<text:tab/><text:span text:style-name="T20">-ā-tis</text:span><text:tab/>monētis<text:tab/><text:span text:style-name="T20">-ē-tis</text:span></text:p>
      <text:p text:style-name="P173"><text:tab/>3.<text:tab/>amant<text:tab/><text:span text:style-name="T20">-a-nt</text:span><text:tab/>monent<text:tab/><text:span text:style-name="T20">-e-nt</text:span></text:p>
      <text:p text:style-name="P171"/>
      <text:p text:style-name="P59"><text:span text:style-name="T20">25</text:span>.<text:tab/><text:tab/>Vocabulary</text:p>
      <text:section text:style-name="Sect1" text:name="Section4">
        <text:p text:style-name="Vocabulary"><text:span text:style-name="T20">habeō</text:span>, <text:span text:style-name="T20">ēre</text:span>,<text:tab/><text:span text:style-name="T2">have.</text:span><text:tab/><text:tab/><text:tab/></text:p>
        <text:p text:style-name="Vocabulary"><text:span text:style-name="T20">moveō</text:span>, <text:span text:style-name="T20">ēre</text:span>,<text:tab/><text:span text:style-name="T2">move.</text:span><text:tab/><text:tab/><text:tab/></text:p>
        <text:p text:style-name="Vocabulary"><text:span text:style-name="T20">necō</text:span>, <text:span text:style-name="T20">āre</text:span>,<text:tab/><text:span text:style-name="T2">kill</text:span>, <text:span text:style-name="T2">slay.</text:span><text:tab/><text:tab/></text:p>
        <text:p text:style-name="Vocabulary"><text:span text:style-name="T20">pāreō</text:span>, <text:span text:style-name="T20">ēre</text:span>,<text:tab/><text:span text:style-name="T2">be obedient</text:span>.<text:tab/></text:p>
        <text:p text:style-name="Vocabulary"><text:span text:style-name="T20">parō</text:span>, <text:span text:style-name="T20">āre</text:span>,<text:tab/><text:span text:style-name="T2">prepare,</text:span> <text:span text:style-name="T2">procure.</text:span><text:tab/></text:p>
        <text:p text:style-name="Vocabulary"><text:span text:style-name="T20">pūgnō</text:span>, <text:span text:style-name="T20">āre</text:span>,<text:tab/><text:span text:style-name="T2">fight.</text:span></text:p>
        <text:p text:style-name="Vocabulary"><text:span text:style-name="T20">teneō</text:span>, <text:span text:style-name="T20">ēre</text:span>, <text:tab/><text:span text:style-name="T2">hold.</text:span></text:p>
        <text:p text:style-name="Vocabulary"><text:span text:style-name="T20">vāstō</text:span>, <text:span text:style-name="T20">āre</text:span>, <text:tab/><text:span text:style-name="T2">lay waste</text:span>.</text:p>
        <text:p text:style-name="Vocabulary"><text:span text:style-name="T20">vidō</text:span>, <text:span text:style-name="T20">ēre</text:span>, <text:tab/><text:span text:style-name="T2">see.</text:span></text:p>
        <text:p text:style-name="Vocabulary"><text:span text:style-name="T20">vocō</text:span>, <text:span text:style-name="T20">āre</text:span>, <text:tab/><text:span text:style-name="T2">call.</text:span></text:p>
      </text:section>
      <text:p text:style-name="P59"><text:soft-page-break/></text:p>
      <text:p text:style-name="Banner">Exercises.</text:p>
      <text:p text:style-name="P59"><text:span text:style-name="T20">26</text:span><text:span text:style-name="T23">.</text:span><text:span text:style-name="T20"><text:tab/><text:tab/>I</text:span>.</text:p>
      <text:p text:style-name="P59">1. Vāstat, necat, tenet, movet. <text:s/>2. Necant, tenent, movent, vāstant. <text:s/>3. Vocāmus, vocātis, vocō, <text:s/>4. Habēs, habēmus, habētis. <text:s/>5. Movēs, vident, vāstātis. <text:s/>6. Videt, pūgnāmus, moveō. <text:s/>7. Necātis, pūgnant, videō. <text:s/>8. Parō, pārēs, pārent, parāmus.</text:p>
      <text:p text:style-name="P59"/>
      <text:p text:style-name="P59"><text:tab/><text:tab/><text:span text:style-name="T20">II</text:span>.</text:p>
      <text:p text:style-name="P59">1. They call, they prepare, they have, they see. <text:s/>2. He sees, he fights, he holds, he slays. <text:s/>3. You (sing.) hold, you (plur.) fight, we lay waste. <text:s/>4. He is obedient, he prepares, I am obedient. <text:s/>5. We slay, I hold, you lay waste. <text:s/>6. We move, he calls, I fight.</text:p>
      <text:p text:style-name="P59"/>
      <text:p text:style-name="P59">[[Image – Gladius: Sword.]]</text:p>
      <text:p text:style-name="P59"/>
      <text:p text:style-name="P32">Lesson II.</text:p>
      <text:p text:style-name="P15">First and Second Declensions: Nominative Singular and Plural.</text:p>
      <text:p text:style-name="P59"/>
      <text:p text:style-name="P59"><text:span text:style-name="T20">27</text:span>.<text:tab/><text:tab/>Illustrative Examples.</text:p>
      <text:p text:style-name="P63"><text:tab/><text:span text:style-name="T20">Pūgnāmus</text:span>,<text:tab/><text:span text:style-name="T2">we fight </text:span>or <text:span text:style-name="T2">we are fighting</text:span>.</text:p>
      <text:p text:style-name="P63"><text:tab/><text:span text:style-name="T20">Vocō</text:span>,<text:tab/><text:span text:style-name="T2">I call</text:span> or <text:span text:style-name="T2">I am calling</text:span>.</text:p>
      <text:p text:style-name="P63"><text:tab/><text:span text:style-name="T20">Movent</text:span>,<text:tab/><text:span text:style-name="T2">they move</text:span> or <text:span text:style-name="T2">they are moving</text:span>.</text:p>
      <text:p text:style-name="P63"><text:tab/><text:span text:style-name="T20">Parat</text:span>,<text:tab/><text:span text:style-name="T2">he</text:span> (<text:span text:style-name="T2">she</text:span> or <text:span text:style-name="T2">it</text:span>) <text:span text:style-name="T2">prepares</text:span> or <text:span text:style-name="T2">is preparing</text:span>.</text:p>
      <text:p text:style-name="P63"><text:tab/><text:span text:style-name="T20">Tenet</text:span>,<text:tab/><text:span text:style-name="T2">he</text:span> <text:span text:style-name="T2">(she</text:span> or <text:span text:style-name="T2">it</text:span>) <text:span text:style-name="T2">holds</text:span> or <text:span text:style-name="T2">is holding</text:span>.</text:p>
      <text:p text:style-name="P59"><text:tab/></text:p>
      <text:p text:style-name="BodyHanging"><text:span text:style-name="T2">a</text:span>.<text:tab/>Notice (1) the two-fold translation of each form in the present tense.</text:p>
      <text:p text:style-name="BodyHanging"><text:tab/>(2) the use of the personal ending <text:span text:style-name="T20">-t</text:span> to indicate also <text:span text:style-name="T2">she</text:span> or <text:span text:style-name="T2">it</text:span>.</text:p>
      <text:p text:style-name="P59"/>
      <text:p text:style-name="P59"><text:span text:style-name="T20">28</text:span>.<text:tab/><text:tab/>Illustrative Examples</text:p>
      <text:p text:style-name="P64"><text:tab/><text:span text:style-name="T20">Rōmānus</text:span>,<text:tab/><text:span text:style-name="T2">a Roman</text:span>, <text:span text:style-name="T2">the Roman</text:span>.</text:p>
      <text:p text:style-name="P64"><text:tab/><text:span text:style-name="T20">Rōmānī,</text:span><text:tab/><text:span text:style-name="T2">Romans,</text:span> <text:span text:style-name="T2">the Romans</text:span>.</text:p>
      <text:p text:style-name="P64"><text:tab/><text:span text:style-name="T20">Fīlius,</text:span><text:tab/><text:span text:style-name="T2">son,</text:span> <text:span text:style-name="T2">a son</text:span>, <text:span text:style-name="T2">the son</text:span>.</text:p>
      <text:p text:style-name="P64"><text:tab/><text:span text:style-name="T20">Fīliī</text:span>,<text:tab/><text:span text:style-name="T2">sons,</text:span> <text:span text:style-name="T2">the sons</text:span>.</text:p>
      <text:p text:style-name="P64"><text:tab/><text:span text:style-name="T20">Nauta,</text:span><text:tab/><text:span text:style-name="T2">a sailor</text:span>, <text:span text:style-name="T2">the sailors</text:span>.</text:p>
      <text:p text:style-name="P64"><text:tab/><text:span text:style-name="T20">Nautae,</text:span><text:tab/><text:span text:style-name="T2">sailors,</text:span> <text:span text:style-name="T2">the sailors</text:span>.</text:p>
      <text:p text:style-name="P64"><text:tab/><text:span text:style-name="T20">Fīlia</text:span>,<text:tab/><text:span text:style-name="T2">a daughter</text:span>, <text:span text:style-name="T2">the daughter</text:span>.</text:p>
      <text:p text:style-name="P64"><text:tab/><text:span text:style-name="T20">Fīliae,</text:span><text:tab/><text:span text:style-name="T2">daughters</text:span>, <text:span text:style-name="T2">the daughters</text:span>.</text:p>
      <text:p text:style-name="BodyHanging"><text:span text:style-name="T2">a</text:span>.<text:tab/>By what change of the endings <text:span text:style-name="T20">-us</text:span> and <text:span text:style-name="T20">-a</text:span> is the plural of these Latin nouns formed? <text:s/>Form similarly the plurals of the nouns in the following vocabulary.</text:p>
      <text:p text:style-name="BodyHanging"><text:span text:style-name="T2">b</text:span>.<text:tab/>Notice that, as Latin has no article, the words <text:span text:style-name="T2">a</text:span> or <text:span text:style-name="T2">the</text:span> may be added or omitted in translating a Latin noun, according to the requirements of the context.</text:p>
      <text:p text:style-name="P59"/>
      <text:p text:style-name="P59">[[plate]]<text:span text:style-name="T25">{{17}}</text:span></text:p>
      <text:p text:style-name="P59"/>
      <text:p text:style-name="P59"><text:span text:style-name="T20">29</text:span>.<text:tab/><text:tab/>Illustrative Examples.</text:p>
      <text:p text:style-name="P65"><text:tab/><text:span text:style-name="T20">Fīlius parat</text:span>,<text:tab/><text:span text:style-name="T2">the son prepares</text:span>.</text:p>
      <text:p text:style-name="P65"><text:tab/><text:span text:style-name="T20">Fīliī parant</text:span>,<text:tab/><text:span text:style-name="T2">the sons prepare</text:span>.</text:p>
      <text:p text:style-name="P65"><text:tab/><text:span text:style-name="T20">Fīlia pāret</text:span>,<text:tab/><text:span text:style-name="T2">the daughter is obedient</text:span>.</text:p>
      <text:p text:style-name="P65"><text:tab/><text:span text:style-name="T20">Fīliae pārent</text:span>,<text:tab/><text:span text:style-name="T2">daughters are obedient</text:span>.</text:p>
      <text:p text:style-name="P65"><text:tab/><text:span text:style-name="T20">Fīlius et fīlia pārent</text:span><text:span text:style-name="T22">,</text:span><text:tab/><text:span text:style-name="T2">the son and the daughter are obedient</text:span>.</text:p>
      <text:p text:style-name="BodyHanging"><text:soft-page-break/><text:span text:style-name="T2">a</text:span>.<text:tab/>Notice that the personal ending of these Latin verbs is retained when a noun is the subject, and when in the English sentence <text:span text:style-name="T2">he</text:span>, <text:span text:style-name="T2">she</text:span>, or <text:span text:style-name="T2">they</text:span> is not longer fund.</text:p>
      <text:p text:style-name="P59"><text:span text:style-name="T20">Rules</text:span>.—(1) The verb agrees with its subject in number and person.</text:p>
      <text:p text:style-name="P59">(2) Two singular subjects may take the verb in the plural.</text:p>
      <text:p text:style-name="P59"/>
      <text:p text:style-name="P59">30.<text:tab/><text:tab/>Vocabulary</text:p>
      <text:section text:style-name="Sect1" text:name="Section5">
        <text:p text:style-name="Vocabulary"><text:span text:style-name="T20">Belga</text:span>,<text:tab/><text:span text:style-name="T2">Belgian.</text:span><text:tab/></text:p>
        <text:p text:style-name="Vocabulary"><text:span text:style-name="T20">Britannus</text:span>,<text:tab/><text:span text:style-name="T2">Briton.</text:span><text:tab/></text:p>
        <text:p text:style-name="Vocabulary"><text:span text:style-name="T20">et</text:span>,<text:tab/><text:span text:style-name="T2">and.</text:span><text:tab/></text:p>
        <text:p text:style-name="Vocabulary"><text:span text:style-name="T20">fīlia</text:span>,<text:tab/><text:span text:style-name="T2">daughter.</text:span><text:tab/></text:p>
        <text:p text:style-name="Vocabulary"><text:span text:style-name="T20">fīlius</text:span>,<text:tab/><text:span text:style-name="T2">son.</text:span><text:tab/></text:p>
        <text:p text:style-name="Vocabulary"><text:span text:style-name="T20">Gallus</text:span>,<text:tab/><text:span text:style-name="T2">Gaul</text:span><text:span text:style-name="T11">.</text:span></text:p>
        <text:p text:style-name="Vocabulary"><text:span text:style-name="T20">Germānus</text:span>,<text:tab/><text:span text:style-name="T2">German.</text:span></text:p>
        <text:p text:style-name="Vocabulary"><text:span text:style-name="T20">nauta</text:span>,<text:tab/><text:span text:style-name="T2">sailor.</text:span></text:p>
        <text:p text:style-name="Vocabulary"><text:span text:style-name="T20">Rōmānus</text:span>,<text:tab/><text:span text:style-name="T2">Roman.</text:span></text:p>
        <text:p text:style-name="Vocabulary"><text:span text:style-name="T20">servus,</text:span><text:tab/><text:span text:style-name="T2">slave.</text:span></text:p>
      </text:section>
      <text:p text:style-name="P131"/>
      <text:p text:style-name="Banner">Exercises.</text:p>
      <text:p text:style-name="P59"><text:span text:style-name="T20">31</text:span>. <text:tab/><text:span text:style-name="T20">I</text:span>.</text:p>
      <text:p text:style-name="P59">1. Rōmānus pūgnat; Rōmānī pūgnant. <text:s/>2. Nauta videt; nautae vident. <text:s/>3. Britannī habent; Belga habet. <text:s/>4. Gallī et Germānī necant et vāstant. <text:s/>5. Fīlius et fīliae movent. <text:s/>6. Nauta et servī parant. <text:s/>7. Vocās, tenēmus, movētis, vocō.</text:p>
      <text:p text:style-name="P59"><text:tab/><text:span text:style-name="T20">II</text:span>.</text:p>
      <text:p text:style-name="P59">1. He holds; the Briton is holding; the Britons hold. <text:s/>2. She is calling; the daughter calls; the daughters are calling. <text:s/>3. A sailor is slaying; slaves<text:span text:style-name="T25">{{18}}</text:span> prepare. <text:s/>4. The Gaul and the German are fighting. <text:s/>5. The Belgians are laying waste; the Germans see. <text:s/>6. It has; we move; you (sing.) are obedient; you (plur.) are preparing.</text:p>
      <text:p text:style-name="P59"/>
      <text:p text:style-name="Banner"><text:s/><text:span text:style-name="T11">—</text:span></text:p>
      <text:p text:style-name="P85"/>
      <text:p text:style-name="P32">Lesson III.</text:p>
      <text:p text:style-name="P15">First and Second Declensions: Accusative Singular and Plural.</text:p>
      <text:p text:style-name="P59"/>
      <text:p text:style-name="P59"><text:span text:style-name="T20">32</text:span>.<text:tab/><text:tab/>Illustrative Examples.</text:p>
      <text:p text:style-name="P138"><text:span text:style-name="T20">Rōmānus nautam videt</text:span>,<text:tab/><text:span text:style-name="T2">the Roman sees the sailor</text:span>.</text:p>
      <text:p text:style-name="P138"><text:span text:style-name="T20">Rōmānī nautās vident</text:span>,<text:tab/><text:span text:style-name="T2">the Romans see the sailors</text:span>.</text:p>
      <text:p text:style-name="P138"><text:span text:style-name="T20">Nauta Rōmānum videt</text:span>,<text:tab/><text:span text:style-name="T2">the sailor see the Roman</text:span>.</text:p>
      <text:p text:style-name="P138"><text:span text:style-name="T20">Nautae Rōmānōs vident</text:span>,<text:tab/><text:span text:style-name="T2">the sailors see the Romans</text:span>.</text:p>
      <text:p text:style-name="P138"><text:span text:style-name="T20">Fīliōs et fīlās habet</text:span><text:span text:style-name="T22">,</text:span><text:tab/><text:span text:style-name="T2">he has sons and daughters</text:span>.</text:p>
      <text:p text:style-name="P138"><text:span text:style-name="T20">Belgam et Gallum necant</text:span>,<text:tab/><text:span text:style-name="T2">the slay a Belgian and a Gaul</text:span>.</text:p>
      <text:p text:style-name="BodyHanging"><text:span text:style-name="T2">a</text:span>.<text:tab/>What differences are found in the endings of these Latin nouns, in the singular and the plural, when they are used as the subject, and when they are used as the object of the verb?</text:p>
      <text:p text:style-name="BodyHanging"><text:span text:style-name="T2">b</text:span>.<text:tab/>The form used as the subject of a finite verb is said to be in the <text:span text:style-name="T2">Nominative</text:span><text:span text:style-name="T11"> case, that used as the object, in the </text:span><text:span text:style-name="T2">Accusative</text:span><text:span text:style-name="T11"> case.</text:span><text:span text:style-name="T11"><text:note text:id="ftn11" text:note-class="footnote"><text:note-citation>11</text:note-citation><text:note-body><text:p text:style-name="Footnote">These correspond to the English nominative and objective cases. <text:s/>For similar changes in the form of English words compare the pronouns <text:span text:style-name="T2">him</text:span>, <text:span text:style-name="T2">them</text:span>, <text:span text:style-name="T2">whom</text:span>.</text:p></text:note-body></text:note></text:span></text:p>
      <text:p text:style-name="BodyHanging">c<text:span text:style-name="T11">.<text:tab/>How does the order of these Latin sentences differ from that of the English?</text:span></text:p>
      <text:p text:style-name="P59"/>
      <text:p text:style-name="P59"><text:span text:style-name="T20">33</text:span>. The order followed in the sentences of <text:span text:style-name="T20">32</text:span><text:span text:style-name="T22"> (subject, object, verb) is the normal, but by no means the</text:span><text:span text:style-name="T27">{{19}}</text:span><text:span text:style-name="T22"> invariable, order in Latin, and should be retained by the beginner as being the general rule. <text:s/>It is most important to observe that in Latin, unlike in English, a change of order will not involve a change of syntactical relation. <text:s/>The first sentence in </text:span><text:span text:style-name="T20">32</text:span><text:span text:style-name="T22"> will have the same meaning (with slight differences of emphasis only) if it be written </text:span><text:span text:style-name="T20">Nautam Rōmānus videt</text:span><text:span text:style-name="T22"> or </text:span><text:span text:style-name="T20">Nautam videt Rōmānus</text:span><text:span text:style-name="T22"> or </text:span><text:span text:style-name="T20">Videt Rōmānus nautam</text:span><text:span text:style-name="T22">.</text:span></text:p>
      <text:p text:style-name="P59"><text:soft-page-break/></text:p>
      <text:p text:style-name="P128"><text:span text:style-name="T20">34</text:span>.<text:tab/><text:tab/>Vocabulary.</text:p>
      <text:section text:style-name="Sect1" text:name="Section16">
        <text:p text:style-name="P189"><text:span text:style-name="T20">cōpia</text:span> <text:tab/>(in singular) <text:span text:style-name="T2">plenty,</text:span> <text:span text:style-name="T2">supply</text:span>, <text:span text:style-name="T2">abundance</text:span>; (in plural) <text:span text:style-name="T2">forces,</text:span> <text:span text:style-name="T2">troops.</text:span></text:p>
        <text:p text:style-name="P189"><text:span text:style-name="T20">dō</text:span>, <text:span text:style-name="T20">are</text:span>,<text:tab/><text:span text:style-name="T2">give.<text:tab/></text:span></text:p>
        <text:p text:style-name="P189"><text:span text:style-name="T20">equus</text:span>,<text:tab/><text:span text:style-name="T2">horse.<text:tab/></text:span></text:p>
        <text:p text:style-name="P189"><text:span text:style-name="T20">fuga,</text:span><text:tab/><text:span text:style-name="T2">flight.<text:tab/></text:span></text:p>
        <text:p text:style-name="P190"><text:span text:style-name="T20">locus</text:span>,<text:tab/><text:span text:style-name="T2">place.<text:tab/></text:span></text:p>
        <text:p text:style-name="P190"><text:span text:style-name="T20">nūntiō</text:span>, <text:span text:style-name="T20">āre,</text:span><text:tab/><text:span text:style-name="T2">announce.</text:span></text:p>
        <text:p text:style-name="P190"><text:span text:style-name="T12">nūntius</text:span><text:span text:style-name="T2">,<text:tab/>messenger.</text:span></text:p>
        <text:p text:style-name="P190"><text:span text:style-name="T12">prōvincia</text:span><text:span text:style-name="T2">,<text:tab/>province.</text:span></text:p>
        <text:p text:style-name="P190"><text:span text:style-name="T12">terreō</text:span><text:span text:style-name="T11">,</text:span><text:span text:style-name="T2"> </text:span><text:span text:style-name="T12">ēre</text:span><text:span text:style-name="T11">,</text:span><text:span text:style-name="T2"><text:tab/>frighten, terrify.</text:span></text:p>
        <text:p text:style-name="P190"><text:span text:style-name="T12">vulnerō,</text:span><text:span text:style-name="T2"> </text:span><text:span text:style-name="T12">āre</text:span><text:span text:style-name="T11">,</text:span><text:span text:style-name="T2"><text:tab/>wound.</text:span></text:p>
      </text:section>
      <text:p text:style-name="P183"><text:note text:id="ftn12" text:note-class="footnote"><text:note-citation>12</text:note-citation><text:note-body><text:p text:style-name="Footnote">The verb <text:span text:style-name="T20">dō</text:span> is exceptional, in having short <text:span text:style-name="T20">a</text:span> in the stem, except in the forms <text:span text:style-name="T20">dās</text:span>, <text:span text:style-name="T20">dāns</text:span> (271) and <text:span text:style-name="T20">dā</text:span> (463).</text:p></text:note-body></text:note></text:p>
      <text:p text:style-name="P182"/>
      <text:p text:style-name="Banner">Exercises.</text:p>
      <text:p text:style-name="P59"><text:span text:style-name="T20">35</text:span>.<text:tab/><text:span text:style-name="T20">I</text:span>.</text:p>
      <text:p text:style-name="P59">1. <text:s/>Fīlium et fīliam habet. <text:s/>2. Belgās et Germānōs terrētis. <text:s/>3. Cōpiae locum vāstant. <text:s/>4. Germānī cōpiās et equōs parant. <text:s/>5. Fugam nūntiāmus; equum dās; cōpiam habēs. <text:s/>6. Nūntiōs et nautās vulnerant.</text:p>
      <text:p text:style-name="P59"><text:tab/><text:span text:style-name="T20">II</text:span>.</text:p>
      <text:p text:style-name="P59">1. You have horses; we have plenty. <text:s/>2. I see the place; they lay waste the provinces. <text:s/>3. The messenger is wounding the horse. <text:s/>4. The forces hold the province. <text:s/>5. The flight terrifies the forces. <text:s/>6. The give a slave; a slave is announcing the flight.<text:span text:style-name="T25">{{20}}</text:span></text:p>
      <text:p text:style-name="P59"/>
      <text:p text:style-name="Banner"><text:s/><text:span text:style-name="T11">—</text:span></text:p>
      <text:p text:style-name="P95"/>
      <text:p text:style-name="P15">Lesson IV.</text:p>
      <text:p text:style-name="P15">First and Second Declensions: Genitive Singular and Plural.</text:p>
      <text:p text:style-name="P59"/>
      <text:p text:style-name="P59"><text:span text:style-name="T20">36</text:span>.<text:tab/><text:tab/>Illustrative Examples.</text:p>
      <text:p text:style-name="P139"><text:span text:style-name="T20">Fīlium nautae videt</text:span>,<text:tab/><text:span text:style-name="T2">he sees the sailor's son</text:span>; or, <text:span text:style-name="T2">he sees the son of the sailor</text:span>.</text:p>
      <text:p text:style-name="P139"><text:span text:style-name="T20">Fīlium servī videt</text:span>,<text:tab/><text:span text:style-name="T2">he sees the slave's son</text:span>.</text:p>
      <text:p text:style-name="P139"><text:span text:style-name="T20">Fugam cōpiārum nūntiat</text:span>,<text:tab/><text:span text:style-name="T2">he announces the flight of the forces</text:span>.</text:p>
      <text:p text:style-name="P139"><text:span text:style-name="T20">Fugam Rōmānōrum nūntiat</text:span>,<text:tab/><text:span text:style-name="T2">he announces the flight of the Romans</text:span>.</text:p>
      <text:p text:style-name="BodyHanging">a.<text:tab/>What endings in these Latin nouns indicate the relation expressed by the English preposition <text:span text:style-name="T2">of</text:span> or the English possessive case?</text:p>
      <text:p text:style-name="BodyHanging">b.<text:tab/>Nouns with these endings are said to be in the <text:span text:style-name="T2">Genitive</text:span> case.</text:p>
      <text:p text:style-name="BodyHanging"><text:tab/>The genitive is placed more frequently after than before the noun it modifies.</text:p>
      <text:p text:style-name="BodyHanging">c.<text:tab/>If the first sentence above were written in the order <text:span text:style-name="T20">Nautae fīlium videt</text:span>, could it mean, <text:span text:style-name="T2">The sailors see the son?</text:span> <text:s/>What two meanings could <text:span text:style-name="T20">Servī fīlium vident</text:span> have?</text:p>
      <text:p text:style-name="P59"/>
      <text:p text:style-name="P59"><text:span text:style-name="T20">37</text:span><text:span text:style-name="T23">.</text:span><text:span text:style-name="T20"><text:tab/><text:tab/></text:span>Vocabulary.</text:p>
      <text:p text:style-name="P132"><text:span text:style-name="T20">animus</text:span>,<text:tab/><text:span text:style-name="T2">spirit</text:span>, <text:span text:style-name="T2">heart.</text:span><text:tab/><text:span text:style-name="T20">portō</text:span>, <text:span text:style-name="T20">āre</text:span>,<text:tab/><text:span text:style-name="T2">carry,</text:span> <text:span text:style-name="T2">bear.</text:span></text:p>
      <text:p text:style-name="P132"><text:span text:style-name="T20">cōnfīrmō</text:span>, <text:span text:style-name="T20">āre</text:span>,<text:tab/><text:span text:style-name="T2">encourage,</text:span> <text:span text:style-name="T2">arouse.</text:span><text:tab/><text:span text:style-name="T20">praeda</text:span>,<text:tab/><text:span text:style-name="T2">plunder</text:span>, <text:span text:style-name="T2">booty.</text:span></text:p>
      <text:p text:style-name="P132"><text:span text:style-name="T20">imperō</text:span>, <text:span text:style-name="T20">āre</text:span>,<text:tab/><text:span text:style-name="T2">give orders</text:span>.<text:tab/><text:span text:style-name="T20">socius</text:span>,<text:tab/><text:span text:style-name="T2">ally.</text:span></text:p>
      <text:p text:style-name="P132"><text:span text:style-name="T20">lēgātus</text:span>,<text:tab/><text:span text:style-name="T2">ambassador</text:span>, <text:span text:style-name="T2">envoy;</text:span> <text:span text:style-name="T2">lieutenant.</text:span><text:tab/><text:span text:style-name="T20">superō</text:span>, <text:span text:style-name="T20">āre</text:span>,<text:tab/><text:span text:style-name="T2">conquer</text:span><text:span text:style-name="T11">.</text:span></text:p>
      <text:p text:style-name="P132"><text:span text:style-name="T20">porta</text:span>,<text:tab/><text:span text:style-name="T2">gate.</text:span><text:tab/><text:span text:style-name="T20">victōria</text:span>,<text:tab/><text:span text:style-name="T2">victory</text:span><text:span text:style-name="T11">.</text:span><text:span text:style-name="T25">{{21}}</text:span></text:p>
      <text:p text:style-name="P59"/>
      <text:p text:style-name="Banner">Exercises.</text:p>
      <text:p text:style-name="P59"><text:span text:style-name="T20">38</text:span>.<text:tab/><text:span text:style-name="T20">I</text:span>.</text:p>
      <text:p text:style-name="P59">1. Cōpiam servōrum habet; sociī cōpiam equōrum habent. <text:s/>2. Victōria animum Belgae cōnfīrmat; <text:soft-page-break/>victōriae animōs Belgārum cōnfīrmant. <text:s/>3. Cōpiās lēgātī superat; lēgātī imperant. <text:s/>4. Praedam portās; portās vidēmus. <text:s/>5. Fīlius lēgātī cōpiās sociōrum superat. <text:s/>6. Animōs cōpiārum terret. <text:s/>7. Belgae cōpiās parant; cōpiae Belgārum pārent. <text:s/>8. Fīliī nautae nūntium vocant.</text:p>
      <text:p text:style-name="P59"><text:tab/><text:span text:style-name="T20">II</text:span>.</text:p>
      <text:p text:style-name="P59">1. He is announcing the victory of the lieutenant. <text:s/>2. The horse is carrying the ambassador's son. <text:s/>3. The troops conquer the allies of the Belgians. <text:s/>4. He conquers the forces of the allies. <text:s/>5. The forces of the province are fighting. <text:s/>6. The victory arouses the Britons' spirits. <text:s/>7. The give a horse; he is giving orders. <text:s/>8. You are wounding the sons of the sailor and of the messenger. <text:s/>9. The slaves have the plunder; I see the slave's booty; the kill the envoys' slaves.</text:p>
      <text:p text:style-name="P59"/>
      <text:p text:style-name="P59">[[Image <text:span text:style-name="T11">– Miles. <text:s/>Soldier.</text:span>]]<text:span text:style-name="T25">{{22}}</text:span></text:p>
      <text:p text:style-name="P59"/>
      <text:p text:style-name="P6">Lesson V.</text:p>
      <text:p text:style-name="P15"><text:span text:style-name="T29">First and Second Declensions: Dative Singular and Plural. <text:s/>Accusative with</text:span> <text:span text:style-name="T20">ad</text:span>.</text:p>
      <text:p text:style-name="P59"/>
      <text:p text:style-name="P59"><text:span text:style-name="T20">39</text:span>.<text:tab/><text:tab/>Illustrative Examples.</text:p>
      <text:p text:style-name="P35"><text:span text:style-name="T20">Lēgātō victōriam nūntiat</text:span>,<text:tab/><text:span text:style-name="T2">he announces the victory to the lieutenant</text:span>.</text:p>
      <text:p text:style-name="P35"><text:span text:style-name="T20">Pradam servīs dat</text:span>,<text:tab/><text:span text:style-name="T2">he gives the plunder to the slaves</text:span>.</text:p>
      <text:p text:style-name="P35"><text:span text:style-name="T20">Prōvinciae imperat</text:span>,<text:tab/><text:span text:style-name="T2">he gives orders to the province</text:span>.</text:p>
      <text:p text:style-name="P35"><text:span text:style-name="T20">Belgīs pārent</text:span>,<text:tab/><text:span text:style-name="T2">they are obedient to the Belgians</text:span>.</text:p>
      <text:p text:style-name="BodyHanging"><text:span text:style-name="T2">a</text:span>.<text:tab/>What endings in the Latin nouns indicate the relation expressed in the English sentences by the proposition <text:span text:style-name="T2">to</text:span><text:span text:style-name="T11">?</text:span></text:p>
      <text:p text:style-name="BodyHanging"><text:span text:style-name="T2">b</text:span><text:span text:style-name="T11">.<text:tab/>Nouns with these endings are said to be in the </text:span><text:span text:style-name="T2">Dative</text:span><text:span text:style-name="T11"> case.</text:span></text:p>
      <text:p text:style-name="P146"><text:tab/>The dative expressing the indirect object is more frequently placed before than after the direct object of the verb.</text:p>
      <text:p text:style-name="P95"/>
      <text:p text:style-name="P59"><text:span text:style-name="T12">40</text:span><text:span text:style-name="T15">.</text:span><text:span text:style-name="T11"> <text:tab/><text:tab/>Illustrative Examples.</text:span></text:p>
      <text:p text:style-name="P17"><text:span text:style-name="T12">Ad locum cōpiās movet</text:span><text:span text:style-name="T11">,<text:tab/></text:span><text:span text:style-name="T2">he moves the forces to the place</text:span><text:span text:style-name="T11">.</text:span></text:p>
      <text:p text:style-name="P17"><text:span text:style-name="T12">Ad portam servōs vocat</text:span><text:span text:style-name="T11">,<text:tab/></text:span><text:span text:style-name="T2">he calls the slaves to the gate</text:span><text:span text:style-name="T11">.</text:span></text:p>
      <text:p text:style-name="P17"><text:span text:style-name="T12">Ad cōpiās et sociōs praedam portant</text:span><text:span text:style-name="T11">,<text:tab/></text:span><text:span text:style-name="T2">they are carrying the plunder to the forces and the allies</text:span><text:span text:style-name="T11">.</text:span></text:p>
      <text:p text:style-name="P59"><text:span text:style-name="T11">a.<text:tab/>When the preposition </text:span><text:span text:style-name="T2">to</text:span><text:span text:style-name="T11"> is used in an English phrase implying motion or direction, the dative should not be used in the corresponding Latin. <text:s/>In what way is </text:span><text:span text:style-name="T2">to</text:span><text:span text:style-name="T11"> expressed in these sentences?</text:span><text:span text:style-name="T25">{{23}}</text:span></text:p>
      <text:p text:style-name="P95"/>
      <text:p text:style-name="P59"><text:span text:style-name="T12">41</text:span><text:span text:style-name="T11">.<text:tab/><text:tab/>Vocabulary.</text:span></text:p>
      <text:section text:style-name="Sect1" text:name="Section1">
        <text:p text:style-name="P141"><text:span text:style-name="T20">ad</text:span>,<text:tab/><text:tab/><text:span text:style-name="T2">to</text:span>, <text:span text:style-name="T2">towards</text:span>.<text:tab/></text:p>
        <text:p text:style-name="P141"><text:span text:style-name="T20">aqua</text:span>,<text:tab/><text:span text:style-name="T2">water</text:span>.<text:tab/></text:p>
        <text:p text:style-name="P141"><text:span text:style-name="T20">īnsula</text:span>,<text:tab/><text:span text:style-name="T2">island</text:span>.<text:tab/></text:p>
        <text:p text:style-name="P141"><text:span text:style-name="T20">mūrus</text:span>,<text:tab/><text:span text:style-name="T2">wall</text:span>.<text:tab/></text:p>
        <text:p text:style-name="P141"><text:span text:style-name="T20">ōceanus</text:span>,<text:tab/><text:span text:style-name="T3">the ocean</text:span>.</text:p>
        <text:p text:style-name="P141"><text:span text:style-name="T20">removeō</text:span>, <text:span text:style-name="T20">ēre</text:span>,<text:tab/><text:span text:style-name="T2">move back</text:span>, <text:span text:style-name="T2">remove</text:span>, <text:span text:style-name="T2">withdraw</text:span>.<text:tab/></text:p>
        <text:p text:style-name="P141"><text:span text:style-name="T20">reportō</text:span>, <text:span text:style-name="T20">āre</text:span>,<text:tab/><text:span text:style-name="T2">carry back</text:span>, <text:span text:style-name="T2">bring back</text:span>.</text:p>
        <text:p text:style-name="P141"><text:span text:style-name="T20">respondeō</text:span>, <text:span text:style-name="T20">ēre</text:span>,<text:tab/><text:span text:style-name="T2">reply</text:span>.</text:p>
        <text:p text:style-name="P141"><text:span text:style-name="T20">retineō</text:span>, <text:span text:style-name="T20">ēre</text:span>,<text:tab/><text:span text:style-name="T2">hold back</text:span>, <text:span text:style-name="T2">restrain</text:span>.</text:p>
        <text:p text:style-name="P141"><text:span text:style-name="T20">revocō</text:span>, <text:span text:style-name="T20">āre</text:span>,<text:tab/><text:span text:style-name="T2">call back</text:span>, <text:span text:style-name="T2">recall</text:span>.</text:p>
        <text:p text:style-name="P141"><text:span text:style-name="T20">spectō</text:span>, <text:span text:style-name="T20">āre</text:span>,<text:tab/><text:span text:style-name="T2">look,</text:span> <text:span text:style-name="T2">face</text:span>.</text:p>
      </text:section>
      <text:p text:style-name="P59">N.B.<text:span text:style-name="T11">—Observe that </text:span><text:span text:style-name="T12">re-</text:span><text:span text:style-name="T11"> is used in compounds to denote </text:span><text:span text:style-name="T2">back</text:span><text:span text:style-name="T11"> or </text:span><text:span text:style-name="T2">again</text:span><text:span text:style-name="T11">; so </text:span><text:span text:style-name="T12">renūntiō</text:span><text:span text:style-name="T11">, </text:span><text:span text:style-name="T2">bring back word</text:span><text:span text:style-name="T11">, </text:span><text:span text:style-name="T2">report</text:span><text:span text:style-name="T11">.</text:span></text:p>
      <text:p text:style-name="P95"/>
      <text:p text:style-name="P196">Exercises</text:p>
      <text:p text:style-name="P59"><text:span text:style-name="T20">42</text:span>.<text:tab/><text:span text:style-name="T12">I</text:span>.</text:p>
      <text:p text:style-name="P59">1. Lēgātus nautīs imperat; nautae lēgātō pārent. <text:s/>2. Sociōs ad īnsulam vocat; ad mūrōs cōpiās revocāmus. <text:s/>3.Lēgātus ad prōvinciās cōpiās reportat. <text:s/>4. Lēgātīs servōs et equum datis. <text:s/>5. Belgae respondēs; equum Belgae removet; Belgae pūgnant. <text:s/>6. Ad ōceanum prōvinciae spectant.</text:p>
      <text:p text:style-name="P59"><text:tab/><text:span text:style-name="T20">II</text:span>.</text:p>
      <text:p text:style-name="P59"><text:soft-page-break/>1. The slaves reply to the sailor; the sailor is replying to the slaves. <text:s/>2. They are recalling the ambassador to the island. <text:s/>3. We announe to the lieutenant the flight of the forces. <text:s/>4. She is carrying a supply of water to the place. <text:s/>5. He moves the troops back to the walls; it restrains the allies. <text:s/>6. The island faces<text:note text:id="ftn13" text:note-class="footnote"><text:note-citation>13</text:note-citation><text:note-body><text:p text:style-name="Footnote">The English verb <text:span text:style-name="T2">face</text:span><text:span text:style-name="T11"> is more commonly used transitively, with the preposition omitted, “faces the province.”</text:span></text:p></text:note-body></text:note> towards the province; I give orders to the provinces.<text:span text:style-name="T25">{{24}}</text:span></text:p>
      <text:p text:style-name="P59"/>
      <text:p text:style-name="Banner"><text:s/><text:span text:style-name="T11">—</text:span></text:p>
      <text:p text:style-name="P95"/>
      <text:p text:style-name="Banner">Lesson VI.</text:p>
      <text:p text:style-name="Banner">First and Second Conjugations: Imperfect Indicative Active.</text:p>
      <text:p text:style-name="P59"/>
      <text:p text:style-name="P59"><text:span text:style-name="T20">43</text:span>.<text:tab/><text:tab/>Illustrative Examples.</text:p>
      <text:p text:style-name="P66"><text:span text:style-name="T20">Pūgnābant</text:span>,<text:tab/><text:span text:style-name="T2">they were fighting</text:span><text:tab/>or<text:tab/><text:span text:style-name="T2">they used to fight</text:span>.</text:p>
      <text:p text:style-name="P66"><text:span text:style-name="T20">Movēbat</text:span>,<text:tab/><text:span text:style-name="T2">he was moving</text:span><text:tab/>or<text:tab/><text:span text:style-name="T2">he used to move</text:span>.</text:p>
      <text:p text:style-name="P66"><text:span text:style-name="T20">Tenēbāmus</text:span>,<text:tab/><text:span text:style-name="T2">we were holding</text:span><text:tab/>or<text:tab/><text:span text:style-name="T2">we used to hold</text:span>.</text:p>
      <text:p text:style-name="P66"><text:span text:style-name="T20">Spectābat</text:span>,<text:tab/><text:span text:style-name="T2">it was facing</text:span><text:tab/>or <text:span text:style-name="T2">it used to face</text:span>.</text:p>
      <text:p text:style-name="BodyHanging"><text:span text:style-name="T2">a</text:span>.<text:tab/>What new element is found in these Latin verbs between the present stem and the personal ending?</text:p>
      <text:p text:style-name="BodyHanging"><text:span text:style-name="T2">b</text:span>.<text:tab/>Notice that these new forms may be translated in two ways, past time being indicated in both cases.<text:note text:id="ftn14" text:note-class="footnote"><text:note-citation>14</text:note-citation><text:note-body><text:p text:style-name="P114">To the teacher<text:span text:style-name="T11">. <text:s/>The translation of the Imperfect by the English simple past tense should not be referred to at this stage; see 109.</text:span></text:p></text:note-body></text:note></text:p>
      <text:p text:style-name="P59"/>
      <text:p text:style-name="P59"><text:span text:style-name="T20">44</text:span>. Paradigms.</text:p>
      <text:p text:style-name="Banner">Imperfect Indicative Active.</text:p>
      <text:p text:style-name="P68"><text:tab/><text:span text:style-name="T2">First Conjugation</text:span>.<text:tab/><text:span text:style-name="T2">Second Conjugation</text:span>.</text:p>
      <text:p text:style-name="Banner">Singular.</text:p>
      <text:p text:style-name="P67">1.<text:tab/>amābam<text:tab/><text:span text:style-name="T20">-ā</text:span><text:span text:style-name="T23">-</text:span><text:span text:style-name="T20">ba-m</text:span><text:tab/>monēbam<text:tab/><text:span text:style-name="T20">-ē-ba-m</text:span></text:p>
      <text:p text:style-name="P67">2.<text:tab/>amābās<text:tab/><text:span text:style-name="T20">-ā-bā-s</text:span><text:tab/>monēbās<text:tab/><text:span text:style-name="T20">-ē-bā-s</text:span></text:p>
      <text:p text:style-name="P67">3.<text:tab/>amābat<text:tab/><text:span text:style-name="T20">-ā-ba-t</text:span><text:tab/>monēbat<text:tab/><text:span text:style-name="T20">-ē-ba-t</text:span></text:p>
      <text:p text:style-name="Banner">Plural.</text:p>
      <text:p text:style-name="P67">1.<text:tab/>amābāmus<text:tab/><text:span text:style-name="T20">-ā-bā-mus</text:span><text:tab/>monēbāmus<text:tab/><text:span text:style-name="T20">-ē-bā-mus</text:span></text:p>
      <text:p text:style-name="P67">2.<text:tab/>amābātis<text:tab/><text:span text:style-name="T20">-ā-bā-tis</text:span><text:tab/>monēbātis<text:tab/><text:span text:style-name="T20">-ē-bā-tis</text:span></text:p>
      <text:p text:style-name="P67">3.<text:tab/>amābānt<text:tab/><text:span text:style-name="T20">-ā-ba-nt</text:span><text:tab/>monēbant<text:tab/><text:span text:style-name="T20">-ē-ba-nt</text:span></text:p>
      <text:p text:style-name="BodyHanging"><text:span text:style-name="T2">a</text:span>.<text:tab/>What new personal ending is used instead of <text:span text:style-name="T20">-ō</text:span> in the first person singular of this tense?</text:p>
      <text:p text:style-name="BodyHanging"><text:span text:style-name="T2">b</text:span>.<text:tab/>What is the quantity of the final <text:span text:style-name="T20">a</text:span> or <text:span text:style-name="T20">e</text:span> of the stem?</text:p>
      <text:p text:style-name="BodyHanging"><text:tab/>Before which endings is the <text:span text:style-name="T20">a</text:span> in <text:span text:style-name="T20">ba</text:span> short, and before which is it long?<text:span text:style-name="T25">{{25}}</text:span></text:p>
      <text:p text:style-name="P59"/>
      <text:p text:style-name="P59"><text:span text:style-name="T20">45</text:span>.<text:tab/><text:tab/>Vocabulary.</text:p>
      <text:section text:style-name="Sect1" text:name="Section2">
        <text:p text:style-name="P178"><text:span text:style-name="T20">Britannia</text:span>,<text:tab/><text:span text:style-name="T2">Britain.</text:span><text:tab/></text:p>
        <text:p text:style-name="P178"><text:span text:style-name="T20">fīrmō</text:span>, <text:span text:style-name="T20">āre</text:span>,<text:tab/><text:span text:style-name="T2">strengthen</text:span><text:span text:style-name="T11">.</text:span><text:tab/></text:p>
        <text:p text:style-name="P178"><text:span text:style-name="T20">fossa,</text:span><text:tab/><text:span text:style-name="T2">trench,</text:span> <text:span text:style-name="T2">moat.</text:span><text:tab/></text:p>
        <text:p text:style-name="P177"><text:span text:style-name="T20">Gallia</text:span>,<text:tab/><text:span text:style-name="T2">Gaul</text:span> (the country now called France).<text:tab/></text:p>
        <text:p text:style-name="P178"><text:span text:style-name="T20">Germānia</text:span>,<text:tab/><text:span text:style-name="T2">Germany.</text:span><text:tab/></text:p>
        <text:p text:style-name="P179"><text:span text:style-name="T20">gladius</text:span>,<text:tab/><text:span text:style-name="T2">sword.</text:span></text:p>
        <text:p text:style-name="P179"><text:span text:style-name="T20">hasta,</text:span><text:tab/><text:span text:style-name="T2">spear.</text:span></text:p>
        <text:p text:style-name="P179"><text:span text:style-name="T20">hiemō</text:span>, <text:span text:style-name="T20">āre</text:span>,<text:tab/><text:span text:style-name="T2">winter</text:span>, <text:span text:style-name="T2">pass the winter</text:span>.</text:p>
        <text:p text:style-name="P179"><text:span text:style-name="T20">Ītalia,</text:span><text:tab/><text:span text:style-name="T2">Italy.</text:span></text:p>
        <text:p text:style-name="P179"><text:span text:style-name="T20">pūgna</text:span>,<text:tab/><text:span text:style-name="T2">battle</text:span>, <text:span text:style-name="T2">fighting.</text:span></text:p>
      </text:section>
      <text:p text:style-name="P59"/>
      <text:p text:style-name="Banner">Exercises</text:p>
      <text:p text:style-name="P59"><text:span text:style-name="T20">46</text:span>.<text:tab/><text:span text:style-name="T20">I</text:span>.</text:p>
      <text:p text:style-name="P59">1. Fīrmābant, fīrmābāmus, fīrmābat. <text:s/>2. Tenēbās, tenēbam, tenēbātis. <text:s/>3. Pārēbant, parābat, pāret, parant. <text:s/>4. Glasiōs et hastās reportābat. <text:s/>5. Ad Germāniam et Ītaliam cōpias removēbam. <text:s/>6. Nautae <text:soft-page-break/>gladium dabās; nautīs respondēbant. <text:s/>7. Britannia ad Galliam spectat; pūgnam Germānīs nūntiat. <text:s/>8. Hiemant; cōpiae hiemābant.</text:p>
      <text:p text:style-name="P59"><text:tab/><text:span text:style-name="T20">II</text:span>.</text:p>
      <text:p text:style-name="P59">1. He was giving; they used to give; they give. <text:s/>2. They were terrifying; it used to terrify; she terrifies. <text:s/>3. You were strengthening the place; I was wintering. <text:s/>4. It used to have walls and trenches. <text:s/>5. We were procuring an abundance of swords and spears. <text:s/>6. The lieutenant was holding Gaul and Britain; the Gauls and Britons were fighting. <text:s/>7. We were replying to the messenger; the slave used to carry water to the trench.</text:p>
      <text:p text:style-name="P59"/>
      <text:p text:style-name="P59">[[Image <text:span text:style-name="T11">– </text:span>Hasta: Spear.]]<text:span text:style-name="T25">{{26}}</text:span></text:p>
      <text:p text:style-name="P59"/>
      <text:p text:style-name="Banner">Lesson VII.</text:p>
      <text:p text:style-name="Banner">First and Second Declensions: Ablative Singular and Plural.</text:p>
      <text:p text:style-name="P59"/>
      <text:p text:style-name="P59"><text:span text:style-name="T20">47</text:span>.<text:tab/><text:tab/>Illustrative Examples.</text:p>
      <text:p text:style-name="BodyHanging"><text:span text:style-name="T20">Servum hastā necat</text:span>,<text:tab/><text:span text:style-name="T2">he kills the slave with a spear</text:span>.</text:p>
      <text:p text:style-name="BodyHanging"><text:span text:style-name="T20">Servum gladiō necat</text:span>,<text:tab/><text:span text:style-name="T2">he kills the slave with a sword</text:span>.</text:p>
      <text:p text:style-name="BodyHanging"><text:span text:style-name="T20">Nūntium cum nautā et servō necat</text:span>,<text:tab/><text:span text:style-name="T2">he kills the messenger together with the sailor and the slave</text:span>.</text:p>
      <text:p text:style-name="BodyHanging"><text:span text:style-name="T20">Locum mūrīs et fossīs fīrmat</text:span>,<text:tab/><text:span text:style-name="T2">he strengthens the place with walls and trenches</text:span>.</text:p>
      <text:p text:style-name="BodyHanging"><text:span text:style-name="T20">Cum cōpiīs hiemat</text:span>,<text:tab/><text:span text:style-name="T2">he is wintering with the forces</text:span>.</text:p>
      <text:p text:style-name="BodyHanging"><text:span text:style-name="T20">Cum Gallīs pūgnant</text:span>,<text:tab/><text:span text:style-name="T2">they are fighting with the Gauls</text:span>.</text:p>
      <text:p text:style-name="BodyHanging"><text:span text:style-name="T2">a</text:span>.<text:tab/>What endings in these Latin nouns indicate the relations expressed in the English sentences by the preposition <text:span text:style-name="T2">with</text:span><text:span text:style-name="T11">?</text:span></text:p>
      <text:p text:style-name="BodyHanging"><text:span text:style-name="T11"><text:tab/>Notice where, in these examples, this new case (known as the </text:span><text:span text:style-name="T2">Ablative</text:span><text:span text:style-name="T11">) has forms identical with the dative. <text:s/>Notice also the difference in the quantity of </text:span><text:span text:style-name="T12">a</text:span><text:span text:style-name="T14"> in the ablative and in the nominative.</text:span></text:p>
      <text:p text:style-name="BodyHanging"><text:span text:style-name="T6">b</text:span><text:span text:style-name="T14">.<text:tab/>Observe that in some of these sentences </text:span><text:span text:style-name="T6">with</text:span><text:span text:style-name="T14"> has the force of </text:span><text:span text:style-name="T6">by means of</text:span><text:span text:style-name="T14">,</text:span><text:span text:style-name="T14"><text:note text:id="ftn15" text:note-class="footnote"><text:note-citation>15</text:note-citation><text:note-body><text:p text:style-name="Footnote">Often <text:span text:style-name="T2">by means of</text:span><text:span text:style-name="T11"> may be replaced by the preposition </text:span><text:span text:style-name="T2">by</text:span><text:span text:style-name="T11"> instead of by </text:span><text:span text:style-name="T2">with</text:span><text:span text:style-name="T11">; as </text:span><text:span text:style-name="T2">to perish by (means of) the sword</text:span><text:span text:style-name="T11">; </text:span><text:span text:style-name="T2">to restrain by (means of) force</text:span><text:span text:style-name="T11">.</text:span></text:p></text:note-body></text:note></text:span><text:span text:style-name="T14"> in others of </text:span><text:span text:style-name="T6">together with</text:span><text:span text:style-name="T14"> or </text:span><text:span text:style-name="T6">along with</text:span><text:span text:style-name="T14">. <text:s/>In which sense is the Latin preposition </text:span><text:span text:style-name="T12">cum</text:span><text:span text:style-name="T14"> used with the ablative case?</text:span></text:p>
      <text:p text:style-name="P59"/>
      <text:p text:style-name="P59"><text:span text:style-name="T20">48</text:span>.<text:tab/><text:tab/>Illustrative Examples.</text:p>
      <text:p text:style-name="P140"><text:span text:style-name="T20">In Galliā hiemat</text:span>,<text:tab/><text:span text:style-name="T2">he is wintering in Gaul</text:span>.</text:p>
      <text:p text:style-name="P140"><text:span text:style-name="T20">In mūrō pūgnant</text:span>,<text:tab/><text:span text:style-name="T2">they are fighting on the wall</text:span>.</text:p>
      <text:p text:style-name="P140"><text:span text:style-name="T20">Cōpiās ab Ītaliā revocat</text:span>,<text:tab/><text:span text:style-name="T2">he recalls the troops from Italy</text:span>.</text:p>
      <text:p text:style-name="P140"><text:span text:style-name="T20">Cōpiās ā pūgnā revocat</text:span>,<text:tab/><text:span text:style-name="T2">he recalls the troops from battle</text:span>.</text:p>
      <text:p text:style-name="P140"><text:span text:style-name="T20">Ab lēgātō et sociīs equōs parat</text:span>,<text:tab/><text:span text:style-name="T2">he procures horses from the lieutenant and the allies</text:span>.<text:span text:style-name="T25">{{27}}</text:span></text:p>
      <text:p text:style-name="BodyHanging"><text:span text:style-name="T2">a</text:span>.<text:tab/>What ideas does the ablative case express in these sentences? <text:s/>What prepositions are used with the ablative to express these ideas?<text:note text:id="ftn16" text:note-class="footnote"><text:note-citation>16</text:note-citation><text:note-body><text:p text:style-name="Footnote">The Latin Ablative case represents three main ideas (at one time represented by three distinct cases): that of <text:span text:style-name="T2">from</text:span><text:span text:style-name="T11">, which gives it the name </text:span><text:span text:style-name="T2">ablative</text:span><text:span text:style-name="T11">; that of </text:span><text:span text:style-name="T2">with</text:span><text:span text:style-name="T11">, called the </text:span><text:span text:style-name="T2">instrumental</text:span><text:span text:style-name="T11"> use; and that of </text:span><text:span text:style-name="T2">in</text:span><text:span text:style-name="T11">, </text:span><text:span text:style-name="T2">on</text:span><text:span text:style-name="T11">, or </text:span><text:span text:style-name="T2">at,</text:span><text:span text:style-name="T11"> called the </text:span><text:span text:style-name="T2">locative</text:span><text:span text:style-name="T11"> use. <text:s/>The prepositions </text:span><text:span text:style-name="T12">ab</text:span><text:span text:style-name="T11">, </text:span><text:span text:style-name="T12">cum,</text:span><text:span text:style-name="T11"> and </text:span><text:span text:style-name="T12">in</text:span><text:span text:style-name="T11"> are used with the ablative to make clearer the particular use intended.</text:span></text:p></text:note-body></text:note></text:p>
      <text:p text:style-name="BodyHanging"><text:span text:style-name="T2">b</text:span>.<text:tab/>Notice that, while <text:span text:style-name="T20">ab</text:span><text:span text:style-name="T22"> is found before vowels and consonants alike, </text:span><text:span text:style-name="T20">ā</text:span><text:span text:style-name="T22"> is not used before a vowel.</text:span></text:p>
      <text:p text:style-name="P59"/>
      <text:p text:style-name="P59"><text:span text:style-name="T20">49</text:span>.<text:tab/><text:tab/>Vocabulary</text:p>
      <text:section text:style-name="Sect1" text:name="Section3">
        <text:p text:style-name="P180"><text:span text:style-name="T20">collocō, āre</text:span>,<text:tab/><text:span text:style-name="T2">place together</text:span>, <text:span text:style-name="T2">station.</text:span></text:p>
        <text:p text:style-name="P180"><text:span text:style-name="T20">comparō, āre</text:span>,<text:tab/><text:span text:style-name="T2">get together</text:span>, <text:span text:style-name="T2">procure.</text:span></text:p>
        <text:p text:style-name="P180"><text:span text:style-name="T20">compleō, ēre</text:span>,<text:tab/><text:span text:style-name="T2">fill full</text:span>, <text:span text:style-name="T2">fill.</text:span></text:p>
        <text:p text:style-name="P180"><text:span text:style-name="T20">comportō, āre</text:span>,<text:tab/><text:span text:style-name="T2">bring together</text:span>, <text:span text:style-name="T2">collect.</text:span></text:p>
        <text:p text:style-name="P180"><text:span text:style-name="T20">cōnfīrmō, āre</text:span>,<text:tab/><text:span text:style-name="T2">strengthen</text:span> (<text:span text:style-name="T2">fully</text:span>), <text:span text:style-name="T2">encourage.</text:span></text:p>
        <text:p text:style-name="P180"><text:span text:style-name="T20">contineō, ēre</text:span>,<text:tab/><text:span text:style-name="T2">hold together</text:span>, <text:span text:style-name="T2">confine</text:span>, <text:span text:style-name="T2">restrain.</text:span></text:p>
        <text:p text:style-name="P180"><text:span text:style-name="T20">convocō, āre</text:span>,<text:tab/><text:span text:style-name="T2">call together</text:span>, <text:span text:style-name="T2">summon.</text:span></text:p>
        <text:p text:style-name="P180"><text:span text:style-name="T20">injūria</text:span>,<text:tab/><text:span text:style-name="T2">wrongdoing</text:span>, <text:span text:style-name="T2">wrong.</text:span></text:p>
        <text:p text:style-name="P180"><text:span text:style-name="T20">nātūra</text:span>,<text:tab/><text:span text:style-name="T2">nature.</text:span></text:p>
        <text:p text:style-name="P180"><text:span text:style-name="T20">silva,</text:span><text:tab/><text:span text:style-name="T2">wood</text:span>, <text:span text:style-name="T2">forest.</text:span></text:p>
      </text:section>
      <text:p text:style-name="P59"><text:soft-page-break/>N.B.—In Latin compounds <text:span text:style-name="T20">com-</text:span>, <text:span text:style-name="T20">con-</text:span>, or <text:span text:style-name="T20">col-</text:span>, representing <text:span text:style-name="T20">cum</text:span>, denotes (a) <text:span text:style-name="T2">together</text:span> or (b) <text:span text:style-name="T2">completely</text:span><text:span text:style-name="T11">.</text:span></text:p>
      <text:p text:style-name="P95"/>
      <text:p text:style-name="P196">Exercises.</text:p>
      <text:p text:style-name="P128"><text:span text:style-name="T12">50</text:span><text:span text:style-name="T11">.<text:tab/></text:span><text:span text:style-name="T12">I</text:span><text:span text:style-name="T11">.</text:span></text:p>
      <text:p text:style-name="P59"><text:span text:style-name="T11">1. Cum cōpiīs in Ītaliā hiemābāmus. <text:s/>2. Belgae locum mūrō et fossā cōnfīrmābant. <text:s/>3.Rōmānōs ā silvā revocābam. <text:s/>4. Gallōs in portīs et in mūrō collocat; equōs gladiīs vulnerant. <text:s/>5. Fossās aquā complēmus; cōpiās cum sociīs ā locō removēs. <text:s/>6. Socios ab īnsulā convocātis; sociōs ad īnsulam revocō. <text:s/>7. Lēgātus cōpiās ab injūriā continēbat. <text:s/>8. Praedam ad locum comportābant.</text:span><text:span text:style-name="T25">{{28}}</text:span></text:p>
      <text:p text:style-name="P59"><text:span text:style-name="T11"><text:tab/></text:span><text:span text:style-name="T12">II</text:span><text:span text:style-name="T11">.</text:span></text:p>
      <text:p text:style-name="P95">The slave was fighting with the sailor; he wounds the sailor with a spear. <text:s/>2. He used to procure troops and horses from the provinces. <text:s/>3. We see islands in the ocean; I see a forest on the island. <text:s/>4. He fills the walls and the gates with troops; they fight with swords on the walls. <text:s/>5. You used to winter in Britain with the lieutenant and the allies. <text:s/>6. The nature of the place restrains the Britons from fighting. <text:s/>7. From the walls they announce the victory to the ambassador. <text:s/>8. They were summoning the messengers to the wall.</text:p>
      <text:p text:style-name="P59"/>
      <text:p text:style-name="Banner"><text:s/><text:span text:style-name="T11">—</text:span></text:p>
      <text:p text:style-name="P95"/>
      <text:p text:style-name="Banner">Lesson VIII.</text:p>
      <text:p text:style-name="Banner">First and Second Declensions Reviewed: Vocative Case. Predicate Nouns and Appositives.</text:p>
      <text:p text:style-name="P59"/>
      <text:p text:style-name="P59"><text:span text:style-name="T20">51</text:span><text:span text:style-name="T23">.</text:span> To give all the forms of a Latin noun in the order in which the cases are usually arranged is called <text:span text:style-name="T2">declining</text:span><text:span text:style-name="T11"> the noun, and the different series of endings found in Latin nouns are the </text:span><text:span text:style-name="T2">Declensions</text:span><text:span text:style-name="T11">. <text:s/>The are five in number; the nouns already learned which the nominative singular end in </text:span><text:span text:style-name="T12">-a</text:span><text:span text:style-name="T14"> belong to the First Declension, those which end in </text:span><text:span text:style-name="T12">-us</text:span><text:span text:style-name="T14"> to the Second Declension.</text:span></text:p>
      <text:p text:style-name="P59"><text:span text:style-name="T14">As it happens that no two of the declensions have the same ending in the genitive singular, in Latin vocabularies and dictionaries the nominative and genitive singular of each noun are regularly indicated, in order to show to which of the five declensions the noun belongs. <text:s/>(Compare 56.)</text:span><text:span text:style-name="T27">{{29}}</text:span></text:p>
      <text:p text:style-name="P59"/>
      <text:p text:style-name="P59">52.<text:tab/>Paradigms.</text:p>
      <text:p text:style-name="Banner">First Declension.</text:p>
      <text:p text:style-name="P142"><text:tab/><text:tab/>Singular.<text:tab/><text:tab/>Plural.</text:p>
      <text:p text:style-name="P142"><text:span text:style-name="T2">Nominative</text:span><text:tab/><text:span text:style-name="T22">mēnsa (</text:span><text:span text:style-name="T6">table</text:span><text:span text:style-name="T14">)<text:tab/></text:span><text:span text:style-name="T12">-a</text:span><text:span text:style-name="T14"><text:tab/>mēnsae<text:tab/></text:span><text:span text:style-name="T12">-ae</text:span></text:p>
      <text:p text:style-name="P144"><text:span text:style-name="T2">Genitive</text:span><text:span text:style-name="T11"><text:tab/>mēnsae<text:tab/></text:span><text:span text:style-name="T12">-ae</text:span><text:span text:style-name="T11"><text:tab/>mēnsārum<text:tab/></text:span><text:span text:style-name="T12">-ārum</text:span></text:p>
      <text:p text:style-name="P144"><text:span text:style-name="T2">Dative</text:span><text:span text:style-name="T11"><text:tab/>mēnsae<text:tab/></text:span><text:span text:style-name="T12">-ae</text:span><text:span text:style-name="T11"><text:tab/>mēnsīs<text:tab/></text:span><text:span text:style-name="T12">-īs</text:span></text:p>
      <text:p text:style-name="P144"><text:span text:style-name="T2">Accusative</text:span><text:span text:style-name="T11"><text:tab/>mēnsam<text:tab/></text:span><text:span text:style-name="T12">-am</text:span><text:span text:style-name="T11"><text:tab/>mēnsās<text:tab/></text:span><text:span text:style-name="T12">-ās</text:span></text:p>
      <text:p text:style-name="P144"><text:span text:style-name="T2">Vocative</text:span><text:span text:style-name="T11"><text:tab/>mēnsa<text:tab/></text:span><text:span text:style-name="T12">-a</text:span><text:span text:style-name="T11"><text:tab/>mēnsae<text:tab/></text:span><text:span text:style-name="T12">-ae</text:span></text:p>
      <text:p text:style-name="P142"><text:span text:style-name="T6">Ablative</text:span><text:span text:style-name="T14"><text:tab/>mēnsā</text:span><text:span text:style-name="T11"><text:tab/></text:span><text:span text:style-name="T12">-ā</text:span><text:span text:style-name="T11"><text:tab/>mēnsīs<text:tab/></text:span><text:span text:style-name="T12">-īs</text:span></text:p>
      <text:p text:style-name="P59"/>
      <text:p text:style-name="Banner">Second Declension.</text:p>
      <text:p text:style-name="P142"><text:tab/><text:tab/>Singular.<text:tab/><text:tab/>Plural.</text:p>
      <text:p text:style-name="P142"><text:span text:style-name="T2">Nom.</text:span><text:span text:style-name="T11"><text:tab/><text:tab/>servus (</text:span><text:span text:style-name="T2">slave</text:span><text:span text:style-name="T11">)<text:tab/></text:span><text:span text:style-name="T12">-us</text:span><text:span text:style-name="T11"><text:tab/>servī<text:tab/></text:span><text:span text:style-name="T12">-ī</text:span></text:p>
      <text:p text:style-name="P142"><text:span text:style-name="T2">Gen.</text:span><text:span text:style-name="T11"><text:tab/><text:tab/>servī<text:tab/></text:span><text:span text:style-name="T12">-ī</text:span><text:span text:style-name="T11"><text:tab/>servōrum<text:tab/></text:span><text:span text:style-name="T12">-ōrum</text:span></text:p>
      <text:p text:style-name="P142"><text:span text:style-name="T2">Dat.</text:span><text:span text:style-name="T11"><text:tab/><text:tab/>servō<text:tab/></text:span><text:span text:style-name="T12">-ō</text:span><text:span text:style-name="T11"><text:tab/>servīs<text:tab/></text:span><text:span text:style-name="T12">-īs</text:span></text:p>
      <text:p text:style-name="P142"><text:span text:style-name="T2">Acc.</text:span><text:span text:style-name="T11"><text:tab/><text:tab/>servum<text:tab/></text:span><text:span text:style-name="T12">-um</text:span><text:span text:style-name="T11"><text:tab/>servōs<text:tab/></text:span><text:span text:style-name="T12">-ōs</text:span></text:p>
      <text:p text:style-name="P142"><text:span text:style-name="T2">Voc.</text:span><text:span text:style-name="T11"><text:tab/><text:tab/>serve<text:tab/></text:span><text:span text:style-name="T12">-e</text:span><text:span text:style-name="T11"><text:tab/>servī<text:tab/></text:span><text:span text:style-name="T12">-ī</text:span></text:p>
      <text:p text:style-name="P142"><text:span text:style-name="T2">Abl.</text:span><text:span text:style-name="T11"><text:tab/><text:tab/>servō<text:tab/></text:span><text:span text:style-name="T12">-ō</text:span><text:span text:style-name="T11"><text:tab/>servīs<text:tab/></text:span><text:span text:style-name="T12">-īs</text:span></text:p>
      <text:p text:style-name="P96"/>
      <text:p text:style-name="P59"><text:soft-page-break/>53. The Vocative case (like the nominative of address in English) is used in speaking to a person; as, <text:span text:style-name="T20">Victōriam, Rōmānī, nūntiāmus</text:span>, <text:span text:style-name="T2">we announce a victory, Romans</text:span>.</text:p>
      <text:p text:style-name="P59">Except in the singular of nouns of the second declension ending in <text:span text:style-name="T20">-us</text:span>, the vocative is in form always identical with the nominative, and is accordingly often omitted in giving the paradigms of declension.</text:p>
      <text:p text:style-name="P59"/>
      <text:p text:style-name="P59"><text:span text:style-name="T20">54</text:span><text:span text:style-name="T23">.</text:span><text:tab/><text:tab/>Illustrative Examples.</text:p>
      <text:p text:style-name="P145"><text:span text:style-name="T20">Britannia est īnsula</text:span>,<text:tab/><text:span text:style-name="T2">Britain is an island</text:span>.</text:p>
      <text:p text:style-name="P145"><text:span text:style-name="T20">Īnsulam Britanniam vocant</text:span>,<text:tab/><text:span text:style-name="T2">they call the island Britain</text:span>.</text:p>
      <text:p text:style-name="P145"><text:span text:style-name="T20">Nūntium, fīlium lēgātī, vident</text:span>,<text:tab/><text:span text:style-name="T2">they see the messenger,a son of the lieutenant</text:span>.<text:span text:style-name="T25">{{30}}</text:span></text:p>
      <text:p text:style-name="P145">a.<text:tab/>In each of these sentences are two nouns referring to the same person or thing, and in each sentence the two nouns are in the same case.</text:p>
      <text:p text:style-name="P145">b.<text:tab/>In the first sentence, īnsula forms part of the predicate and describes or defines the subject of the verb est, and is called a Predicate Nominative.</text:p>
      <text:p text:style-name="P145">c.<text:tab/>In the second sentence, Britanniam forms part of the predicate and describes or defines the object of the verb vocant, and is called a Predicate Accusative.</text:p>
      <text:p text:style-name="P145">d.<text:tab/>In the third sentences, fīlium, while describing or identifying nūntium, is not brought into relationship with it through the verb vident. <text:s/>Such a noun is called an Appositive and is said to be in apposition with the noun it describes.</text:p>
      <text:p text:style-name="P145"/>
      <text:p text:style-name="P59"><text:span text:style-name="T20">Rule</text:span><text:span text:style-name="T23">.</text:span><text:span text:style-name="T11">—Predicate nouns and appositives agree in case with the noun which they describe.</text:span></text:p>
      <text:p text:style-name="P95"/>
      <text:p text:style-name="P95"><text:span text:style-name="T20">55</text:span><text:span text:style-name="T23">.</text:span><text:tab/>Illustative Examples.</text:p>
      <text:p text:style-name="BodyHanging"><text:span text:style-name="T12">Fīliō imperat</text:span><text:span text:style-name="T11">,<text:tab/></text:span><text:span text:style-name="T2">he gives orders to his son</text:span><text:span text:style-name="T11">, or </text:span><text:span text:style-name="T2">she gives orders to her son</text:span><text:span text:style-name="T11">.</text:span></text:p>
      <text:p text:style-name="BodyHanging"><text:span text:style-name="T12">Sociōs convocant</text:span><text:span text:style-name="T11">,<text:tab/></text:span><text:span text:style-name="T2">they summon their allies</text:span><text:span text:style-name="T11">.</text:span></text:p>
      <text:p text:style-name="BodyHanging"><text:span text:style-name="T12">Cum cōpiīs hiemāmus</text:span><text:span text:style-name="T11">,<text:tab/></text:span><text:span text:style-name="T2">we are wintering with our troops</text:span><text:span text:style-name="T11">.</text:span></text:p>
      <text:p text:style-name="BodyHanging"><text:span text:style-name="T2">a</text:span><text:span text:style-name="T11">.<text:tab/>Notice how in these Latin sentences no special word is used to express </text:span><text:span text:style-name="T2">his</text:span><text:span text:style-name="T11">, </text:span><text:span text:style-name="T2">her,</text:span><text:span text:style-name="T11"> </text:span><text:span text:style-name="T2">their</text:span><text:span text:style-name="T11">, </text:span><text:span text:style-name="T2">our.</text:span><text:span text:style-name="T11"> <text:s/>Latin has words meaning </text:span><text:span text:style-name="T2">my</text:span><text:span text:style-name="T11">, </text:span><text:span text:style-name="T2">our,</text:span><text:span text:style-name="T11"> </text:span><text:span text:style-name="T2">your</text:span><text:span text:style-name="T11">, </text:span><text:span text:style-name="T2">his,</text:span><text:span text:style-name="T11"> </text:span><text:span text:style-name="T2">her</text:span><text:span text:style-name="T11">, </text:span><text:span text:style-name="T2">its,</text:span><text:span text:style-name="T11"> and </text:span><text:span text:style-name="T2">their,</text:span><text:span text:style-name="T11"> but seldom uses them when it can readily be gathered from the context to whom the person or thing spoken of belongs.</text:span><text:span text:style-name="T11"><text:note text:id="ftn17" text:note-class="footnote"><text:note-citation>17</text:note-citation><text:note-body><text:p text:style-name="Footnote">Accordingly, in translating from Latin, these words have often to be inserted in the English; and until Lesson XLVIII. is reached, are to be regularly disregarded in translating into Latin. <text:s/>At first these words will be put in parentheses, to indicate their omission.</text:p></text:note-body></text:note></text:span><text:span text:style-name="T25">{{31}}</text:span></text:p>
      <text:p text:style-name="P59"/>
      <text:p text:style-name="P59"><text:span text:style-name="T20">56</text:span>.<text:tab/><text:tab/>Vocabulary.</text:p>
      <text:section text:style-name="Sect1" text:name="Section6">
        <text:p text:style-name="Vocabulary"><text:span text:style-name="T20">amīcitia</text:span>, <text:span text:style-name="T20">ae</text:span>,<text:tab/><text:span text:style-name="T2">friendship</text:span>.</text:p>
        <text:p text:style-name="Vocabulary"><text:span text:style-name="T20">amīcus</text:span>, <text:span text:style-name="T20">ī</text:span>,<text:tab/><text:span text:style-name="T2">friend.</text:span></text:p>
        <text:p text:style-name="Vocabulary"><text:span text:style-name="T20">fluvius</text:span>, <text:span text:style-name="T20">ī</text:span>,<text:tab/><text:span text:style-name="T2">river.</text:span></text:p>
        <text:p text:style-name="Vocabulary"><text:span text:style-name="T20">habitō</text:span>, <text:span text:style-name="T20">āre</text:span>,<text:tab/><text:span text:style-name="T2">dwell.</text:span></text:p>
        <text:p text:style-name="Vocabulary"><text:span text:style-name="T20">incola</text:span>, <text:span text:style-name="T20">ae</text:span>,<text:tab/><text:span text:style-name="T2">inhabitant.</text:span></text:p>
        <text:p text:style-name="Vocabulary"><text:span text:style-name="T20">Rhēnus</text:span>, <text:span text:style-name="T20">ī</text:span>,<text:tab/><text:span text:style-name="T2">Rhine.</text:span></text:p>
        <text:p text:style-name="Vocabulary"><text:span text:style-name="T20">rīpa</text:span>, <text:span text:style-name="T20">ae</text:span>,<text:tab/><text:span text:style-name="T2">bank</text:span> (of a river).</text:p>
        <text:p text:style-name="Vocabulary"><text:span text:style-name="T20">vīcus</text:span>, <text:span text:style-name="T20">ī</text:span>,<text:tab/><text:span text:style-name="T2">village.</text:span></text:p>
      </text:section>
      <text:section text:style-name="Sect2" text:name="Section7">
        <text:p text:style-name="P119"><text:span text:style-name="T20">est</text:span>,<text:tab/><text:span text:style-name="T2">he</text:span> <text:span text:style-name="T2">(she</text:span> or <text:span text:style-name="T2">it)</text:span> <text:span text:style-name="T2">is</text:span>;</text:p>
        <text:p text:style-name="P119"><text:span text:style-name="T20">sunt</text:span>,<text:tab/><text:span text:style-name="T2">they are</text:span>;</text:p>
        <text:p text:style-name="P119"><text:span text:style-name="T20">nōn</text:span>,<text:tab/><text:span text:style-name="T2">not.</text:span></text:p>
      </text:section>
      <text:p text:style-name="P181"><text:span text:style-name="T2">Phrase</text:span>: <text:span text:style-name="T20">amīcitiam</text:span> <text:span text:style-name="T20">cōnfīrmō</text:span>, <text:tab/><text:span text:style-name="T2">establish friendship</text:span>.</text:p>
      <text:p text:style-name="P59"/>
      <text:p text:style-name="Banner">Exercises.</text:p>
      <text:p text:style-name="P59"><text:span text:style-name="T20">57</text:span>.<text:tab/><text:span text:style-name="T20">I</text:span>.</text:p>
      <text:p text:style-name="P59">1. Britannī sunt incolae Britanniae. <text:s/>2. In Galliā, prōvinciā Rōmānōrum, habitāms. <text:s/>3. Cōpiās ā rīpā fluviī revocat. <text:s/>4. Gallia nōn est īnsula; Rōmānī Galliam prōvinciam vocābant. <text:s/>5. Fīliōs et fīliās in silvīs collacant. <text:s/>6. Amīcitiam cum Gallīs, Rōmānī, cōnfīrmātis. <text:s/>7. Germānōs, sociōs Belgārum, superat. <text:s/>8. Gallī sunt Rōmānōrum amīcī; Rōmānī Gallōs amīcōs vocant. <text:s/>9. Vīcus mūrōs habet; vīcum mūrīs fīrmāmus. <text:s/>10. Cōpiae in rīpā fluviī pūgnābant.</text:p>
      <text:p text:style-name="P59"><text:tab/><text:span text:style-name="T20">II</text:span>.</text:p>
      <text:p text:style-name="P59"><text:soft-page-break/>1. We call the inhabitants of the island Britons; an inhabitant of the island is a Briton. <text:s/>2. The Romans used to dwell in Italy. <text:s/>2. The Romans used to dwell in Italy. <text:s/>3. They call the Belgians friends; we summon (our) friends, the Belgians. <text:s/>4. The flight of the Germans, (their) allies, terrifies the inhabitants. <text:s/>5. We are establishing friendship with the province. <text:s/>6. You used to have friends, lieutenant. <text:s/>7. They used to call the ocean a river; the ocean is not a river. <text:s/>8. You were not obedient to (your) lieutenant. <text:s/>9. The lay waste the villages from the banks of the Rhine to the ocean. <text:s/>10. He stations (his) troops on the banks.<text:span text:style-name="T25">{{32}}</text:span></text:p>
      <text:p text:style-name="P59"/>
      <text:p text:style-name="P59"><text:span text:style-name="T20">58</text:span><text:span text:style-name="T22">.<text:tab/>Word List I.</text:span></text:p>
      <text:p text:style-name="P89">nouns: first declension.</text:p>
      <text:section text:style-name="Sect2" text:name="Section11">
        <text:p text:style-name="P89">amīcitia</text:p>
        <text:p text:style-name="P89">aqua</text:p>
        <text:p text:style-name="P89">Belga</text:p>
        <text:p text:style-name="P89">Britannia</text:p>
        <text:p text:style-name="P89">cōpia</text:p>
        <text:p text:style-name="P89">fīlia</text:p>
        <text:p text:style-name="P89">fossa</text:p>
        <text:p text:style-name="P89">fuga</text:p>
        <text:p text:style-name="P89">Gallia</text:p>
        <text:p text:style-name="P89">Germānia</text:p>
        <text:p text:style-name="P89">hast</text:p>
        <text:p text:style-name="P89">incola</text:p>
        <text:p text:style-name="P89">injūria</text:p>
        <text:p text:style-name="P89">īnsula</text:p>
        <text:p text:style-name="P89">Ītalia</text:p>
        <text:p text:style-name="P89">nātūra</text:p>
        <text:p text:style-name="P89">nauta</text:p>
        <text:p text:style-name="P89">porta</text:p>
        <text:p text:style-name="P89">praeda</text:p>
        <text:p text:style-name="P89">prōvincia</text:p>
        <text:p text:style-name="P89">pūgna</text:p>
        <text:p text:style-name="P89">rīpa</text:p>
        <text:p text:style-name="P89">silva</text:p>
        <text:p text:style-name="P89">victōria</text:p>
      </text:section>
      <text:p text:style-name="P59"/>
      <text:p text:style-name="P59">nouns: second declension.</text:p>
      <text:section text:style-name="Sect2" text:name="Section12">
        <text:p text:style-name="P59">amīcus</text:p>
        <text:p text:style-name="P59">animus</text:p>
        <text:p text:style-name="P59">Britannus</text:p>
        <text:p text:style-name="P59">equus</text:p>
        <text:p text:style-name="P59">fīlius</text:p>
        <text:p text:style-name="P59">fluvius</text:p>
        <text:p text:style-name="P59">Gallus</text:p>
        <text:p text:style-name="P59">Germānus</text:p>
        <text:p text:style-name="P59">gladius</text:p>
        <text:p text:style-name="P59">lēgātus</text:p>
        <text:p text:style-name="P59">locus</text:p>
        <text:p text:style-name="P59">mūrus</text:p>
        <text:p text:style-name="P59">nūntius</text:p>
        <text:p text:style-name="P59">ōceanus</text:p>
        <text:p text:style-name="P59">Rhēnus</text:p>
        <text:p text:style-name="P59">Rōmānus</text:p>
        <text:p text:style-name="P59">servus</text:p>
        <text:p text:style-name="P59">socius</text:p>
        <text:p text:style-name="P59">vīcus</text:p>
      </text:section>
      <text:p text:style-name="P59"/>
      <text:p text:style-name="P59">verbs: first conjugation.</text:p>
      <text:section text:style-name="Sect2" text:name="Section13">
        <text:p text:style-name="P59">collocō</text:p>
        <text:p text:style-name="P59">comparō</text:p>
        <text:p text:style-name="P59">comportō</text:p>
        <text:p text:style-name="P59">cōnfīrmō</text:p>
        <text:p text:style-name="P59">convocō</text:p>
        <text:p text:style-name="P59">dō</text:p>
        <text:p text:style-name="P59">fīrmō</text:p>
        <text:p text:style-name="P59">habitō</text:p>
        <text:p text:style-name="P59">hiemō</text:p>
        <text:p text:style-name="P59">imperō</text:p>
        <text:p text:style-name="P59">necō</text:p>
        <text:p text:style-name="P59">nūntiō</text:p>
        <text:p text:style-name="P59">parō</text:p>
        <text:p text:style-name="P59">portō</text:p>
        <text:p text:style-name="P59">pūgnō</text:p>
        <text:p text:style-name="P59">reportō</text:p>
        <text:p text:style-name="P59">revocō</text:p>
        <text:p text:style-name="P59">spectō</text:p>
        <text:p text:style-name="P59">superō</text:p>
        <text:p text:style-name="P59">vāstō</text:p>
        <text:p text:style-name="P59">vocō</text:p>
        <text:p text:style-name="P59">vulnerō</text:p>
      </text:section>
      <text:p text:style-name="P59"/>
      <text:p text:style-name="P59">verbs: second conjugation.</text:p>
      <text:section text:style-name="Sect2" text:name="Section14">
        <text:p text:style-name="P59">compleō</text:p>
        <text:p text:style-name="P59">contineō</text:p>
        <text:p text:style-name="P59">habeō</text:p>
        <text:p text:style-name="P59">moveō</text:p>
        <text:p text:style-name="P59">pāreō</text:p>
        <text:p text:style-name="P59">removeō</text:p>
        <text:p text:style-name="P59">respondeō</text:p>
        <text:p text:style-name="P59">retineō</text:p>
        <text:p text:style-name="P59">teneō</text:p>
        <text:p text:style-name="P59">terreō</text:p>
        <text:p text:style-name="P59">videō</text:p>
      </text:section>
      <text:p text:style-name="P59"/>
      <text:p text:style-name="P59">miscellaneous.</text:p>
      <text:section text:style-name="Sect2" text:name="Section15">
        <text:p text:style-name="P59">et</text:p>
        <text:p text:style-name="P59">nōn</text:p>
        <text:p text:style-name="P59">est</text:p>
        <text:p text:style-name="P59">sunt</text:p>
      </text:section>
      <text:p text:style-name="P59"/>
      <text:p text:style-name="P59">[[plate <text:span text:style-name="T11">–</text:span><text:span text:style-name="T12"> </text:span>Tomb of Caecilia Metella on the Appian Way.]]<text:span text:style-name="T25">{{33}}</text:span></text:p>
      <text:p text:style-name="P86"><text:soft-page-break/></text:p>
      <text:p text:style-name="Banner">Reading Lesson I.</text:p>
      <text:p text:style-name="Banner">Romulus and Remus and the Founding of Rome. (753 B.C.)</text:p>
      <text:p text:style-name="P85">59<text:span text:style-name="T22">. (Amulius, the rightful king of Alba, an ancient town of Latinum in Italy, was supplanted by his </text:span><text:span text:style-name="T22">brother Numitor. <text:s/>To secure himself on his throne, Numitor slew the sons of Amulius, and when twin sons were born to his daughter Rhea Silvia, he ordered them to be thrown in the river Tiber. <text:s/>As it </text:span><text:span text:style-name="T22">turned out, the children were not drowned, but being cast ashore were found and suckled by a she-wolf as if they had been her own young. <text:s/>Soon they were discovered by a shepherd, who brought up the children in his own home, until they became hardy youths and leaders among their comrades. <text:s/>At last their parentage was revealed; and, slaying the usurper Numitor, the brothers placed their grandfather once more upon his rightful throne, and then set out to found a city upon the spot where they had so wonderfully been preserved.)</text:span></text:p>
      <text:p text:style-name="Banner">Vocabulary.</text:p>
      <text:section text:style-name="Sect1" text:name="Section8">
        <text:p text:style-name="Vocabulary"><text:span text:style-name="T20">Rōma</text:span>,<text:tab/><text:span text:style-name="T2">Rome.</text:span></text:p>
        <text:p text:style-name="Vocabulary"><text:span text:style-name="T20">Socius,</text:span><text:tab/><text:span text:style-name="T2">comrade.</text:span></text:p>
      </text:section>
      <text:p text:style-name="P89">In Ītalia habitābat Rhēa Silvia. <text:s/>Rhēa duo (<text:span text:style-name="T2">two</text:span>) fīliōs habet,<text:note text:id="ftn18" text:note-class="footnote"><text:note-citation>18</text:note-citation><text:note-body><text:p text:style-name="Footnote">In Latin, as in English, the present may be used to represent vividly past events or situations. <text:s/>This is known as the <text:span text:style-name="T2">Historical Present</text:span><text:span text:style-name="T11">.</text:span></text:p></text:note-body></text:note> Rōmulum et Remum. <text:s/>Rōmulus et Remus, fīliī Rhēae, amīcōs et sociōs convocant. <text:s/>Locum in rīpā fluviī occupant (<text:span text:style-name="T2">they seize</text:span>). <text:s/>Dum (<text:span text:style-name="T2">while</text:span>) locum mūrīs fīrmant, Rōmulus et Remus contrōversiam (<text:span text:style-name="T2">dispute</text:span>) habent, et pūgnant. <text:s/>In pūgnā Rōmulus Remum necat. <text:s/>Tum (<text:span text:style-name="T2">then</text:span>) Rōmulus rēgnat (<text:span text:style-name="T2">is king</text:span>), et amīcī et sociī fīliōrum Rhēae Rōmulō pārent. <text:s/>Itaque (<text:span text:style-name="T2">and so</text:span>) locum Rōmam ex (<text:span text:style-name="T2">from</text:span>, <text:span text:style-name="T2">with abl. case</text:span>) Rōmulō vocāmus, et incolās vocāmus Rōmānōs. <text:span text:style-name="T25">{{34}}</text:span></text:p>
      <text:p text:style-name="P59"/>
      <text:p text:style-name="Banner"><text:s/><text:span text:style-name="T11">—</text:span></text:p>
      <text:p text:style-name="P95"/>
      <text:p text:style-name="Banner">Lesson IX.</text:p>
      <text:p text:style-name="Banner">Second Declension: Nouns in <text:span text:style-name="T20">-um</text:span>. <text:s/>Gender.</text:p>
      <text:p text:style-name="P59"><text:span text:style-name="T20">60</text:span>. In the Second Declension are found not only nouns like <text:span text:style-name="T20">servus</text:span>, ending in the nominative singular in <text:span text:style-name="T20">-us</text:span>, but others also which end in <text:span text:style-name="T20">-um</text:span>, and which differ from <text:span text:style-name="T20">servus</text:span> in certain other case-endings.</text:p>
      <text:p text:style-name="Banner">Paradigm.</text:p>
      <text:p text:style-name="Banner">Second Declension (continued)</text:p>
      <text:p text:style-name="Banner"/>
      <text:p text:style-name="P43"><text:tab/><text:tab/>Singular<text:tab/><text:tab/>Plural.</text:p>
      <text:p text:style-name="P43"><text:span text:style-name="T2">Nom.</text:span><text:tab/><text:tab/>templum (<text:span text:style-name="T2">temple</text:span>)<text:tab/><text:span text:style-name="T20">-um</text:span><text:tab/>templa<text:tab/><text:span text:style-name="T20">-a</text:span></text:p>
      <text:p text:style-name="P43"><text:span text:style-name="T2">Gen.</text:span><text:tab/><text:tab/>templī<text:tab/><text:span text:style-name="T20">-ī</text:span><text:tab/>templōrum<text:tab/><text:span text:style-name="T20">-ōrum</text:span></text:p>
      <text:p text:style-name="P43"><text:span text:style-name="T2">Dat.</text:span><text:tab/><text:tab/>templō<text:tab/><text:span text:style-name="T20">-ō</text:span><text:tab/>templīs<text:tab/><text:span text:style-name="T20">-īs</text:span></text:p>
      <text:p text:style-name="P43"><text:span text:style-name="T2">Acc.</text:span><text:tab/><text:tab/>templum<text:tab/><text:span text:style-name="T20">-um</text:span><text:tab/>templa<text:tab/><text:span text:style-name="T20">-a</text:span></text:p>
      <text:p text:style-name="P43"><text:span text:style-name="T2">Voc.</text:span><text:tab/><text:tab/>templum<text:tab/><text:span text:style-name="T20">-um</text:span><text:tab/>templa<text:tab/><text:span text:style-name="T20">-a</text:span></text:p>
      <text:p text:style-name="P43"><text:span text:style-name="T2">Abl.</text:span><text:tab/><text:tab/>templō<text:tab/><text:span text:style-name="T20">-ō</text:span><text:tab/>templīs<text:tab/><text:span text:style-name="T20">-īs</text:span></text:p>
      <text:p text:style-name="P59">N.B.—<text:span text:style-name="T20">Castra</text:span>, <text:span text:style-name="T2">camp</text:span>, a plural noun with singular meaning, is declined like the plural of <text:span text:style-name="T20">templum</text:span>; viz., <text:span text:style-name="T2">Nom.</text:span> <text:span text:style-name="T20">castra</text:span>, <text:span text:style-name="T2">Gen.</text:span> <text:span text:style-name="T20">castrōrum,</text:span> <text:span text:style-name="T2">Dat.</text:span> <text:span text:style-name="T20">castrīs</text:span>, <text:span text:style-name="T2">Acc.</text:span> <text:span text:style-name="T20">castra</text:span>, <text:span text:style-name="T2">Voc.</text:span> <text:span text:style-name="T20">castra</text:span>, <text:span text:style-name="T2">Abl.</text:span> <text:span text:style-name="T20">castrīs</text:span><text:span text:style-name="T23">.</text:span></text:p>
      <text:p text:style-name="P59"/>
      <text:p text:style-name="P59"><text:span text:style-name="T20">61</text:span>. Gender in Latin has certain peculiarities not found in English. <text:s/>As is English, all names of males are masculine, and all names of females are feminine. <text:s/>But the gender of what is neither male nor female is not always neuter, as we regard it in English grammar, but, as a rule, is determined by the ending of the noun. <text:s/>This is sometimes called <text:span text:style-name="T2">Grammatical Gender</text:span><text:span text:style-name="T11"> as distinguished from </text:span><text:span text:style-name="T2">Natural Gender</text:span><text:span text:style-name="T11">.</text:span></text:p>
      <text:p text:style-name="P59"><text:span text:style-name="T11">In the First Declension the nouns ending in </text:span><text:span text:style-name="T12">-a</text:span><text:span text:style-name="T11"> are feminine, with the exception of words line </text:span><text:span text:style-name="T12">incola</text:span><text:span text:style-name="T14">, </text:span><text:soft-page-break/><text:span text:style-name="T12">nauta,</text:span><text:span text:style-name="T14"> and </text:span><text:span text:style-name="T12">Belga</text:span><text:span text:style-name="T14"> which, as they usually refer to males, are masculine.</text:span></text:p>
      <text:p text:style-name="P59"><text:span text:style-name="T14">In the Second Declension the nouns ending in </text:span><text:span text:style-name="T12">-us</text:span><text:span text:style-name="T14"> are masculine, and those ending in </text:span><text:span text:style-name="T12">-um</text:span><text:span text:style-name="T14"> are neuter.</text:span></text:p>
      <text:p text:style-name="P59"><text:span text:style-name="T14">In Latin vocabularies and dictionaries the gender is regularly indicated by the letters </text:span><text:span text:style-name="T6">m</text:span><text:span text:style-name="T14">., </text:span><text:span text:style-name="T6">f</text:span><text:span text:style-name="T14">., and </text:span><text:span text:style-name="T6">n</text:span><text:span text:style-name="T14">.</text:span></text:p>
      <text:p text:style-name="P98"/>
      <text:p text:style-name="P59"><text:span text:style-name="T12">62</text:span><text:span text:style-name="T14">.<text:tab/><text:tab/>Vocabulary</text:span></text:p>
      <text:section text:style-name="Sect1" text:name="Section9">
        <text:p text:style-name="Vocabulary"><text:span text:style-name="T12">bellum,</text:span><text:span text:style-name="T14"> </text:span><text:span text:style-name="T12">ī</text:span><text:span text:style-name="T14">, n.,<text:tab/></text:span><text:span text:style-name="T6">war.</text:span></text:p>
        <text:p text:style-name="Vocabulary"><text:span text:style-name="T12">castra,</text:span><text:span text:style-name="T14"> </text:span><text:span text:style-name="T12">ōrum</text:span><text:span text:style-name="T14">, n.,<text:tab/></text:span><text:span text:style-name="T6">camp.</text:span></text:p>
        <text:p text:style-name="Vocabulary"><text:span text:style-name="T12">expūgnō</text:span><text:span text:style-name="T14">, </text:span><text:span text:style-name="T12">āre</text:span><text:span text:style-name="T14">,<text:tab/></text:span><text:span text:style-name="T6">storm, take by storm</text:span><text:span text:style-name="T14">.</text:span></text:p>
        <text:p text:style-name="Vocabulary"><text:span text:style-name="T12">frūmentum,</text:span><text:span text:style-name="T14"> </text:span><text:span text:style-name="T12">ī</text:span><text:span text:style-name="T14">, n.,<text:tab/></text:span><text:span text:style-name="T6">grain, corn</text:span><text:span text:style-name="T14">.</text:span></text:p>
        <text:p text:style-name="Vocabulary"><text:span text:style-name="T12">imperium,</text:span><text:span text:style-name="T14"> </text:span><text:span text:style-name="T12">ī</text:span><text:span text:style-name="T14">, n.,<text:tab/></text:span><text:span text:style-name="T6">command, control, rule</text:span><text:span text:style-name="T14">.</text:span></text:p>
        <text:p text:style-name="Vocabulary"><text:span text:style-name="T12">oppidum,</text:span><text:span text:style-name="T14"> </text:span><text:span text:style-name="T12">ī</text:span><text:span text:style-name="T14">, n.,<text:tab/></text:span><text:span text:style-name="T6">town.</text:span></text:p>
        <text:p text:style-name="Vocabulary"><text:span text:style-name="T12">oppūgnō,</text:span><text:span text:style-name="T14"> </text:span><text:span text:style-name="T12">āre</text:span><text:span text:style-name="T14">,<text:tab/></text:span><text:span text:style-name="T6">attack, assault</text:span><text:span text:style-name="T14">.</text:span></text:p>
        <text:p text:style-name="Vocabulary"><text:span text:style-name="T12">praesidium,</text:span><text:span text:style-name="T14"> </text:span><text:span text:style-name="T12">ī</text:span><text:span text:style-name="T14">, n.,<text:tab/></text:span><text:span text:style-name="T6">garrison.</text:span></text:p>
        <text:p text:style-name="Vocabulary"><text:span text:style-name="T12">proelium,</text:span><text:span text:style-name="T14"> </text:span><text:span text:style-name="T12">ī</text:span><text:span text:style-name="T14">, n.,<text:tab/></text:span><text:span text:style-name="T6">battle.</text:span></text:p>
        <text:p text:style-name="Vocabulary"><text:span text:style-name="T12">-que</text:span><text:span text:style-name="T14">,<text:tab/></text:span><text:span text:style-name="T6">and.</text:span></text:p>
        <text:p text:style-name="Vocabulary"><text:span text:style-name="T12">renovō,</text:span><text:span text:style-name="T14"> </text:span><text:span text:style-name="T12">āre,</text:span><text:span text:style-name="T14"><text:tab/></text:span><text:span text:style-name="T6">renew</text:span></text:p>
      </text:section>
      <text:p text:style-name="P184">.</text:p>
      <text:p text:style-name="P185"/>
      <text:p text:style-name="P59">N.B—<text:span text:style-name="T20">-que</text:span> never stands alone, but is always appended to the second of the two words grouped together; as <text:span text:style-name="T20">Rōmānus</text:span> <text:span text:style-name="T20">Gallusque</text:span> (= <text:span text:style-name="T20">Rōmānus et Gallus)</text:span> <text:span text:style-name="T2">a Roman and a Gaul</text:span>.<text:note text:id="ftn19" text:note-class="footnote"><text:note-citation>19</text:note-citation><text:note-body><text:p text:style-name="Footnote">When a word has <text:span text:style-name="T20">-que</text:span> appended, the accent is shifted to the syllable preceding -que; e.g. <text:span text:style-name="T20">Gal´lus</text:span> but <text:span text:style-name="T20">Gallus´que</text:span>.</text:p></text:note-body></text:note></text:p>
      <text:p text:style-name="P59"/>
      <text:p text:style-name="P59">63.<text:tab/>Exercises.</text:p>
      <text:p text:style-name="P59"><text:tab/><text:span text:style-name="T20">I</text:span>.</text:p>
      <text:p text:style-name="P59">1. Frūmentum comportābant; cōpiam frūmentī comportant. <text:s/>2. Portam castrōrum vidēmus; portās oppidī vidētis. <text:s/>3. Praesidium in oppidō collocat. <text:s/>4. Castra fossā fīrmābat. <text:s/>5. Oppida vīcōsque habēmus. <text:s/>6. Cōpiās ā proeliō continet. <text:s/>7. Praesidiō imperō. <text:s/>8. Cōpiae pūgnant; mūrum oppidī oppūgnant; cōpiae oppidum castraque expūgnant. <text:s/>9. Imperium prōvinciae fīlō dat. <text:s/>10. In castrīs Rōmānōrum hiemātis. <text:s/>11. Imperium in bellīs habent.</text:p>
      <text:p text:style-name="P59"><text:tab/><text:span text:style-name="T20">II</text:span><text:span text:style-name="T22">.</text:span></text:p>
      <text:p text:style-name="P89">1. They renew the war with the Romans. <text:s/>2. We hold the towns with garrisons. <text:s/>3. He recalls the Romans from battle. <text:s/>4. They were killing the garrisons of the towns. <text:s/>5. We station the troops in the camp. <text:s/>6. You are obedient to the rule of the Romans. <text:s/>7. He summons (his) allies, the Britons, to the town. <text:s/>8. The Gauls move (their) camp. <text:s/>9. We used to fight with the Britons; we were attacking the place; we take the village by storm. <text:s/>10. An abundance of water and grain is in the town. <text:s/>11. He recalls the troops from the camp to the towns.</text:p>
      <text:p text:style-name="P59"/>
      <text:p text:style-name="P59">[[Image – The Wall of Romulus]]<text:span text:style-name="T25">{{37}}</text:span></text:p>
      <text:p text:style-name="P59"/>
      <text:p text:style-name="Banner">Lesson X.</text:p>
      <text:p text:style-name="Banner">Adjectives of the First and Second Declensions.</text:p>
      <text:p text:style-name="Banner"/>
      <text:p text:style-name="P59">64.<text:tab/><text:span text:style-name="T22">Illustrative</text:span> Examples.</text:p>
      <text:p text:style-name="P69"><text:tab/><text:span text:style-name="T20">Māgnus vīcus</text:span>,<text:tab/><text:span text:style-name="T2">a large village</text:span>.</text:p>
      <text:p text:style-name="P69"><text:tab/><text:span text:style-name="T20">Māgnus est vīcus</text:span>,<text:tab/><text:span text:style-name="T2">the village is large</text:span>.</text:p>
      <text:p text:style-name="P69"><text:tab/><text:span text:style-name="T20">Māgna īnsula</text:span>,<text:tab/><text:span text:style-name="T2">a large island</text:span>.</text:p>
      <text:p text:style-name="P69"><text:tab/><text:span text:style-name="T20">Māgnum oppidum</text:span>,<text:tab/><text:span text:style-name="T2">a large town</text:span>.</text:p>
      <text:p text:style-name="P69"><text:tab/><text:span text:style-name="T20">In māgnō vīcō</text:span><text:tab/><text:span text:style-name="T2">in a large village</text:span>.</text:p>
      <text:p text:style-name="P69"><text:tab/><text:span text:style-name="T20">Māgnae īnsulae</text:span>,<text:tab/><text:span text:style-name="T2">large islands</text:span>.</text:p>
      <text:p text:style-name="P69"><text:tab/><text:span text:style-name="T20">Ad māgna oppida</text:span><text:span text:style-name="T22">,</text:span><text:tab/><text:span text:style-name="T2">to the large towns</text:span>.</text:p>
      <text:p text:style-name="BodyHanging"><text:span text:style-name="T2">a</text:span>.<text:tab/>Notice how the Latin adjective, unlike the English, changes its forms when used with nouns differing in gender or in number or in case.</text:p>
      <text:p text:style-name="P59"><text:span text:style-name="T20">Rule</text:span><text:span text:style-name="T23">.</text:span>—The adjective agrees with its noun in gender, number, and case.</text:p>
      <text:p text:style-name="P59"><text:soft-page-break/></text:p>
      <text:p text:style-name="P59"><text:span text:style-name="T20">65</text:span>.<text:tab/>Paradigm.</text:p>
      <text:p text:style-name="Banner">adjectives of first and second declensions.</text:p>
      <text:p text:style-name="P36">Singular.<text:tab/>Masculine.<text:tab/>Feminine.<text:tab/>Neuter.</text:p>
      <text:p text:style-name="P36"><text:span text:style-name="T2">Nom.</text:span><text:tab/>bonus (good)<text:tab/>bona<text:tab/>bonum</text:p>
      <text:p text:style-name="P36"><text:span text:style-name="T2">Gen.</text:span><text:tab/>bonī<text:tab/>bonae<text:tab/>bonī</text:p>
      <text:p text:style-name="P36"><text:span text:style-name="T2">Dat.</text:span><text:tab/>bonō<text:tab/>bonae<text:tab/>bonō</text:p>
      <text:p text:style-name="P36"><text:span text:style-name="T2">Acc.</text:span><text:tab/>bonum<text:tab/>bonam<text:tab/>bonum</text:p>
      <text:p text:style-name="P36"><text:span text:style-name="T2">Voc.</text:span><text:tab/>bone<text:tab/>bona<text:tab/>bonum</text:p>
      <text:p text:style-name="P36"><text:span text:style-name="T2">Abl.</text:span><text:tab/>bonō<text:tab/>bonā<text:tab/>bonō</text:p>
      <text:p text:style-name="P36">Plural.<text:tab/></text:p>
      <text:p text:style-name="P36"><text:span text:style-name="T2">Nom.</text:span><text:tab/>bonī <text:tab/>bonae<text:tab/>bona</text:p>
      <text:p text:style-name="P36"><text:span text:style-name="T2">Gen.</text:span><text:tab/>bonōrum<text:tab/>bonārum<text:tab/>bonōrum</text:p>
      <text:p text:style-name="P36"><text:span text:style-name="T2">Dat.</text:span><text:tab/>bonīs<text:tab/>bonīs<text:tab/>bonīs</text:p>
      <text:p text:style-name="P36"><text:span text:style-name="T2">Acc.</text:span><text:tab/>bonōs<text:tab/>bonās<text:tab/>bona</text:p>
      <text:p text:style-name="P36"><text:span text:style-name="T2">Voc.</text:span><text:tab/>bonī<text:tab/>bonae<text:tab/>bona</text:p>
      <text:p text:style-name="P37"><text:span text:style-name="T2">Abl.</text:span><text:tab/>bonīs<text:tab/>bonīs<text:tab/>bonīs<text:span text:style-name="T25">{{39}}</text:span></text:p>
      <text:p text:style-name="P59">Notice that the masculine of <text:span text:style-name="T20">bonus</text:span> is declined like <text:span text:style-name="T20">servus,</text:span> the feminine like <text:span text:style-name="T20">mēnsa,</text:span> and the neuter like <text:span text:style-name="T20">templum</text:span><text:span text:style-name="T23">.</text:span></text:p>
      <text:p text:style-name="P59"/>
      <text:p text:style-name="P59"><text:span text:style-name="T20">66</text:span><text:span text:style-name="T23">.</text:span> The position of the adjective is freer in Latin than in English. <text:s/>Very frequently the adjective follows its noun; so regularly, <text:span text:style-name="T20">populus Rōmānus</text:span>, <text:span text:style-name="T2">the Roman people</text:span>, while <text:span text:style-name="T2">a good slave</text:span> is either <text:span text:style-name="T20">bonus servus</text:span> or <text:span text:style-name="T20">servus bonus</text:span>. <text:s/>When emphatic or when denoting size, the adjective commonly precedes; as <text:span text:style-name="T20">māgnae cōpiae</text:span>, <text:span text:style-name="T2">large forces</text:span>.</text:p>
      <text:p text:style-name="P59"/>
      <text:p text:style-name="P59"><text:span text:style-name="T20">67</text:span>.<text:tab/><text:tab/>Vocabulary.</text:p>
      <text:section text:style-name="Sect1" text:name="Section10">
        <text:p text:style-name="Vocabulary"><text:span text:style-name="T20">altus</text:span>, <text:span text:style-name="T20">a</text:span>, <text:span text:style-name="T20">um,</text:span><text:tab/><text:span text:style-name="T2">high,</text:span> <text:span text:style-name="T2">deep.</text:span></text:p>
        <text:p text:style-name="Vocabulary"><text:span text:style-name="T20">lātus,</text:span> <text:span text:style-name="T20">a</text:span>, <text:span text:style-name="T20">um,</text:span><text:tab/><text:span text:style-name="T2">broad,</text:span> <text:span text:style-name="T2">wide.</text:span></text:p>
        <text:p text:style-name="Vocabulary"><text:span text:style-name="T20">longus,</text:span> <text:span text:style-name="T20">a</text:span>, <text:span text:style-name="T20">um,</text:span><text:tab/><text:span text:style-name="T2">long.</text:span></text:p>
        <text:p text:style-name="Vocabulary"><text:span text:style-name="T20">māgnus,</text:span> <text:span text:style-name="T20">a</text:span>, <text:span text:style-name="T20">um,</text:span> <text:tab/><text:span text:style-name="T2">great,</text:span> <text:span text:style-name="T2">large.</text:span></text:p>
        <text:p text:style-name="Vocabulary"><text:span text:style-name="T20">multus,</text:span> <text:span text:style-name="T20">a</text:span>, <text:span text:style-name="T20">um,</text:span><text:tab/><text:span text:style-name="T2">much;</text:span> (in plural) <text:span text:style-name="T2">many.</text:span></text:p>
        <text:p text:style-name="Vocabulary"><text:span text:style-name="T20">numerus,</text:span> <text:span text:style-name="T20">ī</text:span>, m.,<text:tab/><text:span text:style-name="T2">number.</text:span></text:p>
        <text:p text:style-name="Vocabulary"><text:span text:style-name="T20">parvus,</text:span> <text:span text:style-name="T20">a</text:span>, <text:span text:style-name="T20">um,</text:span><text:tab/><text:span text:style-name="T2">small.</text:span></text:p>
        <text:p text:style-name="Vocabulary"><text:span text:style-name="T20">paucī,</text:span> <text:span text:style-name="T20">ae,</text:span> <text:span text:style-name="T20">a</text:span>,<text:tab/><text:span text:style-name="T2">few</text:span> (used in the plural only).</text:p>
        <text:p text:style-name="Vocabulary"><text:span text:style-name="T20">perīculum,</text:span> <text:span text:style-name="T20">ī</text:span>, n.<text:tab/><text:span text:style-name="T2">danger.</text:span></text:p>
        <text:p text:style-name="Vocabulary"><text:span text:style-name="T20">populus,</text:span> <text:span text:style-name="T20">ī</text:span>, m.,<text:tab/><text:span text:style-name="T2">people,</text:span> <text:span text:style-name="T2">nation.</text:span></text:p>
        <text:p text:style-name="Vocabulary"><text:span text:style-name="T20">Rōmānus,</text:span> <text:span text:style-name="T20">a</text:span>, <text:span text:style-name="T20">um </text:span>(as adjective),<text:tab/><text:span text:style-name="T2">Roman.</text:span></text:p>
      </text:section>
      <text:p text:style-name="P59"/>
      <text:p text:style-name="Banner">Exercises.</text:p>
      <text:p text:style-name="P59"><text:span text:style-name="T20">68</text:span>.<text:tab/><text:span text:style-name="T20">I</text:span>.</text:p>
      <text:p text:style-name="P59">1. The island (sword, garrison) is large. <text:s/>2. The islands (swords, garrisons) are small. <text:s/>3. The swords (wars, spears) are long. <text:s/>4. The trench (river, gate) is wide. <text:s/>5. The danger (number, abundance) is great. <text:s/>6. The river (trench) is deep; the walls are high. 7. Many (few) provinces (towns, villages).</text:p>
      <text:p text:style-name="P59"><text:tab/><text:span text:style-name="T20">II</text:span>.</text:p>
      <text:p text:style-name="P59">1. Parvās īnsulās et māgnum oppidum habent. <text:s/>2. Multa oppida oppūgnat; paucōs vīcōs expūgnat. <text:s/>3. Locum fossā lātā et mūrō altō fīrmant. <text:s/>4. Perīculum populī Rōmānī vidēmus. <text:s/>5. Māgnīs cum<text:note text:id="ftn20" text:note-class="footnote"><text:note-citation>20</text:note-citation><text:note-body><text:p text:style-name="Footnote">This order (adjective, preposition, noun, is very frequent. <text:s/>Translate as if the order were <text:span text:style-name="T20">cum māgnīs cōpiīs</text:span>.</text:p></text:note-body></text:note> cōpiīs bellum renovant. <text:s/>6. Multae prōvinciae populō Rōmānō pārēbant. <text:s/>7. Longās hastās et parvōs gladiōs habēbātis. <text:s/>8. Multa oppida mūrōs et portās habent. <text:s/>9. Māgnum numerum longārum hastārum parat. <text:s/>10. Fluviī altī lātīque Rōmānōs continent.</text:p>
      <text:p text:style-name="P59"><text:tab/><text:span text:style-name="T20">III</text:span><text:span text:style-name="T22">.</text:span></text:p>
      <text:p text:style-name="P59"><text:span text:style-name="T22">1. We have many provinces and few allies. <text:s/>2. They were strengthening the camp with broad and deep trenches. <text:s/>3. They establish friendship with the Roman people. <text:s/>4. It encourages the hearts of </text:span><text:soft-page-break/><text:span text:style-name="T22">many Gauls. <text:s/>5. To many friends he gives a large number of slaves. <text:s/>6. The camp has a wide gate. <text:s/>7, He recalls the troops from the small camp to the large camp. <text:s/>8. The Roman people is in great danger. <text:s/>9. In (</text:span><text:span text:style-name="T6">literally</text:span><text:span text:style-name="T14">, by means of) a long war he conquers many nations. <text:s/>10. He stations a large garrison in the small island.</text:span></text:p>
      <text:p text:style-name="P59"/>
      <text:p text:style-name="P59">[[Image – Remains of Roman Camp.]]<text:span text:style-name="T25">{{40}}</text:span></text:p>
      <text:p text:style-name="P59"/>
      <text:p text:style-name="Banner"><text:s/><text:span text:style-name="T11">—</text:span></text:p>
      <text:p text:style-name="P95"/>
      <text:p text:style-name="Banner">Lesson XI.</text:p>
      <text:p text:style-name="Banner">Second Declesion: Nouns in -er and -ir. Adjectives of the First and Second Declension in -er.</text:p>
      <text:p text:style-name="Banner"/>
      <text:p text:style-name="P59">69. Besides the nouns ending in -us or in -um, the second declension has others which in the nominative singular end in -er or -ir. <text:s/>These nouns are all masculine, and are declined as follows:—</text:p>
      <text:p text:style-name="P59"/>
      <text:p text:style-name="P59">70.<text:tab/><text:tab/>Paradigms.</text:p>
      <text:p text:style-name="Banner">second declension (continued).</text:p>
      <text:p text:style-name="Banner">Singular.</text:p>
      <text:p text:style-name="P40"><text:span text:style-name="T2">Nom.</text:span><text:tab/>puer <text:span text:style-name="T2">(boy)</text:span><text:tab/>ager <text:span text:style-name="T2">(field)</text:span><text:tab/>vir <text:span text:style-name="T2">(man)</text:span></text:p>
      <text:p text:style-name="P40"><text:span text:style-name="T2">Gen.</text:span><text:tab/>puerī<text:tab/>agrī<text:tab/>virī</text:p>
      <text:p text:style-name="P40"><text:span text:style-name="T2">Dat.</text:span><text:tab/>puerō<text:tab/>agrō<text:tab/>virō</text:p>
      <text:p text:style-name="P40"><text:span text:style-name="T2">Acc.</text:span><text:tab/>puerum<text:tab/>agrum<text:tab/>virum</text:p>
      <text:p text:style-name="P40"><text:span text:style-name="T2">Voc.</text:span><text:tab/>puer<text:tab/>ager<text:tab/>vir</text:p>
      <text:p text:style-name="P40"><text:span text:style-name="T2">Abl.</text:span><text:tab/>puerō<text:tab/>agrō<text:tab/>virō</text:p>
      <text:p text:style-name="Banner">Plural.</text:p>
      <text:p text:style-name="P40"><text:span text:style-name="T2">Nom.</text:span><text:tab/>puerī <text:tab/>agrī<text:tab/>virī </text:p>
      <text:p text:style-name="P40"><text:span text:style-name="T2">Gen</text:span>.<text:tab/>puerōrum<text:tab/>agrōrum<text:tab/>virōrum</text:p>
      <text:p text:style-name="P40"><text:span text:style-name="T2">Dat</text:span>.<text:tab/>puerīs<text:tab/>agrīs<text:tab/>virīs</text:p>
      <text:p text:style-name="P40"><text:span text:style-name="T2">Acc.</text:span><text:tab/>puerōs<text:tab/>agrōs<text:tab/>virōs</text:p>
      <text:p text:style-name="P40"><text:span text:style-name="T2">Voc.</text:span><text:tab/>puerī<text:tab/>agrī<text:tab/>virī</text:p>
      <text:p text:style-name="P38"><text:span text:style-name="T2">Abl.</text:span><text:tab/>puerīs<text:tab/>agrīs<text:tab/>virīs</text:p>
      <text:p text:style-name="BodyHanging"><text:span text:style-name="T2">a</text:span>.<text:tab/>Notice that these nouns have the same case-endings as the nouns in <text:span text:style-name="T20">-us</text:span> (52), except in the nominative and vocative singular, case-endings are omitted.</text:p>
      <text:p text:style-name="BodyHanging"><text:span text:style-name="T2">b</text:span>.<text:tab/>Most nouns in <text:span text:style-name="T20">-er</text:span> are declined like <text:span text:style-name="T20">ager</text:span> (having <text:span text:style-name="T20">e</text:span> before <text:span text:style-name="T20">r</text:span> only in the nominative and vocative singular), rather than like <text:span text:style-name="T20">puer</text:span> (with <text:span text:style-name="T20">e</text:span> retained throughout).<text:span text:style-name="T25">{{41}}</text:span></text:p>
      <text:p text:style-name="P59"/>
      <text:p text:style-name="P59">71. There are also adjectives of the first and second declensions which end in <text:span text:style-name="T20">-er</text:span> in the nom. sing. masc.; of these some are declined like <text:span text:style-name="T20">puer</text:span> and retain <text:span text:style-name="T20">e</text:span> before <text:span text:style-name="T20">r</text:span> in all genders throughout; others are declined like <text:span text:style-name="T20">ager</text:span> and have <text:span text:style-name="T20">e</text:span> before <text:span text:style-name="T20">r</text:span> in the nominative and vocative singular masculine only.</text:p>
      <text:p text:style-name="P59"/>
      <text:p text:style-name="P59">72.<text:tab/><text:tab/>Paradigms</text:p>
      <text:p text:style-name="P41">Adjectives of first and second declensions in <text:span text:style-name="T20">-er</text:span>.</text:p>
      <text:p text:style-name="P41">Singular.<text:tab/>Masculine.<text:tab/>Feminine.<text:tab/>Neuter.</text:p>
      <text:p text:style-name="P41">Nom.<text:tab/>līber <text:span text:style-name="T2">(free)</text:span><text:tab/>lībera<text:tab/>līberum</text:p>
      <text:p text:style-name="P41">Gen.<text:tab/>līberī<text:tab/>līberae<text:tab/>līberī</text:p>
      <text:p text:style-name="P41">Dat.<text:tab/>līberō<text:tab/>līberae<text:tab/>līberō</text:p>
      <text:p text:style-name="P41">Acc.<text:tab/>līberum<text:tab/>līberam<text:tab/>līberum</text:p>
      <text:p text:style-name="P41">Voc.<text:tab/>līber<text:tab/>lībera<text:tab/>līberum</text:p>
      <text:p text:style-name="P41">Abl.<text:tab/>līberō<text:tab/>līberā<text:tab/>līberō</text:p>
      <text:p text:style-name="P41"><text:soft-page-break/></text:p>
      <text:p text:style-name="P41">Plural</text:p>
      <text:p text:style-name="P41">Nom.<text:tab/>līberī<text:tab/>līberae<text:tab/>lībera</text:p>
      <text:p text:style-name="P41">Gen.<text:tab/>līberōrum<text:tab/>līberārum<text:tab/>līberōrum</text:p>
      <text:p text:style-name="P41">Dat.<text:tab/>līberīs<text:tab/>līberīs<text:tab/>līberīs</text:p>
      <text:p text:style-name="P41">Acc.<text:tab/>līberōs<text:tab/>līberās<text:tab/>lībera</text:p>
      <text:p text:style-name="P41">Voc.<text:tab/>līberī<text:tab/>līberae<text:tab/>lībera</text:p>
      <text:p text:style-name="P41">Abl.<text:tab/>līberīs<text:tab/>līberīs<text:tab/>līberīs</text:p>
      <text:p text:style-name="P133"/>
      <text:p text:style-name="P41">Singular.<text:tab/>Masculine.<text:tab/>Feminine.<text:tab/>Neuter.</text:p>
      <text:p text:style-name="P41">Nom.<text:tab/>aeger (<text:span text:style-name="T2">sick</text:span>)<text:tab/>aegra<text:tab/>aegr um</text:p>
      <text:p text:style-name="P41">Gen.<text:tab/>aegrī<text:tab/>aegrae<text:tab/>aegrī</text:p>
      <text:p text:style-name="P41">Dat.<text:tab/>aegrō<text:tab/>aegrae<text:tab/>aegrō</text:p>
      <text:p text:style-name="P41">Acc.<text:tab/>aegrum<text:tab/>aegram<text:tab/>aegrum</text:p>
      <text:p text:style-name="P41">Voc.<text:tab/>aeger<text:tab/>aegra<text:tab/>aegrum</text:p>
      <text:p text:style-name="P41">Abl.<text:tab/>aegrō<text:tab/>aegrā<text:tab/>aegrō</text:p>
      <text:p text:style-name="P41">Plural</text:p>
      <text:p text:style-name="P41">Nom.<text:tab/>aegrī<text:tab/>aegrae<text:tab/>aegra</text:p>
      <text:p text:style-name="P41">Gen.<text:tab/>aegrōrum<text:tab/>aegrārum<text:tab/>aegrōrum</text:p>
      <text:p text:style-name="P41">Dat.<text:tab/>aegrīs<text:tab/>aegrīs<text:tab/>aegrīs</text:p>
      <text:p text:style-name="P41">Acc.<text:tab/>aegrōs<text:tab/>aegrās<text:tab/>aegra</text:p>
      <text:p text:style-name="P41">Voc.<text:tab/>aegrī<text:tab/>aegrae<text:tab/>aegra</text:p>
      <text:p text:style-name="P39">Abl.<text:tab/>aegrīs<text:tab/>aegrīs<text:tab/>aegrīs</text:p>
      <text:p text:style-name="P59"/>
      <text:p text:style-name="P59"><text:span text:style-name="T20">73</text:span><text:span text:style-name="T23">.</text:span> A Latin vocabulary or dictionary shows whether a noun ending in <text:span text:style-name="T20">-er</text:span> is declined like <text:span text:style-name="T20">puer</text:span> or <text:span text:style-name="T20">ager,</text:span> by indicating the form of the genitive singular; and also shows whether an adjective ending in <text:span text:style-name="T20">-er</text:span> is declined like <text:span text:style-name="T20">līber</text:span> or like <text:span text:style-name="T20">aeger,</text:span> by indicating the form of the feminine and neuter nominative; as, <text:span text:style-name="T20">faber</text:span>, <text:span text:style-name="T20">-brī</text:span>, <text:span text:style-name="T2">a workman</text:span>; <text:span text:style-name="T20">vesper</text:span>, <text:span text:style-name="T20">-erī</text:span>, <text:span text:style-name="T2">evening;</text:span> <text:span text:style-name="T20">asper</text:span>, <text:span text:style-name="T20">era,</text:span> <text:span text:style-name="T20">erum,</text:span> <text:span text:style-name="T2">rough;</text:span> <text:span text:style-name="T20">pulcher</text:span>, <text:span text:style-name="T20">chra</text:span>, <text:span text:style-name="T20">chrum,</text:span> <text:span text:style-name="T2">beautiful.</text:span><text:span text:style-name="T2"><text:note text:id="ftn21" text:note-class="footnote"><text:note-citation>21</text:note-citation><text:note-body><text:p text:style-name="Footnote">Neither the nouns nor the adjectives of the second declension ending in <text:span text:style-name="T20">-er</text:span> are nearly so numerous as those ending in <text:span text:style-name="T20">-us</text:span>.</text:p></text:note-body></text:note></text:span></text:p>
      <text:p text:style-name="P59"/>
      <text:p text:style-name="P85">74<text:span text:style-name="T22">. When an adjective agrees with its noun, it does not necessarily follow that the adjective ends with the same letters as the noun, as may be seen in such combinations as p</text:span>uer bonus<text:span text:style-name="T22">, </text:span><text:span text:style-name="T6">a good boy</text:span><text:span text:style-name="T22">; </text:span>ager parvus<text:span text:style-name="T22">, </text:span><text:span text:style-name="T6">a small field</text:span><text:span text:style-name="T22">, </text:span>multī nautae<text:span text:style-name="T22">, </text:span><text:span text:style-name="T6">many sailors</text:span><text:span text:style-name="T22">; </text:span>paucōrum Belgārum<text:span text:style-name="T22">, </text:span><text:span text:style-name="T6">of a few Belgians</text:span><text:span text:style-name="T22">. <text:s/>In what, then, does the agreement consist? <text:s/>See 64.</text:span></text:p>
      <text:p text:style-name="P89"/>
      <text:p text:style-name="P89">75.<text:tab/><text:tab/>Vocabulary</text:p>
      <text:p text:style-name="Vocabulary"><text:span text:style-name="T20">ager</text:span><text:span text:style-name="T22">, </text:span><text:span text:style-name="T20">agrī,</text:span><text:span text:style-name="T22"> m.,<text:tab/></text:span><text:span text:style-name="T6">land, field, territory</text:span><text:span text:style-name="T22">.</text:span></text:p>
      <text:p text:style-name="Vocabulary"><text:span text:style-name="T20">crēber,</text:span><text:span text:style-name="T22"> </text:span><text:span text:style-name="T20">bra,</text:span><text:span text:style-name="T22"> </text:span><text:span text:style-name="T20">brum,</text:span><text:span text:style-name="T22"><text:tab/></text:span><text:span text:style-name="T6">numerous, frequent</text:span><text:span text:style-name="T22">.</text:span></text:p>
      <text:p text:style-name="Vocabulary"><text:span text:style-name="T20">integer,</text:span><text:span text:style-name="T22"> </text:span><text:span text:style-name="T20">gra,</text:span><text:span text:style-name="T22"> </text:span><text:span text:style-name="T20">grum,</text:span><text:span text:style-name="T22"><text:tab/></text:span><text:span text:style-name="T6">fresh.</text:span></text:p>
      <text:p text:style-name="Vocabulary"><text:span text:style-name="T20">līber,</text:span><text:span text:style-name="T22"> </text:span><text:span text:style-name="T20">era,</text:span><text:span text:style-name="T22"> </text:span><text:span text:style-name="T20">erum,</text:span><text:span text:style-name="T22"><text:tab/></text:span><text:span text:style-name="T6">free.</text:span></text:p>
      <text:p text:style-name="Vocabulary"><text:span text:style-name="T20">līberī,</text:span><text:span text:style-name="T22"> </text:span><text:span text:style-name="T20">ōrum,</text:span><text:span text:style-name="T22"> m.<text:tab/>(in plural only), </text:span><text:span text:style-name="T6">children.</text:span></text:p>
      <text:p text:style-name="Vocabulary"><text:span text:style-name="T20">puella,</text:span><text:span text:style-name="T22"> </text:span><text:span text:style-name="T20">ae,</text:span><text:span text:style-name="T22"> f.<text:tab/></text:span><text:span text:style-name="T6">girl.</text:span></text:p>
      <text:p text:style-name="Vocabulary"><text:span text:style-name="T20">puer,</text:span><text:span text:style-name="T22"> </text:span><text:span text:style-name="T20">erī,</text:span><text:span text:style-name="T22"> m.<text:tab/></text:span><text:span text:style-name="T6">boy.</text:span></text:p>
      <text:p text:style-name="Vocabulary"><text:span text:style-name="T20">reliquus,</text:span><text:span text:style-name="T22"> </text:span><text:span text:style-name="T20">a</text:span><text:span text:style-name="T22">, </text:span><text:span text:style-name="T20">um,</text:span><text:span text:style-name="T22"><text:tab/></text:span><text:span text:style-name="T6">remaining.</text:span></text:p>
      <text:p text:style-name="Vocabulary"><text:span text:style-name="T20">vir,</text:span><text:span text:style-name="T22"> </text:span><text:span text:style-name="T20">virī,</text:span><text:span text:style-name="T22"> m.<text:tab/></text:span><text:span text:style-name="T6">man.</text:span></text:p>
      <text:p text:style-name="Vocabulary"><text:span text:style-name="T22"><text:note text:id="ftn22" text:note-class="footnote"><text:note-citation>22</text:note-citation><text:note-body><text:p text:style-name="Footnote">Usually <text:span text:style-name="T20">reliquus</text:span> may be best translated by “the rest of”; for example, <text:span text:style-name="T20">reliquī Belgae</text:span>, <text:span text:style-name="T2">the remaining Belgians</text:span>, or better, <text:span text:style-name="T2">the rest of the Belgians</text:span>.</text:p></text:note-body></text:note></text:span><text:span text:style-name="T22"> </text:span><text:span text:style-name="T27">{{43}}</text:span></text:p>
      <text:p text:style-name="P89"><text:soft-page-break/></text:p>
      <text:p text:style-name="P89">Exercises.</text:p>
      <text:p text:style-name="P85">76<text:span text:style-name="T22">.<text:tab/></text:span>I<text:span text:style-name="T22">.</text:span></text:p>
      <text:p text:style-name="P89">1. Perīculum virī vidētis. <text:s/>2. Puerī puellam terrent. <text:s/>3. Oppida expūgnant agrōsque vāstant. <text:s/>4. Integrīs cum cōpiīs mūrum oppūgnābat. <text:s/>5. Līberī virīs nōn pārēbant. <text:s/>6. Paucī Belgae multōs nautās superant. <text:s/>7. Reliquīs Germānīs agrōs dant. <text:s/>8. Crēba praesidia agrum Rōmānum tenent. <text:s/>9. Imperium reliquae prōvinciae tenēbam. <text:s/>10. Ad parvum agrum reliquam praedam comportant. <text:s/>11. puerōs puellāsque līberōs vocāmus. <text:s/>12. Līberum populum superābāmus.</text:p>
      <text:p text:style-name="P85"><text:span text:style-name="T22"><text:tab/></text:span>II<text:span text:style-name="T22">.</text:span></text:p>
      <text:p text:style-name="P89">1. The Germans were laying waste the lands of the Belgians. <text:s/>2. He announces numerous victories. <text:s/>3. The slaves are obedient to the man, not to the boy. <text:s/>4. With the rest of the troops we winter in the camp. <text:s/>5. He gives fresh horses to the men. <text:s/>6. He was calling together the rest of the Belgians. <text:s/>7. You were announcing the flight of many sailors. <text:s/>8. They call the man a slave, not free. <text:s/>9. He recalls (his) troops from the Roman territory. <text:s/>10. They reply to the frequent messengers. <text:s/>11. He stations fresh forces in the town. <text:s/>12. The boy he calls (his) son, the girls (his) daughters.</text:p>
      <text:p text:style-name="P59"/>
      <text:p text:style-name="Banner"><text:s/><text:span text:style-name="T11">—</text:span></text:p>
      <text:p text:style-name="P95"/>
      <text:p text:style-name="Banner">Lesson XII.</text:p>
      <text:p text:style-name="Banner">Third and Fourth Conjugations: Present Indicative Active.</text:p>
      <text:p text:style-name="P59"/>
      <text:p text:style-name="P59"><text:span text:style-name="T20">77</text:span><text:span text:style-name="T23">.</text:span> Latin has in all four conjugations of the verb. <text:s/>In the first and second conjugations the present stem ends in <text:span text:style-name="T20">-ā</text:span> and <text:span text:style-name="T20">-ē</text:span> respectively (21. <text:span text:style-name="T2">b</text:span><text:span text:style-name="T11">.); in the third conjugation in </text:span><text:span text:style-name="T12">-e</text:span><text:span text:style-name="T11"> (preceded by a consonant or </text:span><text:span text:style-name="T12">u</text:span><text:span text:style-name="T11">)</text:span><text:span text:style-name="T11"><text:note text:id="ftn23" text:note-class="footnote"><text:note-citation>23</text:note-citation><text:note-body><text:p text:style-name="Footnote">There are also a few verbs of the third conjugation in <text:span text:style-name="T20">-iō</text:span>. See 287.</text:p></text:note-body></text:note></text:span><text:span text:style-name="T11">; in the fourth conjugation in </text:span><text:span text:style-name="T12">-ī</text:span><text:span text:style-name="T11">. <text:s/>In vocabularies, verbs of the third conjugation are indicated by </text:span><text:span text:style-name="T12">ere</text:span><text:span text:style-name="T11"> (not </text:span><text:span text:style-name="T12">ēre</text:span><text:span text:style-name="T11"> as in the second conjugation); verbs of the fourth conjugation by </text:span><text:span text:style-name="T12">īre</text:span><text:span text:style-name="T11">.</text:span></text:p>
      <text:p text:style-name="P95"/>
      <text:p text:style-name="P59"><text:span text:style-name="T12">78</text:span><text:span text:style-name="T15">.</text:span><text:span text:style-name="T11"><text:tab/><text:tab/>Paradigms.</text:span></text:p>
      <text:p text:style-name="P196">present indicative active.</text:p>
      <text:p text:style-name="P44"><text:tab/>Third Conjugation<text:tab/><text:tab/><text:tab/>Fourth Conjugation</text:p>
      <text:p text:style-name="P196">Singular</text:p>
      <text:p text:style-name="P43"><text:span text:style-name="T11">1.<text:tab/>regō (</text:span><text:span text:style-name="T2">I rule</text:span><text:span text:style-name="T11">)<text:tab/></text:span><text:span text:style-name="T12">-ō</text:span><text:span text:style-name="T11"><text:tab/>audiō (</text:span><text:span text:style-name="T2">I hear</text:span><text:span text:style-name="T11">)<text:tab/></text:span><text:span text:style-name="T12">i-ō</text:span></text:p>
      <text:p text:style-name="P43"><text:span text:style-name="T11">2.<text:tab/>regis<text:tab/><text:tab/></text:span><text:span text:style-name="T12">i-s</text:span><text:span text:style-name="T11"><text:tab/>audīs<text:tab/></text:span><text:span text:style-name="T12">ī-s</text:span></text:p>
      <text:p text:style-name="P43"><text:span text:style-name="T11">3.<text:tab/>regit<text:tab/><text:tab/></text:span><text:span text:style-name="T12">i-t</text:span><text:span text:style-name="T11"><text:tab/>audit<text:tab/></text:span><text:span text:style-name="T12">i-t</text:span></text:p>
      <text:p text:style-name="P196">Plural</text:p>
      <text:p text:style-name="P43"><text:span text:style-name="T11">1.<text:tab/>regimus<text:tab/></text:span><text:span text:style-name="T12">i-mus</text:span><text:span text:style-name="T11"><text:tab/>audīmus<text:tab/></text:span><text:span text:style-name="T12">ī-mus</text:span></text:p>
      <text:p text:style-name="P43"><text:span text:style-name="T11">2.<text:tab/>regitis<text:tab/></text:span><text:span text:style-name="T12">i-tis</text:span><text:span text:style-name="T11"><text:tab/>audītis<text:tab/></text:span><text:span text:style-name="T12">ī-tis</text:span></text:p>
      <text:p text:style-name="P43"><text:span text:style-name="T11">3.<text:tab/>regunt<text:tab/></text:span><text:span text:style-name="T12">u-nt</text:span><text:span text:style-name="T11"><text:tab/>audiunt<text:tab/></text:span><text:span text:style-name="T12">iu-nt</text:span></text:p>
      <text:p text:style-name="P45"/>
      <text:p text:style-name="BodyHanging"><text:span text:style-name="T2">a</text:span><text:span text:style-name="T11">.<text:tab/>Notice (1) that in the third conjugation, as given above, the stem vowel </text:span><text:span text:style-name="T12">-e</text:span><text:span text:style-name="T11"> is lost before </text:span><text:span text:style-name="T12">-ō</text:span><text:span text:style-name="T11">, becomes </text:span><text:span text:style-name="T12">-u</text:span><text:span text:style-name="T11"> before </text:span><text:span text:style-name="T12">-nt</text:span><text:span text:style-name="T11"> and elsewhere becomes </text:span><text:span text:style-name="T12">ī</text:span><text:span text:style-name="T11">; and (2) that in the fourth conjugation, </text:span><text:span text:style-name="T12">-ī</text:span><text:span text:style-name="T11"> becomes </text:span><text:span text:style-name="T12">īu</text:span><text:span text:style-name="T11"> before </text:span><text:span text:style-name="T12">-nt</text:span><text:span text:style-name="T11">.</text:span></text:p>
      <text:p text:style-name="BodyHanging"><text:span text:style-name="T2">b</text:span><text:span text:style-name="T11">.<text:tab/>In all four conjugations long stem vowels (</text:span><text:span text:style-name="T12">-ā</text:span><text:span text:style-name="T11">, </text:span><text:span text:style-name="T12">-ē</text:span><text:span text:style-name="T11">, </text:span><text:span text:style-name="T12">-ī</text:span><text:span text:style-name="T11">) are shortened before </text:span><text:span text:style-name="T12">-t</text:span><text:span text:style-name="T11"> and </text:span><text:span text:style-name="T12">-nt</text:span><text:span text:style-name="T11">, and are either shortened or omitted before </text:span><text:span text:style-name="T12">ō</text:span><text:span text:style-name="T11">. <text:s/>See also 24.</text:span></text:p>
      <text:p text:style-name="P95"/>
      <text:p text:style-name="P59"><text:span text:style-name="T12">79</text:span><text:span text:style-name="T11">.<text:tab/><text:tab/>Vocabulary.</text:span></text:p>
      <text:p text:style-name="Vocabulary"><text:span text:style-name="T12">audiō</text:span><text:span text:style-name="T11">, </text:span><text:span text:style-name="T12">īre</text:span><text:span text:style-name="T11">,<text:tab/>hear.</text:span></text:p>
      <text:p text:style-name="Vocabulary"><text:span text:style-name="T12">cōgō</text:span><text:span text:style-name="T11">, </text:span><text:span text:style-name="T12">ere</text:span><text:span text:style-name="T11">,<text:tab/>bring together, collect.</text:span></text:p>
      <text:p text:style-name="Vocabulary"><text:soft-page-break/><text:span text:style-name="T12">convenio,</text:span><text:span text:style-name="T11"> īre<text:tab/>come together, assemble.</text:span></text:p>
      <text:p text:style-name="Vocabulary"><text:span text:style-name="T12">dūcō</text:span><text:span text:style-name="T11">, </text:span><text:span text:style-name="T12">ere</text:span><text:span text:style-name="T11">,<text:tab/>lead.</text:span></text:p>
      <text:p text:style-name="Vocabulary"><text:span text:style-name="T12">gerō,</text:span><text:span text:style-name="T11"> </text:span><text:span text:style-name="T12">ere,</text:span><text:span text:style-name="T11"><text:tab/>conduct.</text:span></text:p>
      <text:p text:style-name="Vocabulary"><text:span text:style-name="T12">mittō,</text:span><text:span text:style-name="T11"> </text:span><text:span text:style-name="T12">ere,</text:span><text:span text:style-name="T11"><text:tab/>send.</text:span></text:p>
      <text:p text:style-name="Vocabulary"><text:span text:style-name="T12">mūniō</text:span><text:span text:style-name="T11">, </text:span><text:span text:style-name="T12">īre,</text:span><text:span text:style-name="T11"><text:tab/>fortify, protect.</text:span></text:p>
      <text:p text:style-name="Vocabulary"><text:span text:style-name="T12">redūcō</text:span><text:span text:style-name="T11">, </text:span><text:span text:style-name="T12">ere,</text:span><text:span text:style-name="T11"><text:tab/>lead back.</text:span></text:p>
      <text:p text:style-name="Vocabulary"><text:span text:style-name="T12">relinquō</text:span><text:span text:style-name="T11">, </text:span><text:span text:style-name="T12">ere</text:span><text:span text:style-name="T11"><text:tab/>leave behind, leave.</text:span></text:p>
      <text:p text:style-name="Vocabulary"><text:span text:style-name="T12">veniō</text:span><text:span text:style-name="T11">, </text:span><text:span text:style-name="T12">īre</text:span><text:span text:style-name="T11">,<text:tab/>come.</text:span></text:p>
      <text:p text:style-name="Vocabulary"><text:span text:style-name="T12">bellum</text:span><text:span text:style-name="T11"> </text:span><text:span text:style-name="T12">gerō</text:span><text:span text:style-name="T11"> (phrase),<text:tab/>wage war.</text:span></text:p>
      <text:p text:style-name="P87">{{45}}</text:p>
      <text:p text:style-name="P196">Exercises.</text:p>
      <text:p text:style-name="P59"><text:span text:style-name="T12">80</text:span><text:span text:style-name="T11">.<text:tab/><text:tab/></text:span><text:span text:style-name="T12">I</text:span><text:span text:style-name="T11">.</text:span></text:p>
      <text:p text:style-name="P95">1. Cōpiās cōgit; cōpias dūcis; cōpiās mittunt; cōpiās redūcimus; cōpiās relinquitis. <text:s/>2. Cōpiae conveniunt; bellum gerunt; castra mūniunt; agrōs vāstant; incolās terrent. <text:s/>3. Nūntius venit; nūntium audīmus. <text:s/>4. Castra lātā fossā mūnit. <text:s/>5. Bellum longum in Galliā gerimus. <text:s/>6. Cōpiās ā proeliō redūcō. <text:s/>7. Lēgatī ā reliquīs Britannīs veniunt. <text:s/>8. Māgnum numerum amīcōrum cōgis. <text:s/>9. Crēbrōs nūntiōs ad castra mittunt. <text:s/>10. Lēgātōs Germanōrum audītis. <text:s/>11. Paucī līberī ad locum conveniunt. <text:s/>12. Praedam in silvā relinquit.</text:p>
      <text:p text:style-name="P59"><text:span text:style-name="T11"><text:tab/><text:tab/></text:span><text:span text:style-name="T12">II</text:span><text:span text:style-name="T11">.</text:span></text:p>
      <text:p text:style-name="P95">1. They fortify; they send; they leave; they give; they see. <text:s/>2. You hear; you lead; you call; you hold. <text:s/>3. We come; you assemble; he collects; we lead; I lead back. <text:s/>4. They come with the plunder to the camp. <text:s/>5. We are fortifying the place with a wall. <text:s/>6. He sends the lieutenants to the province with a large number of Gauls. <text:s/>7. I collect the rest of the men. <text:s/>8. She is leading a small horse to the bank. <text:s/>9. The boys and girls come from the fields to the gate of the camp. <text:s/>10. You are leaving a large garrison in the camp. <text:s/>11. They wage wars with the Roman people. <text:s/>12. He leads the rest of the allies back to (their) lands.</text:p>
      <text:p text:style-name="P95"/>
      <text:p text:style-name="P59"><text:span text:style-name="T11">[[Image – Signum: Standard.]]</text:span><text:span text:style-name="T25">{{46}}</text:span></text:p>
      <text:p text:style-name="P95"/>
      <text:p text:style-name="P95">81.<text:tab/><text:tab/>Word List A</text:p>
      <text:p text:style-name="P196">persons.</text:p>
      <text:section text:style-name="Sect3" text:name="Section17">
        <text:p text:style-name="P9">boy</text:p>
        <text:p text:style-name="P9">girl</text:p>
        <text:p text:style-name="P9">son</text:p>
        <text:p text:style-name="P9">daughter</text:p>
        <text:p text:style-name="P9">man</text:p>
        <text:p text:style-name="P9">children</text:p>
        <text:p text:style-name="P9">slave</text:p>
        <text:p text:style-name="P9">friend</text:p>
        <text:p text:style-name="P9">ally</text:p>
        <text:p text:style-name="P9">ambassador</text:p>
        <text:p text:style-name="P9">messenger</text:p>
        <text:p text:style-name="P9">sailor</text:p>
        <text:p text:style-name="P9">lieutenant</text:p>
        <text:p text:style-name="P9">inhabitant</text:p>
        <text:p text:style-name="P9">people (=nation)</text:p>
      </text:section>
      <text:p text:style-name="P9"/>
      <text:p text:style-name="P196">landscape.</text:p>
      <text:section text:style-name="Sect3" text:name="Section18">
        <text:p text:style-name="P207">place</text:p>
        <text:p text:style-name="P207">village</text:p>
        <text:p text:style-name="P207">town</text:p>
        <text:p text:style-name="P207">wall</text:p>
        <text:p text:style-name="P207">gate</text:p>
        <text:p text:style-name="P207">field</text:p>
        <text:p text:style-name="P207">water</text:p>
        <text:p text:style-name="P207">ocean</text:p>
        <text:p text:style-name="P207">island</text:p>
        <text:p text:style-name="P207">forest</text:p>
        <text:p text:style-name="P207">river</text:p>
        <text:p text:style-name="P207">bank</text:p>
      </text:section>
      <text:p text:style-name="P207"/>
      <text:p text:style-name="P196">war.</text:p>
      <text:p text:style-name="P207">nouns.</text:p>
      <text:section text:style-name="Sect3" text:name="Section19">
        <text:p text:style-name="P207">troops</text:p>
        <text:p text:style-name="P207">camp</text:p>
        <text:p text:style-name="P207">trench</text:p>
        <text:p text:style-name="P207">garrison</text:p>
        <text:p text:style-name="P207">spear</text:p>
        <text:p text:style-name="P207">sword</text:p>
        <text:p text:style-name="P207">command</text:p>
        <text:p text:style-name="P207">war</text:p>
        <text:p text:style-name="P207">battle</text:p>
        <text:p text:style-name="P207">fighting</text:p>
        <text:p text:style-name="P207">danger</text:p>
        <text:p text:style-name="P207">flight</text:p>
        <text:p text:style-name="P207">victory</text:p>
        <text:p text:style-name="P207">plunder</text:p>
      </text:section>
      <text:p text:style-name="P207"/>
      <text:p text:style-name="P207">verbs.</text:p>
      <text:section text:style-name="Sect3" text:name="Section20">
        <text:p text:style-name="P207"><text:soft-page-break/>fight</text:p>
        <text:p text:style-name="P207">kill</text:p>
        <text:p text:style-name="P207">wound</text:p>
        <text:p text:style-name="P207">conquer</text:p>
        <text:p text:style-name="P207">lay waste</text:p>
        <text:p text:style-name="P207">fortify</text:p>
        <text:p text:style-name="P207">attack</text:p>
        <text:p text:style-name="P207">take by storm</text:p>
        <text:p text:style-name="P207">wage (war)</text:p>
        <text:p text:style-name="P207">renew (war)</text:p>
        <text:p text:style-name="P207">summon (troops)</text:p>
        <text:p text:style-name="P207">procure (troops)</text:p>
        <text:p text:style-name="P207">station (troops)</text:p>
        <text:p text:style-name="P207">restrain (troops)</text:p>
        <text:p text:style-name="P207">collect (troops)</text:p>
        <text:p text:style-name="P207">pass the winter</text:p>
      </text:section>
      <text:p text:style-name="P95"/>
      <text:p text:style-name="P196">miscellaneous nouns.</text:p>
      <text:section text:style-name="Sect3" text:name="Section21">
        <text:p text:style-name="P207">horse</text:p>
        <text:p text:style-name="P207">grain</text:p>
        <text:p text:style-name="P207">province</text:p>
        <text:p text:style-name="P207">abundance</text:p>
      </text:section>
      <text:p text:style-name="P95"/>
      <text:p text:style-name="P196">miscellaneous verbs.</text:p>
      <text:section text:style-name="Sect3" text:name="Section22">
        <text:p text:style-name="P207">have</text:p>
        <text:p text:style-name="P207">give</text:p>
        <text:p text:style-name="P207">hold</text:p>
        <text:p text:style-name="P207">come</text:p>
        <text:p text:style-name="P207">send</text:p>
        <text:p text:style-name="P207">leave</text:p>
        <text:p text:style-name="P207">remove</text:p>
        <text:p text:style-name="P207">lead</text:p>
        <text:p text:style-name="P207">move</text:p>
        <text:p text:style-name="P207">see</text:p>
        <text:p text:style-name="P207">hear</text:p>
        <text:p text:style-name="P207">reply</text:p>
        <text:p text:style-name="P207">announce</text:p>
        <text:p text:style-name="P207">carry back</text:p>
        <text:p text:style-name="P207">call</text:p>
        <text:p text:style-name="P207">carry</text:p>
        <text:p text:style-name="P207">fill</text:p>
        <text:p text:style-name="P207">prepare</text:p>
        <text:p text:style-name="P207">frighten</text:p>
        <text:p text:style-name="P207">recall</text:p>
        <text:p text:style-name="P207">face</text:p>
        <text:p text:style-name="P207">collect</text:p>
        <text:p text:style-name="P207">assemble</text:p>
        <text:p text:style-name="P207">give orders</text:p>
        <text:p text:style-name="P207">be obedient</text:p>
        <text:p text:style-name="P207">strengthen</text:p>
        <text:p text:style-name="P207">establish</text:p>
        <text:p text:style-name="P207">dwell</text:p>
      </text:section>
      <text:p text:style-name="P87">{{47}}</text:p>
      <text:p text:style-name="P95"/>
      <text:p text:style-name="P196">Reading Lesson II.</text:p>
      <text:p text:style-name="P196">The Romans and their Neighbours.</text:p>
      <text:p text:style-name="P95"/>
      <text:p text:style-name="P59"><text:span text:style-name="T12">82</text:span><text:span text:style-name="T11">. Prīmō (</text:span><text:span text:style-name="T2">at first</text:span><text:span text:style-name="T11">) Rōma parvus est vīcus, et paucōs incolās habet. <text:s/>Multī populī in Ītaliā habitant, et bella proeliaque sunt crēbra. <text:s/>Oppida mūrōs portāsque habent; incolae parvīs gladiīs et longīs hastīs pūgnant. <text:s/>Rōmānī parvōs agrōs habent et multōs fīnitimōs </text:span><text:span text:style-name="T2">(neighbours).</text:span><text:span text:style-name="T11"> <text:s/>Saepe </text:span><text:span text:style-name="T2">(often)</text:span><text:span text:style-name="T11"> fīnitimī agrum R.mānum vāstant et Rōmānōs venit; perīculum populō nūntiat; Rōmānī cōpiās cōgunt; paucōs virōs in nūrīs relinquunt et cum reliquīs cōpiīs fīnitimōs oppūgnant.</text:span></text:p>
      <text:p text:style-name="P95">Rōmānī fortiter <text:span text:style-name="T2">(bravely)</text:span> pūgnant et victōriae sunt crēbrae. <text:s/>Etiam <text:span text:style-name="T2">(also)</text:span> saepe oppida fīnitimōrum expūgnant, et multōs līberōs populōs superant. <text:s/>Postrēmō (<text:span text:style-name="T2">at last</text:span>) populus Rōmānus imperium Ītaliae habet; ad pauca oppida praesidia mittit; agrōs Rōmānīs dat et oppida māgnīs praesidiīs tenet. <text:s/>Haec <text:span text:style-name="T2">(these,</text:span> neut. acc.) oppida Rōmānī colōniās <text:span text:style-name="T2">(colonies)</text:span> vocant. <text:s/>Cum reliquīs fīnitimīs amīcitiam cōnfīrmant et incolās sociōs vocant.</text:p>
      <text:p text:style-name="P59"/>
      <text:p text:style-name="Banner"><text:s/><text:span text:style-name="T11">—</text:span></text:p>
      <text:p text:style-name="P95"/>
      <text:p text:style-name="Banner">Lesson XIII.</text:p>
      <text:p text:style-name="Banner">Third Declension: Consonant Stems.</text:p>
      <text:p text:style-name="P59"/>
      <text:p text:style-name="P59"><text:span text:style-name="T20">83</text:span><text:span text:style-name="T23">.</text:span> Nouns of the third declension have their genitive singular ending in <text:span text:style-name="T20">-is</text:span>, and the great majority have their stem ending in a consonant. <text:s/>The consonant stem may be obtained by omitting the genitive ending <text:span text:style-name="T20">-is</text:span>. <text:s/>The regular endings of masculine and feminine nouns in the following paradigm.<text:span text:style-name="T25">{{48}}</text:span></text:p>
      <text:p text:style-name="P197">Paradigm<text:span text:style-name="T21">.</text:span></text:p>
      <text:p text:style-name="Banner">third declension: consonant stems.</text:p>
      <text:p text:style-name="Banner"><text:span text:style-name="T2">Masculine and Feminine Nouns</text:span>.</text:p>
      <text:p text:style-name="P209"><text:tab/>Singular.<text:tab/><text:tab/>Plural.</text:p>
      <text:p text:style-name="P209"><text:span text:style-name="T2">Nom.</text:span><text:tab/><text:span text:style-name="T22">hiems</text:span> <text:span text:style-name="T2">(winter)</text:span><text:tab/><text:span text:style-name="T20">-s</text:span><text:tab/><text:span text:style-name="T22">hiemēs</text:span><text:tab/><text:span text:style-name="T20">-ēs</text:span></text:p>
      <text:p text:style-name="P209"><text:span text:style-name="T2">Gen.</text:span><text:tab/><text:span text:style-name="T22">hiemis</text:span><text:tab/><text:span text:style-name="T20">-is</text:span><text:tab/><text:span text:style-name="T22">hiemum</text:span><text:tab/><text:span text:style-name="T20">-um</text:span></text:p>
      <text:p text:style-name="P209"><text:span text:style-name="T2">Dat.</text:span><text:tab/><text:span text:style-name="T22">hiemī</text:span><text:tab/><text:span text:style-name="T20">-ī</text:span><text:tab/><text:span text:style-name="T22">hiemibus</text:span><text:tab/><text:span text:style-name="T20">-ibus</text:span></text:p>
      <text:p text:style-name="P209"><text:span text:style-name="T2">Acc.</text:span><text:tab/><text:span text:style-name="T22">hiemem</text:span><text:tab/><text:span text:style-name="T20">-em</text:span><text:tab/><text:span text:style-name="T22">hiemēs</text:span><text:tab/><text:span text:style-name="T20">-ēs</text:span></text:p>
      <text:p text:style-name="P209"><text:span text:style-name="T2">Voc.</text:span><text:tab/><text:span text:style-name="T22">hiems</text:span><text:tab/><text:span text:style-name="T20">-s</text:span><text:tab/><text:span text:style-name="T22">hiemēs</text:span><text:tab/><text:span text:style-name="T20">-ēs</text:span></text:p>
      <text:p text:style-name="P209"><text:soft-page-break/><text:span text:style-name="T2">Abl.</text:span><text:tab/><text:span text:style-name="T22">hieme</text:span><text:tab/><text:span text:style-name="T20">-e</text:span><text:tab/><text:span text:style-name="T22">hiemibus</text:span><text:tab/><text:span text:style-name="T20">-ibus</text:span></text:p>
      <text:p text:style-name="P70"/>
      <text:p text:style-name="P70"><text:span text:style-name="T20">84</text:span><text:span text:style-name="T23">.</text:span> Very few nouns of this declension, however, are declined exactly like <text:span text:style-name="T20">hiems</text:span>. <text:s/>The combination of a stem ending in a consonant with the <text:span text:style-name="T20">-s</text:span> of the nominative singular leads to the various changes, among which the following are the most important and frequent:</text:p>
      <text:p text:style-name="P200">i.<text:tab/>Stems ending in <text:span text:style-name="T20">g</text:span> or <text:span text:style-name="T20">c</text:span> have their nominative singular in <text:span text:style-name="T20">x</text:span> <text:span text:style-name="T20">(=gs</text:span> or <text:span text:style-name="T20">cs);</text:span> as, <text:span text:style-name="T20">rēx,</text:span> <text:span text:style-name="T20">rēgis</text:span> (stem <text:span text:style-name="T20">rēg-</text:span>); <text:span text:style-name="T20">dux</text:span>, <text:span text:style-name="T20">ducis</text:span> (stem <text:span text:style-name="T20">duc-</text:span>).</text:p>
      <text:p text:style-name="P200">ii.<text:tab/>Stems ending in <text:span text:style-name="T20">t</text:span> or <text:span text:style-name="T20">d</text:span> omit <text:span text:style-name="T20">s</text:span> in the nominative singular; as, <text:span text:style-name="T20">virtūs</text:span>, <text:span text:style-name="T20">virtūtis</text:span> (stem <text:span text:style-name="T20">virtūt-</text:span>); <text:span text:style-name="T20">pēs</text:span>, <text:span text:style-name="T20">pedis</text:span> (stem <text:span text:style-name="T20">ped-</text:span>).</text:p>
      <text:p text:style-name="P200">iii. Stems ending in <text:span text:style-name="T20">l</text:span> or <text:span text:style-name="T20">r</text:span> omit s in the nominative singular; as <text:span text:style-name="T20">cōnsul</text:span>, <text:span text:style-name="T20">cōnsulis</text:span> (stem <text:span text:style-name="T20">cōnsul-</text:span>); <text:span text:style-name="T20">agger</text:span>, <text:span text:style-name="T20">aggeris</text:span> (stem <text:span text:style-name="T20">agger-</text:span>).</text:p>
      <text:p text:style-name="P200"><text:tab/><text:span text:style-name="T20">N</text:span><text:span text:style-name="T23">.</text:span><text:span text:style-name="T20">B.—Pater</text:span> (father), <text:span text:style-name="T20">māter</text:span> (mother), and <text:span text:style-name="T20">frāter</text:span> (brother), whose stems end in <text:span text:style-name="T20">tr</text:span>, insert <text:span text:style-name="T20">e</text:span> before <text:span text:style-name="T20">r</text:span> in the nominative and vocative singular, as, <text:span text:style-name="T20">pater</text:span>, <text:span text:style-name="T20">patris </text:span>(stem <text:span text:style-name="T20">patr-</text:span>).</text:p>
      <text:p text:style-name="P200">iv.<text:tab/>Stems ending in <text:span text:style-name="T20">n</text:span> omit both <text:span text:style-name="T20">n</text:span> and <text:span text:style-name="T20">s</text:span> in the nominative singular and change the vowel preceding <text:span text:style-name="T20">n</text:span> to <text:span text:style-name="T20">ō</text:span>; as, <text:span text:style-name="T20">legiō</text:span>, <text:span text:style-name="T20">legiōnis</text:span> (stem <text:span text:style-name="T20">legiōn</text:span>); <text:span text:style-name="T20">homō</text:span>, <text:span text:style-name="T20">hominis</text:span> (stem <text:span text:style-name="T20">homin-</text:span>).</text:p>
      <text:p text:style-name="P200">v.<text:tab/>Further, with very few exceptions, the words of more than one syllable whose stem ends in <text:span text:style-name="T20">p</text:span>, <text:span text:style-name="T20">g</text:span>, <text:span text:style-name="T20">c</text:span>, <text:span text:style-name="T20">t</text:span>, or <text:span text:style-name="T20">d</text:span>, and which have short <text:span text:style-name="T20">e</text:span> in the final syllable of the nominative and vocative singular, have in the other cases short <text:span text:style-name="T20">i</text:span>; as, <text:span text:style-name="T20">prīnceps</text:span>, <text:span text:style-name="T20">prīncipis</text:span> (stem <text:span text:style-name="T20">prīncip-</text:span>); <text:span text:style-name="T20">mīles</text:span>, <text:span text:style-name="T20">mīlitis</text:span> (stem <text:span text:style-name="T20">mīlit-</text:span>); <text:span text:style-name="T20">obses</text:span>, <text:span text:style-name="T20">obsidis</text:span> (stem <text:span text:style-name="T20">obsid-</text:span>).</text:p>
      <text:p text:style-name="P59"/>
      <text:p text:style-name="P59"><text:span text:style-name="T20">85.</text:span> If follows, therefore, that in order to decline a masculine or feminine noun of the third declension, it will be necessary to know both the nominative and the genitive singular, both of which are clearly indicated in Latin vocabularies and dictionaries.</text:p>
      <text:p text:style-name="P59"/>
      <text:p text:style-name="P59">86.<text:tab/><text:tab/>Paradigms</text:p>
      <text:p text:style-name="Banner">third declension: masculine and feminine nouns.</text:p>
      <text:p text:style-name="Banner"><text:span text:style-name="T2">Mute</text:span><text:span text:style-name="T2"><text:note text:id="ftn24" text:note-class="footnote"><text:note-citation>24</text:note-citation><text:note-body><text:p text:style-name="Footnote">Consonants are classed as <text:span text:style-name="T2">mutes</text:span><text:span text:style-name="T11">, including </text:span><text:span text:style-name="T12">b</text:span><text:span text:style-name="T11">, </text:span><text:span text:style-name="T12">d</text:span><text:span text:style-name="T11">, </text:span><text:span text:style-name="T12">g</text:span><text:span text:style-name="T11">, </text:span><text:span text:style-name="T12">p</text:span><text:span text:style-name="T11">, </text:span><text:span text:style-name="T12">t</text:span><text:span text:style-name="T11">, </text:span><text:span text:style-name="T12">c</text:span><text:span text:style-name="T11">; </text:span><text:span text:style-name="T2">liquids</text:span><text:span text:style-name="T11"> (</text:span><text:span text:style-name="T12">r</text:span><text:span text:style-name="T11">, </text:span><text:span text:style-name="T12">l</text:span><text:span text:style-name="T11">), </text:span><text:span text:style-name="T2">nasals</text:span><text:span text:style-name="T11"> (</text:span><text:span text:style-name="T12">m</text:span><text:span text:style-name="T11">, </text:span><text:span text:style-name="T12">n</text:span><text:span text:style-name="T11">); and spirants (</text:span><text:span text:style-name="T12">s</text:span><text:span text:style-name="T11">, </text:span><text:span text:style-name="T12">f</text:span><text:span text:style-name="T11">).</text:span></text:p></text:note-body></text:note></text:span><text:span text:style-name="T2"> Stems</text:span>.</text:p>
      <text:p text:style-name="Banner">Singular.</text:p>
      <text:p text:style-name="P46"><text:span text:style-name="T2">Nom.</text:span><text:tab/>rēx<text:tab/>virtūs<text:tab/>prīnceps<text:tab/>mīles</text:p>
      <text:p text:style-name="P46"><text:span text:style-name="T2">Gen.</text:span><text:tab/>rēgis<text:tab/>virtūtis<text:tab/>prīncipis<text:tab/>mīlitis</text:p>
      <text:p text:style-name="P46"><text:span text:style-name="T2">Dat.</text:span><text:tab/>rēgī<text:tab/>virtūtī<text:tab/>prīncipī<text:tab/>mīlitī</text:p>
      <text:p text:style-name="P46"><text:span text:style-name="T2">Acc.</text:span><text:tab/>rēgem<text:tab/>virtūtem<text:tab/>prīncipem<text:tab/>mīlitem</text:p>
      <text:p text:style-name="P46"><text:span text:style-name="T2">Voc.</text:span><text:tab/>rēx<text:tab/>virtūs<text:tab/>prīncips<text:tab/>mīles</text:p>
      <text:p text:style-name="P46"><text:span text:style-name="T2">Abl.</text:span><text:tab/>rēge<text:tab/>virtūte<text:tab/>prīncipe<text:tab/>mīlite</text:p>
      <text:p text:style-name="P18"/>
      <text:p text:style-name="Banner">Plural.</text:p>
      <text:p text:style-name="P46"><text:span text:style-name="T2">Nom.</text:span><text:tab/>rēgēs<text:tab/>virtūtēs<text:tab/>prīncipēs<text:tab/>mīlitēs</text:p>
      <text:p text:style-name="P46"><text:span text:style-name="T2">Gen.</text:span><text:tab/>rēgum<text:tab/>virtūtum<text:tab/>prīncipum<text:tab/>mīlitum</text:p>
      <text:p text:style-name="P46"><text:span text:style-name="T2">Dat.</text:span><text:tab/>rēgibus<text:tab/>virtūtibus<text:tab/>prīncipibus<text:tab/>mīlitibus</text:p>
      <text:p text:style-name="P46"><text:span text:style-name="T2">Acc.</text:span><text:tab/>rēgēs<text:tab/>virtūtēs<text:tab/>prīncipēs<text:tab/>mīlitēs</text:p>
      <text:p text:style-name="P46"><text:span text:style-name="T2">Voc.</text:span><text:tab/>rēgēs<text:tab/>virtūtēs<text:tab/>prīncipēs<text:tab/>mīlitēs</text:p>
      <text:p text:style-name="P46"><text:span text:style-name="T2">Abl</text:span>.<text:tab/>rēgibus<text:tab/>virtūtibus<text:tab/>prīncipibus<text:tab/>mīlitibus</text:p>
      <text:p text:style-name="P48">{{50}}</text:p>
      <text:p text:style-name="Banner"><text:span text:style-name="T2">Liquid and Nasal Stems</text:span>.</text:p>
      <text:p text:style-name="Banner">Singular.</text:p>
      <text:p text:style-name="P46"><text:span text:style-name="T2">Nom.</text:span><text:tab/>cōnsul<text:tab/>pater<text:tab/>legiō<text:tab/>homō</text:p>
      <text:p text:style-name="P46"><text:span text:style-name="T2">Gen.</text:span><text:tab/>cōnsulis<text:tab/>patris<text:tab/>legiōnis<text:tab/>hominis</text:p>
      <text:p text:style-name="P46"><text:soft-page-break/><text:span text:style-name="T2">Dat.</text:span><text:tab/>cōnsulī<text:tab/>patrī<text:tab/>legiōnī<text:tab/>hominī</text:p>
      <text:p text:style-name="P46"><text:span text:style-name="T2">Acc.</text:span><text:tab/>cōnsulem<text:tab/>patrem<text:tab/>legiōnem<text:tab/>hominem</text:p>
      <text:p text:style-name="P46"><text:span text:style-name="T2">Voc.</text:span><text:tab/>cōnsul<text:tab/>pater<text:tab/>legiō<text:tab/>homō</text:p>
      <text:p text:style-name="P46"><text:span text:style-name="T2">Abl.</text:span><text:tab/>cōnsule<text:tab/>patre<text:tab/>legiōne<text:tab/>homine</text:p>
      <text:p text:style-name="P18"/>
      <text:p text:style-name="Banner">Plural.</text:p>
      <text:p text:style-name="P46"><text:span text:style-name="T2">Nom.</text:span><text:tab/>cōnsulēs<text:tab/>patrēs<text:tab/>legiōnēs<text:tab/>hominēs</text:p>
      <text:p text:style-name="P46"><text:span text:style-name="T2">Gen.</text:span><text:tab/>cōnsulum<text:tab/>patrum<text:tab/>legiōnum<text:tab/>hominum</text:p>
      <text:p text:style-name="P46"><text:span text:style-name="T2">Dat.</text:span><text:tab/>cōnsulibus<text:tab/>patribus<text:tab/>legiōnibus<text:tab/>hominibus</text:p>
      <text:p text:style-name="P46"><text:span text:style-name="T2">Acc.</text:span><text:tab/>cōnsulēs<text:tab/>patrēs<text:tab/>legiōnēs<text:tab/>hominēs</text:p>
      <text:p text:style-name="P46"><text:span text:style-name="T2">Voc.</text:span><text:tab/>cōnsulēs<text:tab/>patrēs<text:tab/>legiōnēs<text:tab/>hominēs</text:p>
      <text:p text:style-name="P47"><text:span text:style-name="T2">Abl</text:span>.<text:tab/>cōnsulibus<text:tab/>patribus<text:tab/>legiōnibus<text:tab/>hominibus</text:p>
      <text:p text:style-name="P59"/>
      <text:p text:style-name="P59">87.<text:tab/><text:tab/>Vocabulary</text:p>
      <text:section text:style-name="Sect1" text:name="Section23">
        <text:p text:style-name="P202"><text:span text:style-name="T20">Caesar</text:span>, <text:span text:style-name="T20">Caesaris,</text:span> m.<text:tab/><text:span text:style-name="T2">Caesar.</text:span></text:p>
        <text:p text:style-name="P202"><text:span text:style-name="T20">contendō,</text:span> <text:span text:style-name="T20">ere,</text:span><text:tab/><text:span text:style-name="T2">hasten.</text:span></text:p>
        <text:p text:style-name="P202"><text:span text:style-name="T20">eques,</text:span> <text:span text:style-name="T20">equitis</text:span>, m.,<text:tab/><text:span text:style-name="T2">horse-soldier</text:span>; plural, <text:span text:style-name="T2">cavalry.</text:span></text:p>
        <text:p text:style-name="P202"><text:span text:style-name="T20">legiō,</text:span> <text:span text:style-name="T20">legiōnis,</text:span> f.,<text:tab/><text:span text:style-name="T2">legion.</text:span></text:p>
        <text:p text:style-name="P202"><text:span text:style-name="T20">mīles,</text:span> <text:span text:style-name="T20">mīlitis</text:span>, m.<text:tab/><text:span text:style-name="T2">soldier.</text:span></text:p>
        <text:p text:style-name="P202"><text:span text:style-name="T20">mūnītiō,</text:span> <text:span text:style-name="T20">mūnītiōnis,</text:span> f.,<text:tab/><text:span text:style-name="T2">fortification.</text:span></text:p>
        <text:p text:style-name="P202"><text:span text:style-name="T20">obses,</text:span> <text:span text:style-name="T20">obsidis</text:span>, m.<text:tab/><text:span text:style-name="T2">hostage.</text:span></text:p>
        <text:p text:style-name="P202"><text:span text:style-name="T20">prīnceps,</text:span> <text:span text:style-name="T20">prīncipis,</text:span> m.<text:tab/><text:span text:style-name="T2">leading man</text:span>, <text:span text:style-name="T2">chief man</text:span>, <text:span text:style-name="T2">chief.</text:span></text:p>
        <text:p text:style-name="P202"><text:span text:style-name="T20">rēx,</text:span> <text:span text:style-name="T20">rēgis</text:span>, m.<text:tab/><text:span text:style-name="T2">king.</text:span></text:p>
        <text:p text:style-name="P202"><text:span text:style-name="T20">sīgnum,</text:span> <text:span text:style-name="T20">ī</text:span>, n.,<text:tab/><text:span text:style-name="T2">signal;</text:span> <text:span text:style-name="T2">standard.</text:span></text:p>
      </text:section>
      <text:p text:style-name="P204"/>
      <text:p text:style-name="P59"><text:span text:style-name="T20">88</text:span>.<text:tab/><text:tab/><text:span text:style-name="T20">I</text:span><text:span text:style-name="T22">.</text:span></text:p>
      <text:p text:style-name="P59"><text:span text:style-name="T22">1. Mīlitēs equitēsque mittit; legiōnem mīlitum cum equitibus mittit. <text:s/>2. Mīlitēs ā rēge veniunt; ad Caesarem conveniunt. <text:s/>3. Praedam legiōnī dat; reliquam praedam equitibus dabat. <text:s/>4. amīcitiam cum prīcipibus cōnfīrmant; bellum cum Caesare gerunt. <text:s/>5. Perīculum legiōnis videō; legiō sīgnum videt. <text:s/>6. Mīlitēs cum</text:span><text:span text:style-name="T27">{{51}}</text:span><text:span text:style-name="T22"> equitibus castra mūniunt; castra mūnītiōnibus fīrmāmus. <text:s/>7. Rēx obsidēs Caesarī dat; prīncipēs māgnum numerum obsidum ad Caesarem mittunt. <text:s/>8. Caesar multās legiōnēs cōgit; paucōs equitēs in prōvinciā cōgunt. <text:s/>9. Sīgnum proeliī (literally </text:span><text:span text:style-name="T6">of,</text:span><text:span text:style-name="T22"> freely </text:span><text:span text:style-name="T6">for)</text:span><text:span text:style-name="T22"> dat; cōpiae ad mūnītiōnēs contendunt.</text:span></text:p>
      <text:p text:style-name="P59"><text:tab/><text:tab/><text:span text:style-name="T20">II</text:span>.</text:p>
      <text:p text:style-name="P59">1. The king is waging war with the chief men; the chiefs are waging war with the king. <text:s/>2. He is recalling the legion from the fortifications; he is leading back the soldiers of the legion. <text:s/>3. We are sending hostages to Caesar; we give control of the legions to Caesar. <text:s/>4. He hastens with a legion to the camp; he fills the camp with soldiers. <text:s/>5. A few soldiers were fighting with a large number of cavalry; we conquer the soldiers. <text:s/>6. He gives orders to the chief men; the chief men are not obedient to the king. <text:s/>7. We see the king's standard; we hasten to the standard. <text:s/>8. The cavalry have a large number of horses. <text:s/>9. He is wintering in the camp with the cavalry; the rest of the soldiers he leaves in (their) fortifications.</text:p>
      <text:p text:style-name="P59"/>
      <text:p text:style-name="P59">[[Image – Caius Julius Caesar. <text:s/>(100-44 B.C.)]]<text:span text:style-name="T25">{{52}}</text:span></text:p>
      <text:p text:style-name="P59"/>
      <text:p text:style-name="Banner">Lesson XIV.</text:p>
      <text:p text:style-name="Banner">Third and Fourth Conjugations: Imperfect Indicative Active.</text:p>
      <text:p text:style-name="P59"><text:span text:style-name="T20">89</text:span><text:span text:style-name="T23">.</text:span><text:tab/><text:tab/>Paradigms.</text:p>
      <text:p text:style-name="P59">imperfect indicative active.</text:p>
      <text:p text:style-name="P71"><text:tab/><text:span text:style-name="T2">Third Conjugation</text:span>.<text:tab/><text:span text:style-name="T2">Fourth Conjugation</text:span>.</text:p>
      <text:p text:style-name="Banner">Singular.</text:p>
      <text:p text:style-name="P210">1.<text:tab/>regēba-m<text:tab/><text:span text:style-name="T20">-ē-ba-m</text:span><text:tab/>audiēbam<text:tab/><text:span text:style-name="T20">-iē-ba-m</text:span></text:p>
      <text:p text:style-name="P210">2.<text:tab/>regēbās<text:tab/><text:span text:style-name="T20">-ē-bā-s</text:span><text:tab/>audiēbās<text:tab/><text:span text:style-name="T20">-iē-bā-s</text:span></text:p>
      <text:p text:style-name="P210"><text:soft-page-break/>3.<text:tab/>regēbat<text:tab/><text:span text:style-name="T20">-ē-ba-t</text:span><text:tab/>audiēbat<text:tab/><text:span text:style-name="T20">-iē-ba-t</text:span></text:p>
      <text:p text:style-name="Banner">Plural.</text:p>
      <text:p text:style-name="P211">1.<text:tab/>regēbāmus<text:tab/><text:span text:style-name="T20">-ē-bā-mus</text:span><text:tab/>audiēbāmus<text:tab/><text:span text:style-name="T20">-iē-bā-mus</text:span></text:p>
      <text:p text:style-name="P211">2.<text:tab/>regēbātis<text:tab/><text:span text:style-name="T20">-ē-bā-tis</text:span><text:tab/>audiēbātis<text:tab/><text:span text:style-name="T20">-iē-bā-tis</text:span></text:p>
      <text:p text:style-name="P211">3.<text:tab/>regēbant<text:tab/><text:span text:style-name="T20">-ē-ba-nt</text:span><text:tab/>audiēbant<text:tab/><text:span text:style-name="T20">-iē-ba-nt</text:span></text:p>
      <text:p text:style-name="BodyHanging"><text:span text:style-name="T2">a</text:span>.<text:tab/>Compare these forms with the imperfect indicative active of the first and second conjugations (44), and observe that in the third conjugation the final <text:span text:style-name="T20">-e</text:span> of the stem is lengthened to <text:span text:style-name="T20">-ē</text:span>, and that in the fourth conjugation the final <text:span text:style-name="T20">-ī</text:span> of the stem is replaced by <text:span text:style-name="T20">-iē</text:span>. <text:s/>Thus in all four conjugations the tense-sign <text:span text:style-name="T20">-ba-</text:span> is preceded by a long vowel.</text:p>
      <text:p text:style-name="P59"/>
      <text:p text:style-name="P59"><text:span text:style-name="T20">90</text:span><text:span text:style-name="T23">.</text:span><text:tab/><text:tab/>Illustrative Examples.</text:p>
      <text:p text:style-name="P149"><text:span text:style-name="T20">Agrōs nōn habent</text:span>,<text:tab/><text:span text:style-name="T2">they have not lands</text:span>, or <text:span text:style-name="T2">they do not have lands</text:span>.</text:p>
      <text:p text:style-name="P149"><text:span text:style-name="T20">Nōn regēbat</text:span>,<text:tab/><text:span text:style-name="T2">he was not ruling</text:span>, or <text:span text:style-name="T2">he did not rule</text:span>.</text:p>
      <text:p text:style-name="BodyHanging">a.<text:tab/>The present and imperfect indicative may be translated also by means of do and did respectively, chiefly with a negative or in a question, but sometimes also for the sake of emphasis.</text:p>
      <text:p text:style-name="P59"/>
      <text:p text:style-name="P59">91.<text:tab/><text:tab/>Vocabulary.</text:p>
      <text:section text:style-name="Sect1" text:name="Section24">
        <text:p text:style-name="P206"><text:span text:style-name="T20">arma,</text:span> <text:span text:style-name="T20">ōrum,</text:span> n.,<text:tab/>(in plural only) <text:span text:style-name="T2">arms.</text:span></text:p>
        <text:p text:style-name="P206"><text:span text:style-name="T20">auxilium,</text:span> <text:span text:style-name="T20">ī</text:span>, n.,<text:tab/><text:span text:style-name="T2">aid, help</text:span>; in plural <text:span text:style-name="T2">auxiliaries,</text:span> <text:span text:style-name="T2">reinforcements.</text:span></text:p>
        <text:p text:style-name="P206"><text:span text:style-name="T20">dēfendō,</text:span> <text:span text:style-name="T20">ere,</text:span><text:tab/><text:span text:style-name="T2">defend.</text:span></text:p>
        <text:p text:style-name="P206"><text:span text:style-name="T20">discēdō,</text:span> <text:span text:style-name="T20">ere</text:span><text:tab/><text:span text:style-name="T2">depart, withdraw</text:span>.</text:p>
        <text:p text:style-name="P206"><text:span text:style-name="T20">hīberna,</text:span> <text:span text:style-name="T20">ōrum,</text:span> n.,<text:tab/>(in plural only) <text:span text:style-name="T2">winter camp</text:span>; <text:span text:style-name="T2">winter quarters</text:span>.</text:p>
        <text:p text:style-name="P206"><text:span text:style-name="T20">impedīmentum,</text:span> <text:span text:style-name="T20">ī</text:span>, .n.<text:tab/><text:span text:style-name="T2">hindrance;</text:span> in plural <text:span text:style-name="T2">baggage.</text:span></text:p>
        <text:p text:style-name="P206"><text:span text:style-name="T20">impediō,</text:span> <text:span text:style-name="T20">īre,</text:span> <text:tab/><text:span text:style-name="T2">hinder, impede</text:span>.</text:p>
        <text:p text:style-name="P206"><text:span text:style-name="T20">petō,</text:span> <text:span text:style-name="T20">ere</text:span><text:tab/><text:span text:style-name="T2">ask, seek</text:span>.</text:p>
        <text:p text:style-name="P206"><text:span text:style-name="T20">pōnō,</text:span> <text:span text:style-name="T20">ere</text:span><text:tab/><text:span text:style-name="T2">place.</text:span></text:p>
        <text:p text:style-name="P206"><text:span text:style-name="T20">trādō,</text:span> <text:span text:style-name="T20">ere,</text:span> <text:tab/><text:span text:style-name="T2">give up</text:span>, <text:span text:style-name="T2">surrender.</text:span></text:p>
      </text:section>
      <text:p text:style-name="Vocabulary"><text:span text:style-name="T20">castra pōnō</text:span> (phrase):<text:tab/><text:span text:style-name="T2">pitch a camp</text:span>.</text:p>
      <text:p text:style-name="P59">N.B.—Review the declension of castra (60).</text:p>
      <text:p text:style-name="P59"/>
      <text:p text:style-name="Banner">Exercises.</text:p>
      <text:p text:style-name="P59"><text:span text:style-name="T20">92</text:span><text:span text:style-name="T23">.</text:span><text:tab/><text:tab/><text:span text:style-name="T20">I</text:span>.</text:p>
      <text:p text:style-name="P59">1. Portam castrōrum dēfendēbāmus; castra mūniēbāmus. <text:s/>2. Castra pōnēbant, locumque mūnītiōnibus fīrmābant. <text:s/>3. Ab hībernīs discēdit; ad Caesarem venit. <text:s/>4. Auxilium ā Caesare nōn petēbam. <text:s/>5. Obsidēs populō Rōmānō trādunt. <text:s/>6. Silva equitēs nōn impediēbat. <text:s/>7. Amīcōs ad arma vocābās. <text:s/>8. Legiōnēs cum impedīmentīs veniēbant. <text:s/>9. Virī līberōs Caesarī trādēbant. <text:s/>10 Auxilia māgnō in perīculō sunt. <text:s/>11. Rēgem ab injūriā dēfendēbātis. <text:s/>12. Legiōnēs in silvā pōnit. <text:s/>13. Ab agrīs discēdēbant et ad hīberna contendēbant. <text:s/>14. Impedīmenta armīs dēfendunt. <text:s/>15. Impediēbam; pōnitis; petēbās; nōn audiunt. <text:span text:style-name="T25">{{54}}</text:span></text:p>
      <text:p text:style-name="P59"><text:tab/><text:tab/><text:span text:style-name="T20">II</text:span>.</text:p>
      <text:p text:style-name="P59">1. They surrender (their) arms and baggage. <text:s/>2. We were seeking the friendship of the king and the leading men. <text:s/>3. A deep trench hinders the flight of the auxiliaries. <text:s/>4. They were withdrawing from the war. <text:s/>5. You were not waging war; we do not wage war. <text:s/>6. We were pitching (our) camp. <text:s/>7. They were fortifying (their) winter camp. <text:s/>8. The legions with the auxiliaries defend the fortifications. <text:s/>9. It did not hinder the war. <text:s/>10. They used to leave (their) baggage in the woods. <text:s/>11. We place a garrison in the island. <text:s/>12. She announces the victory of the legion to the cavalry. <text:s/>13. They were withdrawing from Britain to their winter quarters. <text:s/>14. Few<text:note text:id="ftn25" text:note-class="footnote"><text:note-citation>25</text:note-citation><text:note-body><text:p text:style-name="Footnote">The adjective is often used with the force of a noun: <text:span text:style-name="T2">few</text:span><text:span text:style-name="T11">=</text:span><text:span text:style-name="T2">few men</text:span>.</text:p></text:note-body></text:note> defend the king; many seek flight; the rest give up (their) arms.</text:p>
      <text:p text:style-name="P59"/>
      <text:p text:style-name="Banner"><text:s/><text:span text:style-name="T11">—</text:span></text:p>
      <text:p text:style-name="P95"><text:soft-page-break/></text:p>
      <text:p text:style-name="Banner">Lesson XV.</text:p>
      <text:p text:style-name="Banner">Third Declension: Consonant Stems (continued).</text:p>
      <text:p text:style-name="P59"/>
      <text:p text:style-name="P59"><text:span text:style-name="T20">93</text:span><text:span text:style-name="T23">.</text:span> In the third declension, as in the second, neuter nouns have the nominative, accusative, and vocative cases alike in each number, and in the plural these cases end in <text:span text:style-name="T20">-a</text:span>. <text:s/>In the nominative singular, neuter nouns of the third declension have no case-ending, but consist merely of the stem, generally with some change in the vowel of the final syllable; as, <text:span text:style-name="T20">caput,</text:span> <text:span text:style-name="T20">capitis</text:span> (stem <text:span text:style-name="T20">capit-</text:span>); <text:span text:style-name="T20">flūmen</text:span>, <text:span text:style-name="T20">flūminis</text:span> (stem <text:span text:style-name="T20">flūmin-</text:span>); <text:span text:style-name="T20">jūs</text:span>, <text:span text:style-name="T20">jūris</text:span> (stem <text:span text:style-name="T20">jūr-</text:span>); <text:span text:style-name="T20">tempus,</text:span> <text:span text:style-name="T20">temporis</text:span> (stem <text:span text:style-name="T20">tempor-</text:span>); <text:span text:style-name="T20">opus</text:span>, <text:span text:style-name="T20">operis</text:span> (stem <text:span text:style-name="T20">oper-</text:span>).<text:note text:id="ftn26" text:note-class="footnote"><text:note-citation>26</text:note-citation><text:note-body><text:p text:style-name="Footnote">The stems of <text:span text:style-name="T20">jūs</text:span>, <text:span text:style-name="T20">tempus</text:span>, and <text:span text:style-name="T20">opus</text:span> really ended in <text:span text:style-name="T20">-s</text:span>, but it was the rule in Latin for <text:span text:style-name="T20">s</text:span> between vowels to become <text:span text:style-name="T20">r</text:span>.</text:p></text:note-body></text:note> <text:s/>Especially irregular is <text:span text:style-name="T20">iter</text:span>, <text:span text:style-name="T20">itineris</text:span> (stem <text:span text:style-name="T20">itiner-</text:span>).</text:p>
      <text:p text:style-name="P59"/>
      <text:p text:style-name="P59"><text:span text:style-name="T20">94</text:span>.<text:tab/><text:tab/><text:span text:style-name="T20">Paradigms</text:span>.</text:p>
      <text:p text:style-name="Banner">third declension: consonant stems.</text:p>
      <text:p text:style-name="Banner"><text:span text:style-name="T2">Neuter Nouns</text:span>.</text:p>
      <text:p text:style-name="Banner">Singular</text:p>
      <text:p text:style-name="P212"><text:span text:style-name="T2">Nom.</text:span><text:tab/>nōmen<text:tab/>corpus<text:tab/>iter<text:tab/><text:span text:style-name="T11">–</text:span></text:p>
      <text:p text:style-name="P212"><text:span text:style-name="T2">Gen.</text:span><text:tab/>nōminis<text:tab/>corporis<text:tab/>itineris<text:tab/><text:span text:style-name="T12">-is</text:span></text:p>
      <text:p text:style-name="P212"><text:span text:style-name="T2">Dat.</text:span><text:tab/>nōminī<text:tab/>corporī<text:tab/>itinerī<text:tab/><text:span text:style-name="T12">-ī</text:span></text:p>
      <text:p text:style-name="P212"><text:span text:style-name="T2">Acc.</text:span><text:tab/>nōmen<text:tab/>corpus<text:tab/>iter<text:tab/><text:span text:style-name="T11">–</text:span></text:p>
      <text:p text:style-name="P212"><text:span text:style-name="T2">Voc.</text:span><text:tab/>nōmen<text:tab/>corpus<text:tab/>iter<text:tab/><text:span text:style-name="T11">–</text:span></text:p>
      <text:p text:style-name="P212"><text:span text:style-name="T2">Abl.</text:span><text:tab/>nōmine<text:tab/>corpore<text:tab/>itinere<text:tab/><text:span text:style-name="T12">-e</text:span></text:p>
      <text:p text:style-name="Banner">Plural.</text:p>
      <text:p text:style-name="P212"><text:span text:style-name="T2">Nom.</text:span><text:tab/>nōmina<text:tab/>corpora<text:tab/>itinera<text:tab/><text:span text:style-name="T12">-a</text:span></text:p>
      <text:p text:style-name="P212"><text:span text:style-name="T2">Gen.</text:span><text:tab/>nōminum<text:tab/>corporum<text:tab/>itinerum<text:tab/><text:span text:style-name="T12">-um</text:span></text:p>
      <text:p text:style-name="P212"><text:span text:style-name="T2">Dat.</text:span><text:tab/>nōminibus<text:tab/>corporibus<text:tab/>itineribus<text:tab/><text:span text:style-name="T12">-ibus</text:span></text:p>
      <text:p text:style-name="P212"><text:span text:style-name="T2">Acc</text:span>.<text:tab/>nōmina<text:tab/>corpora<text:tab/>itinera<text:tab/><text:span text:style-name="T12">-a</text:span></text:p>
      <text:p text:style-name="P212"><text:span text:style-name="T2">Voc</text:span>.<text:tab/>nōmina<text:tab/>corpora<text:tab/>itinera<text:tab/><text:span text:style-name="T12">-a</text:span></text:p>
      <text:p text:style-name="P212"><text:span text:style-name="T2">Abl.</text:span><text:tab/>nōminibus<text:tab/>corporibus<text:tab/>itineribus<text:tab/><text:span text:style-name="T12">-ibus</text:span></text:p>
      <text:p text:style-name="P208"/>
      <text:p text:style-name="P59">95.<text:tab/><text:tab/>Vocabulary</text:p>
      <text:section text:style-name="Sect1" text:name="Section25">
        <text:p text:style-name="Vocabulary"><text:span text:style-name="T20">ag-men</text:span>, <text:span text:style-name="T20">-minis</text:span>, n.,<text:tab/><text:span text:style-name="T2">line of march, column</text:span>.</text:p>
        <text:p text:style-name="Vocabulary"><text:span text:style-name="T20">flū-men</text:span>, <text:span text:style-name="T20">-minis</text:span>, n.,<text:tab/><text:span text:style-name="T2">river.</text:span></text:p>
        <text:p text:style-name="Vocabulary"><text:span text:style-name="T20">iter,</text:span> <text:span text:style-name="T20">itineris</text:span>, n.,<text:tab/><text:span text:style-name="T2">road, march</text:span>.</text:p>
        <text:p text:style-name="Vocabulary"><text:span text:style-name="T20">lat-us</text:span>, <text:span text:style-name="T20">-eris</text:span>, n.,<text:tab/><text:span text:style-name="T2">side, flank</text:span>.</text:p>
        <text:p text:style-name="Vocabulary"><text:span text:style-name="T20">op-us</text:span>, <text:span text:style-name="T20">-eris</text:span>, n.,<text:tab/><text:span text:style-name="T2">work.</text:span></text:p>
        <text:p text:style-name="Vocabulary"><text:span text:style-name="T20">pal-ūs</text:span>, <text:span text:style-name="T20">-ūdis</text:span>, n.,<text:tab/><text:span text:style-name="T2">marsh.</text:span></text:p>
        <text:p text:style-name="Vocabulary"><text:span text:style-name="T20">pec-us</text:span>, <text:span text:style-name="T20">-oris</text:span>, n.,<text:tab/><text:span text:style-name="T2">cattle</text:span>, <text:span text:style-name="T2">herd</text:span>.</text:p>
        <text:p text:style-name="Vocabulary"><text:span text:style-name="T20">sal-ūs</text:span>, <text:span text:style-name="T20">-ūtis</text:span>, f.,<text:tab/><text:span text:style-name="T2">safety.</text:span></text:p>
        <text:p text:style-name="Vocabulary"><text:span text:style-name="T20">virt-ūs</text:span>, <text:span text:style-name="T20">-ūtis</text:span>, f.,<text:tab/><text:span text:style-name="T2">valor.</text:span></text:p>
        <text:p text:style-name="Vocabulary"><text:span text:style-name="T20">vuln-us</text:span>, <text:span text:style-name="T20">-eris</text:span>, n.<text:tab/><text:span text:style-name="T2">wound.</text:span></text:p>
      </text:section>
      <text:p text:style-name="P205"/>
      <text:section text:style-name="Sect1" text:name="Section26">
        <text:p text:style-name="P203"><text:span text:style-name="T20">māgnīs</text:span> <text:span text:style-name="T20">itineribus</text:span> (phrase),<text:tab/><text:span text:style-name="T2">by forced marches</text:span>.</text:p>
        <text:p text:style-name="P203"><text:span text:style-name="T20">in itinere</text:span> (phrase),<text:tab/><text:span text:style-name="T2">on the march</text:span>.</text:p>
        <text:p text:style-name="P203"><text:span text:style-name="T20">ā latere</text:span> (phrase),<text:tab/><text:span text:style-name="T2">on the flank</text:span>.</text:p>
      </text:section>
      <text:p text:style-name="P59"><text:note text:id="ftn27" text:note-class="footnote"><text:note-citation>27</text:note-citation><text:note-body><text:p text:style-name="Footnote">Latin tends to look upon many actions as proceeding or as viewed <text:span text:style-name="T2">from</text:span><text:span text:style-name="T11"> a certain quarter, where in English they would be considered as happening </text:span><text:span text:style-name="T2">in</text:span><text:span text:style-name="T11"> that quarter; as, </text:span><text:span text:style-name="T12">ex equō pūgnābat</text:span><text:span text:style-name="T11">, </text:span><text:span text:style-name="T2">he was fighting on horseback</text:span><text:span text:style-name="T11">.</text:span></text:p></text:note-body></text:note></text:p>
      <text:p text:style-name="P59">N.B.—Nouns of the third declension are regularly neuter when they end in <text:span text:style-name="T20">-men</text:span>, or in <text:span text:style-name="T20">-us</text:span> with genitive in <text:span text:style-name="T20">-ris</text:span>. <text:s/>Those ending in <text:span text:style-name="T20">-ūs</text:span> with the genitive in <text:span text:style-name="T20">-dis</text:span> or -<text:span text:style-name="T20">tis</text:span> are regularly feminine. <text:s/>Feminine also are nouns ending in <text:span text:style-name="T20">-tās</text:span>, <text:span text:style-name="T20">-tūdō</text:span>, <text:span text:style-name="T20">-iō</text:span>, <text:span text:style-name="T20">-x</text:span> or in <text:span text:style-name="T20">-s</text:span> preceded by a consonant. <text:s/>Nouns ending in <text:span text:style-name="T20">-or</text:span>, <text:span text:style-name="T20">-er</text:span>, or in <text:span text:style-name="T20">-es</text:span> are regularly masculine. <text:s/>(But nouns referring to males are of course masculine, as <text:span text:style-name="T20">rēx,</text:span> a king, and nouns referring to females are feminine, as <text:span text:style-name="T20">mulier</text:span>, a woman. <text:s/>See 61.)</text:p>
      <text:p text:style-name="P59"/>
      <text:p text:style-name="P59">exercises.</text:p>
      <text:p text:style-name="P59"><text:soft-page-break/><text:span text:style-name="T20">96</text:span>.<text:tab/><text:tab/><text:span text:style-name="T20">I</text:span>.</text:p>
      <text:p text:style-name="P59">1. Ab opere discēdunt. <text:s/>2. salūtem nōn petēbant. <text:s/>3. Palūdēs iter agminis impediēbant. <text:s/>4. Māgnā cum virtūte in flūmine pūgnat. <text:s/>5. In palūdibus silvīsque pecora relinquunt. <text:s/>6. Multa vulnera habent; multī vulnera habent. <text:s/>7. Agmen ā latere oppūgnant. <text:s/>8. Britannī māgnum pecoris humerum habēbant. <text:s/>9. Māgnīs itineribus ad rīpam flūminis contendimus. <text:s/>10. Flūmen palūdēsque reliqua latera castrōrum mūniunt.</text:p>
      <text:p text:style-name="P59"><text:tab/><text:tab/><text:span text:style-name="T20">II</text:span>.</text:p>
      <text:p text:style-name="P59">1. They see the long columns. <text:s/>2. The rivers did not hinder the march of the soldiers. <text:s/>3. On the march they come to a river and a large marsh. <text:s/>4. The herds and the rest of the plunder he gives to the soldiers. <text:s/>5. In valour is safety. <text:s/>6. They see the great works of the Romans. <text:s/>7. He has a wound in (his) side. <text:s/>8. The remaining side of the island looks towards Gaul. <text:s/>9. They were leading the cattle to the marshes. <text:s/>10. The columns did not have an abundance of grain, horses, and cattle.<text:span text:style-name="T25">{{57}}</text:span></text:p>
      <text:p text:style-name="P59"/>
      <text:p text:style-name="Banner"><text:s/><text:span text:style-name="T11">—</text:span></text:p>
      <text:p text:style-name="P95"/>
      <text:p text:style-name="Banner">Lesson XVI.</text:p>
      <text:p text:style-name="Banner">Prepositions.</text:p>
      <text:p text:style-name="P59"/>
      <text:p text:style-name="P59"><text:span text:style-name="T20">97</text:span>. Besides the four prepositions <text:span text:style-name="T20">ab</text:span>, <text:span text:style-name="T20">ad</text:span>, <text:span text:style-name="T20">cum</text:span>, and <text:span text:style-name="T20">in,</text:span> Latin has many others, some governing the accusative case, some the ablative, and a few both accusative and ablative. <text:s/>No prepositions govern the genitive or the dative case.</text:p>
      <text:p text:style-name="P59"/>
      <text:p text:style-name="P59"><text:span text:style-name="T20">98</text:span>.<text:tab/><text:tab/>Illustrative Examples.</text:p>
      <text:p text:style-name="P201"><text:span text:style-name="T20">Ā flūmine contendunt</text:span>,<text:tab/><text:span text:style-name="T2">they hasten from the river</text:span>.</text:p>
      <text:p text:style-name="P201"><text:span text:style-name="T20">Ad rīpam veniunt</text:span>,<text:tab/><text:span text:style-name="T2">they come to the bank</text:span>.</text:p>
      <text:p text:style-name="P201"><text:span text:style-name="T20">Ante pūgnam discēdit</text:span>,<text:tab/><text:span text:style-name="T2">he withdraws before the battle</text:span>.</text:p>
      <text:p text:style-name="P201"><text:span text:style-name="T20">Contrā Gallōs pūgnat</text:span>,<text:tab/><text:span text:style-name="T2">he fights against the Gauls</text:span>.</text:p>
      <text:p text:style-name="P201"><text:span text:style-name="T20">Cum legiōne contendit</text:span>,<text:tab/><text:span text:style-name="T2">he hastens with a legion</text:span>.</text:p>
      <text:p text:style-name="P201"><text:span text:style-name="T20">Dē proeliō audit</text:span>,<text:tab/><text:span text:style-name="T2">he hears about the battle</text:span>.</text:p>
      <text:p text:style-name="P201"><text:span text:style-name="T20">Ex agrīs conveniunt</text:span>,<text:tab/><text:span text:style-name="T2">they assemble out of</text:span> (or <text:span text:style-name="T2">from</text:span><text:span text:style-name="T11">) </text:span><text:span text:style-name="T2">the fields</text:span>.</text:p>
      <text:p text:style-name="P201"><text:span text:style-name="T20">In prōvinciā hiemat</text:span>,<text:tab/><text:span text:style-name="T2">he winters in the province</text:span>.</text:p>
      <text:p text:style-name="P201"><text:span text:style-name="T20">In prōvinciam venit</text:span>,<text:tab/><text:span text:style-name="T2">he comes into</text:span> (or <text:span text:style-name="T2">to</text:span><text:span text:style-name="T11">)</text:span> <text:span text:style-name="T2">the province</text:span>.</text:p>
      <text:p text:style-name="P201"><text:span text:style-name="T20">Inter silvās est flūmen</text:span>,<text:tab/><text:span text:style-name="T2">the river is between the forests</text:span>.</text:p>
      <text:p text:style-name="P201"><text:span text:style-name="T20">Per silvam venit</text:span>,<text:tab/><text:span text:style-name="T2">he comes through the forest</text:span>.</text:p>
      <text:p text:style-name="P201"><text:span text:style-name="T20">Post pūgnam discēdit</text:span>,<text:tab/><text:span text:style-name="T2">he withdraws after the battle</text:span>.</text:p>
      <text:p text:style-name="P201"><text:span text:style-name="T20">Propter palūdēs discēdit</text:span>,<text:tab/><text:span text:style-name="T2">he withdraws on account of the marshes</text:span>.</text:p>
      <text:p text:style-name="P201"><text:span text:style-name="T20">Sine perīculō venit</text:span>,<text:tab/><text:span text:style-name="T2">he comes without danger</text:span>.</text:p>
      <text:p text:style-name="P201"><text:span text:style-name="T20">Trāns Rhēnum contendunt</text:span>,<text:tab/><text:span text:style-name="T2">they hasten across the Rhine</text:span>.</text:p>
      <text:p text:style-name="BodyHanging">a.<text:tab/>The meaning of each of these prepositions should be learned, and also the case which follows it. <text:s/>Notice especially the difference between <text:span text:style-name="T20">in</text:span> with the accusative, and <text:span text:style-name="T20">in</text:span> with the ablative; <text:span text:style-name="T20">ab</text:span> and <text:span text:style-name="T20">ex</text:span> with the ablative; and <text:span text:style-name="T20">ad</text:span> and <text:span text:style-name="T20">in</text:span> with the accusative.<text:span text:style-name="T25">{{58}}</text:span></text:p>
      <text:p text:style-name="P59"/>
      <text:p text:style-name="P59"><text:span text:style-name="T20">99</text:span><text:span text:style-name="T23">.</text:span><text:tab/><text:tab/>Vocabulary.</text:p>
      <text:p text:style-name="Vocabulary"><text:span text:style-name="T20">cōgnōscō</text:span>, <text:span text:style-name="T20">ere,</text:span><text:tab/><text:span text:style-name="T2">learn, find out, ascertain</text:span>.</text:p>
      <text:p text:style-name="Vocabulary"><text:span text:style-name="T20">cōsilium</text:span>, <text:span text:style-name="T20">ī</text:span>, n.,<text:tab/><text:span text:style-name="T2">plan design</text:span>.</text:p>
      <text:p text:style-name="Vocabulary"><text:span text:style-name="T20">explōrātor</text:span>, <text:span text:style-name="T20">-tōris</text:span>, m.<text:tab/><text:span text:style-name="T2">scout.</text:span></text:p>
      <text:p text:style-name="Vocabulary"><text:span text:style-name="T20">inopia,</text:span> <text:span text:style-name="T20">ae</text:span>, f.,<text:tab/><text:span text:style-name="T2">want, scarcity</text:span>.</text:p>
      <text:p text:style-name="Vocabulary"><text:span text:style-name="T20">māgnitūdō,</text:span> <text:span text:style-name="T20">-dinis</text:span>, f.<text:tab/><text:span text:style-name="T2">greatness, extent</text:span>.</text:p>
      <text:p text:style-name="Vocabulary"><text:span text:style-name="T20">pāx,</text:span> <text:span text:style-name="T20">pācis</text:span>, f.,<text:tab/><text:span text:style-name="T2">peace.</text:span></text:p>
      <text:p text:style-name="Vocabulary"><text:soft-page-break/><text:span text:style-name="T20">dē pāce</text:span> (with <text:span text:style-name="T20">veniō</text:span> or <text:span text:style-name="T20">mittō)</text:span><text:tab/><text:span text:style-name="T2">to treat for peace, to seek peace</text:span>.</text:p>
      <text:p text:style-name="P59"/>
      <text:p text:style-name="Banner">Exercises.</text:p>
      <text:p text:style-name="P59"><text:span text:style-name="T20">100</text:span><text:span text:style-name="T23">.</text:span><text:tab/><text:tab/><text:span text:style-name="T20">I</text:span>.</text:p>
      <text:p text:style-name="P59">1. Sine impedīmentīs per prōvinciam in <text:span text:style-name="T20">Ī</text:span>taliam contendēbāmus. <text:s/>2. Post proelim lēgātī ad Caesarem dē pāce et amīcitiā veniunt. <text:s/>3. Auxilia ex hībernīs et ā Caesare conveniunt. <text:s/>4. Propter māgnitudinem mūnītiōnum castra nōn oppūgnant. <text:s/>5. Cōpiās trāns Rhēnum contrā Germānōs dūcis. <text:s/>6. Ante proelium equitēs inter legiōnēs et auxilia collocat. <text:s/>7. Propter perīculum in īnsulā cum cōpiīs nōn hiemābat. <text:s/>8. In itinere per explōrātōrēs dē salūte legiōnis cōgnōscit. <text:s/>9. Frumentum ex agrīs in castra comportābātis. <text:s/>10. Sine equitibus ā Caesare ad lēgātum veniunt. <text:s/>11. Ex obsidibus iter cōgnōscimus. <text:s/>12. Crēbrōs explōrātōrēs trāns flūmina mittēbat.</text:p>
      <text:p text:style-name="P59"><text:tab/><text:tab/><text:span text:style-name="T20">II</text:span>.</text:p>
      <text:p text:style-name="P59">1. We used to have lands across the river Rhine in Gaul. <text:s/>2. On account of the scarcity of corn he leads the troops back from Britain into Gaul. <text:s/>3. They come without danger through the woods and marshes to Caesar. <text:s/>4. H stations the auxiliaries on the bank of the river. <text:s/>5. Envoys come from the Britons to treat for peace. <text:s/>6. They were fighting between the rivers against the cavalry. <text:s/>7. Before the war they ask aid<text:span text:style-name="T25">{{59}}</text:span> from the Roman people. <text:s/>8. After the victory we were ascertaining from scouts the plans of the leading men. <text:s/>9. On account of the greatness of the danger they strengthen the place with extensive (māgnus) fortification. <text:s/>10. Out of a large number few surrender (their) arms to Caesar. <text:s/>11. Without a wound we defend the camp against the legions. <text:s/>12. On account of the wounds of the soldiers he leads the column back across the marsh into the land of (his) allies, the Belgians.</text:p>
      <text:p text:style-name="P59"/>
      <text:p text:style-name="Banner"><text:s/><text:span text:style-name="T11">—</text:span></text:p>
      <text:p text:style-name="P95"/>
      <text:p text:style-name="Banner">Lesson XVII.</text:p>
      <text:p text:style-name="Banner">Perfect Indicative Active.</text:p>
      <text:p text:style-name="P59"><text:span text:style-name="T20">101</text:span><text:span text:style-name="T23">.</text:span><text:tab/><text:tab/>Illustrative Examples.</text:p>
      <text:p text:style-name="P72"><text:span text:style-name="T20">Pūgnāvī</text:span>,<text:tab/><text:span text:style-name="T2">I have fought</text:span>,<text:tab/>or<text:tab/><text:span text:style-name="T2">I fought</text:span>.</text:p>
      <text:p text:style-name="P72"><text:span text:style-name="T20">Pūgnāvistī</text:span>,<text:tab/><text:span text:style-name="T2">you</text:span> (s.) <text:span text:style-name="T2">have fought</text:span>,<text:tab/>or<text:tab/><text:span text:style-name="T2">you fought</text:span>.</text:p>
      <text:p text:style-name="P72"><text:span text:style-name="T20">Pūgnāvit</text:span>,<text:tab/><text:span text:style-name="T2">he has fought</text:span>,<text:tab/>or<text:tab/><text:span text:style-name="T2">he fought</text:span>.</text:p>
      <text:p text:style-name="P72"><text:span text:style-name="T20">Pūgnāvimus,</text:span><text:tab/><text:span text:style-name="T2">we have fought</text:span>,<text:tab/>or<text:tab/><text:span text:style-name="T2">we fought</text:span>.</text:p>
      <text:p text:style-name="P72"><text:span text:style-name="T20">Pūgnāvistis,</text:span><text:tab/><text:span text:style-name="T2">you</text:span> (pl.) <text:span text:style-name="T2">have fought</text:span>,<text:tab/>or<text:tab/><text:span text:style-name="T2">you fought</text:span>.</text:p>
      <text:p text:style-name="P72"><text:span text:style-name="T20">Pūgnāvērunt,</text:span><text:tab/><text:span text:style-name="T2">they have fought</text:span>,<text:tab/>or<text:tab/><text:span text:style-name="T2">they fought</text:span>.</text:p>
      <text:p text:style-name="BodyHanging">a.<text:tab/>The personal endings of this tense, known as the Perfect Indicative Active, are <text:span text:style-name="T20">-ī</text:span>, <text:span text:style-name="T20">-istī</text:span>, <text:span text:style-name="T20">-it</text:span>, <text:span text:style-name="T20">-imus</text:span>, <text:span text:style-name="T20">-istis</text:span>, <text:span text:style-name="T20">-ērunt</text:span>. <text:s/>Observe the twofold translation, both by the present perfect tense (with <text:span text:style-name="T6">have)</text:span> and by the simple past tense of English.</text:p>
      <text:p text:style-name="P59"/>
      <text:p text:style-name="P85">102<text:span text:style-name="T22">. In the same way as </text:span>pūgnāvī<text:span text:style-name="T22"> is formed from </text:span>pūgnō,<text:span text:style-name="T22"> may be formed the perfect indicative active of </text:span>collocō,<text:span text:style-name="T22"> </text:span>fīrmō,<text:span text:style-name="T22"> </text:span>nūntiō,<text:span text:style-name="T22"> </text:span>parō,<text:span text:style-name="T22"> </text:span>superō,<text:span text:style-name="T22"> </text:span>vāstō,<text:span text:style-name="T22"> </text:span>vocō,<text:span text:style-name="T22"> </text:span>vulnerō,<text:span text:style-name="T22"> and their compounds. <text:s/>Similarly, the perfect of </text:span>compleō<text:span text:style-name="T22"> is </text:span>complēvī;<text:span text:style-name="T22"> of </text:span>petō,<text:span text:style-name="T22"> </text:span>petīvī,<text:span text:style-name="T22"> and of </text:span>mūniō,<text:span text:style-name="T22"> </text:span>munīvī.</text:p>
      <text:p text:style-name="P85"><text:span text:style-name="T22">The personal endings of all perfects in -vī are identical, no matter to which conjugation the verb belongs.</text:span><text:span text:style-name="T27">{{60}}</text:span></text:p>
      <text:p text:style-name="P89"/>
      <text:p text:style-name="P85">103<text:span text:style-name="T21">.</text:span><text:span text:style-name="T22"><text:tab/><text:tab/>Vocabulary.</text:span></text:p>
      <text:p text:style-name="Vocabulary"><text:span text:style-name="T20">appellō,</text:span><text:span text:style-name="T22"> </text:span><text:span text:style-name="T20">āre,</text:span><text:span text:style-name="T22"> </text:span><text:span text:style-name="T20">āvī</text:span>,<text:span text:style-name="T22"><text:tab/></text:span><text:span text:style-name="T6">name, call</text:span><text:span text:style-name="T22">.</text:span></text:p>
      <text:p text:style-name="Vocabulary"><text:span text:style-name="T20">dēspērō,</text:span><text:span text:style-name="T22"> </text:span><text:span text:style-name="T20">āre,</text:span><text:span text:style-name="T22"> </text:span><text:span text:style-name="T20">āvī</text:span>,<text:span text:style-name="T22"><text:tab/></text:span><text:span text:style-name="T6">despair;</text:span><text:span text:style-name="T22"> (with </text:span><text:span text:style-name="T6">dē</text:span><text:span text:style-name="T22"> and abl., </text:span><text:span text:style-name="T6">= of).</text:span></text:p>
      <text:p text:style-name="Vocabulary"><text:span text:style-name="T20">exspectō,</text:span><text:span text:style-name="T22"> </text:span><text:span text:style-name="T20">āre,</text:span><text:span text:style-name="T22"> </text:span><text:span text:style-name="T20">āvī</text:span>,<text:span text:style-name="T22"><text:tab/></text:span><text:span text:style-name="T6">await.</text:span></text:p>
      <text:p text:style-name="Vocabulary"><text:span text:style-name="T20">homō,</text:span><text:span text:style-name="T22"> </text:span><text:span text:style-name="T20">hominis</text:span><text:span text:style-name="T22">, m.,<text:tab/></text:span><text:span text:style-name="T6">man.</text:span></text:p>
      <text:p text:style-name="Vocabulary"><text:span text:style-name="T20">multitūdō,</text:span><text:span text:style-name="T22"> </text:span><text:span text:style-name="T20">-dinis</text:span><text:span text:style-name="T22">, f.,<text:tab/></text:span><text:span text:style-name="T6">large number, amount</text:span><text:span text:style-name="T22">.</text:span></text:p>
      <text:p text:style-name="Vocabulary"><text:soft-page-break/><text:span text:style-name="T20">obtineō,</text:span><text:span text:style-name="T22"> </text:span><text:span text:style-name="T20">ēre,</text:span><text:span text:style-name="T22"><text:tab/></text:span><text:span text:style-name="T6">hold, possess</text:span><text:span text:style-name="T22">.</text:span></text:p>
      <text:p text:style-name="Vocabulary"><text:span text:style-name="T20">occupō</text:span><text:span text:style-name="T20">,</text:span><text:span text:style-name="T22"> </text:span><text:span text:style-name="T20">āre,</text:span><text:span text:style-name="T22"> </text:span><text:span text:style-name="T20">āvī,</text:span><text:span text:style-name="T22"><text:tab/></text:span><text:span text:style-name="T6">seize.</text:span></text:p>
      <text:p text:style-name="Vocabulary"><text:span text:style-name="T20">postulō,</text:span><text:span text:style-name="T22"> </text:span><text:span text:style-name="T20">āre,</text:span><text:span text:style-name="T22"> </text:span><text:span text:style-name="T20">āvī,</text:span><text:span text:style-name="T22"><text:tab/></text:span><text:span text:style-name="T6">demand</text:span><text:span text:style-name="T22">.</text:span></text:p>
      <text:p text:style-name="P59"/>
      <text:p text:style-name="Banner">Exercises.</text:p>
      <text:p text:style-name="P59"><text:span text:style-name="T20">104</text:span>.<text:tab/><text:tab/><text:span text:style-name="T20">I</text:span>.</text:p>
      <text:p text:style-name="P59">1. Frūmentum in oppidum comprtāvērunt. <text:s/>2. Castra oppūgnāvit. <text:s/>3. Prīcipēs convocāvistī. <text:s/>4. Locum hominibus complēvimus. <text:s/>5. Imperium occupāvī. <text:s/>6. Contrā populum Rōmānum pūgnāvistis. <text:s/>7. Praedam postulant. <text:s/>8. Armīs Galliam obtinēmus. <text:s/>9. Locum mūniēbas. <text:s/>10. Auxilium petimus. <text:s/>11. Auxilia petīvimus. <text:s/>12. Dē salūte dēspērāvit. <text:s/>13. Multitūdinem hominum ex agrīs convocāvērunt. <text:s/>14. Cōpiās exspectāvimus. <text:s/>15. <text:span text:style-name="T20">Ī</text:span>nsulam Brtianniam appellant. <text:s/>16. Agrōs vāstāvistis. <text:s/>17. Locum mūnītiōnibus fīrmāvērunt.</text:p>
      <text:p text:style-name="P59"/>
      <text:p text:style-name="P59"><text:tab/><text:tab/><text:span text:style-name="T20">II</text:span><text:span text:style-name="T22">.</text:span></text:p>
      <text:p text:style-name="P59"><text:span text:style-name="T22">1. They have not despaired of victory. <text:s/>2. We have seized the town. <text:s/>3. You conquered the Belgians. <text:s/>4. He recalled the soldier. <text:s/>5. He has taken the town by storm. <text:s/>6. They wounded a man. <text:s/>7. He was ascertaining the number of men. <text:s/>8. They seek safety. <text:s/>9. They have sought safety by flight. <text:s/>10. We </text:span><text:span text:style-name="T22">have called the king friend. <text:s/>11. We fortified the camp. <text:s/>12. They demanded aid. <text:s/>13. They hold control of the province. <text:s/>14. You announced the battle. <text:s/>15. We have laid waste the rest of the island. <text:s/>16. He summoned the soldiers. <text:s/>17. They filled the trench with water.</text:span><text:span text:style-name="T27">{{61}}</text:span></text:p>
      <text:p text:style-name="P59"/>
      <text:p text:style-name="Banner"><text:s/><text:span text:style-name="T11">—</text:span></text:p>
      <text:p text:style-name="P95"/>
      <text:p text:style-name="Banner">Lesson XVIII.</text:p>
      <text:p text:style-name="Banner">Perfect Indicative (continued).</text:p>
      <text:p text:style-name="Banner"/>
      <text:p text:style-name="P59"><text:span text:style-name="T20">105.</text:span> There are in all, four ways of forming the perfect tense in Latin.</text:p>
      <text:p text:style-name="P59">(1) The perfect in <text:span text:style-name="T20">-vī</text:span> (101).</text:p>
      <text:p text:style-name="P59">(2) The perfect in <text:span text:style-name="T20">-uī</text:span>, as:—</text:p>
      <text:section text:style-name="Sect1" text:name="Section27">
        <text:p text:style-name="BodyHanging">vetō, āre, vetuī <text:span text:style-name="T2">(forbid).</text:span></text:p>
        <text:p text:style-name="BodyHanging">habeō, ēre, habuī <text:span text:style-name="T2">(have).</text:span></text:p>
        <text:p text:style-name="BodyHanging">colō, ere, coluī <text:span text:style-name="T2">(till).</text:span></text:p>
        <text:p text:style-name="BodyHanging">aperiō, īre, aperuī <text:span text:style-name="T2">(open).</text:span></text:p>
      </text:section>
      <text:p text:style-name="P59">(3) The perfect in <text:span text:style-name="T20">-sī</text:span> (often with euphonic changes through combination with a consonant immediately preceding), as:—</text:p>
      <text:section text:style-name="Sect1" text:name="Section28">
        <text:p text:style-name="BodyHanging">maneō, ēre, mānsī <text:span text:style-name="T2">(remain).</text:span></text:p>
        <text:p text:style-name="BodyHanging">jubeō, ēre, jussī <text:span text:style-name="T2">(order).</text:span></text:p>
        <text:p text:style-name="BodyHanging">scrībō, ere, scrīpsī (<text:span text:style-name="T2">write</text:span>).</text:p>
        <text:p text:style-name="BodyHanging">dūcō, ere, dūxī <text:span text:style-name="T2">(lead).</text:span></text:p>
        <text:p text:style-name="BodyHanging">mittō, ere, mīsī <text:span text:style-name="T2">(send).</text:span></text:p>
        <text:p text:style-name="BodyHanging">regō, ere, rēxī <text:span text:style-name="T2">(rule).</text:span></text:p>
        <text:p text:style-name="BodyHanging">gerō, ere, gessī <text:span text:style-name="T2">(conduct).</text:span></text:p>
        <text:p text:style-name="BodyHanging">sentiō, īre, sēnsī <text:span text:style-name="T2">(feel).</text:span></text:p>
      </text:section>
      <text:p text:style-name="P59">(4) The perfect in <text:span text:style-name="T20">-ī</text:span>, as:—</text:p>
      <text:section text:style-name="Sect1" text:name="Section29">
        <text:p text:style-name="BodyHanging">dēfendō, ere, dēfendī <text:span text:style-name="T2">(defend).</text:span></text:p>
        <text:p text:style-name="BodyHanging">cōnstituō, ere, cōnstituī <text:span text:style-name="T2">(determine).</text:span></text:p>
      </text:section>
      <text:p text:style-name="P59">Sometime accompanied by reduplication, as:—</text:p>
      <text:section text:style-name="Sect1" text:name="Section30">
        <text:p text:style-name="BodyHanging">dō, dare, dedī <text:span text:style-name="T2">(give).</text:span></text:p>
        <text:p text:style-name="BodyHanging">cadō, ere, cecidī <text:span text:style-name="T2">(fall).</text:span></text:p>
      </text:section>
      <text:p text:style-name="P59">Sometimes accompanied by vowel lengthening, as:—</text:p>
      <text:section text:style-name="Sect1" text:name="Section44">
        <text:p text:style-name="BodyHanging">juvō, āre, jūvī <text:span text:style-name="T2">(aid).</text:span></text:p>
        <text:p text:style-name="BodyHanging">moveō, ēre, mōvī <text:span text:style-name="T2">(move).</text:span></text:p>
        <text:p text:style-name="BodyHanging">videō, ēre, vīdī <text:span text:style-name="T2">(see).</text:span></text:p>
        <text:p text:style-name="BodyHanging">legō, ere, lēgī <text:span text:style-name="T2">(read).</text:span></text:p>
        <text:p text:style-name="BodyHanging">agō, ere, ēgī <text:span text:style-name="T2">(do).</text:span></text:p>
        <text:p text:style-name="BodyHanging">veniō, īre, vēnī <text:span text:style-name="T2">(come).</text:span></text:p>
      </text:section>
      <text:p text:style-name="P59"/>
      <text:p text:style-name="P59"><text:span text:style-name="T20">106</text:span><text:span text:style-name="T23">.</text:span> Notice especially that—</text:p>
      <text:p text:style-name="BodyHanging"><text:span text:style-name="T2">a</text:span>. No one of the four methods of forming the perfect is restricted to one conjugation; nor does any conjugation use only one method. <text:s/>It will be found, however, that in the first and fourth <text:soft-page-break/>conjugations, the perfect in <text:span text:style-name="T20">-vī</text:span> is most frequent; in the second conjugation, the perfect in <text:span text:style-name="T20">-uī</text:span>; in the third conjugation, the perfect in <text:span text:style-name="T20">-sī</text:span> or in <text:span text:style-name="T20">-ī</text:span>.</text:p>
      <text:p text:style-name="BodyHanging"><text:span text:style-name="T2">b</text:span>. Though the methods of formation are so various, yet all perfects have the same personal endings, viz.,</text:p>
      <text:p text:style-name="P134"><text:tab/><text:tab/><text:span text:style-name="T20">-ī<text:tab/>-imus</text:span></text:p>
      <text:p text:style-name="P135"><text:tab/><text:tab/>-istī<text:tab/>-istis</text:p>
      <text:p text:style-name="P134"><text:span text:style-name="T20"><text:tab/><text:tab/>-it<text:tab/>-ērunt</text:span><text:span text:style-name="T25">{{62}}</text:span></text:p>
      <text:p text:style-name="P59"/>
      <text:p text:style-name="P59"><text:span text:style-name="T20">107</text:span><text:span text:style-name="T16">.</text:span><text:tab/><text:tab/>Paradigms</text:p>
      <text:p text:style-name="Banner">perfect indicative active.</text:p>
      <text:p text:style-name="Banner">Singular.</text:p>
      <text:p text:style-name="Table1p2p2"><text:tab/><text:span text:style-name="T2">First Conj</text:span>.<text:tab/><text:span text:style-name="T2">Second Conj</text:span>.<text:tab/><text:span text:style-name="T2">Third Conj</text:span>.<text:tab/><text:span text:style-name="T2">Fourth Conj</text:span>.<text:tab/></text:p>
      <text:p text:style-name="Table1p2p2">1.<text:tab/>amāvī<text:tab/>monuī<text:tab/>rēxī<text:tab/>audīvī</text:p>
      <text:p text:style-name="Table1p2p2">2.<text:tab/>amāvistī<text:tab/>monuistī<text:tab/>rēxistī<text:tab/>audīvistī</text:p>
      <text:p text:style-name="Table1p2p2">3.<text:tab/>amāvit<text:tab/>monuit<text:tab/>rēxit<text:tab/>audīvit</text:p>
      <text:p text:style-name="Banner">Plural.</text:p>
      <text:p text:style-name="Table1p2p2">1.<text:tab/>amāvimus<text:tab/>monuimus<text:tab/>rēximus<text:tab/>audīvimus</text:p>
      <text:p text:style-name="Table1p2p2">2.<text:tab/>amāvistis<text:tab/>monuistis<text:tab/>rēxistis<text:tab/>audīvistis</text:p>
      <text:p text:style-name="Table1p2p2">3.<text:tab/>amāvērunt<text:tab/>monuērunt<text:tab/>rēxērunt<text:tab/>audīvērunt</text:p>
      <text:p text:style-name="Table1p2p2"/>
      <text:p text:style-name="P59">[[Image – Agmen: Soldiers on the March]]<text:span text:style-name="T25">{{63}}</text:span></text:p>
      <text:p text:style-name="P59"/>
      <text:p text:style-name="P59"><text:span text:style-name="T20">108</text:span><text:span text:style-name="T16">.</text:span><text:tab/><text:tab/>Vocabulary.</text:p>
      <text:p text:style-name="P213"><text:span text:style-name="T20">cōgnōscō,</text:span> <text:span text:style-name="T20">ere,</text:span> <text:span text:style-name="T20">cōgnōvī,</text:span><text:tab/><text:span text:style-name="T2">learn</text:span><text:span text:style-name="T7">.</text:span></text:p>
      <text:p text:style-name="P213"><text:span text:style-name="T20">cōgō,</text:span> <text:span text:style-name="T20">ere,</text:span> <text:span text:style-name="T20">coēgī,</text:span><text:tab/><text:span text:style-name="T2">collect</text:span><text:span text:style-name="T7">.</text:span></text:p>
      <text:p text:style-name="P213"><text:span text:style-name="T20">compleō,</text:span> <text:span text:style-name="T20">ēre,</text:span> <text:span text:style-name="T20">complēvī,</text:span><text:tab/><text:span text:style-name="T2">fill</text:span><text:span text:style-name="T7">.</text:span></text:p>
      <text:p text:style-name="P213"><text:span text:style-name="T20">contendō,</text:span> <text:span text:style-name="T20">ere,</text:span> <text:span text:style-name="T20">contendī,</text:span> <text:tab/><text:span text:style-name="T2">hasten</text:span><text:span text:style-name="T7">.</text:span></text:p>
      <text:p text:style-name="P213"><text:span text:style-name="T20">dēfendō,</text:span> <text:span text:style-name="T20">ere,</text:span> <text:span text:style-name="T20">dēfendī,</text:span><text:tab/><text:span text:style-name="T2">defend</text:span><text:span text:style-name="T7">.</text:span></text:p>
      <text:p text:style-name="P213"><text:span text:style-name="T20">discēdō,</text:span> <text:span text:style-name="T20">ere,</text:span> <text:span text:style-name="T20">discessī,</text:span><text:tab/><text:span text:style-name="T2">withdraw</text:span><text:span text:style-name="T7">.</text:span></text:p>
      <text:p text:style-name="P213"><text:span text:style-name="T20">dō,</text:span> <text:span text:style-name="T20">dare,</text:span> <text:span text:style-name="T20">dedī,</text:span><text:tab/><text:span text:style-name="T2">give</text:span><text:span text:style-name="T7">.</text:span></text:p>
      <text:p text:style-name="P213"><text:span text:style-name="T20">dūcō,</text:span> <text:span text:style-name="T20">ere,</text:span> <text:span text:style-name="T20">dūxī,<text:tab/></text:span><text:span text:style-name="T2">lead</text:span><text:span text:style-name="T7">.</text:span></text:p>
      <text:p text:style-name="P213"><text:span text:style-name="T20">gerō</text:span>, <text:span text:style-name="T20">ere,</text:span> <text:span text:style-name="T20">gessī,</text:span><text:tab/><text:span text:style-name="T2">wage</text:span><text:span text:style-name="T7">.</text:span></text:p>
      <text:p text:style-name="P213"><text:span text:style-name="T20">mittō</text:span>, <text:span text:style-name="T20">ere,</text:span> <text:span text:style-name="T20">mīsī,</text:span><text:tab/><text:span text:style-name="T2">send</text:span><text:span text:style-name="T7">.</text:span></text:p>
      <text:p text:style-name="P213"><text:span text:style-name="T20">moveō,</text:span> <text:span text:style-name="T20">ēre,</text:span> <text:span text:style-name="T20">mōvī,</text:span><text:tab/><text:span text:style-name="T2">move</text:span><text:span text:style-name="T7">.</text:span></text:p>
      <text:p text:style-name="P213"><text:span text:style-name="T20">petō,</text:span> <text:span text:style-name="T20">ere,</text:span> <text:span text:style-name="T20">petīvī,</text:span><text:tab/><text:span text:style-name="T2">ask,</text:span> <text:span text:style-name="T2">seek</text:span><text:span text:style-name="T7">.</text:span></text:p>
      <text:p text:style-name="P213"><text:span text:style-name="T20">pōnō,</text:span> <text:span text:style-name="T20">ere,</text:span> <text:span text:style-name="T20">posuī,</text:span><text:tab/><text:span text:style-name="T2">place</text:span><text:span text:style-name="T7">.</text:span></text:p>
      <text:p text:style-name="P213"><text:span text:style-name="T20">relinquō,</text:span> <text:span text:style-name="T20">ere,</text:span> <text:span text:style-name="T20">relīquī,</text:span><text:tab/><text:span text:style-name="T2">leave</text:span><text:span text:style-name="T7">.</text:span></text:p>
      <text:p text:style-name="P213"><text:span text:style-name="T20">respondeō,</text:span> <text:span text:style-name="T20">ēre,</text:span> <text:span text:style-name="T20">respondī,</text:span><text:tab/><text:span text:style-name="T2">reply</text:span><text:span text:style-name="T7">.</text:span></text:p>
      <text:p text:style-name="P213"><text:span text:style-name="T20">trādō,</text:span> <text:span text:style-name="T20">ere,</text:span> <text:span text:style-name="T20">trādidī,</text:span><text:tab/><text:span text:style-name="T2">surrender</text:span><text:span text:style-name="T7">.</text:span></text:p>
      <text:p text:style-name="P213"><text:span text:style-name="T20">veniō,</text:span> <text:span text:style-name="T20">īre,</text:span> <text:span text:style-name="T20">vēnī,</text:span><text:tab/><text:span text:style-name="T2">come</text:span><text:span text:style-name="T7">.</text:span></text:p>
      <text:p text:style-name="P213"><text:span text:style-name="T20">vidō,</text:span> <text:span text:style-name="T20">ēre,</text:span> <text:span text:style-name="T20">vīdī,</text:span><text:tab/><text:span text:style-name="T2">see</text:span><text:span text:style-name="T7">.</text:span></text:p>
      <text:p text:style-name="Vocabulary"/>
      <text:p text:style-name="P59">N.B.—The perfect active stem is got by omitting <text:span text:style-name="T20">-ī</text:span> of the first person singular as given in the vocabulary.</text:p>
      <text:p text:style-name="P59"/>
      <text:p text:style-name="P59">Exercises.</text:p>
      <text:p text:style-name="P59"><text:span text:style-name="T20">109</text:span><text:span text:style-name="T23">.</text:span><text:tab/><text:tab/><text:span text:style-name="T20">I</text:span><text:span text:style-name="T23">.</text:span></text:p>
      <text:p text:style-name="P59">1. Gessimus, gessērunt. <text:s/>2. Trādidit, trādidistī. <text:s/>3. Mīsī, mīsistī. <text:s/>4. Mōvit, relīquit, relinquit. <text:s/>5. Convēnērunt, vīdērunt. <text:s/>6. Coēgimus, cōgimus, discessimus, discēdimus. <text:s/>7. Respondet, respondit. <text:s/>8. <text:soft-page-break/>Movēmus, mōvimus. <text:s/>9. Venīmus, vēnimus. <text:s/>10. Dēfenditis, contendistis, dēfendistis.</text:p>
      <text:p text:style-name="P59"><text:tab/><text:tab/><text:span text:style-name="T20">II</text:span>.</text:p>
      <text:p text:style-name="P59">1. He has sent, we sent. <text:s/>2. They have sought, you have sought. <text:s/>3. I placed, you have placed. <text:s/>4. We have given, we have filled. <text:s/>5. You left, you have learned. <text:s/>6. They surrendered, they withdrew. <text:s/>7. He sees, he saw. <text:s/>8. We defend, we have defended. <text:s/>9. They are collecting, they have collected. <text:s/>10. They have lands, they have had lands.<text:span text:style-name="T25">{{64}}</text:span></text:p>
      <text:p text:style-name="P59"/>
      <text:p text:style-name="P59">110.<text:tab/><text:tab/>Word List II.</text:p>
      <text:p text:style-name="Banner">Nouns: first and second declensions.</text:p>
      <text:section text:style-name="Sect3" text:name="Section31">
        <text:p text:style-name="BodyHanging">ager</text:p>
        <text:p text:style-name="BodyHanging">arma</text:p>
        <text:p text:style-name="BodyHanging">auxilium</text:p>
        <text:p text:style-name="BodyHanging">bellum</text:p>
        <text:p text:style-name="BodyHanging">castra</text:p>
        <text:p text:style-name="BodyHanging">cōnsilium</text:p>
        <text:p text:style-name="BodyHanging">frūmentum</text:p>
        <text:p text:style-name="BodyHanging">hīberna</text:p>
        <text:p text:style-name="BodyHanging">impedīmentum</text:p>
        <text:p text:style-name="BodyHanging">imperium</text:p>
        <text:p text:style-name="BodyHanging">inopia</text:p>
        <text:p text:style-name="BodyHanging">līberī</text:p>
        <text:p text:style-name="BodyHanging">numberus</text:p>
        <text:p text:style-name="BodyHanging">oppidum</text:p>
        <text:p text:style-name="BodyHanging">perīculum</text:p>
        <text:p text:style-name="BodyHanging">populus</text:p>
        <text:p text:style-name="BodyHanging">praesidium</text:p>
        <text:p text:style-name="BodyHanging">proelium</text:p>
        <text:p text:style-name="BodyHanging">puella</text:p>
        <text:p text:style-name="BodyHanging">puer</text:p>
        <text:p text:style-name="BodyHanging">sīgnum</text:p>
        <text:p text:style-name="BodyHanging">vir</text:p>
      </text:section>
      <text:p text:style-name="Banner">Nouns: third declension.</text:p>
      <text:section text:style-name="Sect3" text:name="Section32">
        <text:p text:style-name="BodyHanging">agmen</text:p>
        <text:p text:style-name="BodyHanging">Caesar</text:p>
        <text:p text:style-name="BodyHanging">eques</text:p>
        <text:p text:style-name="BodyHanging">explōrātor</text:p>
        <text:p text:style-name="BodyHanging">flūmen</text:p>
        <text:p text:style-name="BodyHanging">homō</text:p>
        <text:p text:style-name="BodyHanging">iter</text:p>
        <text:p text:style-name="BodyHanging">latus</text:p>
        <text:p text:style-name="BodyHanging">legiō</text:p>
        <text:p text:style-name="BodyHanging">māgnitūdō</text:p>
        <text:p text:style-name="BodyHanging">mīles</text:p>
        <text:p text:style-name="BodyHanging">multitūdō</text:p>
        <text:p text:style-name="BodyHanging">mūnītiō</text:p>
        <text:p text:style-name="BodyHanging">obses</text:p>
        <text:p text:style-name="BodyHanging">opus</text:p>
        <text:p text:style-name="BodyHanging">palūs</text:p>
        <text:p text:style-name="BodyHanging">pāx</text:p>
        <text:p text:style-name="BodyHanging">pecus</text:p>
        <text:p text:style-name="BodyHanging">prīnceps</text:p>
        <text:p text:style-name="BodyHanging">rēx</text:p>
        <text:p text:style-name="BodyHanging">salūs</text:p>
        <text:p text:style-name="BodyHanging">virtūs</text:p>
        <text:p text:style-name="BodyHanging">vulnus</text:p>
      </text:section>
      <text:p text:style-name="Banner">Adjectives.</text:p>
      <text:section text:style-name="Sect3" text:name="Section33">
        <text:p text:style-name="BodyHanging">altus</text:p>
        <text:p text:style-name="BodyHanging">crēber</text:p>
        <text:p text:style-name="BodyHanging">integer</text:p>
        <text:p text:style-name="BodyHanging">lātus</text:p>
        <text:p text:style-name="BodyHanging">līber</text:p>
        <text:p text:style-name="BodyHanging">longus</text:p>
        <text:p text:style-name="BodyHanging">māgnus</text:p>
        <text:p text:style-name="BodyHanging">multus</text:p>
        <text:p text:style-name="BodyHanging">parvus</text:p>
        <text:p text:style-name="BodyHanging">paucī</text:p>
        <text:p text:style-name="BodyHanging">reliquus</text:p>
      </text:section>
      <text:p text:style-name="Banner">Verbs: first and second conjugations.</text:p>
      <text:section text:style-name="Sect3" text:name="Section34">
        <text:p text:style-name="BodyHanging">appellō</text:p>
        <text:p text:style-name="BodyHanging">dēspērō</text:p>
        <text:p text:style-name="BodyHanging">expūgnō</text:p>
        <text:p text:style-name="BodyHanging">exspectō</text:p>
        <text:p text:style-name="BodyHanging">obtineō</text:p>
        <text:p text:style-name="BodyHanging">occupō</text:p>
        <text:p text:style-name="BodyHanging">oppūgnō</text:p>
        <text:p text:style-name="BodyHanging">postulō</text:p>
      </text:section>
      <text:p text:style-name="Banner">Verbs: first and second conjugations.</text:p>
      <text:section text:style-name="Sect3" text:name="Section35">
        <text:p text:style-name="BodyHanging">audiō</text:p>
        <text:p text:style-name="BodyHanging">cōgnōscō</text:p>
        <text:p text:style-name="BodyHanging">cōgō</text:p>
        <text:p text:style-name="BodyHanging">contendō</text:p>
        <text:p text:style-name="BodyHanging">conveniō</text:p>
        <text:p text:style-name="BodyHanging">dēfendō</text:p>
        <text:p text:style-name="BodyHanging">discēdō</text:p>
        <text:p text:style-name="BodyHanging">dūcō</text:p>
        <text:p text:style-name="BodyHanging">gerō</text:p>
        <text:p text:style-name="BodyHanging">impediō</text:p>
        <text:p text:style-name="BodyHanging">mittō</text:p>
        <text:p text:style-name="BodyHanging">mūniō</text:p>
        <text:p text:style-name="BodyHanging">petō</text:p>
        <text:p text:style-name="BodyHanging">pōnō</text:p>
        <text:p text:style-name="BodyHanging">redūcō</text:p>
        <text:p text:style-name="BodyHanging">relinquō</text:p>
        <text:p text:style-name="BodyHanging">trādō</text:p>
        <text:p text:style-name="BodyHanging">veniō</text:p>
      </text:section>
      <text:p text:style-name="P59"/>
      <text:p text:style-name="P59">[[Plate <text:s/>– <text:s/>The Pantheon.]]</text:p>
      <text:p text:style-name="P59"/>
      <text:p text:style-name="P59">[[Plate <text:s/>– <text:s/>Interior of the Pantheon.]]<text:span text:style-name="T25">{{65}}</text:span></text:p>
      <text:p text:style-name="P59"/>
      <text:p text:style-name="Banner">Reading Lesson III.</text:p>
      <text:p text:style-name="Banner">The Seizure of the Sabine Maidens.</text:p>
      <text:p text:style-name="P59"><text:span text:style-name="T20">111</text:span><text:span text:style-name="T23">.</text:span><text:tab/><text:tab/>Vocabulary</text:p>
      <text:p text:style-name="Vocabulary"><text:span text:style-name="T20">muli-er</text:span>, <text:span text:style-name="T20">-eris</text:span>, f.,<text:tab/><text:span text:style-name="T2">woman</text:span>.</text:p>
      <text:p text:style-name="Vocabulary"><text:span text:style-name="T20">Sabīnī</text:span>, <text:span text:style-name="T20">ōrum</text:span>, m.,<text:tab/><text:span text:style-name="T2">the Sabines</text:span>, a tribe living near Rome.</text:p>
      <text:p text:style-name="P59">Prīmō (at first) Rōma māgnum numerum virōrum habēbat sed (but) paucās mulierēs. <text:s/>Propter inopiam mulierum Rōmulus, rēx Rōmānōrum, hōc (this) cōnsilium cēpit (adopted). <text:s/>Incolas multōrum oppidōrum ad lūdōs (games) convocāvit. <text:s/>Māgna multitūdō Sabīnōrum cum mulieribus līberīsque convēnit. <text:s/>Dum (while) Sabīnī in agrīs lūdōs spectant (are watching), subitō (suddenly) Rōmulus <text:soft-page-break/>sīgnum Rōmānīs dat. <text:s/>Rōmānī ad mulierēs contendunt, et multās fīliās Sabīnōrum in mūnītiōnēs portant. <text:s/>Tum (then) prīncipēs Sabīnōrum lēgatōs ad Rōmulum mīsērunt et fīliās postulāvērunt, sed Rōmānī praedam nōn trādidērunt. <text:s/>Itaque (therefore) propter māgnitūdinem injūriae, Sabīnī bellum cum populō Rōmānō gessērunt, et auxilium ab reliquīs incolīs <text:span text:style-name="T20">Ī</text:span>taliae petīvērunt.</text:p>
      <text:p text:style-name="P59">Prīmō cōpiae Rōmānōrum Sabīnōs superāvērunt; multōs hominēs necāvērunt, et pecora frūmentumque abripuērunt (carried off), et multa oppida expūgnāvērunt. <text:s/>Sed post multa proelia, Tarpeia, puella Rōmāna, portam explōrātōribus Sabīnōrum prōdidit (betrayed). <text:s/>Sabīnī per portam māgnās cōpiās in mūnītiōnēs Rōmānōrum mīsērunt. <text:s/>Rōmānī et Sabīnī ācriter (fiercely) pūgnant, et proelium diū (for a long time) est dubium (undecided). <text:s/>Subitō filiae Sabīnōrum inter mīlitēs contendunt; Sabīnōs et Rōmānōs ad pācem et amīcitiam vocant. <text:s/>Itaque<text:span text:style-name="T25">{{66}}</text:span> mīlitēs arma dēposuērunt (laid aside); et Romulus pācem et amīcitiam cum prīncipibus Sabīnōrum cōnfīrmāvit. <text:s/>Sabīnī ex suīs (their own) oppidīs vīcisque discēdunt et cum Rōmānīs habitant. <text:s/>Ita (thus) Rōma numerum incolārum duplicat (doubles).</text:p>
      <text:p text:style-name="P59">(Tarpeia was punished for her treachery. <text:s/>She bargained with the Sabine leader that for reward she should receive what the soldiers wore on their left arms, meaning their gold bracelets. <text:s/>They, however, either mistaking her meaning or despising her treason, threw upon her the heavy shields which they also wore on their left arms. <text:s/>The weight of these soon crushed her to death.)</text:p>
      <text:p text:style-name="P59"/>
      <text:p text:style-name="P59">[[Image – Arma: Arms.]]<text:span text:style-name="T25">{{67}}</text:span></text:p>
      <text:p text:style-name="P59"/>
      <text:p text:style-name="Banner">Lesson XIX.</text:p>
      <text:p text:style-name="Banner">Adjectives of the Third Declension.</text:p>
      <text:p text:style-name="Banner"/>
      <text:p text:style-name="Standard"><text:span text:style-name="T20">112</text:span>. Adjectives of the third declension are classified as adjectives of one, two, or three terminations, according to the number of forms used in the nominative singular for the different genders.</text:p>
      <text:p text:style-name="Standard">Adjectives of three terminations end in <text:span text:style-name="T20">-er</text:span>, m., <text:span text:style-name="T20">-ris</text:span>, f., <text:span text:style-name="T20">-re</text:span>, n., and are all declined like <text:span text:style-name="T20">ācer</text:span>; adjectives of two terminations end in <text:span text:style-name="T20">-is</text:span>, m. and f., <text:span text:style-name="T20">-e</text:span>, n., and are all declined like <text:span text:style-name="T20">fortis</text:span>; adjectives of one termination for the most part end in <text:span text:style-name="T20">-s</text:span> or in <text:span text:style-name="T20">-x</text:span>, m., f., n., and are declined like <text:span text:style-name="T20">prūdēns</text:span> and <text:span text:style-name="T20">fēlīx</text:span> respectively.</text:p>
      <text:p text:style-name="Standard"/>
      <text:p text:style-name="Standard"><text:span text:style-name="T20">113</text:span><text:span text:style-name="T23">.</text:span><text:tab/><text:tab/>Paradigms</text:p>
      <text:p text:style-name="Banner">Adjectives of the third declension.</text:p>
      <text:p text:style-name="Banner">(<text:span text:style-name="T2">a</text:span>) <text:span text:style-name="T20">ācer</text:span>, <text:span text:style-name="T2">sharp</text:span>.</text:p>
      <text:p text:style-name="P26">Singular.<text:tab/>Masculine.<text:tab/>Feminine.<text:tab/>Neuter.</text:p>
      <text:p text:style-name="P26"><text:span text:style-name="T2">Nom</text:span><text:span text:style-name="T7">.</text:span><text:tab/>ācer<text:tab/>ācris<text:tab/>ācre</text:p>
      <text:p text:style-name="P26"><text:span text:style-name="T2">Gen</text:span><text:span text:style-name="T7">.</text:span><text:tab/>ācris<text:tab/>ācris<text:tab/>ācris</text:p>
      <text:p text:style-name="P26"><text:span text:style-name="T2">Dat</text:span><text:span text:style-name="T7">.</text:span><text:tab/>ācrī<text:tab/>ācrī<text:tab/>ācrī</text:p>
      <text:p text:style-name="P26"><text:span text:style-name="T2">Acc</text:span><text:span text:style-name="T7">.</text:span><text:tab/>ācrem<text:tab/>ācrem<text:tab/>ācre</text:p>
      <text:p text:style-name="P26"><text:span text:style-name="T2">Voc</text:span><text:span text:style-name="T7">.</text:span><text:tab/>ācer<text:tab/>ācris<text:tab/>ācre</text:p>
      <text:p text:style-name="P26"><text:span text:style-name="T2">Abl</text:span><text:span text:style-name="T7">.</text:span><text:tab/>ācrī<text:tab/>ācrī<text:tab/>ācrī</text:p>
      <text:p text:style-name="P26">Plural.</text:p>
      <text:p text:style-name="P26"><text:span text:style-name="T2">Nom</text:span><text:span text:style-name="T7">.</text:span><text:tab/>ācrēs<text:tab/>ācrēs<text:tab/>ācria</text:p>
      <text:p text:style-name="P26"><text:span text:style-name="T2">Gen</text:span><text:span text:style-name="T7">.</text:span><text:tab/>ācrium<text:tab/>ācrium<text:tab/>ācrium</text:p>
      <text:p text:style-name="P26"><text:span text:style-name="T2">Dat</text:span><text:span text:style-name="T7">.</text:span><text:tab/>ācribus<text:tab/>ācribus<text:tab/>ācribus</text:p>
      <text:p text:style-name="P26"><text:span text:style-name="T2">Acc</text:span><text:span text:style-name="T7">.</text:span><text:tab/>ācrēs<text:tab/>ācrēs<text:tab/>ācria</text:p>
      <text:p text:style-name="P26"><text:span text:style-name="T2">Voc</text:span><text:span text:style-name="T7">.</text:span><text:tab/>ācrēs<text:tab/>ācrēs<text:tab/>ācria</text:p>
      <text:p text:style-name="P26"><text:span text:style-name="T2">Abl</text:span><text:span text:style-name="T7">.</text:span><text:tab/>ācribus<text:tab/>ācribus<text:tab/>ācribus</text:p>
      <text:p text:style-name="P54">(<text:span text:style-name="T2">b</text:span>) <text:span text:style-name="T20">fortis</text:span>, <text:span text:style-name="T2">brave</text:span>.</text:p>
      <text:p text:style-name="P25"><text:span text:style-name="T2">Nom</text:span><text:span text:style-name="T7">.</text:span><text:tab/>fortis<text:tab/>forte<text:tab/>fortēs<text:tab/>fortia</text:p>
      <text:p text:style-name="P4"><text:soft-page-break/>Gen<text:span text:style-name="T11">.<text:tab/>fortis<text:tab/>fortis<text:tab/>fortium<text:tab/>fortium</text:span></text:p>
      <text:p text:style-name="P4">Dat.<text:span text:style-name="T17"><text:tab/>fortī<text:tab/>fortī<text:tab/>fortibus<text:tab/>fortibus</text:span></text:p>
      <text:p text:style-name="P4">Acc<text:span text:style-name="T21">.</text:span><text:span text:style-name="T11"><text:tab/>fortem<text:tab/>forte<text:tab/>fortēs<text:tab/>fortia</text:span></text:p>
      <text:p text:style-name="P4">Voc<text:span text:style-name="T21">.</text:span><text:span text:style-name="T11"><text:tab/>fortem<text:tab/>forte<text:tab/>fortēs<text:tab/>fortia</text:span></text:p>
      <text:p text:style-name="P4">Abl<text:span text:style-name="T21">.</text:span><text:span text:style-name="T11"><text:tab/>fortī<text:tab/>fortī<text:tab/></text:span><text:span text:style-name="T17">fortibus</text:span><text:span text:style-name="T11"><text:tab/></text:span><text:span text:style-name="T17">fortibus</text:span></text:p>
      <text:p text:style-name="P54">(<text:span text:style-name="T2">c</text:span>) <text:span text:style-name="T20">fēlīx</text:span>, <text:span text:style-name="T2">happy</text:span>.</text:p>
      <text:p text:style-name="P25"><text:span text:style-name="T2">Nom</text:span><text:span text:style-name="T7">.</text:span><text:tab/>fēlīx<text:tab/>fēlīx<text:tab/><text:span text:style-name="T17">fēlīc</text:span>ēs<text:tab/><text:span text:style-name="T17">fēlīc</text:span>ia</text:p>
      <text:p text:style-name="P4">Gen<text:span text:style-name="T11">.<text:tab/>fēlīcis<text:tab/>fēlīcis<text:tab/></text:span><text:span text:style-name="T17">fēlīc</text:span><text:span text:style-name="T11">ium<text:tab/></text:span><text:span text:style-name="T17">fēlīc</text:span><text:span text:style-name="T11">ium</text:span></text:p>
      <text:p text:style-name="P4">Dat<text:span text:style-name="T17">.<text:tab/>fēlīcī<text:tab/>fēlīcī<text:tab/>fēlīcibus<text:tab/>fēlīcibus</text:span></text:p>
      <text:p text:style-name="P4">Acc<text:span text:style-name="T21">.</text:span><text:span text:style-name="T11"><text:tab/>fēlīcem<text:tab/>fēlīx<text:tab/></text:span><text:span text:style-name="T17">fēlīcē</text:span><text:span text:style-name="T11">s<text:tab/></text:span><text:span text:style-name="T17">fēlīc</text:span><text:span text:style-name="T11">ia</text:span></text:p>
      <text:p text:style-name="P4">Voc<text:span text:style-name="T21">.</text:span><text:span text:style-name="T11"><text:tab/>fēlīx<text:tab/>fēlīx<text:tab/></text:span><text:span text:style-name="T17">fēlīcēs</text:span><text:span text:style-name="T11"><text:tab/></text:span><text:span text:style-name="T17">fēlīc</text:span><text:span text:style-name="T11">ia</text:span></text:p>
      <text:p text:style-name="P4">Abl<text:span text:style-name="T21">.</text:span><text:span text:style-name="T11"><text:tab/></text:span><text:span text:style-name="T17">fēlīcī</text:span><text:span text:style-name="T11"><text:tab/></text:span><text:span text:style-name="T17">fēlīcī</text:span><text:span text:style-name="T11"><text:tab/></text:span><text:span text:style-name="T17">fēlīcibus</text:span><text:span text:style-name="T11"><text:tab/></text:span><text:span text:style-name="T17">fēlīcibus</text:span></text:p>
      <text:p text:style-name="Banner"><text:span text:style-name="T17">(</text:span><text:span text:style-name="T3">d</text:span><text:span text:style-name="T17">) </text:span><text:span text:style-name="T19">prūdēns</text:span><text:span text:style-name="T17">, </text:span><text:span text:style-name="T3">prudent</text:span><text:span text:style-name="T17">.</text:span></text:p>
      <text:p text:style-name="P25"><text:span text:style-name="T2">Nom</text:span><text:span text:style-name="T7">.</text:span><text:tab/>prūdēns<text:tab/>prūdēns<text:tab/><text:span text:style-name="T17">prūdent</text:span>ēs<text:tab/><text:span text:style-name="T17">prūden</text:span>tia</text:p>
      <text:p text:style-name="P4">Gen<text:span text:style-name="T11">.<text:tab/>prūdentis<text:tab/>prūdentis<text:tab/></text:span><text:span text:style-name="T17">prūden</text:span><text:span text:style-name="T11">ium<text:tab/></text:span><text:span text:style-name="T17">prūden</text:span><text:span text:style-name="T11">tium</text:span></text:p>
      <text:p text:style-name="P4">Dat<text:span text:style-name="T17">.<text:tab/>prūdentī<text:tab/>prūdentī<text:tab/>prūdentibus<text:tab/>prūdentibus</text:span></text:p>
      <text:p text:style-name="P4">Acc<text:span text:style-name="T21">.</text:span><text:span text:style-name="T11"><text:tab/></text:span><text:span text:style-name="T17">prūdent</text:span><text:span text:style-name="T11">em<text:tab/></text:span><text:span text:style-name="T17">prūdēns</text:span><text:span text:style-name="T11"><text:tab/></text:span><text:span text:style-name="T17">prūden</text:span><text:span text:style-name="T11">tēs<text:tab/></text:span><text:span text:style-name="T17">prūden</text:span><text:span text:style-name="T11">tia</text:span></text:p>
      <text:p text:style-name="P4">Voc<text:span text:style-name="T21">.</text:span><text:span text:style-name="T11"><text:tab/>prūdēns<text:tab/>prūdēns<text:tab/></text:span><text:span text:style-name="T17">prūden</text:span><text:span text:style-name="T11">tēs<text:tab/></text:span><text:span text:style-name="T17">prūden</text:span><text:span text:style-name="T11">tia</text:span></text:p>
      <text:p text:style-name="P4"><text:span text:style-name="T9">Abl</text:span><text:span text:style-name="T10">.</text:span><text:span text:style-name="T17"><text:tab/>prūdentī<text:tab/>prūdentī<text:tab/>prūdentibus<text:tab/>prūdentibus</text:span></text:p>
      <text:p text:style-name="Standard"/>
      <text:p text:style-name="Standard"><text:span text:style-name="T20">114</text:span><text:span text:style-name="T23">.</text:span> (<text:span text:style-name="T2">a</text:span>) Observe carefully the case-endings of these adjectives as compared with the case-endings of the nouns of the third declension, given in 86 and 94. <text:s/>In which cases are the endings identical in noun and adjective? <text:s/>In which cases are the endings different?</text:p>
      <text:p text:style-name="Standard">(b) Notice, further, that Latin vocabularies give the nominative only of adjectives of two or three terminations, but the nominative and genitive of adjectives of one termination. <text:s/>See 115.<text:span text:style-name="T25">{{69}}</text:span></text:p>
      <text:p text:style-name="Standard"/>
      <text:p text:style-name="Standard"><text:span text:style-name="T20">115</text:span>.<text:tab/><text:tab/>Vocabulary.</text:p>
      <text:section text:style-name="Sect1" text:name="Section36">
        <text:p text:style-name="Vocabulary"><text:span text:style-name="T20">commūnis</text:span>, <text:span text:style-name="T20">e</text:span>,<text:tab/><text:span text:style-name="T2">common, general, public</text:span>.</text:p>
        <text:p text:style-name="Vocabulary"><text:span text:style-name="T20">du-plex</text:span>, <text:span text:style-name="T20">-plicis</text:span>,<text:tab/><text:span text:style-name="T2">twofold, double</text:span>.</text:p>
        <text:p text:style-name="Vocabulary"><text:span text:style-name="T20">eques-ter</text:span>, <text:span text:style-name="T20">-tris</text:span>, <text:span text:style-name="T20">-tre</text:span>,<text:tab/><text:span text:style-name="T2">of cavalry, cavalry</text:span>.</text:p>
        <text:p text:style-name="Vocabulary"><text:span text:style-name="T20">incolumis,</text:span> <text:span text:style-name="T20">e</text:span>,<text:tab/><text:span text:style-name="T2">safe, unharmed, intact</text:span>.</text:p>
        <text:p text:style-name="Vocabulary"><text:span text:style-name="T20">omnis</text:span>, <text:span text:style-name="T20">e</text:span>,<text:tab/><text:span text:style-name="T2">all</text:span><text:span text:style-name="T7">.</text:span></text:p>
        <text:p text:style-name="Vocabulary"><text:span text:style-name="T20">pār</text:span>, <text:span text:style-name="T20">paris</text:span>,<text:tab/><text:span text:style-name="T2">equal</text:span><text:span text:style-name="T7">.</text:span></text:p>
        <text:p text:style-name="Vocabulary"><text:span text:style-name="T20">ped-es</text:span>, <text:span text:style-name="T20">itis</text:span>, m.,<text:tab/><text:span text:style-name="T2">foot-soldier</text:span>; in plur. <text:span text:style-name="T2">infantry</text:span><text:span text:style-name="T7">.</text:span></text:p>
        <text:p text:style-name="Vocabulary"><text:span text:style-name="T20">pedes-ter</text:span>, <text:span text:style-name="T20">-tris</text:span>, <text:span text:style-name="T20">-tre</text:span>,<text:tab/><text:span text:style-name="T2">of infantry, infantry</text:span>.</text:p>
        <text:p text:style-name="Vocabulary"><text:span text:style-name="T20">pēs</text:span>, <text:span text:style-name="T20">pedis</text:span>, m.,<text:tab/><text:span text:style-name="T2">foot</text:span><text:span text:style-name="T7">.</text:span></text:p>
        <text:p text:style-name="Vocabulary"><text:span text:style-name="T20">rec-ēns</text:span>, <text:span text:style-name="T20">-entis</text:span>,<text:tab/><text:span text:style-name="T2">new, recent</text:span>.</text:p>
      </text:section>
      <text:p text:style-name="Standard"/>
      <text:p text:style-name="Banner">Exercises.</text:p>
      <text:p text:style-name="Standard"><text:span text:style-name="T20">116</text:span>.<text:tab/><text:tab/><text:span text:style-name="T20">I</text:span>.</text:p>
      <text:p text:style-name="Standard">1. Translate the following phrases<text:note text:id="ftn28" text:note-class="footnote"><text:note-citation>28</text:note-citation><text:note-body><text:p text:style-name="Footnote">These phrases all occur in Exercises II and III. <text:s/>These and similar combinations should be given the pupil for practice in declension.</text:p></text:note-body></text:note>:—Commūnis salūs, commūne cōnsilium, duplex fossa, duplex mūrus, equestre proelium, omnēs Gallī, omnis Gallia, omnia arma, omnēs peditēs, omnēs pedēs, incolumis legiō, pār numerus, pedestrēs cōpiae, recēns injūria, recēns victōria.</text:p>
      <text:p text:style-name="Standard"><text:tab/><text:tab/><text:span text:style-name="T20">II</text:span><text:span text:style-name="T23">.</text:span></text:p>
      <text:p text:style-name="Standard">1. Animōs omnium sociōrum cōnfīrmat. <text:s/>2. Peditēs omnia arma equitibus trādidērunt. <text:s/>3. Dē commūnī salūte dēspērāvimus. <text:s/>4. Cum pedestribus cōpiīs salūtem fugā<text:note text:id="ftn29" text:note-class="footnote"><text:note-citation>29</text:note-citation><text:note-body><text:p text:style-name="Footnote">Translate <text:span text:style-name="T20">fugā</text:span> here by <text:span text:style-name="T2">in flight</text:span> (literally, <text:span text:style-name="T2">by means of flight</text:span>).</text:p></text:note-body></text:note> petīvit. <text:s/>5. Parem numerum pedum omnēs hominēs habent. <text:s/>6. Omnēs peditēs trāns duplicem fossam dūcēbat. <text:s/>7. Propter recentēs injūriās Gallōrum<text:span text:style-name="T25">{{70}}</text:span> obsidēs postulāvit. <text:s/>8. Cum incolumnī legiōne ex oppidō discessī. <text:s/>9. Ante equestre proelium auxilium ā prīncipibus petīvit. <text:s/>10. Pedestrēs cōpiās in omnibus oppidīs collocat.</text:p>
      <text:p text:style-name="Standard"><text:tab/><text:tab/><text:span text:style-name="T20">III</text:span><text:span text:style-name="T23">.</text:span></text:p>
      <text:p text:style-name="Standard"><text:soft-page-break/>1. They have fortified the camp with a double wall. <text:s/>2. He does not see the danger of a cavalry battle. <text:s/>3. He has learned the common plan of all the Gauls. <text:s/>4. All came safe through the marshes. <text:s/>5. Caesar has terrified all Gaul by (his) recent victory. <text:s/>6. With an equal number of foot-soldiers and auxiliaries he was laying waste all the lands. <text:s/>7. He hastens into Italy without (his) forces of infantry. <text:s/>8. He replied to all the messengers. <text:s/>9. They wounded the soldier's foot and side. <text:s/>10. After the cavalry battles they sent envoys to treat for peace.</text:p>
      <text:p text:style-name="Standard"/>
      <text:p text:style-name="Banner">—</text:p>
      <text:p text:style-name="Standard"/>
      <text:p text:style-name="Banner">Lesson XX.</text:p>
      <text:p text:style-name="Banner"><text:span text:style-name="T20">Sum</text:span>: Present Indicative.</text:p>
      <text:p text:style-name="P59"/>
      <text:p text:style-name="P59"><text:span text:style-name="T20">117</text:span><text:span text:style-name="T23">.</text:span><text:tab/><text:tab/>Paradigm.</text:p>
      <text:p text:style-name="P59">Present indicative of <text:span text:style-name="T20">sum</text:span>.</text:p>
      <text:p text:style-name="P74"><text:tab/>Singular.<text:tab/>Plural.</text:p>
      <text:p text:style-name="P73"><text:tab/>1.<text:tab/><text:span text:style-name="T20">sum,</text:span><text:tab/><text:span text:style-name="T2">I am</text:span>.<text:tab/>1.<text:tab/><text:span text:style-name="T20">summus,</text:span><text:tab/><text:span text:style-name="T2">we are</text:span>.</text:p>
      <text:p text:style-name="P73"><text:tab/>2.<text:tab/><text:span text:style-name="T20">es,</text:span><text:tab/><text:span text:style-name="T2">you</text:span> (sing.) <text:span text:style-name="T2">are</text:span><text:span text:style-name="T7">.</text:span><text:tab/>2.<text:tab/><text:span text:style-name="T20">estis,</text:span><text:tab/><text:span text:style-name="T2">you are</text:span>.</text:p>
      <text:p text:style-name="P73"><text:tab/>3.<text:tab/><text:span text:style-name="T20">est</text:span>,<text:tab/><text:span text:style-name="T2">he</text:span> <text:span text:style-name="T2">(she</text:span> or <text:span text:style-name="T2">it)</text:span> <text:span text:style-name="T2">is</text:span><text:span text:style-name="T7">.</text:span><text:tab/>3.<text:tab/><text:span text:style-name="T20">sunt,</text:span><text:tab/><text:span text:style-name="T2">they are</text:span>.</text:p>
      <text:p text:style-name="BodyHanging"><text:span text:style-name="T2">a</text:span>.<text:tab/>How far do the personal endings agree with those already learned? <text:s/>(The stem is <text:span text:style-name="T20">es-</text:span>, from which, in certain forms, <text:span text:style-name="T20">e</text:span> is omitted.)</text:p>
      <text:p text:style-name="P150">b<text:span text:style-name="T11">.<text:tab/>Review 54 and 64 on the agreement of a predicate noun or adjective with the subject.</text:span><text:span text:style-name="T24">{{71}}</text:span></text:p>
      <text:p text:style-name="BodyHanging"/>
      <text:p text:style-name="P59"><text:span text:style-name="T20">118</text:span><text:span text:style-name="T23">.</text:span><text:tab/><text:tab/>Illustrative Examples.</text:p>
      <text:p text:style-name="BodyHanging"><text:span text:style-name="T20">Iter est per prōvinciam</text:span>,<text:tab/><text:span text:style-name="T2">there is a road through the province</text:span>.</text:p>
      <text:p text:style-name="BodyHanging"><text:span text:style-name="T20">Sunt itinera per silvam</text:span>,<text:tab/><text:span text:style-name="T2">there are roads through the forest</text:span>.</text:p>
      <text:p text:style-name="BodyHanging"><text:span text:style-name="T20">Nōn est cōpia frūmentī</text:span>,<text:tab/><text:span text:style-name="T2">there is not a supply of grain</text:span>.</text:p>
      <text:p text:style-name="BodyHanging"><text:span text:style-name="T2">a</text:span>.<text:tab/>Note that Latin has no equivalent for the unemphatic introductory word <text:span text:style-name="T2">there</text:span><text:span text:style-name="T11">; the subject (which in English is transposed) is, of course, in the nominative case.</text:span></text:p>
      <text:p text:style-name="P59"/>
      <text:p text:style-name="P59"><text:span text:style-name="T20">119</text:span><text:span text:style-name="T23">.</text:span> Hitherto the imperfect indicative has been translated quite differently from the perfect indicative; as,</text:p>
      <text:p text:style-name="P75"><text:tab/><text:span text:style-name="T20">dūcēbat</text:span>,<text:tab/><text:span text:style-name="T2">he was leading</text:span>, <text:span text:style-name="T2">he used to lead</text:span>;</text:p>
      <text:p text:style-name="P75"><text:tab/><text:span text:style-name="T20">dūxit</text:span>,<text:tab/><text:span text:style-name="T2">he lead, he has led</text:span>;</text:p>
      <text:p text:style-name="P75"><text:tab/><text:span text:style-name="T20">appellābat</text:span>,<text:tab/><text:span text:style-name="T2">he was calling, he used to call</text:span>;</text:p>
      <text:p text:style-name="P75"><text:tab/><text:span text:style-name="T20">appellāvit</text:span>,<text:tab/><text:span text:style-name="T2">he called, he has called</text:span>.</text:p>
      <text:p text:style-name="P59">But in such a sentence as <text:span text:style-name="T2">He led his forces annually against the enemy</text:span>, it is clear that <text:span text:style-name="T2">he led</text:span> has the force of <text:span text:style-name="T2">he used to lead</text:span>, and the Latin equivalent would therefore be <text:span text:style-name="T20">dūcēbat</text:span>, not <text:span text:style-name="T20">dūxit</text:span>.</text:p>
      <text:p text:style-name="P59">So in the sentence <text:span text:style-name="T2">They called the island Britain</text:span>, if the meaning is that they were in the habit of so calling it, we should use <text:span text:style-name="T20">appellābant</text:span>, but <text:span text:style-name="T20">appellāvērunt</text:span> should be used if the sentence refers to the first naming of the island.</text:p>
      <text:p text:style-name="P59">The English past tense, therefore, when used to express what was habitual or repeated, will be translated by the Latin imperfect indicative; when used merely to state that something happened in past time, by the Latin perfect indicative.<text:span text:style-name="T25">{{72}}</text:span></text:p>
      <text:p text:style-name="P59"/>
      <text:p text:style-name="P59"><text:span text:style-name="T20">120</text:span><text:tab/><text:tab/>Vocabulary</text:p>
      <text:p text:style-name="Vocabulary"><text:span text:style-name="T20">aequus</text:span>, <text:span text:style-name="T20">a</text:span>, <text:span text:style-name="T20">um</text:span>,<text:tab/><text:span text:style-name="T2">fair, right</text:span>.</text:p>
      <text:p text:style-name="Vocabulary"><text:span text:style-name="T20">amīcus,</text:span> <text:span text:style-name="T20">a</text:span>, <text:span text:style-name="T20">um</text:span>,<text:tab/><text:span text:style-name="T2">friendly</text:span><text:span text:style-name="T7">.</text:span></text:p>
      <text:p text:style-name="Vocabulary"><text:span text:style-name="T20">certus,</text:span> <text:span text:style-name="T20">a</text:span>, <text:span text:style-name="T20">um</text:span>,<text:tab/><text:span text:style-name="T2">fixed, certain</text:span>.</text:p>
      <text:p text:style-name="Vocabulary"><text:span text:style-name="T20">fortis,</text:span> <text:span text:style-name="T20">e</text:span>,<text:tab/><text:span text:style-name="T2">brave</text:span><text:span text:style-name="T7">.</text:span></text:p>
      <text:p text:style-name="Vocabulary"><text:soft-page-break/><text:span text:style-name="T20">gravis,</text:span> <text:span text:style-name="T20">e</text:span>,<text:tab/><text:span text:style-name="T2">heavy, severe, serious</text:span>.</text:p>
      <text:p text:style-name="Vocabulary"><text:span text:style-name="T20">idōneus</text:span>, <text:span text:style-name="T20">a</text:span>, <text:span text:style-name="T20">um</text:span>,<text:tab/><text:span text:style-name="T2">fit, suitable</text:span>.</text:p>
      <text:p text:style-name="Vocabulary"><text:span text:style-name="T20">inimīcus</text:span>, <text:span text:style-name="T20">a</text:span>, <text:span text:style-name="T20">um</text:span>,<text:tab/><text:span text:style-name="T2">unfriendly, hostile</text:span>.</text:p>
      <text:p text:style-name="Vocabulary"><text:span text:style-name="T20">inīquus</text:span>, <text:span text:style-name="T20">a</text:span>, <text:span text:style-name="T20">um</text:span>,<text:tab/><text:span text:style-name="T2">unfair, unjust</text:span>.</text:p>
      <text:p text:style-name="Vocabulary"><text:span text:style-name="T20">jubeō</text:span>, <text:span text:style-name="T20">ēre,</text:span> <text:span text:style-name="T20">jussī,</text:span><text:tab/><text:span text:style-name="T2">order</text:span><text:span text:style-name="T7">.</text:span></text:p>
      <text:p text:style-name="Vocabulary"><text:span text:style-name="T20">levis,</text:span> <text:span text:style-name="T20">e</text:span>,<text:tab/><text:span text:style-name="T2">light, slight, unimportant</text:span>.</text:p>
      <text:p text:style-name="P59">N.B.—Notice the use of the prefix <text:span text:style-name="T20">in-</text:span> to negative [negate] the meaning of the adjective to which it is joined; so also <text:span text:style-name="T20">incertus</text:span>, uncertain, and <text:span text:style-name="T20">impār</text:span>, unequal.</text:p>
      <text:p text:style-name="P59"/>
      <text:p text:style-name="P59">Exercises.</text:p>
      <text:p text:style-name="P59"><text:span text:style-name="T20">121</text:span>.<text:tab/><text:tab/><text:span text:style-name="T20">I</text:span>.</text:p>
      <text:p text:style-name="P59">1. Belgae sunt fortēs. <text:s/>2. Amīcī sumus. <text:s/>3. Nōn inimīcus es. <text:s/>4. Locus nōn est idōneus. <text:s/>5. Aequum est. <text:s/>6. Māgnō in perīculō estis. <text:s/>7. Castra parva sunt. <text:s/>8. Flūmen est intere equitēs et castra. <text:s/>9. <text:span text:style-name="T20">Ī</text:span>nsula ad Galliam spectābat. <text:s/>10. Oppidum occupāvimus; oppida tenēbāmus. <text:s/>11. Jubēmus, jubēbāmus, jussimus. <text:s/>12. Equestria proelia sunt levia. <text:s/>13. Grave est bellum. <text:s/>14. Rēx sum. <text:s/>15. Oppida mūrīs et fossīs mūnie.bant. <text:s/>16. Certum numerum mīlitum mīsistī. <text:s/>17. Fossa est ante oppidum. <text:s/>18. Imperiam Caesarī, virō fortī et idōneō, dedērunt. <text:s/>19. Cōnsilium est inīquum. <text:s/>20. In Galliā sunt vīcī et oppida. <text:s/>21. Imperium obtinēbat.</text:p>
      <text:p text:style-name="P59"><text:tab/><text:tab/><text:span text:style-name="T20">II</text:span>.</text:p>
      <text:p text:style-name="P59">1. The men are brave and free. <text:s/>2. The danger is slight. <text:s/>3. The woulds are serious. <text:s/>4. You are brave soldiers. <text:s/>5. You are the king's daughter. <text:s/>6. There is<text:span text:style-name="T25">{{73}}</text:span> great danger. <text:s/>7. You are a leading man of the Britons. <text:s/>8. You are leading. <text:s/>9. They had lands across the river in Gaul. <text:s/>10. The Britons dwelt in villages. <text:s/>11. He ordered; he orders. <text:s/>12. They were hastening. <text:s/>13. There is a scarcity of grain. <text:s/>14. The troops are fresh. <text:s/>15. Victory is certain. <text:s/>16. The camp is in a suitable place. <text:s/>17. The brought their grain into the towns. <text:s/>18. He named the town Rome; they called the inhabitants Romans. <text:s/>19. There are brave men in the legion. <text:s/>20 It is unfair. <text:s/>21. The garrisons are equal.</text:p>
      <text:p text:style-name="P59"/>
      <text:p text:style-name="Banner"><text:s/><text:span text:style-name="T11">—</text:span></text:p>
      <text:p text:style-name="P95"/>
      <text:p text:style-name="Banner">Lesson XXI.</text:p>
      <text:p text:style-name="Banner">Present Infinitive Active. <text:s/>Complementary Infinitive.</text:p>
      <text:p text:style-name="P59"/>
      <text:p text:style-name="P59"><text:span text:style-name="T20">122</text:span>. The formation of the present infinitive in each of the four conjugations and in the irregular verb <text:span text:style-name="T20">sum</text:span><text:span text:style-name="T22"> may be learned from the following paradigms.</text:span></text:p>
      <text:p text:style-name="P89"><text:tab/><text:tab/>Paradigms.</text:p>
      <text:p text:style-name="P198">Present infinitive active.</text:p>
      <text:p text:style-name="P136"><text:span text:style-name="T22"><text:tab/>First Conjugation.<text:tab/></text:span><text:span text:style-name="T20">amāre</text:span><text:span text:style-name="T22">,<text:tab/></text:span><text:span text:style-name="T6">to love</text:span><text:span text:style-name="T22">.</text:span></text:p>
      <text:p text:style-name="P136"><text:span text:style-name="T22"><text:tab/>Second Conjugation.<text:tab/></text:span><text:span text:style-name="T20">monēre</text:span><text:span text:style-name="T22">,<text:tab/></text:span><text:span text:style-name="T6">to advise</text:span><text:span text:style-name="T22">.</text:span></text:p>
      <text:p text:style-name="P136"><text:span text:style-name="T22"><text:tab/>Third Conjugation.<text:tab/></text:span><text:span text:style-name="T20">regere</text:span><text:span text:style-name="T22">,<text:tab/></text:span><text:span text:style-name="T6">to rule</text:span><text:span text:style-name="T22">.</text:span></text:p>
      <text:p text:style-name="P136"><text:span text:style-name="T22"><text:tab/>Fourth Conjugation.<text:tab/></text:span><text:span text:style-name="T20">audīre</text:span><text:span text:style-name="T22">,<text:tab/></text:span><text:span text:style-name="T6">to hear</text:span><text:span text:style-name="T22">.</text:span></text:p>
      <text:p text:style-name="P136"><text:span text:style-name="T22"><text:tab/>Irregular Verb </text:span><text:span text:style-name="T20">sum</text:span><text:span text:style-name="T22">.<text:tab/></text:span><text:span text:style-name="T20">esse</text:span><text:span text:style-name="T22">,<text:tab/></text:span><text:span text:style-name="T6">to be</text:span><text:span text:style-name="T22">.</text:span></text:p>
      <text:p text:style-name="P59"><text:span text:style-name="T22">a.<text:tab/>Notice that it is the present infinitive endings that are given in vocabularies, in order to show to which of the conjugations a verb belongs.</text:span><text:span text:style-name="T27">{{74}}</text:span></text:p>
      <text:p text:style-name="P59"/>
      <text:p text:style-name="P59"><text:span text:style-name="T20">123</text:span>.<text:tab/><text:tab/>Illustrativ Examples.</text:p>
      <text:p text:style-name="P153"><text:span text:style-name="T20">Locum oppūgnāre contendit</text:span>,<text:tab/><text:span text:style-name="T2">he hastens to attack the place</text:span>.</text:p>
      <text:p text:style-name="P153"><text:span text:style-name="T20">Cōpiās locum tenēre jubet</text:span>,<text:tab/><text:span text:style-name="T2">he orders the troops to hold the place</text:span>.</text:p>
      <text:p text:style-name="P153"><text:span text:style-name="T20">Discēdere contendunt</text:span>,<text:tab/><text:span text:style-name="T2">they hasten to depart</text:span>.</text:p>
      <text:p text:style-name="P153"><text:span text:style-name="T20">Sociōs jubent convenīre</text:span>,<text:tab/><text:span text:style-name="T2">they order the allies to assemble</text:span>.</text:p>
      <text:p text:style-name="BodyHanging"><text:soft-page-break/><text:span text:style-name="T2">a</text:span>. In each of these sentences notice how one verb completes the meaning of the other.</text:p>
      <text:p text:style-name="BodyHanging"><text:span text:style-name="T2">b</text:span>. In the first and third sentences the infinitive has the same subject as the principal verb. <text:s/>In the second and fourth sentences the subjects of the two verbs are different, and that of the infinitive is in the accusative case.</text:p>
      <text:p text:style-name="P150">c<text:span text:style-name="T11">.<text:tab/>The infinitive used in this way is called the Complementary Infinitive. <text:s/>Usually it precedes the governing verb, and is itself preceded by its subject and object (if expressed).</text:span></text:p>
      <text:p text:style-name="P59"><text:span text:style-name="T20">Rule</text:span><text:span text:style-name="T23">.</text:span>—The subject of the infinitive, when separately expressed, is put in the accusative.</text:p>
      <text:p text:style-name="P59"/>
      <text:p text:style-name="P59"><text:span text:style-name="T20">124</text:span>.<text:tab/><text:tab/>Illustrative Examples.</text:p>
      <text:p text:style-name="P154"><text:span text:style-name="T20">Aequum est respondēre</text:span>,<text:tab/><text:span text:style-name="T2">it is right to reply</text:span>.</text:p>
      <text:p text:style-name="P154"><text:span text:style-name="T20">Nōn aequum est Gallōs bellum gerere</text:span>,<text:tab/><text:span text:style-name="T2">it is not right for the Gauls to wage war</text:span>.</text:p>
      <text:p text:style-name="BodyHanging"><text:span text:style-name="T2">a</text:span>.<text:tab/>In these sentences notice (1) that the infinitive is used as the subject of the verb est, (2) that neither the introductory <text:span text:style-name="T2">for</text:span><text:span text:style-name="T11"> nor the representative subject </text:span><text:span text:style-name="T2">it</text:span><text:span text:style-name="T11"> is expressed in Latin by a separate word, and (3) that the predicate adjective modifying the subject infinitive is neuter.</text:span><text:span text:style-name="T25">{{75}}</text:span></text:p>
      <text:p text:style-name="P59"/>
      <text:p text:style-name="P59"><text:span text:style-name="T20">125</text:span>.<text:tab/><text:tab/>Vocabulary.</text:p>
      <text:section text:style-name="Sect1" text:name="Section37">
        <text:p text:style-name="Vocabulary"><text:span text:style-name="T20">audeō</text:span>, <text:span text:style-name="T20">ēre</text:span>,<text:tab/><text:span text:style-name="T2">venture, dare</text:span>.</text:p>
        <text:p text:style-name="Vocabulary"><text:span text:style-name="T20">coepī</text:span> (used in the perfect tenses only), <text:span text:style-name="T2">began</text:span><text:span text:style-name="T7">.</text:span></text:p>
        <text:p text:style-name="Vocabulary"><text:span text:style-name="T20">cōgō</text:span>, <text:span text:style-name="T20">ere</text:span>, <text:span text:style-name="T20">coēgī</text:span>,<text:tab/><text:span text:style-name="T2">compel, force</text:span>.</text:p>
        <text:p text:style-name="Vocabulary"><text:span text:style-name="T20">cōnstit-uō</text:span>, <text:span text:style-name="T20">ere</text:span>, <text:span text:style-name="T20">-uī</text:span>,<text:tab/><text:span text:style-name="T2">determine</text:span><text:span text:style-name="T7">.</text:span></text:p>
        <text:p text:style-name="Vocabulary"><text:span text:style-name="T20">cotīdiē</text:span> (adverb),<text:tab/><text:span text:style-name="T2">daily, every day</text:span>.</text:p>
        <text:p text:style-name="Vocabulary"><text:span text:style-name="T20">difficilis</text:span>, <text:span text:style-name="T20">e</text:span>, <text:tab/><text:span text:style-name="T2">difficult, hard</text:span>.</text:p>
        <text:p text:style-name="Vocabulary"><text:span text:style-name="T20">facilis</text:span>, <text:span text:style-name="T20">e</text:span>,<text:tab/><text:span text:style-name="T2">easy</text:span><text:span text:style-name="T7">.</text:span></text:p>
        <text:p text:style-name="Vocabulary"><text:span text:style-name="T20">per-moveō</text:span>, <text:span text:style-name="T20">ēre</text:span>, <text:span text:style-name="T20">-uī</text:span>,<text:tab/><text:span text:style-name="T2">influence; alarm</text:span>.</text:p>
        <text:p text:style-name="Vocabulary"><text:span text:style-name="T20">perterreō</text:span>, <text:span text:style-name="T20">ēre</text:span>, <text:span text:style-name="T20">-uī</text:span>,<text:tab/><text:span text:style-name="T2">terrify, frighten</text:span>.</text:p>
        <text:p text:style-name="Vocabulary"><text:span text:style-name="T20">perveniō</text:span>, <text:span text:style-name="T20">īre</text:span>, <text:span text:style-name="T20">-vēnī</text:span>,<text:tab/><text:span text:style-name="T2">come</text:span><text:span text:style-name="T7">.</text:span></text:p>
      </text:section>
      <text:p text:style-name="P59">coepī, cōgō<text:note text:id="ftn30" text:note-class="footnote"><text:note-citation>30</text:note-citation><text:note-body><text:p text:style-name="Footnote">In <text:span text:style-name="T20">coepī</text:span>, <text:span text:style-name="T20">oe</text:span> is a diphthong; in <text:span text:style-name="T20">coēgī</text:span>, <text:span text:style-name="T20">o</text:span>, and <text:span text:style-name="T20">e</text:span> belong to different syllables.</text:p></text:note-body></text:note></text:p>
      <text:p text:style-name="P99">Phrases:</text:p>
      <text:p text:style-name="P76"><text:span text:style-name="T20">perveniō ad</text:span> or <text:span text:style-name="T20">in</text:span> with acc.,<text:tab/><text:span text:style-name="T2">arrive at, reach</text:span>.</text:p>
      <text:p text:style-name="P76"><text:span text:style-name="T20">discēdō ab</text:span> with abl.,<text:tab/><text:span text:style-name="T2">leave</text:span>.</text:p>
      <text:p text:style-name="P59">N.B.—In compounds per has the force of (1) through, and (2) more frequently of thoroughly, completely.</text:p>
      <text:p text:style-name="P59"/>
      <text:p text:style-name="P59">Exercises.</text:p>
      <text:p text:style-name="P59"><text:span text:style-name="T20">126</text:span>.<text:tab/><text:tab/><text:span text:style-name="T20">I</text:span>.</text:p>
      <text:p text:style-name="P59">1. Bellum gerere cōnstituunt; bellum cum populō Rōmānō gerere nōn audēmus. <text:s/>2. Ab sīgnīs discēdēbant. <text:s/>2. Ab sīgnīs discēdēbant; mīlitēs ab sīgnīs discēdere coepērunt. <text:s/>3. Difficule est Rōmānōs perterrēre. <text:s/>4. Frūmentum ex agrīs cotīdiē in castra comportābant. <text:s/>5. Ad flūmen pervenīmus; ad flūmen Rhēnum pervēnimus. <text:s/>6. Nōn aequum est Gallōs agrōs sociōrum vāstāre. <text:s/>7. Lēgātum cum omnibus equitibus locum tenēre jussit. <text:s/>8. Britannōs arma trādere coēgit et obsidēs dare. <text:s/>9. Nōn facile est Caesarem permovēre. <text:s/>10. Prīcipēs cotīdiē ad Caesarem veniēbant.<text:span text:style-name="T25">{{76}}</text:span></text:p>
      <text:p text:style-name="P59"><text:tab/><text:tab/><text:span text:style-name="T20">II</text:span>.</text:p>
      <text:p text:style-name="P59">1. The cavalry began to lay waste the lands of the allies. <text:s/>2. Daily, with all (his) cavalry, Caesar laid waste the lands of the Britons. <text:s/>3. They determined to send ambassadors to treat for peace; the envoys reached the camp. <text:s/>4. I determined to hasten to seek safety by flight. <text:s/>5. It is difficult for the scouts to find out the road. <text:s/>6. He ordered the soldiers to leave the fortifications. <text:s/>7. It is not easy to compel the legions to be obedient. <text:s/>8. We began to be in great danger. <text:s/>9. It terrifies the chief men; it does not influence the king. <text:s/>10. The did not venture to pitch (their) camp on the bank of the river.</text:p>
      <text:p text:style-name="P59"/>
      <text:p text:style-name="Banner">—</text:p>
      <text:p text:style-name="P59"/>
      <text:p text:style-name="Banner">Lesson XXII.</text:p>
      <text:p text:style-name="Banner"><text:soft-page-break/>Pluperfect Indicative Active.</text:p>
      <text:p text:style-name="P59"/>
      <text:p text:style-name="P59"><text:span text:style-name="T20">127</text:span><text:span text:style-name="T23">.</text:span><text:tab/><text:tab/>Illustrative Examples.</text:p>
      <text:p text:style-name="P19"><text:span text:style-name="T20">Pūgnāvī</text:span>,<text:tab/><text:span text:style-name="T2">I have fought</text:span>.<text:tab/><text:span text:style-name="T20">Pūgnāveram</text:span>,<text:tab/><text:span text:style-name="T2">I had fought</text:span>.</text:p>
      <text:p text:style-name="P19"><text:span text:style-name="T20">Mīsī</text:span>,<text:tab/><text:span text:style-name="T2">I have sent</text:span>.<text:tab/><text:span text:style-name="T20">Mīserās</text:span>,<text:tab/><text:span text:style-name="T2">you</text:span> (s.) <text:span text:style-name="T2">had sent</text:span>.</text:p>
      <text:p text:style-name="P19"><text:span text:style-name="T20">Jussī</text:span>,<text:tab/><text:span text:style-name="T2">I have ordered</text:span>.<text:tab/><text:span text:style-name="T20">Jusserat</text:span>,<text:tab/><text:span text:style-name="T2">he had ordered</text:span>.</text:p>
      <text:p text:style-name="P19"><text:span text:style-name="T20">Vēnī</text:span><text:tab/><text:span text:style-name="T2">I have come</text:span>.<text:tab/><text:span text:style-name="T20">Vēnerāmus</text:span>,<text:tab/><text:span text:style-name="T2">we had come</text:span>.</text:p>
      <text:p text:style-name="P19"><text:span text:style-name="T20">Dedī</text:span>,<text:tab/><text:span text:style-name="T2">I have given</text:span>.<text:tab/><text:span text:style-name="T20">Dederātis</text:span>,<text:tab/><text:span text:style-name="T2">you</text:span> (pl.) <text:span text:style-name="T2">had given</text:span>.</text:p>
      <text:p text:style-name="P19"><text:span text:style-name="T20">Tenuī</text:span><text:tab/><text:span text:style-name="T2">I have held</text:span>.<text:tab/><text:span text:style-name="T20">Tenuerant</text:span>,<text:tab/><text:span text:style-name="T2">they had held</text:span>.</text:p>
      <text:p text:style-name="BodyHanging"><text:span text:style-name="T2">a</text:span>.<text:tab/>In the forms given in the second column of Latin words, notice (1) the personal endings, (2) the new element <text:span text:style-name="T20">-era-</text:span> added to the perfect stem in each form, (3) the translation by means of <text:span text:style-name="T2">had</text:span><text:span text:style-name="T11">. <text:s/>This tense is known as the Pluperfect Indicative Active.</text:span><text:span text:style-name="T11"><text:note text:id="ftn31" text:note-class="footnote"><text:note-citation>31</text:note-citation><text:note-body><text:p text:style-name="Footnote">The Latin pluperfect is equivalent to the English past perfect (or pluperfect), and is used to mark an act as completed or taking place before some point in past time mentioned or implied.</text:p></text:note-body></text:note></text:span></text:p>
      <text:p text:style-name="P59"/>
      <text:p text:style-name="P59"><text:span text:style-name="T20">128</text:span><text:span text:style-name="T23">.</text:span><text:tab/><text:tab/>Paradigms.</text:p>
      <text:p text:style-name="Banner">Pluperfect indicative active.</text:p>
      <text:p text:style-name="P77"><text:tab/>First Conj.<text:tab/>Second Conj.<text:tab/>Third Conj.<text:tab/>Fourth Conj.</text:p>
      <text:p text:style-name="P102"><text:tab/>Singular.</text:p>
      <text:p text:style-name="P20">1.<text:tab/>amāveram<text:tab/>monueram<text:tab/>rēxeram<text:tab/>audīveram</text:p>
      <text:p text:style-name="P20">2.<text:tab/>amāverās<text:tab/>monuerās<text:tab/>rēxerās<text:tab/>audīverās</text:p>
      <text:p text:style-name="P20">3.<text:tab/>amāverat<text:tab/>monuerat<text:tab/>rēxerat<text:tab/>audīverat</text:p>
      <text:p text:style-name="P76"><text:tab/>Plural.</text:p>
      <text:p text:style-name="P59"/>
      <text:p text:style-name="P21">1.<text:tab/>amāverāmus<text:tab/>monuerāmus<text:tab/>rēxerāmus<text:tab/>audīverāmus</text:p>
      <text:p text:style-name="P21">2.<text:tab/>amāverātis<text:tab/>monuerātis<text:tab/>rēxerātis<text:tab/>audīverātis</text:p>
      <text:p text:style-name="P21">3.<text:tab/>amāverant<text:tab/>monuerant<text:tab/>rēxerant<text:tab/>audīverant</text:p>
      <text:p text:style-name="P59"/>
      <text:p text:style-name="P59"><text:span text:style-name="T20">129</text:span><text:span text:style-name="T23">.</text:span><text:tab/><text:tab/>Paradigms.</text:p>
      <text:p text:style-name="P78"><text:tab/>Perfect of <text:span text:style-name="T20">sum</text:span><text:span text:style-name="T23">.</text:span><text:tab/>Pluperfect of <text:span text:style-name="T20">sum</text:span><text:span text:style-name="T23">.</text:span></text:p>
      <text:p text:style-name="P22"><text:tab/>Sing.<text:tab/>Plur.<text:tab/>Sing.<text:tab/>Plur.</text:p>
      <text:p text:style-name="P22">1.<text:tab/>fuī<text:tab/>fuimus<text:tab/>fueram<text:tab/>fuerāmus</text:p>
      <text:p text:style-name="P22">2.<text:tab/>fuistī<text:tab/>fuistis<text:tab/>fuerās<text:tab/>fuerātis</text:p>
      <text:p text:style-name="P22">3.<text:tab/>fuit<text:tab/>fuērunt<text:tab/>fuerat<text:tab/>fuerant</text:p>
      <text:p text:style-name="P59"/>
      <text:p text:style-name="P59"><text:span text:style-name="T20">130</text:span>.<text:tab/><text:tab/>Vocabulary</text:p>
      <text:p text:style-name="P216"><text:span text:style-name="T20">altitū-dō</text:span>, <text:span text:style-name="T20">-dinis</text:span>, f.,<text:tab/><text:span text:style-name="T2">height, depth</text:span>.</text:p>
      <text:p text:style-name="P216"><text:span text:style-name="T20">com-mittō</text:span>, <text:span text:style-name="T20">ere</text:span>, <text:span text:style-name="T20">-mīsī</text:span><text:span text:style-name="T22">,</text:span><text:tab/><text:span text:style-name="T2">send</text:span> or <text:span text:style-name="T2">bring together</text:span>.</text:p>
      <text:p text:style-name="P216"><text:span text:style-name="T20">dexter</text:span>. <text:span text:style-name="T20">tra</text:span>. <text:span text:style-name="T20">trum</text:span>,<text:tab/><text:span text:style-name="T2">right</text:span><text:span text:style-name="T7">.</text:span></text:p>
      <text:p text:style-name="P216"><text:span text:style-name="T20">fortitū-dō</text:span>, <text:span text:style-name="T20">-dinis</text:span>, f.,<text:tab/><text:span text:style-name="T2">bravery</text:span><text:span text:style-name="T7">.</text:span></text:p>
      <text:p text:style-name="P216"><text:span text:style-name="T20">lātitū-dō</text:span>, <text:span text:style-name="T20">-dinis</text:span>, f.<text:tab/><text:span text:style-name="T2">width</text:span><text:span text:style-name="T7">.</text:span></text:p>
      <text:p text:style-name="P216"><text:span text:style-name="T20">littera</text:span>, <text:span text:style-name="T20">ae</text:span>, f., <text:tab/><text:span text:style-name="T2">letter</text:span> (of alphabet); in plural, <text:span text:style-name="T2">a dispatch, a letter, or dispatches, letters</text:span>.</text:p>
      <text:p text:style-name="P216"><text:span text:style-name="T20">longitū-dō</text:span>, <text:span text:style-name="T20">-dinis</text:span>, f.<text:tab/><text:span text:style-name="T2">length</text:span><text:span text:style-name="T7">.</text:span></text:p>
      <text:p text:style-name="P216"><text:span text:style-name="T20">māgnitū-dō</text:span>, <text:span text:style-name="T20">-dinis</text:span>, f.<text:tab/><text:span text:style-name="T2">greatness, extent, size</text:span>.</text:p>
      <text:p text:style-name="P216"><text:span text:style-name="T20">multitū-dō</text:span>, <text:span text:style-name="T20">-dinis</text:span>, f.<text:tab/><text:span text:style-name="T2">large number, amount</text:span>.</text:p>
      <text:p text:style-name="P216"><text:span text:style-name="T20">sinister</text:span>, <text:span text:style-name="T20">tra</text:span>, <text:span text:style-name="T20">trum</text:span>,<text:tab/><text:span text:style-name="T2">left</text:span><text:span text:style-name="T7">.</text:span></text:p>
      <text:p text:style-name="P191"><text:span text:style-name="T2">Phrase</text:span>: <text:span text:style-name="T20">proelium committō</text:span>,<text:tab/><text:span text:style-name="T2">join</text:span> (or <text:span text:style-name="T2">begin)</text:span> <text:span text:style-name="T2">battle, engage</text:span>.</text:p>
      <text:p text:style-name="P59">N.B.—The suffix <text:span text:style-name="T20">-tūdō</text:span> is used to form from adjectives abstract nouns denoting quality or condition. <text:s/>It appears in English in the form <text:span text:style-name="T2">-tude</text:span>.<text:span text:style-name="T25">{{78}}</text:span></text:p>
      <text:p text:style-name="P59"><text:soft-page-break/></text:p>
      <text:p text:style-name="Banner">Exercises.</text:p>
      <text:p text:style-name="P59"><text:span text:style-name="T20">131</text:span>.<text:tab/><text:tab/><text:span text:style-name="T20">I</text:span>.</text:p>
      <text:p text:style-name="P59">1. Iter cōgnōverant. <text:s/>2. Litterās mīseram. <text:s/>3. Cotīdiē litterās ad Caesarem mittēbāmus. <text:s/>4. Cōpiās proelium committere jusserat. <text:s/>5. Prolium equestre commīserātis. <text:s/>6. Legiōnem ā dextrō latere oppūgnāverant. <text:s/>7. Sinistrum latus vulnerās; dextrum latus vulnerāverās. <text:s/>8. Cum fortitūdine pūgnāvērunt; māgnā cum fortitūdine pūgnāverant. <text:s/>9. Propter lātitūdinem fossae mūrīque altitūdinem oppidum oppūgnāre nōn audēbāmus. <text:s/>10. Māgnā cum multitūdine equitum bellum gesserās. <text:s/>11. Cōpiīs cotīdiē imperat; prīncipibus simperāverat. <text:s/>12 Ex n.ntiīs litterīsque māgnitūdinem perīculī cōgnōverant. <text:s/>13. Rēx fuerat; amīcī fuistis.</text:p>
      <text:p text:style-name="P59"><text:tab/><text:tab/><text:span text:style-name="T20">II</text:span>.</text:p>
      <text:p text:style-name="P59">1. He has hastened; he had hastened. <text:s/>2. They were pitching (their) camp; they had pitched (their) camp. <text:s/>3. We had collected a large number of men. <text:s/>4. You had compelled the men to surrender (their) arms. <text:s/>5. On account of the depth of the river we had not reached the island. <text:s/>6. The chief man we called king. <text:s/>7. They<text:span text:style-name="T25">{{79}} </text:span>had grain and cattle; they had had an abundance of grain and cattle. <text:s/>8. They had begun to join battle on the left flank. <text:s/>9. The scouts had learned the length of the right side of the camp. <text:s/>10. It is not right to surrender (one's) arms; we had surrendered (our) arms. <text:s/>11. From dispatches I had found out about the width of the river Rhine. <text:s/>12. On account of the extent of the marshes we had determined to leave the place.</text:p>
      <text:p text:style-name="P59"/>
      <text:p text:style-name="P59">[[Image – Writing Implements and Materials.]]</text:p>
      <text:p text:style-name="P59"/>
      <text:p text:style-name="Banner">—</text:p>
      <text:p text:style-name="P59"/>
      <text:p text:style-name="Banner">Lesson XXIII.</text:p>
      <text:p text:style-name="Banner">Fourth Declension.</text:p>
      <text:p text:style-name="P59"/>
      <text:p text:style-name="P59"><text:span text:style-name="T20">132</text:span>. Nouns of the fourth declension have their genitive singular in <text:span text:style-name="T20">-ūs</text:span>. <text:s/>Most nouns of this declension end in <text:span text:style-name="T20">-us</text:span> in the nominative singular and are masculine; a few end in <text:span text:style-name="T20">-u</text:span> and are neuter.</text:p>
      <text:p text:style-name="P59"/>
      <text:p text:style-name="P59"><text:span text:style-name="T20">133</text:span>.<text:tab/><text:tab/>Paradigms.</text:p>
      <text:p text:style-name="Banner">Fourth declension.</text:p>
      <text:p text:style-name="Banner">Singular.</text:p>
      <text:p text:style-name="P49"><text:span text:style-name="T2">Nom</text:span>.<text:tab/>frūctus <text:span text:style-name="T2">(fruit)</text:span><text:tab/><text:span text:style-name="T20">-us</text:span><text:tab/>cornū <text:span text:style-name="T2">(horn)</text:span><text:tab/><text:span text:style-name="T20">-ū</text:span></text:p>
      <text:p text:style-name="P49"><text:span text:style-name="T6">Gen</text:span><text:span text:style-name="T22">.<text:tab/>frūctūs<text:tab/></text:span><text:span text:style-name="T20">-ūs</text:span><text:span text:style-name="T22"><text:tab/>cornūss<text:tab/></text:span><text:span text:style-name="T20">-ūs</text:span></text:p>
      <text:p text:style-name="P49"><text:span text:style-name="T6">Dat</text:span><text:span text:style-name="T22">.<text:tab/>frūctuī<text:tab/></text:span><text:span text:style-name="T20">-uī</text:span><text:span text:style-name="T22"><text:tab/>cornū<text:tab/></text:span><text:span text:style-name="T20">-ū</text:span></text:p>
      <text:p text:style-name="P49"><text:span text:style-name="T6">Acc</text:span><text:span text:style-name="T22">.<text:tab/>frūctum<text:tab/></text:span><text:span text:style-name="T20">-um</text:span><text:span text:style-name="T22"><text:tab/>cornū<text:tab/></text:span><text:span text:style-name="T20">-ū</text:span></text:p>
      <text:p text:style-name="P49"><text:span text:style-name="T6">Voc</text:span><text:span text:style-name="T22">.<text:tab/>frūctus<text:tab/></text:span><text:span text:style-name="T20">-us</text:span><text:span text:style-name="T22"><text:tab/>cornū<text:tab/></text:span><text:span text:style-name="T20">-ū</text:span></text:p>
      <text:p text:style-name="P49"><text:span text:style-name="T6">Abl</text:span><text:span text:style-name="T22">.<text:tab/>frūctū<text:tab/></text:span><text:span text:style-name="T20">-ū</text:span><text:span text:style-name="T22"><text:tab/>cornū<text:tab/></text:span><text:span text:style-name="T20">-ū</text:span></text:p>
      <text:p text:style-name="Banner">Plural.</text:p>
      <text:p text:style-name="P49"><text:span text:style-name="T2">Nom</text:span>.<text:tab/>frūctūs <text:tab/><text:span text:style-name="T20">-ūs</text:span><text:tab/>cornua<text:tab/><text:span text:style-name="T20">-ua</text:span></text:p>
      <text:p text:style-name="P49"><text:span text:style-name="T6">Gen</text:span><text:span text:style-name="T22">.<text:tab/>frūctuum<text:tab/></text:span><text:span text:style-name="T20">-uum</text:span><text:span text:style-name="T22"><text:tab/>cornuum<text:tab/></text:span><text:span text:style-name="T20">-uum</text:span></text:p>
      <text:p text:style-name="P49"><text:span text:style-name="T6">Dat</text:span><text:span text:style-name="T22">.<text:tab/>frūctibus<text:tab/></text:span><text:span text:style-name="T20">-ibus</text:span><text:span text:style-name="T22"><text:tab/>cornibus<text:tab/></text:span><text:span text:style-name="T20">- ibus</text:span></text:p>
      <text:p text:style-name="P49"><text:span text:style-name="T6">Acc</text:span><text:span text:style-name="T22">.<text:tab/>frūctūs<text:tab/></text:span><text:span text:style-name="T20">-ūs</text:span><text:span text:style-name="T22"><text:tab/>cornua<text:tab/></text:span><text:span text:style-name="T20">-ua</text:span></text:p>
      <text:p text:style-name="P49"><text:span text:style-name="T6">Voc</text:span><text:span text:style-name="T22">.<text:tab/>frūctūs<text:tab/></text:span><text:span text:style-name="T20">-ūs</text:span><text:span text:style-name="T22"><text:tab/>cornua<text:tab/></text:span><text:span text:style-name="T20">-ua</text:span></text:p>
      <text:p text:style-name="P49"><text:span text:style-name="T6">Abl</text:span><text:span text:style-name="T22">.<text:tab/>frūctibus<text:tab/></text:span><text:span text:style-name="T20">- ibus</text:span><text:span text:style-name="T22"><text:tab/>cornibus<text:tab/></text:span><text:span text:style-name="T20">- ibus</text:span><text:span text:style-name="T27">{{80}}</text:span></text:p>
      <text:p text:style-name="P49"/>
      <text:p text:style-name="P59"><text:span text:style-name="T20">134</text:span>.<text:tab/><text:tab/>Vocabulary.</text:p>
      <text:p text:style-name="Vocabulary"><text:span text:style-name="T20">adventus</text:span>, <text:span text:style-name="T20">ūs</text:span>, m.,<text:tab/><text:span text:style-name="T2">arrival, approach</text:span>.</text:p>
      <text:p text:style-name="Vocabulary"><text:soft-page-break/><text:span text:style-name="T20">cornū</text:span>, <text:span text:style-name="T20">ūs</text:span>, n.,<text:tab/><text:span text:style-name="T2">horn</text:span>; (of an army) <text:span text:style-name="T2">wing</text:span>.</text:p>
      <text:p text:style-name="Vocabulary"><text:span text:style-name="T20">discessus</text:span>, <text:span text:style-name="T20">ūs</text:span>, m.,<text:tab/><text:span text:style-name="T2">departure, withdrawal</text:span>.</text:p>
      <text:p text:style-name="Vocabulary"><text:span text:style-name="T20">equitātus</text:span>, <text:span text:style-name="T20">ūs</text:span>, m.,<text:tab/><text:span text:style-name="T2">cavalry</text:span>.</text:p>
      <text:p text:style-name="Vocabulary"><text:span text:style-name="T20">exercitus</text:span>, <text:span text:style-name="T20">ūs</text:span>, m.,<text:tab/><text:span text:style-name="T2">army</text:span>.</text:p>
      <text:p text:style-name="Vocabulary"><text:span text:style-name="T20">lacus</text:span>, <text:span text:style-name="T20">ūs</text:span>, m.<text:tab/><text:span text:style-name="T2">lake</text:span>.</text:p>
      <text:p text:style-name="Vocabulary"><text:span text:style-name="T20">peditātus</text:span>, <text:span text:style-name="T20">ūs</text:span>, m.,<text:tab/><text:span text:style-name="T2">infantry</text:span>.</text:p>
      <text:p text:style-name="Vocabulary"><text:span text:style-name="T20">portus</text:span>, <text:span text:style-name="T20">ūs</text:span>, m.,<text:tab/><text:span text:style-name="T2">harbour</text:span>.</text:p>
      <text:p text:style-name="Vocabulary"><text:span text:style-name="T20">prīcipātus</text:span>, <text:span text:style-name="T20">ūs</text:span>, m.,<text:tab/><text:span text:style-name="T2">leadership</text:span>.</text:p>
      <text:p text:style-name="Vocabulary"><text:span text:style-name="T20">senātus</text:span>, <text:span text:style-name="T20">ūs</text:span>, m.<text:tab/><text:span text:style-name="T2">senate</text:span>.</text:p>
      <text:p text:style-name="P59">N.B.—<text:span text:style-name="T20">Equitātus</text:span> and <text:span text:style-name="T20">peditātus</text:span> are collective nouns, used in the singular with the same meaning as the plurals <text:span text:style-name="T20">equitēs</text:span> and <text:span text:style-name="T20">peditēs</text:span>.</text:p>
      <text:p text:style-name="P59"/>
      <text:p text:style-name="P59">Exercises.</text:p>
      <text:p text:style-name="P59"><text:span text:style-name="T20">135</text:span>.<text:tab/><text:tab/><text:span text:style-name="T20">I</text:span>.</text:p>
      <text:p text:style-name="P59">Omnem senātum convenīre jussit. <text:s/>2. Lēgātōs ab omnibus exercitibus convenīre jusserat. <text:s/>3. In dextrō cornū omnem equit.tum collocat. <text:s/>4. Ā lacū ad ōceanum contenderāmus. <text:s/>5. Caesarī prīcipātum et imperium trādunt. <text:s/>6. Cum omnibus cōpiīs peditātūs equitātūsque ad portum pervēnī. <text:s/>7. Dē adventū Caesaris cōgnōverāmus. <text:s/>8. Post discessum exercitūs litterās ad senātum mīsit. <text:s/>9. Cum equitātū proelium commīserant. <text:s/>10. Dē māgnitūdine portuum cōgnōscit.</text:p>
      <text:p text:style-name="P59"><text:tab/><text:tab/><text:span text:style-name="T20">II</text:span>.</text:p>
      <text:p text:style-name="P59">1. We hastened from the harbour to the lake. <text:s/>2. The plunder he had given to the cavalry. <text:s/>3. With the rest of the infantry he hastened to the right wing. <text:s/>4. Few harbours are suitable. <text:s/>5. We had determined to await Caesar's arrival. <text:s/>6. He slew the leading men and all the senate. <text:s/>7. He holds the leadership of Gaul. <text:s/>8. He found out through scouts about the departure of the armies. <text:s/>9. He gave orders to the armies. <text:s/>10. All had come safe to the habours.<text:span text:style-name="T25">{{81}}</text:span></text:p>
      <text:p text:style-name="P59"/>
      <text:p text:style-name="P59"><text:span text:style-name="T20">136</text:span>.<text:tab/><text:tab/>Word List B.</text:p>
      <text:p text:style-name="Banner">Abstract nouns.</text:p>
      <text:section text:style-name="Sect3" text:name="Section38">
        <text:p text:style-name="BodyHanging">plenty</text:p>
        <text:p text:style-name="BodyHanging">scarcity</text:p>
        <text:p text:style-name="BodyHanging">length</text:p>
        <text:p text:style-name="BodyHanging">width</text:p>
        <text:p text:style-name="BodyHanging">height</text:p>
        <text:p text:style-name="BodyHanging">depth</text:p>
        <text:p text:style-name="BodyHanging">number</text:p>
        <text:p text:style-name="BodyHanging">extent</text:p>
        <text:p text:style-name="BodyHanging">amount</text:p>
        <text:p text:style-name="BodyHanging">arrival</text:p>
        <text:p text:style-name="BodyHanging">departure</text:p>
        <text:p text:style-name="BodyHanging">safety</text:p>
        <text:p text:style-name="BodyHanging">peace</text:p>
        <text:p text:style-name="BodyHanging">friendship</text:p>
        <text:p text:style-name="BodyHanging">wrongdoing</text:p>
        <text:p text:style-name="BodyHanging">nature</text:p>
        <text:p text:style-name="BodyHanging">bravery</text:p>
        <text:p text:style-name="BodyHanging">valour</text:p>
        <text:p text:style-name="BodyHanging">spirit</text:p>
        <text:p text:style-name="BodyHanging">leadership</text:p>
        <text:p text:style-name="BodyHanging">design</text:p>
        <text:p text:style-name="BodyHanging">aid</text:p>
      </text:section>
      <text:p text:style-name="Banner">Miscellaneous nouns.</text:p>
      <text:section text:style-name="Sect3" text:name="Section39">
        <text:p text:style-name="BodyHanging">river</text:p>
        <text:p text:style-name="BodyHanging">lake</text:p>
        <text:p text:style-name="BodyHanging">harbour</text:p>
        <text:p text:style-name="BodyHanging">marsh</text:p>
        <text:p text:style-name="BodyHanging">road</text:p>
        <text:p text:style-name="BodyHanging">territory</text:p>
        <text:p text:style-name="BodyHanging">king</text:p>
        <text:p text:style-name="BodyHanging">chief</text:p>
        <text:p text:style-name="BodyHanging">senate</text:p>
        <text:p text:style-name="BodyHanging">man</text:p>
        <text:p text:style-name="BodyHanging">cattle</text:p>
        <text:p text:style-name="BodyHanging">work</text:p>
      </text:section>
      <text:p text:style-name="Banner">War: nouns.</text:p>
      <text:section text:style-name="Sect3" text:name="Section40">
        <text:p text:style-name="BodyHanging">army</text:p>
        <text:p text:style-name="BodyHanging">legion</text:p>
        <text:p text:style-name="BodyHanging">soldier</text:p>
        <text:p text:style-name="BodyHanging">foot-soldier</text:p>
        <text:p text:style-name="BodyHanging">horse-soldier</text:p>
        <text:p text:style-name="BodyHanging">infantry</text:p>
        <text:p text:style-name="BodyHanging">cavalry</text:p>
        <text:p text:style-name="BodyHanging">scout</text:p>
        <text:p text:style-name="BodyHanging">auxiliaries</text:p>
        <text:p text:style-name="BodyHanging">right wing</text:p>
        <text:p text:style-name="BodyHanging">left wing</text:p>
        <text:p text:style-name="BodyHanging">flank</text:p>
        <text:p text:style-name="BodyHanging">column</text:p>
        <text:p text:style-name="BodyHanging">march</text:p>
        <text:p text:style-name="BodyHanging">baggage</text:p>
        <text:p text:style-name="BodyHanging">standard</text:p>
        <text:p text:style-name="BodyHanging">arms</text:p>
        <text:p text:style-name="BodyHanging">fortification</text:p>
        <text:p text:style-name="BodyHanging">winter quarters</text:p>
        <text:p text:style-name="BodyHanging">cavalry battle</text:p>
        <text:p text:style-name="BodyHanging">wound</text:p>
      </text:section>
      <text:p text:style-name="Banner">Military phrases.</text:p>
      <text:section text:style-name="Sect2" text:name="Section41">
        <text:p text:style-name="BodyHanging">pitch a camp</text:p>
        <text:p text:style-name="BodyHanging">leave (a place)</text:p>
        <text:p text:style-name="BodyHanging">reach (a place)</text:p>
        <text:p text:style-name="BodyHanging">hinder the march</text:p>
        <text:p text:style-name="BodyHanging">learn the plans</text:p>
        <text:p text:style-name="BodyHanging">give the signal</text:p>
        <text:p text:style-name="BodyHanging">by forced marches</text:p>
        <text:p text:style-name="BodyHanging">send dispatch</text:p>
        <text:p text:style-name="BodyHanging">await reinforcements</text:p>
        <text:p text:style-name="BodyHanging"><text:soft-page-break/>demand hostages</text:p>
        <text:p text:style-name="BodyHanging">surrender hostages</text:p>
        <text:p text:style-name="BodyHanging">come to treat for peace</text:p>
        <text:p text:style-name="BodyHanging">establish friendship</text:p>
        <text:p text:style-name="BodyHanging">ask aid</text:p>
        <text:p text:style-name="BodyHanging">seize</text:p>
        <text:p text:style-name="BodyHanging">hold command</text:p>
        <text:p text:style-name="BodyHanging">defend</text:p>
        <text:p text:style-name="BodyHanging">join battle</text:p>
        <text:p text:style-name="BodyHanging">lead back</text:p>
        <text:p text:style-name="BodyHanging">fresh troops</text:p>
      </text:section>
      <text:p text:style-name="Banner">Verbs with complementary infinitive.</text:p>
      <text:section text:style-name="Sect3" text:name="Section42">
        <text:p text:style-name="BodyHanging">order</text:p>
        <text:p text:style-name="BodyHanging">began</text:p>
        <text:p text:style-name="BodyHanging">venture</text:p>
        <text:p text:style-name="BodyHanging">compel</text:p>
        <text:p text:style-name="BodyHanging">determine</text:p>
        <text:p text:style-name="BodyHanging">hasten</text:p>
      </text:section>
      <text:p text:style-name="Banner">Adjectives.</text:p>
      <text:section text:style-name="Sect3" text:name="Section43">
        <text:p text:style-name="BodyHanging">large</text:p>
        <text:p text:style-name="BodyHanging">small</text:p>
        <text:p text:style-name="BodyHanging">high</text:p>
        <text:p text:style-name="BodyHanging">long</text:p>
        <text:p text:style-name="BodyHanging">wide</text:p>
        <text:p text:style-name="BodyHanging">deep</text:p>
        <text:p text:style-name="BodyHanging">many</text:p>
        <text:p text:style-name="BodyHanging">few</text:p>
        <text:p text:style-name="BodyHanging">all</text:p>
        <text:p text:style-name="BodyHanging">remaining</text:p>
        <text:p text:style-name="BodyHanging">frequent</text:p>
        <text:p text:style-name="BodyHanging">fixed</text:p>
        <text:p text:style-name="BodyHanging">easy</text:p>
        <text:p text:style-name="BodyHanging">hard</text:p>
        <text:p text:style-name="BodyHanging">heavy</text:p>
        <text:p text:style-name="BodyHanging">light</text:p>
        <text:p text:style-name="BodyHanging">fair</text:p>
        <text:p text:style-name="BodyHanging">unfair</text:p>
        <text:p text:style-name="BodyHanging">safe</text:p>
        <text:p text:style-name="BodyHanging">suitable</text:p>
        <text:p text:style-name="BodyHanging">brave</text:p>
        <text:p text:style-name="BodyHanging">free</text:p>
        <text:p text:style-name="BodyHanging">double</text:p>
        <text:p text:style-name="BodyHanging">new</text:p>
      </text:section>
      <text:p text:style-name="P59"/>
      <text:p text:style-name="Banner">—</text:p>
      <text:p text:style-name="P59"/>
      <text:p text:style-name="Banner">Reading Lesson IV.</text:p>
      <text:p text:style-name="Banner">The Battle of the Horatii and the Curiatii.</text:p>
      <text:p text:style-name="P59"/>
      <text:p text:style-name="P59"><text:span text:style-name="T20">137</text:span>.<text:tab/><text:tab/>Vocabulary.</text:p>
      <text:p text:style-name="P59"><text:tab/><text:span text:style-name="T20">Albānī</text:span>, <text:span text:style-name="T20">ōrum</text:span>, m.,<text:tab/><text:span text:style-name="T2">the Albans</text:span>, the people of Alba.</text:p>
      <text:p text:style-name="P59"><text:tab/><text:span text:style-name="T20">frāter</text:span>, <text:span text:style-name="T20">-tris</text:span>, m.,<text:tab/><text:span text:style-name="T2">brother</text:span>.</text:p>
      <text:p text:style-name="P59"><text:tab/><text:span text:style-name="T20">sed</text:span>, conjunction,<text:tab/><text:span text:style-name="T2">but</text:span>.</text:p>
      <text:p text:style-name="P59">Diū (for a long time) fuerant Albānī et Romānī amīcī. <text:s/>Sed Tullus Hostīlius, tertius (third) rēx Rōmānōrum, propter levēs injūriās bellum cum Albānīs gerere cōnstituit, et māgnās cōpiās equitātūs peditātūs contrā Albānōs mīsit. <text:s/>Prīncipēs Albānōrum, ubi (when) dē cōnsiīō rēgis cōgnōvērunt, cōpiās omnēs convenīre jussērunt et sociōs cōgere coepērunt. <text:s/>Exercitūs nōndum (not yet) proelium commīserant, cum (when) nūntius ā senātū Albānōrum ad rēgem Tullum vēnit. <text:s/>“Tulle,” inquit (said) nūntius, “mē (me) mīsērunt Albānī. <text:s/>Amīcitiam populī Rōmānī petimus, sed adentus exercitūs Rōmānī nōn nōs (us) perterret. <text:s/>Nōn dē victōriā dēspērāmus. <text:s/>Difficile est līberum populum superāre; māgnās cōpiās equestrēs pedestrēsque habēmus, et mīlitēs Albānōrum fortēs integrīque sunt. <text:s/>Sed nōn aequum est multōs amīcōs necāre propter injūriās paucōrum inimīcōrum (enemies).”<text:span text:style-name="T25">{{83}}</text:span></text:p>
      <text:p text:style-name="P59">Tullus nūntium audīvit et respondit, “Inīquum est, et omnēs incolae <text:span text:style-name="T20">Ī</text:span>taliae amīcī esse dēbent (ought). <text:s/>Sed populus Rōmānus prīncipātum et imperium omnis Italiae obtinēre cōnstituit, et Albānī līberī esse cōnstituērunt neque (and not) imperiō populī Rōmānī pārēre. <text:s/>Sed facile est exercitus ā proeliō revocāre et parvum numerum mīlitum jubēre prō (on behalf of, prep. with abl. case) reliquīs dē prīncipātū pūgnāre.” <text:s/>Hōc (this) cōnsilium Albānī probāvērunt (approved). <text:s/>In exercitū Rōmānōrum fuērunt trēs (three) fortēs frātrēs, quōs (whom) appellābant Horātiōs. <text:s/>Hōs (these) Tullus jussit prō reliquīs Rōmānīs pūgnāre. <text:s/>Albānī parem numerum frātrum dēlēgērunt (chose), quōs appellābant Cūriātiōs.</text:p>
      <text:p text:style-name="Banner">(Concluded in 163.)</text:p>
      <text:p text:style-name="P59"/>
      <text:p text:style-name="P59">[[Image – Murus et Parta: City Wall and Gate. <text:s/>The Porta Appia in the Aurelian Wall, Rome.]]<text:span text:style-name="T26">{{84}}</text:span></text:p>
      <text:p text:style-name="P59"/>
      <text:p text:style-name="P130">Lesson XXIV.</text:p>
      <text:p text:style-name="Banner">Principal Parts. <text:s/>Perfect Indicative Passive.</text:p>
      <text:p text:style-name="Standard"/>
      <text:p text:style-name="Standard"><text:span text:style-name="T20">138</text:span>. (<text:span text:style-name="T2">a</text:span>) The Principal Parts of a Latin verb are certain forms from which, as starting points, the <text:soft-page-break/>whole verb may be inflected. <text:s/>In the regular Latin verb the Principal Parts are four in number, three of which have already been met with in the preceding lessons (namely, the present indicative active, the present infinitive active, and the perfect indicative active).</text:p>
      <text:p text:style-name="Standard">(<text:span text:style-name="T2">b</text:span>) The four Principal Parts of model verbs of the several conjugations are as follows:—</text:p>
      <text:p text:style-name="P34"><text:span text:style-name="T2">Conj.<text:tab/>I</text:span>.<text:tab/><text:span text:style-name="T20">amō</text:span><text:tab/><text:span text:style-name="T20">amāre</text:span><text:tab/><text:span text:style-name="T20">amāvī</text:span><text:tab/><text:span text:style-name="T20">amātum</text:span></text:p>
      <text:p text:style-name="P27"><text:span text:style-name="T2">Conj.<text:tab/>II</text:span>.<text:tab/><text:span text:style-name="T20">moneō</text:span><text:tab/><text:span text:style-name="T20">monēre</text:span><text:tab/><text:span text:style-name="T20">monuī</text:span><text:tab/><text:span text:style-name="T20">monitum</text:span></text:p>
      <text:p text:style-name="P27"><text:span text:style-name="T2">Conj.<text:tab/>III</text:span>.<text:tab/><text:span text:style-name="T20">regō</text:span><text:tab/><text:span text:style-name="T20">regere</text:span><text:tab/><text:span text:style-name="T20">rēxī</text:span><text:tab/><text:span text:style-name="T20">rēctum</text:span></text:p>
      <text:p text:style-name="P27"><text:span text:style-name="T2">Conj.<text:tab/>IV</text:span>.<text:tab/><text:span text:style-name="T20">audiō</text:span><text:tab/><text:span text:style-name="T20">audīre</text:span><text:tab/><text:span text:style-name="T20">audīvī</text:span><text:tab/><text:span text:style-name="T20">audītum</text:span></text:p>
      <text:p text:style-name="Standard">The first and second of these principal parts give the <text:span text:style-name="T2">present</text:span> stem and the conjugation; the third gives the <text:span text:style-name="T2">perfect</text:span> stem; the last gives the <text:span text:style-name="T2">participial</text:span> stem (or, as it also called, the <text:span text:style-name="T2">supine</text:span> stem), from which the perfect passive system is formed.</text:p>
      <text:p text:style-name="Standard"/>
      <text:p text:style-name="Standard">139.<text:tab/><text:tab/>Illustrative Examples.</text:p>
      <text:p text:style-name="P28"><text:span text:style-name="T20">Amātus sum</text:span>,<text:tab/><text:span text:style-name="T2">I have been loved</text:span>,<text:tab/>or<text:tab/><text:span text:style-name="T2">I was loved</text:span>.</text:p>
      <text:p text:style-name="P28"><text:span text:style-name="T20">Amātus es</text:span>,<text:tab/><text:span text:style-name="T2">you</text:span> (s.) <text:span text:style-name="T2">have been loved</text:span>,<text:tab/>or<text:tab/><text:span text:style-name="T2">you were loved</text:span>.</text:p>
      <text:p text:style-name="P28"><text:span text:style-name="T20">Amātus est</text:span>,<text:tab/><text:span text:style-name="T2">he has been loved</text:span>,<text:tab/>or<text:tab/><text:span text:style-name="T2">he was loved</text:span>.</text:p>
      <text:p text:style-name="P28"><text:span text:style-name="T20">Amātī sumus</text:span>,<text:tab/><text:span text:style-name="T2">we have been loved</text:span>,<text:tab/>or<text:tab/><text:span text:style-name="T2">we were loved</text:span>.</text:p>
      <text:p text:style-name="P28"><text:span text:style-name="T20">Amātī estis</text:span>,<text:tab/><text:span text:style-name="T2">you</text:span> (pl.) <text:span text:style-name="T2">have been loved</text:span>,<text:tab/>or<text:tab/><text:span text:style-name="T2">you were loved</text:span>.</text:p>
      <text:p text:style-name="P28"><text:span text:style-name="T20">Amātī sunt</text:span>,<text:tab/><text:span text:style-name="T2">they have been loved</text:span>,<text:tab/>or<text:tab/><text:span text:style-name="T2">they were loved</text:span>.</text:p>
      <text:p text:style-name="Standard">Similarly,</text:p>
      <text:p text:style-name="P28"><text:span text:style-name="T20">Monitus sum</text:span>,<text:tab/><text:span text:style-name="T2">I have been advised</text:span>,<text:tab/>or<text:tab/><text:span text:style-name="T2">I was advised</text:span>.</text:p>
      <text:p text:style-name="P28"><text:span text:style-name="T20">Rēctus sum</text:span>,<text:tab/><text:span text:style-name="T2">I have been ruled</text:span>,<text:tab/>or<text:tab/><text:span text:style-name="T2">I was ruled</text:span>.</text:p>
      <text:p text:style-name="P28"><text:span text:style-name="T20">Audītus sum</text:span>,<text:tab/><text:span text:style-name="T2">I have been heard</text:span>,<text:tab/>or<text:tab/><text:span text:style-name="T2">I was heard</text:span>.<text:span text:style-name="T25">{{85}}</text:span></text:p>
      <text:p text:style-name="BodyHanging"><text:span text:style-name="T2">a</text:span>.<text:tab/>In these compound forms (known as the Perfect Indicative Passive) observe (1) the relation of the first element in each to the principal parts in 138; (2) the use of the present indicative of <text:span text:style-name="T20">sum</text:span> to complete the form; (3) the twofold translation. <text:s/>Compare the twofold translation of the perfect indicative active (101).</text:p>
      <text:p text:style-name="Standard"/>
      <text:p text:style-name="Standard">140.<text:tab/><text:tab/>Illustrative Examples.</text:p>
      <text:p text:style-name="P156"><text:span text:style-name="T20">Fīlia monita est</text:span>,<text:tab/><text:span text:style-name="T2">the daughter was advised</text:span>.</text:p>
      <text:p text:style-name="P156"><text:span text:style-name="T20">Audītum est</text:span>,<text:tab/><text:span text:style-name="T2">it has been heard</text:span>.</text:p>
      <text:p text:style-name="P156"><text:span text:style-name="T20">Cōpiae collocātae sunt</text:span>,<text:tab/><text:span text:style-name="T2">the troops were stationed</text:span>.</text:p>
      <text:p text:style-name="P156"><text:span text:style-name="T20">Oppida fīrmāta sunt</text:span>,<text:tab/><text:span text:style-name="T2">the towns have been strengthened</text:span>.</text:p>
      <text:p text:style-name="BodyHanging"><text:span text:style-name="T2">a</text:span>.<text:tab/>Observe how the form (known as the Perfect Participle Passive) which is combined with the verb <text:span text:style-name="T20">sum</text:span> to make the perfect indicative passive, changes in gender and number to agree with the subject.</text:p>
      <text:p text:style-name="Standard"/>
      <text:p text:style-name="Standard"><text:span text:style-name="T20">141</text:span>. There are no uniform or regular ways of forming the perfect indicative passive from either the present or the perfect stem, and recourse must be had to the fourth of the principal parts. <text:s/>But, as a rule,</text:p>
      <text:p text:style-name="P155">verbs whose perfect active ends in <text:span text:style-name="T20">-āvī</text:span><text:tab/>have <text:span text:style-name="T20">-ātus sum</text:span>,</text:p>
      <text:p text:style-name="P155">verbs whose perfect active ends in <text:span text:style-name="T20">-īvī</text:span><text:tab/>have <text:span text:style-name="T20">-ītus sum</text:span>,</text:p>
      <text:p text:style-name="P155">verbs whose perfect active ends in <text:span text:style-name="T20">-uī</text:span><text:tab/>have <text:span text:style-name="T20">-itus sum</text:span>,</text:p>
      <text:p text:style-name="P155">verbs whose perfect active ends in <text:span text:style-name="T20">-sī</text:span> or <text:span text:style-name="T20">-ī</text:span><text:tab/>have <text:span text:style-name="T20">-tus</text:span><text:note text:id="ftn32" text:note-class="footnote"><text:note-citation>32</text:note-citation><text:note-body><text:p text:style-name="Footnote">Where the verb stem ends in a consonant, <text:span text:style-name="T20">-tus</text:span> often becomes <text:span text:style-name="T20">-sus</text:span> or <text:span text:style-name="T20">-xus</text:span>.</text:p></text:note-body></text:note> <text:span text:style-name="T20">sum</text:span><text:span text:style-name="T22">.</text:span></text:p>
      <text:p text:style-name="BodyHanging"/>
      <text:p text:style-name="Standard">The vocabulary which follows gives the principal parts of the most important verbs which have occurred in the previous lessons. <text:s/>Compounds (<text:span text:style-name="T20">redūcō</text:span> and <text:span text:style-name="T20">committō</text:span>) are like simple verbs. <text:s/>For other words the pupil is referred to the general vocabulary at the end of the book.<text:span text:style-name="T25">{{86}}</text:span></text:p>
      <text:p text:style-name="Standard"><text:soft-page-break/></text:p>
      <text:p text:style-name="Standard"><text:span text:style-name="T20">142</text:span>.<text:tab/><text:tab/>Vocabulary.</text:p>
      <text:p text:style-name="Banner"><text:span text:style-name="T2">First Conjugation</text:span>.</text:p>
      <text:p text:style-name="BodyHanging">The verbs hitherto used, like <text:span text:style-name="T20">amō</text:span>, have <text:span text:style-name="T20">-ō</text:span>, <text:span text:style-name="T20">-āre</text:span>, <text:span text:style-name="T20">-āvī</text:span>, <text:span text:style-name="T20">-ātum</text:span>.</text:p>
      <text:p text:style-name="BodyHanging">But <text:span text:style-name="T20">dō</text:span>, <text:span text:style-name="T20">dare</text:span>, <text:span text:style-name="T20">dedī</text:span>, <text:span text:style-name="T20">datum</text:span>.</text:p>
      <text:p text:style-name="Banner"><text:span text:style-name="T2">Second Conjugation</text:span>.</text:p>
      <text:p text:style-name="BodyHanging"><text:span text:style-name="T20">Habeō</text:span> and <text:span text:style-name="T20">terreō</text:span>, like <text:span text:style-name="T20">moneō</text:span>, have <text:span text:style-name="T20">-eō</text:span>, <text:span text:style-name="T20">-ēre</text:span>, <text:span text:style-name="T20">-uī</text:span>, <text:span text:style-name="T20">-itum</text:span>.</text:p>
      <text:p text:style-name="BodyHanging">But<text:tab/><text:span text:style-name="T20">compleō, ēre, complēvī, complētum,</text:span></text:p>
      <text:p text:style-name="P159"><text:tab/>jubeō, ēre, jussī, jussum,</text:p>
      <text:p text:style-name="P159"><text:tab/>moveō, ēre, mōvī, mōtum,</text:p>
      <text:p text:style-name="P159"><text:tab/>video, ēre, vīdī, vīsum.</text:p>
      <text:p text:style-name="P199">Third Conjugation.</text:p>
      <text:p text:style-name="P157"><text:tab/><text:span text:style-name="T20">Cōgnōscō, ere, cōgnōvī, cōgnitum,</text:span></text:p>
      <text:p text:style-name="P157"><text:tab/><text:span text:style-name="T20">cōgō, ere, coēgī, coāctum,</text:span></text:p>
      <text:p text:style-name="P159"><text:tab/>dūcō, ere, dūxī, ductum,</text:p>
      <text:p text:style-name="P159"><text:tab/>gerō, ere, gessī, gestum,</text:p>
      <text:p text:style-name="P159"><text:tab/>mittō, ere, mīsī, missum,</text:p>
      <text:p text:style-name="P159"><text:tab/>petō, ere, petīvī, petītum,</text:p>
      <text:p text:style-name="P159"><text:tab/>pōnō, ere, posuī, positum,</text:p>
      <text:p text:style-name="P159"><text:tab/>relinquō, ere, relīquī, relīctum,</text:p>
      <text:p text:style-name="P159"><text:tab/>trādō, ere, trādidī, trāditum.</text:p>
      <text:p text:style-name="P199">Fourth Conjugation.</text:p>
      <text:p text:style-name="P157"><text:span text:style-name="T20">Mūniō</text:span> and <text:span text:style-name="T20">impediō</text:span>, like <text:span text:style-name="T20">audiō</text:span>, have <text:span text:style-name="T20">-iō</text:span>, <text:span text:style-name="T20">-īre</text:span>, <text:span text:style-name="T20">-īvī</text:span>, <text:span text:style-name="T20">-ītum</text:span>.</text:p>
      <text:p text:style-name="P157">But<text:tab/><text:span text:style-name="T20">veniō</text:span>, <text:span text:style-name="T20">īre</text:span>, <text:span text:style-name="T20">vēnī</text:span>, <text:span text:style-name="T20">ventum</text:span>.</text:p>
      <text:p text:style-name="P157"/>
      <text:p text:style-name="Banner">Exercises</text:p>
      <text:p text:style-name="Standard"><text:span text:style-name="T20">143</text:span>.<text:tab/><text:tab/>(a) On Conjugations I. and II.</text:p>
      <text:p text:style-name="Standard"><text:tab/><text:tab/><text:span text:style-name="T20">I</text:span>.</text:p>
      <text:p text:style-name="Standard">1. Oppidum occupātum est. <text:s/>2. Agrī vāstātī sunt. <text:s/>3. Mīlitēs perterritī sunt. <text:s/>4. Sīgnum datum est. <text:s/>5. Belgae superātī sunt. <text:s/>6. Fossa complēta est. <text:s/>7. Vulnerātus sum. <text:s/>8. Servī venīre jussī sunt. <text:s/>9. Servōs venīre jussī. <text:s/>10. Revocātī estis; audīta es. <text:s/>11. Convocātī sumus. <text:s/>12. Proelia nūntiāta sunt. <text:s/>13. Hīberna expūgnāta sunt. <text:s/>14. Equus vulnerātus est. <text:s/>15. Eques vulnerātus est. <text:s/>16. Virī vīsī sunt. <text:s/>17. Castra mōta sunt. <text:s/>18. Britannī permōtī sunt. <text:s/>19. Remōtae sumus. <text:s/>20. Oppida oppūgnāta sunt.</text:p>
      <text:p text:style-name="Standard"><text:tab/><text:tab/><text:span text:style-name="T20">II</text:span>.</text:p>
      <text:p text:style-name="Standard">1. The province has been laid waste. <text:s/>2. The leading men have been called together. <text:s/>3. The legions were recalled. <text:s/>4. The army was terrified. <text:s/>5. Hostages have been given. <text:s/>6. The camp was filled. <text:s/>7. We were seen. <text:s/>8. You have been ordered. <text:s/>9. The lands were seized. <text:s/>10. They have been wounded. <text:s/>11. The camp was moved. <text:s/>12. The allies were alarmed. <text:s/>13. The horse has been removed. <text:s/>14. The cavalry were stationed. <text:s/>15. The place (the town, the camp) was attacked. <text:s/>16. The armies (the troops, the reinforcements) have been conquered.</text:p>
      <text:p text:style-name="Standard"><text:tab/><text:tab/>(b) On Conjugations III. and IV.</text:p>
      <text:p text:style-name="Standard"><text:tab/><text:tab/><text:span text:style-name="T20">III</text:span>.</text:p>
      <text:p text:style-name="Standard">1. Cōnsilia cōgnita sunt. <text:s/>2. Bellum gestum est. <text:s/>3. Hīberna mūnīta sunt. <text:s/>4. Cōpiae reductae sunt. <text:s/>5. Multitūdō coācta est. <text:s/>6. Mssus sum; missī estis. <text:s/>7. Proelium commissum est. <text:s/>8. Reducta es; reductae sumus. <text:s/>9. Audītum est; hominēs audītī sunt. <text:s/>10. Praesidum relīctum est; legiōnēs relīctae sunt. <text:s/>11. Rīpa mūnīta est. <text:s/>12. Obsidēs trāditī sunt. <text:s/>13. Auxilium petītum est. <text:s/>14. Exercitus ductus est; exercitūs reductī sunt. <text:s/>15. Iter impedītum est. <text:s/>16. Auxilia missa sunt; impedīmenta missa sunt.<text:span text:style-name="T25">{{88}}</text:span></text:p>
      <text:p text:style-name="Standard"><text:tab/><text:tab/><text:span text:style-name="T20">IV</text:span>.</text:p>
      <text:p text:style-name="Standard">1. Peace was sought. <text:s/>2. The place has been fortified. <text:s/>3. Scouts have been sent. <text:s/>4. It has been <text:soft-page-break/>ascertained. <text:s/>5. Troops were collected. <text:s/>6. The legions have been led; I was led. <text:s/>7. A letter was set; letters were sent; we were sent. <text:s/>8. Wars have been waged. <text:s/>9. The plunder was left; the baggage was left. <text:s/>10. The arms have been surrendered. <text:s/>11. The envoys were heard. <text:s/>12. You have been compelled. <text:s/>13. The foot-soldiers have been hindered. <text:s/>14. Messengers were sent. <text:s/>15. The column was led back; the camp was pitched. <text:s/>16. The children were surrendered.</text:p>
      <text:p text:style-name="Standard"/>
      <text:p text:style-name="Banner">—</text:p>
      <text:p text:style-name="Standard"/>
      <text:p text:style-name="Banner">Lesson XXV.</text:p>
      <text:p text:style-name="Banner">Ablative of Agent. <text:s/>Ablative of Means.</text:p>
      <text:p text:style-name="Standard"/>
      <text:p text:style-name="Standard"><text:span text:style-name="T20">144</text:span>.<text:tab/><text:tab/>Illustrative Examples.</text:p>
      <text:p text:style-name="P160"><text:span text:style-name="T20">Cōpiae agrōs vāstāvērunt</text:span>, <text:tab/><text:span text:style-name="T2">the troops have laid waste the fields</text:span>.</text:p>
      <text:p text:style-name="P160"><text:span text:style-name="T20">Agrī ā cōpiīs vāstātī sunt</text:span>,<text:tab/><text:span text:style-name="T2">the fields have been laid waste by troops</text:span>.</text:p>
      <text:p text:style-name="P160"><text:span text:style-name="T20">Caesar Gallōs superāvit</text:span>, <text:tab/><text:span text:style-name="T2">Caesar conquered the Gauls</text:span>.</text:p>
      <text:p text:style-name="P160"><text:span text:style-name="T20">Gallī ā Caesare superātī sunt</text:span>, <text:tab/><text:span text:style-name="T2">the Gauls were conquered by Caesar</text:span>.</text:p>
      <text:p text:style-name="BodyHanging"><text:span text:style-name="T2">a</text:span>.<text:tab/>Observe that in changing to the passive voice (1) the <text:span text:style-name="T2">object</text:span><text:span text:style-name="T11"> of the active verb becomes the </text:span><text:span text:style-name="T2">subject</text:span><text:span text:style-name="T11"> of the passive verb, and (2) the </text:span><text:span text:style-name="T2">subject</text:span><text:span text:style-name="T11"> of the active verb is expressed by the ablative case governed by the preposition </text:span><text:span text:style-name="T12">ā</text:span><text:span text:style-name="T11"> (or </text:span><text:span text:style-name="T12">ab</text:span><text:span text:style-name="T14">).</text:span></text:p>
      <text:p text:style-name="P146"><text:tab/>This ablative is called the Ablative of the Agent.</text:p>
      <text:p text:style-name="BodyHanging"><text:span text:style-name="T2">b</text:span><text:span text:style-name="T11">.<text:tab/>In what other way also is the preposition </text:span><text:span text:style-name="T12">ā</text:span><text:span text:style-name="T11"> or </text:span><text:span text:style-name="T12">ab</text:span><text:span text:style-name="T11"> translated? (48).</text:span><text:span text:style-name="T25">{{89}}</text:span></text:p>
      <text:p text:style-name="Standard"/>
      <text:p text:style-name="Standard"><text:span text:style-name="T20">145</text:span>.<text:tab/><text:tab/>Illustrative Examples.</text:p>
      <text:p text:style-name="P161"><text:span text:style-name="T20">Fossa aquā complēta est</text:span>,<text:tab/><text:span text:style-name="T2">the trench was filled with water</text:span>.</text:p>
      <text:p text:style-name="P161"><text:span text:style-name="T20">Locus fossā mūnītus est</text:span>,<text:tab/><text:span text:style-name="T2">the place was protected by a trench</text:span>.</text:p>
      <text:p text:style-name="P161"><text:span text:style-name="T20">Māgnitūdine perīculī permōtī sunt</text:span>,<text:tab/><text:span text:style-name="T2">they were influenced by the greatness of the danger</text:span>.</text:p>
      <text:p text:style-name="BodyHanging"><text:span text:style-name="T2">a</text:span>.<text:tab/>Observe how the ablative without a preposition is used to express that <text:span text:style-name="T2">by means of which</text:span><text:span text:style-name="T11"> something is done. <text:s/>This is called the Ablative of the Means or Instrument. <text:s/>In English sometimes </text:span><text:span text:style-name="T2">by</text:span><text:span text:style-name="T11"> and sometimes </text:span><text:span text:style-name="T2">with</text:span><text:span text:style-name="T11"> is the preposition used.</text:span></text:p>
      <text:p text:style-name="BodyHanging"><text:span text:style-name="T2">b</text:span><text:span text:style-name="T11">.<text:tab/>In what other ways may </text:span><text:span text:style-name="T2">with</text:span><text:span text:style-name="T11"> and </text:span><text:span text:style-name="T2">by</text:span><text:span text:style-name="T11"> be translated into Latin? <text:s/>(47 and 144).</text:span></text:p>
      <text:p text:style-name="Standard"/>
      <text:p text:style-name="Standard"><text:span text:style-name="T20">146</text:span>.<text:tab/><text:tab/>Illustrative Examples.</text:p>
      <text:p text:style-name="P140"><text:span text:style-name="T20">Britannia est īnsula</text:span>,<text:tab/><text:span text:style-name="T2">Britain is an island</text:span>.</text:p>
      <text:p text:style-name="P140"><text:span text:style-name="T20">Īnsula Britannia appellāta est</text:span>,<text:tab/><text:span text:style-name="T2">the island was called Britain</text:span>.</text:p>
      <text:p text:style-name="P140"><text:span text:style-name="T20">Māgnus appellāta est</text:span>,<text:tab/><text:span text:style-name="T2">he was called great</text:span>.</text:p>
      <text:p text:style-name="P140"><text:span text:style-name="T20">Caesar rēx nōn factus est</text:span>,<text:tab/><text:span text:style-name="T2">Caesar was not made king</text:span>.</text:p>
      <text:p text:style-name="BodyHanging"><text:span text:style-name="T2">a</text:span>.<text:tab/>Observe that a predicate nominative (noun or adjective) may follow the passive voice of certain verbs, such as verbs of <text:span text:style-name="T2">calling</text:span>, <text:span text:style-name="T2">choosing,</text:span> <text:span text:style-name="T2">making,</text:span> and <text:span text:style-name="T2">regarding,</text:span> as well as the verb <text:span text:style-name="T20">sum</text:span><text:span text:style-name="T22">. <text:s/>(Compare 54.)</text:span></text:p>
      <text:p text:style-name="P143"/>
      <text:p text:style-name="Standard">[[Image – Fossa et Vallum: Trench and Rampart.]]<text:span text:style-name="T25">{{90}}</text:span></text:p>
      <text:p text:style-name="Standard"/>
      <text:p text:style-name="Standard"><text:span text:style-name="T20">147</text:span><text:span text:style-name="T22">.</text:span><text:tab/><text:tab/>Vocabulary.</text:p>
      <text:p text:style-name="P116"><text:span text:style-name="T20">cēdō, ere, cessī, cessum</text:span>,<text:tab/><text:span text:style-name="T2">give way, retire</text:span>.</text:p>
      <text:p text:style-name="P116"><text:span text:style-name="T20">com-pellō, ere, -pulī, -pulsum</text:span>,<text:tab/><text:span text:style-name="T2">drive</text:span> (<text:span text:style-name="T2">together</text:span>).</text:p>
      <text:p text:style-name="P116"><text:span text:style-name="T20">com-cēdō, ere, -cessī, -ductum</text:span>,<text:tab/><text:span text:style-name="T2">great, yield</text:span>.</text:p>
      <text:p text:style-name="P116"><text:span text:style-name="T20">ē-dūcō, ere, -dūxī, -ductum</text:span>,<text:tab/><text:span text:style-name="T2">lead out</text:span>.</text:p>
      <text:p text:style-name="P116"><text:span text:style-name="T20">ē-mittō, ere, -mīsī, -missum</text:span>,<text:tab/><text:span text:style-name="T2">send out</text:span>.</text:p>
      <text:p text:style-name="P116"><text:span text:style-name="T20">ex-cēdō, ere, -cessī, -cessum</text:span>,<text:tab/><text:span text:style-name="T2">withdraw</text:span>.</text:p>
      <text:p text:style-name="P116"><text:soft-page-break/><text:span text:style-name="T20">ex-pellō, ere, -pulī, -pulsum</text:span>,<text:tab/><text:span text:style-name="T2">drive out</text:span>.</text:p>
      <text:p text:style-name="P116"><text:span text:style-name="T20">pellō, ere, pepulī, pulsum</text:span>,<text:tab/><text:span text:style-name="T2">drive back, repulse</text:span>.</text:p>
      <text:p text:style-name="P116"><text:span text:style-name="T20">vāllum, ī</text:span>, n.,<text:tab/><text:span text:style-name="T2">wall, rampart</text:span>.</text:p>
      <text:p text:style-name="Standard">N.B.—Observe that the use of <text:span text:style-name="T20">ē</text:span> or <text:span text:style-name="T20">ex</text:span> in compounds, with the force of <text:span text:style-name="T2">out</text:span><text:span text:style-name="T11">. <text:s/>Also note the difference in form between </text:span><text:span text:style-name="T12">pellō</text:span><text:span text:style-name="T11"> and its compounds in the perfect active.</text:span></text:p>
      <text:p text:style-name="P94"/>
      <text:p text:style-name="P94">Exercises.</text:p>
      <text:p text:style-name="Standard"><text:span text:style-name="T12">148</text:span><text:span text:style-name="T11">.<text:tab/><text:tab/></text:span><text:span text:style-name="T12">I</text:span><text:span text:style-name="T11">.</text:span></text:p>
      <text:p text:style-name="Standard"><text:span text:style-name="T11">1. Obsidēs ā Gallīs Caesarī datī sunt; obsidēs ā Galliā ad </text:span><text:span text:style-name="T14">Ī</text:span><text:span text:style-name="T11">taliam missī sunt. <text:s/>2. Castra lātō vallō et duplicī fossā ā mīlitibus mūnīta sunt. <text:s/>3. Ab opere revocātus sum; ā prīncipibus rēx appellātus es. <text:s/>4. Ex silvīs ab equitibus expulsī sumus. <text:s/>5. Altitūdine mūrōrum repulsī sumus. <text:s/>6. Per servōs</text:span><text:span text:style-name="T11"><text:note text:id="ftn33" text:note-class="footnote"><text:note-citation>33</text:note-citation><text:note-body><text:p text:style-name="Footnote">Per with the accusative is frequently used to express the person through whom anything is done, that is, secondary agent. <text:s/>it is so used with both the active and the passive voice.</text:p></text:note-body></text:note></text:span><text:span text:style-name="T11"> Caesar discessum Gallōrum cōgnōvit. <text:s/>7. Ā Caesare per explōrātōrēs cōgnitum est. <text:s/>8. Fugā sociōrum permōtī sunt. <text:s/>9. Cōpiae pulsae sunt; cēdere coāctae sunt. <text:s/>11. Jussī estis ā lēgātō ex proeliō excēdere. <text:s/>12. Legiō longō itinere</text:span><text:span text:style-name="T11"><text:note text:id="ftn34" text:note-class="footnote"><text:note-citation>34</text:note-citation><text:note-body><text:p text:style-name="Footnote">The route by which one goes in included under the Ablative of Means.</text:p></text:note-body></text:note></text:span><text:span text:style-name="T11"> ēdicta est; māgnīs itineribus ad ōceanum pervēnit. <text:s/>13. Cum omnī equitātū ā rēge ēmissus est. <text:s/>14. Praeda mīlitibus</text:span><text:span text:style-name="T25">{{91}}</text:span><text:span text:style-name="T11"> concessa est. <text:s/>15. In flūmen ā Germānīs compulsī sunt. <text:s/>16. Adventū cōpiārum perterrita est. <text:s/>17. Jussus sum ā lēgātō omnēs cōpiās ex hībernīs ēducere.</text:span></text:p>
      <text:p text:style-name="Standard"><text:tab/><text:tab/><text:span text:style-name="T20">II</text:span><text:span text:style-name="T22">.</text:span></text:p>
      <text:p text:style-name="P88">1. Envoys were sent by Caesar; they came from the province. <text:s/>2. The walls were filled with men; the trench was filled by the men. <text:s/>3. They were terrified by the departure of the leading men. <text:s/>4. They were driven back by the cavalry; they were repulsed by the fortifications. <text:s/>5. The troops repulsed the Britons from the ramparts. <text:s/>6. The place was called Rome; the inhabitants were called Romans. <text:s/>7. The land was laid waste by the Germans. <text:s/>8. We have been called friends by the senate of the Roman people. <text:s/>9. We have been driven out of (our) lands by the senate and the Roman people. <text:s/>10. The town was fortified by the inhabitants with a wall and a trench. <text:s/>11. You were compelled by the king's son to grant land to all the leading men. <text:s/>12. All the cattle were led out by the lieutenant. <text:s/>14. He sent out the cavalry by the left gate. <text:s/>15. We were not ordered by Caesar to retire with the rest of the army. <text:s/>16. All the towns were taken by storm by the Roman armies. <text:s/>17. We were alarmed by the scarcity of grain.</text:p>
      <text:p text:style-name="Standard"/>
      <text:p text:style-name="Banner">—</text:p>
      <text:p text:style-name="Standard"/>
      <text:p text:style-name="Banner">Lesson XXVI.</text:p>
      <text:p text:style-name="Banner">Imperfect Indicative of <text:span text:style-name="T20">sum</text:span>. <text:s/>Pluperfect Indicative Passive.</text:p>
      <text:p text:style-name="Standard"/>
      <text:p text:style-name="Standard"><text:span text:style-name="T20">149</text:span>. The Imperfect Indicative of the irregular verb <text:span text:style-name="T20">sum</text:span><text:span text:style-name="T22"> has not the </text:span><text:span text:style-name="T20">-ba-</text:span><text:span text:style-name="T22"> which in the four regular conjugations is characteristic of that tense.</text:span><text:span text:style-name="T27">{{92}}</text:span></text:p>
      <text:p text:style-name="P198">Paradigm.</text:p>
      <text:p text:style-name="Banner"><text:span text:style-name="T22">Imperfect Indicative of </text:span><text:span text:style-name="T20">sum</text:span><text:span text:style-name="T22">. </text:span></text:p>
      <text:p text:style-name="P90"><text:tab/>Singular.<text:tab/><text:tab/>Plural.</text:p>
      <text:p text:style-name="P103"><text:span text:style-name="T22">1.<text:tab/>eram,<text:tab/></text:span><text:span text:style-name="T6">I was</text:span><text:span text:style-name="T22"> (</text:span><text:span text:style-name="T6">I used to be</text:span><text:span text:style-name="T22">).<text:tab/>erāmus,<text:tab/></text:span><text:span text:style-name="T6">we were</text:span><text:span text:style-name="T22">.</text:span></text:p>
      <text:p text:style-name="P103"><text:span text:style-name="T22">2.<text:tab/>erās<text:tab/></text:span><text:span text:style-name="T6">you were</text:span><text:span text:style-name="T22">.<text:tab/>erātis,<text:tab/></text:span><text:span text:style-name="T6">you were</text:span><text:span text:style-name="T22">.</text:span></text:p>
      <text:p text:style-name="P103"><text:span text:style-name="T22">3.<text:tab/>erat,<text:tab/></text:span><text:span text:style-name="T6">he</text:span><text:span text:style-name="T22"> (</text:span><text:span text:style-name="T6">she</text:span><text:span text:style-name="T22"> or </text:span><text:span text:style-name="T6">it</text:span><text:span text:style-name="T22">) </text:span><text:span text:style-name="T6">was</text:span><text:span text:style-name="T22">.<text:tab/>erant,<text:tab/></text:span><text:span text:style-name="T6">they were</text:span><text:span text:style-name="T22">.</text:span></text:p>
      <text:p text:style-name="P88"/>
      <text:p text:style-name="Standard"><text:span text:style-name="T20">150</text:span><text:span text:style-name="T22">. Review the formation of the pluperfect indicative active (128) and of the perfect indicative passive (139) before learning the following paradigms of the pluperfect indicative passive.</text:span></text:p>
      <text:p text:style-name="P88"/>
      <text:p text:style-name="P198">Paradigms</text:p>
      <text:p text:style-name="P198"><text:soft-page-break/>Pluperfect Indicative Passive.</text:p>
      <text:p text:style-name="P198">First Conjugation.</text:p>
      <text:p text:style-name="P93"><text:tab/>Singular.<text:tab/>Plural.</text:p>
      <text:p text:style-name="P50"><text:span text:style-name="T22">1.<text:tab/></text:span><text:span text:style-name="T20">amātus eram</text:span><text:span text:style-name="T22"> (</text:span><text:span text:style-name="T6">I had been loved</text:span><text:span text:style-name="T22">)<text:tab/></text:span><text:span text:style-name="T20">amātī erāmus</text:span></text:p>
      <text:p text:style-name="P50"><text:span text:style-name="T22">2.<text:tab/></text:span><text:span text:style-name="T20">amātus erās</text:span><text:span text:style-name="T22"><text:tab/></text:span><text:span text:style-name="T20">amātī erātis</text:span></text:p>
      <text:p text:style-name="P50"><text:span text:style-name="T22">3.<text:tab/></text:span><text:span text:style-name="T20">amātus erat</text:span><text:span text:style-name="T22"><text:tab/></text:span><text:span text:style-name="T20">amātī erant</text:span></text:p>
      <text:p text:style-name="P88">Similarly,</text:p>
      <text:p text:style-name="P91"><text:tab/><text:span text:style-name="T2">Second Conjugation</text:span>.<text:tab/>monitus eram.</text:p>
      <text:p text:style-name="P91"><text:tab/><text:span text:style-name="T2">Third Conjugation</text:span>.<text:tab/>rēctus eram</text:p>
      <text:p text:style-name="P91"><text:tab/><text:span text:style-name="T2">Fourth Conjugation</text:span>.<text:tab/>audītus eram</text:p>
      <text:p text:style-name="BodyHanging"><text:span text:style-name="T2">a</text:span>.<text:tab/>How far does the pluperfect indicative passive resemble in form the pluperfect indicative active? <text:s/>How far does it resemble the perfect indicative passive? <text:s/>The changes in gender and number noted in 140 are found in the pluperfect tense also.</text:p>
      <text:p text:style-name="P143"/>
      <text:p text:style-name="P88"><text:span text:style-name="T20">151</text:span>.<text:tab/><text:tab/>Illustrative Examples.</text:p>
      <text:p text:style-name="P92"><text:tab/><text:span text:style-name="T20">Missus est</text:span>,<text:tab/><text:span text:style-name="T2">he was </text:span>(or <text:span text:style-name="T2">has been</text:span>) <text:span text:style-name="T2">sent</text:span>.</text:p>
      <text:p text:style-name="P92"><text:tab/><text:span text:style-name="T20">Rōmānus est</text:span>,<text:tab/><text:span text:style-name="T2">he is a Roman</text:span>.</text:p>
      <text:p text:style-name="P92"><text:tab/><text:span text:style-name="T20">Jussī sunt</text:span>,<text:tab/><text:span text:style-name="T2">they were ordered</text:span>.</text:p>
      <text:p text:style-name="P92"><text:tab/><text:span text:style-name="T20">Fortēs sunt</text:span>,<text:tab/><text:span text:style-name="T2">they are brave</text:span>.</text:p>
      <text:p text:style-name="P92"><text:tab/><text:span text:style-name="T20">Missus erat</text:span>,<text:tab/><text:span text:style-name="T2">he had been sent</text:span>.</text:p>
      <text:p text:style-name="P92"><text:tab/><text:span text:style-name="T20">Rōmānus erat</text:span>.<text:tab/><text:span text:style-name="T2">he was a Roman</text:span>.<text:span text:style-name="T25">{{93}}</text:span></text:p>
      <text:p text:style-name="BodyHanging">a.<text:tab/>Observe the difference in translation according as the predicate of the verb sum is the perfect participle passive or is an adjective or noun.</text:p>
      <text:p text:style-name="P88"/>
      <text:p text:style-name="P88"><text:span text:style-name="T20">152</text:span>.<text:tab/><text:tab/>Vocabulary.</text:p>
      <text:p text:style-name="P217"><text:span text:style-name="T20">ad-dūcō</text:span>, <text:span text:style-name="T20">ere</text:span>, <text:span text:style-name="T20">-dūxī</text:span>, <text:span text:style-name="T20">-ductum</text:span>,<text:tab/><text:span text:style-name="T2">bring</text:span>; <text:span text:style-name="T2">influence</text:span>.</text:p>
      <text:p text:style-name="P217"><text:span text:style-name="T20">circum-veniō</text:span>, <text:span text:style-name="T20">īre</text:span>, <text:span text:style-name="T20">-vēnī</text:span>, <text:span text:style-name="T20">-ventum</text:span>,<text:tab/><text:span text:style-name="T2">surround</text:span>.</text:p>
      <text:p text:style-name="P217"><text:span text:style-name="T20">cōn-sistō</text:span>, <text:span text:style-name="T20">ere</text:span>, <text:span text:style-name="T20">-stitī</text:span>,<text:tab/><text:span text:style-name="T2">take up position, halt</text:span>.</text:p>
      <text:p text:style-name="P217"><text:span text:style-name="T20">dubitō</text:span>, <text:span text:style-name="T20">āre</text:span>, <text:span text:style-name="T20">āvī</text:span>, <text:span text:style-name="T20">ātum</text:span>,<text:tab/><text:span text:style-name="T2">hesitate, have doubts</text:span>.</text:p>
      <text:p text:style-name="P217"><text:span text:style-name="T20">faciō</text:span>, <text:span text:style-name="T20">ere</text:span>, <text:span text:style-name="T20">fēcī</text:span>, <text:span text:style-name="T20">factum</text:span>,<text:tab/><text:span text:style-name="T2">do, make</text:span>.</text:p>
      <text:p text:style-name="P217"><text:span text:style-name="T20">impetus</text:span>, <text:span text:style-name="T20">ūs</text:span>, m.,<text:tab/><text:span text:style-name="T2">attack, onset</text:span>.</text:p>
      <text:p text:style-name="P217"><text:span text:style-name="T20">īn-struō</text:span>, <text:span text:style-name="T20">ere</text:span>, <text:span text:style-name="T20">-strūxī</text:span>, <text:span text:style-name="T20">-strūctum</text:span>,<text:tab/><text:span text:style-name="T2">draw up, arrange</text:span>.</text:p>
      <text:p text:style-name="P217"><text:span text:style-name="T20">mīlitāris</text:span>, <text:span text:style-name="T20">e</text:span>, <text:tab/><text:span text:style-name="T2">military</text:span>.</text:p>
      <text:p text:style-name="P217"><text:span text:style-name="T20">sus-tineō</text:span>, <text:span text:style-name="T20">ēre</text:span>, <text:span text:style-name="T20">-tinuī</text:span>, <text:span text:style-name="T20">-tentum</text:span>,<text:tab/><text:span text:style-name="T2">withstand, sustain, endure</text:span>.</text:p>
      <text:p text:style-name="P217"><text:span text:style-name="T20">ūsus</text:span>, <text:span text:style-name="T20">ūs</text:span>, m.,<text:tab/><text:span text:style-name="T2">experience</text:span>.</text:p>
      <text:p text:style-name="Vocabulary"><text:span text:style-name="T2">Phrases</text:span>:</text:p>
      <text:p text:style-name="Vocabulary"><text:span text:style-name="T20">impetum faciō</text:span>,<text:note text:id="ftn35" text:note-class="footnote"><text:note-citation>35</text:note-citation><text:note-body><text:p text:style-name="Footnote">With this phrase <text:span text:style-name="T2">on</text:span><text:span text:style-name="T11"> is to be translated by </text:span><text:span text:style-name="T12">in</text:span><text:span text:style-name="T14"> with the accusative.</text:span></text:p></text:note-body></text:note><text:tab/><text:span text:style-name="T2">make an attack</text:span>.</text:p>
      <text:p text:style-name="Vocabulary"><text:span text:style-name="T20">mīlitāris ūsus</text:span>,<text:tab/><text:span text:style-name="T2">experience in war</text:span>.</text:p>
      <text:p text:style-name="P88"/>
      <text:p text:style-name="Banner">Exercises.</text:p>
      <text:p text:style-name="P88"><text:span text:style-name="T20">153</text:span>.<text:tab/><text:tab/><text:span text:style-name="T12">I</text:span><text:span text:style-name="T11">.</text:span></text:p>
      <text:p text:style-name="P88">1. Pāx ā senātū facta erat; senātus pācem fēcerat. <text:s/>2. Locus erat idōneus; locus idōneus mūnītus erat. <text:s/>3. Proelium committere dubitāverātis. <text:s/>4. Inopiā frūmentī adductus eram. <text:s/>5. Mīlitārem ūsum habēbat. <text:s/>6. Fossa erat ante oppidum. <text:s/>7. Mīlitēs in dextrō cornū cōnstiterant. <text:s/>8. Circumventī sumus; circumventī erāmus. <text:s/>9. Impetus ab omnibus equitibus factus erat. <text:s/>10. Equitātum peditātumque īnstrūxerat; cōpiae equitātūs peditātūsque īnstrūctae erant. <text:s/>11. Castra parva erant. <text:s/>12. Silva est inter flūmina. <text:s/>13. Impetum cum fortitūdine sustinuimus. <text:s/>14. Vir fortis erat; vir fortis erat appellātus. <text:s/>15. Homō sum. <text:s/>16. <text:soft-page-break/>Facile est; difficile erat. <text:s/>17. Coeperant in māgnō perīculō esse.<text:span text:style-name="T25">{{94}}</text:span></text:p>
      <text:p text:style-name="P88"><text:tab/><text:tab/><text:span text:style-name="T20">II</text:span>.</text:p>
      <text:p text:style-name="P88">1. He was a slave; the slave was made king. <text:s/>2. They had brought hostages to Caesar; hostages had been brought. <text:s/>3. The column had been compelled to halt. <text:s/>4. He had had doubts about the column. <text:s/>5. The columns had been surrounded by the cavalry. <text:s/>6. The allies used to be free. <text:s/>7. You had had great experience. <text:s/>8. All the rest of the Belgians were in arms. <text:s/>9. The military standards had been left behind. <text:s/>10. I had been ordered to draw up the forces; the forces had been drawn up. <text:s/>11. We were in Caesar's army. <text:s/>12. Messengers were sent from all the villages. <text:s/>13. It was not right. <text:s/>14. It had not been done by the boys. <text:s/>15. An attack has been made; we made an attack. <text:s/>16. You had withstood the legions. <text:s/>17. There was a great abundance of cattle.</text:p>
      <text:p text:style-name="P88"/>
      <text:p text:style-name="P88">[[Image: – Signa Militaria: Military Standards.]]<text:span text:style-name="T25">{{95}}</text:span></text:p>
      <text:p text:style-name="P88"/>
      <text:p text:style-name="Banner">Lesson XXVII.</text:p>
      <text:p text:style-name="Banner">Fifth Declension. <text:s/>Ordinal Numerals.</text:p>
      <text:p text:style-name="P88"/>
      <text:p text:style-name="P88"><text:span text:style-name="T20">154</text:span>. (<text:span text:style-name="T2">a</text:span>) Nouns of the fifth declension have their genitive singular in <text:span text:style-name="T20">-eī.</text:span> <text:s/>Nouns of this declension are feminine, with the exception of <text:span text:style-name="T20">diēs</text:span> and its compound <text:span text:style-name="T20">merīdiēs</text:span>, which are masculine.</text:p>
      <text:p text:style-name="P88">(<text:span text:style-name="T2">b</text:span>) Most nouns of this declension are used only in the singular; a few are occasionally found also in the nominative and accusative plural. <text:s/><text:span text:style-name="T20">Diēs</text:span> and <text:span text:style-name="T20">rēs</text:span> alone exhibit the complete declension.</text:p>
      <text:p text:style-name="P88"/>
      <text:p text:style-name="P88"><text:span text:style-name="T20">155</text:span>.<text:tab/><text:tab/>Paradigms.</text:p>
      <text:p text:style-name="Banner">Fifth declension.</text:p>
      <text:p text:style-name="Banner">Singular.</text:p>
      <text:p text:style-name="P30"><text:span text:style-name="T6">Nom.</text:span><text:span text:style-name="T22"><text:tab/>diēs (</text:span><text:span text:style-name="T6">day</text:span><text:span text:style-name="T22">)<text:tab/>rēs (</text:span><text:span text:style-name="T6">thing</text:span><text:span text:style-name="T22">)<text:tab/></text:span><text:span text:style-name="T20">-ēs</text:span></text:p>
      <text:p text:style-name="P29"><text:span text:style-name="T2">Gen</text:span>.<text:tab/>diēī<text:tab/>reī<text:tab/><text:span text:style-name="T20">-ēī</text:span> (<text:span text:style-name="T20">eī</text:span>)</text:p>
      <text:p text:style-name="P29"><text:span text:style-name="T2">Dat</text:span>.<text:tab/>diēī<text:tab/>reī<text:tab/><text:span text:style-name="T20">-ēī</text:span> (<text:span text:style-name="T20">eī</text:span>)</text:p>
      <text:p text:style-name="P29"><text:span text:style-name="T2">Acc</text:span>.<text:tab/>diem<text:tab/>rem<text:tab/><text:span text:style-name="T20">-em</text:span></text:p>
      <text:p text:style-name="P29"><text:span text:style-name="T2">Voc</text:span>.<text:tab/>diēs<text:tab/>rēs<text:tab/><text:span text:style-name="T20">-ēs</text:span></text:p>
      <text:p text:style-name="P29"><text:span text:style-name="T2">Abl</text:span>.<text:tab/>diē<text:tab/>rē<text:tab/><text:span text:style-name="T20">-ē</text:span></text:p>
      <text:p text:style-name="Banner">Plural.</text:p>
      <text:p text:style-name="P29"><text:span text:style-name="T2">Nom.</text:span><text:tab/>diēs <text:tab/>rēs <text:tab/><text:span text:style-name="T20">-ēs</text:span></text:p>
      <text:p text:style-name="P29"><text:span text:style-name="T2">Gen</text:span>.<text:tab/>diērum<text:tab/>rērum<text:tab/><text:span text:style-name="T20">-ērum</text:span></text:p>
      <text:p text:style-name="P29"><text:span text:style-name="T2">Dat</text:span>.<text:tab/>diēbus<text:tab/>rebus<text:tab/><text:span text:style-name="T20">-ēbus</text:span></text:p>
      <text:p text:style-name="P29"><text:span text:style-name="T2">Acc</text:span>.<text:tab/>diēs<text:tab/>rēs<text:tab/><text:span text:style-name="T20">-ēs</text:span></text:p>
      <text:p text:style-name="P29"><text:span text:style-name="T2">Voc</text:span>.<text:tab/>diēs<text:tab/>rēs<text:tab/><text:span text:style-name="T20">-ēs</text:span></text:p>
      <text:p text:style-name="P29"><text:span text:style-name="T2">Abl</text:span>.<text:tab/>diēbus<text:tab/>rēbus<text:tab/><text:span text:style-name="T20">-ēbus</text:span></text:p>
      <text:p text:style-name="P152">a<text:span text:style-name="T11">.<text:tab/>Note that in the genitive and dative singular, the ending is </text:span><text:span text:style-name="T12">-ēī</text:span><text:span text:style-name="T11"> after a vowel, but </text:span><text:span text:style-name="T12">-eī</text:span><text:span text:style-name="T11"> after a consnant.</text:span></text:p>
      <text:p text:style-name="P88"/>
      <text:p text:style-name="P88"><text:span text:style-name="T20">156</text:span>. (<text:span text:style-name="T2">a</text:span><text:span text:style-name="T11">) The ordinal numerals (denoting </text:span><text:span text:style-name="T2">first</text:span><text:span text:style-name="T11">, </text:span><text:span text:style-name="T2">second</text:span><text:span text:style-name="T11">, </text:span><text:span text:style-name="T2">third</text:span><text:span text:style-name="T11">, etc.) are declinable, like other adjectives in Latin, and agree in gender, number, and case with the nouns</text:span><text:span text:style-name="T25">{{96}}</text:span><text:span text:style-name="T11"> they qualify. <text:s/>They are all of the first and second declensions, like </text:span><text:span text:style-name="T12">bonus</text:span><text:span text:style-name="T11"> (65).</text:span></text:p>
      <text:p text:style-name="P97">(b) The following ordinals should be learned first; a more complete list is given in 524.</text:p>
      <text:section text:style-name="Sect1" text:name="Section45">
        <text:p text:style-name="BodyHanging"><text:span text:style-name="T12">prīmus</text:span><text:span text:style-name="T11">, </text:span><text:span text:style-name="T12">a</text:span><text:span text:style-name="T11">, </text:span><text:span text:style-name="T12">um</text:span><text:span text:style-name="T11">,<text:tab/></text:span><text:span text:style-name="T2">first</text:span><text:span text:style-name="T11">.</text:span></text:p>
        <text:p text:style-name="BodyHanging"><text:span text:style-name="T12">secundus</text:span><text:span text:style-name="T11">, </text:span><text:span text:style-name="T12">a</text:span><text:span text:style-name="T11">, </text:span><text:span text:style-name="T12">um</text:span><text:span text:style-name="T11">,<text:tab/></text:span><text:span text:style-name="T2">second</text:span><text:span text:style-name="T11">.</text:span></text:p>
        <text:p text:style-name="BodyHanging"><text:span text:style-name="T12">terius</text:span><text:span text:style-name="T11">, </text:span><text:span text:style-name="T12">a</text:span><text:span text:style-name="T11">, </text:span><text:span text:style-name="T12">um</text:span><text:span text:style-name="T11">,<text:tab/></text:span><text:span text:style-name="T2">third</text:span><text:span text:style-name="T11">.</text:span></text:p>
        <text:p text:style-name="BodyHanging"><text:span text:style-name="T12">quārtus</text:span><text:span text:style-name="T11">, </text:span><text:span text:style-name="T12">a</text:span><text:span text:style-name="T11">, </text:span><text:span text:style-name="T12">um</text:span><text:span text:style-name="T11">,<text:tab/></text:span><text:span text:style-name="T2">fourth</text:span><text:span text:style-name="T11">.</text:span></text:p>
        <text:p text:style-name="BodyHanging"><text:span text:style-name="T12">quīntus</text:span><text:span text:style-name="T11">, </text:span><text:span text:style-name="T12">a</text:span><text:span text:style-name="T11">, </text:span><text:span text:style-name="T12">um</text:span><text:span text:style-name="T11">,<text:tab/></text:span><text:span text:style-name="T2">fifth</text:span><text:span text:style-name="T11">.</text:span></text:p>
        <text:p text:style-name="BodyHanging"><text:span text:style-name="T12">sextus</text:span><text:span text:style-name="T11">, </text:span><text:span text:style-name="T12">a</text:span><text:span text:style-name="T11">, </text:span><text:span text:style-name="T12">um</text:span><text:span text:style-name="T11">,<text:tab/></text:span><text:span text:style-name="T2">sixth</text:span><text:span text:style-name="T11">.</text:span></text:p>
        <text:p text:style-name="BodyHanging"><text:span text:style-name="T12">septimus</text:span><text:span text:style-name="T11">, </text:span><text:span text:style-name="T12">a</text:span><text:span text:style-name="T11">, </text:span><text:span text:style-name="T12">um</text:span><text:span text:style-name="T11">,<text:tab/></text:span><text:span text:style-name="T2">seventh</text:span><text:span text:style-name="T11">.</text:span></text:p>
        <text:p text:style-name="BodyHanging"><text:span text:style-name="T12">octāvus</text:span><text:span text:style-name="T11">, </text:span><text:span text:style-name="T12">a</text:span><text:span text:style-name="T11">, </text:span><text:span text:style-name="T12">um</text:span><text:span text:style-name="T11">,<text:tab/></text:span><text:span text:style-name="T2">eighth</text:span><text:span text:style-name="T11">.</text:span></text:p>
        <text:p text:style-name="BodyHanging"><text:span text:style-name="T12">nōnus</text:span><text:span text:style-name="T11">, </text:span><text:span text:style-name="T12">a</text:span><text:span text:style-name="T11">, </text:span><text:span text:style-name="T12">um</text:span><text:span text:style-name="T11">,<text:tab/></text:span><text:span text:style-name="T2">ninth</text:span><text:span text:style-name="T11">.</text:span></text:p>
        <text:p text:style-name="BodyHanging"><text:span text:style-name="T12">decimus</text:span><text:span text:style-name="T11">, </text:span><text:span text:style-name="T12">a</text:span><text:span text:style-name="T11">, </text:span><text:span text:style-name="T12">um</text:span><text:span text:style-name="T11">,<text:tab/></text:span><text:span text:style-name="T2">tenth</text:span><text:span text:style-name="T11">.</text:span></text:p>
      </text:section>
      <text:p text:style-name="P146"/>
      <text:p text:style-name="P88"><text:soft-page-break/><text:span text:style-name="T12">157</text:span><text:span text:style-name="T11">.<text:tab/><text:tab/>Vocabulary.</text:span></text:p>
      <text:section text:style-name="Sect1" text:name="Section46">
        <text:p text:style-name="Vocabulary"><text:span text:style-name="T12">aciēs</text:span><text:span text:style-name="T11">, </text:span><text:span text:style-name="T12">ēī</text:span><text:span text:style-name="T11">, f.,<text:tab/></text:span><text:span text:style-name="T2">line of battle, line</text:span><text:span text:style-name="T11">.</text:span></text:p>
        <text:p text:style-name="Vocabulary"><text:span text:style-name="T12">diēs</text:span><text:span text:style-name="T11">, </text:span><text:span text:style-name="T12">ēī</text:span><text:span text:style-name="T11">, m.,<text:tab/></text:span><text:span text:style-name="T2">day</text:span><text:span text:style-name="T11">.</text:span></text:p>
        <text:p text:style-name="Vocabulary"><text:span text:style-name="T12">fidēs</text:span><text:span text:style-name="T11">, </text:span><text:span text:style-name="T12">eī</text:span><text:span text:style-name="T11">, f.<text:tab/></text:span><text:span text:style-name="T2">faith, faithfulness, fidelity</text:span><text:span text:style-name="T11">.</text:span></text:p>
        <text:p text:style-name="Vocabulary"><text:span text:style-name="T12">hōra</text:span><text:span text:style-name="T11">, </text:span><text:span text:style-name="T12">ae</text:span><text:span text:style-name="T11">, f.,<text:tab/></text:span><text:span text:style-name="T2">hour</text:span><text:span text:style-name="T11">.</text:span></text:p>
        <text:p text:style-name="Vocabulary"><text:span text:style-name="T12">merīdiēs</text:span><text:span text:style-name="T11">, </text:span><text:span text:style-name="T12">ēī</text:span><text:span text:style-name="T11">, m.,<text:tab/></text:span><text:span text:style-name="T2">midday, noon</text:span><text:span text:style-name="T11">.</text:span></text:p>
        <text:p text:style-name="Vocabulary"><text:span text:style-name="T12">rēs</text:span><text:span text:style-name="T11">, </text:span><text:span text:style-name="T12">reī</text:span><text:span text:style-name="T11">, f.,<text:tab/></text:span><text:span text:style-name="T2">thing, affair, circumstance</text:span><text:span text:style-name="T11">.</text:span></text:p>
        <text:p text:style-name="Vocabulary"><text:span text:style-name="T12">spēs</text:span><text:span text:style-name="T11">, </text:span><text:span text:style-name="T12">speī</text:span><text:span text:style-name="T11">, f.,<text:tab/></text:span><text:span text:style-name="T2">hope</text:span><text:span text:style-name="T11">.</text:span></text:p>
      </text:section>
      <text:p text:style-name="P88"><text:span text:style-name="T2">Phrase</text:span><text:span text:style-name="T11">: </text:span><text:span text:style-name="T12">rēs mīlitāris</text:span><text:span text:style-name="T11">, </text:span><text:span text:style-name="T2">the art of war</text:span><text:span text:style-name="T11">.</text:span></text:p>
      <text:p text:style-name="P97"/>
      <text:p text:style-name="Banner">Exercises.</text:p>
      <text:p text:style-name="P88"><text:span text:style-name="T20">158</text:span>.<text:tab/><text:tab/><text:span text:style-name="T20">I</text:span>.</text:p>
      <text:p text:style-name="P88">1. Mīlitēs in aciē īnstrūctī erant. <text:s/>2. Cum tertiā legiōne in prōvinciā hiemāmus. <text:s/>3. Post diem septimum equitātus revocātus erat. <text:s/>4. Multīs rēbus adductī erant. <text:s/>5. Dē fidē quīntae legiōnis dubitābat. <text:s/>6. Inter aciēs ante merīdiem proelium equestre commīsērunt. <text:s/>7. Animī mīlitum spē auxiliī cōnfīrmātī erant. <text:s/>8. Ā sextā hōrā prīma aciēs erat in perīculō. <text:s/>9. Fidem prīcipum rēx cōgnōverant. <text:s/>10. Numerus diērum et hōrārum nōn cōgnitus erat. <text:s/>11. Propter inopiam omnium rērum nōnam legiōnem in hīberna redūcit. <text:s/>12. Omnem spem salūtis in virtūte pōnimus. <text:s/>13. Rēs nūntiāta est. <text:s/>14. Duplicem aciem īnstrūxit.<text:span text:style-name="T25">{{97}}</text:span></text:p>
      <text:p text:style-name="P88"><text:tab/><text:tab/><text:span text:style-name="T20">II</text:span>.</text:p>
      <text:p text:style-name="P88">1. The troops were influenced by the hope of plunder. <text:s/>2. The forces had been led back to camp after the fourth day. <text:s/>3. The second line has been surrounded. <text:s/>4. He had had great experience in the after of war. <text:s/>5. They do not withstand the first attack. <text:s/>6. The tenth legion has faith. <text:s/>7. After midday a double line of battle was drawn up. <text:s/>8. The affair had been learned through scouts. <text:s/>9. They reached the camp before the eighth hour of the day. <text:s/>10. They had come into Gaul not without great hope of booty. <text:s/>11. We had been influenced by the want of everything (<text:span text:style-name="T2">literally</text:span><text:span text:style-name="T11">, all things). <text:s/>12. Everything had been procured.</text:span></text:p>
      <text:p text:style-name="P97"/>
      <text:p text:style-name="P196">—</text:p>
      <text:p text:style-name="P88"/>
      <text:p text:style-name="Banner">Lesson XXVIII.</text:p>
      <text:p text:style-name="Banner">Accusative and Ablative of Time.</text:p>
      <text:p text:style-name="Standard"/>
      <text:p text:style-name="Standard"><text:span text:style-name="T20">159</text:span>.<text:tab/><text:tab/>Illustrative Examples.</text:p>
      <text:p text:style-name="BodyHanging"><text:span text:style-name="T20">Hōrā septimā proelium commīsit</text:span>, <text:span text:style-name="T2">he jointed battle at the seventh hour</text:span>.</text:p>
      <text:p text:style-name="BodyHanging">Tertiō diē ad Caesarem vēnērunt, the third day they came to Caesar.</text:p>
      <text:p text:style-name="BodyHanging">Adventū Caesaris lēgātōs mīsērunt, on Caesar's approach they sent envoys.</text:p>
      <text:p text:style-name="BodyHanging">Multōs diēs agrōs vāstant, they lay waste the fields for many days.</text:p>
      <text:p text:style-name="BodyHanging">Omnem tertium diem pūgnābant, all the third day they fought.</text:p>
      <text:p text:style-name="BodyHanging">Impetum paucās hōrās sustinuērunt, they withstood the attack (for) a few hours.</text:p>
      <text:p text:style-name="BodyHanging">a.<text:tab/>Which of these sentences express time when? <text:s/>Which express time how long? <text:s/>By what cases are these ideas respectively expressed in the Latin sentences?<text:span text:style-name="T25">{{98}}</text:span></text:p>
      <text:p text:style-name="BodyHanging">b.<text:tab/>From the above examples it will be observed that Latin requires no preposition to express the idea of time when or time how long, while in English, as a rule, various prepositions (on, at, in; for, during) are used, through sometimes they are omitted.</text:p>
      <text:p text:style-name="Standard"/>
      <text:p text:style-name="Standard"><text:span text:style-name="T20">160</text:span>.<text:tab/><text:tab/>Vocabulary.</text:p>
      <text:section text:style-name="Sect1" text:name="Section47">
        <text:p text:style-name="Vocabulary"><text:span text:style-name="T20">annus</text:span>, <text:span text:style-name="T20">ī</text:span>, m.,<text:tab/><text:span text:style-name="T2">year</text:span>.</text:p>
        <text:p text:style-name="Vocabulary"><text:span text:style-name="T20">circiter</text:span>, adverb,<text:tab/><text:span text:style-name="T2">about</text:span>.</text:p>
        <text:p text:style-name="Vocabulary"><text:span text:style-name="T20">lūx</text:span>, <text:span text:style-name="T20">lūcis</text:span>. f.,<text:tab/><text:span text:style-name="T2">light</text:span>.</text:p>
        <text:p text:style-name="Vocabulary"><text:span text:style-name="T20">medius</text:span>, <text:span text:style-name="T20">a</text:span>, <text:span text:style-name="T20">um</text:span>,<text:tab/><text:span text:style-name="T2">middle, mid</text:span>.</text:p>
        <text:p text:style-name="Vocabulary"><text:span text:style-name="T20">nox</text:span>, <text:span text:style-name="T20">noctis</text:span>, f.,<text:tab/><text:span text:style-name="T2">night</text:span>.</text:p>
        <text:p text:style-name="Vocabulary"><text:span text:style-name="T20">pars</text:span>, <text:span text:style-name="T20">partis</text:span>, f.,<text:tab/><text:span text:style-name="T2">part</text:span>.</text:p>
        <text:p text:style-name="Vocabulary"><text:span text:style-name="T20">posterus</text:span>, <text:span text:style-name="T20">a</text:span>, <text:span text:style-name="T20">um</text:span>,<text:tab/><text:span text:style-name="T2">next, following</text:span>.</text:p>
        <text:p text:style-name="Vocabulary"><text:span text:style-name="T20">temp-us</text:span>, <text:span text:style-name="T20">-oris</text:span>, n.<text:tab/><text:span text:style-name="T2">time</text:span>.</text:p>
        <text:p text:style-name="Vocabulary"><text:span text:style-name="T20">vigilia</text:span>, <text:span text:style-name="T20">ae</text:span>, f.,<text:tab/><text:span text:style-name="T2">watch</text:span>.</text:p>
      </text:section>
      <text:p text:style-name="Standard"><text:soft-page-break/>vigilia<text:note text:id="ftn36" text:note-class="footnote"><text:note-citation>36</text:note-citation><text:note-body><text:p text:style-name="Footnote">The Romans divided the daytime into twelve equal hours; the nighttime into four equal watches.</text:p></text:note-body></text:note></text:p>
      <text:p text:style-name="P192"><text:span text:style-name="T2">Phrases</text:span>:<text:tab/><text:span text:style-name="T20">prīma lūx</text:span>,<text:tab/><text:span text:style-name="T2">daybreak, dawn</text:span>.</text:p>
      <text:p text:style-name="P192"><text:span text:style-name="T20"><text:tab/>media nox</text:span>,<text:tab/><text:tab/><text:span text:style-name="T2">midnight</text:span>.</text:p>
      <text:p text:style-name="Standard"/>
      <text:p text:style-name="Banner">Exercises.</text:p>
      <text:p text:style-name="Standard"><text:span text:style-name="T20">161</text:span>.<text:tab/><text:tab/><text:span text:style-name="T20">I</text:span>.</text:p>
      <text:p text:style-name="Standard">1. <text:s/>Prīmā lūce cōpiās ēdūxit; septimā hōrā cōpiae reductae sunt. <text:s/>2. Posterō diē castra oppūgnant. <text:s/>3. Multōs diēs pācem petunt. <text:s/>4. Nocte ad flūmen Rhēnum contendit. <text:s/>5. <text:s/>Propter tempus annī bellum nōn gesserant. <text:s/>6. Ā prīmā vigiliā ad mediam noctem pūgnāverant. <text:s/>7. Ante merīdem aciem īnstruere coepit. <text:s/>8. Certō annī tempore convenīre jussī erāmus. <text:s/>9. Tertiam partem Galliae paucōs annōs obtinuerāmus. <text:s/>10. Discessū Caesaris hīberna oppūgnāre audent.</text:p>
      <text:p text:style-name="Standard"><text:tab/><text:tab/><text:span text:style-name="T20">II</text:span>.</text:p>
      <text:p text:style-name="Standard">1. On the third day they moved the camp; they moved (their) camp daily at daybreak. <text:s/>2. For a large part of the year we waged war. <text:s/>3. At midnight they withdraw<text:span text:style-name="T25">{{99}}</text:span> from the village. 4. In the second watch he sends out the troops with all the baggage. <text:s/>5. We reached the harbour the next night before dawn. <text:s/>6. For many hours we were strengthening the place with fortifications. <text:s/>7. In the third year of the war they had seized the island. <text:s/>8. We had withstood the cavalry's attacks from the fourth hour to the first watch. <text:s/>9. On the first approach of reinforcements the Belgians began to give way. <text:s/>10. They had begun to be unfriendly the next year.</text:p>
      <text:p text:style-name="Standard"/>
      <text:p text:style-name="Banner">—</text:p>
      <text:p text:style-name="Standard"/>
      <text:p text:style-name="Standard">162.<text:tab/><text:tab/>Word List III.</text:p>
      <text:p text:style-name="Banner">Nouns: first, second, and the third declensions.</text:p>
      <text:section text:style-name="Sect3" text:name="Section48">
        <text:p text:style-name="BodyHanging">altitūdō</text:p>
        <text:p text:style-name="BodyHanging">annus</text:p>
        <text:p text:style-name="BodyHanging">fortitūdō</text:p>
        <text:p text:style-name="BodyHanging">hōra</text:p>
        <text:p text:style-name="BodyHanging">lātitūdō</text:p>
        <text:p text:style-name="BodyHanging">littera</text:p>
        <text:p text:style-name="BodyHanging">longitūdō</text:p>
        <text:p text:style-name="BodyHanging">lūx</text:p>
        <text:p text:style-name="BodyHanging">nox</text:p>
        <text:p text:style-name="BodyHanging">pars</text:p>
        <text:p text:style-name="BodyHanging">pedes</text:p>
        <text:p text:style-name="BodyHanging">pēs</text:p>
        <text:p text:style-name="BodyHanging">tempus</text:p>
        <text:p text:style-name="BodyHanging">vāllum</text:p>
        <text:p text:style-name="BodyHanging">vigilia</text:p>
      </text:section>
      <text:p text:style-name="Banner">Nouns: fourth and fifth declensions.</text:p>
      <text:section text:style-name="Sect3" text:name="Section49">
        <text:p text:style-name="BodyHanging">aciēs</text:p>
        <text:p text:style-name="BodyHanging">adventus</text:p>
        <text:p text:style-name="BodyHanging">cornū</text:p>
        <text:p text:style-name="BodyHanging">diēs</text:p>
        <text:p text:style-name="BodyHanging">discessus</text:p>
        <text:p text:style-name="BodyHanging">equitātus</text:p>
        <text:p text:style-name="BodyHanging">exercitus</text:p>
        <text:p text:style-name="BodyHanging">fidēs</text:p>
        <text:p text:style-name="BodyHanging">impetus</text:p>
        <text:p text:style-name="BodyHanging">lacus</text:p>
        <text:p text:style-name="BodyHanging">merīdiēs</text:p>
        <text:p text:style-name="BodyHanging">peditātus</text:p>
        <text:p text:style-name="BodyHanging">portus</text:p>
        <text:p text:style-name="BodyHanging">prīncipātus</text:p>
        <text:p text:style-name="BodyHanging">rēs</text:p>
        <text:p text:style-name="BodyHanging">senātus</text:p>
        <text:p text:style-name="BodyHanging">spēs</text:p>
        <text:p text:style-name="BodyHanging">ūsus</text:p>
      </text:section>
      <text:p text:style-name="Banner">Adjectives.</text:p>
      <text:section text:style-name="Sect3" text:name="Section50">
        <text:p text:style-name="BodyHanging">aequus</text:p>
        <text:p text:style-name="BodyHanging">amīcus</text:p>
        <text:p text:style-name="BodyHanging">certus</text:p>
        <text:p text:style-name="BodyHanging">communis</text:p>
        <text:p text:style-name="BodyHanging">dexter</text:p>
        <text:p text:style-name="BodyHanging">difficilis</text:p>
        <text:p text:style-name="BodyHanging">duplex</text:p>
        <text:p text:style-name="BodyHanging">equester</text:p>
        <text:p text:style-name="BodyHanging">facilis</text:p>
        <text:p text:style-name="BodyHanging">fortis</text:p>
        <text:p text:style-name="BodyHanging">gravis</text:p>
        <text:p text:style-name="BodyHanging">idōneus</text:p>
        <text:p text:style-name="BodyHanging">incolumis</text:p>
        <text:p text:style-name="BodyHanging">inimīcus</text:p>
        <text:p text:style-name="BodyHanging">inīquus</text:p>
        <text:p text:style-name="BodyHanging">levis</text:p>
        <text:p text:style-name="BodyHanging">medius</text:p>
        <text:p text:style-name="BodyHanging">mīlitāris</text:p>
        <text:p text:style-name="BodyHanging">omnis</text:p>
        <text:p text:style-name="BodyHanging">pār</text:p>
        <text:p text:style-name="BodyHanging">pedester</text:p>
        <text:p text:style-name="BodyHanging">posterus</text:p>
        <text:p text:style-name="BodyHanging">recēns</text:p>
        <text:p text:style-name="BodyHanging">sinister</text:p>
      </text:section>
      <text:p text:style-name="Banner">Verbs.</text:p>
      <text:section text:style-name="Sect3" text:name="Section51">
        <text:p text:style-name="BodyHanging">addūcō</text:p>
        <text:p text:style-name="BodyHanging">audeō</text:p>
        <text:p text:style-name="BodyHanging">cēdō</text:p>
        <text:p text:style-name="BodyHanging">circumveniō</text:p>
        <text:p text:style-name="BodyHanging">coepī</text:p>
        <text:p text:style-name="BodyHanging">cōgō</text:p>
        <text:p text:style-name="BodyHanging">committō</text:p>
        <text:p text:style-name="BodyHanging">compellō</text:p>
        <text:p text:style-name="BodyHanging">concēdō</text:p>
        <text:p text:style-name="BodyHanging">cōnsistō</text:p>
        <text:p text:style-name="BodyHanging">cōnstituō</text:p>
        <text:p text:style-name="BodyHanging">dubitō</text:p>
        <text:p text:style-name="BodyHanging">ēdūcō</text:p>
        <text:p text:style-name="BodyHanging">ēmittō</text:p>
        <text:p text:style-name="BodyHanging">excēdō</text:p>
        <text:p text:style-name="BodyHanging">expellō</text:p>
        <text:p text:style-name="BodyHanging">īnstruō</text:p>
        <text:p text:style-name="BodyHanging">jubeō</text:p>
        <text:p text:style-name="BodyHanging">pellō</text:p>
        <text:p text:style-name="BodyHanging">permoveō</text:p>
        <text:p text:style-name="BodyHanging"><text:soft-page-break/>perterreō</text:p>
        <text:p text:style-name="BodyHanging">perveniō</text:p>
        <text:p text:style-name="BodyHanging">repellō</text:p>
        <text:p text:style-name="BodyHanging">sustineō</text:p>
      </text:section>
      <text:p text:style-name="Banner">Adverbs.</text:p>
      <text:section text:style-name="Sect3" text:name="Section52">
        <text:p text:style-name="BodyHanging">circiter</text:p>
        <text:p text:style-name="BodyHanging">cotīdiē</text:p>
      </text:section>
      <text:p text:style-name="BodyHanging"/>
      <text:p text:style-name="Banner">—</text:p>
      <text:p text:style-name="Standard"/>
      <text:p text:style-name="Banner">Reading Lesson V.</text:p>
      <text:p text:style-name="Banner">The Battle of the Horatii and the Curiatii.</text:p>
      <text:p text:style-name="Banner">(Concluded from 137.)</text:p>
      <text:p text:style-name="Standard">163. Cōpiae quae (which) in aciē īnstrūctae erant, jam (now) in castra reductae sunt. <text:s/>Posterō diē, prīmā lūce, omnēs Rōmānī et Albānī ad locum idōneum convēnērunt. <text:s/>Horātiī et Cūriātiī ēductī sunt. <text:s/>Sīgnum proeliī datum est. <text:s/>Frātrēs proelium committere nōn dubitāvērunt, sed māgnā cum fortitūdine impetum facere contendērunt. <text:s/>Prīmō impetū, duo (two) ex<text:note text:id="ftn37" text:note-class="footnote"><text:note-citation>37</text:note-citation><text:note-body><text:p text:style-name="Footnote">Translate <text:span text:style-name="T20">ex</text:span><text:span text:style-name="T22"> by </text:span><text:span text:style-name="T6">of</text:span><text:span text:style-name="T14"> after numerals, </text:span><text:span text:style-name="T12">paucī</text:span><text:span text:style-name="T14">, and </text:span><text:span text:style-name="T12">multī</text:span><text:span text:style-name="T14">.</text:span></text:p></text:note-body></text:note> Rōmānīs cedidērunt (fell) et omnēs Albānī vulnerātī sunt. <text:s/>Animī omnium Albānōrum spē victōriae cōnfīrmātī sunt; sed exercitus Rōmānus permōtus est māgnitūdine perīculī.</text:p>
      <text:p text:style-name="Standard">Tum (then) trēs (the three) Albānī Rōmānum circumvenīre coepērunt, et Horātius in māgnō erat perīculō. <text:s/>Impetum Cūriātiōrum nōn diū (long) sustinuit; coāctus est cēdere et salūtem fugā petere. <text:s/>Rōmānī fugā Horātiī perterritī sunt, et Albānī conclāmāvērunt (shouted) “Victōria est certa; superātī sunt Rōmānī.”<text:span text:style-name="T25">{{101}}</text:span></text:p>
      <text:p text:style-name="Standard">Sed Horātius māgnum in rē mīlitārī ūsum habuerat, et quoniam (since) ipse (he himself) integer erat et Cūriātiī omnēs vulnerātī erant, simulārē (to feign) fugam cōnstituerat et Cūriātiōs distrahere (to separate). <text:s/>Itaque (accordingly) propter gravia vulnera Albānōrum, facile erat trēs frātrēs distrahere et singillātim (one by one) necāre. <text:s/>Tum Horātius ā Rōmānīs incolumis ad castra reductus est.</text:p>
      <text:p text:style-name="Standard"/>
      <text:p text:style-name="Standard">[[Image – Tomb of Horatii and Curiatii at Alba.]]</text:p>
      <text:p text:style-name="Standard"/>
      <text:p text:style-name="Banner">Lesson XXIX.</text:p>
      <text:p text:style-name="Banner">Present Indicative Passive.</text:p>
      <text:p text:style-name="Standard"/>
      <text:p text:style-name="Standard"><text:span text:style-name="T20">164</text:span>. In the perfect and pluperfect tenses the passive voice in Latin, as has been observed, has compound forms (as in English), and the personal endings of the auxiliary verb <text:span text:style-name="T20">sum</text:span> are those of the active voice (139, 150); but in the present tense the difference between active and passive is expressed by using different personal endings.<text:span text:style-name="T25">{{102}}</text:span></text:p>
      <text:p text:style-name="P105"><text:tab/>Active.<text:tab/>Passive.</text:p>
      <text:p text:style-name="P104"><text:tab/><text:span text:style-name="T20">-ō</text:span><text:tab/><text:span text:style-name="T20">-or</text:span></text:p>
      <text:p text:style-name="P104"><text:tab/><text:span text:style-name="T20">-s</text:span><text:tab/><text:span text:style-name="T20">-ris</text:span></text:p>
      <text:p text:style-name="P104"><text:tab/><text:span text:style-name="T20">-t</text:span><text:tab/><text:span text:style-name="T20">-tur</text:span></text:p>
      <text:p text:style-name="P104"><text:tab/><text:span text:style-name="T20">-mus</text:span><text:tab/><text:span text:style-name="T20">-mur</text:span></text:p>
      <text:p text:style-name="P104"><text:tab/><text:span text:style-name="T20">-tis</text:span><text:tab/><text:span text:style-name="T20">-minī</text:span></text:p>
      <text:p text:style-name="P104"><text:tab/><text:span text:style-name="T20">-nt</text:span><text:tab/><text:span text:style-name="T20">-ntur</text:span></text:p>
      <text:p text:style-name="Standard"/>
      <text:p text:style-name="Standard"><text:span text:style-name="T20">165</text:span>.<text:tab/><text:tab/>Paradigms</text:p>
      <text:p text:style-name="Banner">Present Indicative Passive.</text:p>
      <text:p text:style-name="P52"><text:tab/>First Conj.<text:tab/>Second Conj.<text:tab/>Third Conj.<text:tab/>Fourth Conj.</text:p>
      <text:p text:style-name="Banner">Singular.</text:p>
      <text:p text:style-name="P51">1.<text:tab/>amor<text:tab/>moneor<text:tab/>regor<text:tab/>audior</text:p>
      <text:p text:style-name="P51">2.<text:tab/>amāris<text:tab/>monēris`<text:tab/>regeris<text:tab/>audīris</text:p>
      <text:p text:style-name="P51"><text:soft-page-break/>3.<text:tab/>amātur<text:tab/>monētur<text:tab/>regitur<text:tab/>audītur</text:p>
      <text:p text:style-name="Banner">Plural.</text:p>
      <text:p text:style-name="P51">1.<text:tab/>amāmur<text:tab/>monēmur<text:tab/>regimur<text:tab/>audīmur</text:p>
      <text:p text:style-name="P51">2.<text:tab/>amāminī<text:tab/>monēminī<text:tab/>regiminī<text:tab/>audīminī</text:p>
      <text:p text:style-name="P51">3.<text:tab/>amantur<text:tab/>monentur<text:tab/>reguntur<text:tab/>audiuntur</text:p>
      <text:p text:style-name="BodyHanging"><text:span text:style-name="T2">a</text:span>.<text:tab/>In the present indicative, are the passive and active voices formed from the same principal part (138)? <text:s/>Is this the case in the perfect indicative (141)?</text:p>
      <text:p text:style-name="Standard"/>
      <text:p text:style-name="Standard"><text:span text:style-name="T20">166</text:span>.<text:tab/><text:tab/>Illustrative Examples.</text:p>
      <text:section text:style-name="Sect1" text:name="Section53">
        <text:p text:style-name="BodyHanging"><text:span text:style-name="T20">Agrōs dant</text:span>, <text:span text:style-name="T2">they give lands</text:span>.</text:p>
        <text:p text:style-name="BodyHanging"><text:span text:style-name="T20">Agrī dantur</text:span>, <text:span text:style-name="T2">lands are given</text:span>.</text:p>
        <text:p text:style-name="BodyHanging"><text:span text:style-name="T20">Castra movent</text:span>, <text:span text:style-name="T2">they are moving the camp</text:span>.<text:tab/></text:p>
        <text:p text:style-name="BodyHanging"><text:span text:style-name="T20">Castra moventur</text:span>, <text:span text:style-name="T2">the camp is being moved</text:span>.</text:p>
        <text:p text:style-name="P158"/>
        <text:p text:style-name="P220"><text:span text:style-name="T20">Cōpiās nōn mittit</text:span>, <text:span text:style-name="T2">he does not send troops</text:span>.</text:p>
        <text:p text:style-name="P163"><text:span text:style-name="T20">Cōpīae nōn mittuntur</text:span>, <text:span text:style-name="T2">troops are not sent</text:span>.</text:p>
        <text:p text:style-name="P163"><text:span text:style-name="T20">Locum nōn mūnit</text:span>, <text:span text:style-name="T2">he is not fortifying the place</text:span>.<text:tab/></text:p>
        <text:p text:style-name="P163"><text:span text:style-name="T20">Locus nōn mūnītur</text:span>, <text:span text:style-name="T2">the place is not being fortified</text:span>.</text:p>
      </text:section>
      <text:p text:style-name="P162"><text:span text:style-name="T2">a</text:span>.<text:tab/>Examine the various ways in which the present tense is translation in the active and in the passive voice.<text:span text:style-name="T25">{{103}}</text:span></text:p>
      <text:p text:style-name="P55"/>
      <text:p text:style-name="Standard"><text:span text:style-name="T20">167</text:span>.<text:tab/><text:tab/>Vocabulary.</text:p>
      <text:p text:style-name="P218"><text:span text:style-name="T20">audāx,</text:span> -ācis,<text:tab/><text:span text:style-name="T2">bold, daring</text:span>.</text:p>
      <text:p text:style-name="P218"><text:span text:style-name="T20">con-tineō</text:span>, <text:span text:style-name="T20">ēre</text:span>, <text:span text:style-name="T20">uī</text:span>, <text:span text:style-name="T20">-tentum</text:span>,<text:tab/><text:span text:style-name="T2">restrain, hem in, enclose</text:span>.</text:p>
      <text:p text:style-name="P218"><text:span text:style-name="T20">dīcō</text:span>, <text:span text:style-name="T20">ere</text:span>, <text:span text:style-name="T20">dīxī</text:span>, <text:span text:style-name="T20">dictum</text:span>,<text:tab/><text:span text:style-name="T2">say, tell, speak</text:span>.</text:p>
      <text:p text:style-name="P218"><text:span text:style-name="T20">exīstimō</text:span>, <text:span text:style-name="T20">āre</text:span>, <text:span text:style-name="T20">āvī</text:span>, <text:span text:style-name="T20">ātum</text:span>,<text:tab/><text:span text:style-name="T2">think, consider</text:span>.</text:p>
      <text:p text:style-name="P218"><text:span text:style-name="T20">fīnitimus</text:span>, <text:span text:style-name="T20">a</text:span>, <text:span text:style-name="T20">um</text:span>,<text:tab/><text:span text:style-name="T2">neighbouring, adjacent</text:span>; nom plur. as substantive, <text:span text:style-name="T2">neighbours</text:span>.</text:p>
      <text:p text:style-name="P218"><text:span text:style-name="T20">nihil</text:span>, indeclinable, n.,<text:tab/><text:span text:style-name="T2">nothing</text:span>.</text:p>
      <text:p text:style-name="P218"><text:span text:style-name="T20">perīculōsus</text:span>, <text:span text:style-name="T20">a</text:span>, <text:span text:style-name="T20">um</text:span>,<text:tab/><text:span text:style-name="T2">dangerous</text:span>.</text:p>
      <text:p text:style-name="P218"><text:span text:style-name="T20">potēns</text:span>, <text:span text:style-name="T20">-entis</text:span>,<text:tab/><text:span text:style-name="T2">powerful</text:span>.</text:p>
      <text:p text:style-name="P218"><text:span text:style-name="T20">prohibeō</text:span>, <text:span text:style-name="T20">ēre</text:span>, <text:span text:style-name="T20">uī</text:span>, <text:span text:style-name="T20">itum</text:span><text:tab/><text:span text:style-name="T2">keep, prevent</text:span>.</text:p>
      <text:p text:style-name="P218"><text:span text:style-name="T20">videor</text:span>, passive of <text:span text:style-name="T20">videō</text:span>,<text:tab/>1. <text:span text:style-name="T2">be seen</text:span>; 2. <text:span text:style-name="T2">seem</text:span>.</text:p>
      <text:p text:style-name="Standard"/>
      <text:p text:style-name="Standard"/>
      <text:p text:style-name="Standard">N.B.—<text:span text:style-name="T20">Prohibeō</text:span><text:span text:style-name="T22"> takes the present infinitive (complementary, 123), to be translated by </text:span><text:span text:style-name="T6">from</text:span><text:span text:style-name="T14"> with the gerund in </text:span><text:span text:style-name="T6">-ing</text:span><text:span text:style-name="T14">, e.g. </text:span><text:span text:style-name="T12">prohibeor venīre</text:span><text:span text:style-name="T14">, </text:span><text:span text:style-name="T6">I am prevented from coming</text:span><text:span text:style-name="T14">.</text:span></text:p>
      <text:p text:style-name="Standard"/>
      <text:p text:style-name="Banner">Exercises.</text:p>
      <text:p text:style-name="Standard"><text:span text:style-name="T20">168</text:span>.<text:tab/><text:tab/><text:span text:style-name="T20">I</text:span>.</text:p>
      <text:p text:style-name="Standard">1. Revocātur, revocāmur; cōguntur, cōgeris. <text:s/>2. Impedior, impedīminī; continēris, continentur. <text:s/>3. Aciēs īnstruitur; castra mūniuntur. <text:s/>4. Dīcitur; audītur. <text:s/>5. Cōnsilium est audāx; nōn est perīculōsum. <text:s/>6. Nihil dedimus; nihil habēmus. <text:s/>7. Exīstimantur pācem petere; pāx petitur. <text:s/>8. Locī nātūrā continēmur. <text:s/>9. Cōpiās comparāre videntur; cōpiae comparantur. <text:s/>10. Ā fīnitimīs agrī Germānōrum vāstantur. <text:s/>11. Multōs vīcōs habēre dīciminī. <text:s/>12. Circum venimi.ni; circumventī estis. <text:s/>13. Caesarī, virō potentī, parēmus. <text:s/>14. Coeperat dēspērāre prohibēmur. <text:s/>16. Posterō diē castra moventur. <text:s/>17. Paucās hōrās impetus sustinētur.<text:span text:style-name="T25">{{104}}</text:span></text:p>
      <text:p text:style-name="Standard"><text:tab/><text:tab/><text:span text:style-name="T20">II</text:span>.</text:p>
      <text:p text:style-name="Standard">1. He orders, he is ordered; he compels, his compelled. <text:s/>2. They are stationing, they are being stationed; they are surrounding, they are being surrounded.</text:p>
      <text:p text:style-name="Standard"/>
      <text:p text:style-name="Standard"/>
      <text:p text:style-name="Standard"/>
      <text:p text:style-name="Banner">Lesson XXX.</text:p>
      <text:p text:style-name="Banner"><text:soft-page-break/>Regular Comparison of Adjectives.</text:p>
      <text:p text:style-name="Standard"/>
      <text:p text:style-name="Standard"><text:span text:style-name="T20">169</text:span>.<text:tab/><text:tab/>Illustrative Examples.</text:p>
      <table:table table:name="Table1" table:style-name="Table1">
        <table:table-column table:style-name="Table1.A" table:number-columns-repeated="3"/>
        <table:table-row>
          <table:table-cell table:style-name="Table1.A1" office:value-type="string">
            <text:p text:style-name="P164">Positive.</text:p>
          </table:table-cell>
          <table:table-cell table:style-name="Table1.A1" office:value-type="string">
            <text:p text:style-name="P164">Comparative.</text:p>
          </table:table-cell>
          <table:table-cell table:style-name="Table1.C1" office:value-type="string">
            <text:p text:style-name="P164">Superlative.</text:p>
          </table:table-cell>
        </table:table-row>
        <table:table-row>
          <table:table-cell table:style-name="Table1.A2" office:value-type="string">
            <text:p text:style-name="P163"><text:span text:style-name="T20">Lātus</text:span> (gen. lātī), broad;</text:p>
          </table:table-cell>
          <table:table-cell table:style-name="Table1.A2" office:value-type="string">
            <text:p text:style-name="P163"><text:span text:style-name="T20">lātior</text:span>, broader;</text:p>
          </table:table-cell>
          <table:table-cell table:style-name="Table1.C2" office:value-type="string">
            <text:p text:style-name="P163"><text:span text:style-name="T20">lātissimus</text:span>, broadest.</text:p>
          </table:table-cell>
        </table:table-row>
        <table:table-row>
          <table:table-cell table:style-name="Table1.A2" office:value-type="string">
            <text:p text:style-name="P163"><text:span text:style-name="T20">Fortis</text:span> (gen. fortis), brave;</text:p>
          </table:table-cell>
          <table:table-cell table:style-name="Table1.A2" office:value-type="string">
            <text:p text:style-name="P163"><text:span text:style-name="T20">fortior</text:span>, braver;</text:p>
          </table:table-cell>
          <table:table-cell table:style-name="Table1.C2" office:value-type="string">
            <text:p text:style-name="P163"><text:span text:style-name="T20">fortissimus</text:span>, bravest.</text:p>
          </table:table-cell>
        </table:table-row>
        <table:table-row>
          <table:table-cell table:style-name="Table1.A2" office:value-type="string">
            <text:p text:style-name="P163"><text:span text:style-name="T20">Audāx</text:span> (gen. audācis), bold;</text:p>
          </table:table-cell>
          <table:table-cell table:style-name="Table1.A2" office:value-type="string">
            <text:p text:style-name="P163"><text:span text:style-name="T20">audācior</text:span>, bolder;</text:p>
          </table:table-cell>
          <table:table-cell table:style-name="Table1.C2" office:value-type="string">
            <text:p text:style-name="P163"><text:span text:style-name="T20">audācissimus</text:span>, boldest.</text:p>
          </table:table-cell>
        </table:table-row>
        <table:table-row>
          <table:table-cell table:style-name="Table1.A2" office:value-type="string">
            <text:p text:style-name="P163"><text:span text:style-name="T20">Potēns</text:span> (gen. potentis), powerful;</text:p>
          </table:table-cell>
          <table:table-cell table:style-name="Table1.A2" office:value-type="string">
            <text:p text:style-name="P163"><text:span text:style-name="T20">potentior</text:span>, more powerful;</text:p>
          </table:table-cell>
          <table:table-cell table:style-name="Table1.C2" office:value-type="string">
            <text:p text:style-name="P163"><text:span text:style-name="T20">potentissimus</text:span>, most powerful.</text:p>
          </table:table-cell>
        </table:table-row>
      </table:table>
      <text:p text:style-name="BodyHanging"><text:span text:style-name="T2">a</text:span>.<text:tab/>The regular method of forming the comparative and superlative degrees of adjectives is illustrated above. <text:s/>What is substituted for the genitive ending (<text:span text:style-name="T20">-ī</text:span> or <text:span text:style-name="T20">-is</text:span>) to form the comparative? <text:s/>What is substituted to form the superlative?</text:p>
      <text:p text:style-name="BodyHanging"><text:span text:style-name="T2">b</text:span>.<text:tab/>The superlative degree is frequently used in Latin, as it sometimes is in English also, to indicate a high degree of the quality; as, <text:span text:style-name="T20">inīquissimum est</text:span>, <text:span text:style-name="T2">it is most</text:span> (or <text:span text:style-name="T2">very</text:span>) <text:span text:style-name="T2">unfair</text:span>.</text:p>
      <text:p text:style-name="Standard"><text:span text:style-name="T20">170</text:span>. The comparative and superlative degrees, like the positive, are declined, and agree in gender, number, and case with the substantives to which they refer. <text:s/>The superlatives are all of the first and second declensions and are declined like bonus (65). <text:s/>The comparatives are of the third declension and are declined as follows:</text:p>
      <text:p text:style-name="Banner">Paradigm.</text:p>
      <text:p text:style-name="Banner">Comparative adjectives.</text:p>
      <text:p text:style-name="Banner">Singular.</text:p>
      <table:table table:name="Table2" table:style-name="Table2">
        <table:table-column table:style-name="Table2.A" table:number-columns-repeated="3"/>
        <table:table-row>
          <table:table-cell table:style-name="Table2.A1" office:value-type="string">
            <text:p text:style-name="Standard"/>
          </table:table-cell>
          <table:table-cell table:style-name="Table2.A1" office:value-type="string">
            <text:p text:style-name="Standard">Masc. and Fem.</text:p>
          </table:table-cell>
          <table:table-cell table:style-name="Table2.C1" office:value-type="string">
            <text:p text:style-name="Standard">Neuter.</text:p>
          </table:table-cell>
        </table:table-row>
        <table:table-row>
          <table:table-cell table:style-name="Table2.A2" office:value-type="string">
            <text:p text:style-name="P100">Nom.</text:p>
          </table:table-cell>
          <table:table-cell table:style-name="Table2.A2" office:value-type="string">
            <text:p text:style-name="Standard">fortior</text:p>
          </table:table-cell>
          <table:table-cell table:style-name="Table2.C2" office:value-type="string">
            <text:p text:style-name="Standard">fortius</text:p>
          </table:table-cell>
        </table:table-row>
        <table:table-row>
          <table:table-cell table:style-name="Table2.A2" office:value-type="string">
            <text:p text:style-name="P100">Gen.</text:p>
          </table:table-cell>
          <table:table-cell table:style-name="Table2.A2" office:value-type="string">
            <text:p text:style-name="Standard">fortiōris</text:p>
          </table:table-cell>
          <table:table-cell table:style-name="Table2.C2" office:value-type="string">
            <text:p text:style-name="Standard">fortiōris</text:p>
          </table:table-cell>
        </table:table-row>
        <table:table-row>
          <table:table-cell table:style-name="Table2.A2" office:value-type="string">
            <text:p text:style-name="P100">Dat.</text:p>
          </table:table-cell>
          <table:table-cell table:style-name="Table2.A2" office:value-type="string">
            <text:p text:style-name="Standard">foriōrī</text:p>
          </table:table-cell>
          <table:table-cell table:style-name="Table2.C2" office:value-type="string">
            <text:p text:style-name="Standard">foriōrī</text:p>
          </table:table-cell>
        </table:table-row>
        <table:table-row>
          <table:table-cell table:style-name="Table2.A2" office:value-type="string">
            <text:p text:style-name="P100">Acc.</text:p>
          </table:table-cell>
          <table:table-cell table:style-name="Table2.A2" office:value-type="string">
            <text:p text:style-name="Standard">fortiōrem</text:p>
          </table:table-cell>
          <table:table-cell table:style-name="Table2.C2" office:value-type="string">
            <text:p text:style-name="Standard">fortius</text:p>
          </table:table-cell>
        </table:table-row>
        <table:table-row>
          <table:table-cell table:style-name="Table2.A2" office:value-type="string">
            <text:p text:style-name="P100">Voc.</text:p>
          </table:table-cell>
          <table:table-cell table:style-name="Table2.A2" office:value-type="string">
            <text:p text:style-name="Standard">fortior</text:p>
          </table:table-cell>
          <table:table-cell table:style-name="Table2.C2" office:value-type="string">
            <text:p text:style-name="Standard">fortius</text:p>
          </table:table-cell>
        </table:table-row>
        <table:table-row>
          <table:table-cell table:style-name="Table2.A2" office:value-type="string">
            <text:p text:style-name="P100">Abl.</text:p>
          </table:table-cell>
          <table:table-cell table:style-name="Table2.A2" office:value-type="string">
            <text:p text:style-name="Standard">fortiōre</text:p>
          </table:table-cell>
          <table:table-cell table:style-name="Table2.C2" office:value-type="string">
            <text:p text:style-name="Standard">fortiōre</text:p>
          </table:table-cell>
        </table:table-row>
      </table:table>
      <text:p text:style-name="Banner">Plural.</text:p>
      <table:table table:name="Table3" table:style-name="Table3">
        <table:table-column table:style-name="Table3.A" table:number-columns-repeated="3"/>
        <table:table-row>
          <table:table-cell table:style-name="Table3.A1" office:value-type="string">
            <text:p text:style-name="P100">Nom.</text:p>
          </table:table-cell>
          <table:table-cell table:style-name="Table3.A1" office:value-type="string">
            <text:p text:style-name="Standard">fortiōrēs</text:p>
          </table:table-cell>
          <table:table-cell table:style-name="Table3.C1" office:value-type="string">
            <text:p text:style-name="Standard">fortiōra</text:p>
          </table:table-cell>
        </table:table-row>
        <table:table-row>
          <table:table-cell table:style-name="Table3.A2" office:value-type="string">
            <text:p text:style-name="P100">Gen.</text:p>
          </table:table-cell>
          <table:table-cell table:style-name="Table3.A2" office:value-type="string">
            <text:p text:style-name="Standard">fortiōrum</text:p>
          </table:table-cell>
          <table:table-cell table:style-name="Table3.C2" office:value-type="string">
            <text:p text:style-name="Standard">fortiōrum</text:p>
          </table:table-cell>
        </table:table-row>
        <table:table-row>
          <table:table-cell table:style-name="Table3.A2" office:value-type="string">
            <text:p text:style-name="P100">Dat.</text:p>
          </table:table-cell>
          <table:table-cell table:style-name="Table3.A2" office:value-type="string">
            <text:p text:style-name="Standard">foriōribus</text:p>
          </table:table-cell>
          <table:table-cell table:style-name="Table3.C2" office:value-type="string">
            <text:p text:style-name="Standard">foriōribus</text:p>
          </table:table-cell>
        </table:table-row>
        <table:table-row>
          <table:table-cell table:style-name="Table3.A2" office:value-type="string">
            <text:p text:style-name="P100">Acc.</text:p>
          </table:table-cell>
          <table:table-cell table:style-name="Table3.A2" office:value-type="string">
            <text:p text:style-name="Standard">fortiōrēs</text:p>
          </table:table-cell>
          <table:table-cell table:style-name="Table3.C2" office:value-type="string">
            <text:p text:style-name="Standard">fortiōra</text:p>
          </table:table-cell>
        </table:table-row>
        <table:table-row>
          <table:table-cell table:style-name="Table3.A2" office:value-type="string">
            <text:p text:style-name="P100">Voc.</text:p>
          </table:table-cell>
          <table:table-cell table:style-name="Table3.A2" office:value-type="string">
            <text:p text:style-name="Standard">fortiōrēs</text:p>
          </table:table-cell>
          <table:table-cell table:style-name="Table3.C2" office:value-type="string">
            <text:p text:style-name="Standard">fortiōra</text:p>
          </table:table-cell>
        </table:table-row>
        <table:table-row>
          <table:table-cell table:style-name="Table3.A2" office:value-type="string">
            <text:p text:style-name="P100">Abl.</text:p>
          </table:table-cell>
          <table:table-cell table:style-name="Table3.A2" office:value-type="string">
            <text:p text:style-name="Standard">foriōribus</text:p>
          </table:table-cell>
          <table:table-cell table:style-name="Table3.C2" office:value-type="string">
            <text:p text:style-name="Standard">foriōribus<text:span text:style-name="T25">{{106}}</text:span></text:p>
          </table:table-cell>
        </table:table-row>
      </table:table>
      <text:p text:style-name="Standard">a.<text:tab/>Examine the ablative singular and the genitive plural of all genders, and also the nominative and accusative plural neuter. <text:s/>Are the endings like those of the nouns of the third declension (83 and 94), or like those of positive adjectives of the third declension (113).</text:p>
      <text:p text:style-name="Standard"/>
      <text:p text:style-name="Standard">171.<text:tab/><text:tab/>Vocabulary.</text:p>
      <text:section text:style-name="Sect1" text:name="Section54">
        <text:p text:style-name="P111"><text:span text:style-name="T20">brevis</text:span>, <text:span text:style-name="T20">e</text:span>,<text:tab/><text:span text:style-name="T2">short, brief</text:span>.</text:p>
        <text:p text:style-name="P111"><text:span text:style-name="T20">dēnsus, a, um</text:span>,<text:tab/><text:span text:style-name="T2">thick, dense</text:span>.</text:p>
        <text:p text:style-name="P111"><text:span text:style-name="T20">fidēlis, e</text:span>,<text:tab/><text:span text:style-name="T2">faithful.</text:span></text:p>
        <text:p text:style-name="P111"><text:span text:style-name="T20">fīrmus, a, um</text:span>,<text:tab/><text:span text:style-name="T2">strong.</text:span></text:p>
        <text:p text:style-name="P111"><text:soft-page-break/><text:span text:style-name="T20">nōbilis, e</text:span>,<text:tab/><text:span text:style-name="T2">noble</text:span>, <text:span text:style-name="T2">famous.</text:span></text:p>
        <text:p text:style-name="P111"><text:span text:style-name="T20">novus, a, um</text:span>,<text:tab/><text:span text:style-name="T2">new.</text:span></text:p>
        <text:p text:style-name="P111"><text:span text:style-name="T20">prūdēns, -entis</text:span>, <text:tab/><text:span text:style-name="T2">discreet.</text:span></text:p>
        <text:p text:style-name="P111"><text:span text:style-name="T20">ūtilis, e</text:span>,<text:tab/><text:span text:style-name="T2">useful.</text:span></text:p>
      </text:section>
      <text:p text:style-name="Vocabulary"><text:span text:style-name="T2">Phrases</text:span>:</text:p>
      <text:p text:style-name="P166"><text:tab/><text:span text:style-name="T20">iter faciō</text:span>,<text:tab/>march</text:p>
      <text:p text:style-name="P166"><text:tab/><text:span text:style-name="T20">certiōrem faciō dē</text:span><text:span text:style-name="T22">,</text:span><text:tab/><text:span text:style-name="T2">inform of</text:span>, literally <text:span text:style-name="T2">make</text:span> (<text:span text:style-name="T2">some one</text:span>) <text:span text:style-name="T2">more certain about</text:span>.<text:note text:id="ftn38" text:note-class="footnote"><text:note-citation>38</text:note-citation><text:note-body><text:p text:style-name="Footnote">In this phrase <text:span text:style-name="T20">certior</text:span><text:span text:style-name="T22"> agrees with the object of the verb in the active voice; but with the subject if the verb is passive.</text:span></text:p></text:note-body></text:note></text:p>
      <text:p text:style-name="Standard"/>
      <text:p text:style-name="Banner">Exercises.</text:p>
      <text:p text:style-name="Standard"><text:span text:style-name="T20">172</text:span>.<text:tab/><text:tab/><text:span text:style-name="T20">I</text:span>.</text:p>
      <text:p text:style-name="Standard">1. Flūmine lātissimō et altissimō continentur. <text:s/>2. Longiōre itinere dūcimur. <text:s/>3. Per dēnsissimās silvās iter fēcerant. <text:s/>4. Tertiō diē ad flūmen lātius perveniunt. <text:s/>5. Noctēs sunt breviōrēs; sociī nōn erant fidēlēs. <text:s/>6. Virō nōbilissimō et potentissimō fīliam dat. <text:s/>7. Caesarem dē novō cōnsiliō certiōrem fēcērunt. <text:s/>8. In novissimum agmen merīdiē impetus factus erat. <text:s/>9. Castra lātiōribus fossīs mūniuntur. <text:s/>10. Locus firmissimīs praesidiīs tenētur. <text:s/>11. Prūdentissima est puella; cōnsilium est ūtilius. <text:s/>12. Multae rēs Gallōs ūtilēs amīcōs esse prohibent.<text:span text:style-name="T25">{{107}}</text:span></text:p>
      <text:p text:style-name="Standard"><text:tab/><text:tab/><text:span text:style-name="T20">II</text:span>.</text:p>
      <text:p text:style-name="Standard">1. They sought denser forests. <text:s/>2. Deeper rivers seem to hem in the allies. <text:s/>3. The daughters are discreet; the daughters were most discreet. <text:s/>4. A stronger garrison is left. <text:s/>5. We had marched the rest of the night. <text:s/>6. The time is short; the time is shorter; the time is very short. <text:s/>7. The hostages are the children of the noblest men. <text:s/>8. They give their daughters to the sons of the more powerful chiefs. <text:s/>9. He had been informed of the king's departure. <text:s/>10. The bravest legions are stationed in the rear. <text:s/>11. For many years he was a most useful and faithful friend. <text:s/>12. He was informed by a famous soldier; you are hemmed in by a broader river.</text:p>
      <text:p text:style-name="Standard"/>
      <text:p text:style-name="Banner">—</text:p>
      <text:p text:style-name="Standard"/>
      <text:p text:style-name="Banner">Lesson XXXI.</text:p>
      <text:p text:style-name="Banner">Dative with Adjectives. <text:s/>Partitive Genitive.</text:p>
      <text:p text:style-name="Standard"/>
      <text:p text:style-name="Standard"><text:span text:style-name="T20">173</text:span>.<text:tab/><text:tab/>Illustrative Examples.</text:p>
      <text:p text:style-name="P222"><text:span text:style-name="T20">Caesarī est inimīcus</text:span>, <text:span text:style-name="T2">he is unfriendly to Caesar</text:span>.</text:p>
      <text:p text:style-name="P222"><text:span text:style-name="T20">Fīnitimī sunt Galliae</text:span>, <text:span text:style-name="T2">they are adjacent to Gaul</text:span>.</text:p>
      <text:p text:style-name="P222"><text:span text:style-name="T20">Populō Rōmānō perīculōsum est</text:span>, <text:span text:style-name="T2">it is dangerous to the Roman people</text:span>.</text:p>
      <text:p text:style-name="BodyHanging"><text:span text:style-name="T2">a</text:span>. Observer how in these Latin sentences the adjective is completed by a dative denoting to which feeling or quality in question is directed.</text:p>
      <text:p text:style-name="BodyHanging"><text:tab/><text:tab/><text:tab/>This <text:span text:style-name="T2">Dative with Adjectives</text:span> is similar to the <text:span text:style-name="T2">Dative of the Indirect Object</text:span> with verbs (39) and is similarly translated.</text:p>
      <text:p text:style-name="BodyHanging"><text:span text:style-name="T2">b</text:span>. The adjectives so defined or completed are chiefly those meaning <text:span text:style-name="T2">near, friendly, like, useful, agreeable, known</text:span>, and their opposites.{{108}}</text:p>
      <text:p text:style-name="Standard"/>
      <text:p text:style-name="Standard"><text:span text:style-name="T20">174</text:span>.<text:tab/><text:tab/>Illustrative Examples.</text:p>
      <text:p text:style-name="P221"/>
      <text:p text:style-name="P222"><text:span text:style-name="T20">Omnium Gallōrum sunt fortissimī</text:span>, <text:span text:style-name="T2">of all the Gauls they are the bravest</text:span>.</text:p>
      <text:p text:style-name="P222"><text:span text:style-name="T20">Partem prōvinciae vāstant</text:span>, <text:span text:style-name="T2">they lay waste part of the province</text:span>.</text:p>
      <text:p text:style-name="BodyHanging"><text:span text:style-name="T2">a</text:span>.<text:tab/>Observe how the genitive is used in Latin to denote the <text:span text:style-name="T2">whole</text:span><text:span text:style-name="T11"> of which a part is taken. <text:s/>The genitive thus expressing the whole is termed the </text:span><text:span text:style-name="T2">Partitive Genitive</text:span><text:span text:style-name="T11">.</text:span></text:p>
      <text:p text:style-name="Standard"/>
      <text:p text:style-name="Standard"><text:span text:style-name="T20">175</text:span>.<text:tab/><text:tab/>Illustrative Example.</text:p>
      <text:p text:style-name="Standard"><text:soft-page-break/><text:tab/><text:span text:style-name="T20">Reliquās legiōnēs mittit</text:span>, <text:span text:style-name="T2">he sends the rest of the legions </text:span>(<text:span text:style-name="T2">the remaining legions</text:span>).</text:p>
      <text:p text:style-name="Standard"><text:tab/><text:span text:style-name="T20">In mediō flūmine est</text:span>, <text:span text:style-name="T2">it is in the middle of the river</text:span>.</text:p>
      <text:p text:style-name="BodyHanging"><text:span text:style-name="T2">a</text:span>.<text:tab/>Certain relations, as the remainder, and such local parts of anything as the <text:span text:style-name="T2">top</text:span>, <text:span text:style-name="T2">middle</text:span>, <text:span text:style-name="T2">beginning</text:span>, <text:span text:style-name="T2">end</text:span>, Latin prefers to express not by the partitive genitive, but by an adjectives in agreement, which regularly precedes its noun.</text:p>
      <text:p text:style-name="Standard"/>
      <text:p text:style-name="Standard"><text:span text:style-name="T20">176</text:span>.<text:tab/><text:tab/>Vocabulary.</text:p>
      <text:p text:style-name="Vocabulary"><text:span text:style-name="T20">dissimilis</text:span>, e, <text:span text:style-name="T2">unlike, dissimilar</text:span>.</text:p>
      <text:p text:style-name="Vocabulary"><text:span text:style-name="T20">frā-ter</text:span>, <text:span text:style-name="T20">-tris</text:span>, m., <text:span text:style-name="T2">brother</text:span>.</text:p>
      <text:p text:style-name="Vocabulary"><text:span text:style-name="T20">incōgnitus</text:span>, <text:span text:style-name="T20">a</text:span>, <text:span text:style-name="T20">um</text:span>, <text:span text:style-name="T2">unknown</text:span>.</text:p>
      <text:p text:style-name="Vocabulary"><text:span text:style-name="T20">inūtilis</text:span>, <text:span text:style-name="T20">e</text:span>, <text:span text:style-name="T2">useless</text:span>.</text:p>
      <text:p text:style-name="Vocabulary"><text:span text:style-name="T20">mā-ter</text:span>, <text:span text:style-name="T20">-tris</text:span>, f., <text:span text:style-name="T2">mother</text:span>.</text:p>
      <text:p text:style-name="Vocabulary"><text:span text:style-name="T20">nōtus</text:span>, <text:span text:style-name="T20">a</text:span>, <text:span text:style-name="T20">um</text:span>, <text:span text:style-name="T2">known, familiar</text:span>.</text:p>
      <text:p text:style-name="Vocabulary"><text:span text:style-name="T20">pa-ter</text:span>, <text:span text:style-name="T20">-tris</text:span>, m., <text:span text:style-name="T2">father</text:span>.</text:p>
      <text:p text:style-name="Vocabulary"><text:span text:style-name="T20">pūblicus</text:span>, <text:span text:style-name="T20">a</text:span>, <text:span text:style-name="T20">um</text:span>, <text:span text:style-name="T2">belonging to the people, public</text:span>.</text:p>
      <text:p text:style-name="Vocabulary"><text:span text:style-name="T20">similis</text:span>, <text:span text:style-name="T20">e</text:span>, <text:span text:style-name="T2">like, similar</text:span>.</text:p>
      <text:p text:style-name="Vocabulary"><text:span text:style-name="T20">sor-or</text:span>, <text:span text:style-name="T20">-ōris</text:span>, f., <text:span text:style-name="T2">sister</text:span>.</text:p>
      <text:p text:style-name="Standard">Phrases: <text:span text:style-name="T20">rēs pūblica</text:span>, <text:span text:style-name="T20">reī pūblicae</text:span>, f., <text:span text:style-name="T2">the public interest, public business, the state</text:span>.</text:p>
      <text:p text:style-name="Standard"><text:tab/><text:span text:style-name="T20">pār esse</text:span>, <text:span text:style-name="T2">be a match</text:span> (<text:span text:style-name="T2">for</text:span>).<text:span text:style-name="T25">{{109}}</text:span></text:p>
      <text:p text:style-name="Standard"/>
      <text:p text:style-name="Banner">Exercises.</text:p>
      <text:p text:style-name="Standard"><text:span text:style-name="T20">177</text:span>.<text:tab/><text:tab/><text:span text:style-name="T20">I</text:span>.</text:p>
      <text:p text:style-name="Standard">1. Frāter sorōrī incōgnitus erat. <text:s/>2. Gallī fīnitimī Belgīs erant. <text:s/>3. Caesarī es fidēlis. <text:s/>4. Potentissimus prīcipum est. <text:s/>5. Dē rē pūblicā nōn dēspērāmus. <text:s/>6. Mediā circiter nocte ad reliquum exercitum. perveniunt. <text:s/>7. Gallī nōn parēs sunt Belgīs. <text:s/>8. Caesarī esse inimīcī exīstimāmur. <text:s/>9. Omnium Gallōrum fortissimī sumus. <text:s/>10. Fīliī patrī et mātrī pārent. <text:s/>11. Cōnsilium reī pūblicae perīculōsum est. <text:s/>12. Prīculum commūne omnibus esse vidētur. <text:s/>13. <text:span text:style-name="T20">Ī</text:span>talia Britanniae<text:note text:id="ftn39" text:note-class="footnote"><text:note-citation>39</text:note-citation><text:note-body><text:p text:style-name="Footnote">After <text:span text:style-name="T2">like</text:span> and <text:span text:style-name="T2">unlike</text:span>, the preposition <text:span text:style-name="T2">to</text:span> is now generally omitted.</text:p></text:note-body></text:note> dissimilis est. <text:s/>14. Media īnsula incolīs est inūtilis. <text:s/>15. Multīs mīlitum nihil nōtum erat.</text:p>
      <text:p text:style-name="Standard"><text:tab/><text:tab/><text:span text:style-name="T20">II</text:span>.</text:p>
      <text:p text:style-name="Standard">1. They had sent the noblest of the Britons to Caesar. <text:s/>2. They seem to be friendly and faithful to Caesar. <text:s/>3. The harbours were unknown to the Gauls. <text:s/>4. The war began to be dangerous to the state. <text:s/>5. At dawn they joined battle in the middle of the forest. <text:s/>6. They had marched for a large part of the day. <text:s/>7. The daughter is like<text:note text:id="ftn40" text:note-class="footnote"><text:note-citation>40</text:note-citation><text:note-body><text:p text:style-name="Footnote">After <text:span text:style-name="T2">like</text:span> and <text:span text:style-name="T2">unlike</text:span>, the preposition <text:span text:style-name="T2">to</text:span> is now generally omitted.</text:p></text:note-body></text:note> (her) father; the sons are like (their) mother. <text:s/>8. Nothing was more useful to the senate. <text:s/>9. The brothers are unfriendly to (their) sister. <text:s/>10. He had been informed by the more daring of the brothers. <text:s/>11. Peace is not similar to war. <text:s/>12. The nights are unlike the days. <text:s/>13. The slave's faithfulness is known to all. <text:s/>14. The lakes are like large rivers. <text:s/>15. Children do not give orders to (their) fathers and mothers.<text:span text:style-name="T25">{{110}}</text:span></text:p>
      <text:p text:style-name="Standard"/>
      <text:p text:style-name="Banner">—</text:p>
      <text:p text:style-name="Standard"/>
      <text:p text:style-name="Banner">Lesson XXXII.</text:p>
      <text:p text:style-name="Banner">First and Second Conjugations: Future Indicative Active.</text:p>
      <text:p text:style-name="Standard"/>
      <text:p text:style-name="P59"><text:span text:style-name="T20">178</text:span>.<text:tab/><text:tab/>Illustrative Examples.</text:p>
      <text:p text:style-name="P59"><text:span text:style-name="T20">Pūgnābit</text:span>, <text:span text:style-name="T2">he will fight</text:span>.</text:p>
      <text:p text:style-name="P59"><text:span text:style-name="T20">Vocābis</text:span>, <text:span text:style-name="T2">you will call</text:span>.</text:p>
      <text:p text:style-name="P59"><text:span text:style-name="T20">Vidēbimus</text:span>, <text:span text:style-name="T2">we shall see</text:span>.</text:p>
      <text:p text:style-name="P59"><text:soft-page-break/><text:span text:style-name="T20">Tenēbitis</text:span>, <text:span text:style-name="T2">you will hold</text:span>.</text:p>
      <text:p text:style-name="P59">a.<text:tab/>What new element is found in these Latin verbs between the present stem and personal ending?</text:p>
      <text:p text:style-name="P59">b.<text:tab/>Notice the translation of these Latin forms, which, like their English equivalents, are said to be in the <text:span text:style-name="T2">Future Tense</text:span>.</text:p>
      <text:p text:style-name="P59"/>
      <text:p text:style-name="P59"><text:span text:style-name="T20">179</text:span>.<text:tab/><text:tab/>Paradigms.</text:p>
      <text:p text:style-name="Banner">Future indicative active.</text:p>
      <text:p text:style-name="P23"><text:tab/>First Conjugation.<text:tab/>Second Conjugation.</text:p>
      <text:p text:style-name="P53">Singular</text:p>
      <text:p text:style-name="P42">1.<text:tab/>amābō<text:tab/><text:span text:style-name="T20">-ā-b-ō</text:span><text:tab/>monēbō<text:tab/><text:span text:style-name="T20">-ē-b-ō</text:span></text:p>
      <text:p text:style-name="P42">2.<text:tab/>am.bis<text:tab/><text:span text:style-name="T20">-ā-bi-s</text:span><text:tab/>monēbis<text:tab/><text:span text:style-name="T20">-ē-bi-s</text:span></text:p>
      <text:p text:style-name="P42">3.<text:tab/>amābit<text:tab/><text:span text:style-name="T20">-ā-bi-t</text:span><text:tab/>monēbit<text:tab/><text:span text:style-name="T20">-ē-bi-t</text:span></text:p>
      <text:p text:style-name="P53">Plural</text:p>
      <text:p text:style-name="P42">1.<text:tab/>amābimus<text:tab/><text:span text:style-name="T20">-ā-bi-mus</text:span><text:tab/>monēbimus<text:tab/><text:span text:style-name="T20">-ē-bi-mus</text:span></text:p>
      <text:p text:style-name="P42">2.<text:tab/>amābitis<text:tab/><text:span text:style-name="T20">-ā-bi-tis</text:span><text:tab/>monēbitis<text:tab/><text:span text:style-name="T20">-ē-bi-tis</text:span></text:p>
      <text:p text:style-name="P42">3.<text:tab/>amābunt<text:tab/><text:span text:style-name="T20">-ā-bu-nt</text:span><text:tab/>monēbunt<text:tab/><text:span text:style-name="T20">-ē-bu-nt</text:span></text:p>
      <text:p text:style-name="BodyHanging"><text:span text:style-name="T2">a</text:span>.<text:tab/>Notice that in the first person <text:span text:style-name="T20">i</text:span> of <text:span text:style-name="T20">-bi-</text:span> is omitted before <text:span text:style-name="T20">-ō</text:span>, and that in the third person plural <text:span text:style-name="T20">bi</text:span> becomes <text:span text:style-name="T20">bu</text:span> before <text:span text:style-name="T20">-nt</text:span>. <text:s/>What is the quantity of the vowel in <text:span text:style-name="T20">-bi-</text:span>?</text:p>
      <text:p text:style-name="P59"/>
      <text:p text:style-name="P59"><text:span text:style-name="T20">180</text:span>. In Latin, as in English, adjectives are often used as substantives, especially in the plural, the masculine denoting a class of persons, the neuter a class or number of things; as <text:span text:style-name="T20">omnēs</text:span><text:span text:style-name="T22">, </text:span><text:span text:style-name="T6">all people, everybody</text:span><text:span text:style-name="T22">; </text:span><text:span text:style-name="T20">omnia</text:span><text:span text:style-name="T22">, </text:span><text:span text:style-name="T6">all things, everything</text:span><text:span text:style-name="T22">; </text:span><text:span text:style-name="T20">bonī</text:span><text:span text:style-name="T22">, </text:span><text:span text:style-name="T6">good people, the good</text:span><text:span text:style-name="T14">; </text:span><text:span text:style-name="T12">bona</text:span><text:span text:style-name="T14">, </text:span><text:span text:style-name="T6">goods, property</text:span><text:span text:style-name="T14">. <text:s/>So </text:span><text:span text:style-name="T12">multī</text:span><text:span text:style-name="T14">, </text:span><text:span text:style-name="T12">multa</text:span><text:span text:style-name="T14">, </text:span><text:span text:style-name="T12">paucī</text:span><text:span text:style-name="T14">, </text:span><text:span text:style-name="T12">reliquī</text:span><text:span text:style-name="T14">, and many others.</text:span></text:p>
      <text:p text:style-name="P59"><text:span text:style-name="T14">N.B—In the genitive, dative, and ablative plural, where gender is not determined by the case-ending, </text:span><text:span text:style-name="T12">rēs </text:span><text:span text:style-name="T14">should be used instead of the neuter; as </text:span><text:span text:style-name="T12">omnium rērum</text:span><text:span text:style-name="T14">, </text:span><text:span text:style-name="T6">of everything</text:span><text:span text:style-name="T14">.</text:span></text:p>
      <text:p text:style-name="P98"/>
      <text:p text:style-name="P59"><text:span text:style-name="T12">181</text:span><text:span text:style-name="T14">.<text:tab/><text:tab/>Vocabulary.</text:span></text:p>
      <text:p text:style-name="Vocabulary"><text:span text:style-name="T12">causa, ae</text:span><text:span text:style-name="T14">, f.,<text:tab/></text:span><text:span text:style-name="T6">cause, reason</text:span><text:span text:style-name="T14">.</text:span></text:p>
      <text:p text:style-name="Vocabulary"><text:span text:style-name="T12">dē</text:span><text:span text:style-name="T14">, prep. with abl.,<text:tab/>1, </text:span><text:span text:style-name="T6">down from, from</text:span><text:span text:style-name="T14">; 2, </text:span><text:span text:style-name="T6">concerning</text:span><text:span text:style-name="T14">.</text:span></text:p>
      <text:p text:style-name="Vocabulary"><text:span text:style-name="T20">dē-dūcō</text:span>, <text:span text:style-name="T20">ere,</text:span> <text:span text:style-name="T20">-dūxī</text:span>, <text:span text:style-name="T20">-ductum</text:span>,<text:tab/><text:span text:style-name="T2">lead off, withdraw</text:span>.</text:p>
      <text:p text:style-name="Vocabulary"><text:span text:style-name="T20">dē-pōnō</text:span>, <text:span text:style-name="T20">ere</text:span>, <text:span text:style-name="T20">posuī,</text:span> <text:span text:style-name="T20">-positum</text:span>,<text:tab/><text:span text:style-name="T2">lay down</text:span>; <text:span text:style-name="T2">deposit.</text:span></text:p>
      <text:p text:style-name="Vocabulary"><text:span text:style-name="T20">dē-siliō</text:span>, <text:span text:style-name="T20">īre</text:span>, <text:span text:style-name="T20">-siluī</text:span>, <text:span text:style-name="T20">-sultum</text:span>,<text:tab/><text:span text:style-name="T2">leap down</text:span>.</text:p>
      <text:p text:style-name="Vocabulary"><text:span text:style-name="T20">dēterreō</text:span>, <text:span text:style-name="T20">ēre</text:span>, <text:span text:style-name="T20">uī</text:span>, <text:span text:style-name="T20">itum</text:span>,<text:tab/>(<text:span text:style-name="T2">frighten off</text:span>) <text:span text:style-name="T2">deter,</text:span> <text:span text:style-name="T2">hinder.</text:span></text:p>
      <text:p text:style-name="Vocabulary"><text:span text:style-name="T20">dē-tineō</text:span>, <text:span text:style-name="T20">ēre</text:span>, <text:span text:style-name="T20">uī</text:span>, <text:span text:style-name="T20">-tentum</text:span>,<text:tab/><text:span text:style-name="T2">detain, delay</text:span>.</text:p>
      <text:p text:style-name="Vocabulary">i<text:span text:style-name="T20">mperō</text:span>, <text:span text:style-name="T20">āre</text:span>, <text:span text:style-name="T20">āvī</text:span>, <text:span text:style-name="T20">ātum</text:span>,<text:tab/><text:span text:style-name="T2">demand, require</text:span>.</text:p>
      <text:p text:style-name="Vocabulary"><text:span text:style-name="T20">locus</text:span>, <text:span text:style-name="T20">ī</text:span>, m.,<text:tab/><text:span text:style-name="T2">place</text:span>; in plural, <text:span text:style-name="T20">loca</text:span>, <text:span text:style-name="T20">ōrum</text:span>, n., <text:span text:style-name="T2">places, ground, district</text:span>.</text:p>
      <text:p text:style-name="Vocabulary"><text:span text:style-name="T20">per-tineō</text:span>, <text:span text:style-name="T20">ēre</text:span>, <text:span text:style-name="T20">uī</text:span>, <text:span text:style-name="T20">-tentum</text:span>,<text:tab/><text:span text:style-name="T2">extend, tend</text:span>.</text:p>
      <text:p text:style-name="P59">Phrases with <text:span text:style-name="T20">causa</text:span> (notice the order throughout):</text:p>
      <text:p text:style-name="Vocabulary"><text:span text:style-name="T20">multīs dē causīs</text:span>,<text:tab/><text:span text:style-name="T2">for</text:span> (literally <text:span text:style-name="T2">from</text:span>) <text:span text:style-name="T2">many reasons</text:span>.</text:p>
      <text:p text:style-name="Vocabulary"><text:span text:style-name="T20">pācis causā</text:span>,<text:tab/><text:span text:style-name="T2">for the sake of peace</text:span> (literally <text:span text:style-name="T2">from the reason of peace</text:span>).</text:p>
      <text:p text:style-name="Vocabulary"><text:span text:style-name="T20">frūmentī causā</text:span>,<text:tab/><text:span text:style-name="T2">for the purpose of</text:span> (<text:span text:style-name="T2">getting</text:span>) <text:span text:style-name="T2">corn</text:span>; <text:span text:style-name="T2">to get corn</text:span>.</text:p>
      <text:p text:style-name="P59">N.B.—(<text:span text:style-name="T2">a</text:span>) The prefix <text:span text:style-name="T20">dē</text:span> is used in compounds to denote (1) <text:span text:style-name="T2">down</text:span>, (2) <text:span text:style-name="T2">from, off</text:span>.</text:p>
      <text:p text:style-name="P59">(<text:span text:style-name="T2">b</text:span>) With <text:span text:style-name="T20">imperō</text:span>, the dative denotes the person to whom orders are given; the accusative denotes that which is demanded or ordered; as,</text:p>
      <text:p text:style-name="P59"><text:span text:style-name="T20">Equitibus imperat</text:span>, <text:span text:style-name="T2">he gives orders to the cavalry</text:span>;</text:p>
      <text:p text:style-name="P59"><text:span text:style-name="T20">Equitēs rēgī imperat</text:span>, <text:span text:style-name="T2">he demands cavalry from the king</text:span>.<text:span text:style-name="T25">{{112}}</text:span></text:p>
      <text:p text:style-name="P59"/>
      <text:p text:style-name="Banner">Exercises.</text:p>
      <text:p text:style-name="P59"><text:span text:style-name="T20">182</text:span>.<text:tab/><text:tab/><text:span text:style-name="T20">I</text:span>.</text:p>
      <text:p text:style-name="P59"><text:soft-page-break/>1. Multīs dē causīs in Galliā hiemābimus. <text:s/>2. Rēx cōpiās parābit; cōpiae rēgī pārēbunt. <text:s/>3. Nihil vidēbitis. <text:s/>4. Adventum auxiliōrum nōn exspectābō. <text:s/>5. Obsidibus imperat; obsidēs Gallīs imperābat; māgnum numerum obsidum Galliae imperābit. <text:s/>6. Belgae pertinent ad flūmen Rhēnum. <text:s/>7. Reī pūblicae causā impetum sustinēbimus. <text:s/>8. Dē omnibus rēbus dēspērās; omnia relinquis. <text:s/>9. Mīlitēs dē vāllō dēdūcit. <text:s/>10. Omnia loca occupābimus. <text:s/>11. Amīcitiae causā agrōs fīnitimīs concēdere nōn dubitābis. <text:s/>12. Nihil exercitum dētinēbit. <text:s/>13. Multa Caesarem dēterrēbunt. <text:s/>14. Ex <text:s/>equīs ad pedēs dēsiluērunt. <text:s/>15. Bonōs necāunt; bona nōbilium habēbunt. <text:s/>16. Bellī causā cōpiās comparābō. <text:s/>17. Imperium dēposuit.</text:p>
      <text:p text:style-name="P59"><text:tab/><text:tab/>II.</text:p>
      <text:p text:style-name="P59">1. We shall not fight without reason. <text:s/>2. At dawn they will move the camp. <text:s/>3. I shall give the signal. <text:s/>4. You will have everything; we shall have an abundance of everything. <text:s/>5. For the sake of the common safety they will give hostages. <text:s/>6. The leap down from the wall. <text:s/>7. I shall demand cavalry and infantry from the rest. <text:s/>8. You will not venture to wage war for a slight cause. <text:s/>9. The forest used to extend to the bank of the river Rhine. <text:s/>10. The place is unknown to all; the ground was known to everybody. <text:s/>11. Nothing will deter the senate and Roman people. <text:s/>12. Everything had been withdrawn from the fields. <text:s/>13. It will tend to (ad) the safety of the good. <text:s/>14. He has many to assist him (<text:span text:style-name="T2">literally</text:span><text:span text:style-name="T11">, for the sake of aid). <text:s/>15. On account of the lack of everything we shall not hesitate</text:span><text:span text:style-name="T25">{{113}}</text:span><text:span text:style-name="T11"> to lay down (our) arms. <text:s/>16. You will not delay the victory. <text:s/>17. He will demand a large supply of corn from the king's brother.</text:span></text:p>
      <text:p text:style-name="P59"/>
      <text:p text:style-name="P59">[[Plate – </text:p>
      <text:p text:style-name="P59"><text:tab/>Ruins of the Claudian Aqueduct.</text:p>
      <text:p text:style-name="P59"><text:tab/>Cloaca Maxima.]]</text:p>
      <text:p text:style-name="P59"/>
      <text:p text:style-name="Banner">—</text:p>
      <text:p text:style-name="P59"/>
      <text:p text:style-name="P59"><text:span text:style-name="T20">183</text:span>.<text:tab/><text:tab/>Word List C.</text:p>
      <text:p text:style-name="Banner">Time.</text:p>
      <text:section text:style-name="Sect3" text:name="Section55">
        <text:p text:style-name="BodyHanging">day</text:p>
        <text:p text:style-name="BodyHanging">daily</text:p>
        <text:p text:style-name="BodyHanging">next day</text:p>
        <text:p text:style-name="BodyHanging">daybreak</text:p>
        <text:p text:style-name="BodyHanging">noon</text:p>
        <text:p text:style-name="BodyHanging">hour</text:p>
        <text:p text:style-name="BodyHanging">night</text:p>
        <text:p text:style-name="BodyHanging">midnight</text:p>
        <text:p text:style-name="BodyHanging">watch</text:p>
        <text:p text:style-name="BodyHanging">year </text:p>
        <text:p text:style-name="BodyHanging">time</text:p>
      </text:section>
      <text:p text:style-name="Banner">Family.</text:p>
      <text:section text:style-name="Sect3" text:name="Section56">
        <text:p text:style-name="BodyHanging">father</text:p>
        <text:p text:style-name="BodyHanging">mother </text:p>
        <text:p text:style-name="BodyHanging">brother</text:p>
        <text:p text:style-name="BodyHanging">sister</text:p>
        <text:p text:style-name="BodyHanging">son</text:p>
        <text:p text:style-name="BodyHanging">daughter</text:p>
        <text:p text:style-name="BodyHanging">children</text:p>
      </text:section>
      <text:p text:style-name="Banner">Miscellaneous nouns.</text:p>
      <text:section text:style-name="Sect3" text:name="Section57">
        <text:p text:style-name="BodyHanging">faith</text:p>
        <text:p text:style-name="BodyHanging">hope</text:p>
        <text:p text:style-name="BodyHanging">experience</text:p>
        <text:p text:style-name="BodyHanging">thing</text:p>
        <text:p text:style-name="BodyHanging">nothing</text:p>
        <text:p text:style-name="BodyHanging">everything</text:p>
        <text:p text:style-name="BodyHanging">rampart</text:p>
        <text:p text:style-name="BodyHanging">ground</text:p>
        <text:p text:style-name="BodyHanging">part</text:p>
        <text:p text:style-name="BodyHanging">reason</text:p>
        <text:p text:style-name="BodyHanging">light</text:p>
        <text:p text:style-name="BodyHanging">state</text:p>
      </text:section>
      <text:p text:style-name="Banner">Adjectives with <text:span text:style-name="T2">to</text:span>: in Latin with dative.</text:p>
      <text:section text:style-name="Sect3" text:name="Section58">
        <text:p text:style-name="BodyHanging">adjacent</text:p>
        <text:p text:style-name="BodyHanging">friendly</text:p>
        <text:p text:style-name="BodyHanging">unfriendly</text:p>
        <text:p text:style-name="BodyHanging">faithful</text:p>
        <text:p text:style-name="BodyHanging">like</text:p>
        <text:p text:style-name="BodyHanging">unlike</text:p>
        <text:p text:style-name="BodyHanging">equal</text:p>
        <text:p text:style-name="BodyHanging">common</text:p>
        <text:p text:style-name="BodyHanging">useful</text:p>
        <text:p text:style-name="BodyHanging">useless</text:p>
        <text:p text:style-name="BodyHanging">known</text:p>
        <text:p text:style-name="BodyHanging">unknown</text:p>
        <text:p text:style-name="BodyHanging">dangerous</text:p>
      </text:section>
      <text:p text:style-name="Banner">Miscellaneous adjectives.</text:p>
      <text:section text:style-name="Sect3" text:name="Section59">
        <text:p text:style-name="BodyHanging">bold</text:p>
        <text:p text:style-name="BodyHanging">discreet</text:p>
        <text:p text:style-name="BodyHanging">powerful</text:p>
        <text:p text:style-name="BodyHanging">noble</text:p>
        <text:p text:style-name="BodyHanging">new</text:p>
        <text:p text:style-name="BodyHanging">following</text:p>
        <text:p text:style-name="BodyHanging">think</text:p>
        <text:p text:style-name="BodyHanging">strong</text:p>
        <text:p text:style-name="BodyHanging">short</text:p>
        <text:p text:style-name="BodyHanging">military</text:p>
        <text:p text:style-name="BodyHanging">famous</text:p>
      </text:section>
      <text:p text:style-name="Banner">Verbs.</text:p>
      <text:section text:style-name="Sect3" text:name="Section60">
        <text:p text:style-name="BodyHanging">say</text:p>
        <text:p text:style-name="BodyHanging">think</text:p>
        <text:p text:style-name="BodyHanging">seem</text:p>
        <text:p text:style-name="BodyHanging">inform</text:p>
        <text:p text:style-name="BodyHanging">name</text:p>
        <text:p text:style-name="BodyHanging">demand</text:p>
        <text:p text:style-name="BodyHanging">prevent</text:p>
        <text:p text:style-name="BodyHanging">hinder</text:p>
        <text:p text:style-name="BodyHanging"><text:soft-page-break/>restrain</text:p>
        <text:p text:style-name="BodyHanging">detain</text:p>
        <text:p text:style-name="BodyHanging">hesitate</text:p>
        <text:p text:style-name="BodyHanging">influence</text:p>
        <text:p text:style-name="BodyHanging">alarm</text:p>
        <text:p text:style-name="BodyHanging">terrify</text:p>
        <text:p text:style-name="BodyHanging">grant</text:p>
        <text:p text:style-name="BodyHanging">require</text:p>
        <text:p text:style-name="BodyHanging">extend</text:p>
        <text:p text:style-name="BodyHanging">drive</text:p>
        <text:p text:style-name="BodyHanging">lead out</text:p>
        <text:p text:style-name="BodyHanging">send out</text:p>
        <text:p text:style-name="BodyHanging">drive out</text:p>
        <text:p text:style-name="BodyHanging">leap down<text:span text:style-name="T25">{{114}}</text:span></text:p>
      </text:section>
      <text:p text:style-name="Banner">War.</text:p>
      <text:section text:style-name="Sect2" text:name="Section61">
        <text:p text:style-name="P163">halt</text:p>
        <text:p text:style-name="P163">march</text:p>
        <text:p text:style-name="P163">retire</text:p>
        <text:p text:style-name="P163">the rear</text:p>
        <text:p text:style-name="P163">repulse</text:p>
        <text:p text:style-name="P163">withdraw (transitive)</text:p>
        <text:p text:style-name="P163">withdraw (intransitive)</text:p>
        <text:p text:style-name="P163">yield</text:p>
        <text:p text:style-name="P163">defeat</text:p>
        <text:p text:style-name="P163">drive back</text:p>
        <text:p text:style-name="P163">surround</text:p>
        <text:p text:style-name="P163">give way</text:p>
        <text:p text:style-name="P163">lay down arms</text:p>
        <text:p text:style-name="P163">draw up lien of battle</text:p>
        <text:p text:style-name="P163">make an attack</text:p>
        <text:p text:style-name="P163">the art of war</text:p>
      </text:section>
      <text:p text:style-name="P59"/>
      <text:p text:style-name="Banner">—</text:p>
      <text:p text:style-name="P59"/>
      <text:p text:style-name="Banner">Reading Lesson VI.</text:p>
      <text:p text:style-name="Banner">The Seven Kings of Rome (753-510 B.C.)</text:p>
      <text:p text:style-name="P59"><text:span text:style-name="T20">184</text:span>.<text:tab/><text:tab/>Vocabulary.</text:p>
      <text:p text:style-name="P193"><text:span text:style-name="T20">creō, āre, āvī, ātum</text:span>,<text:tab/><text:span text:style-name="T2">elect, choose</text:span>.</text:p>
      <text:p text:style-name="Vocabulary"><text:span text:style-name="T20">Etrūria, ae</text:span>, f.,<text:tab/><text:span text:style-name="T2">Etruria,</text:span> the district north of Rome.</text:p>
      <text:p text:style-name="Vocabulary"><text:span text:style-name="T20">Latīnī, ōrum</text:span>, m.,<text:tab/><text:span text:style-name="T2">the Latins</text:span>, dwelling in Latium.</text:p>
      <text:p text:style-name="Vocabulary"><text:span text:style-name="T20">lēx, lēgis</text:span>, f., <text:tab/><text:span text:style-name="T2">law.</text:span></text:p>
      <text:p text:style-name="Vocabulary"><text:span text:style-name="T20">nūllus, a, um</text:span>,<text:tab/><text:span text:style-name="T2">no</text:span> (adjective).</text:p>
      <text:p text:style-name="Vocabulary"><text:span text:style-name="T20">urbs, urbis</text:span>, f.,<text:tab/><text:span text:style-name="T2">city.</text:span></text:p>
      <text:p text:style-name="P59">Prīmō (<text:span text:style-name="T2">at first</text:span>) populus Rōmānus rēgibus pārēbat. <text:s/>Septem (<text:span text:style-name="T2">seven</text:span>) rēgēs Rōmae (<text:span text:style-name="T2">at Rome</text:span>) imperium obtinēbant. <text:s/>Prīmus rēx, Rōmulus, urbem condidit (<text:span text:style-name="T2">founded</text:span>). <text:s/>Rōman mūrīs mūnīvit et multitūdinem hominum in urbem coēgit. <text:s/>Senātum creāvit et senātōrēs (<text:span text:style-name="T2">the senators</text:span>) Patrēs appellāvit. <text:s/>Multa bella cum fīnitimīs gerēbat.</text:p>
      <text:p text:style-name="P59">Numa, rēx secundus, nūllum bellum gessit, sed nūllus rēx ūtilior reī pūblicae erat. <text:s/>Lēgēs aequās populō Rōmānō dedit, et multa templa (<text:span text:style-name="T2">temples</text:span>) īnstituit (<text:span text:style-name="T2">established</text:span>).</text:p>
      <text:p text:style-name="P59">Tertius rēx, Tullus Hostīlius, vir fortissimus erat et audācissimus. <text:s/>Bella cum fīnitimīs renovāvit et māgnum in rē mīlitārī ūsum habēbat. <text:s/>Levī dē causā bellum cum Albānīs gessit et multōs fīnitimōs superāvit.<text:span text:style-name="T25">{{115}}</text:span></text:p>
      <text:p text:style-name="P59">Ancus Mārcius, rēx quārtus, Tullō dissimilis erat, et Numae similor. <text:s/>Salūtis commūnis causā Rōmam novīs mūrīs fīrmāvit et portum fēcit apud (<text:span text:style-name="T2">at</text:span>) ōstium (<text:span text:style-name="T2">the mouth</text:span>) flūminis Tiberis.</text:p>
      <text:p text:style-name="P59">Tum (<text:span text:style-name="T2">then</text:span>) Tarquinius Prīscus, quī (<text:span text:style-name="T2">who</text:span>) in urbem ab Etrūriā pervēnerat, rēx creātus est. <text:s/>Tarquinius in bellō et in pāce nōbilis erat. <text:s/>Multa oppida occupāvit et agrum Rōmānum lātiōrem fēcit.</text:p>
      <text:p text:style-name="P59">Servius Tullius, rēx sextus, prūdentissimus erat omnium rēgum. <text:s/>Pauca bella gessit sed multa cōnsilia cēpit <text:span text:style-name="T2">(formed)</text:span> quae (<text:span text:style-name="T2">which</text:span>) ad salūtem reī pūblicae pertinēbant. <text:s/>Pācem cum Latīnīs cōnfīrmāvit et prīncipātum omnium fīnitimōrum populōrum obtinēbat. <text:s/>Septem collēs (<text:span text:style-name="T2">hills</text:span>) māgnīs et fīrmīs mūnītiōnibus cīnxit <text:span text:style-name="T2">(surrounded).</text:span> <text:s/>Post multōs annōs ā Tarquiniō, fīliō rēgis quīntī, necātus est.</text:p>
      <text:p text:style-name="P59">Tarquinius Superbus, septimus et ultimus (<text:span text:style-name="T2">last</text:span>) rēgum, homō inīquus et audāx erat. <text:s/>Fīlium habēbat quem (<text:span text:style-name="T2">whom</text:span>) Sextum appellābat. <text:s/>Propter injūriās ipsīus (<text:span text:style-name="T2">of himself</text:span>) et Sextī, rēx imperium dēpōnere coāctus est et ex urbe expulsus est.</text:p>
      <text:p text:style-name="P59">Post discessum Tarquiniōrum, senātus et prīncipēs rem pūblicam administrābant <text:span text:style-name="T2">(governed),</text:span> et Rōmānī cōnsulēs (<text:span text:style-name="T2">consuls, acc. case</text:span>) creāre coepērunt.</text:p>
      <text:p text:style-name="P59"/>
      <text:p text:style-name="Banner">—</text:p>
      <text:p text:style-name="P59"/>
      <text:p text:style-name="Banner">Lesson XXXIII.</text:p>
      <text:p text:style-name="Banner"><text:soft-page-break/>Third Declension: I-Stems.</text:p>
      <text:p text:style-name="P59"/>
      <text:p text:style-name="P59"><text:span text:style-name="T20">185</text:span>. The Third Declension includes also nouns whose stem ends in <text:span text:style-name="T20">i</text:span>, instead of in a consonant as in Lessons XIII and XV. <text:s/>The difference is observable chiefly in the genitive plural, which, in <text:span text:style-name="T20">i</text:span>-stems, has <text:span text:style-name="T20">-ium</text:span> instead of <text:span text:style-name="T20">-um</text:span>, and in the nominative and accusative plural of<text:span text:style-name="T25">{{116}}</text:span> neuters, which have <text:span text:style-name="T20">-ia</text:span> instead of <text:span text:style-name="T20">-a</text:span>. <text:s/>Occasionally the ablative singular ends in <text:span text:style-name="T20">-ī</text:span> (regularly so in the neuter nouns), and more rarely the accusative singular ends in <text:span text:style-name="T20">-im</text:span>. <text:s/>Otherwise the declension of consonant stems and <text:span text:style-name="T20">i</text:span>-stems is identical.</text:p>
      <text:p text:style-name="P59"/>
      <text:p text:style-name="P59">186.<text:tab/><text:tab/>Paradigms.</text:p>
      <text:p text:style-name="Banner">Third declension, i-stems.</text:p>
      <text:p text:style-name="Banner">Singular.</text:p>
      <text:p text:style-name="Banner"/>
      <text:p text:style-name="P56"><text:span text:style-name="T2">Nom</text:span>.<text:tab/>hostis <text:span text:style-name="T2">(enemy)</text:span><text:tab/>nūbēs (<text:span text:style-name="T2">cloud</text:span>)<text:tab/>animal (<text:span text:style-name="T2">animal</text:span>)</text:p>
      <text:p text:style-name="P56"><text:span text:style-name="T2">Gen</text:span>.<text:tab/>hostis<text:tab/>nūbis<text:tab/>animālis</text:p>
      <text:p text:style-name="P56"><text:span text:style-name="T2">Dat.</text:span><text:tab/>hostī<text:tab/>nūbī<text:tab/>animālī</text:p>
      <text:p text:style-name="P56"><text:span text:style-name="T2">Acc.</text:span><text:tab/>hostem<text:tab/>nūbem<text:tab/>animal</text:p>
      <text:p text:style-name="P56"><text:span text:style-name="T2">Voc.</text:span><text:tab/>hostis<text:tab/>nūbēs<text:tab/>animal</text:p>
      <text:p text:style-name="P56"><text:span text:style-name="T2">Abl.</text:span><text:tab/>hoste<text:tab/>nūbe<text:tab/>animālī</text:p>
      <text:p text:style-name="Banner">Plural.</text:p>
      <text:p text:style-name="P56"><text:span text:style-name="T2">Nom</text:span>.<text:tab/>hostēs<text:tab/>nūbēs<text:tab/>animālia</text:p>
      <text:p text:style-name="P56"><text:span text:style-name="T2">Gen</text:span>.<text:tab/>hostium<text:tab/>nūbium<text:tab/>animālium</text:p>
      <text:p text:style-name="P56"><text:span text:style-name="T2">Dat</text:span>.<text:tab/>hostibus<text:tab/>nūbibus<text:tab/>animālibus</text:p>
      <text:p text:style-name="P56"><text:span text:style-name="T2">Acc</text:span>.<text:tab/>hostēs (īs)<text:note text:id="ftn41" text:note-class="footnote"><text:note-citation>41</text:note-citation><text:note-body><text:p text:style-name="Footnote">The accusative plural in <text:span text:style-name="T20">-īs</text:span>, as <text:span text:style-name="T20">hostīs</text:span>, <text:span text:style-name="T20">nūbīs</text:span>, is avoided in introductory books.</text:p></text:note-body></text:note><text:tab/>nūbēs (īs)<text:tab/>animālia</text:p>
      <text:p text:style-name="P56"><text:span text:style-name="T2">Voc</text:span>.<text:tab/>hostēs<text:tab/>nūbēs<text:tab/>animālia</text:p>
      <text:p text:style-name="P56"><text:span text:style-name="T2">Abl</text:span>.<text:tab/>hostibus<text:tab/>nūbibus<text:tab/>animālibus</text:p>
      <text:p text:style-name="P57"/>
      <text:p text:style-name="P59"><text:span text:style-name="T20">187</text:span>. (<text:span text:style-name="T2">a</text:span>) Most masculine and feminine <text:span text:style-name="T20">i</text:span>-stems have <text:span text:style-name="T20">-is</text:span> in the nominative singular and are declined like <text:span text:style-name="T20">hostis</text:span>. <text:s/>A few like <text:span text:style-name="T20">īgnis</text:span> and <text:span text:style-name="T20">nāvis</text:span> have <text:span text:style-name="T20">-ī</text:span> as well as <text:span text:style-name="T20">-e</text:span> in the ablative singular.<text:note text:id="ftn42" text:note-class="footnote"><text:note-citation>42</text:note-citation><text:note-body><text:p text:style-name="Footnote">Unless some irregularity is specially mentioned, nouns in <text:span text:style-name="T20">-is</text:span> used in this book should be declined like <text:span text:style-name="T20">hostis</text:span>.</text:p></text:note-body></text:note></text:p>
      <text:p text:style-name="P59">(<text:span text:style-name="T2">b</text:span>) Notice the difference between nouns in <text:span text:style-name="T20">-es</text:span> or <text:span text:style-name="T20">-ēs</text:span> increasing (iē. in number of syllables) in the genitive, and nouns in <text:span text:style-name="T20">-ēs</text:span> not increasing in the genitive. <text:s/>The<text:span text:style-name="T25">{{117}}</text:span> former are consonant stems (see 86), as <text:span text:style-name="T20">mīles</text:span>, <text:span text:style-name="T20">eques</text:span>, <text:span text:style-name="T20">pēs</text:span>; the latter are <text:span text:style-name="T20">i</text:span>-stems. <text:s/>(So also with nouns in <text:span text:style-name="T20">-is</text:span>.)</text:p>
      <text:p text:style-name="P59">(<text:span text:style-name="T2">c</text:span>) The only frequently occurring neuter <text:span text:style-name="T20">i</text:span>-stem is <text:span text:style-name="T20">mare</text:span><text:span text:style-name="T22">, the sea; Singular, Nom., Acc., and Voc. </text:span><text:span text:style-name="T20">mare</text:span><text:span text:style-name="T22">, Gen. </text:span><text:span text:style-name="T20">maris</text:span><text:span text:style-name="T22">, Dat. and Abl. </text:span><text:span text:style-name="T20">marī</text:span><text:span text:style-name="T22">. <text:s/>Plural, Nom., Acc., and Voc. </text:span><text:span text:style-name="T20">maria</text:span><text:span text:style-name="T22">, Gen. only once found, in the form </text:span><text:span text:style-name="T20">marum</text:span><text:span text:style-name="T22">, Dat. and Abl. </text:span><text:span text:style-name="T20">maribus</text:span><text:span text:style-name="T22">.</text:span></text:p>
      <text:p text:style-name="P59"/>
      <text:p text:style-name="P59"><text:span text:style-name="T20">188</text:span>. Certain consonant stems of the third declension have been so far affected by the nearly similar declension of the <text:span text:style-name="T20">i</text:span>-stems that they may be classed separately as <text:span text:style-name="T2">mixed stems</text:span><text:span text:style-name="T11">. <text:s/>These include masculine and feminine nouns of three kinds: (</text:span><text:span text:style-name="T2">a</text:span><text:span text:style-name="T11">) nouns ending in </text:span><text:span text:style-name="T12">-ns</text:span><text:span text:style-name="T11">, </text:span><text:span text:style-name="T12">-rs</text:span><text:span text:style-name="T11">, (</text:span><text:span text:style-name="T2">b</text:span><text:span text:style-name="T11">) monosyllables in </text:span><text:span text:style-name="T12">-s</text:span><text:span text:style-name="T11"> or </text:span><text:span text:style-name="T12">-x</text:span><text:span text:style-name="T11"> preceded by a consonant, and (</text:span><text:span text:style-name="T2">c</text:span><text:span text:style-name="T11">) nouns in </text:span><text:span text:style-name="T12">-tās</text:span><text:span text:style-name="T11">. <text:s/>These are declined like consonant stems in the singular; like </text:span><text:span text:style-name="T12">i</text:span><text:span text:style-name="T11">-stems in the plural. <text:s/>The nouns in </text:span><text:span text:style-name="T12">-tās</text:span><text:span text:style-name="T11">, however, have both </text:span><text:span text:style-name="T12">-um</text:span><text:span text:style-name="T11"> and </text:span><text:span text:style-name="T12">-ium</text:span><text:span text:style-name="T11"> in the genitive plural.</text:span></text:p>
      <text:p text:style-name="P95"/>
      <text:p text:style-name="P59"><text:span text:style-name="T12">189</text:span><text:span text:style-name="T11">.<text:tab/><text:tab/>Paradigms.</text:span></text:p>
      <text:p text:style-name="P196">Third declension: mixed stems.</text:p>
      <text:p text:style-name="P196">Singular.</text:p>
      <text:p text:style-name="P56"><text:span text:style-name="T2">Nom</text:span>.<text:tab/>cohors <text:span text:style-name="T2">(cohort)</text:span><text:tab/>urbs (<text:span text:style-name="T2">city</text:span>)<text:tab/>cīvitās (<text:span text:style-name="T2">state</text:span>)</text:p>
      <text:p text:style-name="P56"><text:span text:style-name="T2">Gen</text:span>.<text:tab/>cohortis<text:tab/>urbis<text:tab/>cīvitātis</text:p>
      <text:p text:style-name="P56"><text:soft-page-break/><text:span text:style-name="T2">Dat</text:span>.<text:tab/>cohortī<text:tab/>urbī<text:tab/>cīvitātī</text:p>
      <text:p text:style-name="P56"><text:span text:style-name="T2">Acc</text:span>.<text:tab/>cohortem<text:tab/>urbem<text:tab/>cīvitātem</text:p>
      <text:p text:style-name="P56"><text:span text:style-name="T2">Voc</text:span>.<text:tab/>cohors<text:tab/>urbs<text:tab/>cīvitās</text:p>
      <text:p text:style-name="P56"><text:span text:style-name="T2">Abl</text:span>.<text:tab/>cohorte<text:tab/>urbe<text:tab/>cīvitāte</text:p>
      <text:p text:style-name="P196">Plural.</text:p>
      <text:p text:style-name="P56"><text:span text:style-name="T2">Nom</text:span>.<text:tab/>cohortēs<text:tab/>urbēs<text:tab/>cīvitātēs</text:p>
      <text:p text:style-name="P56"><text:span text:style-name="T2">Gen</text:span>.<text:tab/>cohortium<text:tab/>urbium<text:tab/>cīvitātum <text:span text:style-name="T2">or</text:span> cīvitātium</text:p>
      <text:p text:style-name="P56"><text:span text:style-name="T2">Dat</text:span>.<text:tab/>cohortibus<text:tab/>urbibus<text:tab/>cīvitātibus</text:p>
      <text:p text:style-name="P56"><text:span text:style-name="T2">Acc</text:span>.<text:tab/>cohortēs (īs)<text:tab/>urbēs (īs)<text:tab/>cīvitātēs (īs)</text:p>
      <text:p text:style-name="P56"><text:span text:style-name="T2">Voc</text:span>.<text:tab/>cohortēs<text:tab/>urbēs<text:tab/>cīvitātēs</text:p>
      <text:p text:style-name="P56"><text:span text:style-name="T2">Abl</text:span>.<text:tab/>cohortibus<text:tab/>urbibus<text:tab/>cīvitātibus<text:span text:style-name="T25">{{118}}</text:span></text:p>
      <text:p text:style-name="P57"/>
      <text:p text:style-name="P59">190. (<text:span text:style-name="T2">a</text:span>) Review the case-endings of adjectives of the third declension (113) which, it will be seen, regularly follow the declension of <text:span text:style-name="T20">i</text:span>-stems.</text:p>
      <text:p text:style-name="P59">(<text:span text:style-name="T2">b</text:span><text:span text:style-name="T11">) Review also the rules for gender in the third declension (95), to which should now be added the following:</text:span></text:p>
      <text:p text:style-name="P59"><text:span text:style-name="T11">Nouns in </text:span><text:span text:style-name="T12">-is</text:span><text:span text:style-name="T11"> (with many important exceptions), and nouns in </text:span><text:span text:style-name="T12">-ēs</text:span><text:span text:style-name="T11"> not increasing in the genitive, are feminine; nouns in </text:span><text:span text:style-name="T12">-e</text:span><text:span text:style-name="T11">, </text:span><text:span text:style-name="T12">-al</text:span><text:span text:style-name="T11">, and </text:span><text:span text:style-name="T12">-ar</text:span><text:span text:style-name="T11"> are neuter.</text:span></text:p>
      <text:p text:style-name="P95"/>
      <text:p text:style-name="P95">191.<text:tab/><text:tab/>Vocabulary.</text:p>
      <text:p text:style-name="P59"><text:span text:style-name="T12">cīvis</text:span><text:span text:style-name="T11">, </text:span><text:span text:style-name="T12">is</text:span><text:span text:style-name="T11">, m., f.,<text:tab/></text:span><text:span text:style-name="T2">citizen</text:span><text:span text:style-name="T11">.</text:span></text:p>
      <text:p text:style-name="P59"><text:span text:style-name="T12">cīvi-tās</text:span><text:span text:style-name="T11">, </text:span><text:span text:style-name="T12">-tātis</text:span><text:span text:style-name="T11">, f.,<text:tab/></text:span><text:span text:style-name="T2">citizenship</text:span><text:span text:style-name="T11">; </text:span><text:span text:style-name="T2">state, country</text:span><text:span text:style-name="T11">.</text:span></text:p>
      <text:p text:style-name="P59"><text:span text:style-name="T12">fīnis</text:span><text:span text:style-name="T11">, </text:span><text:span text:style-name="T12">is</text:span><text:span text:style-name="T11">, m. <text:tab/></text:span><text:span text:style-name="T2">end</text:span><text:span text:style-name="T11">; in plural, </text:span><text:span text:style-name="T2">borders, territory</text:span><text:span text:style-name="T11">.</text:span></text:p>
      <text:p text:style-name="P59"><text:span text:style-name="T12">hostis</text:span><text:span text:style-name="T11">, </text:span><text:span text:style-name="T12">is</text:span><text:span text:style-name="T11">, m. (usually in plural),<text:tab/></text:span><text:span text:style-name="T2">enemy</text:span><text:span text:style-name="T11">.</text:span></text:p>
      <text:p text:style-name="P59"><text:span text:style-name="T12">mare</text:span><text:span text:style-name="T11">, </text:span><text:span text:style-name="T12">is</text:span><text:span text:style-name="T11">, n.,<text:tab/></text:span><text:span text:style-name="T2">sea</text:span><text:span text:style-name="T11">.</text:span></text:p>
      <text:p text:style-name="P59"><text:span text:style-name="T12">mōns</text:span><text:span text:style-name="T11">, </text:span><text:span text:style-name="T12">montis</text:span><text:span text:style-name="T11">, m.,<text:tab/></text:span><text:span text:style-name="T2">mountain</text:span><text:span text:style-name="T11">.</text:span></text:p>
      <text:p text:style-name="P59"><text:span text:style-name="T12">nāvis</text:span><text:span text:style-name="T11">, </text:span><text:span text:style-name="T12">is</text:span><text:span text:style-name="T11">, f.,<text:tab/></text:span><text:span text:style-name="T2">ship</text:span><text:span text:style-name="T11">.</text:span></text:p>
      <text:p text:style-name="P59"><text:span text:style-name="T12">pōns</text:span><text:span text:style-name="T11">, </text:span><text:span text:style-name="T12">pontis</text:span><text:span text:style-name="T11">, m.,<text:tab/></text:span><text:span text:style-name="T2">bridge</text:span><text:span text:style-name="T11">.</text:span></text:p>
      <text:p text:style-name="P59"><text:span text:style-name="T12">Tamesis</text:span><text:span text:style-name="T11">, </text:span><text:span text:style-name="T12">is</text:span><text:span text:style-name="T11">, m. (acc. </text:span><text:span text:style-name="T12">-im</text:span><text:span text:style-name="T11">, abl. </text:span><text:span text:style-name="T12">-ī</text:span><text:span text:style-name="T11">)<text:tab/></text:span><text:span text:style-name="T2">the Thames</text:span><text:span text:style-name="T11">.</text:span></text:p>
      <text:p text:style-name="P59"><text:span text:style-name="T12">Tiberis</text:span><text:span text:style-name="T11">, </text:span><text:span text:style-name="T12">is</text:span><text:span text:style-name="T11">, m. (acc. </text:span><text:span text:style-name="T12">-im</text:span><text:span text:style-name="T11">, abl. </text:span><text:span text:style-name="T12">-ī</text:span><text:span text:style-name="T11">)<text:tab/></text:span><text:span text:style-name="T2">the Tiber</text:span><text:span text:style-name="T11">.</text:span></text:p>
      <text:p text:style-name="P59"><text:span text:style-name="T2">Phrase</text:span><text:span text:style-name="T11">: </text:span><text:span text:style-name="T12">nāvis longa</text:span><text:span text:style-name="T11">,<text:tab/></text:span><text:span text:style-name="T2">war-ship, war-galley</text:span><text:span text:style-name="T11">.</text:span></text:p>
      <text:p text:style-name="P95"/>
      <text:p text:style-name="P196">Exercises</text:p>
      <text:p text:style-name="P59"><text:span text:style-name="T12">192</text:span><text:span text:style-name="T11">.<text:tab/><text:tab/></text:span><text:span text:style-name="T12">I</text:span><text:span text:style-name="T11">.</text:span></text:p>
      <text:p text:style-name="P59">1. Cīvis Rōmānus sum; cīvitātem habeō. <text:s/>2. Dē nāvibus dēsiliunt. <text:s/>3. In fīnibus hostium hiemābant. <text:s/>4. Propter altitūdinem maris ex nāvī dēsilīre nōn audent. <text:s/>5. Castra in altissimō monte posita erant. <text:s/>6. Mare est ūtile; maria sunt ūtiliōra. <text:s/>7. Fīnitimīs cīvitātibus nāvēs longās imperābit. <text:s/>8. Māgnīs itineribus ad flūmen Tamesim hostēs contendunt. <text:s/>9. Posterā nocte cīvibus fugam hostium nūntiāvī. <text:s/>10. In ōceanō et in relquīs maribus multās nāvēs longās habēbant. <text:s/>11. Lēgātī ā<text:span text:style-name="T25">{{120}}</text:span> reliquīs cīvitātibus vēnerant. <text:s/>12. Fīnēs lātissimōs habēre videntur. <text:s/>13. Rēs pūblica nāvī simils esse dīcitur. <text:s/>14. Impetum hostium māgnam partem diēī sustinent. <text:s/>15. Multīs cīvitās data est.</text:p>
      <text:p text:style-name="P59"><text:tab/><text:tab/><text:span text:style-name="T20">II</text:span>.</text:p>
      <text:p text:style-name="P59">1. They assembled from all parts of the state. <text:s/>2. The forest extends from the mountains to the sea. <text:s/>3. He collects a large number of soldiers and of war-ships. <text:s/>4. The mountains had been seized by the enemy. <text:s/>5. The leading men of all the states assembled at midnight. <text:s/>6. There was a bridge over (<text:span text:style-name="T2">literally</text:span> on) the river Tiber. <text:s/>7. We had marched from the enemy's territories to the neighbouring state. <text:s/>8. They hasten by night through the midst of the enemy. <text:s/>9. The seas are thought to be dangerous. <text:s/>10. The Romans called the Tiber. <text:s/>11. On account of the height of the mountains they left part of (their) baggage. <text:s/>14. He will carry back the goods of the Roman citizens in the war-galleys. <text:s/>15. I have said <text:soft-page-break/>nothing about citizenship.</text:p>
      <text:p text:style-name="P59"/>
      <text:p text:style-name="P59">[[Image – Naves Longae: War-galleys]]<text:span text:style-name="T2">{{120}}</text:span></text:p>
      <text:p text:style-name="P59"/>
      <text:p text:style-name="Banner">Lesson XXXIV.</text:p>
      <text:p text:style-name="Banner">Irregular Comparison of Adjectives.</text:p>
      <text:p text:style-name="P59"/>
      <text:p text:style-name="P59"><text:span text:style-name="T20">193</text:span>. Adjectives ending in <text:span text:style-name="T20">-er</text:span> (whether of the first and second declensions or of the third declension) form the comparative regularly (169), but form the superlative by changing <text:span text:style-name="T20">-er</text:span> to <text:span text:style-name="T20">-errimus</text:span>; as,</text:p>
      <table:table table:name="Table4" table:style-name="Table4">
        <table:table-column table:style-name="Table4.A" table:number-columns-repeated="3"/>
        <table:table-row>
          <table:table-cell table:style-name="Table4.A1" office:value-type="string">
            <text:p text:style-name="BodyHanging">Positve.</text:p>
          </table:table-cell>
          <table:table-cell table:style-name="Table4.A1" office:value-type="string">
            <text:p text:style-name="BodyHanging">Comparative.</text:p>
          </table:table-cell>
          <table:table-cell table:style-name="Table4.C1" office:value-type="string">
            <text:p text:style-name="BodyHanging">Superlative.</text:p>
          </table:table-cell>
        </table:table-row>
        <table:table-row>
          <table:table-cell table:style-name="Table4.A2" office:value-type="string">
            <text:p text:style-name="P158">līber</text:p>
          </table:table-cell>
          <table:table-cell table:style-name="Table4.A2" office:value-type="string">
            <text:p text:style-name="P158">līberior</text:p>
          </table:table-cell>
          <table:table-cell table:style-name="Table4.C2" office:value-type="string">
            <text:p text:style-name="P158">līberrimus</text:p>
          </table:table-cell>
        </table:table-row>
        <table:table-row>
          <table:table-cell table:style-name="Table4.A2" office:value-type="string">
            <text:p text:style-name="P158">ācer</text:p>
          </table:table-cell>
          <table:table-cell table:style-name="Table4.A2" office:value-type="string">
            <text:p text:style-name="P158">ācrior</text:p>
          </table:table-cell>
          <table:table-cell table:style-name="Table4.C2" office:value-type="string">
            <text:p text:style-name="P158">ācerrimus</text:p>
          </table:table-cell>
        </table:table-row>
      </table:table>
      <text:p text:style-name="P59"/>
      <text:p text:style-name="P59"><text:span text:style-name="T20">194</text:span>. Six adjectives in <text:span text:style-name="T20">-ilis</text:span> form the comparative regularly, but form the superlative by changing <text:span text:style-name="T20">-ilis</text:span> to <text:span text:style-name="T20">-illimus</text:span>; as,</text:p>
      <table:table table:name="Table5" table:style-name="Table5">
        <table:table-column table:style-name="Table5.A" table:number-columns-repeated="3"/>
        <table:table-row>
          <table:table-cell table:style-name="Table5.A1" office:value-type="string">
            <text:p text:style-name="BodyHanging">Positive.</text:p>
          </table:table-cell>
          <table:table-cell table:style-name="Table5.A1" office:value-type="string">
            <text:p text:style-name="BodyHanging">Comparative.</text:p>
          </table:table-cell>
          <table:table-cell table:style-name="Table5.C1" office:value-type="string">
            <text:p text:style-name="BodyHanging">Superlative.</text:p>
          </table:table-cell>
        </table:table-row>
        <table:table-row>
          <table:table-cell table:style-name="Table5.A2" office:value-type="string">
            <text:p text:style-name="P158">facilis</text:p>
          </table:table-cell>
          <table:table-cell table:style-name="Table5.A2" office:value-type="string">
            <text:p text:style-name="P158">facilior</text:p>
          </table:table-cell>
          <table:table-cell table:style-name="Table5.C2" office:value-type="string">
            <text:p text:style-name="P158">facillimus</text:p>
          </table:table-cell>
        </table:table-row>
        <table:table-row>
          <table:table-cell table:style-name="Table5.A2" office:value-type="string">
            <text:p text:style-name="P158">similis</text:p>
          </table:table-cell>
          <table:table-cell table:style-name="Table5.A2" office:value-type="string">
            <text:p text:style-name="P158">similior</text:p>
          </table:table-cell>
          <table:table-cell table:style-name="Table5.C2" office:value-type="string">
            <text:p text:style-name="P158">simillimus</text:p>
          </table:table-cell>
        </table:table-row>
      </table:table>
      <text:p text:style-name="P59">These adjectives are <text:span text:style-name="T20">facilis</text:span>, <text:span text:style-name="T20">difficilis</text:span>, <text:span text:style-name="T20">similis</text:span>, <text:span text:style-name="T20">dissimilis</text:span>, <text:span text:style-name="T20">gracilis</text:span> (<text:span text:style-name="T2">slender</text:span>), <text:span text:style-name="T20">humilis</text:span> (<text:span text:style-name="T2">low</text:span>). <text:s/>Other adjectives in <text:span text:style-name="T20">-ilis</text:span>, e.g. <text:span text:style-name="T20">nōbilis</text:span> and <text:span text:style-name="T20">ūtilis</text:span>, are regular; as, <text:span text:style-name="T20">nōbilis</text:span>, <text:span text:style-name="T20">nōbilior</text:span>, <text:span text:style-name="T20">nōbilissimus</text:span>.</text:p>
      <text:p text:style-name="P59"/>
      <text:p text:style-name="P59"><text:span text:style-name="T20">195</text:span>. Many adjectives in common use are in Latin, as in English, quire irregular in their comparison. <text:s/>The following are the most important of these:—</text:p>
      <table:table table:name="Table6" table:style-name="Table6">
        <table:table-column table:style-name="Table6.A" table:number-columns-repeated="3"/>
        <table:table-row>
          <table:table-cell table:style-name="Table6.A1" office:value-type="string">
            <text:p text:style-name="BodyHanging">Positive.</text:p>
          </table:table-cell>
          <table:table-cell table:style-name="Table6.A1" office:value-type="string">
            <text:p text:style-name="BodyHanging">Comparative.</text:p>
          </table:table-cell>
          <table:table-cell table:style-name="Table6.C1" office:value-type="string">
            <text:p text:style-name="BodyHanging">Superlative.</text:p>
          </table:table-cell>
        </table:table-row>
        <table:table-row>
          <table:table-cell table:style-name="Table6.A2" office:value-type="string">
            <text:p text:style-name="BodyHanging"><text:span text:style-name="T20">bonus</text:span>, <text:span text:style-name="T2">good.</text:span></text:p>
          </table:table-cell>
          <table:table-cell table:style-name="Table6.A2" office:value-type="string">
            <text:p text:style-name="BodyHanging"><text:span text:style-name="T20">melior,</text:span> <text:span text:style-name="T2">better.</text:span></text:p>
          </table:table-cell>
          <table:table-cell table:style-name="Table6.C2" office:value-type="string">
            <text:p text:style-name="BodyHanging"><text:span text:style-name="T20">optimus</text:span>, <text:span text:style-name="T2">best.</text:span></text:p>
          </table:table-cell>
        </table:table-row>
        <table:table-row>
          <table:table-cell table:style-name="Table6.A2" office:value-type="string">
            <text:p text:style-name="BodyHanging"><text:span text:style-name="T20">malus,</text:span> <text:span text:style-name="T2">bad.</text:span></text:p>
          </table:table-cell>
          <table:table-cell table:style-name="Table6.A2" office:value-type="string">
            <text:p text:style-name="BodyHanging"><text:span text:style-name="T20">pējor</text:span>, <text:span text:style-name="T2">worse.</text:span></text:p>
          </table:table-cell>
          <table:table-cell table:style-name="Table6.C2" office:value-type="string">
            <text:p text:style-name="BodyHanging"><text:span text:style-name="T20">pessimus</text:span>, <text:span text:style-name="T2">worst.</text:span></text:p>
          </table:table-cell>
        </table:table-row>
        <table:table-row>
          <table:table-cell table:style-name="Table6.A2" office:value-type="string">
            <text:p text:style-name="BodyHanging"><text:span text:style-name="T20">māgnus</text:span>, <text:span text:style-name="T2">great large</text:span>.</text:p>
          </table:table-cell>
          <table:table-cell table:style-name="Table6.A2" office:value-type="string">
            <text:p text:style-name="BodyHanging"><text:span text:style-name="T20">mājor,</text:span> <text:span text:style-name="T2">greater, larger</text:span>.</text:p>
          </table:table-cell>
          <table:table-cell table:style-name="Table6.C2" office:value-type="string">
            <text:p text:style-name="BodyHanging"><text:span text:style-name="T20">māximus</text:span>, <text:span text:style-name="T2">greatest, largest</text:span>.</text:p>
          </table:table-cell>
        </table:table-row>
        <table:table-row>
          <table:table-cell table:style-name="Table6.A2" office:value-type="string">
            <text:p text:style-name="BodyHanging"><text:span text:style-name="T20">parvus</text:span>, <text:span text:style-name="T2">small, little</text:span>.</text:p>
          </table:table-cell>
          <table:table-cell table:style-name="Table6.A2" office:value-type="string">
            <text:p text:style-name="BodyHanging"><text:span text:style-name="T20">minor,</text:span> <text:span text:style-name="T2">smaller, less</text:span>.</text:p>
          </table:table-cell>
          <table:table-cell table:style-name="Table6.C2" office:value-type="string">
            <text:p text:style-name="BodyHanging"><text:span text:style-name="T20">minimus</text:span>, <text:span text:style-name="T2">smallest, least</text:span>.</text:p>
          </table:table-cell>
        </table:table-row>
        <table:table-row>
          <table:table-cell table:style-name="Table6.A2" office:value-type="string">
            <text:p text:style-name="BodyHanging"><text:span text:style-name="T20">multus</text:span>, <text:span text:style-name="T2">much, many</text:span>.</text:p>
          </table:table-cell>
          <table:table-cell table:style-name="Table6.A2" office:value-type="string">
            <text:p text:style-name="BodyHanging"><text:span text:style-name="T20">plūs</text:span>, <text:span text:style-name="T2">more.</text:span></text:p>
          </table:table-cell>
          <table:table-cell table:style-name="Table6.C2" office:value-type="string">
            <text:p text:style-name="BodyHanging"><text:span text:style-name="T20">plūrimus</text:span>, <text:span text:style-name="T2">most.</text:span><text:span text:style-name="T25">{{121}}</text:span></text:p>
          </table:table-cell>
        </table:table-row>
      </table:table>
      <text:p text:style-name="P59"/>
      <text:p text:style-name="P59"><text:span text:style-name="T20">196</text:span>. The positive of the following is either lacking or rare:—</text:p>
      <table:table table:name="Table7" table:style-name="Table7">
        <table:table-column table:style-name="Table7.A" table:number-columns-repeated="3"/>
        <table:table-row>
          <table:table-cell table:style-name="Table7.A1" office:value-type="string">
            <text:p text:style-name="P163">Positive.</text:p>
          </table:table-cell>
          <table:table-cell table:style-name="Table7.A1" office:value-type="string">
            <text:p text:style-name="P163">Comparative.</text:p>
          </table:table-cell>
          <table:table-cell table:style-name="Table7.C1" office:value-type="string">
            <text:p text:style-name="P163">Superlative.</text:p>
          </table:table-cell>
        </table:table-row>
        <table:table-row>
          <table:table-cell table:style-name="Table7.A2" office:value-type="string">
            <text:p text:style-name="P163"><text:s/>— </text:p>
          </table:table-cell>
          <table:table-cell table:style-name="Table7.A2" office:value-type="string">
            <text:p text:style-name="P163"><text:span text:style-name="T20">prior,</text:span> former.</text:p>
          </table:table-cell>
          <table:table-cell table:style-name="Table7.C2" office:value-type="string">
            <text:p text:style-name="P163"><text:span text:style-name="T20">prīmus,</text:span> first.</text:p>
          </table:table-cell>
        </table:table-row>
        <table:table-row>
          <table:table-cell table:style-name="Table7.A2" office:value-type="string">
            <text:p text:style-name="P163"><text:s/>—</text:p>
          </table:table-cell>
          <table:table-cell table:style-name="Table7.A2" office:value-type="string">
            <text:p text:style-name="P163"><text:span text:style-name="T20">propior,</text:span> nearer.</text:p>
          </table:table-cell>
          <table:table-cell table:style-name="Table7.C2" office:value-type="string">
            <text:p text:style-name="P163"><text:span text:style-name="T20">proximus,</text:span> nearest, next.</text:p>
          </table:table-cell>
        </table:table-row>
        <table:table-row>
          <table:table-cell table:style-name="Table7.A2" office:value-type="string">
            <text:p text:style-name="P163"><text:s/>—</text:p>
          </table:table-cell>
          <table:table-cell table:style-name="Table7.A2" office:value-type="string">
            <text:p text:style-name="P163"><text:span text:style-name="T20">ulterior,</text:span> farther.</text:p>
          </table:table-cell>
          <table:table-cell table:style-name="Table7.C2" office:value-type="string">
            <text:p text:style-name="P163"><text:span text:style-name="T20">ultimus</text:span>, farthest.</text:p>
          </table:table-cell>
        </table:table-row>
        <table:table-row>
          <table:table-cell table:style-name="Table7.A2" office:value-type="string">
            <text:p text:style-name="P163"><text:span text:style-name="T20">exterus</text:span>, outside.</text:p>
          </table:table-cell>
          <table:table-cell table:style-name="Table7.A2" office:value-type="string">
            <text:p text:style-name="P163"><text:span text:style-name="T20">exterior,</text:span> outer.</text:p>
          </table:table-cell>
          <table:table-cell table:style-name="Table7.C2" office:value-type="string">
            <text:p text:style-name="P163"><text:span text:style-name="T20">extrēmus</text:span> (<text:span text:style-name="T20">estimus</text:span>), outermost.</text:p>
          </table:table-cell>
        </table:table-row>
        <table:table-row>
          <table:table-cell table:style-name="Table7.A2" office:value-type="string">
            <text:p text:style-name="P163"><text:span text:style-name="T20">īnferus</text:span>, below.</text:p>
          </table:table-cell>
          <table:table-cell table:style-name="Table7.A2" office:value-type="string">
            <text:p text:style-name="P163"><text:span text:style-name="T20">īnferior,</text:span> lower.</text:p>
          </table:table-cell>
          <table:table-cell table:style-name="Table7.C2" office:value-type="string">
            <text:p text:style-name="P163"><text:span text:style-name="T20">īnfimus, īmus</text:span>, lowest.</text:p>
          </table:table-cell>
        </table:table-row>
        <table:table-row>
          <table:table-cell table:style-name="Table7.A2" office:value-type="string">
            <text:p text:style-name="P163"><text:span text:style-name="T20">superus,</text:span> above.</text:p>
          </table:table-cell>
          <table:table-cell table:style-name="Table7.A2" office:value-type="string">
            <text:p text:style-name="P163"><text:span text:style-name="T20">superior</text:span>, higher, upper; former.</text:p>
          </table:table-cell>
          <table:table-cell table:style-name="Table7.C2" office:value-type="string">
            <text:p text:style-name="P163"><text:span text:style-name="T20">suprēmus</text:span>, last; <text:span text:style-name="T20">summus,</text:span> highest.</text:p>
          </table:table-cell>
        </table:table-row>
      </table:table>
      <text:p text:style-name="P59"/>
      <text:p text:style-name="P59"><text:span text:style-name="T20">197</text:span>.<text:tab/><text:tab/>Paradigm.</text:p>
      <text:p text:style-name="P59"><text:soft-page-break/>Declension of <text:span text:style-name="T20">plūs</text:span>.</text:p>
      <table:table table:name="Table8" table:style-name="Table8">
        <table:table-column table:style-name="Table8.A" table:number-columns-repeated="4"/>
        <table:table-column table:style-name="Table8.E"/>
        <table:table-row>
          <table:table-cell table:style-name="Table8.A1" office:value-type="string">
            <text:p text:style-name="P59"/>
          </table:table-cell>
          <table:table-cell table:style-name="Table8.A1" table:number-columns-spanned="2" office:value-type="string">
            <text:p text:style-name="P106">Singular.</text:p>
          </table:table-cell>
          <table:covered-table-cell/>
          <table:table-cell table:style-name="Table8.D1" table:number-columns-spanned="2" office:value-type="string">
            <text:p text:style-name="P106">Plural.</text:p>
          </table:table-cell>
          <table:covered-table-cell/>
        </table:table-row>
        <table:table-row>
          <table:table-cell table:style-name="Table8.A2" office:value-type="string">
            <text:p text:style-name="P59"/>
          </table:table-cell>
          <table:table-cell table:style-name="Table8.A2" office:value-type="string">
            <text:p text:style-name="P106">Masc. and Fem.</text:p>
          </table:table-cell>
          <table:table-cell table:style-name="Table8.A2" office:value-type="string">
            <text:p text:style-name="P106">Neuter.</text:p>
          </table:table-cell>
          <table:table-cell table:style-name="Table8.A2" office:value-type="string">
            <text:p text:style-name="P106">Masc. and Fem.</text:p>
          </table:table-cell>
          <table:table-cell table:style-name="Table8.E2" office:value-type="string">
            <text:p text:style-name="P106">Neuter.</text:p>
          </table:table-cell>
        </table:table-row>
        <table:table-row>
          <table:table-cell table:style-name="Table8.A2" office:value-type="string">
            <text:p text:style-name="P59">Nom.</text:p>
          </table:table-cell>
          <table:table-cell table:style-name="Table8.A2" office:value-type="string">
            <text:p text:style-name="P59">—</text:p>
          </table:table-cell>
          <table:table-cell table:style-name="Table8.A2" office:value-type="string">
            <text:p text:style-name="P59">plūs</text:p>
          </table:table-cell>
          <table:table-cell table:style-name="Table8.A2" office:value-type="string">
            <text:p text:style-name="P59">plūrēs</text:p>
          </table:table-cell>
          <table:table-cell table:style-name="Table8.E2" office:value-type="string">
            <text:p text:style-name="P59">plūra</text:p>
          </table:table-cell>
        </table:table-row>
        <table:table-row>
          <table:table-cell table:style-name="Table8.A2" office:value-type="string">
            <text:p text:style-name="P59">Gen.</text:p>
          </table:table-cell>
          <table:table-cell table:style-name="Table8.A2" office:value-type="string">
            <text:p text:style-name="P59">—</text:p>
          </table:table-cell>
          <table:table-cell table:style-name="Table8.A2" office:value-type="string">
            <text:p text:style-name="P59">plūris</text:p>
          </table:table-cell>
          <table:table-cell table:style-name="Table8.A2" office:value-type="string">
            <text:p text:style-name="P59">plūrium</text:p>
          </table:table-cell>
          <table:table-cell table:style-name="Table8.E2" office:value-type="string">
            <text:p text:style-name="P59">plūrium</text:p>
          </table:table-cell>
        </table:table-row>
        <table:table-row>
          <table:table-cell table:style-name="Table8.A2" office:value-type="string">
            <text:p text:style-name="P59">Dat.</text:p>
          </table:table-cell>
          <table:table-cell table:style-name="Table8.A2" office:value-type="string">
            <text:p text:style-name="P59">—</text:p>
          </table:table-cell>
          <table:table-cell table:style-name="Table8.A2" office:value-type="string">
            <text:p text:style-name="P59">—</text:p>
          </table:table-cell>
          <table:table-cell table:style-name="Table8.A2" office:value-type="string">
            <text:p text:style-name="P59">plūribus</text:p>
          </table:table-cell>
          <table:table-cell table:style-name="Table8.E2" office:value-type="string">
            <text:p text:style-name="P59">plūribus</text:p>
          </table:table-cell>
        </table:table-row>
        <table:table-row>
          <table:table-cell table:style-name="Table8.A2" office:value-type="string">
            <text:p text:style-name="P59">Acc.</text:p>
          </table:table-cell>
          <table:table-cell table:style-name="Table8.A2" office:value-type="string">
            <text:p text:style-name="P59">—</text:p>
          </table:table-cell>
          <table:table-cell table:style-name="Table8.A2" office:value-type="string">
            <text:p text:style-name="P59">plūs</text:p>
          </table:table-cell>
          <table:table-cell table:style-name="Table8.A2" office:value-type="string">
            <text:p text:style-name="P59">plūrēs</text:p>
          </table:table-cell>
          <table:table-cell table:style-name="Table8.E2" office:value-type="string">
            <text:p text:style-name="P59">plūra</text:p>
          </table:table-cell>
        </table:table-row>
        <table:table-row>
          <table:table-cell table:style-name="Table8.A2" office:value-type="string">
            <text:p text:style-name="P59">Acc.</text:p>
          </table:table-cell>
          <table:table-cell table:style-name="Table8.A2" office:value-type="string">
            <text:p text:style-name="P59">—</text:p>
          </table:table-cell>
          <table:table-cell table:style-name="Table8.A2" office:value-type="string">
            <text:p text:style-name="P59">plūre</text:p>
          </table:table-cell>
          <table:table-cell table:style-name="Table8.A2" office:value-type="string">
            <text:p text:style-name="P59">plūribus</text:p>
          </table:table-cell>
          <table:table-cell table:style-name="Table8.E2" office:value-type="string">
            <text:p text:style-name="P59">plūribus</text:p>
          </table:table-cell>
        </table:table-row>
      </table:table>
      <text:p text:style-name="P59"/>
      <text:p text:style-name="P59"/>
      <text:p text:style-name="P59">N.B.—<text:span text:style-name="T20">Complūrēs</text:span> (used in the plural only), <text:span text:style-name="T2">several</text:span><text:span text:style-name="T11">, is a compound of </text:span><text:span text:style-name="T12">plūrēs</text:span><text:span text:style-name="T11">, and is declined like it.</text:span></text:p>
      <text:p text:style-name="BodyHanging"><text:span text:style-name="T2">a</text:span><text:span text:style-name="T11">.<text:tab/></text:span><text:span text:style-name="T12">Plūs</text:span><text:span text:style-name="T11"> in the singular occurs only in the neuter, which is used as a substantive and never as an adjective in agreement.</text:span></text:p>
      <text:p text:style-name="BodyHanging"><text:span text:style-name="T2">b</text:span><text:span text:style-name="T11">.<text:tab/>All other comparatives and superlatives are declined regularly, as in 170. <text:s/>Notice especially that the neuter of </text:span><text:span text:style-name="T12">mājor</text:span><text:span text:style-name="T11"> is </text:span><text:span text:style-name="T12">mājus</text:span><text:span text:style-name="T11">, and of </text:span><text:span text:style-name="T12">minor</text:span><text:span text:style-name="T11">, </text:span><text:span text:style-name="T12">minus</text:span><text:span text:style-name="T11">, the genitives being </text:span><text:span text:style-name="T12">mājōris</text:span><text:span text:style-name="T11"> and </text:span><text:span text:style-name="T12">minōris</text:span><text:span text:style-name="T11"> respectively.</text:span><text:span text:style-name="T25">{{122}}</text:span></text:p>
      <text:p text:style-name="P59"/>
      <text:p text:style-name="P59"><text:span text:style-name="T20">198</text:span>.<text:tab/><text:tab/>Vocabulary.</text:p>
      <text:p text:style-name="Vocabulary"><text:span text:style-name="T20">plūrēs</text:span> or <text:span text:style-name="T20">complūrēs</text:span>,<text:tab/>several, lit. <text:span text:style-name="T2">more</text:span><text:span text:style-name="T11"> (than one).</text:span></text:p>
      <text:p text:style-name="Vocabulary"><text:span text:style-name="T12">prīma lūx</text:span><text:span text:style-name="T11">,<text:tab/>daybreak, dawn.</text:span></text:p>
      <text:p text:style-name="Vocabulary"><text:span text:style-name="T12">proximus diēs</text:span><text:span text:style-name="T11">,<text:tab/>the next day.</text:span></text:p>
      <text:p text:style-name="Vocabulary"><text:span text:style-name="T12">ultimus</text:span><text:span text:style-name="T11"> or </text:span><text:span text:style-name="T12">extrēmus</text:span><text:span text:style-name="T11">,<text:tab/>most distant, remotest.</text:span></text:p>
      <text:p text:style-name="Vocabulary"><text:span text:style-name="T12">superiōra loca</text:span><text:span text:style-name="T11">,<text:tab/>higher ground, heights.</text:span></text:p>
      <text:p text:style-name="Vocabulary"><text:span text:style-name="T12">superior annus</text:span><text:span text:style-name="T11">,<text:tab/>the previous (or preceding) year.</text:span></text:p>
      <text:p text:style-name="Vocabulary"><text:span text:style-name="T12">summum perīculum</text:span><text:span text:style-name="T11">,<text:tab/>the greatest (or extreme) danger.</text:span></text:p>
      <text:p text:style-name="Vocabulary"><text:span text:style-name="T12">summa virtūs</text:span><text:span text:style-name="T11">,<text:tab/>very great (or signal) valour.</text:span></text:p>
      <text:p text:style-name="Vocabulary"><text:span text:style-name="T12">summus mōns</text:span><text:span text:style-name="T11">,<text:tab/>the top of the mountain (175).</text:span></text:p>
      <text:p text:style-name="Vocabulary"><text:span text:style-name="T12">īnfimus</text:span><text:span text:style-name="T11"> (or </text:span><text:span text:style-name="T12">īmus</text:span><text:span text:style-name="T11">) mōns,<text:tab/>the foot of the mountain (175).</text:span></text:p>
      <text:p text:style-name="P186"/>
      <text:p text:style-name="Banner">Exercises.</text:p>
      <text:p text:style-name="P59"><text:span text:style-name="T20">199</text:span>.<text:tab/><text:tab/><text:span text:style-name="T20">I</text:span>.</text:p>
      <text:p text:style-name="P59">1. Belgae proximī sunt Germānīs. <text:s/>2. In īnferiōre parte flūminis pontēs sunt plūrimī. <text:s/>3. Summa erat omnium rērum inopia. <text:s/>4. Prīmā lūce mājōrem multitūdinem nāvium ab ulteriōre portū mīsit. <text:s/>5. Proximā nocte superiōra loca occupant. <text:s/>6. Superiōre annō mājus oppidum minōre cum perīculō expūgnāverant. <text:s/>7. Optimae rēs nōn sunt facillimae. <text:s/>8. Complūrēs sunt parēs. <text:s/>9. Omnēs superiōrēs diēs summum monen tenēbat. <text:s/>10. In extrēmīs hostium fīnibus oppida sunt creberrima. <text:s/>11. Prīmō impetū repulsī sunt. <text:s/>12. Iter per proximās cīvitātēs facillimum erat.</text:p>
      <text:p text:style-name="P59"><text:tab/><text:tab/><text:span text:style-name="T20">II</text:span>.</text:p>
      <text:p text:style-name="P59">1. The depth of the river is very great. <text:s/>2. They hasten to the nearest ship. <text:s/>3. The previous winter he <text:soft-page-break/>had collected very many war-ships and very large forces. <text:s/>4. Nothing is better. <text:s/>5. It is the most distant town of the enemy. <text:s/>6. For the larger part of the year the roads are very difficult. <text:s/>7. It is best to hasten to the<text:span text:style-name="T25">{{12}}</text:span> upper part of the island. <text:s/>8. On his first approach he demanded hostages from several states. <text:s/>9. <text:s/>The trench extended from the foot of the mountain to the outer fortifications. <text:s/>10. The next day they fortified a smaller camp of the higher ground. <text:s/>11. On account of their signal valour they are the freest and noblest of the citizens. <text:s/>12. He had been informed by very frequent dispatches.</text:p>
      <text:p text:style-name="Banner">—</text:p>
      <text:p text:style-name="P59"/>
      <text:p text:style-name="Banner">Lesson XXXV.</text:p>
      <text:p text:style-name="Banner">Third and Fourth Conjugations: Future Indicative Active.</text:p>
      <text:p text:style-name="Banner"/>
      <text:p text:style-name="P59"><text:span text:style-name="T20">200</text:span>.<text:tab/><text:tab/>Illustrative Examples.</text:p>
      <text:section text:style-name="Sect1" text:name="Section62">
        <text:p text:style-name="P59"><text:span text:style-name="T20">Mittēs</text:span>,<text:tab/><text:span text:style-name="T2">you will send</text:span>.</text:p>
        <text:p text:style-name="P59"><text:span text:style-name="T20">Mittēmus</text:span>,<text:tab/><text:span text:style-name="T2">we shall send</text:span>.</text:p>
        <text:p text:style-name="P59"><text:span text:style-name="T20">Audiēs</text:span>,<text:tab/><text:span text:style-name="T2">you will hear</text:span>.</text:p>
        <text:p text:style-name="P59"><text:span text:style-name="T20">Audiētis</text:span>,<text:tab/><text:span text:style-name="T2">you will hear</text:span>.</text:p>
      </text:section>
      <text:p text:style-name="BodyHanging"><text:span text:style-name="T2">a</text:span>.<text:tab/>Notice that in these Latin future forms, the present stem has <text:span text:style-name="T20">-e-</text:span> changed to <text:span text:style-name="T20">-ē-</text:span> in the third conjugation, and <text:span text:style-name="T20">-ī-</text:span> changed to <text:span text:style-name="T20">-iē-</text:span> in the fourth conjugation.</text:p>
      <text:p text:style-name="P59"/>
      <text:p text:style-name="P59"><text:span text:style-name="T20">201</text:span>.<text:tab/><text:tab/>Paradigm.</text:p>
      <text:p text:style-name="Banner">Future indicative active.</text:p>
      <text:p text:style-name="P59"><text:tab/><text:tab/>Third Conjugation.<text:tab/><text:tab/><text:tab/><text:tab/>Fourth Conjugation.</text:p>
      <text:p text:style-name="Banner">Singular.</text:p>
      <text:p text:style-name="P174">1.<text:tab/>regam<text:tab/><text:span text:style-name="T20">-a-m</text:span><text:tab/>audiam<text:tab/><text:span text:style-name="T20">-i-a-m</text:span></text:p>
      <text:p text:style-name="P174">2.<text:tab/>regēs<text:tab/><text:span text:style-name="T20">-ē-s</text:span><text:tab/>audiēs<text:tab/><text:span text:style-name="T20">-i-ē-s</text:span></text:p>
      <text:p text:style-name="P174">3.<text:tab/>reget<text:tab/><text:span text:style-name="T20">-e-t</text:span><text:tab/>audiet<text:tab/><text:span text:style-name="T20">-i-e-t</text:span></text:p>
      <text:p text:style-name="Banner">Plural.</text:p>
      <text:p text:style-name="P174">1.<text:tab/>regēmus<text:tab/><text:span text:style-name="T20">-ē-mus</text:span><text:tab/>audiēmus<text:tab/><text:span text:style-name="T20">-i-ē-mus</text:span></text:p>
      <text:p text:style-name="P174">2.<text:tab/>regētis<text:tab/><text:span text:style-name="T20">-ē-tis</text:span><text:tab/>audiētis<text:tab/><text:span text:style-name="T20">-i-ē-tis</text:span></text:p>
      <text:p text:style-name="P174">3.<text:tab/>regēnt<text:tab/><text:span text:style-name="T20">-e-nt</text:span><text:tab/>audient<text:tab/><text:span text:style-name="T20">-i-e-nt</text:span><text:span text:style-name="T25">{{124}}</text:span></text:p>
      <text:p text:style-name="BodyHanging"><text:span text:style-name="T2">a</text:span>. What letter replaces <text:span text:style-name="T20">-ē-</text:span> as the sign of the future tense in the first person singular? <text:s/>What is the personal ending in the first person singular? <text:s/>Before what endings is <text:span text:style-name="T20">-ē-</text:span> changed to <text:span text:style-name="T20">-e-</text:span> (78. <text:span text:style-name="T2">b</text:span>.)?</text:p>
      <text:p text:style-name="BodyHanging"><text:span text:style-name="T2">b</text:span>.<text:tab/>Compare the formation of the future tense in the first and second conjugations (178) with that in the third and fourth conjugations.</text:p>
      <text:p text:style-name="Table1p2p2"/>
      <text:p text:style-name="P59"><text:span text:style-name="T20">202</text:span>.<text:tab/><text:tab/>Vocabulary.</text:p>
      <text:p text:style-name="P59"><text:span text:style-name="T20">celer</text:span>, <text:span text:style-name="T20">eris</text:span>, <text:span text:style-name="T20">ere</text:span>,<text:tab/><text:span text:style-name="T2">swift, speedy</text:span>.</text:p>
      <text:p text:style-name="P59"><text:span text:style-name="T20">celeri-tās</text:span>, <text:span text:style-name="T20">-tātis</text:span>, f.,<text:tab/><text:span text:style-name="T2">swiftness, speed</text:span>.</text:p>
      <text:p text:style-name="P59"><text:span text:style-name="T20">cohor-s</text:span>, <text:span text:style-name="T20">-tis</text:span>, f.,<text:tab/><text:span text:style-name="T2">cohort</text:span> (one-tenth of a legion).</text:p>
      <text:p text:style-name="P59"><text:span text:style-name="T20">collis</text:span>, <text:span text:style-name="T20">is</text:span>, m.,<text:tab/><text:span text:style-name="T2">hill.</text:span></text:p>
      <text:p text:style-name="P59"><text:span text:style-name="T20">difficul-tās</text:span>, <text:span text:style-name="T20">-tātis</text:span>, f.,<text:tab/><text:span text:style-name="T2">difficulty.</text:span></text:p>
      <text:p text:style-name="P59"><text:span text:style-name="T20">dux</text:span>, <text:span text:style-name="T20">ducis</text:span>, m.,<text:tab/><text:span text:style-name="T2">leader, guide</text:span>.</text:p>
      <text:p text:style-name="P59"><text:span text:style-name="T20">facul-tās</text:span>, <text:span text:style-name="T20">-tātis</text:span>, f.,<text:tab/><text:span text:style-name="T2">opportunity</text:span>.</text:p>
      <text:p text:style-name="P59"><text:span text:style-name="T20">līber-tas</text:span>, <text:span text:style-name="T20">-tātis</text:span>, f.,<text:tab/><text:span text:style-name="T2">freedom.</text:span></text:p>
      <text:p text:style-name="P59"><text:span text:style-name="T20">pauci-tās</text:span>, <text:span text:style-name="T20">-tāis</text:span>, f.,<text:tab/><text:span text:style-name="T2">fewness, small number</text:span>.</text:p>
      <text:p text:style-name="P59"><text:span text:style-name="T20">regi-ō</text:span>, <text:span text:style-name="T20">-ōnis</text:span>, f.,<text:tab/><text:span text:style-name="T2">district, country, region</text:span>.</text:p>
      <text:p text:style-name="P59">N.B.—The suffix <text:span text:style-name="T20">-tās</text:span> is used to form from adjectives abstract nouns denoting quality or condition. <text:s/>It appears in English as <text:span text:style-name="T20">-ty</text:span>.</text:p>
      <text:p text:style-name="P59"/>
      <text:p text:style-name="BodyHanging">Exercises.</text:p>
      <text:p text:style-name="P59"><text:span text:style-name="T20">203</text:span>.<text:tab/><text:tab/><text:span text:style-name="T20">I</text:span>.</text:p>
      <text:p text:style-name="P59"><text:soft-page-break/>A.—1. Nihil audiēs; omnia vidēbis. <text:s/>2. Ab extrēmīs regiōnibus venient. <text:s/>3. Hostēs omnēs collēs tenent. <text:s/>4. Propter paucitātem portuum summa erat difficultās. <text:s/>5. Spē lībertātis adductus eram. <text:s/>6. Parem cohortis ēmittit. <text:s/>7. Omnēs inimīcōs ex cīvitāte expellēmus. <text:s/>8. Prīmō impetū hostēs pellētis. <text:s/>9. <text:s/>Celerrimīs hostium facultās fugae datur.</text:p>
      <text:p text:style-name="P59">B.—10. Sine duce venīre cōnstituent; sine ducibus venīre dubitābunt. <text:s/>11. In summō colle aciem īnstruam.<text:span text:style-name="T25">{{125}}</text:span> <text:s/>12. Commūnis lībertātis causā multōs annōs bellum gerēmus. <text:s/>13. Nāvis dīcitur esse celerrima. <text:s/>14. Māgnā cum celeritāte contendēmus. <text:s/>15. Mājōrēs cōpiās ex fīnitimīs regiōnibus dēdūcet. <text:s/>16. Reliquās cohortēs in silvās collēsque compellunt. <text:s/>17. Plūrimae difficultātēs Caesarem impedient.</text:p>
      <text:p text:style-name="P59"/>
      <text:p text:style-name="P59"><text:span text:style-name="T20">204</text:span>.<text:tab/><text:tab/><text:span text:style-name="T20">II</text:span>.</text:p>
      <text:p text:style-name="P59">A.—1. The leading men of the district will assemble. <text:s/>2. We shall pitch (our) camp on top of the hill. <text:s/>3. Several had been dismayed by the enemy's swiftness. <text:s/>4. He will not grant freedom to the citizens. <text:s/>5. You will withdraw out of the state. <text:s/>6. He has been informed of the difficulty by the guides. <text:s/>7. We had ascertained the small number of the cavalry and cohorts. <text:s/>8. I shall withdraw the baggage to the nearest hill. <text:s/>9. Ships are swift; the horses were swifter.</text:p>
      <text:p text:style-name="P59">B.—10. The fourth and seventh cohorts<text:note text:id="ftn43" text:note-class="footnote"><text:note-citation>43</text:note-citation><text:note-body><text:p text:style-name="Footnote">A plural noun may be modified by two (or more) adjectives in the singular.</text:p></text:note-body></text:note> halt on the heights. <text:s/>11. Several have been surrounded by the enemy. <text:s/>12. The guides have found out the road. <text:s/>13. He will lead out all the cavalry with several cohorts. <text:s/>14. He will give the rest an opportunity for (literally of) flight. <text:s/>15. We shall hasten to lay down (our) arms. <text:s/>16. On account of the speed of the cohorts, you will reach the sea about midday. <text:s/>17. They will leave (their) plunder across the river Thames.</text:p>
      <text:p text:style-name="P59">C.—Decline the following combinations: nāvis longa, iter difficile, homō nōbilis, vir nōbilior, mare māgnum, castra mājōra, rēs pūblica (<text:span text:style-name="T2">s.</text:span>), complūrēs diēs (<text:span text:style-name="T2">pl.</text:span>), mājor pars, flūmen Tiberis (<text:span text:style-name="T2">s.</text:span>), altius vāllum, exercitus integer, aciēs duplex (<text:span text:style-name="T2">s.</text:span>), reliquī Belgae (<text:span text:style-name="T2">pl.</text:span>).</text:p>
      <text:p text:style-name="P59"/>
      <text:p text:style-name="Banner">—</text:p>
      <text:p text:style-name="P59"/>
      <text:p text:style-name="Banner">Lesson XXXVI.</text:p>
      <text:p text:style-name="Banner">Irregular Adjectives of the First and Second Declensions.</text:p>
      <text:p text:style-name="P59"/>
      <text:p text:style-name="P59"><text:span text:style-name="T20">205</text:span>.<text:tab/><text:tab/>Paradigms.</text:p>
      <text:p text:style-name="Banner">Singular.</text:p>
      <table:table table:name="Table9" table:style-name="Table9">
        <table:table-column table:style-name="Table9.A" table:number-columns-repeated="3"/>
        <table:table-column table:style-name="Table9.D"/>
        <table:table-row>
          <table:table-cell table:style-name="Table9.A1" office:value-type="string">
            <text:p text:style-name="P59"/>
          </table:table-cell>
          <table:table-cell table:style-name="Table9.A1" office:value-type="string">
            <text:p text:style-name="P59">Masculine.</text:p>
          </table:table-cell>
          <table:table-cell table:style-name="Table9.A1" office:value-type="string">
            <text:p text:style-name="P59">Feminine.</text:p>
          </table:table-cell>
          <table:table-cell table:style-name="Table9.D1" office:value-type="string">
            <text:p text:style-name="P59">Neuter.</text:p>
          </table:table-cell>
        </table:table-row>
        <table:table-row>
          <table:table-cell table:style-name="Table9.A2" office:value-type="string">
            <text:p text:style-name="P150">Nom.</text:p>
          </table:table-cell>
          <table:table-cell table:style-name="Table9.A2" office:value-type="string">
            <text:p text:style-name="BodyHanging">ūnus</text:p>
          </table:table-cell>
          <table:table-cell table:style-name="Table9.A2" office:value-type="string">
            <text:p text:style-name="BodyHanging">ūna</text:p>
          </table:table-cell>
          <table:table-cell table:style-name="Table9.D2" office:value-type="string">
            <text:p text:style-name="BodyHanging">ūnum</text:p>
          </table:table-cell>
        </table:table-row>
        <table:table-row>
          <table:table-cell table:style-name="Table9.A2" office:value-type="string">
            <text:p text:style-name="P150">Gen.</text:p>
          </table:table-cell>
          <table:table-cell table:style-name="Table9.A2" office:value-type="string">
            <text:p text:style-name="BodyHanging">ūnīus</text:p>
          </table:table-cell>
          <table:table-cell table:style-name="Table9.A2" office:value-type="string">
            <text:p text:style-name="BodyHanging">ūnīus</text:p>
          </table:table-cell>
          <table:table-cell table:style-name="Table9.D2" office:value-type="string">
            <text:p text:style-name="BodyHanging">ūnīus</text:p>
          </table:table-cell>
        </table:table-row>
        <table:table-row>
          <table:table-cell table:style-name="Table9.A2" office:value-type="string">
            <text:p text:style-name="P150">Dat.</text:p>
          </table:table-cell>
          <table:table-cell table:style-name="Table9.A2" office:value-type="string">
            <text:p text:style-name="BodyHanging">ūnī</text:p>
          </table:table-cell>
          <table:table-cell table:style-name="Table9.A2" office:value-type="string">
            <text:p text:style-name="BodyHanging">ūnī</text:p>
          </table:table-cell>
          <table:table-cell table:style-name="Table9.D2" office:value-type="string">
            <text:p text:style-name="BodyHanging">ūnī</text:p>
          </table:table-cell>
        </table:table-row>
        <table:table-row>
          <table:table-cell table:style-name="Table9.A2" office:value-type="string">
            <text:p text:style-name="P150">Acc.</text:p>
          </table:table-cell>
          <table:table-cell table:style-name="Table9.A2" office:value-type="string">
            <text:p text:style-name="BodyHanging">ūnum</text:p>
          </table:table-cell>
          <table:table-cell table:style-name="Table9.A2" office:value-type="string">
            <text:p text:style-name="BodyHanging">ūnam</text:p>
          </table:table-cell>
          <table:table-cell table:style-name="Table9.D2" office:value-type="string">
            <text:p text:style-name="BodyHanging">ūnum</text:p>
          </table:table-cell>
        </table:table-row>
        <table:table-row>
          <table:table-cell table:style-name="Table9.A2" office:value-type="string">
            <text:p text:style-name="P150">Voc.</text:p>
          </table:table-cell>
          <table:table-cell table:style-name="Table9.A2" office:value-type="string">
            <text:p text:style-name="BodyHanging">ūne</text:p>
          </table:table-cell>
          <table:table-cell table:style-name="Table9.A2" office:value-type="string">
            <text:p text:style-name="BodyHanging">ūna</text:p>
          </table:table-cell>
          <table:table-cell table:style-name="Table9.D2" office:value-type="string">
            <text:p text:style-name="BodyHanging">ūnum</text:p>
          </table:table-cell>
        </table:table-row>
        <table:table-row>
          <table:table-cell table:style-name="Table9.A2" office:value-type="string">
            <text:p text:style-name="P150">Abl.</text:p>
          </table:table-cell>
          <table:table-cell table:style-name="Table9.A2" office:value-type="string">
            <text:p text:style-name="BodyHanging">ūnō</text:p>
          </table:table-cell>
          <table:table-cell table:style-name="Table9.A2" office:value-type="string">
            <text:p text:style-name="BodyHanging">ūnā</text:p>
          </table:table-cell>
          <table:table-cell table:style-name="Table9.D2" office:value-type="string">
            <text:p text:style-name="BodyHanging">ūnō</text:p>
          </table:table-cell>
        </table:table-row>
      </table:table>
      <text:p text:style-name="Banner">Plural.</text:p>
      <table:table table:name="Table10" table:style-name="Table10">
        <table:table-column table:style-name="Table10.A" table:number-columns-repeated="3"/>
        <table:table-column table:style-name="Table10.D"/>
        <table:table-row>
          <table:table-cell table:style-name="Table10.A1" office:value-type="string">
            <text:p text:style-name="P150">Nom.</text:p>
          </table:table-cell>
          <table:table-cell table:style-name="Table10.A1" office:value-type="string">
            <text:p text:style-name="BodyHanging">ūnī</text:p>
          </table:table-cell>
          <table:table-cell table:style-name="Table10.A1" office:value-type="string">
            <text:p text:style-name="BodyHanging">ūnae</text:p>
          </table:table-cell>
          <table:table-cell table:style-name="Table10.D1" office:value-type="string">
            <text:p text:style-name="BodyHanging">ūna</text:p>
          </table:table-cell>
        </table:table-row>
        <table:table-row>
          <table:table-cell table:style-name="Table10.A2" office:value-type="string">
            <text:p text:style-name="P150">Gen.</text:p>
          </table:table-cell>
          <table:table-cell table:style-name="Table10.A2" office:value-type="string">
            <text:p text:style-name="BodyHanging">ūnōrum</text:p>
          </table:table-cell>
          <table:table-cell table:style-name="Table10.A2" office:value-type="string">
            <text:p text:style-name="BodyHanging">ūnārum</text:p>
          </table:table-cell>
          <table:table-cell table:style-name="Table10.D2" office:value-type="string">
            <text:p text:style-name="BodyHanging">ūnōrum</text:p>
          </table:table-cell>
        </table:table-row>
        <table:table-row>
          <table:table-cell table:style-name="Table10.A2" office:value-type="string">
            <text:p text:style-name="P150">Dat.</text:p>
          </table:table-cell>
          <table:table-cell table:style-name="Table10.A2" office:value-type="string">
            <text:p text:style-name="BodyHanging">ūnīs</text:p>
          </table:table-cell>
          <table:table-cell table:style-name="Table10.A2" office:value-type="string">
            <text:p text:style-name="BodyHanging">ūnīs</text:p>
          </table:table-cell>
          <table:table-cell table:style-name="Table10.D2" office:value-type="string">
            <text:p text:style-name="BodyHanging">ūnīs</text:p>
          </table:table-cell>
        </table:table-row>
        <table:table-row>
          <table:table-cell table:style-name="Table10.A2" office:value-type="string">
            <text:p text:style-name="P150">Acc.</text:p>
          </table:table-cell>
          <table:table-cell table:style-name="Table10.A2" office:value-type="string">
            <text:p text:style-name="BodyHanging">ūnōs</text:p>
          </table:table-cell>
          <table:table-cell table:style-name="Table10.A2" office:value-type="string">
            <text:p text:style-name="BodyHanging">ūnās</text:p>
          </table:table-cell>
          <table:table-cell table:style-name="Table10.D2" office:value-type="string">
            <text:p text:style-name="BodyHanging">ūna</text:p>
          </table:table-cell>
        </table:table-row>
        <text:soft-page-break/>
        <table:table-row>
          <table:table-cell table:style-name="Table10.A2" office:value-type="string">
            <text:p text:style-name="P150">Voc.</text:p>
          </table:table-cell>
          <table:table-cell table:style-name="Table10.A2" office:value-type="string">
            <text:p text:style-name="BodyHanging">ūnī</text:p>
          </table:table-cell>
          <table:table-cell table:style-name="Table10.A2" office:value-type="string">
            <text:p text:style-name="BodyHanging">ūnae</text:p>
          </table:table-cell>
          <table:table-cell table:style-name="Table10.D2" office:value-type="string">
            <text:p text:style-name="BodyHanging">ūna</text:p>
          </table:table-cell>
        </table:table-row>
        <table:table-row>
          <table:table-cell table:style-name="Table10.A2" office:value-type="string">
            <text:p text:style-name="P150">Abl.</text:p>
          </table:table-cell>
          <table:table-cell table:style-name="Table10.A2" office:value-type="string">
            <text:p text:style-name="BodyHanging">ūnīs</text:p>
          </table:table-cell>
          <table:table-cell table:style-name="Table10.A2" office:value-type="string">
            <text:p text:style-name="BodyHanging">ūnīs</text:p>
          </table:table-cell>
          <table:table-cell table:style-name="Table10.D2" office:value-type="string">
            <text:p text:style-name="BodyHanging">ūnīs</text:p>
          </table:table-cell>
        </table:table-row>
      </table:table>
      <text:p text:style-name="Banner">Singular.</text:p>
      <table:table table:name="Table11" table:style-name="Table11">
        <table:table-column table:style-name="Table11.A" table:number-columns-repeated="3"/>
        <table:table-column table:style-name="Table11.D"/>
        <table:table-row>
          <table:table-cell table:style-name="Table11.A1" office:value-type="string">
            <text:p text:style-name="P150">Nom.</text:p>
          </table:table-cell>
          <table:table-cell table:style-name="Table11.A1" office:value-type="string">
            <text:p text:style-name="BodyHanging">neuter</text:p>
          </table:table-cell>
          <table:table-cell table:style-name="Table11.A1" office:value-type="string">
            <text:p text:style-name="BodyHanging">neutra</text:p>
          </table:table-cell>
          <table:table-cell table:style-name="Table11.D1" office:value-type="string">
            <text:p text:style-name="BodyHanging">neutrum</text:p>
          </table:table-cell>
        </table:table-row>
        <table:table-row>
          <table:table-cell table:style-name="Table11.A2" office:value-type="string">
            <text:p text:style-name="P150">Gen.</text:p>
          </table:table-cell>
          <table:table-cell table:style-name="Table11.A2" office:value-type="string">
            <text:p text:style-name="BodyHanging">neutrius</text:p>
          </table:table-cell>
          <table:table-cell table:style-name="Table11.A2" office:value-type="string">
            <text:p text:style-name="BodyHanging">neutrīus</text:p>
          </table:table-cell>
          <table:table-cell table:style-name="Table11.D2" office:value-type="string">
            <text:p text:style-name="BodyHanging">neutrīus</text:p>
          </table:table-cell>
        </table:table-row>
        <table:table-row>
          <table:table-cell table:style-name="Table11.A2" office:value-type="string">
            <text:p text:style-name="P150">Dat.</text:p>
          </table:table-cell>
          <table:table-cell table:style-name="Table11.A2" office:value-type="string">
            <text:p text:style-name="BodyHanging">neutrī</text:p>
          </table:table-cell>
          <table:table-cell table:style-name="Table11.A2" office:value-type="string">
            <text:p text:style-name="BodyHanging">neutrī</text:p>
          </table:table-cell>
          <table:table-cell table:style-name="Table11.D2" office:value-type="string">
            <text:p text:style-name="BodyHanging">neutrī</text:p>
          </table:table-cell>
        </table:table-row>
        <table:table-row>
          <table:table-cell table:style-name="Table11.A2" office:value-type="string">
            <text:p text:style-name="P150">Acc.</text:p>
          </table:table-cell>
          <table:table-cell table:style-name="Table11.A2" office:value-type="string">
            <text:p text:style-name="BodyHanging">neutrum</text:p>
          </table:table-cell>
          <table:table-cell table:style-name="Table11.A2" office:value-type="string">
            <text:p text:style-name="BodyHanging">neutram</text:p>
          </table:table-cell>
          <table:table-cell table:style-name="Table11.D2" office:value-type="string">
            <text:p text:style-name="BodyHanging">neutrum</text:p>
          </table:table-cell>
        </table:table-row>
        <table:table-row>
          <table:table-cell table:style-name="Table11.A2" office:value-type="string">
            <text:p text:style-name="P150">Abl.</text:p>
          </table:table-cell>
          <table:table-cell table:style-name="Table11.A2" office:value-type="string">
            <text:p text:style-name="BodyHanging">neutrō</text:p>
          </table:table-cell>
          <table:table-cell table:style-name="Table11.A2" office:value-type="string">
            <text:p text:style-name="BodyHanging">neutrā</text:p>
          </table:table-cell>
          <table:table-cell table:style-name="Table11.D2" office:value-type="string">
            <text:p text:style-name="BodyHanging">neutrō</text:p>
          </table:table-cell>
        </table:table-row>
      </table:table>
      <text:p text:style-name="Banner">Plural.</text:p>
      <table:table table:name="Table12" table:style-name="Table12">
        <table:table-column table:style-name="Table12.A" table:number-columns-repeated="3"/>
        <table:table-column table:style-name="Table12.D"/>
        <table:table-row>
          <table:table-cell table:style-name="Table12.A1" office:value-type="string">
            <text:p text:style-name="P150">Nom.</text:p>
          </table:table-cell>
          <table:table-cell table:style-name="Table12.A1" office:value-type="string">
            <text:p text:style-name="BodyHanging">neutrī</text:p>
          </table:table-cell>
          <table:table-cell table:style-name="Table12.A1" office:value-type="string">
            <text:p text:style-name="BodyHanging">neutrae</text:p>
          </table:table-cell>
          <table:table-cell table:style-name="Table12.D1" office:value-type="string">
            <text:p text:style-name="BodyHanging">neutra</text:p>
          </table:table-cell>
        </table:table-row>
        <table:table-row>
          <table:table-cell table:style-name="Table12.A2" office:value-type="string">
            <text:p text:style-name="P150">Gen.</text:p>
          </table:table-cell>
          <table:table-cell table:style-name="Table12.A2" office:value-type="string">
            <text:p text:style-name="BodyHanging">neutrōrum</text:p>
          </table:table-cell>
          <table:table-cell table:style-name="Table12.A2" office:value-type="string">
            <text:p text:style-name="BodyHanging">neutrārum</text:p>
          </table:table-cell>
          <table:table-cell table:style-name="Table12.D2" office:value-type="string">
            <text:p text:style-name="BodyHanging">neutrōrum</text:p>
          </table:table-cell>
        </table:table-row>
        <table:table-row>
          <table:table-cell table:style-name="Table12.A2" office:value-type="string">
            <text:p text:style-name="P150">Dat.</text:p>
          </table:table-cell>
          <table:table-cell table:style-name="Table12.A2" office:value-type="string">
            <text:p text:style-name="BodyHanging">neutrīs</text:p>
          </table:table-cell>
          <table:table-cell table:style-name="Table12.A2" office:value-type="string">
            <text:p text:style-name="BodyHanging">neutrīs</text:p>
          </table:table-cell>
          <table:table-cell table:style-name="Table12.D2" office:value-type="string">
            <text:p text:style-name="BodyHanging">neutrīs</text:p>
          </table:table-cell>
        </table:table-row>
        <table:table-row>
          <table:table-cell table:style-name="Table12.A2" office:value-type="string">
            <text:p text:style-name="P150">Acc.</text:p>
          </table:table-cell>
          <table:table-cell table:style-name="Table12.A2" office:value-type="string">
            <text:p text:style-name="BodyHanging">neutrōs</text:p>
          </table:table-cell>
          <table:table-cell table:style-name="Table12.A2" office:value-type="string">
            <text:p text:style-name="BodyHanging">neutrās</text:p>
          </table:table-cell>
          <table:table-cell table:style-name="Table12.D2" office:value-type="string">
            <text:p text:style-name="BodyHanging">neutra</text:p>
          </table:table-cell>
        </table:table-row>
        <table:table-row>
          <table:table-cell table:style-name="Table12.A2" office:value-type="string">
            <text:p text:style-name="P150">Abl.</text:p>
          </table:table-cell>
          <table:table-cell table:style-name="Table12.A2" office:value-type="string">
            <text:p text:style-name="BodyHanging">neutrīs</text:p>
          </table:table-cell>
          <table:table-cell table:style-name="Table12.A2" office:value-type="string">
            <text:p text:style-name="BodyHanging">neutrīs</text:p>
          </table:table-cell>
          <table:table-cell table:style-name="Table12.D2" office:value-type="string">
            <text:p text:style-name="BodyHanging">neutrīs<text:span text:style-name="T25">{{127}}</text:span></text:p>
          </table:table-cell>
        </table:table-row>
      </table:table>
      <text:p text:style-name="BodyHanging"><text:span text:style-name="T2">a.</text:span><text:tab/>Notice that while these adjectives have for the most part the regular endings of the first and second declensions, yet the genitive and dative singular are irregular, and thave the same form in all genders. <text:s/>The adjectives which show this irregularity are nine in number, and are given in the vocabulary below.</text:p>
      <text:p text:style-name="P59"/>
      <text:p text:style-name="P59"><text:span text:style-name="T20">206</text:span>.<text:tab/><text:tab/>Illustrative Examples.</text:p>
      <text:p text:style-name="P59"><text:span text:style-name="T20">Alia loca fossīs, alia vāllīs mūnie.bat</text:span>, <text:span text:style-name="T2">some places he was fortifying with trenches, others with walls</text:span>.</text:p>
      <text:p text:style-name="P59"><text:span text:style-name="T20">Altera legiō in Galliā hiemat, altera in Ītaliā</text:span>, <text:span text:style-name="T2">the one legion is wintering in Gaul, the other in Italy</text:span>.</text:p>
      <text:p text:style-name="P59"><text:span text:style-name="T20">Reliquās</text:span> (or <text:span text:style-name="T20">cēterās</text:span>) <text:span text:style-name="T20">legiōnēs in aciē īnstruit</text:span>, <text:span text:style-name="T2">the other legions he draws up in line</text:span>.</text:p>
      <text:p text:style-name="P59"><text:span text:style-name="T2">a</text:span>.<text:tab/>In these sentences observe (1) the force of <text:span text:style-name="T20">alius</text:span> and <text:span text:style-name="T20">alter</text:span> when repeated in distinct clauses, (2) the use of <text:span text:style-name="T20">reliquī</text:span> or <text:span text:style-name="T20">cēterī</text:span> for <text:span text:style-name="T2">the others</text:span>, <text:span text:style-name="T2">the rest</text:span>, while <text:span text:style-name="T20">aliī</text:span> means merely <text:span text:style-name="T2">others</text:span>.</text:p>
      <text:p text:style-name="P59"/>
      <text:p text:style-name="P59">[[Image – Navis Longa: War-ship.]]</text:p>
      <text:p text:style-name="P59"/>
      <text:p text:style-name="P59"><text:span text:style-name="T20">207</text:span>.<text:tab/><text:tab/>Vocabulary.</text:p>
      <text:p text:style-name="Vocabulary"><text:span text:style-name="T20">alius</text:span>, <text:span text:style-name="T20">a</text:span>, <text:span text:style-name="T20">ud</text:span>,<text:tab/><text:span text:style-name="T2">other, another</text:span>.</text:p>
      <text:p text:style-name="Vocabulary"><text:span text:style-name="T20">alter</text:span>, <text:span text:style-name="T20">era</text:span>, <text:span text:style-name="T20">erum</text:span>,<text:tab/><text:span text:style-name="T2">the other</text:span> (of two).</text:p>
      <text:p text:style-name="Vocabulary"><text:span text:style-name="T20">cēterī</text:span>, <text:span text:style-name="T20">ae</text:span>, <text:span text:style-name="T20">a</text:span> (in plur. only),<text:tab/><text:span text:style-name="T2">the others, the rest</text:span>.</text:p>
      <text:p text:style-name="Vocabulary"><text:span text:style-name="T20">neuter</text:span>, <text:span text:style-name="T20">tra</text:span>, <text:span text:style-name="T20">trum</text:span>,<text:tab/><text:span text:style-name="T2">neither</text:span>.</text:p>
      <text:p text:style-name="Vocabulary"><text:span text:style-name="T20">nūllus</text:span>, <text:span text:style-name="T20">a</text:span>, <text:span text:style-name="T20">um</text:span>,<text:tab/><text:span text:style-name="T2">no, none</text:span>.</text:p>
      <text:p text:style-name="Vocabulary"><text:span text:style-name="T20">sōlus</text:span>, <text:span text:style-name="T20">a</text:span>, <text:span text:style-name="T20">um</text:span>,<text:tab/><text:span text:style-name="T2">alone, only</text:span>.</text:p>
      <text:p text:style-name="Vocabulary"><text:span text:style-name="T20">tōtus</text:span>, <text:span text:style-name="T20">a</text:span>, <text:span text:style-name="T20">um</text:span>,<text:tab/><text:span text:style-name="T2">all, the whole</text:span>.</text:p>
      <text:p text:style-name="Vocabulary"><text:span text:style-name="T20">ūllus</text:span>, <text:span text:style-name="T20">a</text:span>, <text:span text:style-name="T20">um</text:span>,<text:tab/><text:span text:style-name="T2">any</text:span>.</text:p>
      <text:p text:style-name="Vocabulary"><text:span text:style-name="T20">ūnus</text:span>, <text:span text:style-name="T20">a</text:span>, <text:span text:style-name="T20">um</text:span>,<text:tab/><text:span text:style-name="T2">one</text:span>; <text:span text:style-name="T2">alone, only</text:span>.</text:p>
      <text:p text:style-name="Vocabulary"><text:span text:style-name="T20">uter</text:span>, <text:span text:style-name="T20">tra</text:span>, <text:span text:style-name="T20">trum</text:span>,<text:tab/><text:span text:style-name="T2">which</text:span> (of two), used in questions.</text:p>
      <text:p text:style-name="Vocabulary"/>
      <text:p text:style-name="Vocabulary"><text:span text:style-name="T20">aliī</text:span>... <text:span text:style-name="T20">aliī</text:span>,<text:tab/><text:span text:style-name="T2">some... others</text:span>.</text:p>
      <text:p text:style-name="P16"><text:span text:style-name="T20">alter</text:span>... <text:span text:style-name="T20">alter</text:span>,<text:tab/><text:span text:style-name="T2">the one... the other</text:span>.</text:p>
      <text:p text:style-name="P59"><text:soft-page-break/>N.B.—Notice that while <text:span text:style-name="T12">alter</text:span><text:span text:style-name="T14"> retains </text:span><text:span text:style-name="T12">e</text:span><text:span text:style-name="T14"> in declension, </text:span><text:span text:style-name="T12">neuter</text:span><text:span text:style-name="T14"> and </text:span><text:span text:style-name="T12">uter</text:span><text:span text:style-name="T14"> drop it. <text:s/>The genitive singular of </text:span><text:span text:style-name="T12">alter</text:span><text:span text:style-name="T14"> has </text:span><text:span text:style-name="T12">-ius</text:span><text:span text:style-name="T14">; in all the other words the ending is </text:span><text:span text:style-name="T12">-īus</text:span><text:span text:style-name="T14">.</text:span></text:p>
      <text:p text:style-name="P59"><text:span text:style-name="T14">Notice also the additional irregularity in the neuter singular nominative and accusative of </text:span><text:span text:style-name="T12">alius</text:span><text:span text:style-name="T14">. <text:s/>The genitive singular of </text:span><text:span text:style-name="T12">alius</text:span><text:span text:style-name="T14"> is </text:span><text:span text:style-name="T12">alīus</text:span><text:span text:style-name="T14"> (although </text:span><text:span text:style-name="T12">alterius</text:span><text:span text:style-name="T14"> is generally used instead), and the dative </text:span><text:span text:style-name="T12">aliī</text:span><text:span text:style-name="T14">.</text:span></text:p>
      <text:p text:style-name="P59"/>
      <text:p text:style-name="Banner">Exercises.</text:p>
      <text:p text:style-name="P59"><text:span text:style-name="T20">208</text:span>.<text:tab/><text:tab/><text:span text:style-name="T20">I</text:span>.</text:p>
      <text:p text:style-name="P59">A.—1. Aliō tempore conveniunt. <text:s/>2. Neuter ducum proelium committere audēbit. <text:s/>3. Alteram partem vīcī Gallīs concēdit, alteram cohortibus. <text:s/>4. Sine ūllō perīculō castra mūniunt. <text:s/>5. Ab aliīs audiunt; ā cētērīs audient. <text:s/>6. In utrā flūminis rīpā castra posuērunt? <text:s/>7. Tōta castra hominibus complentur. <text:s/>8. Alia cōnsilia reī pūblicae sunt ūtilia, alia parīculōsa.</text:p>
      <text:p text:style-name="P59">B.—9. Cum sōlā decimā legiōne proelium committam. <text:s/>10. Nūlla cīvitās obsidēs mittet. <text:s/>11. Tōtī Galliae<text:span text:style-name="T25">{{129}}</text:span> equitēs imperāvit. <text:s/>12. Alterum iter erat facilius. <text:s/>13. Aliud iter habēmus nūllum. <text:s/>14. Belgae ūnī nōn lēgātōs mittunt. <text:s/>15. Cēterī portūs aliīs nōtī sunt, aliīs incōgnitī. <text:s/>16. Alter portus Gallīs nōtus erat, alter Britannīs. <text:s/>17. Neutra īnsula idōneōs portūs habet.</text:p>
      <text:p text:style-name="P59"/>
      <text:p text:style-name="P59">[[Plate – Trajan's Column.]]</text:p>
      <text:p text:style-name="P59"/>
      <text:p text:style-name="P59"><text:span text:style-name="T20">209</text:span>.<text:tab/><text:tab/><text:span text:style-name="T20">II</text:span>.</text:p>
      <text:p text:style-name="P59">A.—1. He gives orders to the whole province. <text:s/>2. He orders some to fill the trenches, others to attack the walls. <text:s/>3. To which is it more useful? <text:s/>It is useful to neither. <text:s/>4. They made an attack from another part of the town. <text:s/>5. He places the baggage of the whole army on the other bank of the river. <text:s/>6. No ship is swifter; none of the ships will reach harbour. <text:s/>7. They hinder others without any reason. <text:s/>8. He will give freedom to the ambassador only.</text:p>
      <text:p text:style-name="P59">B.—9. He hastened to the other camp. <text:s/>10. To which camp (of the two) did the others hasten? <text:s/>11. They were fortifying the heights during the whole of the night. <text:s/>12. Some will lay down (their) arms, others will give hostages. <text:s/>13. Neither line will begin the battle. <text:s/>14. He is the brother of the one, the friend of the other. <text:s/>15. They seem to be unfriendly to Caesar alone. <text:s/>16. He is like no other leader.</text:p>
      <text:p text:style-name="P59">C.—Decline the following combinations: mīles Rōmānus, vulnus grave, rēx sōlus, alia rēs; (in the singular only) alter portus, nūlla spēs, media nox, mīlitāris ūsus, neutra īnsula, idōneus locus, ūnum latus, neuter frāter, dextrum cornū, nūllum aliud iter, utra legiō, novissimum agmen, summus mōns, tōta prōvincia, ūlla cīvitās, teria vigilia, prīma lūx, alius obses, altera rīpa, nūllus impetus; (in the plural only) alia hīberna, cēterī cīvēs, superiōra loca.<text:span text:style-name="T25">{{130}}</text:span></text:p>
      <text:p text:style-name="P59"/>
      <text:p text:style-name="Banner">—</text:p>
      <text:p text:style-name="P59"/>
      <text:p text:style-name="Banner">Lesson XXXVII.</text:p>
      <text:p text:style-name="Banner">Imperfect and Future Indicative Passive.</text:p>
      <text:p text:style-name="P59"/>
      <text:p text:style-name="P59">210.<text:tab/><text:tab/>Paradigms.</text:p>
      <text:p text:style-name="Banner">(<text:span text:style-name="T2">a</text:span>) Imperfect indicative passive.</text:p>
      <text:p text:style-name="Banner">Singular.</text:p>
      <text:p text:style-name="Table1p2p2">1.<text:tab/>amābar<text:note text:id="ftn44" text:note-class="footnote"><text:note-citation>44</text:note-citation><text:note-body><text:p text:style-name="P113">Amābar<text:span text:style-name="T22"> is translated </text:span><text:span text:style-name="T6">I was being loved</text:span><text:span text:style-name="T22">, </text:span><text:span text:style-name="T6">I used to be loved</text:span><text:span text:style-name="T22">, or </text:span><text:span text:style-name="T6">I was loved</text:span><text:span text:style-name="T22"> (119).</text:span></text:p></text:note-body></text:note><text:tab/>monēbar<text:tab/>regēbar<text:tab/>audiēbar</text:p>
      <text:p text:style-name="Table1p2p2">2.<text:tab/>amābāris<text:tab/>monēbāris<text:tab/>regēbāris<text:tab/>audiēbāris</text:p>
      <text:p text:style-name="Table1p2p2">3.<text:tab/>amābātur<text:tab/>monēbātur<text:tab/>regēbātur<text:tab/>audiēbātur</text:p>
      <text:p text:style-name="Banner">Plural.</text:p>
      <text:p text:style-name="Table1p2p2">1.<text:tab/>amābāmur<text:tab/>monēbāmur<text:tab/>regēbāmur<text:tab/>audiēbāmur</text:p>
      <text:p text:style-name="Table1p2p2"><text:soft-page-break/>2.<text:tab/>amābāminī<text:tab/>monēbāminī<text:tab/>regēbāminī<text:tab/>audiēbāminī</text:p>
      <text:p text:style-name="Table1p2p2">3.<text:tab/>amābantur<text:tab/>monēbābantur<text:tab/>regēbābantur<text:tab/>audiēbābantur</text:p>
      <text:p text:style-name="Banner">(<text:span text:style-name="T2">b</text:span>) Future indicative passive.</text:p>
      <text:p text:style-name="Banner">Singular.</text:p>
      <text:p text:style-name="Table1p2p2">1.<text:tab/>amābor<text:note text:id="ftn45" text:note-class="footnote"><text:note-citation>45</text:note-citation><text:note-body><text:p text:style-name="P113">Amābor<text:span text:style-name="T22"> is translated </text:span><text:span text:style-name="T6">I shall be loved</text:span><text:span text:style-name="T22">.</text:span></text:p></text:note-body></text:note><text:tab/>monēbor<text:tab/>regar<text:tab/>audiar</text:p>
      <text:p text:style-name="Table1p2p2">2.<text:tab/>amāberis<text:tab/>monēberis<text:tab/>regēris<text:tab/>audiēris</text:p>
      <text:p text:style-name="Table1p2p2">3.<text:tab/>amābitur<text:tab/>monēbitur<text:tab/>regētur<text:tab/>audiētur</text:p>
      <text:p text:style-name="Banner">Plural.</text:p>
      <text:p text:style-name="Table1p2p2">1.<text:tab/>amābimur<text:tab/>monēbimur<text:tab/>regēmur<text:tab/>audiēmur</text:p>
      <text:p text:style-name="Table1p2p2">2.<text:tab/>amābiminī<text:tab/>monēbiminī<text:tab/>regēminī<text:tab/>audiēminī</text:p>
      <text:p text:style-name="Table1p2p2">3.<text:tab/>amābuntur<text:tab/>monēbuntur<text:tab/>regentur<text:tab/>audientur</text:p>
      <text:p text:style-name="P175"><text:span text:style-name="T2">a</text:span>.<text:tab/>Compare these forms with those of the imperfect and future indicative active (44, 89, 179, 201), and also with those of the present indicative passive (164, 165). <text:s/>In particular, notice the replacing of <text:span text:style-name="T20">-m</text:span> by <text:span text:style-name="T20">-r</text:span>, and of <text:span text:style-name="T20">-bis</text:span> by <text:span text:style-name="T20">-beris</text:span>.<text:span text:style-name="T25">{{131}}</text:span></text:p>
      <text:p text:style-name="P176"><text:span text:style-name="T2">b.<text:tab/></text:span><text:span text:style-name="T11">Here it would be well to review in each conjugation the three tenses of the indicative (active and passive) formed from the present stem.</text:span></text:p>
      <text:p text:style-name="P59"/>
      <text:p text:style-name="P59"><text:span text:style-name="T20">211</text:span>.<text:tab/><text:tab/>Vocabulary.</text:p>
      <text:p text:style-name="Vocabulary"><text:span text:style-name="T20">dē-ligō</text:span>, <text:span text:style-name="T20">ere</text:span>, <text:span text:style-name="T20">-lēgī</text:span>, <text:span text:style-name="T20">-lēctum</text:span>,<text:tab/><text:span text:style-name="T3">choose</text:span>.</text:p>
      <text:p text:style-name="Vocabulary"><text:span text:style-name="T20">dīvidō</text:span>, <text:span text:style-name="T20">ere</text:span>, <text:span text:style-name="T20">-vīsī</text:span>, <text:span text:style-name="T20">-vīsum</text:span>,<text:tab/><text:span text:style-name="T2">divide</text:span>.</text:p>
      <text:p text:style-name="Vocabulary"><text:span text:style-name="T20">in-cendō</text:span>, <text:span text:style-name="T20">ere</text:span>, <text:span text:style-name="T20">-cendī</text:span>, <text:span text:style-name="T20">-cēnsum</text:span>,<text:tab/><text:span text:style-name="T2">burn</text:span>.</text:p>
      <text:p text:style-name="Vocabulary"><text:span text:style-name="T20">solvō</text:span>, <text:span text:style-name="T20">ere</text:span>, <text:span text:style-name="T20">solvī</text:span>, <text:span text:style-name="T20">solūtum</text:span>,<text:tab/><text:span text:style-name="T2">loose, release</text:span>.</text:p>
      <text:p text:style-name="P59"><text:span text:style-name="T2">Phrases</text:span>:</text:p>
      <text:p text:style-name="Vocabulary"><text:span text:style-name="T20">nāvem</text:span> or <text:span text:style-name="T20">nāvēs solvō</text:span>,<text:tab/><text:span text:style-name="T2">set sail</text:span>.</text:p>
      <text:p text:style-name="Vocabulary"><text:span text:style-name="T20">in fugam dō</text:span>,<text:tab/><text:span text:style-name="T2">put to flight</text:span>.</text:p>
      <text:p text:style-name="P59"/>
      <text:p text:style-name="Banner">Exercises.</text:p>
      <text:p text:style-name="P59"><text:span text:style-name="T20">212</text:span>.<text:tab/><text:tab/><text:span text:style-name="T20">I</text:span>.</text:p>
      <text:p text:style-name="P59">A.—1. Mittimus, mittimur, mittēmur. <text:s/>2. Oppida oppūgnantur; hīberna expūgnābuntur. <text:s/>3. Imediēbātur, impediēbar. <text:s/>4. Expellēbar, expellar. <text:s/>5. Hostēs in fugam dabimus. <text:s/>6. Nāvēs solvet; servus solvētur. <text:s/>7. Dīviditur, dīviduntur. <text:s/>8. Oppidum incendēbātur. <text:s/>9. Locum dēligunt; legiōnēs dēligēbantur. <text:s/>10. Mōns tenētur; imperium ā Caesare obtinēbātur; impetus sustinēbitur.</text:p>
      <text:p text:style-name="P59">B.—11. Lēgātī retinentur; montibus continēbantur; nāvēs dētinēbuntur. <text:s/>12. Vocāmur, convocābāmur, revocābiminī. <text:s/>13. Castra moventur; castra pōnentur. <text:s/>14. Expelleris, repellēris. <text:s/>15. Audīris, audiēris. <text:s/>16. Fidēlis esse exīstimābar. <text:s/>17. Jubēminī, jubēbor. <text:s/>18. Superābāminī, superāberis. <text:s/>19. Circumveniētur, circumveniēmur. <text:s/>20. Rēx et amīcus appellābātur.</text:p>
      <text:p text:style-name="P59"/>
      <text:p text:style-name="P59"><text:span text:style-name="T20">213</text:span>.<text:tab/><text:tab/><text:span text:style-name="T20">I</text:span>.</text:p>
      <text:p text:style-name="P59">A.—1. It will be divided; they used to be divided. <text:s/>2. It will be carried; we shall be carried back. <text:s/>3. The camp is being pitched; the camp will be burned. <text:s/>4. We{{132}} are being surrounded; I was being surrounded. <text:s/>5. He is putting the troops to flight; the signal is given. <text:s/>6. They are setting sail; they have set sail. <text:s/>7. They will be chosen; they will be summoned. <text:s/>8. You are called brother; you will be called brothers. <text:s/>9. You seem to be brothers; you seemed to be sisters.</text:p>
      <text:p text:style-name="P59">B.—10. We are hemmed in by the rivers; the camp will be fortified by the cavalry. <text:s/>11. If is being filled, it was being filled, it will be filled. <text:s/>12. It is being fortified, it was being fortified, it will be fortified. <text:s/>13. I am led, I was being led out, I shall be led back. <text:s/>14. You used to be sent, we shall be sent out; the battle is begun. <text:s/>15. You (s. <text:span text:style-name="T2">and</text:span> pl.) were thought to be unfriendly. <text:s/>16. They are hindered, we <text:soft-page-break/>shall be hindered (<text:span text:style-name="T2">use both</text:span> dēterreō <text:span text:style-name="T2">and</text:span> impediō). <text:s/>17. I shall be surrounded, I shall be seen. <text:s/>18. I used to be called free; I seemed to be a slave. <text:s/>19. You will be surrounded; we were being surrounded. <text:s/>20. You will seem to be unfriendly; you will be compelled to set sail.</text:p>
      <text:p text:style-name="P59"/>
      <text:p text:style-name="Banner">—</text:p>
      <text:p text:style-name="P59"/>
      <text:p text:style-name="Banner">Lesson XXXVIII.</text:p>
      <text:p text:style-name="Banner">Cardinal Numerals.</text:p>
      <text:p text:style-name="P59"/>
      <text:p text:style-name="P59"><text:span text:style-name="T20">214</text:span>. In the following list of cardinal numerals these points should be carefully observed<text:note text:id="ftn46" text:note-class="footnote"><text:note-citation>46</text:note-citation><text:note-body><text:p text:style-name="Footnote">It is not necessary at this stage to commit the whole list to memory.</text:p></text:note-body></text:note>:—</text:p>
      <text:p text:style-name="BodyHanging"><text:span text:style-name="T2">a</text:span>. <text:tab/>the similarity in form of the cardinal and ordinal numerals (156);</text:p>
      <text:p text:style-name="BodyHanging"><text:span text:style-name="T2">b</text:span>.<text:tab/>the method of forming the numerals from <text:span text:style-name="T2">eleven</text:span><text:span text:style-name="T11"> to </text:span><text:span text:style-name="T2">nineteen</text:span><text:span text:style-name="T11"> inclusive;</text:span></text:p>
      <text:p text:style-name="BodyHanging"><text:span text:style-name="T11">c.<text:tab/>the manner of expressing </text:span><text:span text:style-name="T2">twenty-one</text:span><text:span text:style-name="T11">, </text:span><text:span text:style-name="T2">twenty-two</text:span><text:span text:style-name="T11">, </text:span><text:span text:style-name="T2">one hundred and one</text:span><text:span text:style-name="T11"> and similar numbers;</text:span><text:span text:style-name="T25">{{133}}</text:span></text:p>
      <text:p text:style-name="BodyHanging"><text:span text:style-name="T11">d.<text:tab/>the different ways of expressing </text:span><text:span text:style-name="T2">eighteen</text:span><text:span text:style-name="T11">, </text:span><text:span text:style-name="T2">nineteen</text:span><text:span text:style-name="T11">, </text:span><text:span text:style-name="T2">twenty-eight</text:span><text:span text:style-name="T11">, </text:span><text:span text:style-name="T2">twenty-nine</text:span><text:span text:style-name="T11">, and similar numbers;</text:span></text:p>
      <text:p text:style-name="BodyHanging"><text:span text:style-name="T11">e.<text:tab/>the ending of the tens from 30 to 90 inclusive in </text:span><text:span text:style-name="T12">-gintā</text:span><text:span text:style-name="T11">; of the hundreds from 200 to 900 inclusive in </text:span><text:span text:style-name="T12">-centī</text:span><text:span text:style-name="T11"> or </text:span><text:span text:style-name="T12">-gentī</text:span><text:span text:style-name="T11">.</text:span></text:p>
      <text:p text:style-name="P59"/>
      <text:p text:style-name="P59"><text:span text:style-name="T20">215</text:span>.<text:tab/><text:tab/>Cardinal numerals.</text:p>
      <text:section text:style-name="Sect1" text:name="Section63">
        <text:p text:style-name="P157">1.<text:tab/>ūnus, one</text:p>
        <text:p text:style-name="P157">2.<text:tab/>duo, two</text:p>
        <text:p text:style-name="P157">3.<text:tab/>trēs, three</text:p>
        <text:p text:style-name="P157">4.<text:tab/>quattuor, four</text:p>
        <text:p text:style-name="P157">5.<text:tab/>quīnque</text:p>
        <text:p text:style-name="P157">6.<text:tab/>sex</text:p>
        <text:p text:style-name="P157">7.<text:tab/>septem</text:p>
        <text:p text:style-name="P157">8.<text:tab/>octō</text:p>
        <text:p text:style-name="P157">9.<text:tab/>novem</text:p>
        <text:p text:style-name="P157">10.<text:tab/>decem</text:p>
        <text:p text:style-name="P157">11.<text:tab/>ūndecim</text:p>
        <text:p text:style-name="P157">12.<text:tab/>duodecim</text:p>
        <text:p text:style-name="P157">13.<text:tab/>tredecim</text:p>
        <text:p text:style-name="P157">14.<text:tab/>quattuordecim</text:p>
        <text:p text:style-name="P157">15.<text:tab/>quīndecim</text:p>
        <text:p text:style-name="P157">16.<text:tab/>sēdecim</text:p>
        <text:p text:style-name="P157">17.<text:tab/>septendecim</text:p>
        <text:p text:style-name="P157">18.<text:tab/>duodēvīgintī</text:p>
        <text:p text:style-name="P157"><text:tab/>octōdecim</text:p>
        <text:p text:style-name="P157"><text:tab/>decem et octō</text:p>
        <text:p text:style-name="P157">19.<text:tab/>ūndēvīgintī</text:p>
        <text:p text:style-name="P157"><text:tab/>novendecim</text:p>
        <text:p text:style-name="P157">20.<text:tab/>vīgintī</text:p>
        <text:p text:style-name="P157">21,<text:tab/>ūnus et vīgintī</text:p>
        <text:p text:style-name="P157"><text:tab/>vīgintī ūnus</text:p>
        <text:p text:style-name="P157">22.<text:tab/>duo et vīgintī</text:p>
        <text:p text:style-name="P157"><text:tab/>vīngintī duo</text:p>
        <text:p text:style-name="P157">28.<text:tab/>duodētrīgintā</text:p>
        <text:p text:style-name="P157"><text:tab/>vīgintī octō</text:p>
        <text:p text:style-name="P157"><text:tab/>octō et vīgintī</text:p>
        <text:p text:style-name="P157">29.<text:tab/>ūndētrīgintā</text:p>
        <text:p text:style-name="P157"><text:tab/>vīgintī novem</text:p>
        <text:p text:style-name="P157"><text:tab/>novem et vīgintī</text:p>
        <text:p text:style-name="P157">30.<text:tab/>trīgintā</text:p>
        <text:p text:style-name="P157">40.<text:tab/>quadrāgintā</text:p>
        <text:p text:style-name="P157">50.<text:tab/>quīnquāgintā</text:p>
        <text:p text:style-name="P157">60.<text:tab/>sexāgintā</text:p>
        <text:p text:style-name="P157">70.<text:tab/>septuāgintā</text:p>
        <text:p text:style-name="P157">80.<text:tab/>octōgintā</text:p>
        <text:p text:style-name="P157">90.<text:tab/>nōnāgintā</text:p>
        <text:p text:style-name="P157">100.<text:tab/>centum</text:p>
        <text:p text:style-name="P157">101.<text:tab/>centum ūnus</text:p>
        <text:p text:style-name="P157"><text:tab/>centum et ūnus</text:p>
        <text:p text:style-name="P157">124.<text:tab/>centum vīgintī quattuor</text:p>
        <text:p text:style-name="P157">200.<text:tab/>ducentī</text:p>
        <text:p text:style-name="P157">300.<text:tab/>trecentī</text:p>
        <text:p text:style-name="P157">400.<text:tab/>quadringentī</text:p>
        <text:p text:style-name="P157">500.<text:tab/>quīngentī</text:p>
        <text:p text:style-name="P157">600.<text:tab/>sescentī</text:p>
        <text:p text:style-name="P157">700.<text:tab/>septingentī</text:p>
        <text:p text:style-name="P157">800.<text:tab/>octingentī</text:p>
        <text:p text:style-name="P157">900.<text:tab/>nōngentī</text:p>
        <text:p text:style-name="P157">1000.<text:tab/>mīlle<text:span text:style-name="T25">{{134}}</text:span></text:p>
      </text:section>
      <text:p text:style-name="Standard"/>
      <text:p text:style-name="Standard"><text:span text:style-name="T20">216</text:span>. (<text:span text:style-name="T2">a</text:span>) Most of the cardinal numerals are undeclined, the same form being used for all cases and <text:soft-page-break/>genders. <text:s/>The following, however, are declined: <text:span text:style-name="T20">ūnus</text:span>, <text:span text:style-name="T20">duo</text:span>, <text:span text:style-name="T20">trēs</text:span>, the hundreds from <text:span text:style-name="T20">ducentī</text:span> to <text:span text:style-name="T20">nōngentī</text:span> inclusive, and <text:span text:style-name="T20">mīlle</text:span>.</text:p>
      <text:p text:style-name="Standard">(<text:span text:style-name="T2">b</text:span>) The declension of <text:span text:style-name="T20">ūnus</text:span> has been given in 205.</text:p>
      <text:p text:style-name="Standard">(<text:span text:style-name="T2">c</text:span>) The hundreds are declined like the plural of <text:span text:style-name="T20">bonus</text:span>, as <text:span text:style-name="T20">ducentī</text:span>, <text:span text:style-name="T20">ae</text:span>, <text:span text:style-name="T20">a</text:span>.</text:p>
      <text:p text:style-name="Standard">(<text:span text:style-name="T2">d</text:span>) The declension of <text:span text:style-name="T20">mīlle</text:span> will be given in 230.</text:p>
      <text:p text:style-name="Standard">(<text:span text:style-name="T2">e</text:span>) <text:span text:style-name="T20">Duo</text:span> and <text:span text:style-name="T20">trēs</text:span> are declined in the following section.</text:p>
      <text:p text:style-name="Standard"/>
      <text:p text:style-name="Standard"><text:span text:style-name="T20">217</text:span>.<text:tab/><text:tab/>Paradigms.</text:p>
      <table:table table:name="Table13" table:style-name="Table13">
        <table:table-column table:style-name="Table13.A" table:number-columns-repeated="5"/>
        <table:table-column table:style-name="Table13.F"/>
        <table:table-row>
          <table:table-cell table:style-name="Table13.A1" office:value-type="string">
            <text:p text:style-name="BodyHanging"/>
          </table:table-cell>
          <table:table-cell table:style-name="Table13.A1" office:value-type="string">
            <text:p text:style-name="BodyHanging">Masc.</text:p>
          </table:table-cell>
          <table:table-cell table:style-name="Table13.A1" office:value-type="string">
            <text:p text:style-name="BodyHanging">Fem.</text:p>
          </table:table-cell>
          <table:table-cell table:style-name="Table13.A1" office:value-type="string">
            <text:p text:style-name="BodyHanging">Neut.</text:p>
          </table:table-cell>
          <table:table-cell table:style-name="Table13.A1" office:value-type="string">
            <text:p text:style-name="BodyHanging">Masc. &amp; Fem.</text:p>
          </table:table-cell>
          <table:table-cell table:style-name="Table13.F1" office:value-type="string">
            <text:p text:style-name="BodyHanging">Neut.</text:p>
          </table:table-cell>
        </table:table-row>
        <table:table-row>
          <table:table-cell table:style-name="Table13.A2" office:value-type="string">
            <text:p text:style-name="BodyHanging"><text:span text:style-name="T2">Nom</text:span>.</text:p>
          </table:table-cell>
          <table:table-cell table:style-name="Table13.A2" office:value-type="string">
            <text:p text:style-name="BodyHanging">duo</text:p>
          </table:table-cell>
          <table:table-cell table:style-name="Table13.A2" office:value-type="string">
            <text:p text:style-name="BodyHanging">duae</text:p>
          </table:table-cell>
          <table:table-cell table:style-name="Table13.A2" office:value-type="string">
            <text:p text:style-name="BodyHanging">duo</text:p>
          </table:table-cell>
          <table:table-cell table:style-name="Table13.A2" office:value-type="string">
            <text:p text:style-name="BodyHanging">trēs</text:p>
          </table:table-cell>
          <table:table-cell table:style-name="Table13.F2" office:value-type="string">
            <text:p text:style-name="BodyHanging">tria</text:p>
          </table:table-cell>
        </table:table-row>
        <table:table-row>
          <table:table-cell table:style-name="Table13.A2" office:value-type="string">
            <text:p text:style-name="BodyHanging"><text:span text:style-name="T2">Gen</text:span>.</text:p>
          </table:table-cell>
          <table:table-cell table:style-name="Table13.A2" office:value-type="string">
            <text:p text:style-name="BodyHanging">duōrum</text:p>
          </table:table-cell>
          <table:table-cell table:style-name="Table13.A2" office:value-type="string">
            <text:p text:style-name="BodyHanging">duārum</text:p>
          </table:table-cell>
          <table:table-cell table:style-name="Table13.A2" office:value-type="string">
            <text:p text:style-name="BodyHanging">duōrum</text:p>
          </table:table-cell>
          <table:table-cell table:style-name="Table13.A2" office:value-type="string">
            <text:p text:style-name="BodyHanging">trium</text:p>
          </table:table-cell>
          <table:table-cell table:style-name="Table13.F2" office:value-type="string">
            <text:p text:style-name="BodyHanging">trium</text:p>
          </table:table-cell>
        </table:table-row>
        <table:table-row>
          <table:table-cell table:style-name="Table13.A2" office:value-type="string">
            <text:p text:style-name="BodyHanging"><text:span text:style-name="T2">Dat</text:span>.</text:p>
          </table:table-cell>
          <table:table-cell table:style-name="Table13.A2" office:value-type="string">
            <text:p text:style-name="BodyHanging">duōbus</text:p>
          </table:table-cell>
          <table:table-cell table:style-name="Table13.A2" office:value-type="string">
            <text:p text:style-name="BodyHanging">duābus</text:p>
          </table:table-cell>
          <table:table-cell table:style-name="Table13.A2" office:value-type="string">
            <text:p text:style-name="BodyHanging">duōbus</text:p>
          </table:table-cell>
          <table:table-cell table:style-name="Table13.A2" office:value-type="string">
            <text:p text:style-name="BodyHanging">tribus</text:p>
          </table:table-cell>
          <table:table-cell table:style-name="Table13.F2" office:value-type="string">
            <text:p text:style-name="BodyHanging">tribus</text:p>
          </table:table-cell>
        </table:table-row>
        <table:table-row>
          <table:table-cell table:style-name="Table13.A2" office:value-type="string">
            <text:p text:style-name="BodyHanging"><text:span text:style-name="T2">Acc</text:span>.</text:p>
          </table:table-cell>
          <table:table-cell table:style-name="Table13.A2" office:value-type="string">
            <text:p text:style-name="BodyHanging">duōs, duo</text:p>
          </table:table-cell>
          <table:table-cell table:style-name="Table13.A2" office:value-type="string">
            <text:p text:style-name="BodyHanging">duās</text:p>
          </table:table-cell>
          <table:table-cell table:style-name="Table13.A2" office:value-type="string">
            <text:p text:style-name="BodyHanging">duo</text:p>
          </table:table-cell>
          <table:table-cell table:style-name="Table13.A2" office:value-type="string">
            <text:p text:style-name="BodyHanging">trēs</text:p>
          </table:table-cell>
          <table:table-cell table:style-name="Table13.F2" office:value-type="string">
            <text:p text:style-name="BodyHanging">tria</text:p>
          </table:table-cell>
        </table:table-row>
        <table:table-row>
          <table:table-cell table:style-name="Table13.A2" office:value-type="string">
            <text:p text:style-name="BodyHanging"><text:span text:style-name="T2">Voc</text:span>.</text:p>
          </table:table-cell>
          <table:table-cell table:style-name="Table13.A2" office:value-type="string">
            <text:p text:style-name="BodyHanging">duo</text:p>
          </table:table-cell>
          <table:table-cell table:style-name="Table13.A2" office:value-type="string">
            <text:p text:style-name="BodyHanging">duae</text:p>
          </table:table-cell>
          <table:table-cell table:style-name="Table13.A2" office:value-type="string">
            <text:p text:style-name="BodyHanging">duo</text:p>
          </table:table-cell>
          <table:table-cell table:style-name="Table13.A2" office:value-type="string">
            <text:p text:style-name="BodyHanging">trēs</text:p>
          </table:table-cell>
          <table:table-cell table:style-name="Table13.F2" office:value-type="string">
            <text:p text:style-name="BodyHanging">tria</text:p>
          </table:table-cell>
        </table:table-row>
        <table:table-row>
          <table:table-cell table:style-name="Table13.A2" office:value-type="string">
            <text:p text:style-name="BodyHanging"><text:span text:style-name="T2">Abl</text:span>.</text:p>
          </table:table-cell>
          <table:table-cell table:style-name="Table13.A2" office:value-type="string">
            <text:p text:style-name="BodyHanging">duōbus</text:p>
          </table:table-cell>
          <table:table-cell table:style-name="Table13.A2" office:value-type="string">
            <text:p text:style-name="BodyHanging">duābus</text:p>
          </table:table-cell>
          <table:table-cell table:style-name="Table13.A2" office:value-type="string">
            <text:p text:style-name="BodyHanging">duōbus</text:p>
          </table:table-cell>
          <table:table-cell table:style-name="Table13.A2" office:value-type="string">
            <text:p text:style-name="BodyHanging">tribus</text:p>
          </table:table-cell>
          <table:table-cell table:style-name="Table13.F2" office:value-type="string">
            <text:p text:style-name="BodyHanging">tribus</text:p>
          </table:table-cell>
        </table:table-row>
      </table:table>
      <text:p text:style-name="Standard"/>
      <text:p text:style-name="Banner">Exercises.</text:p>
      <text:p text:style-name="Standard"><text:span text:style-name="T20">218</text:span>.<text:tab/><text:tab/><text:span text:style-name="T20">I</text:span>.</text:p>
      <text:p text:style-name="Standard">A.—1. Duās legiōnēs relinquet, trēs ex hībernīs ēdūcet. <text:s/>2. Cum sescentīs equitibus nāvēs solvēmus. <text:s/>3. Diēs circiter quīndecim iter fēcerāmus. <text:s/>4. Ad Caesarem cum ducentīs obsidibus veniēbat. <text:s/>5. Duodēvīgintī nāvēs in ūnum locum cōguntur. <text:s/>6. Sīgna mīlitāria quattuor et septuāgintā relinquuntur. <text:s/>7. Centum vīgintī quīnque vīcōs habent. <text:s/>8. Equitēs circiter trīgintā mittentur.</text:p>
      <text:p text:style-name="Standard">B.—9. Quatturodecim annōs bellum gerēbant. <text:s/>10. Quīngentīs equitibus māgnam multitūdinem hostium repellit. <text:s/>11. Octō hōrās castra oppūgnant; nōnā hōrā castra expūgnantur. <text:s/>12. Rōmānīs ūnis concēdimus. <text:s/>13. Legiōnem decimam quārtā vigiliā ēdūcam. <text:s/>14. Quadrāgintā cohortium impedīmenta relīcta sunt. <text:s/>15. <text:span text:style-name="T20">Ī</text:span>ncolās trium vīcōrum necat.</text:p>
      <text:p text:style-name="Standard"/>
      <text:p text:style-name="Standard"><text:span text:style-name="T20">219</text:span>.<text:tab/><text:tab/><text:span text:style-name="T20">II</text:span>.</text:p>
      <text:p text:style-name="Standard">A.—1. He sends four cohorts; he will send the cavalry with four cohorts. <text:s/>2. They will give five hundred hostages. <text:s/>3. They were waging two wars at one time. <text:s/>4. They burn forty-three towns and about two hundred villages. <text:s/>5. An attack was made by four hundred and twenty cavalry. <text:s/>6. They had collected twenty-eight ships. <text:s/>7. Thirty-five soldiers will be chosen from the whole army. <text:s/>8. The village is divided into two parts by a river. <text:s/>9. About four hundred villages will be burned.</text:p>
      <text:p text:style-name="Standard">B.—10. Two legions, the sixth, and the seventh, will be left on the other bank. <text:s/>11. On the fifth day, five hundred and fifty-five horsemen had been collected. <text:s/>12. They are giving up three hundred and sixty hostages. <text:s/>13. He left two legions in the camp, and with the remaining six marched for nine days through the neighbouring states. <text:s/>14. He orders the lieutenant to set sail with two legion and one hundred and seventy cavalry. <text:s/>15. We are adjacent to three states.</text:p>
      <text:p text:style-name="Standard"/>
      <text:p text:style-name="Banner">—</text:p>
      <text:p text:style-name="Standard"/>
      <text:p text:style-name="Standard"><text:span text:style-name="T20">220</text:span>.<text:tab/><text:tab/>Word List IV.</text:p>
      <text:p text:style-name="Banner">Nouns.</text:p>
      <text:section text:style-name="Sect3" text:name="Section64">
        <text:p text:style-name="BodyHanging">causa</text:p>
        <text:p text:style-name="BodyHanging">celeritās</text:p>
        <text:p text:style-name="BodyHanging">cīvis</text:p>
        <text:p text:style-name="BodyHanging">cīvitās</text:p>
        <text:p text:style-name="BodyHanging">cohors</text:p>
        <text:p text:style-name="BodyHanging">collis</text:p>
        <text:p text:style-name="BodyHanging">difficultās</text:p>
        <text:p text:style-name="BodyHanging">dux</text:p>
        <text:p text:style-name="BodyHanging">facultās</text:p>
        <text:p text:style-name="BodyHanging">fīnis</text:p>
        <text:p text:style-name="BodyHanging">frāter</text:p>
        <text:p text:style-name="BodyHanging">hostis</text:p>
        <text:p text:style-name="BodyHanging"><text:soft-page-break/>lībertās</text:p>
        <text:p text:style-name="BodyHanging">mare</text:p>
        <text:p text:style-name="BodyHanging">māter</text:p>
        <text:p text:style-name="BodyHanging">mōns</text:p>
        <text:p text:style-name="BodyHanging">nāvis</text:p>
        <text:p text:style-name="BodyHanging">nihil</text:p>
        <text:p text:style-name="BodyHanging">pater</text:p>
        <text:p text:style-name="BodyHanging">paucitās</text:p>
        <text:p text:style-name="BodyHanging">pōns</text:p>
        <text:p text:style-name="BodyHanging">regiō</text:p>
        <text:p text:style-name="BodyHanging">rēs pūblica</text:p>
        <text:p text:style-name="BodyHanging">soror</text:p>
      </text:section>
      <text:p text:style-name="Banner">Adjectives.</text:p>
      <text:section text:style-name="Sect3" text:name="Section65">
        <text:p text:style-name="BodyHanging">alius</text:p>
        <text:p text:style-name="BodyHanging">alter</text:p>
        <text:p text:style-name="BodyHanging">audāx</text:p>
        <text:p text:style-name="BodyHanging">bonus</text:p>
        <text:p text:style-name="BodyHanging">brevis</text:p>
        <text:p text:style-name="BodyHanging">celer</text:p>
        <text:p text:style-name="BodyHanging">cēterī</text:p>
        <text:p text:style-name="BodyHanging">complūrēs</text:p>
        <text:p text:style-name="BodyHanging">dēnsus</text:p>
        <text:p text:style-name="BodyHanging">dissimilis</text:p>
        <text:p text:style-name="BodyHanging">extrēmus</text:p>
        <text:p text:style-name="BodyHanging">fidēlis</text:p>
        <text:p text:style-name="BodyHanging">fīnitimus</text:p>
        <text:p text:style-name="BodyHanging">fīrmus</text:p>
        <text:p text:style-name="BodyHanging">īmus</text:p>
        <text:p text:style-name="BodyHanging">incōgnitus</text:p>
        <text:p text:style-name="BodyHanging">īnferior</text:p>
        <text:p text:style-name="BodyHanging">inūtilis</text:p>
        <text:p text:style-name="BodyHanging">mājor</text:p>
        <text:p text:style-name="BodyHanging">malus</text:p>
        <text:p text:style-name="BodyHanging">māximus</text:p>
        <text:p text:style-name="BodyHanging">minor</text:p>
        <text:p text:style-name="BodyHanging">neuter</text:p>
        <text:p text:style-name="BodyHanging">nōbilis</text:p>
        <text:p text:style-name="BodyHanging">nōtus</text:p>
        <text:p text:style-name="BodyHanging">novus</text:p>
        <text:p text:style-name="BodyHanging">nūllus</text:p>
        <text:p text:style-name="BodyHanging">perīculōsus</text:p>
        <text:p text:style-name="BodyHanging">plūs</text:p>
        <text:p text:style-name="BodyHanging">potēns</text:p>
        <text:p text:style-name="BodyHanging">prior</text:p>
        <text:p text:style-name="BodyHanging">propior</text:p>
        <text:p text:style-name="BodyHanging">prūdēns</text:p>
        <text:p text:style-name="BodyHanging">pūblicus</text:p>
        <text:p text:style-name="BodyHanging">similis</text:p>
        <text:p text:style-name="BodyHanging">sōlus</text:p>
        <text:p text:style-name="BodyHanging">summus</text:p>
        <text:p text:style-name="BodyHanging">superior</text:p>
        <text:p text:style-name="BodyHanging">tōtus</text:p>
        <text:p text:style-name="BodyHanging">ūllus</text:p>
        <text:p text:style-name="BodyHanging">ultimus</text:p>
        <text:p text:style-name="BodyHanging">ūnus</text:p>
        <text:p text:style-name="BodyHanging">uter</text:p>
        <text:p text:style-name="BodyHanging">ūtilis</text:p>
      </text:section>
      <text:p text:style-name="Banner">Verbs.</text:p>
      <text:section text:style-name="Sect3" text:name="Section66">
        <text:p text:style-name="BodyHanging">contineō</text:p>
        <text:p text:style-name="BodyHanging">dēdūcō</text:p>
        <text:p text:style-name="BodyHanging">dēligō</text:p>
        <text:p text:style-name="BodyHanging">dēpōnō</text:p>
        <text:p text:style-name="BodyHanging">dēsiliō</text:p>
        <text:p text:style-name="BodyHanging">dēterreō</text:p>
        <text:p text:style-name="BodyHanging">dētineō</text:p>
        <text:p text:style-name="BodyHanging">dīcō</text:p>
        <text:p text:style-name="BodyHanging">dīvidō</text:p>
        <text:p text:style-name="BodyHanging">exīstimō</text:p>
        <text:p text:style-name="BodyHanging">imperō</text:p>
        <text:p text:style-name="BodyHanging">incendō</text:p>
        <text:p text:style-name="BodyHanging">pertineō</text:p>
        <text:p text:style-name="BodyHanging">prohibeō</text:p>
        <text:p text:style-name="BodyHanging">solvō</text:p>
        <text:p text:style-name="BodyHanging">videor</text:p>
      </text:section>
      <text:p text:style-name="Standard"/>
      <text:p text:style-name="Standard">—</text:p>
      <text:p text:style-name="Standard"/>
      <text:p text:style-name="Banner">Reading Lesson VII.</text:p>
      <text:p text:style-name="Banner">How Horatius Kept the Bridge. (508 B.C.)</text:p>
      <text:p text:style-name="Standard"><text:span text:style-name="T20">221</text:span>.<text:tab/><text:tab/>Vocabulary.</text:p>
      <text:p text:style-name="Vocabulary"><text:span text:style-name="T20">rescindō</text:span>, <text:span text:style-name="T20">ere</text:span>, <text:span text:style-name="T20">rescidī</text:span>, <text:span text:style-name="T20">rescissum</text:span>,<text:tab/><text:span text:style-name="T2">break down, destroy</text:span>.</text:p>
      <text:p text:style-name="Vocabulary"><text:span text:style-name="T20">trānsnō</text:span> (or <text:span text:style-name="T20">trānō</text:span>), <text:span text:style-name="T20">āre</text:span>, <text:span text:style-name="T20">āvī</text:span>, <text:span text:style-name="T20">ātum</text:span>,<text:tab/><text:span text:style-name="T2">swim across</text:span>.</text:p>
      <text:p text:style-name="Standard">Secundō annō postquam (<text:span text:style-name="T2">after</text:span>) ex cīvitāte rēx expulsus erat, Tarquinius auxilium ā Lārte Porsenā petīvit. <text:s/>Lārs Porsena fīnēs lātissimōs in Etrūriā habēbat et multīs dē causīs inimīcus erat populō Rōmānō. <text:s/>Māximās cōpiās ex omnibus partibus Etrūriae coēgit et māgnīs itineribus ad flūmen Tiberim contendit. <text:s/>Rōmānī celeritāte hostium adventūs permōtī sunt; aliī<text:span text:style-name="T25">{{137}}</text:span> ex agrīs in urbem convēnērunt, aliī proximās silvās petīvērunt. <text:s/>Rōma mūrīs altissimīs et flūmine lātissimō mūniēbātur; sed pōns, quī (<text:span text:style-name="T2">which</text:span>) factus erat in (<text:span text:style-name="T2">over</text:span>) Tiberī, ab exteriōribus mūnītiōnibus ad portam urbis pertinēbat. <text:s/>Propter paucitātem cīvium vidēbātur facillimum esse pontem occupāre et in mediam urbem exercitum dūcere.</text:p>
      <text:p text:style-name="Standard">Hāc (<text:span text:style-name="T2">this</text:span>) dē causā summum erat perīculum. <text:s/>Cēterī Rōmānī jam (<text:span text:style-name="T2">now</text:span>) dē salūte dēspērābant, sed ūnus vir fortissimus, Horātius Cocles, commūnis lībertātis causā pontem dēfendere cōnstituit. <text:s/>Cum duōbus aliīs, Spuriō Lārtiō et Titō Herminiō, ad extrēmam partem pontis contendit, et trēs Rōmānī omnēs hostium impetūs repellunt, dum (<text:span text:style-name="T2">while</text:span>) reliquī cīvēs pontem rescindunt. <text:s/>Post complūrēs hōrās mājor pars pontis rescissa est, et Horātius duōs amīcōs ex pūgna excēdere jubet. <text:s/>Tum (<text:span text:style-name="T2">then</text:span>) ā tōtō exercitū impetus in Horātium factus est. <text:s/>Summā cum virtūte impetum sustinuit et plūrimōs in fugam dedit, sed ab hostibus paene (<text:span text:style-name="T2">almost</text:span>) circumventus est. <text:s/>Tandem (<text:span text:style-name="T2">at length</text:span>) reliquam partem pontis rescidērunt Rōmānī. <text:s/>Tum Horātius dē ponte in medium flūmen dēsiluit et sine ūllō vulnere ad alteram rīpam transnaāvit. <text:s/>Ita (<text:span text:style-name="T2">thus</text:span>) fortitūdō ūnīus virī tōtī reī pūblicae lībertātem dedit.</text:p>
      <text:p text:style-name="Standard"/>
      <text:p text:style-name="Standard">[[Image – Roman Coin.]]</text:p>
      <text:p text:style-name="Standard"/>
      <text:p text:style-name="Banner">Lesson XXXIX.</text:p>
      <text:p text:style-name="Banner">Future Perfect Indicative, Active and Passive.</text:p>
      <text:p text:style-name="P59"><text:soft-page-break/></text:p>
      <text:p text:style-name="P59"><text:span text:style-name="T20">222</text:span>.<text:tab/><text:tab/>Paradigms</text:p>
      <text:p text:style-name="Banner">Future and future perfect indicative of <text:span text:style-name="T20">sum</text:span><text:span text:style-name="T22">.</text:span></text:p>
      <text:p text:style-name="P198">Singular.</text:p>
      <text:p text:style-name="P79"><text:tab/>1.<text:tab/>erō (<text:span text:style-name="T2">I shall be</text:span>)<text:tab/>fuerō (<text:span text:style-name="T2">I shall have been</text:span>)</text:p>
      <text:p text:style-name="P79"><text:tab/>2.<text:tab/>eris<text:tab/>fueris</text:p>
      <text:p text:style-name="P79"><text:tab/>3.<text:tab/>erit<text:tab/>fuerit</text:p>
      <text:p text:style-name="P198">Plural.</text:p>
      <text:p text:style-name="P79"><text:tab/>1.<text:tab/>erimus<text:tab/>fuerimus</text:p>
      <text:p text:style-name="P79"><text:tab/>2.<text:tab/>eritis<text:tab/>fueritis</text:p>
      <text:p text:style-name="P79"><text:tab/>3.<text:tab/>erunt<text:tab/>fuerint</text:p>
      <text:p text:style-name="BodyHanging"><text:span text:style-name="T2">a</text:span>.<text:tab/>Note (1) the relation in form to the imperfect and pluperfect of <text:span text:style-name="T20">sum </text:span>(149, 129); (2) the difference in the vowels before <text:span text:style-name="T20">-nt</text:span> in the two tenses.</text:p>
      <text:p text:style-name="P59"/>
      <text:p text:style-name="P59"><text:span text:style-name="T20">223</text:span>.<text:tab/><text:tab/>Paradigms</text:p>
      <text:p text:style-name="Banner">(<text:span text:style-name="T2">a</text:span>) Future perfect indicative active.</text:p>
      <table:table table:name="Table14" table:style-name="Table14">
        <table:table-column table:style-name="Table14.A" table:number-columns-repeated="5"/>
        <table:table-row>
          <table:table-cell table:style-name="Table14.A1" office:value-type="string">
            <text:p text:style-name="P157"/>
          </table:table-cell>
          <table:table-cell table:style-name="Table14.A1" office:value-type="string">
            <text:p text:style-name="P151">First Conj.</text:p>
          </table:table-cell>
          <table:table-cell table:style-name="Table14.A1" office:value-type="string">
            <text:p text:style-name="P151">Second Conj.</text:p>
          </table:table-cell>
          <table:table-cell table:style-name="Table14.A1" office:value-type="string">
            <text:p text:style-name="P151">Third Conj.</text:p>
          </table:table-cell>
          <table:table-cell table:style-name="Table14.E1" office:value-type="string">
            <text:p text:style-name="P151">Fourth Conj.</text:p>
          </table:table-cell>
        </table:table-row>
        <table:table-row>
          <table:table-cell table:style-name="Table14.A2" table:number-columns-spanned="5" office:value-type="string">
            <text:p text:style-name="P165">Singular.</text:p>
          </table:table-cell>
          <table:covered-table-cell/>
          <table:covered-table-cell/>
          <table:covered-table-cell/>
          <table:covered-table-cell/>
        </table:table-row>
        <table:table-row>
          <table:table-cell table:style-name="Table14.A3" office:value-type="float" office:value="1">
            <text:p text:style-name="P157">1</text:p>
          </table:table-cell>
          <table:table-cell table:style-name="Table14.B3" office:value-type="string">
            <text:p text:style-name="P157">amāverō<text:note text:id="ftn47" text:note-class="footnote"><text:note-citation>47</text:note-citation><text:note-body><text:p text:style-name="Footnote"><text:span text:style-name="T20">Amāverō</text:span> is translated <text:span text:style-name="T2">I shall have loved</text:span>.</text:p></text:note-body></text:note></text:p>
          </table:table-cell>
          <table:table-cell table:style-name="Table14.B3" office:value-type="string">
            <text:p text:style-name="P157">monuerō</text:p>
          </table:table-cell>
          <table:table-cell table:style-name="Table14.B3" office:value-type="string">
            <text:p text:style-name="P157">rēxerō</text:p>
          </table:table-cell>
          <table:table-cell table:style-name="Table14.A2" office:value-type="string">
            <text:p text:style-name="P157">audīverō</text:p>
          </table:table-cell>
        </table:table-row>
        <table:table-row>
          <table:table-cell table:style-name="Table14.A3" office:value-type="float" office:value="2">
            <text:p text:style-name="P157">2</text:p>
          </table:table-cell>
          <table:table-cell table:style-name="Table14.B3" office:value-type="string">
            <text:p text:style-name="P157">amāveris</text:p>
          </table:table-cell>
          <table:table-cell table:style-name="Table14.B3" office:value-type="string">
            <text:p text:style-name="P157">monueris</text:p>
          </table:table-cell>
          <table:table-cell table:style-name="Table14.B3" office:value-type="string">
            <text:p text:style-name="P157">rēxeris</text:p>
          </table:table-cell>
          <table:table-cell table:style-name="Table14.A2" office:value-type="string">
            <text:p text:style-name="P157">audīveris</text:p>
          </table:table-cell>
        </table:table-row>
        <table:table-row>
          <table:table-cell table:style-name="Table14.A3" office:value-type="float" office:value="3">
            <text:p text:style-name="P157">3</text:p>
          </table:table-cell>
          <table:table-cell table:style-name="Table14.B3" office:value-type="string">
            <text:p text:style-name="P157">amāverit</text:p>
          </table:table-cell>
          <table:table-cell table:style-name="Table14.B3" office:value-type="string">
            <text:p text:style-name="P157">monuerit</text:p>
          </table:table-cell>
          <table:table-cell table:style-name="Table14.B3" office:value-type="string">
            <text:p text:style-name="P157">rēxerit</text:p>
          </table:table-cell>
          <table:table-cell table:style-name="Table14.A2" office:value-type="string">
            <text:p text:style-name="P157">audīverit</text:p>
          </table:table-cell>
        </table:table-row>
        <table:table-row>
          <table:table-cell table:style-name="Table14.A2" table:number-columns-spanned="5" office:value-type="string">
            <text:p text:style-name="P165">Plural.</text:p>
          </table:table-cell>
          <table:covered-table-cell/>
          <table:covered-table-cell/>
          <table:covered-table-cell/>
          <table:covered-table-cell/>
        </table:table-row>
        <table:table-row>
          <table:table-cell table:style-name="Table14.A3" office:value-type="float" office:value="1">
            <text:p text:style-name="P157">1</text:p>
          </table:table-cell>
          <table:table-cell table:style-name="Table14.B3" office:value-type="string">
            <text:p text:style-name="P157">amāverimus</text:p>
          </table:table-cell>
          <table:table-cell table:style-name="Table14.B3" office:value-type="string">
            <text:p text:style-name="P157">monuerimus</text:p>
          </table:table-cell>
          <table:table-cell table:style-name="Table14.B3" office:value-type="string">
            <text:p text:style-name="P157">r.xerimus</text:p>
          </table:table-cell>
          <table:table-cell table:style-name="Table14.A2" office:value-type="string">
            <text:p text:style-name="P157">audīverimus</text:p>
          </table:table-cell>
        </table:table-row>
        <table:table-row>
          <table:table-cell table:style-name="Table14.A3" office:value-type="float" office:value="2">
            <text:p text:style-name="P157">2</text:p>
          </table:table-cell>
          <table:table-cell table:style-name="Table14.B3" office:value-type="string">
            <text:p text:style-name="P157">amāveritis</text:p>
          </table:table-cell>
          <table:table-cell table:style-name="Table14.B3" office:value-type="string">
            <text:p text:style-name="P157">monueritis</text:p>
          </table:table-cell>
          <table:table-cell table:style-name="Table14.B3" office:value-type="string">
            <text:p text:style-name="P157">r.xeritis</text:p>
          </table:table-cell>
          <table:table-cell table:style-name="Table14.A2" office:value-type="string">
            <text:p text:style-name="P157">audīveritis</text:p>
          </table:table-cell>
        </table:table-row>
        <table:table-row>
          <table:table-cell table:style-name="Table14.A3" office:value-type="float" office:value="3">
            <text:p text:style-name="P157">3</text:p>
          </table:table-cell>
          <table:table-cell table:style-name="Table14.B3" office:value-type="string">
            <text:p text:style-name="P157">amāverint</text:p>
          </table:table-cell>
          <table:table-cell table:style-name="Table14.B3" office:value-type="string">
            <text:p text:style-name="P157">monuerint</text:p>
          </table:table-cell>
          <table:table-cell table:style-name="Table14.B3" office:value-type="string">
            <text:p text:style-name="P157">r.xerint</text:p>
          </table:table-cell>
          <table:table-cell table:style-name="Table14.A2" office:value-type="string">
            <text:p text:style-name="P157">audīverint</text:p>
          </table:table-cell>
        </table:table-row>
      </table:table>
      <text:p text:style-name="Banner">(<text:span text:style-name="T2">b</text:span>) Future perfect indicative passive.</text:p>
      <text:p text:style-name="Banner"><text:span text:style-name="T2">First Conjugation</text:span>.</text:p>
      <text:p text:style-name="P167"><text:tab/>Singular.<text:tab/>Plural.</text:p>
      <text:p text:style-name="P167">1.<text:tab/>amātus erō (<text:span text:style-name="T2">I shall have been loved</text:span>)<text:tab/>amātī erimus</text:p>
      <text:p text:style-name="P167">2.<text:tab/>amātus eris<text:tab/>amātī eritis</text:p>
      <text:p text:style-name="P167">3.<text:tab/>amātus erit<text:tab/>amātī erunt</text:p>
      <text:p text:style-name="P167"><text:tab/>Similarly,</text:p>
      <text:p text:style-name="P168"><text:tab/><text:tab/><text:span text:style-name="T2">Second Conjugation</text:span>.<text:tab/>monitus erō</text:p>
      <text:p text:style-name="P168"><text:tab/><text:tab/><text:span text:style-name="T2">Third Conjugation</text:span>.<text:tab/>rēctus erō</text:p>
      <text:p text:style-name="P168"><text:tab/><text:tab/><text:span text:style-name="T2">Fourth Conjugation</text:span>.<text:tab/>audītus erō</text:p>
      <text:p text:style-name="BodyHanging"><text:span text:style-name="T2">a</text:span>.<text:tab/>Note the relation between these forms and those of the tenses of <text:span text:style-name="T20">sum</text:span><text:span text:style-name="T22"> given in 222. <text:s/>From which of the stems furnished by the principal parts is the future perfect obtained in the active voice? <text:s/>From which in the passive voice?</text:span></text:p>
      <text:p text:style-name="BodyHanging"><text:span text:style-name="T6">b</text:span><text:span text:style-name="T22">.<text:tab/>At this point it would be well to review the three tenses of the perfect system of the indicative in the active and passive voices respectively.</text:span></text:p>
      <text:p text:style-name="P59"/>
      <text:p text:style-name="P59"><text:span text:style-name="T20">224</text:span>.<text:tab/><text:tab/>Illustrative Examples.</text:p>
      <text:p text:style-name="BodyHanging"><text:span text:style-name="T20">Sī obsidēs mīserint cōpiās redūcam</text:span>, <text:span text:style-name="T2">if they send </text:span>(literally <text:span text:style-name="T2">shall have sent</text:span>) <text:span text:style-name="T2">hostages, I shall lead back the troops</text:span>.</text:p>
      <text:p text:style-name="BodyHanging"><text:soft-page-break/><text:span text:style-name="T20">Cum cōpiās redūxerit, obsidēs mittēmus</text:span>, <text:span text:style-name="T6">when he leads </text:span>(literally <text:span text:style-name="T6">shall have led</text:span>) <text:span text:style-name="T2">the troops back, we shall send hostages</text:span>.</text:p>
      <text:p text:style-name="BodyHanging"><text:span text:style-name="T20">Sī amīcī esse vidēbuntur, cōpiās redūcet</text:span>, <text:span text:style-name="T2">if they seem</text:span> (literally <text:span text:style-name="T2">shall seem</text:span>) <text:span text:style-name="T2">to be friendly, he will lead back his troops</text:span>.</text:p>
      <text:p text:style-name="BodyHanging"><text:span text:style-name="T2">a</text:span>.<text:tab/>In these dependent clauses introduced by <text:span text:style-name="T20">sī</text:span> (<text:span text:style-name="T2">if</text:span>) or <text:span text:style-name="T20">cum</text:span> (<text:span text:style-name="T2">when</text:span>), notice (1) that the reference is to <text:span text:style-name="T2">future </text:span>time, although this is not clearly expressed by the English verb; (2) that in the first two sentences<text:span text:style-name="T25">{{140}}</text:span> the act referred to in the dependent clause must be completed before the act referred to in the principal clause, while in the third sentence this is not the case. <text:s/>What tenses are used in these dependent clauses?</text:p>
      <text:p text:style-name="P150">b<text:span text:style-name="T11">.<text:tab/>Here, as regularly in subordinate clauses, Latin is more logical and exact than English in indicating (1) whether the time of the action is present, past, or future, and (2) whether the action is prior to that of the main verb, or concurrent with it.</text:span></text:p>
      <text:p text:style-name="P59"/>
      <text:p text:style-name="P59"><text:span text:style-name="T20">225</text:span>.<text:tab/><text:tab/>Vocabulary</text:p>
      <text:p text:style-name="Vocabulary"><text:span text:style-name="T20">absum, abesse, āfuī</text:span>, <text:span text:style-name="T2">be absent, be far away, be distant</text:span>.</text:p>
      <text:p text:style-name="Vocabulary"><text:span text:style-name="T20">augeō, ēre, auxī, auctum</text:span>, <text:span text:style-name="T2">increase</text:span>.</text:p>
      <text:p text:style-name="Vocabulary"><text:span text:style-name="T20">cōn-sīdō, ere, -sēdī, -sessum</text:span>, <text:span text:style-name="T2">encamp</text:span>.</text:p>
      <text:p text:style-name="Vocabulary"><text:span text:style-name="T20">dī-mittō, ere, -mīsī, -missum</text:span>, <text:span text:style-name="T2">send out</text:span> (<text:span text:style-name="T2">in different directions</text:span>), <text:span text:style-name="T2">dispatch, dismiss</text:span>.</text:p>
      <text:p text:style-name="Vocabulary"><text:span text:style-name="T20">dis-pōnō, ere, -posuī, -positum</text:span>, <text:span text:style-name="T2">place at intervals, post</text:span>.</text:p>
      <text:p text:style-name="Vocabulary"><text:span text:style-name="T20">distrib-uō, ere, -uī, -ūtum</text:span>, <text:span text:style-name="T2">assign, distribute</text:span>; <text:span text:style-name="T2">divide</text:span>.</text:p>
      <text:p text:style-name="Vocabulary"><text:span text:style-name="T20">explōrō, āre, āvī, ātum</text:span>, <text:span text:style-name="T2">examine, reconnoitre</text:span>.</text:p>
      <text:p text:style-name="Vocabulary"><text:span text:style-name="T20">in-veniō, īre, -vēnī, -ventum</text:span>, <text:span text:style-name="T2">come upon, find</text:span>.</text:p>
      <text:p text:style-name="Vocabulary"><text:span text:style-name="T20">reperiō, īre, repperī, repertum</text:span>, <text:span text:style-name="T2">find, discover</text:span>.</text:p>
      <text:p text:style-name="Vocabulary"><text:span text:style-name="T20">timeō, ēre, uī</text:span>, <text:span text:style-name="T2">fear, have fears</text:span>.</text:p>
      <text:p text:style-name="Standard">N.B.—(<text:span text:style-name="T2">a</text:span>) The prefix <text:span text:style-name="T20">dis-</text:span> (or <text:span text:style-name="T20">dī-</text:span> before certain consonants) is used in compounds to express the idea of <text:span text:style-name="T2">apart</text:span>; compare also <text:span text:style-name="T20">discēdō</text:span>, <text:span text:style-name="T2">depart, withdraw</text:span>. <text:s/><text:span text:style-name="T20">Dīvidō</text:span> contains the same element, as do also the adjectives <text:span text:style-name="T20">dissimilis</text:span> and <text:span text:style-name="T20">difficilis</text:span>.</text:p>
      <text:p text:style-name="Standard">(<text:span text:style-name="T2">b</text:span>) <text:span text:style-name="T20">Reperiō</text:span> is used of finding, after inquiry or search; <text:span text:style-name="T20">invēniō</text:span> of finding by chance or without effort.</text:p>
      <text:p text:style-name="Standard">(c) <text:span text:style-name="T20">Augeō</text:span> in the active voice means <text:span text:style-name="T2">increase</text:span><text:span text:style-name="T11"> (transitive = </text:span><text:span text:style-name="T2">make greater</text:span><text:span text:style-name="T11">); in the passive voice it means </text:span><text:span text:style-name="T2">increase</text:span><text:span text:style-name="T11"> (intransitive = </text:span><text:span text:style-name="T2">be made</text:span><text:span text:style-name="T11"> or </text:span><text:span text:style-name="T2">become greater</text:span><text:span text:style-name="T11">).</text:span><text:span text:style-name="T25">{{141}}</text:span></text:p>
      <text:p text:style-name="P59"/>
      <text:p text:style-name="Banner">Exercises.</text:p>
      <text:p text:style-name="P59"><text:span text:style-name="T20">226</text:span>.<text:tab/><text:tab/><text:span text:style-name="T20">I</text:span>.</text:p>
      <text:p text:style-name="P59">A.—1. Numerus augēbitur; numerus auctus erit; numerus mājor erit; numerus mājor fuerit. <text:s/>2. Nāvem in portū invēnērunt; in idōneō locō cōnsēderint. <text:s/>3. Cōpiās dīmīserit; cōpiae erunt dīmissae. <text:s/>4. In duās partēs distribūtī eritis. <text:s/>5. Germānōs sine causā timuerāmus. <text:s/>6. Cum omnis exercitus dispositus erit, sīgnum dabitur. <text:s/>7. Sī sociī erunt fidēlēs, facillimum erit omnia itinera explōrāre. <text:s/>8. Ā perīculō abesse videor; aberō; āfuerō.</text:p>
      <text:p text:style-name="P59">B.—9. Bellum gerimus; bella gesserimus. <text:s/>10. Alterum iter difficilius erit. <text:s/>11. Mitteris; mīseris; mittimus; mīsimus. <text:s/>12. Bella brevia erunt; ūtilēs fueritis amīcī. <text:s/>13. Nihil reppereris; causam reperīs; ab hostibus reperiēris. <text:s/>14. Cum ad īnfinum collem pervēnerimus, cōnsīdēmus. <text:s/>15. Sī cōpiae hostium auctae erunt, difficile erit collem tenēre. <text:s/>16. Sī praesidia trāns Rhēnum disposuerō, Germānōs Galliam vāstāre prohibēbō.</text:p>
      <text:p text:style-name="P59"/>
      <text:p text:style-name="P59"><text:span text:style-name="T20">227</text:span>.<text:tab/><text:tab/><text:span text:style-name="T20">II</text:span>.</text:p>
      <text:p text:style-name="P59">A.—1. We shall find; we shall have found; we shall have encamped. <text:s/>2. It will be increased; it will be found; it will have been found. <text:s/>3. The matter has been examined; the roads will have been reconnoitred. <text:s/>4. It will be most useful; it will have been very easy. <text:s/>5. They are absent; you will be <text:soft-page-break/>absent; we had been far away. <text:s/>6. The forces have been increased; the number had increased. <text:s/>7. When I discover the reason, I shall dispatch messengers to the neighbouring states. <text:s/>8. If the foot-soldiers fear the sea, the ships will be assigned to the cavalry.<text:span text:style-name="T25">{{142}}</text:span></text:p>
      <text:p text:style-name="P59">B.—9. They have encamped; he had encamped; I shall have encamped. <text:s/>10. The camp was pitched; the camp had been pitched; the camp will have been pitched. <text:s/>11. He will have summoned the leading men; the leading men will have been dismissed. <text:s/>12. They will have everything; they will have seen everyone. <text:s/>13. You will be free; it will be the freest of all the states. <text:s/>14. When Caesar is absent they will attack the winter camp. <text:s/>15. If the number of the enemy increases, we shall not join battle. <text:s/>16. If you begin to post garrisons, we shall seek assistance.</text:p>
      <text:p text:style-name="P59"/>
      <text:p text:style-name="Banner">—</text:p>
      <text:p text:style-name="P59"/>
      <text:p text:style-name="Banner">Lesson XL.</text:p>
      <text:p text:style-name="Banner"><text:span text:style-name="T20">Mīlle</text:span>. <text:s/>Accusative of Extent of Space.</text:p>
      <text:p text:style-name="P59"/>
      <text:p text:style-name="P59"><text:span text:style-name="T20">228</text:span>.<text:tab/><text:tab/>Illustrative Examples.</text:p>
      <text:p text:style-name="BodyHanging"><text:span text:style-name="T20">Mīlle quitēs mittentur</text:span>, <text:span text:style-name="T2">a thousand horsemen will be sent</text:span>.</text:p>
      <text:p text:style-name="BodyHanging"><text:span text:style-name="T20">Adventus mīlle equitum</text:span>, <text:span text:style-name="T2">the arrival of a thousand horsemen</text:span>.</text:p>
      <text:p text:style-name="BodyHanging"><text:span text:style-name="T20">Cum mīlle equitibus</text:span>, <text:span text:style-name="T2">with one thousand cavalry</text:span>.</text:p>
      <text:p text:style-name="BodyHanging"><text:span text:style-name="T2">a</text:span>.<text:tab/><text:span text:style-name="T20">Mīlle</text:span>, <text:span text:style-name="T2">a thousand</text:span>, like most cardinal numerals in Latin, is an indeclinable adjective, regularly used with a plural substantive.</text:p>
      <text:p text:style-name="P59"/>
      <text:p text:style-name="P59"><text:span text:style-name="T20">229</text:span>.<text:tab/><text:tab/>Illustrative Examples.</text:p>
      <text:p text:style-name="BodyHanging"><text:span text:style-name="T20">Tria mīlia equitum mittentur</text:span>, <text:span text:style-name="T2">three thousand horsemen will be sent</text:span>.</text:p>
      <text:p text:style-name="BodyHanging"><text:span text:style-name="T20">Adventus sex mīlium equitum</text:span>, <text:span text:style-name="T2">the arrival of six thousand cavalry</text:span>.</text:p>
      <text:p text:style-name="BodyHanging"><text:span text:style-name="T20">Cum duōbus mīlium equitum</text:span>, <text:span text:style-name="T2">with two thousand cavalry</text:span>.</text:p>
      <text:p text:style-name="BodyHanging"><text:span text:style-name="T2">a</text:span>.<text:tab/>The plural of <text:span text:style-name="T20">mīlle</text:span>, <text:span text:style-name="T20">mīlia</text:span> or (as it is often spelled) <text:span text:style-name="T20">mīllia</text:span>, is a neuter noun followed by the partitive genitive (174), <text:span text:style-name="T20">tria mīlia equitum</text:span> being <text:span text:style-name="T2">literally three thousands of horsemen</text:span>.<text:span text:style-name="T25">{{143}}</text:span></text:p>
      <text:p text:style-name="P59"/>
      <text:p text:style-name="P59"><text:span text:style-name="T20">230</text:span>.<text:tab/><text:tab/>Paradigm.</text:p>
      <text:p text:style-name="Banner">Declension of <text:span text:style-name="T20">mīlia</text:span>.</text:p>
      <text:p text:style-name="P80"><text:tab/><text:span text:style-name="T2">Nom.</text:span><text:tab/>mīlia</text:p>
      <text:p text:style-name="P80"><text:tab/><text:span text:style-name="T2">Gen.</text:span><text:tab/>mīlium</text:p>
      <text:p text:style-name="P80"><text:tab/><text:span text:style-name="T2">Dat.</text:span><text:tab/>mīlibus</text:p>
      <text:p text:style-name="P80"><text:tab/><text:span text:style-name="T2">Acc.</text:span><text:tab/>mīlia</text:p>
      <text:p text:style-name="P80"><text:tab/><text:span text:style-name="T2">Abl.</text:span><text:tab/>mīlibus</text:p>
      <text:p text:style-name="P59"/>
      <text:p text:style-name="P59"><text:span text:style-name="T20">231</text:span>.<text:tab/><text:tab/>Illustrative Examples.</text:p>
      <text:p text:style-name="BodyHanging"><text:span text:style-name="T20">Mīlle passūs</text:span><text:note text:id="ftn48" text:note-class="footnote"><text:note-citation>48</text:note-citation><text:note-body><text:p text:style-name="Footnote">See vocabulary, 232. <text:s/>The Roman <text:span text:style-name="T20">passus</text:span><text:span text:style-name="T22"> is the distance between two successive positions of the same foot, that is, really two of our paces. <text:s/>A thousand such paces would therefore be about 5,000 feet, or, roughly speaking, a mile.</text:span></text:p></text:note-body></text:note> <text:span text:style-name="T20">pertinet</text:span>, <text:span text:style-name="T2">it extends </text:span>(<text:span text:style-name="T2">for</text:span>) <text:span text:style-name="T2">a thousand paces</text:span> (or <text:span text:style-name="T2">a mile</text:span>).</text:p>
      <text:p text:style-name="BodyHanging"><text:span text:style-name="T20">Tria mīlia passuum abest</text:span>, <text:span text:style-name="T2">he is three thousand paces</text:span> (or <text:span text:style-name="T2">three miles</text:span>) <text:span text:style-name="T2">distant.</text:span></text:p>
      <text:p text:style-name="BodyHanging"><text:span text:style-name="T20">Fossa est ducentōs pedēs longa</text:span>, <text:span text:style-name="T2">the trench is two hundred feet long</text:span>.</text:p>
      <text:p text:style-name="BodyHanging">a.<text:tab/>Observe that distance how far or extent of space is expressed in Latin by the accusative <text:s/>without a preposition. <text:s/>Compare the accusative of time (159).</text:p>
      <text:p text:style-name="P59"/>
      <text:p text:style-name="P59"><text:span text:style-name="T20">232</text:span>.<text:tab/><text:tab/>Vocabulary.</text:p>
      <text:p text:style-name="Vocabulary"><text:span text:style-name="T20">agg-er</text:span>, <text:span text:style-name="T20">-eris</text:span>, m.,<text:tab/><text:span text:style-name="T2">mound</text:span>.</text:p>
      <text:p text:style-name="Vocabulary"><text:span text:style-name="T20">auc-tor</text:span>, <text:span text:style-name="T20">-tōris</text:span>, m. (literally <text:span text:style-name="T2">increaser</text:span>),<text:tab/><text:span text:style-name="T2">advocate, advisor</text:span>.</text:p>
      <text:p text:style-name="Vocabulary"><text:soft-page-break/><text:span text:style-name="T20">auctōri-tās</text:span>, <text:span text:style-name="T20">-tātis</text:span>, f.,<text:tab/><text:span text:style-name="T2">influence, weight</text:span>.</text:p>
      <text:p text:style-name="Vocabulary"><text:span text:style-name="T20">dēfēn-sor</text:span>, <text:span text:style-name="T20">-sōris</text:span>, m.,<text:tab/><text:span text:style-name="T2">defender</text:span>.</text:p>
      <text:p text:style-name="Vocabulary"><text:span text:style-name="T20">imperā-tor</text:span>, <text:span text:style-name="T20">-tōris</text:span>, m.,<text:tab/><text:span text:style-name="T2">commander</text:span> (<text:span text:style-name="T2">in chief</text:span>).</text:p>
      <text:p text:style-name="Vocabulary"><text:span text:style-name="T20">on-us</text:span>, <text:span text:style-name="T20">-eris</text:span>, n.,<text:tab/><text:span text:style-name="T2">burden, weight</text:span>.</text:p>
      <text:p text:style-name="Vocabulary"><text:span text:style-name="T20">passus</text:span>, <text:span text:style-name="T20">ūs</text:span>, m.,<text:tab/><text:span text:style-name="T2">step, pace</text:span>.</text:p>
      <text:p text:style-name="Vocabulary"><text:span text:style-name="T20">spatium</text:span>, <text:span text:style-name="T20">ī</text:span>, n.,<text:tab/><text:span text:style-name="T2">distance, space</text:span>.</text:p>
      <text:p text:style-name="P59">N.B.—The suffix -tor is used to form from verbs nouns denoting the agent or doer of an action. <text:s/>The form of the noun closely resembles that of the participial (or supine) stem of the verb, -tor becoming -sor in nouns derived from verbs which has s instead of t in this stem.<text:note text:id="ftn49" text:note-class="footnote"><text:note-citation>49</text:note-citation><text:note-body><text:p text:style-name="Footnote">Compare also <text:span text:style-name="T6">explorator</text:span><text:span text:style-name="T22">, </text:span><text:span text:style-name="T6">spectator</text:span><text:span text:style-name="T22">, </text:span><text:span text:style-name="T6">auditor</text:span><text:span text:style-name="T22">, </text:span><text:span text:style-name="T6">monitor</text:span><text:span text:style-name="T22">, </text:span><text:span text:style-name="T6">rector</text:span><text:span text:style-name="T22">, </text:span><text:span text:style-name="T6">inventor</text:span><text:span text:style-name="T22">, </text:span><text:span text:style-name="T6">depositor</text:span><text:span text:style-name="T22">.</text:span> <text:s/>Sometimes the suffix <text:span text:style-name="T20">-tor</text:span> is added to nouns, as <text:span text:style-name="T20">gladiātor</text:span> (primarily <text:span text:style-name="T2">one who uses the sword</text:span>) from <text:span text:style-name="T20">gladius</text:span>.</text:p></text:note-body></text:note></text:p>
      <text:p text:style-name="P59"/>
      <text:p text:style-name="Banner">Exercises.</text:p>
      <text:p text:style-name="P59"><text:span text:style-name="T20">233</text:span>.<text:tab/><text:tab/><text:span text:style-name="T20">I</text:span>.</text:p>
      <text:p text:style-name="P59">A.—1. Mīlia passuum octō ā castrīs cōnsēderant. <text:s/>2. Agger mīlle sescentōs passūs abest. <text:s/>3. Locum mūrō vīgintī trēs pedēs altō mūniunt. <text:s/>4. Sī dēfēnsōrēs idōneī dēlēctī erunt, facile erit sine imperātōre locum tenēre. <text:s/>5. Māximam auctōritātem habēre exīstimantur. <text:s/>6. Mājus onus sustinuimus. <text:s/>7. Māgnum spatium imperātor aberat. <text:s/>8. Fīlius imperātōris auctor erat cōnsiliī. </text:p>
      <text:p text:style-name="P59">B.—9. Sex mīlia peditum et mīlle equitēs relīquit. <text:s/>10. Mīlia sex explōrātōrum dīmīsit. <text:s/>11. Ex mīlibus trīgintā tertia pars reducta erit. <text:s/>12. Agger erat lātus pedēs trecentōs vīgintī, altus pedēs septuāgintā. <text:s/>13. Silva multa mīlia passuum pertinēbat. <text:s/>14. Cum mīlibus trecentīs mīlitum nāvēs solvet. <text:s/>15. Onera gravia portābant. <text:s/>16. Mīlia hominum octōgintā dēlēcta sunt.</text:p>
      <text:p text:style-name="P59"/>
      <text:p text:style-name="P59"><text:span text:style-name="T20">234</text:span>.<text:tab/><text:tab/><text:span text:style-name="T20">II</text:span>.</text:p>
      <text:p text:style-name="P59">A.—1. They gave six thousand horses and a thousand hostages to Caesar. <text:s/>2. The camp had been pitched three miles from the mound. <text:s/>3. At daybreak he was a mile from the camp. <text:s/>4. He had learned from the scouts the small number of defenders. <text:s/>5. If you begin to collect an army, you will seem to be advocates of{{}} war. <text:s/>6. The lieutenant was sent by the commander-in-chief with four thousand foot-soldiers and a thousand horsemen. <text:s/>7. They had carried the burdens a great distance. <text:s/>8. He has no influence with (literally among, inter) the defenders.</text:p>
      <text:p text:style-name="P59">B.—9. Twenty-three thousand Gauls had come to Caesar. <text:s/>10. I shall demand two thousand hostages from the commander-in-chief. <text:s/>11. The forests were thought to extend two hundred miles. <text:s/>12. The camp will have been fortified by a trench twenty feet wide and a rampart five feet high. <text:s/>13. The right wing of the army extends a thousand feet, the left (wing) five hundred paces. <text:s/>14. The other legion is a greater distance away; it was about a mile and a half away. <text:s/>15. The burden was heavy; the burden will be heavier.</text:p>
      <text:p text:style-name="P59"/>
      <text:p text:style-name="P59">[[Image – Imperator: Commander-in-chief. (<text:span text:style-name="T2">Augustus</text:span>.)]]<text:span text:style-name="T25">{{146}}</text:span></text:p>
      <text:p text:style-name="P59"/>
      <text:p text:style-name="Banner">Lesson XLI.</text:p>
      <text:p text:style-name="Banner">Present Infinitive Passive. <text:s/>Adverbs: Regular Formation and Comparison.</text:p>
      <text:p text:style-name="P59"/>
      <text:p text:style-name="P59"><text:span text:style-name="T20">235</text:span>.<text:tab/><text:tab/>Illustrative Examples.</text:p>
      <text:p text:style-name="BodyHanging"><text:span text:style-name="T20">Castra oppūgnārī jussit</text:span>,<text:tab/><text:span text:style-name="T2">he ordered the camp to be attacked</text:span>.</text:p>
      <text:p text:style-name="BodyHanging"><text:span text:style-name="T20">Castra movērī jussit</text:span>,<text:tab/><text:span text:style-name="T2">he ordered the camp to be moved</text:span>.</text:p>
      <text:p text:style-name="BodyHanging"><text:span text:style-name="T20">Castra pō.nī jussit</text:span>,<text:tab/><text:span text:style-name="T2">he ordered a camp to be pitched</text:span>.</text:p>
      <text:p text:style-name="BodyHanging"><text:span text:style-name="T20">Castra mūnīrī jussit</text:span>,<text:tab/><text:span text:style-name="T2">he ordered a camp to be fortified</text:span>.</text:p>
      <text:p text:style-name="BodyHanging"><text:span text:style-name="T2">a</text:span>.<text:tab/>Observe the method of forming in each conjugation the present infinitive passive. <text:s/>Compare 123.</text:p>
      <text:p text:style-name="BodyHanging"/>
      <text:p text:style-name="P59"><text:soft-page-break/><text:span text:style-name="T20">236</text:span>.<text:tab/><text:tab/>Paradigms.</text:p>
      <text:p text:style-name="Banner">Present infinitive.</text:p>
      <text:p text:style-name="P81"><text:tab/>Active.<text:tab/>Passive.</text:p>
      <text:p text:style-name="P169"><text:span text:style-name="T2">First Conjugation</text:span>.<text:tab/>amāre,<text:span text:style-name="T20"><text:tab/>-āre</text:span>.<text:tab/>amārī,<text:tab/><text:span text:style-name="T20">-ārī</text:span>.</text:p>
      <text:p text:style-name="P169"><text:span text:style-name="T2">Second Conjugation</text:span>.<text:tab/>monēre,<text:span text:style-name="T20"><text:tab/>-ēre</text:span>.<text:tab/>monērī,<text:tab/><text:span text:style-name="T20">-ērī</text:span>.</text:p>
      <text:p text:style-name="P169"><text:span text:style-name="T2">Third Conjugation</text:span>.<text:tab/>regere,<text:span text:style-name="T20"><text:tab/>-ere</text:span>.<text:tab/>regī,<text:tab/><text:span text:style-name="T20">-ī</text:span>.</text:p>
      <text:p text:style-name="P169"><text:span text:style-name="T2">Fourth Conjugation</text:span>.<text:tab/>audīre,<text:span text:style-name="T20"><text:tab/>-āre</text:span>.<text:tab/>audīrī,<text:tab/><text:span text:style-name="T20">-īrī</text:span>.</text:p>
      <text:p text:style-name="P59"/>
      <text:p text:style-name="P59">237.<text:tab/><text:tab/>Illustrative Examples.</text:p>
      <text:p text:style-name="P83"><text:tab/>Adjective.<text:tab/>Adverb.</text:p>
      <text:p text:style-name="P82"><text:tab/><text:span text:style-name="T20">lātus</text:span>,<text:tab/>genitive <text:span text:style-name="T20">lātī</text:span>.<text:tab/><text:span text:style-name="T20">lātē</text:span>,<text:tab/><text:span text:style-name="T2">widely</text:span>.</text:p>
      <text:p text:style-name="P82"><text:tab/><text:span text:style-name="T20">līber</text:span>,<text:tab/>genitive <text:span text:style-name="T20">līberī</text:span>.<text:tab/><text:span text:style-name="T20">l.berē</text:span>,<text:tab/><text:span text:style-name="T2">freely</text:span>.</text:p>
      <text:p text:style-name="P82"><text:tab/><text:span text:style-name="T20">celer</text:span>,<text:tab/>genitive <text:span text:style-name="T20">celeris</text:span>.<text:tab/><text:span text:style-name="T20">celeriter</text:span>,<text:tab/><text:span text:style-name="T2">quickly</text:span>.</text:p>
      <text:p text:style-name="P82"><text:tab/><text:span text:style-name="T20">fortis</text:span>,<text:tab/>genitive <text:span text:style-name="T20">fortis</text:span>.<text:tab/><text:span text:style-name="T20">fortiter</text:span>,<text:tab/><text:span text:style-name="T2">bravely</text:span>.</text:p>
      <text:p text:style-name="P82"><text:tab/><text:span text:style-name="T20">audāx</text:span>,<text:tab/>genitive <text:span text:style-name="T20">audācis</text:span>.<text:tab/><text:span text:style-name="T20">audācter</text:span>,<text:tab/><text:span text:style-name="T2">boldly</text:span>.</text:p>
      <text:p text:style-name="BodyHanging">a.<text:tab/>Observe that adverbs formed from adjectives of the first and second declensions end in <text:span text:style-name="T20">-ē</text:span>, those from adjectives of the third declension in <text:span text:style-name="T20">-iter</text:span> (or, in a few cases, <text:span text:style-name="T20">-ter</text:span>).</text:p>
      <text:p text:style-name="BodyHanging">b.<text:tab/>Observe further that such adverbs may be formed by substituting these endings for the ending of{{147}} the genitive singular of the adjective (<text:span text:style-name="T20">-ī</text:span> or <text:span text:style-name="T20">-is</text:span>). <text:s/>Adjectives in <text:span text:style-name="T20">-ns</text:span> form their adverbs in <text:span text:style-name="T20">-nter</text:span>; as, <text:span text:style-name="T20">potēns</text:span>, gen. <text:span text:style-name="T20">potentis</text:span>, adverb <text:span text:style-name="T20">potenter</text:span>, <text:span text:style-name="T2">powerfully</text:span>.</text:p>
      <text:p text:style-name="P59"/>
      <text:p text:style-name="P59"><text:span text:style-name="T20">238</text:span>.<text:tab/><text:tab/>Illustrative Examples.</text:p>
      <table:table table:name="Table15" table:style-name="Table15">
        <table:table-column table:style-name="Table15.A"/>
        <table:table-column table:style-name="Table15.B"/>
        <table:table-column table:style-name="Table15.C"/>
        <table:table-row>
          <table:table-cell table:style-name="Table15.A1" office:value-type="string">
            <text:p text:style-name="P164">Positive.</text:p>
          </table:table-cell>
          <table:table-cell table:style-name="Table15.A1" office:value-type="string">
            <text:p text:style-name="P164">Comparative.</text:p>
          </table:table-cell>
          <table:table-cell table:style-name="Table15.C1" office:value-type="string">
            <text:p text:style-name="P164">Superlative.</text:p>
          </table:table-cell>
        </table:table-row>
        <table:table-row>
          <table:table-cell table:style-name="Table15.A2" office:value-type="string">
            <text:p text:style-name="P163"><text:span text:style-name="T20">lātē</text:span>, <text:span text:style-name="T2">widely</text:span>;</text:p>
          </table:table-cell>
          <table:table-cell table:style-name="Table15.A2" office:value-type="string">
            <text:p text:style-name="P163"><text:span text:style-name="T20">lātius</text:span>, <text:span text:style-name="T2">more widely</text:span>;</text:p>
          </table:table-cell>
          <table:table-cell table:style-name="Table15.C2" office:value-type="string">
            <text:p text:style-name="P163"><text:span text:style-name="T20">lātissimē</text:span>, <text:span text:style-name="T2">most </text:span>(or <text:span text:style-name="T2">very</text:span>) <text:span text:style-name="T2">widely</text:span>.</text:p>
          </table:table-cell>
        </table:table-row>
        <table:table-row>
          <table:table-cell table:style-name="Table15.A2" office:value-type="string">
            <text:p text:style-name="P163"><text:span text:style-name="T20">celeriter</text:span>, <text:span text:style-name="T2">quickly</text:span>;</text:p>
          </table:table-cell>
          <table:table-cell table:style-name="Table15.A2" office:value-type="string">
            <text:p text:style-name="P163"><text:span text:style-name="T20">celerius</text:span>, <text:span text:style-name="T2">more quickly</text:span>;</text:p>
          </table:table-cell>
          <table:table-cell table:style-name="Table15.C2" office:value-type="string">
            <text:p text:style-name="P163"><text:span text:style-name="T20">celerrimē</text:span>, <text:span text:style-name="T2">most </text:span>(or <text:span text:style-name="T2">very</text:span>) <text:span text:style-name="T2">quickly</text:span>.</text:p>
          </table:table-cell>
        </table:table-row>
        <table:table-row>
          <table:table-cell table:style-name="Table15.A2" office:value-type="string">
            <text:p text:style-name="P163"><text:span text:style-name="T20">fortiter</text:span>, <text:span text:style-name="T2">bravely</text:span>;</text:p>
          </table:table-cell>
          <table:table-cell table:style-name="Table15.A2" office:value-type="string">
            <text:p text:style-name="P163"><text:span text:style-name="T20">fortius</text:span>, <text:span text:style-name="T2">more bravely</text:span>;</text:p>
          </table:table-cell>
          <table:table-cell table:style-name="Table15.C2" office:value-type="string">
            <text:p text:style-name="P163"><text:span text:style-name="T20">fortissimē</text:span>, <text:span text:style-name="T2">most</text:span> (or <text:span text:style-name="T2">very</text:span>) <text:span text:style-name="T2">bravely</text:span>.</text:p>
          </table:table-cell>
        </table:table-row>
      </table:table>
      <text:p text:style-name="BodyHanging"><text:span text:style-name="T2">a</text:span>.<text:tab/>Observe how adverbs formed from adjectives are compared; the comparative is formed by taking the neuter accusative singular of the comparative of the adjective (that is, but changing <text:span text:style-name="T20">-ior</text:span> to <text:span text:style-name="T20">-ius</text:span>); and the superlative by changing <text:span text:style-name="T20">-us</text:span> of the superlative of the adjective to <text:span text:style-name="T20">-ē</text:span>.</text:p>
      <text:p text:style-name="P59"/>
      <text:p text:style-name="P59">239.<text:tab/><text:tab/>Vocabulary.</text:p>
      <text:p text:style-name="Vocabulary"><text:span text:style-name="T20">ācriter</text:span>, adv.,<text:tab/><text:span text:style-name="T2">fiercely, vigorously</text:span> (from <text:span text:style-name="T20">ācer</text:span>, <text:span text:style-name="T20">ācris</text:span>, <text:span text:style-name="T20">ācre</text:span>, <text:span text:style-name="T2">sharp, eager</text:span>).</text:p>
      <text:p text:style-name="Vocabulary"><text:span text:style-name="T20">aegrē</text:span>, adv.,<text:tab/><text:span text:style-name="T2">scarcely, with difficulty</text:span> (from <text:span text:style-name="T20">aeger</text:span>, <text:span text:style-name="T20">gra</text:span>, <text:span text:style-name="T20">grum</text:span>, <text:span text:style-name="T2">sick, weak</text:span>); in superlative, <text:span text:style-name="T2">with the greatest difficulty</text:span>.</text:p>
      <text:p text:style-name="Vocabulary"><text:span text:style-name="T20">audācter</text:span>, adv.,<text:tab/><text:span text:style-name="T2">boldly.</text:span></text:p>
      <text:p text:style-name="Vocabulary"><text:span text:style-name="T20">celeriter</text:span>, adv.,<text:tab/><text:span text:style-name="T2">quickly, swiftly, speedily</text:span>.</text:p>
      <text:p text:style-name="Vocabulary"><text:span text:style-name="T20">dīligenter</text:span>, adv.,<text:tab/><text:span text:style-name="T2">carefully</text:span> (from <text:span text:style-name="T20">dīligēns</text:span>, <text:span text:style-name="T20">-entis</text:span>, careful).</text:p>
      <text:p text:style-name="Vocabulary"><text:span text:style-name="T20">fortiter</text:span>, adv.,<text:tab/><text:span text:style-name="T2">bravely, gallantly</text:span>.</text:p>
      <text:p text:style-name="Vocabulary"><text:span text:style-name="T20">graviter</text:span>, adv.,<text:tab/><text:span text:style-name="T2">severely, seriously</text:span>.</text:p>
      <text:p text:style-name="Vocabulary"><text:span text:style-name="T20">lātē</text:span>, adv.,<text:tab/><text:span text:style-name="T2">widely, extensively</text:span>.</text:p>
      <text:p text:style-name="Vocabulary"><text:span text:style-name="T20">līberē</text:span>, adv.,<text:tab/><text:span text:style-name="T2">freely</text:span>.</text:p>
      <text:p text:style-name="Vocabulary"><text:span text:style-name="T20">longē</text:span>, adv.,<text:tab/><text:span text:style-name="T2">far</text:span>.<text:span text:style-name="T25">{{148}}</text:span></text:p>
      <text:p text:style-name="P59"/>
      <text:p text:style-name="P59"/>
      <text:p text:style-name="Banner">Exercises.</text:p>
      <text:p text:style-name="P59"><text:span text:style-name="T20">240</text:span>.<text:tab/><text:tab/><text:span text:style-name="T20">I</text:span>.</text:p>
      <text:p text:style-name="P59">A.—1. Omnēs .acerrim.e et fortissim.e p.ugn.av.erunt. <text:s/>2. Hostium impetum aegr.e sustinent. <text:s/>3. <text:soft-page-break/>Castra v.all.o ped.es duodecim alt.o d.iligenter m.un.ir.i jubet. <text:s/>4. D.icit<text:note text:id="ftn50" text:note-class="footnote"><text:note-citation>50</text:note-citation><text:note-body><text:p text:style-name="P113">D.ic.o<text:span text:style-name="T22"> means </text:span><text:span text:style-name="T6">speak</text:span><text:span text:style-name="T22"> as well as </text:span><text:span text:style-name="T6">say</text:span><text:span text:style-name="T14">.</text:span></text:p></text:note-body></text:note> l.iberius et aud.acius. <text:s/>5. Exercitum l.atius distribu.i jusserat. <text:s/>6. Imper.ator mult.is r.ebus imped.ir.i d.ic.eb.atur. <text:s/>7. Graviter vulner.atus erat et aegerrim.e ad castra perv.enit. <text:s/>8. Belgae .a pr.ovinci.a longissim.e absunt. <text:s/>9. Auxilia in summ.o monte celeriter colloc.ar.i jussit et t.otum montem hominibus compl.er.i.</text:p>
      <text:p text:style-name="P59">B. \em 10. Omnia d.iligenter facta erant; tria m.ilia passuum iter d.iligentissim.e f.ecerant. <text:s/>11. Equit.atum ex castr.is .ed.uc.i jubet et proelium equestre committ.i. <text:s/>12. Oppidum montibus altissim.is vid.etur contin.er.i. <text:s/>13. Superi.ore ann.o pl.urim.as n.av.es celerrim.e c.og.i jusser.amus. <text:s/>14. Omnia oppida v.ic.osque incend.i jubet, et m.ille ducent.os obsid.es in pr.ovinciam add.uc.i. <text:s/>15. Long.e n.obilissimus esse omnium Gall.orum ex.istim.ab.atur.</text:p>
      <text:p text:style-name="P59"/>
      <text:p text:style-name="P59"><text:span text:style-name="T20">244</text:span>.<text:tab/><text:tab/><text:span text:style-name="T20">II</text:span>.</text:p>
      <text:p text:style-name="P59">A. \em 1. He ordered the place to be fortified more carefully. <text:s/>2. The began to fight more bravely and fully.</text:p>
      <text:p text:style-name="P59"/>
      <text:p text:style-name="P59"/>
      <text:p text:style-name="P59"/>
      <text:p text:style-name="P59"/>
      <text:p text:style-name="Banner">Lesson XLII.</text:p>
      <text:p text:style-name="P59"/>
      <text:p text:style-name="Banner">Lesson XLIII.</text:p>
      <text:p text:style-name="P59"/>
      <text:p text:style-name="Banner">Lesson XLIV.</text:p>
      <text:p text:style-name="P59"/>
      <text:p text:style-name="Banner">Lesson XLV.</text:p>
      <text:p text:style-name="P59"/>
      <text:p text:style-name="Banner">Lesson XLVI.</text:p>
      <text:p text:style-name="P59"/>
      <text:p text:style-name="Banner">Lesson XLVII.</text:p>
      <text:p text:style-name="P59"/>
      <text:p text:style-name="Banner">Lesson XLVIII.</text:p>
      <text:p text:style-name="P59"/>
      <text:p text:style-name="Banner">Lesson XLIX.</text:p>
      <text:p text:style-name="P59"/>
      <text:p text:style-name="Banner">Lesson L.</text:p>
      <text:p text:style-name="P59"/>
      <text:p text:style-name="Banner">Lesson LI.</text:p>
      <text:p text:style-name="P59"/>
      <text:p text:style-name="Banner">Lesson LII.</text:p>
      <text:p text:style-name="P59"/>
      <text:p text:style-name="P59"/>
      <text:p text:style-name="P59"/>
      <text:p text:style-name="P59"/>
      <text:p text:style-name="P59"/>
      <text:p text:style-name="P59"/>
      <text:p text:style-name="P10"><text:s/>— — — — — — — — — — </text:p>
      <text:p text:style-name="P10"><text:tab/>Ā Ē Ī Ō Ū ā ē ī ō ū</text:p>
      <text:p text:style-name="P10"><text:tab/>—</text:p>
      <text:p text:style-name="P10"><text:soft-page-break/><text:tab/> – </text:p>
      <text:p text:style-name="Standard">Ā ā Ă ă Ē ē Ĕ ĕ Ī <text:span text:style-name="T20">ī</text:span> Ĭ ĭ Ō ō Ŏ ŏ Ū ū Ŭ ŭ Ņ ņ</text:p>
      <text:p text:style-name="P10">— — — — — — — — — — </text:p>
      <text:p text:style-name="P59">{{10}}</text:p>
      <text:p text:style-name="P59">´</text:p>
      <text:p text:style-name="Standard">Á á É é Í í Ó ó Ú ú Ý ý </text:p>
      <text:p text:style-name="Standard">´ ´ ¯</text:p>
      <text:p text:style-name="P84">Â â Ê ê Î î Ô ô Û û Ŷ ŷ </text:p>
      <text:p text:style-name="P10">— — — — — — — — — — </text:p>
      <text:p text:style-name="P215">Consolidated Vocabulary – 2</text:p>
      <text:p text:style-name="Vocabulary"/>
      <text:p text:style-name="Vocabulary"/>
      <text:p text:style-name="Vocabulary"/>
      <text:p text:style-name="Vocabulary"/>
      <text:p text:style-name="Vocabulary"/>
      <text:p text:style-name="Vocabulary"/>
      <text:p text:style-name="Vocabulary"><text:span text:style-name="T20">ācriter</text:span>, adv.,<text:tab/><text:span text:style-name="T2">fiercely, vigorously</text:span> (from <text:span text:style-name="T20">ācer</text:span>, <text:span text:style-name="T20">ācris</text:span>, <text:span text:style-name="T20">ācre</text:span>, <text:span text:style-name="T2">sharp, eager</text:span>)<text:span text:style-name="T11">. [41]</text:span></text:p>
      <text:p text:style-name="Vocabulary"><text:span text:style-name="T20">aegrē</text:span>, adv.,<text:tab/><text:span text:style-name="T2">scarcely, with difficulty</text:span> (from <text:span text:style-name="T20">aeger</text:span>, <text:span text:style-name="T20">gra</text:span>, <text:span text:style-name="T20">grum</text:span>, <text:span text:style-name="T2">sick, weak</text:span>); in superlative, <text:span text:style-name="T2">with the greatest difficulty</text:span><text:span text:style-name="T11">. [41]</text:span></text:p>
      <text:p text:style-name="Vocabulary"><text:span text:style-name="T20">audācter</text:span>, adv.,<text:tab/><text:span text:style-name="T2">boldly</text:span><text:span text:style-name="T11">. [41]</text:span></text:p>
      <text:p text:style-name="Vocabulary"><text:span text:style-name="T20">celeriter</text:span>, adv.,<text:tab/><text:span text:style-name="T2">quickly, swiftly, speedily</text:span><text:span text:style-name="T11">. [41]</text:span></text:p>
      <text:p text:style-name="Vocabulary"><text:span text:style-name="T20">dīligenter</text:span>, adv.,<text:tab/><text:span text:style-name="T2">carefully</text:span> (from <text:span text:style-name="T20">dīligēns</text:span>, <text:span text:style-name="T20">-entis</text:span>, careful)<text:span text:style-name="T11">. [41]</text:span></text:p>
      <text:p text:style-name="Vocabulary"><text:span text:style-name="T20">fortiter</text:span>, adv.,<text:tab/><text:span text:style-name="T2">bravely, gallantly</text:span><text:span text:style-name="T11">. [41]</text:span></text:p>
      <text:p text:style-name="Vocabulary"><text:span text:style-name="T20">graviter</text:span>, adv.,<text:tab/><text:span text:style-name="T2">severely, seriously</text:span><text:span text:style-name="T11">. [41]</text:span></text:p>
      <text:p text:style-name="Vocabulary"><text:span text:style-name="T20">lātē</text:span>, adv.,<text:tab/><text:span text:style-name="T2">widely, extensively</text:span><text:span text:style-name="T11">. [41]</text:span></text:p>
      <text:p text:style-name="Vocabulary"><text:span text:style-name="T20">līberē</text:span>, adv.,<text:tab/><text:span text:style-name="T2">freely</text:span><text:span text:style-name="T11">. [41]</text:span></text:p>
      <text:p text:style-name="Vocabulary"><text:span text:style-name="T20">longē</text:span>, adv.,<text:tab/><text:span text:style-name="T2">far</text:span></text:p>
      <text:p text:style-name="Vocabulary"/>
      <text:p text:style-name="Vocabulary"><text:span text:style-name="T20">agg-er</text:span>, <text:span text:style-name="T20">-eris</text:span>, m.,<text:tab/><text:span text:style-name="T2">mound</text:span><text:span text:style-name="T11">. [40]</text:span></text:p>
      <text:p text:style-name="Vocabulary"><text:span text:style-name="T20">auc-tor</text:span>, <text:span text:style-name="T20">-tōris</text:span>, m. (literally <text:span text:style-name="T2">increaser</text:span>),<text:tab/><text:span text:style-name="T2">advocate, advisor</text:span><text:span text:style-name="T11">. [40]</text:span></text:p>
      <text:p text:style-name="Vocabulary"><text:span text:style-name="T20">auctōri-tās</text:span>, <text:span text:style-name="T20">-tātis</text:span>, f.,<text:tab/><text:span text:style-name="T2">influence, weight</text:span><text:span text:style-name="T11">. [40]</text:span></text:p>
      <text:p text:style-name="Vocabulary"><text:span text:style-name="T20">dēfēn-sor</text:span>, <text:span text:style-name="T20">-sōris</text:span>, m.,<text:tab/><text:span text:style-name="T2">defender</text:span><text:span text:style-name="T11">. [40]</text:span></text:p>
      <text:p text:style-name="Vocabulary"><text:span text:style-name="T20">imperā-tor</text:span>, <text:span text:style-name="T20">-tōris</text:span>, m.,<text:tab/><text:span text:style-name="T2">commander</text:span> (<text:span text:style-name="T2">in chief</text:span>)<text:span text:style-name="T11">. [40]</text:span></text:p>
      <text:p text:style-name="Vocabulary"><text:span text:style-name="T20">on-us</text:span>, <text:span text:style-name="T20">-eris</text:span>, n.,<text:tab/><text:span text:style-name="T2">burden, weight</text:span><text:span text:style-name="T11">. [40]</text:span></text:p>
      <text:p text:style-name="Vocabulary"><text:span text:style-name="T20">passus</text:span>, <text:span text:style-name="T20">ūs</text:span>, m.,<text:tab/><text:span text:style-name="T2">step, pace</text:span><text:span text:style-name="T11">. [40]</text:span></text:p>
      <text:p text:style-name="Vocabulary"><text:span text:style-name="T20">spatium</text:span>, <text:span text:style-name="T20">ī</text:span>, n.,<text:tab/><text:span text:style-name="T2">distance, space</text:span><text:span text:style-name="T11">. [40]</text:span></text:p>
      <text:p text:style-name="Vocabulary"/>
      <text:p text:style-name="Vocabulary"><text:span text:style-name="T20">absum, abesse, āfuī</text:span>, <text:span text:style-name="T2">be absent, be far away, be distant</text:span><text:span text:style-name="T18">. [39]</text:span></text:p>
      <text:p text:style-name="Vocabulary"><text:span text:style-name="T20">augeō, ēre, auxī, auctum</text:span>, <text:span text:style-name="T2">increase</text:span><text:span text:style-name="T18">. [39]</text:span></text:p>
      <text:p text:style-name="Vocabulary"><text:span text:style-name="T20">cōn-sīdō, ere, -sēdī, -sessum</text:span>, <text:span text:style-name="T2">encamp</text:span><text:span text:style-name="T18">. [39]</text:span></text:p>
      <text:p text:style-name="Vocabulary"><text:span text:style-name="T20">dī-mittō, ere, -mīsī, -missum</text:span>, <text:span text:style-name="T2">send out</text:span> (<text:span text:style-name="T2">in different directions</text:span>), <text:span text:style-name="T2">dispatch, dismiss</text:span><text:span text:style-name="T18">. [39]</text:span></text:p>
      <text:p text:style-name="Vocabulary"><text:span text:style-name="T20">dis-pōnō, ere, -posuī, -positum</text:span>, <text:span text:style-name="T2">place at intervals, post</text:span><text:span text:style-name="T18">. [39]</text:span></text:p>
      <text:p text:style-name="Vocabulary"><text:span text:style-name="T20">distrib-uō, ere, -uī, -ūtum</text:span>, <text:span text:style-name="T2">assign, distribute</text:span>; <text:span text:style-name="T2">divide</text:span><text:span text:style-name="T18">. [39]</text:span></text:p>
      <text:p text:style-name="Vocabulary"><text:span text:style-name="T20">explōrō, āre, āvī, ātum</text:span>, <text:span text:style-name="T2">examine, reconnoitre</text:span><text:span text:style-name="T18">. [39]</text:span></text:p>
      <text:p text:style-name="Vocabulary"><text:span text:style-name="T20">in-veniō, īre, -vēnī, -ventum</text:span>, <text:span text:style-name="T2">come upon, find</text:span><text:span text:style-name="T18">. [39]</text:span></text:p>
      <text:p text:style-name="Vocabulary"><text:span text:style-name="T20">reperiō, īre, repperī, repertum</text:span>, <text:span text:style-name="T2">find, discover</text:span><text:span text:style-name="T18">. [39]</text:span></text:p>
      <text:p text:style-name="Vocabulary"><text:span text:style-name="T20">timeō, ēre, uī</text:span>, <text:span text:style-name="T2">fear, have fears</text:span><text:span text:style-name="T18">. [39]</text:span></text:p>
      <text:p text:style-name="Vocabulary"/>
      <text:p text:style-name="Vocabulary"><text:span text:style-name="T20">rescindō</text:span>, <text:span text:style-name="T20">ere</text:span>, <text:span text:style-name="T20">rescidī</text:span>, <text:span text:style-name="T20">rescissum</text:span>,<text:tab/><text:span text:style-name="T2">break down, destroy</text:span><text:span text:style-name="T18">. [38]</text:span></text:p>
      <text:p text:style-name="Vocabulary"><text:span text:style-name="T20">trānsnō</text:span> (or <text:span text:style-name="T20">trānō</text:span>), <text:span text:style-name="T20">āre</text:span>, <text:span text:style-name="T20">āvī</text:span>, <text:span text:style-name="T20">ātum</text:span>,<text:tab/><text:span text:style-name="T2">swim across</text:span><text:span text:style-name="T18">. [38]</text:span></text:p>
      <text:p text:style-name="Vocabulary"/>
      <text:p text:style-name="Vocabulary"><text:span text:style-name="T20">dē-ligō</text:span>, <text:span text:style-name="T20">ere</text:span>, <text:span text:style-name="T20">-lēgī</text:span>, <text:span text:style-name="T20">-lēctum</text:span>,<text:tab/><text:span text:style-name="T3">choose</text:span><text:span text:style-name="T18">. [37]</text:span></text:p>
      <text:p text:style-name="Vocabulary"><text:span text:style-name="T20">dīvidō</text:span>, <text:span text:style-name="T20">ere</text:span>, <text:span text:style-name="T20">-vīsī</text:span>, <text:span text:style-name="T20">-vīsum</text:span>,<text:tab/><text:span text:style-name="T2">divide</text:span><text:span text:style-name="T14">. [37]</text:span></text:p>
      <text:p text:style-name="Vocabulary"><text:span text:style-name="T20">in-cendō</text:span>, <text:span text:style-name="T20">ere</text:span>, <text:span text:style-name="T20">-cendī</text:span>, <text:span text:style-name="T20">-cēnsum</text:span>,<text:tab/><text:span text:style-name="T2">burn</text:span><text:span text:style-name="T14">. [37]</text:span></text:p>
      <text:p text:style-name="Vocabulary"><text:span text:style-name="T20">solvō</text:span>, <text:span text:style-name="T20">ere</text:span>, <text:span text:style-name="T20">solvī</text:span>, <text:span text:style-name="T20">solūtum</text:span>,<text:tab/><text:span text:style-name="T2">loose, release</text:span><text:span text:style-name="T14">. [37]</text:span></text:p>
      <text:p text:style-name="Vocabulary"><text:span text:style-name="T20">nāvem</text:span> or <text:span text:style-name="T20">nāvēs solvō</text:span><text:span text:style-name="T22"> (phrase)</text:span>,<text:tab/><text:span text:style-name="T2">set sail</text:span><text:span text:style-name="T14">. [37]</text:span></text:p>
      <text:p text:style-name="Vocabulary"><text:span text:style-name="T20">in fugam dō </text:span><text:span text:style-name="T22">(phrase)</text:span>,<text:tab/><text:span text:style-name="T2">put to flight</text:span><text:span text:style-name="T14">. [37]</text:span></text:p>
      <text:p text:style-name="Vocabulary"/>
      <text:p text:style-name="Vocabulary"><text:soft-page-break/><text:span text:style-name="T20">alius</text:span>, <text:span text:style-name="T20">a</text:span>, <text:span text:style-name="T20">ud</text:span><text:span text:style-name="T22"> (</text:span><text:span text:style-name="T12">-īus</text:span><text:span text:style-name="T22">)</text:span>,<text:tab/><text:span text:style-name="T2">other, another</text:span><text:span text:style-name="T14">. [36]</text:span></text:p>
      <text:p text:style-name="Vocabulary"><text:span text:style-name="T20">alter</text:span>, <text:span text:style-name="T20">era</text:span>, <text:span text:style-name="T20">erum</text:span>,<text:tab/><text:span text:style-name="T2">the other</text:span> (of two)<text:span text:style-name="T14">. [36]</text:span></text:p>
      <text:p text:style-name="Vocabulary"><text:span text:style-name="T20">cēterī</text:span>, <text:span text:style-name="T20">ae</text:span>, <text:span text:style-name="T20">a</text:span> (in plur. only),<text:tab/><text:span text:style-name="T2">the others, the rest</text:span><text:span text:style-name="T14">. [36]</text:span></text:p>
      <text:p text:style-name="Vocabulary"><text:span text:style-name="T20">neuter</text:span>, <text:span text:style-name="T20">tra</text:span>, <text:span text:style-name="T20">trum</text:span><text:span text:style-name="T22"> (</text:span><text:span text:style-name="T12">-īus</text:span><text:span text:style-name="T22">)</text:span>,<text:tab/><text:span text:style-name="T2">neither</text:span><text:span text:style-name="T14">. [36]</text:span></text:p>
      <text:p text:style-name="Vocabulary"><text:span text:style-name="T20">nūllus</text:span>, <text:span text:style-name="T20">a</text:span>, <text:span text:style-name="T20">um</text:span><text:span text:style-name="T22"> (</text:span><text:span text:style-name="T12">-īus</text:span><text:span text:style-name="T22">)</text:span>,<text:tab/><text:span text:style-name="T2">no, none</text:span><text:span text:style-name="T14">. [36]</text:span></text:p>
      <text:p text:style-name="Vocabulary"><text:span text:style-name="T20">sōlus</text:span>, <text:span text:style-name="T20">a</text:span>, <text:span text:style-name="T20">um</text:span><text:span text:style-name="T22"> (</text:span><text:span text:style-name="T12">-īus</text:span><text:span text:style-name="T22">)</text:span>,<text:tab/><text:span text:style-name="T2">alone, only</text:span><text:span text:style-name="T14">. [36]</text:span></text:p>
      <text:p text:style-name="Vocabulary"><text:span text:style-name="T20">tōtus</text:span>, <text:span text:style-name="T20">a</text:span>, <text:span text:style-name="T20">um</text:span><text:span text:style-name="T22"> (</text:span><text:span text:style-name="T12">-īus</text:span><text:span text:style-name="T22">)</text:span>,<text:tab/><text:span text:style-name="T2">all, the whole</text:span><text:span text:style-name="T14">. [36]</text:span></text:p>
      <text:p text:style-name="Vocabulary"><text:span text:style-name="T20">ūllus</text:span>, <text:span text:style-name="T20">a</text:span>, <text:span text:style-name="T20">um</text:span><text:span text:style-name="T22"> (</text:span><text:span text:style-name="T12">-īus</text:span><text:span text:style-name="T22">)</text:span>,<text:tab/><text:span text:style-name="T2">any</text:span><text:span text:style-name="T14">. [36]</text:span></text:p>
      <text:p text:style-name="Vocabulary"><text:span text:style-name="T20">ūnus</text:span>, <text:span text:style-name="T20">a</text:span>, <text:span text:style-name="T20">um</text:span><text:span text:style-name="T22"> (</text:span><text:span text:style-name="T12">-īus</text:span><text:span text:style-name="T22">)</text:span>,<text:tab/><text:span text:style-name="T2">one</text:span>; <text:span text:style-name="T2">alone, only</text:span><text:span text:style-name="T14">. [36]</text:span></text:p>
      <text:p text:style-name="Vocabulary"><text:span text:style-name="T20">uter</text:span>, <text:span text:style-name="T20">tra</text:span>, <text:span text:style-name="T20">trum</text:span><text:span text:style-name="T22"> (</text:span><text:span text:style-name="T12">-īus</text:span><text:span text:style-name="T22">)</text:span>,<text:tab/><text:span text:style-name="T2">which</text:span> (of two), used in questions<text:span text:style-name="T14">. [36]</text:span></text:p>
      <text:p text:style-name="Vocabulary"><text:span text:style-name="T20">aliī</text:span>... <text:span text:style-name="T20">aliī</text:span>,<text:tab/><text:span text:style-name="T2">some... others</text:span><text:span text:style-name="T14">. [36]</text:span></text:p>
      <text:p text:style-name="P16"><text:span text:style-name="T20">alter</text:span>... <text:span text:style-name="T20">alter</text:span>,<text:tab/><text:span text:style-name="T2">the one... the other</text:span><text:span text:style-name="T14">. [36]</text:span></text:p>
      <text:p text:style-name="Vocabulary"/>
      <text:p text:style-name="Vocabulary"><text:span text:style-name="T20">celer</text:span>, <text:span text:style-name="T20">eris</text:span>, <text:span text:style-name="T20">ere</text:span>,<text:tab/><text:span text:style-name="T2">swift, speedy</text:span><text:span text:style-name="T14">. [35]</text:span></text:p>
      <text:p text:style-name="Vocabulary"><text:span text:style-name="T20">celeri-tās</text:span>, <text:span text:style-name="T20">-tātis</text:span>, f.,<text:tab/><text:span text:style-name="T2">swiftness, speed</text:span><text:span text:style-name="T14">. [35]</text:span></text:p>
      <text:p text:style-name="Vocabulary"><text:span text:style-name="T20">cohor-s</text:span>, <text:span text:style-name="T20">-tis</text:span>, f.,<text:tab/><text:span text:style-name="T2">cohort</text:span> (one-tenth of a legion)<text:span text:style-name="T14">. [35]</text:span></text:p>
      <text:p text:style-name="Vocabulary"><text:span text:style-name="T20">collis</text:span>, <text:span text:style-name="T20">is</text:span>, m.,<text:tab/><text:span text:style-name="T2">hill</text:span><text:span text:style-name="T14">. [35]</text:span></text:p>
      <text:p text:style-name="Vocabulary"><text:span text:style-name="T20">difficul-tās</text:span>, <text:span text:style-name="T20">-tātis</text:span>, f.,<text:tab/><text:span text:style-name="T2">difficulty</text:span><text:span text:style-name="T14">. [35]</text:span></text:p>
      <text:p text:style-name="Vocabulary"><text:span text:style-name="T20">dux</text:span>, <text:span text:style-name="T20">ducis</text:span>, m.,<text:tab/><text:span text:style-name="T2">leader, guide</text:span><text:span text:style-name="T14">. [35]</text:span></text:p>
      <text:p text:style-name="Vocabulary"><text:span text:style-name="T20">facul-tās</text:span>, <text:span text:style-name="T20">-tātis</text:span>, f.,<text:tab/><text:span text:style-name="T2">opportunity</text:span><text:span text:style-name="T14">. [35]</text:span></text:p>
      <text:p text:style-name="Vocabulary"><text:span text:style-name="T20">līber-tas</text:span>, <text:span text:style-name="T20">-tātis</text:span>, f.,<text:tab/><text:span text:style-name="T2">freedom</text:span><text:span text:style-name="T14">. [35]</text:span></text:p>
      <text:p text:style-name="Vocabulary"><text:span text:style-name="T20">pauci-tās</text:span>, <text:span text:style-name="T20">-tāis</text:span>, f.,<text:tab/><text:span text:style-name="T2">fewness, small number</text:span><text:span text:style-name="T14">. [35]</text:span></text:p>
      <text:p text:style-name="Vocabulary"><text:span text:style-name="T20">regi-ō</text:span>, <text:span text:style-name="T20">-ōnis</text:span>, f.,<text:tab/><text:span text:style-name="T2">district, country, region</text:span><text:span text:style-name="T14">. [35]</text:span></text:p>
      <text:p text:style-name="Vocabulary"/>
      <text:p text:style-name="Vocabulary"><text:span text:style-name="T20">plūrēs</text:span> or <text:span text:style-name="T20">complūrēs</text:span>,<text:tab/><text:span text:style-name="T2">several</text:span>, lit. <text:span text:style-name="T2">more</text:span><text:span text:style-name="T11"> (than one)</text:span><text:span text:style-name="T14">. [34]</text:span></text:p>
      <text:p text:style-name="Vocabulary"><text:span text:style-name="T12">prīma lūx</text:span><text:span text:style-name="T11">,<text:tab/></text:span><text:span text:style-name="T2">daybreak, dawn</text:span><text:span text:style-name="T14">. [34]</text:span></text:p>
      <text:p text:style-name="Vocabulary"><text:span text:style-name="T12">proximus diēs</text:span><text:span text:style-name="T11">,<text:tab/></text:span><text:span text:style-name="T2">the next day</text:span><text:span text:style-name="T14">. [34]</text:span></text:p>
      <text:p text:style-name="Vocabulary"><text:span text:style-name="T12">ultimus</text:span><text:span text:style-name="T11"> or </text:span><text:span text:style-name="T12">extrēmus</text:span><text:span text:style-name="T11">,<text:tab/></text:span><text:span text:style-name="T2">most distant, remotest</text:span><text:span text:style-name="T14">. [34]</text:span></text:p>
      <text:p text:style-name="Vocabulary"><text:span text:style-name="T12">superiōra loca</text:span><text:span text:style-name="T11">,<text:tab/></text:span><text:span text:style-name="T2">higher ground, heights</text:span><text:span text:style-name="T14">. [34]</text:span></text:p>
      <text:p text:style-name="Vocabulary"><text:span text:style-name="T12">superior annus</text:span><text:span text:style-name="T11">,<text:tab/></text:span><text:span text:style-name="T2">the previous</text:span><text:span text:style-name="T11"> (or </text:span><text:span text:style-name="T2">preceding</text:span><text:span text:style-name="T11">) </text:span><text:span text:style-name="T2">year</text:span><text:span text:style-name="T14">. [34]</text:span></text:p>
      <text:p text:style-name="Vocabulary"><text:span text:style-name="T12">summum perīculum</text:span><text:span text:style-name="T11">,<text:tab/></text:span><text:span text:style-name="T2">the greatest </text:span><text:span text:style-name="T11">(or </text:span><text:span text:style-name="T2">extreme</text:span><text:span text:style-name="T11">) </text:span><text:span text:style-name="T2">danger</text:span><text:span text:style-name="T14">. [34]</text:span></text:p>
      <text:p text:style-name="Vocabulary"><text:span text:style-name="T12">summa virtūs</text:span><text:span text:style-name="T11">,<text:tab/></text:span><text:span text:style-name="T2">very great</text:span><text:span text:style-name="T11"> (or </text:span><text:span text:style-name="T2">signal</text:span><text:span text:style-name="T11">) </text:span><text:span text:style-name="T2">valour</text:span><text:span text:style-name="T14">. [34]</text:span></text:p>
      <text:p text:style-name="Vocabulary"><text:span text:style-name="T12">summus mōns</text:span><text:span text:style-name="T11">,<text:tab/></text:span><text:span text:style-name="T2">the top of the mountain </text:span><text:span text:style-name="T11">(175)</text:span><text:span text:style-name="T14">. [34]</text:span></text:p>
      <text:p text:style-name="P187"><text:span text:style-name="T20">īnfimus</text:span> (or <text:span text:style-name="T20">īmus</text:span>) <text:span text:style-name="T20">mōns</text:span>,<text:tab/><text:span text:style-name="T2">the foot of the mountain</text:span> (175)<text:span text:style-name="T22">. [34]</text:span></text:p>
      <text:p text:style-name="P147"/>
      <text:p text:style-name="Banner"><text:s/><text:span text:style-name="T11">—</text:span></text:p>
      <text:p text:style-name="P95"/>
      <text:p text:style-name="Vocabulary"><text:span text:style-name="T20">muli-er</text:span>, <text:span text:style-name="T20">-eris</text:span>, f.,<text:tab/><text:span text:style-name="T2">woman</text:span><text:span text:style-name="T11">. [18]</text:span></text:p>
      <text:p text:style-name="Vocabulary"><text:span text:style-name="T20">Sabīnī, ōrum, m</text:span><text:span text:style-name="T23">.</text:span><text:span text:style-name="T20">,<text:tab/></text:span><text:span text:style-name="T6">the Sabines</text:span><text:span text:style-name="T22">, a tribe living near Rome</text:span><text:span text:style-name="T14">. [18]</text:span></text:p>
      <text:p text:style-name="Vocabulary"><text:span text:style-name="T20">commūnis</text:span>, <text:span text:style-name="T20">e</text:span>,<text:tab/><text:span text:style-name="T2">common, general, public</text:span><text:span text:style-name="T11">. [19]</text:span></text:p>
      <text:p text:style-name="Vocabulary"><text:span text:style-name="T20">du-plex</text:span>, <text:span text:style-name="T20">-plicis</text:span>,<text:tab/><text:span text:style-name="T2">twofold, double</text:span><text:span text:style-name="T11">. [19]</text:span></text:p>
      <text:p text:style-name="Vocabulary"><text:span text:style-name="T20">eques-ter</text:span>, <text:span text:style-name="T20">-tris</text:span>, <text:span text:style-name="T20">-tre</text:span>,<text:tab/><text:span text:style-name="T2">of cavalry, cavalry</text:span><text:span text:style-name="T11">. [19]</text:span></text:p>
      <text:p text:style-name="Vocabulary"><text:span text:style-name="T20">incolumis,</text:span> <text:span text:style-name="T20">e</text:span>,<text:tab/><text:span text:style-name="T2">safe, unharmed, intact</text:span><text:span text:style-name="T11">. [19]</text:span></text:p>
      <text:p text:style-name="Vocabulary"><text:span text:style-name="T20">omnis</text:span>, <text:span text:style-name="T20">e</text:span>,<text:tab/><text:span text:style-name="T2">all</text:span><text:span text:style-name="T11">. [19]</text:span></text:p>
      <text:p text:style-name="Vocabulary"><text:span text:style-name="T20">pār</text:span>, <text:span text:style-name="T20">paris</text:span>,<text:tab/><text:span text:style-name="T2">equal</text:span><text:span text:style-name="T11">. [19]</text:span></text:p>
      <text:p text:style-name="Vocabulary"><text:span text:style-name="T20">ped-es</text:span>, <text:span text:style-name="T20">itis</text:span>, m.,<text:tab/><text:span text:style-name="T2">foot-soldier</text:span>; in plur. <text:span text:style-name="T2">infantry</text:span><text:span text:style-name="T11">. [19]</text:span></text:p>
      <text:p text:style-name="Vocabulary"><text:span text:style-name="T20">pedes-ter</text:span>, <text:span text:style-name="T20">-tris</text:span>, <text:span text:style-name="T20">-tre</text:span>,<text:tab/><text:span text:style-name="T2">of infantry, infantry</text:span><text:span text:style-name="T11">. [19]</text:span></text:p>
      <text:p text:style-name="Vocabulary"><text:span text:style-name="T20">pēs</text:span>, <text:span text:style-name="T20">pedis</text:span>, m.,<text:tab/><text:span text:style-name="T2">foot</text:span><text:span text:style-name="T11">. [19]</text:span></text:p>
      <text:p text:style-name="Vocabulary"><text:span text:style-name="T20">rec-ēns</text:span>, <text:span text:style-name="T20">-entis</text:span>,<text:tab/><text:span text:style-name="T2">new, recent</text:span><text:span text:style-name="T11">. [19]</text:span></text:p>
      <text:p text:style-name="Vocabulary"><text:soft-page-break/><text:span text:style-name="T20">aequus</text:span>, <text:span text:style-name="T20">a</text:span>, <text:span text:style-name="T20">um</text:span>,<text:tab/><text:span text:style-name="T2">fair, right</text:span><text:span text:style-name="T11">. [20]</text:span></text:p>
      <text:p text:style-name="Vocabulary"><text:span text:style-name="T20">amīcus,</text:span> <text:span text:style-name="T20">a</text:span>, <text:span text:style-name="T20">um</text:span>,<text:tab/><text:span text:style-name="T2">friendly</text:span><text:span text:style-name="T11">. [20]</text:span></text:p>
      <text:p text:style-name="Vocabulary"><text:span text:style-name="T20">certus,</text:span> <text:span text:style-name="T20">a</text:span>, <text:span text:style-name="T20">um</text:span>,<text:tab/><text:span text:style-name="T2">fixed, certain</text:span><text:span text:style-name="T11">. [20]</text:span></text:p>
      <text:p text:style-name="Vocabulary"><text:span text:style-name="T20">fortis,</text:span> <text:span text:style-name="T20">e</text:span>,<text:tab/><text:span text:style-name="T2">brave</text:span><text:span text:style-name="T11">. [20]</text:span></text:p>
      <text:p text:style-name="Vocabulary"><text:span text:style-name="T20">gravis,</text:span> <text:span text:style-name="T20">e</text:span>,<text:tab/><text:span text:style-name="T2">heavy, severe, serious</text:span><text:span text:style-name="T11">. [20]</text:span></text:p>
      <text:p text:style-name="Vocabulary"><text:span text:style-name="T20">idōneus</text:span>, <text:span text:style-name="T20">a</text:span>, <text:span text:style-name="T20">um</text:span>,<text:tab/><text:span text:style-name="T2">fit, suitable</text:span><text:span text:style-name="T11">. [20]</text:span></text:p>
      <text:p text:style-name="Vocabulary"><text:span text:style-name="T20">inimīcus</text:span>, <text:span text:style-name="T20">a</text:span>, <text:span text:style-name="T20">um</text:span>,<text:tab/><text:span text:style-name="T2">unfriendly, hostile</text:span><text:span text:style-name="T11">. [20]</text:span></text:p>
      <text:p text:style-name="Vocabulary"><text:span text:style-name="T20">inīquus</text:span>, <text:span text:style-name="T20">a</text:span>, <text:span text:style-name="T20">um</text:span>,<text:tab/><text:span text:style-name="T2">unfair, unjust</text:span><text:span text:style-name="T11">. [20]</text:span></text:p>
      <text:p text:style-name="Vocabulary"><text:span text:style-name="T20">jubeō</text:span>, <text:span text:style-name="T20">ēre,</text:span> <text:span text:style-name="T20">jussī,</text:span><text:tab/><text:span text:style-name="T2">order</text:span><text:span text:style-name="T11">. [20]</text:span></text:p>
      <text:p text:style-name="P194"><text:span text:style-name="T20">levis,</text:span> <text:span text:style-name="T20">e</text:span>,<text:tab/><text:span text:style-name="T2">light, slight, unimportant</text:span><text:span text:style-name="T11">. [20]</text:span></text:p>
      <text:p text:style-name="Vocabulary"><text:span text:style-name="T20">audeō</text:span>, <text:span text:style-name="T20">ēre</text:span>,<text:tab/><text:span text:style-name="T2">venture, dare</text:span><text:span text:style-name="T11">. [21]</text:span></text:p>
      <text:p text:style-name="Vocabulary"><text:span text:style-name="T20">coepī</text:span> (used in the perfect tenses only), <text:span text:style-name="T2">began</text:span><text:span text:style-name="T7">.</text:span><text:span text:style-name="T11"> [21]</text:span></text:p>
      <text:p text:style-name="Vocabulary"><text:span text:style-name="T20">cōgō</text:span>, <text:span text:style-name="T20">ere</text:span>, <text:span text:style-name="T20">coēgī</text:span>,<text:tab/><text:span text:style-name="T2">compel, force</text:span><text:span text:style-name="T11">. [21]</text:span></text:p>
      <text:p text:style-name="Vocabulary"><text:span text:style-name="T20">cōnstit-uō</text:span>, <text:span text:style-name="T20">ere</text:span>, <text:span text:style-name="T20">-uī</text:span>,<text:tab/><text:span text:style-name="T2">determine</text:span><text:span text:style-name="T7">.</text:span><text:span text:style-name="T11"> [21]</text:span></text:p>
      <text:p text:style-name="Vocabulary"><text:span text:style-name="T20">cotīdiē</text:span> (adverb),<text:tab/><text:span text:style-name="T2">daily, every day</text:span><text:span text:style-name="T11">. [21]</text:span></text:p>
      <text:p text:style-name="Vocabulary"><text:span text:style-name="T20">difficilis</text:span>, <text:span text:style-name="T20">e</text:span>, <text:tab/><text:span text:style-name="T2">difficult, hard</text:span><text:span text:style-name="T11">. [21]</text:span></text:p>
      <text:p text:style-name="Vocabulary"><text:span text:style-name="T20">facilis</text:span>, <text:span text:style-name="T20">e</text:span>,<text:tab/><text:span text:style-name="T2">easy</text:span><text:span text:style-name="T7">.</text:span><text:span text:style-name="T11"> [21]</text:span></text:p>
      <text:p text:style-name="Vocabulary"><text:span text:style-name="T20">per-moveō</text:span>, <text:span text:style-name="T20">ēre</text:span>, <text:span text:style-name="T20">-uī</text:span>,<text:tab/><text:span text:style-name="T2">influence;</text:span> <text:span text:style-name="T2">alarm</text:span><text:span text:style-name="T7">.</text:span><text:span text:style-name="T11"> [21]</text:span></text:p>
      <text:p text:style-name="Vocabulary"><text:span text:style-name="T20">perterreō</text:span>, <text:span text:style-name="T20">ēre</text:span>, <text:span text:style-name="T20">-uī</text:span>,<text:tab/><text:span text:style-name="T2">terrify, frighten</text:span><text:span text:style-name="T11">. [21]</text:span></text:p>
      <text:p text:style-name="P194"><text:span text:style-name="T12">perveniō</text:span><text:span text:style-name="T11">, </text:span><text:span text:style-name="T12">īre</text:span><text:span text:style-name="T11">, </text:span><text:span text:style-name="T12">-vēnī</text:span><text:span text:style-name="T11">,<text:tab/></text:span><text:span text:style-name="T2">come</text:span><text:span text:style-name="T7">.</text:span><text:span text:style-name="T11"> [21]</text:span></text:p>
      <text:p text:style-name="Vocabulary"><text:span text:style-name="T20">perveniō ad</text:span> or <text:span text:style-name="T20">in</text:span> with acc. (phrase),<text:tab/><text:span text:style-name="T2">arrive at, reach</text:span><text:span text:style-name="T11">. [21]</text:span></text:p>
      <text:p text:style-name="Vocabulary"><text:span text:style-name="T12">discēdō ab</text:span><text:span text:style-name="T11"> with abl. (phrase),<text:tab/></text:span><text:span text:style-name="T2">leave</text:span><text:span text:style-name="T11">. [21]</text:span></text:p>
      <text:p text:style-name="Vocabulary"><text:span text:style-name="T20">altitū-dō</text:span>, <text:span text:style-name="T20">-dinis</text:span>, f.,<text:tab/><text:span text:style-name="T2">height, depth</text:span><text:span text:style-name="T11">. [22]</text:span></text:p>
      <text:p text:style-name="Vocabulary"><text:span text:style-name="T20">com-mittō</text:span>, <text:span text:style-name="T20">ere</text:span>, <text:span text:style-name="T20">-mīsī</text:span><text:span text:style-name="T22">,</text:span><text:tab/><text:span text:style-name="T2">send</text:span> or <text:span text:style-name="T2">bring together</text:span><text:span text:style-name="T11">. [22]</text:span></text:p>
      <text:p text:style-name="Vocabulary"><text:span text:style-name="T20">dexter</text:span>. <text:span text:style-name="T20">tra</text:span>. <text:span text:style-name="T20">trum</text:span>,<text:tab/><text:span text:style-name="T2">right</text:span><text:span text:style-name="T11">. [22]</text:span></text:p>
      <text:p text:style-name="Vocabulary"><text:span text:style-name="T20">fortitū-dō</text:span>, <text:span text:style-name="T20">-dinis</text:span>, f.,<text:tab/><text:span text:style-name="T2">bravery</text:span><text:span text:style-name="T11">. [22]</text:span></text:p>
      <text:p text:style-name="Vocabulary"><text:span text:style-name="T20">lātitū-dō</text:span>, <text:span text:style-name="T20">-dinis</text:span>, f.<text:tab/><text:span text:style-name="T2">width</text:span><text:span text:style-name="T11">. [22]</text:span></text:p>
      <text:p text:style-name="Vocabulary"><text:span text:style-name="T20">littera</text:span>, <text:span text:style-name="T20">ae</text:span>, f., <text:tab/><text:span text:style-name="T2">letter</text:span> (of alphabet); in plural, <text:span text:style-name="T2">a dispatch, a letter, or dispatches, letters</text:span><text:span text:style-name="T11">. [22]</text:span></text:p>
      <text:p text:style-name="Vocabulary"><text:span text:style-name="T20">longitū-dō</text:span>, <text:span text:style-name="T20">-dinis</text:span>, f.<text:tab/><text:span text:style-name="T2">length</text:span><text:span text:style-name="T11">. [22]</text:span></text:p>
      <text:p text:style-name="Vocabulary"><text:span text:style-name="T20">māgnitū-dō</text:span>, <text:span text:style-name="T20">-dinis</text:span>, f.<text:tab/><text:span text:style-name="T2">greatness, extent, size</text:span><text:span text:style-name="T11">. [22]</text:span></text:p>
      <text:p text:style-name="Vocabulary"><text:span text:style-name="T20">multitū-dō</text:span>, <text:span text:style-name="T20">-dinis</text:span>, f.<text:tab/><text:span text:style-name="T2">large number, amount</text:span><text:span text:style-name="T11">. [22]</text:span></text:p>
      <text:p text:style-name="Vocabulary"><text:span text:style-name="T20">sinister</text:span>, <text:span text:style-name="T20">tra</text:span>, <text:span text:style-name="T20">trum</text:span>,<text:tab/><text:span text:style-name="T2">left</text:span><text:span text:style-name="T11">. [22]</text:span></text:p>
      <text:p text:style-name="Vocabulary"><text:span text:style-name="T12">proelium committō </text:span><text:span text:style-name="T11">(phrase),<text:tab/></text:span><text:span text:style-name="T2">join</text:span><text:span text:style-name="T11"> (or </text:span><text:span text:style-name="T2">begin)</text:span><text:span text:style-name="T11"> </text:span><text:span text:style-name="T2">battle, engage</text:span><text:span text:style-name="T11">. [22]</text:span></text:p>
      <text:p text:style-name="Vocabulary"><text:span text:style-name="T20">adventus</text:span>, <text:span text:style-name="T20">ūs</text:span>, m.,<text:tab/><text:span text:style-name="T2">arrival, approach</text:span><text:span text:style-name="T11">. [23]</text:span></text:p>
      <text:p text:style-name="Vocabulary"><text:span text:style-name="T20">cornū</text:span>, <text:span text:style-name="T20">ūs</text:span>, n.,<text:tab/><text:span text:style-name="T2">horn</text:span>; (of an army) <text:span text:style-name="T2">wing</text:span><text:span text:style-name="T11">. [23]</text:span></text:p>
      <text:p text:style-name="Vocabulary"><text:span text:style-name="T20">discessus</text:span>, <text:span text:style-name="T20">ūs</text:span>, m.,<text:tab/><text:span text:style-name="T2">departure, withdrawal</text:span><text:span text:style-name="T11">. [23]</text:span></text:p>
      <text:p text:style-name="Vocabulary"><text:span text:style-name="T20">equitātus</text:span>, <text:span text:style-name="T20">ūs</text:span>, m.,<text:tab/><text:span text:style-name="T2">cavalry</text:span><text:span text:style-name="T11">. [23]</text:span></text:p>
      <text:p text:style-name="Vocabulary"><text:span text:style-name="T20">exercitus</text:span>, <text:span text:style-name="T20">ūs</text:span>, m.,<text:tab/><text:span text:style-name="T2">army</text:span><text:span text:style-name="T11">. [23]</text:span></text:p>
      <text:p text:style-name="Vocabulary"><text:span text:style-name="T20">lacus</text:span>, <text:span text:style-name="T20">ūs</text:span>, m.<text:tab/><text:span text:style-name="T2">lake</text:span><text:span text:style-name="T11">. [23]</text:span></text:p>
      <text:p text:style-name="Vocabulary"><text:span text:style-name="T20">peditātus</text:span>, <text:span text:style-name="T20">ūs</text:span>, m.,<text:tab/><text:span text:style-name="T2">infantry</text:span><text:span text:style-name="T11">. [23]</text:span></text:p>
      <text:p text:style-name="Vocabulary"><text:span text:style-name="T20">portus</text:span>, <text:span text:style-name="T20">ūs</text:span>, m.,<text:tab/><text:span text:style-name="T2">harbour</text:span><text:span text:style-name="T11">. [23]</text:span></text:p>
      <text:p text:style-name="Vocabulary"><text:span text:style-name="T20">prīcipātus</text:span>, <text:span text:style-name="T20">ūs</text:span>, m.,<text:tab/><text:span text:style-name="T2">leadership</text:span><text:span text:style-name="T11">. [23]</text:span></text:p>
      <text:p text:style-name="P186"><text:span text:style-name="T20">senātus</text:span>, <text:span text:style-name="T20">ūs</text:span>, m.<text:tab/><text:span text:style-name="T2">senate</text:span>. [23]</text:p>
      <text:p text:style-name="Vocabulary"><text:span text:style-name="T20">Albānī</text:span>, <text:span text:style-name="T20">ōrum</text:span>, m.,<text:tab/><text:span text:style-name="T2">the Albans</text:span>, the people of Alba<text:span text:style-name="T11">. [23]</text:span></text:p>
      <text:p text:style-name="Vocabulary"><text:span text:style-name="T20">frāter</text:span>, <text:span text:style-name="T20">-tris</text:span>, m.,<text:tab/><text:span text:style-name="T2">brother</text:span><text:span text:style-name="T11">. [23]</text:span></text:p>
      <text:p text:style-name="Vocabulary"><text:span text:style-name="T20">sed</text:span>, conjunction,<text:tab/><text:span text:style-name="T2">but</text:span><text:span text:style-name="T11">. [23]</text:span></text:p>
      <text:p text:style-name="P58"><text:span text:style-name="T20">cēdō, ere, cessī, cessum</text:span>,<text:tab/><text:span text:style-name="T2">give way, retire</text:span><text:span text:style-name="T11">. [25]</text:span></text:p>
      <text:p text:style-name="P58"><text:span text:style-name="T20">com-pellō, ere, -pulī, -pulsum</text:span>,<text:tab/><text:span text:style-name="T2">drive</text:span> (<text:span text:style-name="T2">together</text:span>)<text:span text:style-name="T11">. [25]</text:span></text:p>
      <text:p text:style-name="P58"><text:span text:style-name="T20">com-cēdō, ere, -cessī, -ductum</text:span>,<text:tab/><text:span text:style-name="T2">great, yield</text:span><text:span text:style-name="T11">. [25]</text:span>.</text:p>
      <text:p text:style-name="P58"><text:soft-page-break/><text:span text:style-name="T20">ē-dūcō, ere, -dūxī, -ductum</text:span>,<text:tab/><text:span text:style-name="T2">lead out</text:span><text:span text:style-name="T11">. [25]</text:span></text:p>
      <text:p text:style-name="P58"><text:span text:style-name="T20">ē-mittō, ere, -mīsī, -missum</text:span>,<text:tab/><text:span text:style-name="T2">send out</text:span><text:span text:style-name="T11">. [25]</text:span></text:p>
      <text:p text:style-name="P58"><text:span text:style-name="T20">ex-cēdō, ere, -cessī, -cessum</text:span>,<text:tab/><text:span text:style-name="T2">withdraw</text:span><text:span text:style-name="T11">. [25]</text:span></text:p>
      <text:p text:style-name="P58"><text:span text:style-name="T20">ex-pellō, ere, -pulī, -pulsum</text:span>,<text:tab/><text:span text:style-name="T2">drive out</text:span><text:span text:style-name="T11">. [25]</text:span></text:p>
      <text:p text:style-name="P58"><text:span text:style-name="T20">pellō, ere, pepulī, pulsum</text:span>,<text:tab/><text:span text:style-name="T2">drive back, repulse</text:span><text:span text:style-name="T11">. [25]</text:span></text:p>
      <text:p text:style-name="P58"><text:span text:style-name="T20">vāllum, ī</text:span>, n.,<text:tab/><text:span text:style-name="T2">wall, rampart</text:span><text:span text:style-name="T11">. [25]</text:span></text:p>
      <text:p text:style-name="P186"/>
      <text:p text:style-name="P217"><text:span text:style-name="T20">ad-dūcō</text:span>, <text:span text:style-name="T20">ere</text:span>, <text:span text:style-name="T20">-dūxī</text:span>, <text:span text:style-name="T20">-ductum</text:span>,<text:tab/><text:span text:style-name="T2">bring</text:span>; <text:span text:style-name="T2">influence</text:span><text:span text:style-name="T11">. [26]</text:span></text:p>
      <text:p text:style-name="P217"><text:span text:style-name="T20">circum-veniō</text:span>, <text:span text:style-name="T20">īre</text:span>, <text:span text:style-name="T20">-vēnī</text:span>, <text:span text:style-name="T20">-ventum</text:span>,<text:tab/><text:span text:style-name="T2">surround</text:span><text:span text:style-name="T11">. [26]</text:span></text:p>
      <text:p text:style-name="P217"><text:span text:style-name="T20">cōn-sistō</text:span>, <text:span text:style-name="T20">ere</text:span>, <text:span text:style-name="T20">-stitī</text:span>,<text:tab/><text:span text:style-name="T2">take up position, halt</text:span><text:span text:style-name="T11">. [26]</text:span></text:p>
      <text:p text:style-name="P217"><text:span text:style-name="T20">dubitō</text:span>, <text:span text:style-name="T20">āre</text:span>, <text:span text:style-name="T20">āvī</text:span>, <text:span text:style-name="T20">ātum</text:span>,<text:tab/><text:span text:style-name="T2">hesitate, have doubts</text:span><text:span text:style-name="T11">. [26]</text:span></text:p>
      <text:p text:style-name="P217"><text:span text:style-name="T20">faciō</text:span>, <text:span text:style-name="T20">ere</text:span>, <text:span text:style-name="T20">fēcī</text:span>, <text:span text:style-name="T20">factum</text:span>,<text:tab/><text:span text:style-name="T2">do, make</text:span><text:span text:style-name="T11">. [26]</text:span></text:p>
      <text:p text:style-name="P217"><text:span text:style-name="T20">impetus</text:span>, <text:span text:style-name="T20">ūs</text:span>, m.,<text:tab/><text:span text:style-name="T2">attack, onset</text:span><text:span text:style-name="T11">. [26]</text:span></text:p>
      <text:p text:style-name="P217"><text:span text:style-name="T20">īn-struō</text:span>, <text:span text:style-name="T20">ere</text:span>, <text:span text:style-name="T20">-strūxī</text:span>, <text:span text:style-name="T20">-strūctum</text:span>,<text:tab/><text:span text:style-name="T2">draw up, arrange</text:span><text:span text:style-name="T11">. [26]</text:span></text:p>
      <text:p text:style-name="P217"><text:span text:style-name="T20">mīlitāris</text:span>, <text:span text:style-name="T20">e</text:span>, <text:tab/><text:span text:style-name="T2">military</text:span><text:span text:style-name="T11">. [26]</text:span></text:p>
      <text:p text:style-name="P217"><text:span text:style-name="T20">sus-tineō</text:span>, <text:span text:style-name="T20">ēre</text:span>, <text:span text:style-name="T20">-tinuī</text:span>, <text:span text:style-name="T20">-tentum</text:span>,<text:tab/><text:span text:style-name="T2">withstand, sustain, endure</text:span><text:span text:style-name="T11">. [26]</text:span></text:p>
      <text:p text:style-name="P217"><text:span text:style-name="T20">ūsus</text:span>, <text:span text:style-name="T20">ūs</text:span>, m.,<text:tab/><text:span text:style-name="T2">experience</text:span><text:span text:style-name="T11">. [26]</text:span></text:p>
      <text:p text:style-name="P186"/>
      <text:p text:style-name="Vocabulary"><text:span text:style-name="T20">impetum faciō </text:span><text:span text:style-name="T14">(</text:span><text:span text:style-name="T6">phrase</text:span><text:span text:style-name="T14">)</text:span>,<text:tab/><text:span text:style-name="T2">make an attack</text:span><text:span text:style-name="T11">. [26]</text:span></text:p>
      <text:p text:style-name="P186"><text:span text:style-name="T20">mīlitāris ūsus </text:span><text:span text:style-name="T22">(</text:span><text:span text:style-name="T6">phrase</text:span><text:span text:style-name="T22">)</text:span>,<text:tab/><text:span text:style-name="T2">experience in war</text:span>. [26]</text:p>
      <text:p text:style-name="P186"/>
      <text:p text:style-name="Vocabulary"><text:span text:style-name="T12">aciēs</text:span><text:span text:style-name="T11">, </text:span><text:span text:style-name="T12">ēī</text:span><text:span text:style-name="T11">, f.,<text:tab/></text:span><text:span text:style-name="T2">line of battle, line</text:span><text:span text:style-name="T11">. [27]</text:span></text:p>
      <text:p text:style-name="Vocabulary"><text:span text:style-name="T12">diēs</text:span><text:span text:style-name="T11">, </text:span><text:span text:style-name="T12">ēī</text:span><text:span text:style-name="T11">, m.,<text:tab/></text:span><text:span text:style-name="T2">day</text:span><text:span text:style-name="T11">. [27]</text:span></text:p>
      <text:p text:style-name="Vocabulary"><text:span text:style-name="T12">fidēs</text:span><text:span text:style-name="T11">, </text:span><text:span text:style-name="T12">eī</text:span><text:span text:style-name="T11">, f.<text:tab/></text:span><text:span text:style-name="T2">faith, faithfulness, fidelity</text:span><text:span text:style-name="T11">. [27]</text:span></text:p>
      <text:p text:style-name="Vocabulary"><text:span text:style-name="T12">hōra</text:span><text:span text:style-name="T11">, </text:span><text:span text:style-name="T12">ae</text:span><text:span text:style-name="T11">, f.,<text:tab/></text:span><text:span text:style-name="T2">hour</text:span><text:span text:style-name="T11">. [27]</text:span></text:p>
      <text:p text:style-name="Vocabulary"><text:span text:style-name="T12">merīdiēs</text:span><text:span text:style-name="T11">, </text:span><text:span text:style-name="T12">ēī</text:span><text:span text:style-name="T11">, m.,<text:tab/></text:span><text:span text:style-name="T2">midday, noon</text:span><text:span text:style-name="T11">. [27]</text:span></text:p>
      <text:p text:style-name="Vocabulary"><text:span text:style-name="T12">rēs</text:span><text:span text:style-name="T11">, </text:span><text:span text:style-name="T12">reī</text:span><text:span text:style-name="T11">, f.,<text:tab/></text:span><text:span text:style-name="T2">thing, affair, circumstance</text:span><text:span text:style-name="T11">. [27]</text:span></text:p>
      <text:p text:style-name="Vocabulary"><text:span text:style-name="T12">spēs</text:span><text:span text:style-name="T11">, </text:span><text:span text:style-name="T12">speī</text:span><text:span text:style-name="T11">, f.,<text:tab/></text:span><text:span text:style-name="T2">hope</text:span><text:span text:style-name="T11">. [27]</text:span></text:p>
      <text:p text:style-name="Vocabulary"><text:span text:style-name="T20">rēs </text:span>mīlitāris (<text:span text:style-name="T2">phrase</text:span>), <text:span text:style-name="T2">the art of war</text:span>. [27]</text:p>
      <text:p text:style-name="P186"/>
      <text:p text:style-name="BodyHanging"><text:span text:style-name="T12">prīmus</text:span><text:span text:style-name="T11">, </text:span><text:span text:style-name="T12">a</text:span><text:span text:style-name="T11">, </text:span><text:span text:style-name="T12">um</text:span><text:span text:style-name="T11">,<text:tab/></text:span><text:span text:style-name="T2">first</text:span><text:span text:style-name="T11">. [27]</text:span></text:p>
      <text:p text:style-name="BodyHanging"><text:span text:style-name="T12">secundus</text:span><text:span text:style-name="T11">, </text:span><text:span text:style-name="T12">a</text:span><text:span text:style-name="T11">, </text:span><text:span text:style-name="T12">um</text:span><text:span text:style-name="T11">,<text:tab/></text:span><text:span text:style-name="T2">second</text:span><text:span text:style-name="T11">. [27]</text:span></text:p>
      <text:p text:style-name="BodyHanging"><text:span text:style-name="T12">terius</text:span><text:span text:style-name="T11">, </text:span><text:span text:style-name="T12">a</text:span><text:span text:style-name="T11">, </text:span><text:span text:style-name="T12">um</text:span><text:span text:style-name="T11">,<text:tab/></text:span><text:span text:style-name="T2">third</text:span><text:span text:style-name="T11">. [27]</text:span></text:p>
      <text:p text:style-name="BodyHanging"><text:span text:style-name="T12">quārtus</text:span><text:span text:style-name="T11">, </text:span><text:span text:style-name="T12">a</text:span><text:span text:style-name="T11">, </text:span><text:span text:style-name="T12">um</text:span><text:span text:style-name="T11">,<text:tab/></text:span><text:span text:style-name="T2">fourth</text:span><text:span text:style-name="T11">. [27]</text:span></text:p>
      <text:p text:style-name="P146"><text:span text:style-name="T20">quīntus</text:span>, <text:span text:style-name="T20">a</text:span>, <text:span text:style-name="T20">um</text:span>,<text:tab/><text:span text:style-name="T2">fifth</text:span>. [27]</text:p>
      <text:p text:style-name="BodyHanging"><text:span text:style-name="T12">sextus</text:span><text:span text:style-name="T11">, </text:span><text:span text:style-name="T12">a</text:span><text:span text:style-name="T11">, </text:span><text:span text:style-name="T12">um</text:span><text:span text:style-name="T11">,<text:tab/></text:span><text:span text:style-name="T2">sixth</text:span><text:span text:style-name="T11">. [27]</text:span></text:p>
      <text:p text:style-name="BodyHanging"><text:span text:style-name="T12">septimus</text:span><text:span text:style-name="T11">, </text:span><text:span text:style-name="T12">a</text:span><text:span text:style-name="T11">, </text:span><text:span text:style-name="T12">um</text:span><text:span text:style-name="T11">,<text:tab/></text:span><text:span text:style-name="T2">seventh</text:span><text:span text:style-name="T11">. [27]</text:span></text:p>
      <text:p text:style-name="BodyHanging"><text:span text:style-name="T12">octāvus</text:span><text:span text:style-name="T11">, </text:span><text:span text:style-name="T12">a</text:span><text:span text:style-name="T11">, </text:span><text:span text:style-name="T12">um</text:span><text:span text:style-name="T11">,<text:tab/></text:span><text:span text:style-name="T2">eighth</text:span><text:span text:style-name="T11">. [27]</text:span></text:p>
      <text:p text:style-name="BodyHanging"><text:span text:style-name="T12">nōnus</text:span><text:span text:style-name="T11">, </text:span><text:span text:style-name="T12">a</text:span><text:span text:style-name="T11">, </text:span><text:span text:style-name="T12">um</text:span><text:span text:style-name="T11">,<text:tab/></text:span><text:span text:style-name="T2">ninth</text:span><text:span text:style-name="T11">. [27]</text:span></text:p>
      <text:p text:style-name="P146"><text:span text:style-name="T20">decimus</text:span>, <text:span text:style-name="T20">a</text:span>, <text:span text:style-name="T20">um</text:span>,<text:tab/><text:span text:style-name="T2">tenth</text:span>. [27]</text:p>
      <text:p text:style-name="P186"/>
      <text:p text:style-name="Vocabulary"><text:span text:style-name="T20">annus</text:span>, <text:span text:style-name="T20">ī</text:span>, m.,<text:tab/><text:span text:style-name="T2">year</text:span><text:span text:style-name="T11">. [28]</text:span></text:p>
      <text:p text:style-name="Vocabulary"><text:span text:style-name="T20">circiter</text:span>, adverb,<text:tab/><text:span text:style-name="T2">about</text:span><text:span text:style-name="T11">. [28]</text:span></text:p>
      <text:p text:style-name="Vocabulary"><text:span text:style-name="T20">lūx</text:span>, <text:span text:style-name="T20">lūcis</text:span>. f.,<text:tab/><text:span text:style-name="T2">light</text:span><text:span text:style-name="T11">. [28]</text:span></text:p>
      <text:p text:style-name="Vocabulary"><text:span text:style-name="T20">medius</text:span>, <text:span text:style-name="T20">a</text:span>, <text:span text:style-name="T20">um</text:span>,<text:tab/><text:span text:style-name="T2">middle, mid</text:span><text:span text:style-name="T11">. [28]</text:span></text:p>
      <text:p text:style-name="Vocabulary"><text:span text:style-name="T20">nox</text:span>, <text:span text:style-name="T20">noctis</text:span>, f.,<text:tab/><text:span text:style-name="T2">night</text:span><text:span text:style-name="T11">. [28]</text:span></text:p>
      <text:p text:style-name="Vocabulary"><text:span text:style-name="T20">pars</text:span>, <text:span text:style-name="T20">partis</text:span>, f.,<text:tab/><text:span text:style-name="T2">part</text:span><text:span text:style-name="T11">. [28]</text:span></text:p>
      <text:p text:style-name="Vocabulary"><text:span text:style-name="T20">posterus</text:span>, <text:span text:style-name="T20">a</text:span>, <text:span text:style-name="T20">um</text:span>,<text:tab/><text:span text:style-name="T2">next, following</text:span><text:span text:style-name="T11">. [28]</text:span></text:p>
      <text:p text:style-name="Vocabulary"><text:span text:style-name="T20">temp-us</text:span>, <text:span text:style-name="T20">-oris</text:span>, n.<text:tab/><text:span text:style-name="T2">time</text:span><text:span text:style-name="T11">. [28]</text:span></text:p>
      <text:p text:style-name="Vocabulary"><text:soft-page-break/><text:span text:style-name="T20">vigilia</text:span>, <text:span text:style-name="T20">ae</text:span>, f.,<text:tab/><text:span text:style-name="T2">watch</text:span><text:span text:style-name="T11">. [28]</text:span></text:p>
      <text:p text:style-name="P192"><text:span text:style-name="T20">prīma lūx </text:span><text:span text:style-name="T22">(phrase)</text:span>,<text:tab/><text:span text:style-name="T2">daybreak, dawn</text:span><text:span text:style-name="T11">. [28]</text:span></text:p>
      <text:p text:style-name="P188"><text:span text:style-name="T20">media nox </text:span><text:span text:style-name="T22">(phrase)</text:span>,<text:tab/><text:span text:style-name="T2">midnight</text:span>. [28]</text:p>
      <text:p text:style-name="P186"/>
      <text:p text:style-name="Vocabulary"><text:span text:style-name="T20">audāx,</text:span> -ācis,<text:tab/><text:span text:style-name="T2">bold, daring</text:span><text:span text:style-name="T11">. [29]</text:span></text:p>
      <text:p text:style-name="Vocabulary"><text:span text:style-name="T20">con-tineō</text:span>, <text:span text:style-name="T20">ēre</text:span>, <text:span text:style-name="T20">uī</text:span>, <text:span text:style-name="T20">-tentum</text:span>,<text:tab/><text:span text:style-name="T2">restrain, hem in, enclose</text:span><text:span text:style-name="T11">. [29]</text:span></text:p>
      <text:p text:style-name="Vocabulary"><text:span text:style-name="T20">dīcō</text:span>, <text:span text:style-name="T20">ere</text:span>, <text:span text:style-name="T20">dīxī</text:span>, <text:span text:style-name="T20">dictum</text:span>,<text:tab/><text:span text:style-name="T2">say, tell, speak</text:span><text:span text:style-name="T11">. [29]</text:span></text:p>
      <text:p text:style-name="Vocabulary"><text:span text:style-name="T20">exīstimō</text:span>, <text:span text:style-name="T20">āre</text:span>, <text:span text:style-name="T20">āvī</text:span>, <text:span text:style-name="T20">ātum</text:span>,<text:tab/><text:span text:style-name="T2">think, consider</text:span><text:span text:style-name="T11">. [29]</text:span></text:p>
      <text:p text:style-name="Vocabulary"><text:span text:style-name="T20">fīnitimus</text:span>, <text:span text:style-name="T20">a</text:span>, <text:span text:style-name="T20">um</text:span>,<text:tab/><text:span text:style-name="T2">neighbouring, adjacent</text:span>; nom plur. as substantive, <text:span text:style-name="T2">neighbours</text:span><text:span text:style-name="T11">. [29]</text:span></text:p>
      <text:p text:style-name="Vocabulary"><text:span text:style-name="T20">nihil</text:span>, indeclinable, n.,<text:tab/><text:span text:style-name="T2">nothing</text:span><text:span text:style-name="T11">. [29]</text:span></text:p>
      <text:p text:style-name="Vocabulary"><text:span text:style-name="T20">perīculōsus</text:span>, <text:span text:style-name="T20">a</text:span>, <text:span text:style-name="T20">um</text:span>,<text:tab/><text:span text:style-name="T2">dangerous</text:span><text:span text:style-name="T11">. [29]</text:span></text:p>
      <text:p text:style-name="Vocabulary"><text:span text:style-name="T20">potēns</text:span>, <text:span text:style-name="T20">-entis</text:span>,<text:tab/><text:span text:style-name="T2">powerful</text:span><text:span text:style-name="T11">. [29]</text:span></text:p>
      <text:p text:style-name="Vocabulary"><text:span text:style-name="T20">prohibeō</text:span>, <text:span text:style-name="T20">ēre</text:span>, <text:span text:style-name="T20">uī</text:span>, <text:span text:style-name="T20">itum</text:span><text:tab/><text:span text:style-name="T2">keep, prevent</text:span><text:span text:style-name="T11">. [29]</text:span></text:p>
      <text:p text:style-name="Vocabulary"><text:span text:style-name="T20">videor</text:span>, passive of <text:span text:style-name="T20">videō</text:span>,<text:tab/>1. <text:span text:style-name="T2">be seen</text:span>; 2. <text:span text:style-name="T2">seem</text:span><text:span text:style-name="T11">. [29]</text:span></text:p>
      <text:p text:style-name="P219"/>
      <text:p text:style-name="Vocabulary"><text:span text:style-name="T20">brevis</text:span>, <text:span text:style-name="T20">e</text:span>,<text:tab/><text:span text:style-name="T2">short, brief</text:span><text:span text:style-name="T11">. [30]</text:span></text:p>
      <text:p text:style-name="Vocabulary"><text:span text:style-name="T20">dēnsus, a, um</text:span>,<text:tab/><text:span text:style-name="T2">thick, dense</text:span><text:span text:style-name="T11">. [30]</text:span></text:p>
      <text:p text:style-name="Vocabulary"><text:span text:style-name="T20">fidēlis, e</text:span>,<text:tab/><text:span text:style-name="T2">faithful</text:span><text:span text:style-name="T11">. [30]</text:span></text:p>
      <text:p text:style-name="Vocabulary"><text:span text:style-name="T20">fīrmus, a, um</text:span>,<text:tab/><text:span text:style-name="T2">strong</text:span><text:span text:style-name="T11">. [30]</text:span></text:p>
      <text:p text:style-name="Vocabulary"><text:span text:style-name="T20">nōbilis, e</text:span>,<text:tab/><text:span text:style-name="T2">noble</text:span>, <text:span text:style-name="T2">famous</text:span><text:span text:style-name="T11">. [30]</text:span></text:p>
      <text:p text:style-name="Vocabulary"><text:span text:style-name="T20">novus, a, um</text:span>,<text:tab/><text:span text:style-name="T2">new</text:span><text:span text:style-name="T11">. [30]</text:span></text:p>
      <text:p text:style-name="Vocabulary"><text:span text:style-name="T20">prūdēns, -entis</text:span>, <text:tab/><text:span text:style-name="T2">discreet</text:span><text:span text:style-name="T11">. [30]</text:span></text:p>
      <text:p text:style-name="Vocabulary"><text:span text:style-name="T20">ūtilis, e</text:span>,<text:tab/><text:span text:style-name="T2">useful</text:span><text:span text:style-name="T11">. [30]</text:span></text:p>
      <text:p text:style-name="Vocabulary"><text:span text:style-name="T20">iter faciō</text:span><text:span text:style-name="T22"> (phrase)</text:span>,<text:tab/><text:span text:style-name="T2">march</text:span><text:span text:style-name="T11">. [30]</text:span></text:p>
      <text:p text:style-name="Vocabulary"><text:span text:style-name="T20">certiōrem faciō dē</text:span><text:span text:style-name="T22"> (phrase),</text:span><text:tab/><text:span text:style-name="T2">inform of</text:span>, literally <text:span text:style-name="T2">make</text:span> (<text:span text:style-name="T2">some one</text:span>) <text:span text:style-name="T2">more certain about</text:span><text:span text:style-name="T11">. [30]</text:span></text:p>
      <text:p text:style-name="P147"/>
      <text:p text:style-name="Vocabulary"><text:span text:style-name="T20">incōgnitus</text:span>, <text:span text:style-name="T20">a</text:span>, <text:span text:style-name="T20">um</text:span>, <text:span text:style-name="T2">unknown</text:span><text:span text:style-name="T11">. [31]</text:span></text:p>
      <text:p text:style-name="Vocabulary"><text:span text:style-name="T20">inūtilis</text:span>, <text:span text:style-name="T20">e</text:span>, <text:span text:style-name="T2">useless</text:span><text:span text:style-name="T11">. [31]</text:span></text:p>
      <text:p text:style-name="Vocabulary"><text:span text:style-name="T20">mā-ter</text:span>, <text:span text:style-name="T20">-tris</text:span>, f., <text:span text:style-name="T2">mother</text:span><text:span text:style-name="T11">. [31]</text:span></text:p>
      <text:p text:style-name="Vocabulary"><text:span text:style-name="T20">nōtus</text:span>, <text:span text:style-name="T20">a</text:span>, <text:span text:style-name="T20">um</text:span>, <text:span text:style-name="T2">known, familiar</text:span><text:span text:style-name="T11">. [31]</text:span></text:p>
      <text:p text:style-name="Vocabulary"><text:span text:style-name="T20">pa-ter</text:span>, <text:span text:style-name="T20">-tris</text:span>, m., <text:span text:style-name="T2">father</text:span><text:span text:style-name="T11">. [31]</text:span></text:p>
      <text:p text:style-name="Vocabulary"><text:span text:style-name="T20">pūblicus</text:span>, <text:span text:style-name="T20">a</text:span>, <text:span text:style-name="T20">um</text:span>, <text:span text:style-name="T2">belonging to the people, public</text:span><text:span text:style-name="T11">. [31]</text:span></text:p>
      <text:p text:style-name="Vocabulary"><text:span text:style-name="T20">similis</text:span>, <text:span text:style-name="T20">e</text:span>, <text:span text:style-name="T2">like, similar</text:span><text:span text:style-name="T11">. [31]</text:span></text:p>
      <text:p text:style-name="Vocabulary"><text:span text:style-name="T20">sor-or</text:span>, <text:span text:style-name="T20">-ōris</text:span>, f., <text:span text:style-name="T2">sister</text:span><text:span text:style-name="T11">. [31]</text:span></text:p>
      <text:p text:style-name="Vocabulary"><text:span text:style-name="T20">rēs pūblica</text:span>, <text:span text:style-name="T20">reī pūblicae</text:span>, f.<text:span text:style-name="T22"> (phrase)</text:span>, <text:span text:style-name="T2">the public interest, public business, the state</text:span><text:span text:style-name="T11">. [31]</text:span></text:p>
      <text:p text:style-name="Vocabulary"><text:span text:style-name="T12">pār esse</text:span><text:span text:style-name="T14"> (phrase)</text:span><text:span text:style-name="T11">, </text:span><text:span text:style-name="T2">be a match</text:span><text:span text:style-name="T11"> (</text:span><text:span text:style-name="T2">for</text:span><text:span text:style-name="T11">). [31]</text:span></text:p>
      <text:p text:style-name="P186"/>
      <text:p text:style-name="Vocabulary"><text:span text:style-name="T12">causa, ae</text:span><text:span text:style-name="T14">, f.,<text:tab/></text:span><text:span text:style-name="T6">cause, reason</text:span><text:span text:style-name="T14">. [32]</text:span></text:p>
      <text:p text:style-name="Vocabulary"><text:span text:style-name="T12">dē</text:span><text:span text:style-name="T14">, prep. with abl.,<text:tab/>1, </text:span><text:span text:style-name="T6">down from, from</text:span><text:span text:style-name="T14">; 2, </text:span><text:span text:style-name="T6">concerning</text:span><text:span text:style-name="T14">. [32]</text:span></text:p>
      <text:p text:style-name="Vocabulary"><text:span text:style-name="T20">dē-dūcō</text:span>, <text:span text:style-name="T20">ere,</text:span> <text:span text:style-name="T20">-dūxī</text:span>, <text:span text:style-name="T20">-ductum</text:span>,<text:tab/><text:span text:style-name="T2">lead off, withdraw</text:span><text:span text:style-name="T14">. [32]</text:span></text:p>
      <text:p text:style-name="Vocabulary"><text:span text:style-name="T20">dē-pōnō</text:span>, <text:span text:style-name="T20">ere</text:span>, <text:span text:style-name="T20">posuī,</text:span> <text:span text:style-name="T20">-positum</text:span>,<text:tab/><text:span text:style-name="T2">lay down</text:span>; <text:span text:style-name="T2">deposit</text:span><text:span text:style-name="T14">. [32]</text:span></text:p>
      <text:p text:style-name="Vocabulary"><text:span text:style-name="T20">dē-siliō</text:span>, <text:span text:style-name="T20">īre</text:span>, <text:span text:style-name="T20">-siluī</text:span>, <text:span text:style-name="T20">-sultum</text:span>,<text:tab/><text:span text:style-name="T2">leap down</text:span><text:span text:style-name="T14">. [32]</text:span></text:p>
      <text:p text:style-name="Vocabulary"><text:span text:style-name="T20">dēterreō</text:span>, <text:span text:style-name="T20">ēre</text:span>, <text:span text:style-name="T20">uī</text:span>, <text:span text:style-name="T20">itum</text:span>,<text:tab/>(<text:span text:style-name="T2">frighten off</text:span>) <text:span text:style-name="T2">deter,</text:span> <text:span text:style-name="T2">hinder</text:span><text:span text:style-name="T14">. [32]</text:span></text:p>
      <text:p text:style-name="Vocabulary"><text:span text:style-name="T20">dē-tineō</text:span>, <text:span text:style-name="T20">ēre</text:span>, <text:span text:style-name="T20">uī</text:span>, <text:span text:style-name="T20">-tentum</text:span>,<text:tab/><text:span text:style-name="T2">detain, delay</text:span><text:span text:style-name="T14">. [32]</text:span></text:p>
      <text:p text:style-name="Vocabulary">i<text:span text:style-name="T20">mperō</text:span>, <text:span text:style-name="T20">āre</text:span>, <text:span text:style-name="T20">āvī</text:span>, <text:span text:style-name="T20">ātum</text:span>,<text:tab/><text:span text:style-name="T2">demand, require</text:span><text:span text:style-name="T14">. [32]</text:span></text:p>
      <text:p text:style-name="Vocabulary"><text:span text:style-name="T20">locus</text:span>, <text:span text:style-name="T20">ī</text:span>, m.,<text:tab/><text:span text:style-name="T2">place</text:span>; in plural, <text:span text:style-name="T20">loca</text:span>, <text:span text:style-name="T20">ōrum</text:span>, n., <text:span text:style-name="T2">places, ground, district</text:span><text:span text:style-name="T14">. [32]</text:span></text:p>
      <text:p text:style-name="Vocabulary"><text:span text:style-name="T20">per-tineō</text:span>, <text:span text:style-name="T20">ēre</text:span>, <text:span text:style-name="T20">uī</text:span>, <text:span text:style-name="T20">-tentum</text:span>,<text:tab/><text:span text:style-name="T2">extend, tend</text:span><text:span text:style-name="T14">. [32]</text:span></text:p>
      <text:p text:style-name="Vocabulary"><text:span text:style-name="T20">multīs dē causīs</text:span><text:span text:style-name="T14"> (phrase)</text:span>,<text:tab/><text:span text:style-name="T2">for</text:span> (literally <text:span text:style-name="T2">from</text:span>) <text:span text:style-name="T2">many reasons</text:span><text:span text:style-name="T14">. [32]</text:span></text:p>
      <text:p text:style-name="Vocabulary"><text:span text:style-name="T20">pācis causā</text:span><text:span text:style-name="T14"> (phrase)</text:span>,<text:tab/><text:span text:style-name="T2">for the sake of peace</text:span> (literally <text:span text:style-name="T2">from the reason of peace</text:span>)<text:span text:style-name="T14">. [32]</text:span></text:p>
      <text:p text:style-name="P195"><text:soft-page-break/><text:span text:style-name="T12">frūmentī causā</text:span><text:span text:style-name="T14"> (phrase)</text:span><text:span text:style-name="T11">,<text:tab/></text:span><text:span text:style-name="T2">for the purpose of</text:span><text:span text:style-name="T11"> (</text:span><text:span text:style-name="T2">getting</text:span><text:span text:style-name="T11">) </text:span><text:span text:style-name="T2">corn</text:span><text:span text:style-name="T11">; </text:span><text:span text:style-name="T2">to get corn</text:span><text:span text:style-name="T14">. [32]</text:span></text:p>
      <text:p text:style-name="P193"><text:span text:style-name="T20">creō, āre, āvī, ātum</text:span>,<text:tab/><text:span text:style-name="T2">elect, choose</text:span><text:span text:style-name="T14">. [32]</text:span></text:p>
      <text:p text:style-name="Vocabulary"><text:span text:style-name="T20">Etrūria, ae</text:span>, f.,<text:tab/><text:span text:style-name="T2">Etruria,</text:span> the district north of Rome<text:span text:style-name="T14">. [32]</text:span></text:p>
      <text:p text:style-name="Vocabulary"><text:span text:style-name="T20">Latīnī, ōrum</text:span>, m.,<text:tab/><text:span text:style-name="T2">the Latins</text:span>, dwelling in Latium<text:span text:style-name="T14">. [32]</text:span></text:p>
      <text:p text:style-name="Vocabulary"><text:span text:style-name="T20">lēx, lēgis</text:span>, f., <text:tab/><text:span text:style-name="T2">law</text:span><text:span text:style-name="T14">. [32]</text:span></text:p>
      <text:p text:style-name="Vocabulary"><text:span text:style-name="T20">nūllus, a, um</text:span>,<text:tab/><text:span text:style-name="T2">no</text:span> (adjective)<text:span text:style-name="T14">. [32]</text:span></text:p>
      <text:p text:style-name="P195"><text:span text:style-name="T12">urbs, urbis</text:span><text:span text:style-name="T11">, f.,<text:tab/></text:span><text:span text:style-name="T2">city</text:span><text:span text:style-name="T14">. [32]</text:span></text:p>
      <text:p text:style-name="P147"/>
      <text:p text:style-name="Vocabulary"><text:span text:style-name="T12">cīvis</text:span><text:span text:style-name="T11">, </text:span><text:span text:style-name="T12">is</text:span><text:span text:style-name="T11">, m., f.,<text:tab/></text:span><text:span text:style-name="T2">citizen</text:span><text:span text:style-name="T14">. [33]</text:span></text:p>
      <text:p text:style-name="Vocabulary"><text:span text:style-name="T12">cīvi-tās</text:span><text:span text:style-name="T11">, </text:span><text:span text:style-name="T12">-tātis</text:span><text:span text:style-name="T11">, f.,<text:tab/></text:span><text:span text:style-name="T2">citizenship</text:span><text:span text:style-name="T11">; </text:span><text:span text:style-name="T2">state, country</text:span><text:span text:style-name="T14">. [33]</text:span></text:p>
      <text:p text:style-name="Vocabulary"><text:span text:style-name="T12">fīnis</text:span><text:span text:style-name="T11">, </text:span><text:span text:style-name="T12">is</text:span><text:span text:style-name="T11">, m. <text:tab/></text:span><text:span text:style-name="T2">end</text:span><text:span text:style-name="T11">; in plural, </text:span><text:span text:style-name="T2">borders, territory</text:span><text:span text:style-name="T14">. [33]</text:span></text:p>
      <text:p text:style-name="Vocabulary"><text:span text:style-name="T12">hostis</text:span><text:span text:style-name="T11">, </text:span><text:span text:style-name="T12">is</text:span><text:span text:style-name="T11">, m. (usually in plural),<text:tab/></text:span><text:span text:style-name="T2">enemy</text:span><text:span text:style-name="T14">. [33]</text:span></text:p>
      <text:p text:style-name="Vocabulary"><text:span text:style-name="T12">mare</text:span><text:span text:style-name="T11">, </text:span><text:span text:style-name="T12">is</text:span><text:span text:style-name="T11">, n.,<text:tab/></text:span><text:span text:style-name="T2">sea</text:span><text:span text:style-name="T14">. [33]</text:span></text:p>
      <text:p text:style-name="Vocabulary"><text:span text:style-name="T12">mōns</text:span><text:span text:style-name="T11">, </text:span><text:span text:style-name="T12">montis</text:span><text:span text:style-name="T11">, m.,<text:tab/></text:span><text:span text:style-name="T2">mountain</text:span><text:span text:style-name="T14">. [33]</text:span></text:p>
      <text:p text:style-name="Vocabulary"><text:span text:style-name="T12">nāvis</text:span><text:span text:style-name="T11">, </text:span><text:span text:style-name="T12">is</text:span><text:span text:style-name="T11">, f.,<text:tab/></text:span><text:span text:style-name="T2">ship</text:span><text:span text:style-name="T14">. [33]</text:span></text:p>
      <text:p text:style-name="Vocabulary"><text:span text:style-name="T12">pōns</text:span><text:span text:style-name="T11">, </text:span><text:span text:style-name="T12">pontis</text:span><text:span text:style-name="T11">, m.,<text:tab/></text:span><text:span text:style-name="T2">bridge</text:span><text:span text:style-name="T14">. [33]</text:span></text:p>
      <text:p text:style-name="Vocabulary"><text:span text:style-name="T12">Tamesis</text:span><text:span text:style-name="T11">, </text:span><text:span text:style-name="T12">is</text:span><text:span text:style-name="T11">, m. (acc. </text:span><text:span text:style-name="T12">-im</text:span><text:span text:style-name="T11">, abl. </text:span><text:span text:style-name="T12">-ī</text:span><text:span text:style-name="T11">)<text:tab/></text:span><text:span text:style-name="T2">the Thames</text:span><text:span text:style-name="T14">. [33]</text:span></text:p>
      <text:p text:style-name="Vocabulary"><text:span text:style-name="T12">Tiberis</text:span><text:span text:style-name="T11">, </text:span><text:span text:style-name="T12">is</text:span><text:span text:style-name="T11">, m. (acc. </text:span><text:span text:style-name="T12">-im</text:span><text:span text:style-name="T11">, abl. </text:span><text:span text:style-name="T12">-ī</text:span><text:span text:style-name="T11">)<text:tab/></text:span><text:span text:style-name="T2">the Tiber</text:span><text:span text:style-name="T14">. [33]</text:span></text:p>
      <text:p text:style-name="Vocabulary"><text:span text:style-name="T20">nāvis longa</text:span><text:span text:style-name="T22"> (phrase)</text:span>,<text:tab/><text:span text:style-name="T2">war-ship, war-galley</text:span><text:span text:style-name="T14">. [33]</text:span></text:p>
      <text:p text:style-name="P147"/>
      <text:p text:style-name="P147"/>
      <text:p text:style-name="P148"/>
      <text:p text:style-name="P101"/>
      <text:p text:style-name="P214">Consolidated Vocabulary</text:p>
      <text:p text:style-name="P24"/>
      <text:p text:style-name="P108"><text:span text:style-name="T12">ā latere</text:span><text:span text:style-name="T11"> (phrase),<text:tab/></text:span><text:span text:style-name="T2">on the flank</text:span><text:span text:style-name="T11">. [15]</text:span></text:p>
      <text:p text:style-name="P108"><text:span text:style-name="T20">ad</text:span>,<text:tab/><text:span text:style-name="T2">to</text:span>, <text:span text:style-name="T2">towards</text:span>. [5]</text:p>
      <text:p text:style-name="P108"><text:span text:style-name="T20">ag-men</text:span>, <text:span text:style-name="T20">-minis</text:span>, n.,<text:tab/><text:span text:style-name="T2">line of march, column</text:span><text:span text:style-name="T11">. [15]</text:span></text:p>
      <text:p text:style-name="P108"><text:span text:style-name="T20">ager</text:span><text:span text:style-name="T22">, </text:span><text:span text:style-name="T20">agrī,</text:span><text:span text:style-name="T22"> m.,<text:tab/></text:span><text:span text:style-name="T6">land, field, territory</text:span><text:span text:style-name="T14">. [11]</text:span></text:p>
      <text:p text:style-name="P108"><text:span text:style-name="T20">altus</text:span>, <text:span text:style-name="T20">a</text:span>, <text:span text:style-name="T20">um,</text:span><text:tab/><text:span text:style-name="T2">high,</text:span> <text:span text:style-name="T2">deep</text:span><text:span text:style-name="T14">. [10]</text:span></text:p>
      <text:p text:style-name="P108"><text:span text:style-name="T20">amīcitia</text:span>, <text:span text:style-name="T20">ae</text:span>,<text:tab/><text:span text:style-name="T2">friendship</text:span><text:span text:style-name="T14">. </text:span><text:span text:style-name="T18">[8]</text:span></text:p>
      <text:p text:style-name="P109"><text:span text:style-name="T20">amīcitiam</text:span> <text:span text:style-name="T20">cōnfīrmō</text:span><text:span text:style-name="T22"> (phrase)</text:span>,<text:tab/><text:span text:style-name="T2">establish friendship</text:span><text:span text:style-name="T14">. </text:span><text:span text:style-name="T18">[8]</text:span></text:p>
      <text:p text:style-name="P108"><text:span text:style-name="T20">amīcus</text:span>, <text:span text:style-name="T20">ī</text:span>,<text:tab/><text:span text:style-name="T2">friend</text:span><text:span text:style-name="T14">. </text:span><text:span text:style-name="T18">[8]</text:span></text:p>
      <text:p text:style-name="P108"><text:span text:style-name="T20">animus</text:span>,<text:tab/><text:span text:style-name="T2">spirit</text:span>, <text:span text:style-name="T2">heart</text:span><text:span text:style-name="T11">. [4]</text:span></text:p>
      <text:p text:style-name="P108"><text:span text:style-name="T20">appellō,</text:span><text:span text:style-name="T22"> </text:span><text:span text:style-name="T20">āre,</text:span><text:span text:style-name="T22"> </text:span><text:span text:style-name="T20">āvī</text:span>,<text:span text:style-name="T22"><text:tab/></text:span><text:span text:style-name="T6">name, call</text:span><text:span text:style-name="T14">. [17]</text:span></text:p>
      <text:p text:style-name="P108"><text:span text:style-name="T20">aqua</text:span>,<text:tab/><text:span text:style-name="T2">water</text:span><text:span text:style-name="T11">. [5]</text:span></text:p>
      <text:p text:style-name="P108"><text:span text:style-name="T20">arma,</text:span> <text:span text:style-name="T20">ōrum,</text:span> n.,<text:tab/>(in plural only) <text:span text:style-name="T2">arms</text:span><text:span text:style-name="T11">. [14]</text:span></text:p>
      <text:p text:style-name="P108"><text:span text:style-name="T12">audiō</text:span><text:span text:style-name="T11">, </text:span><text:span text:style-name="T12">īre</text:span><text:span text:style-name="T11">,<text:tab/></text:span><text:span text:style-name="T2">hear</text:span><text:span text:style-name="T11">. [12]</text:span></text:p>
      <text:p text:style-name="P108"><text:span text:style-name="T20">auxilium,</text:span> <text:span text:style-name="T20">ī</text:span>, n.,<text:tab/><text:span text:style-name="T2">aid, help</text:span>; in plural <text:span text:style-name="T2">auxiliaries,</text:span> <text:span text:style-name="T2">reinforcements</text:span><text:span text:style-name="T11">. [14]</text:span></text:p>
      <text:p text:style-name="P108"><text:span text:style-name="T20">Belga</text:span>,<text:tab/><text:span text:style-name="T2">Belgian</text:span><text:span text:style-name="T11">. [2]</text:span></text:p>
      <text:p text:style-name="P108"><text:span text:style-name="T12">bellum</text:span><text:span text:style-name="T11"> </text:span><text:span text:style-name="T12">gerō</text:span><text:span text:style-name="T11"> (phrase),<text:tab/></text:span><text:span text:style-name="T2">wage war</text:span><text:span text:style-name="T11">. [12]</text:span></text:p>
      <text:p text:style-name="P108"><text:span text:style-name="T12">bellum,</text:span><text:span text:style-name="T14"> </text:span><text:span text:style-name="T12">ī</text:span><text:span text:style-name="T14">, n.,<text:tab/></text:span><text:span text:style-name="T6">war</text:span><text:span text:style-name="T14">. [9]</text:span></text:p>
      <text:p text:style-name="P108"><text:span text:style-name="T20">Britannia</text:span>,<text:tab/><text:span text:style-name="T2">Britain</text:span><text:span text:style-name="T11">. [6]</text:span><text:tab/></text:p>
      <text:p text:style-name="P108"><text:span text:style-name="T20">Britannus</text:span>,<text:tab/><text:span text:style-name="T2">Briton</text:span><text:span text:style-name="T7">.</text:span> [2]</text:p>
      <text:p text:style-name="P108"><text:span text:style-name="T20">Caesar</text:span>, <text:span text:style-name="T20">Caesaris,</text:span> m.<text:tab/><text:span text:style-name="T2">Caesar</text:span><text:span text:style-name="T11">. [13]</text:span></text:p>
      <text:p text:style-name="P108"><text:span text:style-name="T12">castra pōnō</text:span><text:span text:style-name="T2"> (phrase):<text:tab/>pitch a camp</text:span><text:span text:style-name="T11">. [14]</text:span></text:p>
      <text:p text:style-name="P108"><text:span text:style-name="T12">castra,</text:span><text:span text:style-name="T14"> </text:span><text:span text:style-name="T12">ōrum</text:span><text:span text:style-name="T14">, n.,<text:tab/></text:span><text:span text:style-name="T6">camp</text:span><text:span text:style-name="T14">. [9]</text:span></text:p>
      <text:p text:style-name="P108"><text:span text:style-name="T20">cōgnōscō,</text:span> <text:span text:style-name="T20">ere,</text:span> <text:span text:style-name="T20">cōgnōvī,</text:span><text:tab/><text:span text:style-name="T6">learn, find out, ascertain</text:span><text:span text:style-name="T14">. [16]</text:span></text:p>
      <text:p text:style-name="P108"><text:span text:style-name="T20">cōgō,</text:span> <text:span text:style-name="T20">ere,</text:span> <text:span text:style-name="T20">coēgī,</text:span><text:tab/><text:span text:style-name="T6">bring together, collect</text:span><text:span text:style-name="T14">. [12]</text:span></text:p>
      <text:p text:style-name="P108"><text:span text:style-name="T20">collocō, āre</text:span>,<text:tab/><text:span text:style-name="T2">place together</text:span>, <text:span text:style-name="T2">station</text:span><text:span text:style-name="T17">. [7]</text:span></text:p>
      <text:p text:style-name="P108"><text:span text:style-name="T20">comparō, āre</text:span>,<text:tab/><text:span text:style-name="T2">get together</text:span>, <text:span text:style-name="T2">procure</text:span><text:span text:style-name="T17">. [7]</text:span></text:p>
      <text:p text:style-name="P108"><text:span text:style-name="T20">compleō,</text:span> <text:span text:style-name="T20">ēre,</text:span> <text:span text:style-name="T20">complēvī,</text:span><text:tab/><text:span text:style-name="T6">fill full</text:span><text:span text:style-name="T14">, </text:span><text:span text:style-name="T6">fill</text:span><text:span text:style-name="T18">. [7]</text:span></text:p>
      <text:p text:style-name="P108"><text:span text:style-name="T20">comportō, āre</text:span>,<text:tab/><text:span text:style-name="T2">bring together</text:span>, <text:span text:style-name="T2">collect</text:span><text:span text:style-name="T17">. [7]</text:span></text:p>
      <text:p text:style-name="P108"><text:span text:style-name="T20">cōnfīrmō, āre</text:span>,<text:tab/><text:span text:style-name="T2">strengthen</text:span> (<text:span text:style-name="T2">fully</text:span>), <text:span text:style-name="T3">encourage,</text:span><text:span text:style-name="T17"> </text:span><text:span text:style-name="T3">arouse</text:span><text:span text:style-name="T17">. [4]</text:span></text:p>
      <text:p text:style-name="P108"><text:span text:style-name="T20">contendō,</text:span> <text:span text:style-name="T20">ere,</text:span> <text:span text:style-name="T20">contendī,</text:span> <text:tab/><text:span text:style-name="T2">hasten</text:span><text:span text:style-name="T14">. [13]</text:span></text:p>
      <text:p text:style-name="P108"><text:span text:style-name="T20">contineō, ēre</text:span>,<text:tab/><text:span text:style-name="T2">hold together</text:span>, <text:span text:style-name="T2">confine</text:span>, <text:span text:style-name="T2">restrain</text:span><text:span text:style-name="T17">. [7]</text:span></text:p>
      <text:p text:style-name="P108"><text:span text:style-name="T12">convenio,</text:span><text:span text:style-name="T11"> īre<text:tab/></text:span><text:span text:style-name="T2">come together, assemble</text:span><text:span text:style-name="T11">. [12]</text:span></text:p>
      <text:p text:style-name="P108"><text:span text:style-name="T20">convocō, āre</text:span>,<text:tab/><text:span text:style-name="T2">call together</text:span>, <text:span text:style-name="T2">summon</text:span><text:span text:style-name="T17">. [7]</text:span></text:p>
      <text:p text:style-name="P108"><text:span text:style-name="T20">cōpia</text:span> <text:tab/>(in singular) <text:span text:style-name="T2">plenty,</text:span> <text:span text:style-name="T2">supply</text:span>, <text:span text:style-name="T2">abundance</text:span>; ( in plural) <text:span text:style-name="T2">forces,</text:span> <text:span text:style-name="T2">troops</text:span><text:span text:style-name="T11">. [3]</text:span></text:p>
      <text:p text:style-name="P108"><text:span text:style-name="T20">cōsilium</text:span>, <text:span text:style-name="T20">ī</text:span>, n.,<text:tab/><text:span text:style-name="T2">plan design</text:span>.<text:span text:style-name="T11"> [16]</text:span></text:p>
      <text:p text:style-name="P108"><text:span text:style-name="T20">crēber,</text:span><text:span text:style-name="T22"> </text:span><text:span text:style-name="T20">bra,</text:span><text:span text:style-name="T22"> </text:span><text:span text:style-name="T20">brum,</text:span><text:span text:style-name="T22"><text:tab/></text:span><text:span text:style-name="T6">numerous, frequent</text:span><text:span text:style-name="T14">. [11]</text:span></text:p>
      <text:p text:style-name="P108"><text:span text:style-name="T20">dē pāce</text:span> (with <text:span text:style-name="T20">veniō</text:span> or <text:span text:style-name="T20">mittō)</text:span><text:tab/><text:span text:style-name="T2">to treat for peace, to seek peace</text:span><text:span text:style-name="T11">. [16]</text:span></text:p>
      <text:p text:style-name="P108"><text:span text:style-name="T20">dēfendō,</text:span> <text:span text:style-name="T20">ere,</text:span> <text:span text:style-name="T20">dēfendī,</text:span><text:tab/><text:span text:style-name="T2">defend</text:span><text:span text:style-name="T14">. [14]</text:span></text:p>
      <text:p text:style-name="P108"><text:span text:style-name="T20">dēspērō,</text:span><text:span text:style-name="T22"> </text:span><text:span text:style-name="T20">āre,</text:span><text:span text:style-name="T22"> </text:span><text:span text:style-name="T20">āvī</text:span>,<text:span text:style-name="T22"><text:tab/></text:span><text:span text:style-name="T6">despair;</text:span><text:span text:style-name="T22"> (with </text:span><text:span text:style-name="T6">dē</text:span><text:span text:style-name="T22"> and abl., </text:span><text:span text:style-name="T6">= of)</text:span><text:span text:style-name="T14">. [17]</text:span></text:p>
      <text:p text:style-name="P108"><text:span text:style-name="T20">discēdō,</text:span> <text:span text:style-name="T20">ere,</text:span> <text:span text:style-name="T20">discessī,</text:span><text:tab/><text:span text:style-name="T6">depart, withdraw</text:span><text:span text:style-name="T14">. [14]</text:span></text:p>
      <text:p text:style-name="P108"><text:span text:style-name="T20">dō,</text:span> <text:span text:style-name="T20">dare,</text:span> <text:span text:style-name="T20">dedī,</text:span><text:tab/><text:span text:style-name="T6">give</text:span><text:span text:style-name="T14">. [3]</text:span></text:p>
      <text:p text:style-name="P108"><text:span text:style-name="T20">dūcō,</text:span> <text:span text:style-name="T20">ere,</text:span> <text:span text:style-name="T20">dūxī,<text:tab/></text:span><text:span text:style-name="T6">lead</text:span><text:span text:style-name="T14">. [12]</text:span></text:p>
      <text:p text:style-name="P108"><text:span text:style-name="T20">eques,</text:span> <text:span text:style-name="T20">equitis</text:span>, m.,<text:tab/><text:span text:style-name="T2">horse-soldier</text:span>; plural, <text:span text:style-name="T2">cavalry</text:span><text:span text:style-name="T11">. [13]</text:span></text:p>
      <text:p text:style-name="P108"><text:span text:style-name="T20">equus</text:span>,<text:tab/><text:span text:style-name="T2">horse</text:span><text:span text:style-name="T11">. [3]</text:span></text:p>
      <text:p text:style-name="P109"><text:span text:style-name="T20">est</text:span>,<text:tab/><text:span text:style-name="T2">he</text:span> <text:span text:style-name="T2">(she</text:span> or <text:span text:style-name="T2">it)</text:span> <text:span text:style-name="T2">is</text:span><text:span text:style-name="T14">. </text:span><text:span text:style-name="T18">[8]</text:span></text:p>
      <text:p text:style-name="P108"><text:span text:style-name="T20">et</text:span>,<text:tab/><text:span text:style-name="T2">and</text:span><text:span text:style-name="T7">.</text:span> [2]</text:p>
      <text:p text:style-name="P108"><text:span text:style-name="T20">explōrātor</text:span>, <text:span text:style-name="T20">-tōris</text:span>, m.<text:tab/><text:span text:style-name="T2">scout</text:span><text:span text:style-name="T11">. [16]</text:span></text:p>
      <text:p text:style-name="P108"><text:soft-page-break/><text:span text:style-name="T12">expūgnō</text:span><text:span text:style-name="T14">, </text:span><text:span text:style-name="T12">āre</text:span><text:span text:style-name="T14">,<text:tab/></text:span><text:span text:style-name="T6">storm, take by storm</text:span><text:span text:style-name="T14">. [9]</text:span></text:p>
      <text:p text:style-name="P108"><text:span text:style-name="T20">exspectō,</text:span><text:span text:style-name="T22"> </text:span><text:span text:style-name="T20">āre,</text:span><text:span text:style-name="T22"> </text:span><text:span text:style-name="T20">āvī</text:span>,<text:span text:style-name="T22"><text:tab/></text:span><text:span text:style-name="T6">await</text:span><text:span text:style-name="T14">. [17]</text:span></text:p>
      <text:p text:style-name="P108"><text:span text:style-name="T20">fīlia</text:span>,<text:tab/><text:span text:style-name="T2">daughter</text:span><text:span text:style-name="T7">.</text:span> [2]<text:tab/></text:p>
      <text:p text:style-name="P108"><text:span text:style-name="T20">fīlius</text:span>,<text:tab/><text:span text:style-name="T2">son</text:span><text:span text:style-name="T7">.</text:span> [2]</text:p>
      <text:p text:style-name="P108"><text:span text:style-name="T20">fīrmō</text:span>, <text:span text:style-name="T20">āre</text:span>,<text:tab/><text:span text:style-name="T2">strengthen</text:span><text:span text:style-name="T11">. [6]</text:span></text:p>
      <text:p text:style-name="P108"><text:span text:style-name="T20">flū-men</text:span>, <text:span text:style-name="T20">-minis</text:span>, n.,<text:tab/><text:span text:style-name="T2">river</text:span><text:span text:style-name="T11">. [15]</text:span></text:p>
      <text:p text:style-name="P108"><text:span text:style-name="T20">fluvius</text:span>, <text:span text:style-name="T20">ī</text:span>,<text:tab/><text:span text:style-name="T2">river</text:span><text:span text:style-name="T14">. </text:span><text:span text:style-name="T18">[8]</text:span></text:p>
      <text:p text:style-name="P108"><text:span text:style-name="T20">fossa,</text:span><text:tab/><text:span text:style-name="T2">trench,</text:span> <text:span text:style-name="T2">moat</text:span><text:span text:style-name="T11">. [6]</text:span></text:p>
      <text:p text:style-name="P108"><text:span text:style-name="T12">frūmentum,</text:span><text:span text:style-name="T14"> </text:span><text:span text:style-name="T12">ī</text:span><text:span text:style-name="T14">, n.,<text:tab/></text:span><text:span text:style-name="T6">grain, corn</text:span><text:span text:style-name="T14">. [9]</text:span></text:p>
      <text:p text:style-name="P108"><text:span text:style-name="T20">fuga,</text:span><text:tab/><text:span text:style-name="T2">flight</text:span><text:span text:style-name="T11">. [3]</text:span></text:p>
      <text:p text:style-name="P108"><text:span text:style-name="T20">Gallia</text:span>,<text:tab/><text:span text:style-name="T2">Gaul</text:span> (the country now called France)<text:span text:style-name="T11">. [6]</text:span></text:p>
      <text:p text:style-name="P108"><text:span text:style-name="T20">Gallus</text:span>,<text:tab/><text:span text:style-name="T2">Gaul</text:span><text:span text:style-name="T11">. [2]</text:span></text:p>
      <text:p text:style-name="P108"><text:span text:style-name="T20">Germānia</text:span>,<text:tab/><text:span text:style-name="T2">Germany</text:span><text:span text:style-name="T11">. [6]</text:span></text:p>
      <text:p text:style-name="P108"><text:span text:style-name="T20">Germānus</text:span>,<text:tab/><text:span text:style-name="T2">German</text:span><text:span text:style-name="T7">.</text:span> [2]</text:p>
      <text:p text:style-name="P108"><text:span text:style-name="T20">gerō</text:span>, <text:span text:style-name="T20">ere,</text:span> <text:span text:style-name="T20">gessī,</text:span><text:tab/><text:span text:style-name="T6">conduct, wage</text:span><text:span text:style-name="T14">. [12]</text:span></text:p>
      <text:p text:style-name="P108"><text:span text:style-name="T20">gladius</text:span>,<text:tab/><text:span text:style-name="T2">sword</text:span><text:span text:style-name="T11">. [6]</text:span></text:p>
      <text:p text:style-name="P108"><text:span text:style-name="T20">habeō</text:span>, <text:span text:style-name="T20">ēre</text:span>, <text:span text:style-name="T20">habuī</text:span>,<text:tab/><text:span text:style-name="T2">have</text:span><text:span text:style-name="T11">. [1]</text:span></text:p>
      <text:p text:style-name="P108"><text:span text:style-name="T20">habitō</text:span>, <text:span text:style-name="T20">āre</text:span>,<text:tab/><text:span text:style-name="T2">dwell</text:span><text:span text:style-name="T14">. </text:span><text:span text:style-name="T18">[8]</text:span></text:p>
      <text:p text:style-name="P108"><text:span text:style-name="T20">hasta,</text:span><text:tab/><text:span text:style-name="T2">spear</text:span><text:span text:style-name="T11">. [6]</text:span></text:p>
      <text:p text:style-name="P108"><text:span text:style-name="T20">hīberna,</text:span> <text:span text:style-name="T20">ōrum,</text:span> n.,<text:tab/>(in plural only) <text:span text:style-name="T2">winter camp</text:span>; <text:span text:style-name="T2">winter quarters</text:span><text:span text:style-name="T11">. [14]</text:span></text:p>
      <text:p text:style-name="P108"><text:span text:style-name="T20">hiemō</text:span>, <text:span text:style-name="T20">āre</text:span>,<text:tab/><text:span text:style-name="T2">winter</text:span>, <text:span text:style-name="T2">pass the winter</text:span><text:span text:style-name="T11">. [6]</text:span></text:p>
      <text:p text:style-name="P108"><text:span text:style-name="T20">homō,</text:span><text:span text:style-name="T22"> </text:span><text:span text:style-name="T20">hominis</text:span><text:span text:style-name="T22">, m.,<text:tab/></text:span><text:span text:style-name="T6">man</text:span><text:span text:style-name="T14">. [17]</text:span></text:p>
      <text:p text:style-name="P108"><text:span text:style-name="T20">impedīmentum,</text:span> <text:span text:style-name="T20">ī</text:span>, .n.<text:tab/><text:span text:style-name="T2">hindrance;</text:span> in plural <text:span text:style-name="T2">baggage</text:span><text:span text:style-name="T11">. [14]</text:span></text:p>
      <text:p text:style-name="P108"><text:span text:style-name="T20">impediō,</text:span> <text:span text:style-name="T20">īre,</text:span> <text:tab/><text:span text:style-name="T2">hinder, impede</text:span><text:span text:style-name="T11">. [14]</text:span></text:p>
      <text:p text:style-name="P108"><text:span text:style-name="T12">imperium,</text:span><text:span text:style-name="T14"> </text:span><text:span text:style-name="T12">ī</text:span><text:span text:style-name="T14">, n.,<text:tab/></text:span><text:span text:style-name="T6">command, control, rule</text:span><text:span text:style-name="T14">. [9]</text:span></text:p>
      <text:p text:style-name="P108"><text:span text:style-name="T20">imperō</text:span>, <text:span text:style-name="T20">āre</text:span>,<text:tab/><text:span text:style-name="T2">give orders</text:span><text:span text:style-name="T11">. [4]</text:span><text:tab/></text:p>
      <text:p text:style-name="P108"><text:span text:style-name="T20">in itinere</text:span> (phrase),<text:tab/><text:span text:style-name="T2">on the march</text:span><text:span text:style-name="T11">. [15]</text:span></text:p>
      <text:p text:style-name="P108"><text:span text:style-name="T20">incola</text:span>, <text:span text:style-name="T20">ae</text:span>,<text:tab/><text:span text:style-name="T2">inhabitant</text:span><text:span text:style-name="T14">. </text:span><text:span text:style-name="T18">[8]</text:span></text:p>
      <text:p text:style-name="P108"><text:span text:style-name="T20">injūria</text:span>,<text:tab/><text:span text:style-name="T2">wrongdoing</text:span>, <text:span text:style-name="T2">wrong</text:span><text:span text:style-name="T17">. [7]</text:span></text:p>
      <text:p text:style-name="P108"><text:span text:style-name="T20">inopia,</text:span> <text:span text:style-name="T20">ae</text:span>, f.,<text:tab/><text:span text:style-name="T2">want, scarcity</text:span><text:span text:style-name="T11">. [16]</text:span></text:p>
      <text:p text:style-name="P108"><text:span text:style-name="T20">īnsula</text:span>,<text:tab/><text:span text:style-name="T2">island</text:span><text:span text:style-name="T11">. [5]</text:span></text:p>
      <text:p text:style-name="P108"><text:span text:style-name="T20">integer,</text:span><text:span text:style-name="T22"> </text:span><text:span text:style-name="T20">gra,</text:span><text:span text:style-name="T22"> </text:span><text:span text:style-name="T20">grum,</text:span><text:span text:style-name="T22"><text:tab/></text:span><text:span text:style-name="T6">fresh</text:span><text:span text:style-name="T14">. [11]</text:span></text:p>
      <text:p text:style-name="P108"><text:span text:style-name="T20">Ītalia,</text:span><text:tab/><text:span text:style-name="T2">Italy</text:span><text:span text:style-name="T11">. [6]</text:span></text:p>
      <text:p text:style-name="P108"><text:span text:style-name="T20">iter,</text:span> <text:span text:style-name="T20">itineris</text:span>, n.,<text:tab/><text:span text:style-name="T2">road, march</text:span><text:span text:style-name="T11">. [15]</text:span></text:p>
      <text:p text:style-name="P108"><text:span text:style-name="T20">lat-us</text:span>, <text:span text:style-name="T20">-eris</text:span>, n.,<text:tab/><text:span text:style-name="T2">side, flank</text:span><text:span text:style-name="T11">. [15]</text:span></text:p>
      <text:p text:style-name="P108"><text:span text:style-name="T20">lātus,</text:span> <text:span text:style-name="T20">a</text:span>, <text:span text:style-name="T20">um,</text:span><text:tab/><text:span text:style-name="T2">broad,</text:span> <text:span text:style-name="T2">wide</text:span><text:span text:style-name="T14">. [10]</text:span></text:p>
      <text:p text:style-name="P108"><text:span text:style-name="T20">lēgātus</text:span>,<text:tab/><text:span text:style-name="T2">ambassador</text:span>, <text:span text:style-name="T2">envoy;</text:span> <text:span text:style-name="T2">lieutenant</text:span><text:span text:style-name="T11">. [4]</text:span></text:p>
      <text:p text:style-name="P108"><text:span text:style-name="T20">legiō,</text:span> <text:span text:style-name="T20">legiōnis,</text:span> f.,<text:tab/><text:span text:style-name="T2">legion</text:span><text:span text:style-name="T11">. [13]</text:span></text:p>
      <text:p text:style-name="P108"><text:span text:style-name="T20">līber,</text:span><text:span text:style-name="T22"> </text:span><text:span text:style-name="T20">era,</text:span><text:span text:style-name="T22"> </text:span><text:span text:style-name="T20">erum,</text:span><text:span text:style-name="T22"><text:tab/></text:span><text:span text:style-name="T6">free</text:span><text:span text:style-name="T14">. [11]</text:span></text:p>
      <text:p text:style-name="P108"><text:span text:style-name="T20">līberī,</text:span><text:span text:style-name="T22"> </text:span><text:span text:style-name="T20">ōrum,</text:span><text:span text:style-name="T22"> m.<text:tab/>(in plural only), </text:span><text:span text:style-name="T6">children</text:span><text:span text:style-name="T14">. [11]</text:span></text:p>
      <text:p text:style-name="P108"><text:span text:style-name="T12">locus</text:span><text:span text:style-name="T13">,<text:tab/></text:span><text:span text:style-name="T2">place</text:span><text:span text:style-name="T7">.</text:span><text:span text:style-name="T11"> [3]</text:span></text:p>
      <text:p text:style-name="P108"><text:span text:style-name="T20">longus,</text:span> <text:span text:style-name="T20">a</text:span>, <text:span text:style-name="T20">um,</text:span><text:tab/><text:span text:style-name="T2">long</text:span><text:span text:style-name="T14">. [10]</text:span></text:p>
      <text:p text:style-name="P108"><text:span text:style-name="T20">māgnīs</text:span> <text:span text:style-name="T20">itineribus</text:span> (phrase),<text:tab/><text:span text:style-name="T2">by forced marches</text:span><text:span text:style-name="T11">. [15]</text:span></text:p>
      <text:p text:style-name="P108"><text:span text:style-name="T20">māgnitūdō,</text:span> <text:span text:style-name="T20">-dinis</text:span>, f.<text:tab/><text:span text:style-name="T2">greatness, extent</text:span><text:span text:style-name="T11">. [16]</text:span></text:p>
      <text:p text:style-name="P108"><text:span text:style-name="T20">māgnus,</text:span> <text:span text:style-name="T20">a</text:span>, <text:span text:style-name="T20">um,</text:span> <text:tab/><text:span text:style-name="T2">great,</text:span> <text:span text:style-name="T2">large</text:span><text:span text:style-name="T14">. [10]</text:span></text:p>
      <text:p text:style-name="P108"><text:span text:style-name="T20">mīles,</text:span> <text:span text:style-name="T20">mīlitis</text:span>, m.<text:tab/><text:span text:style-name="T2">soldier</text:span><text:span text:style-name="T11">. [13]</text:span></text:p>
      <text:p text:style-name="P108"><text:span text:style-name="T20">mittō</text:span>, <text:span text:style-name="T20">ere,</text:span> <text:span text:style-name="T20">mīsī,</text:span><text:tab/><text:span text:style-name="T2">send</text:span><text:span text:style-name="T14">. [12]</text:span></text:p>
      <text:p text:style-name="P108"><text:span text:style-name="T20">moveō,</text:span> <text:span text:style-name="T20">ēre,</text:span> <text:span text:style-name="T20">mōvī,</text:span><text:tab/><text:span text:style-name="T2">move</text:span><text:span text:style-name="T14">. [1]</text:span></text:p>
      <text:p text:style-name="P108"><text:span text:style-name="T20">multitūdō,</text:span><text:span text:style-name="T22"> </text:span><text:span text:style-name="T20">-dinis</text:span><text:span text:style-name="T22">, f.,<text:tab/></text:span><text:span text:style-name="T6">large number, amount</text:span><text:span text:style-name="T14">. [17]</text:span></text:p>
      <text:p text:style-name="P108"><text:soft-page-break/><text:span text:style-name="T20">multus,</text:span> <text:span text:style-name="T20">a</text:span>, <text:span text:style-name="T20">um,</text:span><text:tab/><text:span text:style-name="T2">much;</text:span> (in plural) <text:span text:style-name="T2">many</text:span><text:span text:style-name="T14">. [10]</text:span></text:p>
      <text:p text:style-name="P108"><text:span text:style-name="T12">mūniō</text:span><text:span text:style-name="T11">, </text:span><text:span text:style-name="T12">īre,</text:span><text:span text:style-name="T11"><text:tab/></text:span><text:span text:style-name="T2">fortify, protect</text:span><text:span text:style-name="T11">. [12]</text:span></text:p>
      <text:p text:style-name="P108"><text:span text:style-name="T20">mūnītiō,</text:span> <text:span text:style-name="T20">mūnītiōnis,</text:span> f.,<text:tab/><text:span text:style-name="T2">fortification</text:span><text:span text:style-name="T11">. [13]</text:span></text:p>
      <text:p text:style-name="P108"><text:span text:style-name="T20">mūrus</text:span>,<text:tab/><text:span text:style-name="T2">wall</text:span><text:span text:style-name="T11">. [5]</text:span></text:p>
      <text:p text:style-name="P108"><text:span text:style-name="T20">nātūra</text:span>,<text:tab/><text:span text:style-name="T2">nature</text:span><text:span text:style-name="T17">. [7]</text:span></text:p>
      <text:p text:style-name="P108"><text:span text:style-name="T20">nauta</text:span>,<text:tab/><text:span text:style-name="T2">sailor</text:span><text:span text:style-name="T7">.</text:span> [2]</text:p>
      <text:p text:style-name="P108"><text:span text:style-name="T20">necō</text:span>, <text:span text:style-name="T20">āre</text:span>,<text:tab/><text:span text:style-name="T2">kill</text:span>, <text:span text:style-name="T2">slay</text:span><text:span text:style-name="T7">.</text:span><text:span text:style-name="T2"> </text:span><text:span text:style-name="T11">[1]</text:span><text:tab/></text:p>
      <text:p text:style-name="P109"><text:span text:style-name="T12">nōn</text:span><text:span text:style-name="T2">,<text:tab/>not</text:span><text:span text:style-name="T7">.</text:span><text:span text:style-name="T14">. </text:span><text:span text:style-name="T18">[8]</text:span></text:p>
      <text:p text:style-name="P108"><text:span text:style-name="T20">numerus,</text:span> <text:span text:style-name="T20">ī</text:span>, m.,<text:tab/><text:span text:style-name="T2">number</text:span><text:span text:style-name="T14">. [10]</text:span></text:p>
      <text:p text:style-name="P108"><text:span text:style-name="T12">nūntiō</text:span><text:span text:style-name="T11">, </text:span><text:span text:style-name="T12">āre</text:span><text:span text:style-name="T11">,<text:tab/></text:span><text:span text:style-name="T2">announce</text:span><text:span text:style-name="T11">. [3]</text:span></text:p>
      <text:p text:style-name="P108"><text:span text:style-name="T20">nūntius</text:span>,<text:tab/><text:span text:style-name="T2">messenger</text:span><text:span text:style-name="T11">. [3]</text:span></text:p>
      <text:p text:style-name="P108"><text:span text:style-name="T20">obses,</text:span> <text:span text:style-name="T20">obsidis</text:span>, m.<text:tab/><text:span text:style-name="T2">hostage</text:span><text:span text:style-name="T11">. [13]</text:span></text:p>
      <text:p text:style-name="P108"><text:span text:style-name="T20">obtineō,</text:span><text:span text:style-name="T22"> </text:span><text:span text:style-name="T20">ēre,</text:span><text:span text:style-name="T22"><text:tab/></text:span><text:span text:style-name="T6">hold, possess</text:span><text:span text:style-name="T14">. [17]</text:span></text:p>
      <text:p text:style-name="P108"><text:span text:style-name="T20">occupō,</text:span><text:span text:style-name="T22"> </text:span><text:span text:style-name="T20">āre,</text:span><text:span text:style-name="T22"> </text:span><text:span text:style-name="T20">āvī,</text:span><text:span text:style-name="T22"><text:tab/></text:span><text:span text:style-name="T6">seize</text:span><text:span text:style-name="T14">. [17]</text:span></text:p>
      <text:p text:style-name="P108"><text:span text:style-name="T20">ōceanus</text:span>,<text:tab/><text:span text:style-name="T3">the ocean</text:span><text:span text:style-name="T17">. [5]</text:span></text:p>
      <text:p text:style-name="P108"><text:span text:style-name="T20">op-us</text:span>, <text:span text:style-name="T20">-eris</text:span>, n.,<text:tab/><text:span text:style-name="T2">work</text:span><text:span text:style-name="T11">. [15]</text:span></text:p>
      <text:p text:style-name="P108"><text:span text:style-name="T12">oppidum,</text:span><text:span text:style-name="T14"> </text:span><text:span text:style-name="T12">ī</text:span><text:span text:style-name="T14">, n.,<text:tab/></text:span><text:span text:style-name="T6">town</text:span><text:span text:style-name="T14">. [9]</text:span></text:p>
      <text:p text:style-name="P108"><text:span text:style-name="T12">oppūgnō,</text:span><text:span text:style-name="T14"> </text:span><text:span text:style-name="T12">āre</text:span><text:span text:style-name="T14">,<text:tab/></text:span><text:span text:style-name="T6">attack, assault</text:span><text:span text:style-name="T14">. [9]</text:span></text:p>
      <text:p text:style-name="P108"><text:span text:style-name="T20">pal-ūs</text:span>, <text:span text:style-name="T20">-ūdis</text:span>, n.,<text:tab/><text:span text:style-name="T2">marsh</text:span><text:span text:style-name="T11">. [15]</text:span></text:p>
      <text:p text:style-name="P108"><text:span text:style-name="T20">pāreō</text:span>, <text:span text:style-name="T20">ēre</text:span>,<text:tab/><text:span text:style-name="T2">be obedient</text:span>. <text:span text:style-name="T11">[1]</text:span><text:tab/></text:p>
      <text:p text:style-name="P108"><text:span text:style-name="T20">parō</text:span>, <text:span text:style-name="T20">āre</text:span>,<text:tab/><text:span text:style-name="T2">prepare,</text:span> <text:span text:style-name="T2">procure</text:span><text:span text:style-name="T7">.</text:span><text:span text:style-name="T2"> </text:span><text:span text:style-name="T11">[1]</text:span></text:p>
      <text:p text:style-name="P108"><text:span text:style-name="T20">parvus,</text:span> <text:span text:style-name="T20">a</text:span>, <text:span text:style-name="T20">um,</text:span><text:tab/><text:span text:style-name="T2">small</text:span><text:span text:style-name="T14">. [10]</text:span></text:p>
      <text:p text:style-name="P108"><text:span text:style-name="T20">paucī,</text:span> <text:span text:style-name="T20">ae,</text:span> <text:span text:style-name="T20">a</text:span>,<text:tab/><text:span text:style-name="T2">few</text:span> (used in the plural only)<text:span text:style-name="T14">. [10]</text:span></text:p>
      <text:p text:style-name="P108"><text:span text:style-name="T20">pāx,</text:span> <text:span text:style-name="T20">pācis</text:span>, f.,<text:tab/><text:span text:style-name="T2">peace</text:span><text:span text:style-name="T11">. [16]</text:span></text:p>
      <text:p text:style-name="P108"><text:span text:style-name="T20">pec-us</text:span>, <text:span text:style-name="T20">-oris</text:span>, n.,<text:tab/><text:span text:style-name="T2">cattle</text:span>, <text:span text:style-name="T2">herd</text:span><text:span text:style-name="T11">. [15]</text:span></text:p>
      <text:p text:style-name="P108"><text:span text:style-name="T20">perīculum,</text:span> <text:span text:style-name="T20">ī</text:span>, n.<text:tab/><text:span text:style-name="T2">danger</text:span><text:span text:style-name="T14">. [10]</text:span></text:p>
      <text:p text:style-name="P108"><text:span text:style-name="T20">petō,</text:span> <text:span text:style-name="T20">ere,</text:span> <text:span text:style-name="T20">petīvī,</text:span><text:tab/><text:span text:style-name="T2">ask,</text:span> <text:span text:style-name="T2">seek</text:span><text:span text:style-name="T14">. [14]</text:span></text:p>
      <text:p text:style-name="P108"><text:span text:style-name="T20">pōnō,</text:span> <text:span text:style-name="T20">ere,</text:span> <text:span text:style-name="T20">posuī,</text:span><text:tab/><text:span text:style-name="T2">place</text:span><text:span text:style-name="T14">. [14]</text:span></text:p>
      <text:p text:style-name="P108"><text:span text:style-name="T20">populus,</text:span> <text:span text:style-name="T20">ī</text:span>, m.,<text:tab/><text:span text:style-name="T2">people,</text:span> <text:span text:style-name="T2">nation</text:span><text:span text:style-name="T14">. [10]</text:span></text:p>
      <text:p text:style-name="P108"><text:span text:style-name="T12">porta</text:span><text:span text:style-name="T11">,<text:tab/></text:span><text:span text:style-name="T2">gate</text:span><text:span text:style-name="T11">. [4]<text:tab/></text:span></text:p>
      <text:p text:style-name="P108"><text:span text:style-name="T20">portō</text:span>, <text:span text:style-name="T20">āre</text:span>,<text:tab/><text:span text:style-name="T2">carry,</text:span> <text:span text:style-name="T2">bear</text:span><text:span text:style-name="T11">. [4]</text:span></text:p>
      <text:p text:style-name="P108"><text:span text:style-name="T12">postulō,</text:span><text:span text:style-name="T14"> </text:span><text:span text:style-name="T12">āre,</text:span><text:span text:style-name="T14"> </text:span><text:span text:style-name="T12">āvī,</text:span><text:span text:style-name="T14"><text:tab/></text:span><text:span text:style-name="T6">demand</text:span><text:span text:style-name="T14">. [17]</text:span></text:p>
      <text:p text:style-name="P108"><text:span text:style-name="T20">praeda</text:span>,<text:tab/><text:span text:style-name="T2">plunder</text:span>, <text:span text:style-name="T2">booty</text:span><text:span text:style-name="T11">. [4]</text:span></text:p>
      <text:p text:style-name="P108"><text:span text:style-name="T12">praesidium,</text:span><text:span text:style-name="T14"> </text:span><text:span text:style-name="T12">ī</text:span><text:span text:style-name="T14">, n.,<text:tab/></text:span><text:span text:style-name="T6">garrison</text:span><text:span text:style-name="T14">. [9]</text:span></text:p>
      <text:p text:style-name="P108"><text:span text:style-name="T20">prīnceps,</text:span> <text:span text:style-name="T20">prīncipis,</text:span> m.<text:tab/><text:span text:style-name="T2">leading man</text:span>, <text:span text:style-name="T2">chief man</text:span>, <text:span text:style-name="T2">chief</text:span><text:span text:style-name="T11">. [13]</text:span></text:p>
      <text:p text:style-name="P108"><text:span text:style-name="T12">proelium,</text:span><text:span text:style-name="T14"> </text:span><text:span text:style-name="T12">ī</text:span><text:span text:style-name="T14">, n.,<text:tab/></text:span><text:span text:style-name="T6">battle</text:span><text:span text:style-name="T14">. [9]</text:span></text:p>
      <text:p text:style-name="P108"><text:span text:style-name="T20">prōvincia</text:span>,<text:tab/><text:span text:style-name="T2">province</text:span><text:span text:style-name="T11">. [3]</text:span></text:p>
      <text:p text:style-name="P108"><text:span text:style-name="T20">puella,</text:span><text:span text:style-name="T22"> </text:span><text:span text:style-name="T20">ae,</text:span><text:span text:style-name="T22"> f.<text:tab/></text:span><text:span text:style-name="T6">girl</text:span><text:span text:style-name="T14">. [11]</text:span></text:p>
      <text:p text:style-name="P108"><text:span text:style-name="T20">puer,</text:span><text:span text:style-name="T22"> </text:span><text:span text:style-name="T20">erī,</text:span><text:span text:style-name="T22"> m.<text:tab/></text:span><text:span text:style-name="T6">boy</text:span><text:span text:style-name="T14">. [11]</text:span></text:p>
      <text:p text:style-name="P108"><text:span text:style-name="T20">pūgna</text:span>,<text:tab/><text:span text:style-name="T2">battle</text:span>, <text:span text:style-name="T2">fighting</text:span><text:span text:style-name="T11">. [6]</text:span></text:p>
      <text:p text:style-name="P108"><text:span text:style-name="T20">pūgnō</text:span>, <text:span text:style-name="T20">āre</text:span>,<text:tab/><text:span text:style-name="T2">fight</text:span><text:span text:style-name="T7">.</text:span><text:span text:style-name="T2"> </text:span><text:span text:style-name="T11">[1]</text:span></text:p>
      <text:p text:style-name="P108"><text:span text:style-name="T14">que : </text:span><text:span text:style-name="T12">-que</text:span><text:span text:style-name="T14">,<text:tab/></text:span><text:span text:style-name="T6">and</text:span><text:span text:style-name="T14">. [9]</text:span></text:p>
      <text:p text:style-name="P108"><text:span text:style-name="T12">redūcō</text:span><text:span text:style-name="T11">, </text:span><text:span text:style-name="T12">ere,</text:span><text:span text:style-name="T11"><text:tab/></text:span><text:span text:style-name="T2">lead back</text:span><text:span text:style-name="T11">. [12]</text:span></text:p>
      <text:p text:style-name="P108"><text:span text:style-name="T20">relinquō,</text:span> <text:span text:style-name="T20">ere,</text:span> <text:span text:style-name="T20">relīquī,</text:span><text:tab/><text:span text:style-name="T6">leave behind, leave</text:span><text:span text:style-name="T14">. [12]</text:span></text:p>
      <text:p text:style-name="P108"><text:span text:style-name="T20">reliquus,</text:span><text:span text:style-name="T22"> </text:span><text:span text:style-name="T20">a</text:span><text:span text:style-name="T22">, </text:span><text:span text:style-name="T20">um,</text:span><text:span text:style-name="T22"><text:tab/></text:span><text:span text:style-name="T6">remaining</text:span><text:span text:style-name="T14">. [11]</text:span></text:p>
      <text:p text:style-name="P108"><text:span text:style-name="T12">removeō</text:span><text:span text:style-name="T2">, </text:span><text:span text:style-name="T12">ēre</text:span><text:span text:style-name="T2">,<text:tab/>move back, remove, withdraw</text:span><text:span text:style-name="T11">. [5]</text:span></text:p>
      <text:p text:style-name="P108"><text:span text:style-name="T12">renovō,</text:span><text:span text:style-name="T14"> </text:span><text:span text:style-name="T12">āre,</text:span><text:span text:style-name="T14"><text:tab/></text:span><text:span text:style-name="T6">renew</text:span><text:span text:style-name="T14">. [9]</text:span></text:p>
      <text:p text:style-name="P108"><text:span text:style-name="T20">reportō</text:span>, <text:span text:style-name="T20">āre</text:span>,<text:tab/><text:span text:style-name="T2">carry back</text:span>, <text:span text:style-name="T2">bring back</text:span><text:span text:style-name="T11">. [5]</text:span></text:p>
      <text:p text:style-name="P108"><text:span text:style-name="T20">respondeō,</text:span> <text:span text:style-name="T20">ēre,</text:span> <text:span text:style-name="T20">respondī,</text:span><text:tab/><text:span text:style-name="T6">reply</text:span><text:span text:style-name="T14">. [5]</text:span></text:p>
      <text:p text:style-name="P108"><text:soft-page-break/><text:span text:style-name="T20">retineō</text:span>, <text:span text:style-name="T20">ēre</text:span>,<text:tab/><text:span text:style-name="T2">hold back</text:span>, <text:span text:style-name="T2">restrain</text:span><text:span text:style-name="T11">. [5]</text:span></text:p>
      <text:p text:style-name="P108"><text:span text:style-name="T20">revocō</text:span>, <text:span text:style-name="T20">āre</text:span>,<text:tab/><text:span text:style-name="T2">call back</text:span>, <text:span text:style-name="T2">recall</text:span><text:span text:style-name="T11">. [5]</text:span></text:p>
      <text:p text:style-name="P108"><text:span text:style-name="T20">rēx,</text:span> <text:span text:style-name="T20">rēgis</text:span>, m.<text:tab/><text:span text:style-name="T2">king</text:span><text:span text:style-name="T11">. [13]</text:span></text:p>
      <text:p text:style-name="P108"><text:span text:style-name="T20">Rhēnus</text:span>, <text:span text:style-name="T20">ī</text:span>,<text:tab/><text:span text:style-name="T2">Rhine</text:span><text:span text:style-name="T14">. </text:span><text:span text:style-name="T18">[8]</text:span></text:p>
      <text:p text:style-name="P108"><text:span text:style-name="T20">rīpa</text:span>, <text:span text:style-name="T20">ae</text:span>,<text:tab/><text:span text:style-name="T2">bank</text:span> (of a river)<text:span text:style-name="T14">. </text:span><text:span text:style-name="T18">[8]</text:span></text:p>
      <text:p text:style-name="P108"><text:span text:style-name="T20">Rōma</text:span>,<text:tab/><text:span text:style-name="T2">Rome</text:span><text:span text:style-name="T14">. </text:span><text:span text:style-name="T18">[8]</text:span></text:p>
      <text:p text:style-name="P108"><text:span text:style-name="T20">Rōmānus</text:span>,<text:tab/><text:span text:style-name="T2">Roman</text:span><text:span text:style-name="T7">.</text:span> [2]</text:p>
      <text:p text:style-name="P108"><text:span text:style-name="T12">Rōmānus,</text:span><text:span text:style-name="T14"> </text:span><text:span text:style-name="T12">a</text:span><text:span text:style-name="T14">, </text:span><text:span text:style-name="T12">um,</text:span><text:span text:style-name="T14"> (as adjective),<text:tab/></text:span><text:span text:style-name="T6">Roman</text:span><text:span text:style-name="T14">. [10]</text:span></text:p>
      <text:p text:style-name="P108"><text:span text:style-name="T20">sal-ūs</text:span>, <text:span text:style-name="T20">-ūtis</text:span>, f.,<text:tab/><text:span text:style-name="T2">safety</text:span><text:span text:style-name="T11">. [15]</text:span></text:p>
      <text:p text:style-name="P108"><text:span text:style-name="T20">servus,</text:span><text:span text:style-name="T11"><text:tab/></text:span><text:span text:style-name="T2">slave</text:span><text:span text:style-name="T7">.</text:span> [2]</text:p>
      <text:p text:style-name="P108"><text:span text:style-name="T20">sīgnum,</text:span> <text:span text:style-name="T20">ī</text:span>, n.,<text:tab/><text:span text:style-name="T2">signal;</text:span> <text:span text:style-name="T2">standard</text:span><text:span text:style-name="T11">. [13]</text:span></text:p>
      <text:p text:style-name="P108"><text:span text:style-name="T12">silva,</text:span><text:span text:style-name="T14"><text:tab/></text:span><text:span text:style-name="T6">wood</text:span><text:span text:style-name="T14">, </text:span><text:span text:style-name="T6">forest</text:span><text:span text:style-name="T14">. </text:span><text:span text:style-name="T18">[7]</text:span></text:p>
      <text:p text:style-name="P108"><text:span text:style-name="T20">socius</text:span>,<text:tab/><text:span text:style-name="T2">ally, </text:span><text:span text:style-name="T4">comrade</text:span><text:span text:style-name="T11">. [4]</text:span></text:p>
      <text:p text:style-name="P108"><text:span text:style-name="T12">spectō</text:span><text:span text:style-name="T2">, </text:span><text:span text:style-name="T12">āre</text:span><text:span text:style-name="T2">,<text:tab/>look, face</text:span><text:span text:style-name="T11">. [5]</text:span></text:p>
      <text:p text:style-name="P109"><text:span text:style-name="T20">sunt</text:span>,<text:tab/><text:span text:style-name="T2">they are</text:span><text:span text:style-name="T14">. </text:span><text:span text:style-name="T18">[8]</text:span></text:p>
      <text:p text:style-name="P108"><text:span text:style-name="T20">superō</text:span>, <text:span text:style-name="T20">āre</text:span>,<text:tab/><text:span text:style-name="T2">conquer</text:span><text:span text:style-name="T11">. [4]</text:span></text:p>
      <text:p text:style-name="P108"><text:span text:style-name="T20">teneō</text:span>, <text:span text:style-name="T20">ēre</text:span>, <text:tab/><text:span text:style-name="T2">hold</text:span><text:span text:style-name="T7">.</text:span><text:span text:style-name="T2"> </text:span><text:span text:style-name="T11">[1]</text:span></text:p>
      <text:p text:style-name="P108"><text:span text:style-name="T20">terreō</text:span>, <text:span text:style-name="T20">ēre</text:span>,<text:tab/><text:span text:style-name="T2">frighten,</text:span> <text:span text:style-name="T2">terrify</text:span><text:span text:style-name="T11">. [3]</text:span></text:p>
      <text:p text:style-name="P108"><text:span text:style-name="T20">trādō,</text:span> <text:span text:style-name="T20">ere,</text:span> <text:span text:style-name="T20">trādidī,</text:span><text:tab/><text:span text:style-name="T6">give up</text:span><text:span text:style-name="T14">, </text:span><text:span text:style-name="T6">surrender</text:span><text:span text:style-name="T14">. [14]</text:span></text:p>
      <text:p text:style-name="P108"><text:span text:style-name="T20">vāstō</text:span>, <text:span text:style-name="T20">āre</text:span>, <text:tab/><text:span text:style-name="T2">lay waste</text:span>. <text:span text:style-name="T11">[1]</text:span></text:p>
      <text:p text:style-name="P108"><text:span text:style-name="T12">veniō</text:span><text:span text:style-name="T11">, </text:span><text:span text:style-name="T12">īre</text:span><text:span text:style-name="T11">,<text:tab/></text:span><text:span text:style-name="T2">come</text:span><text:span text:style-name="T11">. [12]</text:span></text:p>
      <text:p text:style-name="P108"><text:span text:style-name="T20">veniō,</text:span> <text:span text:style-name="T20">īre,</text:span> <text:span text:style-name="T20">vēnī,</text:span><text:tab/><text:span text:style-name="T2">come</text:span><text:span text:style-name="T14">. [18]</text:span></text:p>
      <text:p text:style-name="P108"><text:span text:style-name="T12">victōria</text:span><text:span text:style-name="T11">,<text:tab/></text:span><text:span text:style-name="T2">victory</text:span><text:span text:style-name="T11">. [4]</text:span></text:p>
      <text:p text:style-name="P108"><text:span text:style-name="T20">vīcus</text:span>, <text:span text:style-name="T20">ī</text:span>,<text:tab/><text:span text:style-name="T2">village</text:span><text:span text:style-name="T14">. </text:span><text:span text:style-name="T18">[8]</text:span></text:p>
      <text:p text:style-name="P110"><text:span text:style-name="T12">vidō,</text:span><text:span text:style-name="T11"> </text:span><text:span text:style-name="T12">ēre,</text:span><text:span text:style-name="T11"> </text:span><text:span text:style-name="T12">vīdī,</text:span><text:span text:style-name="T11"><text:tab/></text:span><text:span text:style-name="T2">see</text:span><text:span text:style-name="T14">. [1]</text:span></text:p>
      <text:p text:style-name="P108"><text:span text:style-name="T12">vir,</text:span><text:span text:style-name="T14"> </text:span><text:span text:style-name="T12">virī,</text:span><text:span text:style-name="T14"> m.<text:tab/></text:span><text:span text:style-name="T6">man</text:span><text:span text:style-name="T14">. [11]</text:span></text:p>
      <text:p text:style-name="P108"><text:span text:style-name="T20">virt-ūs</text:span>, <text:span text:style-name="T20">-ūtis</text:span>, f.,<text:tab/><text:span text:style-name="T2">valor</text:span><text:span text:style-name="T11">. [15]</text:span></text:p>
      <text:p text:style-name="P108"><text:span text:style-name="T20">vocō</text:span>, <text:span text:style-name="T20">āre</text:span>, <text:tab/><text:span text:style-name="T2">call</text:span><text:span text:style-name="T7">.</text:span><text:span text:style-name="T2"> </text:span><text:span text:style-name="T11">[1]</text:span></text:p>
      <text:p text:style-name="P108"><text:span text:style-name="T20">vuln-us</text:span>, <text:span text:style-name="T20">-eris</text:span>, n.<text:tab/><text:span text:style-name="T2">wound</text:span><text:span text:style-name="T11">. [15]</text:span></text:p>
      <text:p text:style-name="P108"><text:span text:style-name="T20">vulnerō</text:span>, <text:span text:style-name="T20">āre</text:span><text:span text:style-name="T22">,</text:span><text:tab/><text:span text:style-name="T2">wound</text:span><text:span text:style-name="T11">. [3]</text:span></text:p>
      <text:p text:style-name="P59"/>
      <text:p text:style-name="P196"/>
      <text:p text:style-name="P147"/>
      <text:p text:style-name="P147"/>
      <text:p text:style-name="P215"/>
      <text:p text:style-name="P10">— — — — — — — — — — </text:p>
      <text:p text:style-name="P59"/>
      <text:p text:style-name="Standard">Ā ā Ă ă Ē ē Ĕ ĕ Ī ī Ĭ ĭ Ō ō Ŏ ŏ Ū ū Ŭ ŭ Ņ ņ</text:p>
      <text:p text:style-name="P59"/>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left="0cm" fo:margin-right="0cm" fo:margin-top="0cm" fo:margin-bottom="0.212cm" fo:text-indent="0.499cm" style:auto-text-indent="tru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odyHanging" style:family="paragraph" style:parent-style-name="Standard" style:class="text">
      <style:paragraph-properties fo:margin-left="1cm" fo:margin-right="0cm" fo:text-align="justify" style:justify-single-word="false" fo:text-indent="-1cm" style:auto-text-indent="false">
        <style:tab-stops>
          <style:tab-stop style:position="-0.499cm"/>
          <style:tab-stop style:position="0.499cm"/>
        </style:tab-stops>
      </style:paragraph-properties>
    </style:style>
    <style:style style:name="Table2p2" style:family="paragraph" style:parent-style-name="Standard" style:class="text">
      <style:paragraph-properties fo:text-align="justify" style:justify-single-word="false">
        <style:tab-stops>
          <style:tab-stop style:position="2cm"/>
          <style:tab-stop style:position="5.001cm"/>
          <style:tab-stop style:position="5.5cm"/>
          <style:tab-stop style:position="8.999cm"/>
          <style:tab-stop style:position="12cm"/>
        </style:tab-stops>
      </style:paragraph-properties>
    </style:style>
    <style:style style:name="Banner" style:family="paragraph" style:parent-style-name="Standard" style:class="text">
      <style:paragraph-properties fo:margin-left="0cm" fo:margin-right="0cm" fo:text-align="center" style:justify-single-word="false" fo:text-indent="0cm" style:auto-text-indent="false">
        <style:tab-stops/>
      </style:paragraph-properties>
    </style:style>
    <style:style style:name="Table1p2p2" style:family="paragraph" style:parent-style-name="Standard" style:class="text">
      <style:paragraph-properties fo:text-align="justify" style:justify-single-word="false">
        <style:tab-stops>
          <style:tab-stop style:position="1cm"/>
          <style:tab-stop style:position="2cm"/>
          <style:tab-stop style:position="5.001cm"/>
          <style:tab-stop style:position="5.5cm"/>
          <style:tab-stop style:position="8.999cm"/>
          <style:tab-stop style:position="12cm"/>
        </style:tab-stops>
      </style:paragraph-properties>
    </style:style>
    <style:style style:name="Vocabulary" style:family="paragraph" style:parent-style-name="BodyHanging" style:class="text">
      <style:paragraph-properties fo:margin-left="4.001cm" fo:margin-right="0cm" fo:text-align="start" style:justify-single-word="false" fo:text-indent="-4.001cm" style:auto-text-indent="false">
        <style:tab-stops>
          <style:tab-stop style:position="3cm"/>
        </style:tab-stops>
      </style:paragraph-properties>
    </style:style>
    <style:style style:name="Flush" style:family="paragraph" style:parent-style-name="Standard" style:class="text">
      <style:paragraph-properties fo:margin-left="0cm" fo:margin-right="0cm" fo:text-align="justify" style:justify-single-word="false" fo:text-indent="0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rey</meta:initial-creator>
    <meta:creation-date>2025-01-11T11:25:13.50</meta:creation-date>
    <meta:generator>OpenOffice/4.1.15$Win32 OpenOffice.org_project/4115m2$Build-9813</meta:generator>
    <dc:date>2025-09-28T21:58:03.43</dc:date>
    <dc:creator>Peter Grey</dc:creator>
    <meta:editing-duration>P52DT8H8M11S</meta:editing-duration>
    <meta:editing-cycles>579</meta:editing-cycles>
    <meta:printed-by>Peter Grey</meta:printed-by>
    <meta:print-date>2025-09-19T11:28:41.91</meta:print-date>
    <meta:document-statistic meta:table-count="15" meta:image-count="0" meta:object-count="0" meta:page-count="92" meta:paragraph-count="3632" meta:word-count="33136" meta:character-count="202039"/>
  </office:meta>
</office:document-meta>
</file>